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vz_2016_region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no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typeno</text:p>
          </table:table-cell>
          <table:table-cell office:value-type="string">
            <text:p>bezirksnr</text:p>
          </table:table-cell>
          <table:table-cell office:value-type="string">
            <text:p>ew</text:p>
          </table:table-cell>
          <table:table-cell office:value-type="string">
            <text:p>flaeche_ha</text:p>
          </table:table-cell>
          <table:table-cell office:value-type="string">
            <text:p>id</text:p>
          </table:table-cell>
          <table:table-cell office:value-type="string">
            <text:p>ags</text:p>
          </table:table-cell>
          <table:table-cell office:value-type="string">
            <text:p>oberbezirk</text:p>
          </table:table-cell>
          <table:table-cell office:value-type="string">
            <text:p>stadtteil</text:p>
          </table:table-cell>
          <table:table-cell office:value-type="string">
            <text:p>pnt</text:p>
          </table:table-cell>
          <table:table-cell office:value-type="string">
            <text:p>kreis</text:p>
          </table:table-cell>
          <table:table-cell office:value-type="string">
            <text:p>vznr_alt</text:p>
          </table:table-cell>
          <table:table-cell office:value-type="string">
            <text:p>srv_bezirk</text:p>
          </table:table-cell>
          <table:table-cell office:value-type="string">
            <text:p>jobs</text:p>
          </table:table-cell>
          <table:table-cell office:value-type="string">
            <text:p>ober_no</text:p>
          </table:table-cell>
          <table:table-cell office:value-type="string">
            <text:p>no_vz_nwd</text:p>
          </table:table-cell>
          <table:table-cell office:value-type="string">
            <text:p>PAZ</text:p>
          </table:table-cell>
          <table:table-cell office:value-type="string">
            <text:p>ew_flaeche</text:p>
          </table:table-cell>
        </table:table-row>
        <table:table-row>
          <table:table-cell office:value-type="float" office:value="513510"/>
          <table:table-cell/>
          <table:table-cell office:value-type="string">
            <text:p>Rendsburg - Kronwer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126"/>
          <table:table-cell office:value-type="float" office:value="63.777202258797999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2678.059188905 6018165.39131269)</text:p>
          </table:table-cell>
          <table:table-cell office:value-type="string">
            <text:p>01058</text:p>
          </table:table-cell>
          <table:table-cell office:value-type="float" office:value="466"/>
          <table:table-cell office:value-type="float" office:value="10"/>
          <table:table-cell office:value-type="float" office:value="439.9169999999999700"/>
          <table:table-cell office:value-type="float" office:value="513501"/>
          <table:table-cell office:value-type="float" office:value="10580442"/>
          <table:table-cell office:value-type="float" office:value="1"/>
          <table:table-cell office:value-type="float" office:value="33.3347959999999970"/>
        </table:table-row>
        <table:table-row>
          <table:table-cell office:value-type="float" office:value="1105909"/>
          <table:table-cell/>
          <table:table-cell office:value-type="string">
            <text:p>Schleswig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8737"/>
          <table:table-cell office:value-type="float" office:value="1656.3445224542199000"/>
          <table:table-cell/>
          <table:table-cell office:value-type="string">
            <text:p>01059075</text:p>
          </table:table-cell>
          <table:table-cell office:value-type="float" office:value="10"/>
          <table:table-cell/>
          <table:table-cell office:value-type="string">
            <text:p>SRID=3044;POINT(536614.967895088 6041151.34299835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12468.7000000000010000"/>
          <table:table-cell office:value-type="float" office:value="1105900"/>
          <table:table-cell/>
          <table:table-cell office:value-type="float" office:value="1"/>
          <table:table-cell office:value-type="float" office:value="11.3122600000000000"/>
        </table:table-row>
        <table:table-row>
          <table:table-cell office:value-type="float" office:value="10001"/>
          <table:table-cell/>
          <table:table-cell office:value-type="string">
            <text:p>Bootshaf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1.47000189106049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073.730602664 6019836.27424562)</text:p>
          </table:table-cell>
          <table:table-cell office:value-type="string">
            <text:p>01002</text:p>
          </table:table-cell>
          <table:table-cell office:value-type="float" office:value="605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14"/>
          <table:table-cell office:value-type="float" office:value="8"/>
          <table:table-cell office:value-type="float" office:value="0.0000000000000000"/>
        </table:table-row>
        <table:table-row>
          <table:table-cell office:value-type="float" office:value="10002"/>
          <table:table-cell/>
          <table:table-cell office:value-type="string">
            <text:p>Flämische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2"/>
          <table:table-cell office:value-type="float" office:value="2.23486655157321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215.809970179 6019943.37194615)</text:p>
          </table:table-cell>
          <table:table-cell office:value-type="string">
            <text:p>01002</text:p>
          </table:table-cell>
          <table:table-cell office:value-type="float" office:value="607"/>
          <table:table-cell office:value-type="float" office:value="3"/>
          <table:table-cell office:value-type="float" office:value="371.19200000000001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36.6912290000000000"/>
        </table:table-row>
        <table:table-row>
          <table:table-cell office:value-type="float" office:value="404301"/>
          <table:table-cell/>
          <table:table-cell office:value-type="string">
            <text:p>Labo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930"/>
          <table:table-cell office:value-type="float" office:value="514.7310072199829800"/>
          <table:table-cell office:value-type="float" office:value="0"/>
          <table:table-cell office:value-type="string">
            <text:p>01057043</text:p>
          </table:table-cell>
          <table:table-cell office:value-type="float" office:value="3"/>
          <table:table-cell/>
          <table:table-cell office:value-type="string">
            <text:p>SRID=3044;POINT(579528.058371399 6028975.99638101)</text:p>
          </table:table-cell>
          <table:table-cell office:value-type="string">
            <text:p>01057</text:p>
          </table:table-cell>
          <table:table-cell office:value-type="float" office:value="220"/>
          <table:table-cell office:value-type="float" office:value="12"/>
          <table:table-cell office:value-type="float" office:value="830.0000000000000000"/>
          <table:table-cell office:value-type="float" office:value="404301"/>
          <table:table-cell office:value-type="float" office:value="10570387"/>
          <table:table-cell office:value-type="float" office:value="7"/>
          <table:table-cell office:value-type="float" office:value="9.5778180000000006"/>
        </table:table-row>
        <table:table-row>
          <table:table-cell office:value-type="float" office:value="10004"/>
          <table:table-cell/>
          <table:table-cell office:value-type="string">
            <text:p>Kehd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2"/>
          <table:table-cell office:value-type="float" office:value="1.55228580114525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3966.640671211 6020013.67435634)</text:p>
          </table:table-cell>
          <table:table-cell office:value-type="string">
            <text:p>01002</text:p>
          </table:table-cell>
          <table:table-cell office:value-type="float" office:value="603"/>
          <table:table-cell office:value-type="float" office:value="3"/>
          <table:table-cell office:value-type="float" office:value="267.37599999999998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46.3832110000000030"/>
        </table:table-row>
        <table:table-row>
          <table:table-cell office:value-type="float" office:value="407901"/>
          <table:table-cell/>
          <table:table-cell office:value-type="string">
            <text:p>Stei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02"/>
          <table:table-cell office:value-type="float" office:value="380.1087591596349900"/>
          <table:table-cell office:value-type="float" office:value="0"/>
          <table:table-cell office:value-type="string">
            <text:p>01057079</text:p>
          </table:table-cell>
          <table:table-cell office:value-type="float" office:value="3"/>
          <table:table-cell/>
          <table:table-cell office:value-type="string">
            <text:p>SRID=3044;POINT(582458.578052635 6030418.37583068)</text:p>
          </table:table-cell>
          <table:table-cell office:value-type="string">
            <text:p>01057</text:p>
          </table:table-cell>
          <table:table-cell office:value-type="float" office:value="285"/>
          <table:table-cell office:value-type="float" office:value="14"/>
          <table:table-cell office:value-type="float" office:value="59.7667000000000000"/>
          <table:table-cell office:value-type="float" office:value="407901"/>
          <table:table-cell office:value-type="float" office:value="10570422"/>
          <table:table-cell office:value-type="float" office:value="1"/>
          <table:table-cell office:value-type="float" office:value="2.1099220000000001"/>
        </table:table-row>
        <table:table-row>
          <table:table-cell office:value-type="float" office:value="20004"/>
          <table:table-cell/>
          <table:table-cell office:value-type="string">
            <text:p>Schülperbau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91"/>
          <table:table-cell office:value-type="float" office:value="5.83262925384303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528.209933401 6019585.82625761)</text:p>
          </table:table-cell>
          <table:table-cell office:value-type="string">
            <text:p>01002</text:p>
          </table:table-cell>
          <table:table-cell office:value-type="float" office:value="623"/>
          <table:table-cell office:value-type="float" office:value="3"/>
          <table:table-cell office:value-type="float" office:value="1151.92000000000010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49.8917360000000020"/>
        </table:table-row>
        <table:table-row>
          <table:table-cell office:value-type="float" office:value="20005"/>
          <table:table-cell/>
          <table:table-cell office:value-type="string">
            <text:p>Holstenstraß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2"/>
          <table:table-cell office:value-type="float" office:value="2.00188694775799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687.022812804 6019637.75512401)</text:p>
          </table:table-cell>
          <table:table-cell office:value-type="string">
            <text:p>01002</text:p>
          </table:table-cell>
          <table:table-cell office:value-type="float" office:value="621"/>
          <table:table-cell office:value-type="float" office:value="3"/>
          <table:table-cell office:value-type="float" office:value="137.25200000000001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100.9047990000000000"/>
        </table:table-row>
        <table:table-row>
          <table:table-cell office:value-type="float" office:value="20007"/>
          <table:table-cell/>
          <table:table-cell office:value-type="string">
            <text:p>Lange Reih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0.99469000299560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613.824067777 6019680.21894025)</text:p>
          </table:table-cell>
          <table:table-cell office:value-type="string">
            <text:p>01002</text:p>
          </table:table-cell>
          <table:table-cell office:value-type="float" office:value="624"/>
          <table:table-cell office:value-type="float" office:value="3"/>
          <table:table-cell office:value-type="float" office:value="177.44900000000001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0.0000000000000000"/>
        </table:table-row>
        <table:table-row>
          <table:table-cell office:value-type="float" office:value="501101"/>
          <table:table-cell/>
          <table:table-cell office:value-type="string">
            <text:p>Barg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39"/>
          <table:table-cell office:value-type="float" office:value="2532.1654827750099000"/>
          <table:table-cell office:value-type="float" office:value="0"/>
          <table:table-cell office:value-type="string">
            <text:p>01058011</text:p>
          </table:table-cell>
          <table:table-cell office:value-type="float" office:value="4"/>
          <table:table-cell/>
          <table:table-cell office:value-type="string">
            <text:p>SRID=3044;POINT(550343.309952817 6001962.89810374)</text:p>
          </table:table-cell>
          <table:table-cell office:value-type="string">
            <text:p>01058</text:p>
          </table:table-cell>
          <table:table-cell office:value-type="float" office:value="57"/>
          <table:table-cell office:value-type="float" office:value="0"/>
          <table:table-cell office:value-type="float" office:value="54.0000000000000000"/>
          <table:table-cell office:value-type="float" office:value="501101"/>
          <table:table-cell office:value-type="float" office:value="10580498"/>
          <table:table-cell office:value-type="float" office:value="0"/>
          <table:table-cell office:value-type="float" office:value="0.2918450000000000"/>
        </table:table-row>
        <table:table-row>
          <table:table-cell office:value-type="float" office:value="408701"/>
          <table:table-cell/>
          <table:table-cell office:value-type="string">
            <text:p>Wendt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27"/>
          <table:table-cell office:value-type="float" office:value="460.2510357489230200"/>
          <table:table-cell office:value-type="float" office:value="0"/>
          <table:table-cell office:value-type="string">
            <text:p>01057087</text:p>
          </table:table-cell>
          <table:table-cell office:value-type="float" office:value="3"/>
          <table:table-cell/>
          <table:table-cell office:value-type="string">
            <text:p>SRID=3044;POINT(583790.25367748 6029839.72788856)</text:p>
          </table:table-cell>
          <table:table-cell office:value-type="string">
            <text:p>01057</text:p>
          </table:table-cell>
          <table:table-cell office:value-type="float" office:value="287"/>
          <table:table-cell office:value-type="float" office:value="14"/>
          <table:table-cell office:value-type="float" office:value="64.2333000000000000"/>
          <table:table-cell office:value-type="float" office:value="408701"/>
          <table:table-cell office:value-type="float" office:value="10570421"/>
          <table:table-cell office:value-type="float" office:value="7"/>
          <table:table-cell office:value-type="float" office:value="2.2313909999999999"/>
        </table:table-row>
        <table:table-row>
          <table:table-cell office:value-type="float" office:value="20011"/>
          <table:table-cell/>
          <table:table-cell office:value-type="string">
            <text:p>Kleiner Kuh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5"/>
          <table:table-cell office:value-type="float" office:value="1.00357446490647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525.06626705 6019898.97120902)</text:p>
          </table:table-cell>
          <table:table-cell office:value-type="string">
            <text:p>01002</text:p>
          </table:table-cell>
          <table:table-cell office:value-type="float" office:value="619"/>
          <table:table-cell office:value-type="float" office:value="3"/>
          <table:table-cell office:value-type="float" office:value="34.585799999999999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144.4835490000000100"/>
        </table:table-row>
        <table:table-row>
          <table:table-cell office:value-type="float" office:value="408802"/>
          <table:table-cell/>
          <table:table-cell office:value-type="string">
            <text:p>Wisch-Stran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6"/>
          <table:table-cell office:value-type="float" office:value="388.2028778396210100"/>
          <table:table-cell office:value-type="float" office:value="0"/>
          <table:table-cell office:value-type="string">
            <text:p>01057088</text:p>
          </table:table-cell>
          <table:table-cell office:value-type="float" office:value="3"/>
          <table:table-cell/>
          <table:table-cell office:value-type="string">
            <text:p>SRID=3044;POINT(586329.991721321 6032389.15928845)</text:p>
          </table:table-cell>
          <table:table-cell office:value-type="string">
            <text:p>01057</text:p>
          </table:table-cell>
          <table:table-cell office:value-type="float" office:value="278"/>
          <table:table-cell office:value-type="float" office:value="14"/>
          <table:table-cell office:value-type="float" office:value="18.8173999999999990"/>
          <table:table-cell office:value-type="float" office:value="408801"/>
          <table:table-cell office:value-type="float" office:value="10570421"/>
          <table:table-cell office:value-type="float" office:value="7"/>
          <table:table-cell office:value-type="float" office:value="0.3245730000000000"/>
        </table:table-row>
        <table:table-row>
          <table:table-cell office:value-type="float" office:value="407801"/>
          <table:table-cell/>
          <table:table-cell office:value-type="string">
            <text:p>Sta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14"/>
          <table:table-cell office:value-type="float" office:value="808.1841056817310100"/>
          <table:table-cell office:value-type="float" office:value="0"/>
          <table:table-cell office:value-type="string">
            <text:p>01057078</text:p>
          </table:table-cell>
          <table:table-cell office:value-type="float" office:value="3"/>
          <table:table-cell/>
          <table:table-cell office:value-type="string">
            <text:p>SRID=3044;POINT(592364.356312848 6027765.45621589)</text:p>
          </table:table-cell>
          <table:table-cell office:value-type="string">
            <text:p>01057</text:p>
          </table:table-cell>
          <table:table-cell office:value-type="float" office:value="218"/>
          <table:table-cell office:value-type="float" office:value="14"/>
          <table:table-cell office:value-type="float" office:value="90.0000000000000000"/>
          <table:table-cell office:value-type="float" office:value="407801"/>
          <table:table-cell office:value-type="float" office:value="10570396"/>
          <table:table-cell office:value-type="float" office:value="7"/>
          <table:table-cell office:value-type="float" office:value="0.6359940000000000"/>
        </table:table-row>
        <table:table-row>
          <table:table-cell office:value-type="float" office:value="402901"/>
          <table:table-cell/>
          <table:table-cell office:value-type="string">
            <text:p>Hohenfel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71"/>
          <table:table-cell office:value-type="float" office:value="1050.6334123766901000"/>
          <table:table-cell office:value-type="float" office:value="0"/>
          <table:table-cell office:value-type="string">
            <text:p>01057029</text:p>
          </table:table-cell>
          <table:table-cell office:value-type="float" office:value="3"/>
          <table:table-cell/>
          <table:table-cell office:value-type="string">
            <text:p>SRID=3044;POINT(597320.664359315 6025608.50702915)</text:p>
          </table:table-cell>
          <table:table-cell office:value-type="string">
            <text:p>01057</text:p>
          </table:table-cell>
          <table:table-cell office:value-type="float" office:value="165"/>
          <table:table-cell office:value-type="float" office:value="15"/>
          <table:table-cell office:value-type="float" office:value="110.0000000000000000"/>
          <table:table-cell office:value-type="float" office:value="402901"/>
          <table:table-cell office:value-type="float" office:value="10570403"/>
          <table:table-cell office:value-type="float" office:value="7"/>
          <table:table-cell office:value-type="float" office:value="1.0193850000000000"/>
        </table:table-row>
        <table:table-row>
          <table:table-cell office:value-type="float" office:value="10007"/>
          <table:table-cell/>
          <table:table-cell office:value-type="string">
            <text:p>Ostseekai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7"/>
          <table:table-cell office:value-type="float" office:value="10.976496171269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413.096909954 6020121.69865099)</text:p>
          </table:table-cell>
          <table:table-cell office:value-type="string">
            <text:p>01002</text:p>
          </table:table-cell>
          <table:table-cell office:value-type="float" office:value="608"/>
          <table:table-cell office:value-type="float" office:value="3"/>
          <table:table-cell office:value-type="float" office:value="385.7850000000000300"/>
          <table:table-cell office:value-type="float" office:value="1"/>
          <table:table-cell office:value-type="float" office:value="10020014"/>
          <table:table-cell office:value-type="float" office:value="8"/>
          <table:table-cell office:value-type="float" office:value="4.2818759999999996"/>
        </table:table-row>
        <table:table-row>
          <table:table-cell office:value-type="float" office:value="10008"/>
          <table:table-cell/>
          <table:table-cell office:value-type="string">
            <text:p>Küt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2.22053104984756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3931.878973803 6020127.22121917)</text:p>
          </table:table-cell>
          <table:table-cell office:value-type="string">
            <text:p>01002</text:p>
          </table:table-cell>
          <table:table-cell office:value-type="float" office:value="601"/>
          <table:table-cell office:value-type="float" office:value="3"/>
          <table:table-cell office:value-type="float" office:value="306.73399999999998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0.0000000000000000"/>
        </table:table-row>
        <table:table-row>
          <table:table-cell office:value-type="float" office:value="10009"/>
          <table:table-cell/>
          <table:table-cell office:value-type="string">
            <text:p>Haß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9"/>
          <table:table-cell office:value-type="float" office:value="3.35403812943869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019.315811913 6020208.87642763)</text:p>
          </table:table-cell>
          <table:table-cell office:value-type="string">
            <text:p>01002</text:p>
          </table:table-cell>
          <table:table-cell office:value-type="float" office:value="602"/>
          <table:table-cell office:value-type="float" office:value="3"/>
          <table:table-cell office:value-type="float" office:value="568.50800000000004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26.5351779999999980"/>
        </table:table-row>
        <table:table-row>
          <table:table-cell office:value-type="float" office:value="10010"/>
          <table:table-cell/>
          <table:table-cell office:value-type="string">
            <text:p>Schlos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6"/>
          <table:table-cell office:value-type="float" office:value="2.87411277562521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341.614736626 6020221.95439148)</text:p>
          </table:table-cell>
          <table:table-cell office:value-type="string">
            <text:p>01002</text:p>
          </table:table-cell>
          <table:table-cell office:value-type="float" office:value="610"/>
          <table:table-cell office:value-type="float" office:value="3"/>
          <table:table-cell office:value-type="float" office:value="135.26700000000000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16.0049390000000000"/>
        </table:table-row>
        <table:table-row>
          <table:table-cell office:value-type="float" office:value="10011"/>
          <table:table-cell/>
          <table:table-cell office:value-type="string">
            <text:p>WQ Alte Feuerwach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"/>
          <table:table-cell office:value-type="float" office:value="1.99614867982513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193.519681643 6020239.4291082)</text:p>
          </table:table-cell>
          <table:table-cell office:value-type="string">
            <text:p>01002</text:p>
          </table:table-cell>
          <table:table-cell office:value-type="float" office:value="609"/>
          <table:table-cell office:value-type="float" office:value="3"/>
          <table:table-cell office:value-type="float" office:value="52.470199999999998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5.0096470000000002"/>
        </table:table-row>
        <table:table-row>
          <table:table-cell office:value-type="float" office:value="10012"/>
          <table:table-cell/>
          <table:table-cell office:value-type="string">
            <text:p>Ratsdienergart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1"/>
          <table:table-cell office:value-type="float" office:value="8.031924444743770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291.754647505 6020373.43830421)</text:p>
          </table:table-cell>
          <table:table-cell office:value-type="string">
            <text:p>01002</text:p>
          </table:table-cell>
          <table:table-cell office:value-type="float" office:value="611"/>
          <table:table-cell office:value-type="float" office:value="3"/>
          <table:table-cell office:value-type="float" office:value="55.6336999999999970"/>
          <table:table-cell office:value-type="float" office:value="1"/>
          <table:table-cell office:value-type="float" office:value="10020014"/>
          <table:table-cell office:value-type="float" office:value="5"/>
          <table:table-cell office:value-type="float" office:value="12.5748190000000000"/>
        </table:table-row>
        <table:table-row>
          <table:table-cell office:value-type="float" office:value="20010"/>
          <table:table-cell/>
          <table:table-cell office:value-type="string">
            <text:p>K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1.96417257399422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731.388420929 6019822.99947667)</text:p>
          </table:table-cell>
          <table:table-cell office:value-type="string">
            <text:p>01002</text:p>
          </table:table-cell>
          <table:table-cell office:value-type="float" office:value="622"/>
          <table:table-cell office:value-type="float" office:value="3"/>
          <table:table-cell office:value-type="float" office:value="340.18200000000002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0.0000000000000000"/>
        </table:table-row>
        <table:table-row>
          <table:table-cell office:value-type="float" office:value="20013"/>
          <table:table-cell/>
          <table:table-cell office:value-type="string">
            <text:p>Rathau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3"/>
          <table:table-cell office:value-type="float" office:value="4.12017726462774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647.693919919 6019985.33230972)</text:p>
          </table:table-cell>
          <table:table-cell office:value-type="string">
            <text:p>01002</text:p>
          </table:table-cell>
          <table:table-cell office:value-type="float" office:value="620"/>
          <table:table-cell office:value-type="float" office:value="3"/>
          <table:table-cell office:value-type="float" office:value="510.47300000000001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29.8530839999999990"/>
        </table:table-row>
        <table:table-row>
          <table:table-cell office:value-type="float" office:value="30001"/>
          <table:table-cell/>
          <table:table-cell office:value-type="string">
            <text:p>Kirchhofall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61"/>
          <table:table-cell office:value-type="float" office:value="4.33095454584561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258.76171931 6019365.06919274)</text:p>
          </table:table-cell>
          <table:table-cell office:value-type="string">
            <text:p>01002</text:p>
          </table:table-cell>
          <table:table-cell office:value-type="float" office:value="628"/>
          <table:table-cell office:value-type="float" office:value="3"/>
          <table:table-cell office:value-type="float" office:value="207.1980000000000100"/>
          <table:table-cell office:value-type="float" office:value="1"/>
          <table:table-cell office:value-type="float" office:value="10020016"/>
          <table:table-cell office:value-type="float" office:value="3"/>
          <table:table-cell office:value-type="float" office:value="152.6222439999999900"/>
        </table:table-row>
        <table:table-row>
          <table:table-cell office:value-type="float" office:value="30002"/>
          <table:table-cell/>
          <table:table-cell office:value-type="string">
            <text:p>Prün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34"/>
          <table:table-cell office:value-type="float" office:value="11.486868208413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217.511324485 6019633.78681923)</text:p>
          </table:table-cell>
          <table:table-cell office:value-type="string">
            <text:p>01002</text:p>
          </table:table-cell>
          <table:table-cell office:value-type="float" office:value="627"/>
          <table:table-cell office:value-type="float" office:value="3"/>
          <table:table-cell office:value-type="float" office:value="299.1309999999999700"/>
          <table:table-cell office:value-type="float" office:value="1"/>
          <table:table-cell office:value-type="float" office:value="10020016"/>
          <table:table-cell office:value-type="float" office:value="5"/>
          <table:table-cell office:value-type="float" office:value="124.8382040000000000"/>
        </table:table-row>
        <table:table-row>
          <table:table-cell office:value-type="float" office:value="30003"/>
          <table:table-cell/>
          <table:table-cell office:value-type="string">
            <text:p>Schützenpar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6"/>
          <table:table-cell office:value-type="float" office:value="3.59509381803718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056.905091193 6019839.65780529)</text:p>
          </table:table-cell>
          <table:table-cell office:value-type="string">
            <text:p>01002</text:p>
          </table:table-cell>
          <table:table-cell office:value-type="float" office:value="629"/>
          <table:table-cell office:value-type="float" office:value="3"/>
          <table:table-cell office:value-type="float" office:value="226.2949999999999900"/>
          <table:table-cell office:value-type="float" office:value="1"/>
          <table:table-cell office:value-type="float" office:value="10020016"/>
          <table:table-cell office:value-type="float" office:value="1"/>
          <table:table-cell office:value-type="float" office:value="46.1740380000000030"/>
        </table:table-row>
        <table:table-row>
          <table:table-cell office:value-type="float" office:value="30004"/>
          <table:table-cell/>
          <table:table-cell office:value-type="string">
            <text:p>Exer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4"/>
          <table:table-cell office:value-type="float" office:value="2.44231989525993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347.438194785 6019865.23518602)</text:p>
          </table:table-cell>
          <table:table-cell office:value-type="string">
            <text:p>01002</text:p>
          </table:table-cell>
          <table:table-cell office:value-type="float" office:value="633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16"/>
          <table:table-cell office:value-type="float" office:value="7"/>
          <table:table-cell office:value-type="float" office:value="63.0548030000000000"/>
        </table:table-row>
        <table:table-row>
          <table:table-cell office:value-type="float" office:value="30005"/>
          <table:table-cell/>
          <table:table-cell office:value-type="string">
            <text:p>Stift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02"/>
          <table:table-cell office:value-type="float" office:value="4.19608205444291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109.260157926 6019972.45335451)</text:p>
          </table:table-cell>
          <table:table-cell office:value-type="string">
            <text:p>01002</text:p>
          </table:table-cell>
          <table:table-cell office:value-type="float" office:value="630"/>
          <table:table-cell office:value-type="float" office:value="3"/>
          <table:table-cell office:value-type="float" office:value="51.8218000000000030"/>
          <table:table-cell office:value-type="float" office:value="1"/>
          <table:table-cell office:value-type="float" office:value="10020016"/>
          <table:table-cell office:value-type="float" office:value="1"/>
          <table:table-cell office:value-type="float" office:value="167.2989210000000100"/>
        </table:table-row>
        <table:table-row>
          <table:table-cell office:value-type="float" office:value="30006"/>
          <table:table-cell/>
          <table:table-cell office:value-type="string">
            <text:p>Waisenhof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7"/>
          <table:table-cell office:value-type="float" office:value="3.22312570052240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363.487144108 6020032.92061198)</text:p>
          </table:table-cell>
          <table:table-cell office:value-type="string">
            <text:p>01002</text:p>
          </table:table-cell>
          <table:table-cell office:value-type="float" office:value="626"/>
          <table:table-cell office:value-type="float" office:value="3"/>
          <table:table-cell office:value-type="float" office:value="4.2495099999999999"/>
          <table:table-cell office:value-type="float" office:value="1"/>
          <table:table-cell office:value-type="float" office:value="10020016"/>
          <table:table-cell office:value-type="float" office:value="5"/>
          <table:table-cell office:value-type="float" office:value="194.5316620000000100"/>
        </table:table-row>
        <table:table-row>
          <table:table-cell office:value-type="float" office:value="30009"/>
          <table:table-cell/>
          <table:table-cell office:value-type="string">
            <text:p>Damperhof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92"/>
          <table:table-cell office:value-type="float" office:value="2.95884197146438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201.884000528 6020305.553418)</text:p>
          </table:table-cell>
          <table:table-cell office:value-type="string">
            <text:p>01002</text:p>
          </table:table-cell>
          <table:table-cell office:value-type="float" office:value="632"/>
          <table:table-cell office:value-type="float" office:value="3"/>
          <table:table-cell office:value-type="float" office:value="8.4773099999999992"/>
          <table:table-cell office:value-type="float" office:value="1"/>
          <table:table-cell office:value-type="float" office:value="10020016"/>
          <table:table-cell office:value-type="float" office:value="1"/>
          <table:table-cell office:value-type="float" office:value="98.6872580000000000"/>
        </table:table-row>
        <table:table-row>
          <table:table-cell office:value-type="float" office:value="40001"/>
          <table:table-cell/>
          <table:table-cell office:value-type="string">
            <text:p>Hiroshimapar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9"/>
          <table:table-cell office:value-type="float" office:value="6.65920731155086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3845.35653633 6020147.62724014)</text:p>
          </table:table-cell>
          <table:table-cell office:value-type="string">
            <text:p>01002</text:p>
          </table:table-cell>
          <table:table-cell office:value-type="float" office:value="634"/>
          <table:table-cell office:value-type="float" office:value="3"/>
          <table:table-cell office:value-type="float" office:value="1.3488300000000000"/>
          <table:table-cell office:value-type="float" office:value="1"/>
          <table:table-cell office:value-type="float" office:value="10020017"/>
          <table:table-cell office:value-type="float" office:value="5"/>
          <table:table-cell office:value-type="float" office:value="20.8733550000000000"/>
        </table:table-row>
        <table:table-row>
          <table:table-cell office:value-type="float" office:value="40004"/>
          <table:table-cell/>
          <table:table-cell office:value-type="string">
            <text:p>Berg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83"/>
          <table:table-cell office:value-type="float" office:value="4.48079051706107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3694.814259156 6020498.53270158)</text:p>
          </table:table-cell>
          <table:table-cell office:value-type="string">
            <text:p>01002</text:p>
          </table:table-cell>
          <table:table-cell office:value-type="float" office:value="641"/>
          <table:table-cell office:value-type="float" office:value="3"/>
          <table:table-cell office:value-type="float" office:value="688.3510000000000000"/>
          <table:table-cell office:value-type="float" office:value="1"/>
          <table:table-cell office:value-type="float" office:value="10020017"/>
          <table:table-cell office:value-type="float" office:value="5"/>
          <table:table-cell office:value-type="float" office:value="152.4284600000000000"/>
        </table:table-row>
        <table:table-row>
          <table:table-cell office:value-type="float" office:value="40005"/>
          <table:table-cell/>
          <table:table-cell office:value-type="string">
            <text:p>Lorentzendam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4"/>
          <table:table-cell office:value-type="float" office:value="2.35296918938772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4275.560696958 6020523.34369503)</text:p>
          </table:table-cell>
          <table:table-cell office:value-type="string">
            <text:p>01002</text:p>
          </table:table-cell>
          <table:table-cell office:value-type="float" office:value="635"/>
          <table:table-cell office:value-type="float" office:value="3"/>
          <table:table-cell office:value-type="float" office:value="372.9710000000000000"/>
          <table:table-cell office:value-type="float" office:value="1"/>
          <table:table-cell office:value-type="float" office:value="10020017"/>
          <table:table-cell office:value-type="float" office:value="1"/>
          <table:table-cell office:value-type="float" office:value="44.1994740000000020"/>
        </table:table-row>
        <table:table-row>
          <table:table-cell office:value-type="float" office:value="40006"/>
          <table:table-cell/>
          <table:table-cell office:value-type="string">
            <text:p>Brunswik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09"/>
          <table:table-cell office:value-type="float" office:value="7.28246282816884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3979.591406861 6020588.77067511)</text:p>
          </table:table-cell>
          <table:table-cell office:value-type="string">
            <text:p>01002</text:p>
          </table:table-cell>
          <table:table-cell office:value-type="float" office:value="639"/>
          <table:table-cell office:value-type="float" office:value="3"/>
          <table:table-cell office:value-type="float" office:value="270.2810000000000100"/>
          <table:table-cell office:value-type="float" office:value="1"/>
          <table:table-cell office:value-type="float" office:value="10020017"/>
          <table:table-cell office:value-type="float" office:value="3"/>
          <table:table-cell office:value-type="float" office:value="124.8204109999999900"/>
        </table:table-row>
        <table:table-row>
          <table:table-cell office:value-type="float" office:value="40007"/>
          <table:table-cell/>
          <table:table-cell office:value-type="string">
            <text:p>Jägers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45"/>
          <table:table-cell office:value-type="float" office:value="5.14850874071211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3560.277063423 6020669.07816615)</text:p>
          </table:table-cell>
          <table:table-cell office:value-type="string">
            <text:p>01002</text:p>
          </table:table-cell>
          <table:table-cell office:value-type="float" office:value="638"/>
          <table:table-cell office:value-type="float" office:value="3"/>
          <table:table-cell office:value-type="float" office:value="79.8533999999999930"/>
          <table:table-cell office:value-type="float" office:value="1"/>
          <table:table-cell office:value-type="float" office:value="10020017"/>
          <table:table-cell office:value-type="float" office:value="3"/>
          <table:table-cell office:value-type="float" office:value="86.4327949999999990"/>
        </table:table-row>
        <table:table-row>
          <table:table-cell office:value-type="float" office:value="60003"/>
          <table:table-cell/>
          <table:table-cell office:value-type="string">
            <text:p>Kiellini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1"/>
          <table:table-cell office:value-type="float" office:value="7.85997580149220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831.571187704 6021130.16996192)</text:p>
          </table:table-cell>
          <table:table-cell office:value-type="string">
            <text:p>01002</text:p>
          </table:table-cell>
          <table:table-cell office:value-type="float" office:value="657"/>
          <table:table-cell office:value-type="float" office:value="3"/>
          <table:table-cell office:value-type="float" office:value="98.1051999999999960"/>
          <table:table-cell office:value-type="float" office:value="1"/>
          <table:table-cell office:value-type="float" office:value="10020019"/>
          <table:table-cell office:value-type="float" office:value="1"/>
          <table:table-cell office:value-type="float" office:value="17.9389870000000010"/>
        </table:table-row>
        <table:table-row>
          <table:table-cell office:value-type="float" office:value="60009"/>
          <table:table-cell/>
          <table:table-cell office:value-type="string">
            <text:p>Düsternbrooker Gehöl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06"/>
          <table:table-cell office:value-type="float" office:value="32.9504529296057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768.167537517 6021725.30184696)</text:p>
          </table:table-cell>
          <table:table-cell office:value-type="string">
            <text:p>01002</text:p>
          </table:table-cell>
          <table:table-cell office:value-type="float" office:value="661"/>
          <table:table-cell office:value-type="float" office:value="3"/>
          <table:table-cell office:value-type="float" office:value="39.749000000000002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9.2866710000000001"/>
        </table:table-row>
        <table:table-row>
          <table:table-cell office:value-type="float" office:value="60012"/>
          <table:table-cell/>
          <table:table-cell office:value-type="string">
            <text:p>Sporthafen Düsternbroo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62"/>
          <table:table-cell office:value-type="float" office:value="10.286389044785301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5141.620909712 6022083.53620825)</text:p>
          </table:table-cell>
          <table:table-cell office:value-type="string">
            <text:p>01002</text:p>
          </table:table-cell>
          <table:table-cell office:value-type="float" office:value="659"/>
          <table:table-cell office:value-type="float" office:value="3"/>
          <table:table-cell office:value-type="float" office:value="376.100000000000020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25.4705510000000000"/>
        </table:table-row>
        <table:table-row>
          <table:table-cell office:value-type="float" office:value="60013"/>
          <table:table-cell/>
          <table:table-cell office:value-type="string">
            <text:p>ZI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5"/>
          <table:table-cell office:value-type="float" office:value="9.72847209413173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464.097829004 6022335.81911825)</text:p>
          </table:table-cell>
          <table:table-cell office:value-type="string">
            <text:p>01002</text:p>
          </table:table-cell>
          <table:table-cell office:value-type="float" office:value="663"/>
          <table:table-cell office:value-type="float" office:value="3"/>
          <table:table-cell office:value-type="float" office:value="584.514000000000010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12.8488830000000010"/>
        </table:table-row>
        <table:table-row>
          <table:table-cell office:value-type="float" office:value="70005"/>
          <table:table-cell/>
          <table:table-cell office:value-type="string">
            <text:p>Schauspielhau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02"/>
          <table:table-cell office:value-type="float" office:value="1.54908332407677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652.747009637 6021641.19907802)</text:p>
          </table:table-cell>
          <table:table-cell office:value-type="string">
            <text:p>01002</text:p>
          </table:table-cell>
          <table:table-cell office:value-type="float" office:value="677"/>
          <table:table-cell office:value-type="float" office:value="3"/>
          <table:table-cell office:value-type="float" office:value="38.4020999999999970"/>
          <table:table-cell office:value-type="float" office:value="1"/>
          <table:table-cell office:value-type="float" office:value="10020020"/>
          <table:table-cell office:value-type="float" office:value="0"/>
          <table:table-cell office:value-type="float" office:value="194.9540059999999900"/>
        </table:table-row>
        <table:table-row>
          <table:table-cell office:value-type="float" office:value="40008"/>
          <table:table-cell/>
          <table:table-cell office:value-type="string">
            <text:p>Teich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33"/>
          <table:table-cell office:value-type="float" office:value="2.92662008438465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3462.778828426 6020810.40025086)</text:p>
          </table:table-cell>
          <table:table-cell office:value-type="string">
            <text:p>01002</text:p>
          </table:table-cell>
          <table:table-cell office:value-type="float" office:value="636"/>
          <table:table-cell office:value-type="float" office:value="3"/>
          <table:table-cell office:value-type="float" office:value="1.2633300000000001"/>
          <table:table-cell office:value-type="float" office:value="1"/>
          <table:table-cell office:value-type="float" office:value="10020017"/>
          <table:table-cell office:value-type="float" office:value="1"/>
          <table:table-cell office:value-type="float" office:value="250.4595669999999900"/>
        </table:table-row>
        <table:table-row>
          <table:table-cell office:value-type="float" office:value="50001"/>
          <table:table-cell/>
          <table:table-cell office:value-type="string">
            <text:p>Preuß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08"/>
          <table:table-cell office:value-type="float" office:value="3.56888059757249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768.077107786 6020769.86680259)</text:p>
          </table:table-cell>
          <table:table-cell office:value-type="string">
            <text:p>01002</text:p>
          </table:table-cell>
          <table:table-cell office:value-type="float" office:value="643"/>
          <table:table-cell office:value-type="float" office:value="3"/>
          <table:table-cell office:value-type="float" office:value="298.757000000000010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226.4015220000000000"/>
        </table:table-row>
        <table:table-row>
          <table:table-cell office:value-type="float" office:value="60004"/>
          <table:table-cell/>
          <table:table-cell office:value-type="string">
            <text:p>Reventlouall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01"/>
          <table:table-cell office:value-type="float" office:value="16.2074598406012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500.928223267 6021235.50577286)</text:p>
          </table:table-cell>
          <table:table-cell office:value-type="string">
            <text:p>01002</text:p>
          </table:table-cell>
          <table:table-cell office:value-type="float" office:value="665"/>
          <table:table-cell office:value-type="float" office:value="3"/>
          <table:table-cell office:value-type="float" office:value="442.0939999999999900"/>
          <table:table-cell office:value-type="float" office:value="1"/>
          <table:table-cell office:value-type="float" office:value="10020019"/>
          <table:table-cell office:value-type="float" office:value="3"/>
          <table:table-cell office:value-type="float" office:value="30.9116919999999990"/>
        </table:table-row>
        <table:table-row>
          <table:table-cell office:value-type="float" office:value="60006"/>
          <table:table-cell/>
          <table:table-cell office:value-type="string">
            <text:p>Sporthafen Blücherbrück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"/>
          <table:table-cell office:value-type="float" office:value="12.438962152649299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5006.221935319 6021486.49366886)</text:p>
          </table:table-cell>
          <table:table-cell office:value-type="string">
            <text:p>01002</text:p>
          </table:table-cell>
          <table:table-cell office:value-type="float" office:value="658"/>
          <table:table-cell office:value-type="float" office:value="3"/>
          <table:table-cell office:value-type="float" office:value="518.9809999999999900"/>
          <table:table-cell office:value-type="float" office:value="1"/>
          <table:table-cell office:value-type="float" office:value="10020019"/>
          <table:table-cell office:value-type="float" office:value="1"/>
          <table:table-cell office:value-type="float" office:value="0.8039260000000000"/>
        </table:table-row>
        <table:table-row>
          <table:table-cell office:value-type="float" office:value="70010"/>
          <table:table-cell/>
          <table:table-cell office:value-type="string">
            <text:p>Blücher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654"/>
          <table:table-cell office:value-type="float" office:value="14.816737204658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882.616714204 6022285.12841791)</text:p>
          </table:table-cell>
          <table:table-cell office:value-type="string">
            <text:p>01002</text:p>
          </table:table-cell>
          <table:table-cell office:value-type="float" office:value="673"/>
          <table:table-cell office:value-type="float" office:value="3"/>
          <table:table-cell office:value-type="float" office:value="82.6075000000000020"/>
          <table:table-cell office:value-type="float" office:value="1"/>
          <table:table-cell office:value-type="float" office:value="10020020"/>
          <table:table-cell office:value-type="float" office:value="2"/>
          <table:table-cell office:value-type="float" office:value="179.1217570000000000"/>
        </table:table-row>
        <table:table-row>
          <table:table-cell office:value-type="float" office:value="70011"/>
          <table:table-cell/>
          <table:table-cell office:value-type="string">
            <text:p>Bülow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79"/>
          <table:table-cell office:value-type="float" office:value="7.77498763453923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4202.267762791 6022315.62091224)</text:p>
          </table:table-cell>
          <table:table-cell office:value-type="string">
            <text:p>01002</text:p>
          </table:table-cell>
          <table:table-cell office:value-type="float" office:value="669"/>
          <table:table-cell office:value-type="float" office:value="3"/>
          <table:table-cell office:value-type="float" office:value="3.0911700000000000"/>
          <table:table-cell office:value-type="float" office:value="1"/>
          <table:table-cell office:value-type="float" office:value="10020020"/>
          <table:table-cell office:value-type="float" office:value="1"/>
          <table:table-cell office:value-type="float" office:value="125.9165990000000100"/>
        </table:table-row>
        <table:table-row>
          <table:table-cell office:value-type="float" office:value="50002"/>
          <table:table-cell/>
          <table:table-cell office:value-type="string">
            <text:p>Langer Seg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4"/>
          <table:table-cell office:value-type="float" office:value="3.05681024984273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969.209269892 6020787.60300404)</text:p>
          </table:table-cell>
          <table:table-cell office:value-type="string">
            <text:p>01002</text:p>
          </table:table-cell>
          <table:table-cell office:value-type="float" office:value="649"/>
          <table:table-cell office:value-type="float" office:value="3"/>
          <table:table-cell office:value-type="float" office:value="145.755000000000000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14.3940889999999990"/>
        </table:table-row>
        <table:table-row>
          <table:table-cell office:value-type="float" office:value="50003"/>
          <table:table-cell/>
          <table:table-cell office:value-type="string">
            <text:p>Gerhard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95"/>
          <table:table-cell office:value-type="float" office:value="3.80198286541455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717.617451763 6020928.10977011)</text:p>
          </table:table-cell>
          <table:table-cell office:value-type="string">
            <text:p>01002</text:p>
          </table:table-cell>
          <table:table-cell office:value-type="float" office:value="652"/>
          <table:table-cell office:value-type="float" office:value="3"/>
          <table:table-cell office:value-type="float" office:value="2.2789299999999999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103.8931560000000000"/>
        </table:table-row>
        <table:table-row>
          <table:table-cell office:value-type="float" office:value="70012"/>
          <table:table-cell/>
          <table:table-cell office:value-type="string">
            <text:p>Schlieffenall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4"/>
          <table:table-cell office:value-type="float" office:value="4.68506801128007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4154.400103657 6022505.47772629)</text:p>
          </table:table-cell>
          <table:table-cell office:value-type="string">
            <text:p>01002</text:p>
          </table:table-cell>
          <table:table-cell office:value-type="float" office:value="678"/>
          <table:table-cell office:value-type="float" office:value="3"/>
          <table:table-cell office:value-type="float" office:value="7.9221500000000002"/>
          <table:table-cell office:value-type="float" office:value="1"/>
          <table:table-cell office:value-type="float" office:value="10020020"/>
          <table:table-cell office:value-type="float" office:value="0"/>
          <table:table-cell office:value-type="float" office:value="11.5259800000000010"/>
        </table:table-row>
        <table:table-row>
          <table:table-cell office:value-type="float" office:value="70013"/>
          <table:table-cell/>
          <table:table-cell office:value-type="string">
            <text:p>Geig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22"/>
          <table:table-cell office:value-type="float" office:value="10.444192261243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859.997733486 6022595.42701134)</text:p>
          </table:table-cell>
          <table:table-cell office:value-type="string">
            <text:p>01002</text:p>
          </table:table-cell>
          <table:table-cell office:value-type="float" office:value="674"/>
          <table:table-cell office:value-type="float" office:value="3"/>
          <table:table-cell office:value-type="float" office:value="27.0208000000000010"/>
          <table:table-cell office:value-type="float" office:value="1"/>
          <table:table-cell office:value-type="float" office:value="10020020"/>
          <table:table-cell office:value-type="float" office:value="0"/>
          <table:table-cell office:value-type="float" office:value="88.2787270000000030"/>
        </table:table-row>
        <table:table-row>
          <table:table-cell office:value-type="float" office:value="80101"/>
          <table:table-cell/>
          <table:table-cell office:value-type="string">
            <text:p>Eduard-Adler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31"/>
          <table:table-cell office:value-type="float" office:value="12.3677204481055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324.513127626 6022827.52474766)</text:p>
          </table:table-cell>
          <table:table-cell office:value-type="string">
            <text:p>01002</text:p>
          </table:table-cell>
          <table:table-cell office:value-type="float" office:value="681"/>
          <table:table-cell office:value-type="float" office:value="2"/>
          <table:table-cell office:value-type="float" office:value="691.37099999999998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59.1054760000000030"/>
        </table:table-row>
        <table:table-row>
          <table:table-cell office:value-type="float" office:value="80102"/>
          <table:table-cell/>
          <table:table-cell office:value-type="string">
            <text:p>Quinck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96"/>
          <table:table-cell office:value-type="float" office:value="12.2482787265691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728.127762125 6022901.55860601)</text:p>
          </table:table-cell>
          <table:table-cell office:value-type="string">
            <text:p>01002</text:p>
          </table:table-cell>
          <table:table-cell office:value-type="float" office:value="1076"/>
          <table:table-cell office:value-type="float" office:value="2"/>
          <table:table-cell office:value-type="float" office:value="77.1571000000000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73.1531360000000030"/>
        </table:table-row>
        <table:table-row>
          <table:table-cell office:value-type="float" office:value="80104"/>
          <table:table-cell/>
          <table:table-cell office:value-type="string">
            <text:p>Hans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02"/>
          <table:table-cell office:value-type="float" office:value="14.1765894641853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470.427556423 6022999.20535025)</text:p>
          </table:table-cell>
          <table:table-cell office:value-type="string">
            <text:p>01002</text:p>
          </table:table-cell>
          <table:table-cell office:value-type="float" office:value="682"/>
          <table:table-cell office:value-type="float" office:value="2"/>
          <table:table-cell office:value-type="float" office:value="43.5489000000000030"/>
          <table:table-cell office:value-type="float" office:value="1"/>
          <table:table-cell office:value-type="float" office:value="10020021"/>
          <table:table-cell office:value-type="float" office:value="1"/>
          <table:table-cell office:value-type="float" office:value="84.7876710000000030"/>
        </table:table-row>
        <table:table-row>
          <table:table-cell office:value-type="float" office:value="80305"/>
          <table:table-cell/>
          <table:table-cell office:value-type="string">
            <text:p>Lubinus Kliniku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94"/>
          <table:table-cell office:value-type="float" office:value="35.1202913949610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30000</text:p>
          </table:table-cell>
          <table:table-cell office:value-type="string">
            <text:p>SRID=3044;POINT(572549.775177018 6023405.19039811)</text:p>
          </table:table-cell>
          <table:table-cell office:value-type="string">
            <text:p>01002</text:p>
          </table:table-cell>
          <table:table-cell office:value-type="float" office:value="698"/>
          <table:table-cell office:value-type="float" office:value="2"/>
          <table:table-cell office:value-type="float" office:value="526.87599999999998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14.0659430000000010"/>
        </table:table-row>
        <table:table-row>
          <table:table-cell office:value-type="float" office:value="80306"/>
          <table:table-cell/>
          <table:table-cell office:value-type="string">
            <text:p>RBZ Steenbe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89"/>
          <table:table-cell office:value-type="float" office:value="21.624047040981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30000</text:p>
          </table:table-cell>
          <table:table-cell office:value-type="string">
            <text:p>SRID=3044;POINT(571584.920389466 6023641.69591334)</text:p>
          </table:table-cell>
          <table:table-cell office:value-type="string">
            <text:p>01002</text:p>
          </table:table-cell>
          <table:table-cell office:value-type="float" office:value="701"/>
          <table:table-cell office:value-type="float" office:value="2"/>
          <table:table-cell office:value-type="float" office:value="207.18799999999999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17.9892320000000010"/>
        </table:table-row>
        <table:table-row>
          <table:table-cell office:value-type="float" office:value="50005"/>
          <table:table-cell/>
          <table:table-cell office:value-type="string">
            <text:p>Gelehrten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89"/>
          <table:table-cell office:value-type="float" office:value="7.40178167664188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4036.565589537 6020992.48217057)</text:p>
          </table:table-cell>
          <table:table-cell office:value-type="string">
            <text:p>01002</text:p>
          </table:table-cell>
          <table:table-cell office:value-type="float" office:value="651"/>
          <table:table-cell office:value-type="float" office:value="3"/>
          <table:table-cell office:value-type="float" office:value="290.951000000000020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52.5549139999999970"/>
        </table:table-row>
        <table:table-row>
          <table:table-cell office:value-type="float" office:value="50007"/>
          <table:table-cell/>
          <table:table-cell office:value-type="string">
            <text:p>Adolf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45"/>
          <table:table-cell office:value-type="float" office:value="6.09970604805366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985.965707423 6021207.42391381)</text:p>
          </table:table-cell>
          <table:table-cell office:value-type="string">
            <text:p>01002</text:p>
          </table:table-cell>
          <table:table-cell office:value-type="float" office:value="647"/>
          <table:table-cell office:value-type="float" office:value="3"/>
          <table:table-cell office:value-type="float" office:value="791.936000000000040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105.7428010000000000"/>
        </table:table-row>
        <table:table-row>
          <table:table-cell office:value-type="float" office:value="60007"/>
          <table:table-cell/>
          <table:table-cell office:value-type="string">
            <text:p>Luis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82"/>
          <table:table-cell office:value-type="float" office:value="9.201930785769459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615.595870552 6021526.24641971)</text:p>
          </table:table-cell>
          <table:table-cell office:value-type="string">
            <text:p>01002</text:p>
          </table:table-cell>
          <table:table-cell office:value-type="float" office:value="655"/>
          <table:table-cell office:value-type="float" office:value="3"/>
          <table:table-cell office:value-type="float" office:value="122.914000000000000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30.6457419999999980"/>
        </table:table-row>
        <table:table-row>
          <table:table-cell office:value-type="float" office:value="80405"/>
          <table:table-cell/>
          <table:table-cell office:value-type="string">
            <text:p>Charles-Roß-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61"/>
          <table:table-cell office:value-type="float" office:value="11.472852369567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054.563326466 6023848.03592208)</text:p>
          </table:table-cell>
          <table:table-cell office:value-type="string">
            <text:p>01002</text:p>
          </table:table-cell>
          <table:table-cell office:value-type="float" office:value="713"/>
          <table:table-cell office:value-type="float" office:value="2"/>
          <table:table-cell office:value-type="float" office:value="26.2417000000000020"/>
          <table:table-cell office:value-type="float" office:value="1"/>
          <table:table-cell office:value-type="float" office:value="10020022"/>
          <table:table-cell office:value-type="float" office:value="1"/>
          <table:table-cell office:value-type="float" office:value="75.0467249999999950"/>
        </table:table-row>
        <table:table-row>
          <table:table-cell office:value-type="float" office:value="80406"/>
          <table:table-cell/>
          <table:table-cell office:value-type="string">
            <text:p>BHKW Projensdor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"/>
          <table:table-cell office:value-type="float" office:value="7.20859650265123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1647.320927986 6023863.70669734)</text:p>
          </table:table-cell>
          <table:table-cell office:value-type="string">
            <text:p>01002</text:p>
          </table:table-cell>
          <table:table-cell office:value-type="float" office:value="709"/>
          <table:table-cell office:value-type="float" office:value="2"/>
          <table:table-cell office:value-type="float" office:value="1.071000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0.6936160000000000"/>
        </table:table-row>
        <table:table-row>
          <table:table-cell office:value-type="float" office:value="80407"/>
          <table:table-cell/>
          <table:table-cell office:value-type="string">
            <text:p>Bremannsra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65"/>
          <table:table-cell office:value-type="float" office:value="8.951079082243900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389.738181429 6023899.81442238)</text:p>
          </table:table-cell>
          <table:table-cell office:value-type="string">
            <text:p>01002</text:p>
          </table:table-cell>
          <table:table-cell office:value-type="float" office:value="711"/>
          <table:table-cell office:value-type="float" office:value="2"/>
          <table:table-cell office:value-type="float" office:value="7.098490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40.7772060000000000"/>
        </table:table-row>
        <table:table-row>
          <table:table-cell office:value-type="float" office:value="80408"/>
          <table:table-cell/>
          <table:table-cell office:value-type="string">
            <text:p>Ernst-Barlach-Gymnasiu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4"/>
          <table:table-cell office:value-type="float" office:value="17.7682917928835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1820.298877317 6023964.69020907)</text:p>
          </table:table-cell>
          <table:table-cell office:value-type="string">
            <text:p>01002</text:p>
          </table:table-cell>
          <table:table-cell office:value-type="float" office:value="710"/>
          <table:table-cell office:value-type="float" office:value="2"/>
          <table:table-cell office:value-type="float" office:value="110.19499999999999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9.7927250000000008"/>
        </table:table-row>
        <table:table-row>
          <table:table-cell office:value-type="float" office:value="50008"/>
          <table:table-cell/>
          <table:table-cell office:value-type="string">
            <text:p>Schwesternga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5"/>
          <table:table-cell office:value-type="float" office:value="3.27701134994637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4240.216841296 6021213.35731523)</text:p>
          </table:table-cell>
          <table:table-cell office:value-type="string">
            <text:p>01002</text:p>
          </table:table-cell>
          <table:table-cell office:value-type="float" office:value="1021"/>
          <table:table-cell office:value-type="float" office:value="3"/>
          <table:table-cell office:value-type="float" office:value="54.810899999999997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59.5054390000000030"/>
        </table:table-row>
        <table:table-row>
          <table:table-cell office:value-type="float" office:value="1105511"/>
          <table:table-cell/>
          <table:table-cell office:value-type="string">
            <text:p>Oldenburg in Holstei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9774"/>
          <table:table-cell office:value-type="float" office:value="3976.5510469079400000"/>
          <table:table-cell/>
          <table:table-cell office:value-type="string">
            <text:p>01055033</text:p>
          </table:table-cell>
          <table:table-cell office:value-type="float" office:value="10"/>
          <table:table-cell/>
          <table:table-cell office:value-type="string">
            <text:p>SRID=3044;POINT(623021.66155655 6017687.76072603)</text:p>
          </table:table-cell>
          <table:table-cell office:value-type="string">
            <text:p>01055</text:p>
          </table:table-cell>
          <table:table-cell/>
          <table:table-cell office:value-type="float" office:value="-1"/>
          <table:table-cell office:value-type="float" office:value="3410.0000000000000000"/>
          <table:table-cell office:value-type="float" office:value="1105511"/>
          <table:table-cell/>
          <table:table-cell office:value-type="float" office:value="1"/>
          <table:table-cell office:value-type="float" office:value="2.4579089999999999"/>
        </table:table-row>
        <table:table-row>
          <table:table-cell office:value-type="float" office:value="50010"/>
          <table:table-cell/>
          <table:table-cell office:value-type="string">
            <text:p>Waitz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37"/>
          <table:table-cell office:value-type="float" office:value="5.51095632018104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907.227603016 6021329.93635197)</text:p>
          </table:table-cell>
          <table:table-cell office:value-type="string">
            <text:p>01002</text:p>
          </table:table-cell>
          <table:table-cell office:value-type="float" office:value="645"/>
          <table:table-cell office:value-type="float" office:value="3"/>
          <table:table-cell office:value-type="float" office:value="64.575199999999995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188.1706079999999900"/>
        </table:table-row>
        <table:table-row>
          <table:table-cell office:value-type="float" office:value="60002"/>
          <table:table-cell/>
          <table:table-cell office:value-type="string">
            <text:p>UKSH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2"/>
          <table:table-cell office:value-type="float" office:value="12.0296895840988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356.975148986 6020996.70592263)</text:p>
          </table:table-cell>
          <table:table-cell office:value-type="string">
            <text:p>01002</text:p>
          </table:table-cell>
          <table:table-cell office:value-type="float" office:value="1085"/>
          <table:table-cell office:value-type="float" office:value="3"/>
          <table:table-cell office:value-type="float" office:value="2246.1700000000001000"/>
          <table:table-cell office:value-type="float" office:value="1"/>
          <table:table-cell office:value-type="float" office:value="10020018"/>
          <table:table-cell office:value-type="float" office:value="7"/>
          <table:table-cell office:value-type="float" office:value="14.2979580000000000"/>
        </table:table-row>
        <table:table-row>
          <table:table-cell office:value-type="float" office:value="60014"/>
          <table:table-cell/>
          <table:table-cell office:value-type="string">
            <text:p>Diedrichsenpar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05"/>
          <table:table-cell office:value-type="float" office:value="20.786924021531600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689.974600132 6022692.92677446)</text:p>
          </table:table-cell>
          <table:table-cell office:value-type="string">
            <text:p>01002</text:p>
          </table:table-cell>
          <table:table-cell office:value-type="float" office:value="660"/>
          <table:table-cell office:value-type="float" office:value="3"/>
          <table:table-cell office:value-type="float" office:value="162.175000000000010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14.6726860000000010"/>
        </table:table-row>
        <table:table-row>
          <table:table-cell office:value-type="float" office:value="60015"/>
          <table:table-cell/>
          <table:table-cell office:value-type="string">
            <text:p>Forstbaum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14.3511636230927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199.173907897 6022733.48892686)</text:p>
          </table:table-cell>
          <table:table-cell office:value-type="string">
            <text:p>01002</text:p>
          </table:table-cell>
          <table:table-cell office:value-type="float" office:value="662"/>
          <table:table-cell office:value-type="float" office:value="3"/>
          <table:table-cell office:value-type="float" office:value="8.6674799999999994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0.2090420000000000"/>
        </table:table-row>
        <table:table-row>
          <table:table-cell office:value-type="float" office:value="70007"/>
          <table:table-cell/>
          <table:table-cell office:value-type="string">
            <text:p>Adolf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67"/>
          <table:table-cell office:value-type="float" office:value="8.85569791861447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970.566292581 6021716.6402462)</text:p>
          </table:table-cell>
          <table:table-cell office:value-type="string">
            <text:p>01002</text:p>
          </table:table-cell>
          <table:table-cell office:value-type="float" office:value="675"/>
          <table:table-cell office:value-type="float" office:value="3"/>
          <table:table-cell office:value-type="float" office:value="4.1506400000000001"/>
          <table:table-cell office:value-type="float" office:value="1"/>
          <table:table-cell office:value-type="float" office:value="10020020"/>
          <table:table-cell office:value-type="float" office:value="2"/>
          <table:table-cell office:value-type="float" office:value="199.5325510000000100"/>
        </table:table-row>
        <table:table-row>
          <table:table-cell office:value-type="float" office:value="70008"/>
          <table:table-cell/>
          <table:table-cell office:value-type="string">
            <text:p>Wrangelstraße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76"/>
          <table:table-cell office:value-type="float" office:value="8.1216042206794405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4220.417061095 6021932.4168642)</text:p>
          </table:table-cell>
          <table:table-cell office:value-type="string">
            <text:p>01002</text:p>
          </table:table-cell>
          <table:table-cell office:value-type="float" office:value="670"/>
          <table:table-cell office:value-type="float" office:value="3"/>
          <table:table-cell office:value-type="float" office:value="4.1668500000000002"/>
          <table:table-cell office:value-type="float" office:value="1"/>
          <table:table-cell office:value-type="float" office:value="10020020"/>
          <table:table-cell office:value-type="float" office:value="0"/>
          <table:table-cell office:value-type="float" office:value="95.5476259999999940"/>
        </table:table-row>
        <table:table-row>
          <table:table-cell office:value-type="float" office:value="70009"/>
          <table:table-cell/>
          <table:table-cell office:value-type="string">
            <text:p>Gneisenau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72"/>
          <table:table-cell office:value-type="float" office:value="9.948707633725360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907.213142298 6021977.63647692)</text:p>
          </table:table-cell>
          <table:table-cell office:value-type="string">
            <text:p>01002</text:p>
          </table:table-cell>
          <table:table-cell office:value-type="float" office:value="676"/>
          <table:table-cell office:value-type="float" office:value="3"/>
          <table:table-cell office:value-type="float" office:value="62.6747000000000010"/>
          <table:table-cell office:value-type="float" office:value="1"/>
          <table:table-cell office:value-type="float" office:value="10020020"/>
          <table:table-cell office:value-type="float" office:value="1"/>
          <table:table-cell office:value-type="float" office:value="147.9589159999999900"/>
        </table:table-row>
        <table:table-row>
          <table:table-cell office:value-type="float" office:value="80409"/>
          <table:table-cell/>
          <table:table-cell office:value-type="string">
            <text:p>Frerich-Frerichs-All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3"/>
          <table:table-cell office:value-type="float" office:value="6.68967660999877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189.158285653 6024043.4448303)</text:p>
          </table:table-cell>
          <table:table-cell office:value-type="string">
            <text:p>01002</text:p>
          </table:table-cell>
          <table:table-cell office:value-type="float" office:value="708"/>
          <table:table-cell office:value-type="float" office:value="2"/>
          <table:table-cell office:value-type="float" office:value="0.280974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21.3762200000000000"/>
        </table:table-row>
        <table:table-row>
          <table:table-cell office:value-type="float" office:value="90302"/>
          <table:table-cell/>
          <table:table-cell office:value-type="string">
            <text:p>CAU Sportforu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"/>
          <table:table-cell office:value-type="float" office:value="26.933686488715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30000</text:p>
          </table:table-cell>
          <table:table-cell office:value-type="string">
            <text:p>SRID=3044;POINT(572167.862109748 6022475.56549139)</text:p>
          </table:table-cell>
          <table:table-cell office:value-type="string">
            <text:p>01002</text:p>
          </table:table-cell>
          <table:table-cell office:value-type="float" office:value="1065"/>
          <table:table-cell office:value-type="float" office:value="2"/>
          <table:table-cell office:value-type="float" office:value="737.53800000000001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0.2227690000000000"/>
        </table:table-row>
        <table:table-row>
          <table:table-cell office:value-type="float" office:value="60010"/>
          <table:table-cell/>
          <table:table-cell office:value-type="string">
            <text:p>Moltk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25"/>
          <table:table-cell office:value-type="float" office:value="4.65500342251333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385.07426703 6021926.09513221)</text:p>
          </table:table-cell>
          <table:table-cell office:value-type="string">
            <text:p>01002</text:p>
          </table:table-cell>
          <table:table-cell office:value-type="float" office:value="664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69.8173489999999930"/>
        </table:table-row>
        <table:table-row>
          <table:table-cell office:value-type="float" office:value="515002"/>
          <table:table-cell/>
          <table:table-cell office:value-type="string">
            <text:p>Schwedeneck OT Krusendorf - Sur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99"/>
          <table:table-cell office:value-type="float" office:value="1209.2397346451401000"/>
          <table:table-cell office:value-type="float" office:value="0"/>
          <table:table-cell office:value-type="string">
            <text:p>01058150</text:p>
          </table:table-cell>
          <table:table-cell office:value-type="float" office:value="4"/>
          <table:table-cell/>
          <table:table-cell office:value-type="string">
            <text:p>SRID=3044;POINT(569673.521436603 6036567.86264913)</text:p>
          </table:table-cell>
          <table:table-cell office:value-type="string">
            <text:p>01058</text:p>
          </table:table-cell>
          <table:table-cell office:value-type="float" office:value="472"/>
          <table:table-cell office:value-type="float" office:value="14"/>
          <table:table-cell office:value-type="float" office:value="213.1510000000000100"/>
          <table:table-cell office:value-type="float" office:value="515001"/>
          <table:table-cell office:value-type="float" office:value="10580463"/>
          <table:table-cell office:value-type="float" office:value="7"/>
          <table:table-cell office:value-type="float" office:value="1.3223180000000001"/>
        </table:table-row>
        <table:table-row>
          <table:table-cell office:value-type="float" office:value="60011"/>
          <table:table-cell/>
          <table:table-cell office:value-type="string">
            <text:p>Niemanns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25"/>
          <table:table-cell office:value-type="float" office:value="19.1340137921980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620.27907346 6021980.31495312)</text:p>
          </table:table-cell>
          <table:table-cell office:value-type="string">
            <text:p>01002</text:p>
          </table:table-cell>
          <table:table-cell office:value-type="float" office:value="656"/>
          <table:table-cell office:value-type="float" office:value="3"/>
          <table:table-cell office:value-type="float" office:value="35.589599999999997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37.8906390000000000"/>
        </table:table-row>
        <table:table-row>
          <table:table-cell office:value-type="float" office:value="70002"/>
          <table:table-cell/>
          <table:table-cell office:value-type="string">
            <text:p>Beselerallee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1"/>
          <table:table-cell office:value-type="float" office:value="2.28560122488228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4212.821844778 6021485.87482879)</text:p>
          </table:table-cell>
          <table:table-cell office:value-type="string">
            <text:p>01002</text:p>
          </table:table-cell>
          <table:table-cell office:value-type="float" office:value="667"/>
          <table:table-cell office:value-type="float" office:value="3"/>
          <table:table-cell office:value-type="float" office:value="0.0853876000000000"/>
          <table:table-cell office:value-type="float" office:value="1"/>
          <table:table-cell office:value-type="float" office:value="10020020"/>
          <table:table-cell office:value-type="float" office:value="3"/>
          <table:table-cell office:value-type="float" office:value="44.1896860000000020"/>
        </table:table-row>
        <table:table-row>
          <table:table-cell office:value-type="float" office:value="70004"/>
          <table:table-cell/>
          <table:table-cell office:value-type="string">
            <text:p>Forst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98"/>
          <table:table-cell office:value-type="float" office:value="3.44554506205144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4206.727008471 6021628.23976932)</text:p>
          </table:table-cell>
          <table:table-cell office:value-type="string">
            <text:p>01002</text:p>
          </table:table-cell>
          <table:table-cell office:value-type="float" office:value="671"/>
          <table:table-cell office:value-type="float" office:value="3"/>
          <table:table-cell office:value-type="float" office:value="1.0599400000000001"/>
          <table:table-cell office:value-type="float" office:value="1"/>
          <table:table-cell office:value-type="float" office:value="10020020"/>
          <table:table-cell office:value-type="float" office:value="0"/>
          <table:table-cell office:value-type="float" office:value="86.4884930000000050"/>
        </table:table-row>
        <table:table-row>
          <table:table-cell office:value-type="float" office:value="1106006"/>
          <table:table-cell/>
          <table:table-cell office:value-type="string">
            <text:p>Trave Land Ost</text:p>
          </table:table-cell>
          <table:table-cell office:value-type="string">
            <text:p>3</text:p>
          </table:table-cell>
          <table:table-cell/>
          <table:table-cell office:value-type="float" office:value="12129"/>
          <table:table-cell office:value-type="float" office:value="20210.4098177949020000"/>
          <table:table-cell/>
          <table:table-cell office:value-type="string">
            <text:p>01060024</text:p>
          </table:table-cell>
          <table:table-cell/>
          <table:table-cell/>
          <table:table-cell office:value-type="string">
            <text:p>SRID=3044;POINT(594808.834009032 5975682.46904771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948.0000000000000000"/>
          <table:table-cell office:value-type="float" office:value="1106006"/>
          <table:table-cell/>
          <table:table-cell office:value-type="float" office:value="0"/>
          <table:table-cell office:value-type="float" office:value="0.6001360000000000"/>
        </table:table-row>
        <table:table-row>
          <table:table-cell office:value-type="float" office:value="90304"/>
          <table:table-cell/>
          <table:table-cell office:value-type="string">
            <text:p>CAU Physikzentru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"/>
          <table:table-cell office:value-type="float" office:value="35.736095022887604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30000</text:p>
          </table:table-cell>
          <table:table-cell office:value-type="string">
            <text:p>SRID=3044;POINT(572410.182178938 6022729.35500481)</text:p>
          </table:table-cell>
          <table:table-cell office:value-type="string">
            <text:p>01002</text:p>
          </table:table-cell>
          <table:table-cell office:value-type="float" office:value="1064"/>
          <table:table-cell office:value-type="float" office:value="2"/>
          <table:table-cell office:value-type="float" office:value="562.90899999999999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0.4477270000000000"/>
        </table:table-row>
        <table:table-row>
          <table:table-cell office:value-type="float" office:value="100020"/>
          <table:table-cell/>
          <table:table-cell office:value-type="string">
            <text:p>Eichho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"/>
          <table:table-cell office:value-type="float" office:value="10.951185026801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1842.506658695 6021348.71615922)</text:p>
          </table:table-cell>
          <table:table-cell office:value-type="string">
            <text:p>01002</text:p>
          </table:table-cell>
          <table:table-cell office:value-type="float" office:value="741"/>
          <table:table-cell office:value-type="float" office:value="3"/>
          <table:table-cell office:value-type="float" office:value="53.768799999999999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0.4565720000000000"/>
        </table:table-row>
        <table:table-row>
          <table:table-cell office:value-type="float" office:value="110303"/>
          <table:table-cell/>
          <table:table-cell office:value-type="string">
            <text:p>Stadtra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23"/>
          <table:table-cell office:value-type="float" office:value="8.72835775992226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30000</text:p>
          </table:table-cell>
          <table:table-cell office:value-type="string">
            <text:p>SRID=3044;POINT(571856.941727692 6018748.91973078)</text:p>
          </table:table-cell>
          <table:table-cell office:value-type="string">
            <text:p>01002</text:p>
          </table:table-cell>
          <table:table-cell office:value-type="float" office:value="753"/>
          <table:table-cell office:value-type="float" office:value="4"/>
          <table:table-cell office:value-type="float" office:value="0.06478300000000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25.5489070000000000"/>
        </table:table-row>
        <table:table-row>
          <table:table-cell office:value-type="float" office:value="110402"/>
          <table:table-cell/>
          <table:table-cell office:value-type="string">
            <text:p>Adolf-Westphal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16.0891903157347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40000</text:p>
          </table:table-cell>
          <table:table-cell office:value-type="string">
            <text:p>SRID=3044;POINT(573757.264274472 6018408.62545487)</text:p>
          </table:table-cell>
          <table:table-cell office:value-type="string">
            <text:p>01002</text:p>
          </table:table-cell>
          <table:table-cell office:value-type="float" office:value="755"/>
          <table:table-cell office:value-type="float" office:value="3"/>
          <table:table-cell office:value-type="float" office:value="1146.9900000000000000"/>
          <table:table-cell office:value-type="float" office:value="1"/>
          <table:table-cell office:value-type="float" office:value="10020026"/>
          <table:table-cell office:value-type="float" office:value="0"/>
          <table:table-cell office:value-type="float" office:value="0.1864610000000000"/>
        </table:table-row>
        <table:table-row>
          <table:table-cell office:value-type="float" office:value="110510"/>
          <table:table-cell/>
          <table:table-cell office:value-type="string">
            <text:p>Bahnhofskai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1.85243788831535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666.812642409 6018936.04530836)</text:p>
          </table:table-cell>
          <table:table-cell office:value-type="string">
            <text:p>01002</text:p>
          </table:table-cell>
          <table:table-cell office:value-type="float" office:value="758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6"/>
          <table:table-cell office:value-type="float" office:value="8"/>
          <table:table-cell office:value-type="float" office:value="0.0000000000000000"/>
        </table:table-row>
        <table:table-row>
          <table:table-cell office:value-type="float" office:value="110515"/>
          <table:table-cell/>
          <table:table-cell office:value-type="string">
            <text:p>Papen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47"/>
          <table:table-cell office:value-type="float" office:value="5.81717477160769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884.724226233 6019090.6962638)</text:p>
          </table:table-cell>
          <table:table-cell office:value-type="string">
            <text:p>01002</text:p>
          </table:table-cell>
          <table:table-cell office:value-type="float" office:value="774"/>
          <table:table-cell office:value-type="float" office:value="3"/>
          <table:table-cell office:value-type="float" office:value="2.8129599999999999"/>
          <table:table-cell office:value-type="float" office:value="1"/>
          <table:table-cell office:value-type="float" office:value="10020025"/>
          <table:table-cell office:value-type="float" office:value="2"/>
          <table:table-cell office:value-type="float" office:value="179.9842779999999900"/>
        </table:table-row>
        <table:table-row>
          <table:table-cell office:value-type="float" office:value="120101"/>
          <table:table-cell/>
          <table:table-cell office:value-type="string">
            <text:p>Halle 400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9.37939075846743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10000</text:p>
          </table:table-cell>
          <table:table-cell office:value-type="string">
            <text:p>SRID=3044;POINT(573953.564882143 6018748.58618082)</text:p>
          </table:table-cell>
          <table:table-cell office:value-type="string">
            <text:p>01002</text:p>
          </table:table-cell>
          <table:table-cell office:value-type="float" office:value="1088"/>
          <table:table-cell office:value-type="float" office:value="3"/>
          <table:table-cell office:value-type="float" office:value="1047.4800000000000000"/>
          <table:table-cell office:value-type="float" office:value="1"/>
          <table:table-cell office:value-type="float" office:value="10020027"/>
          <table:table-cell office:value-type="float" office:value="8"/>
          <table:table-cell office:value-type="float" office:value="0.0000000000000000"/>
        </table:table-row>
        <table:table-row>
          <table:table-cell office:value-type="float" office:value="120201"/>
          <table:table-cell/>
          <table:table-cell office:value-type="string">
            <text:p>Greif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71"/>
          <table:table-cell office:value-type="float" office:value="13.6191910502347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849.408721338 6018143.4164157)</text:p>
          </table:table-cell>
          <table:table-cell office:value-type="string">
            <text:p>01002</text:p>
          </table:table-cell>
          <table:table-cell office:value-type="float" office:value="784"/>
          <table:table-cell office:value-type="float" office:value="3"/>
          <table:table-cell office:value-type="float" office:value="29.6422999999999990"/>
          <table:table-cell office:value-type="float" office:value="1"/>
          <table:table-cell office:value-type="float" office:value="10020027"/>
          <table:table-cell office:value-type="float" office:value="0"/>
          <table:table-cell office:value-type="float" office:value="78.6390320000000000"/>
        </table:table-row>
        <table:table-row>
          <table:table-cell office:value-type="float" office:value="120202"/>
          <table:table-cell/>
          <table:table-cell office:value-type="string">
            <text:p>Iltis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29"/>
          <table:table-cell office:value-type="float" office:value="6.80614329404891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542.962011316 6018178.32628436)</text:p>
          </table:table-cell>
          <table:table-cell office:value-type="string">
            <text:p>01002</text:p>
          </table:table-cell>
          <table:table-cell office:value-type="float" office:value="783"/>
          <table:table-cell office:value-type="float" office:value="3"/>
          <table:table-cell office:value-type="float" office:value="76.0200999999999990"/>
          <table:table-cell office:value-type="float" office:value="1"/>
          <table:table-cell office:value-type="float" office:value="10020027"/>
          <table:table-cell office:value-type="float" office:value="0"/>
          <table:table-cell office:value-type="float" office:value="63.0312910000000030"/>
        </table:table-row>
        <table:table-row>
          <table:table-cell office:value-type="float" office:value="120203"/>
          <table:table-cell/>
          <table:table-cell office:value-type="string">
            <text:p>Preetzer Straß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7.99449862953496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5465.794026473 6018186.46561702)</text:p>
          </table:table-cell>
          <table:table-cell office:value-type="string">
            <text:p>01002</text:p>
          </table:table-cell>
          <table:table-cell office:value-type="float" office:value="787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7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80105"/>
          <table:table-cell/>
          <table:table-cell office:value-type="string">
            <text:p>Projensdorf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52"/>
          <table:table-cell office:value-type="float" office:value="16.4909381140974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357.785859113 6023329.10335124)</text:p>
          </table:table-cell>
          <table:table-cell office:value-type="string">
            <text:p>01002</text:p>
          </table:table-cell>
          <table:table-cell office:value-type="float" office:value="683"/>
          <table:table-cell office:value-type="float" office:value="2"/>
          <table:table-cell office:value-type="float" office:value="201.17699999999999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45.6008020000000020"/>
        </table:table-row>
        <table:table-row>
          <table:table-cell office:value-type="float" office:value="80108"/>
          <table:table-cell/>
          <table:table-cell office:value-type="string">
            <text:p>Achter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60"/>
          <table:table-cell office:value-type="float" office:value="5.86304277368833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404.712291181 6023454.26019349)</text:p>
          </table:table-cell>
          <table:table-cell office:value-type="string">
            <text:p>01002</text:p>
          </table:table-cell>
          <table:table-cell office:value-type="float" office:value="685"/>
          <table:table-cell office:value-type="float" office:value="2"/>
          <table:table-cell office:value-type="float" office:value="54.998699999999999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95.5135449999999930"/>
        </table:table-row>
        <table:table-row>
          <table:table-cell office:value-type="float" office:value="80203"/>
          <table:table-cell/>
          <table:table-cell office:value-type="string">
            <text:p>REWE Wi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2"/>
          <table:table-cell office:value-type="float" office:value="10.852837616756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2822.156260597 6023741.48028114)</text:p>
          </table:table-cell>
          <table:table-cell office:value-type="string">
            <text:p>01002</text:p>
          </table:table-cell>
          <table:table-cell office:value-type="float" office:value="688"/>
          <table:table-cell office:value-type="float" office:value="2"/>
          <table:table-cell office:value-type="float" office:value="75.950999999999993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8.4770459999999996"/>
        </table:table-row>
        <table:table-row>
          <table:table-cell office:value-type="float" office:value="80206"/>
          <table:table-cell/>
          <table:table-cell office:value-type="string">
            <text:p>Flensburg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22"/>
          <table:table-cell office:value-type="float" office:value="19.107655988961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176.701457972 6024016.98625368)</text:p>
          </table:table-cell>
          <table:table-cell office:value-type="string">
            <text:p>01002</text:p>
          </table:table-cell>
          <table:table-cell office:value-type="float" office:value="692"/>
          <table:table-cell office:value-type="float" office:value="2"/>
          <table:table-cell office:value-type="float" office:value="32.652299999999997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48.2529100000000000"/>
        </table:table-row>
        <table:table-row>
          <table:table-cell office:value-type="float" office:value="120206"/>
          <table:table-cell/>
          <table:table-cell office:value-type="string">
            <text:p>Kirch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89"/>
          <table:table-cell office:value-type="float" office:value="9.47472451375377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666.64196214 6018441.48580989)</text:p>
          </table:table-cell>
          <table:table-cell office:value-type="string">
            <text:p>01002</text:p>
          </table:table-cell>
          <table:table-cell office:value-type="float" office:value="798"/>
          <table:table-cell office:value-type="float" office:value="3"/>
          <table:table-cell office:value-type="float" office:value="45.6462999999999970"/>
          <table:table-cell office:value-type="float" office:value="1"/>
          <table:table-cell office:value-type="float" office:value="10020027"/>
          <table:table-cell office:value-type="float" office:value="2"/>
          <table:table-cell office:value-type="float" office:value="231.0357410000000000"/>
        </table:table-row>
        <table:table-row>
          <table:table-cell office:value-type="float" office:value="80209"/>
          <table:table-cell/>
          <table:table-cell office:value-type="string">
            <text:p>Wirtschaftsakademie S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"/>
          <table:table-cell office:value-type="float" office:value="12.4738577633685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090.931953057 6024185.00355464)</text:p>
          </table:table-cell>
          <table:table-cell office:value-type="string">
            <text:p>01002</text:p>
          </table:table-cell>
          <table:table-cell office:value-type="float" office:value="691"/>
          <table:table-cell office:value-type="float" office:value="2"/>
          <table:table-cell office:value-type="float" office:value="63.571300000000001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0.4810060000000000"/>
        </table:table-row>
        <table:table-row>
          <table:table-cell office:value-type="float" office:value="110201"/>
          <table:table-cell/>
          <table:table-cell office:value-type="string">
            <text:p>Knick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60"/>
          <table:table-cell office:value-type="float" office:value="22.6011739487289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20000</text:p>
          </table:table-cell>
          <table:table-cell office:value-type="string">
            <text:p>SRID=3044;POINT(571255.259525064 6019398.28344432)</text:p>
          </table:table-cell>
          <table:table-cell office:value-type="string">
            <text:p>01002</text:p>
          </table:table-cell>
          <table:table-cell office:value-type="float" office:value="751"/>
          <table:table-cell office:value-type="float" office:value="4"/>
          <table:table-cell office:value-type="float" office:value="0.67081000000000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15.9283760000000000"/>
        </table:table-row>
        <table:table-row>
          <table:table-cell office:value-type="float" office:value="110301"/>
          <table:table-cell/>
          <table:table-cell office:value-type="string">
            <text:p>MHKW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5.10125597636846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30000</text:p>
          </table:table-cell>
          <table:table-cell office:value-type="string">
            <text:p>SRID=3044;POINT(572405.923691879 6018298.42907318)</text:p>
          </table:table-cell>
          <table:table-cell office:value-type="string">
            <text:p>01002</text:p>
          </table:table-cell>
          <table:table-cell office:value-type="float" office:value="752"/>
          <table:table-cell office:value-type="float" office:value="4"/>
          <table:table-cell office:value-type="float" office:value="103.9160000000000000"/>
          <table:table-cell office:value-type="float" office:value="1"/>
          <table:table-cell office:value-type="float" office:value="10020026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110302"/>
          <table:table-cell/>
          <table:table-cell office:value-type="string">
            <text:p>Plaza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6"/>
          <table:table-cell office:value-type="float" office:value="10.6222806326507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30000</text:p>
          </table:table-cell>
          <table:table-cell office:value-type="string">
            <text:p>SRID=3044;POINT(572145.668941905 6018447.92612287)</text:p>
          </table:table-cell>
          <table:table-cell office:value-type="string">
            <text:p>01002</text:p>
          </table:table-cell>
          <table:table-cell office:value-type="float" office:value="754"/>
          <table:table-cell office:value-type="float" office:value="4"/>
          <table:table-cell office:value-type="float" office:value="952.02300000000002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12.8032770000000000"/>
        </table:table-row>
        <table:table-row>
          <table:table-cell office:value-type="float" office:value="80211"/>
          <table:table-cell/>
          <table:table-cell office:value-type="string">
            <text:p>Au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69"/>
          <table:table-cell office:value-type="float" office:value="35.0696237759398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411.455774489 6024541.6219019)</text:p>
          </table:table-cell>
          <table:table-cell office:value-type="string">
            <text:p>01002</text:p>
          </table:table-cell>
          <table:table-cell office:value-type="float" office:value="689"/>
          <table:table-cell office:value-type="float" office:value="2"/>
          <table:table-cell office:value-type="float" office:value="383.6300000000000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13.3733970000000010"/>
        </table:table-row>
        <table:table-row>
          <table:table-cell office:value-type="float" office:value="80212"/>
          <table:table-cell/>
          <table:table-cell office:value-type="string">
            <text:p>Schleusenpark Wiker Balko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43"/>
          <table:table-cell office:value-type="float" office:value="26.5064497161261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876.237979024 6024569.33835588)</text:p>
          </table:table-cell>
          <table:table-cell office:value-type="string">
            <text:p>01002</text:p>
          </table:table-cell>
          <table:table-cell office:value-type="float" office:value="696"/>
          <table:table-cell office:value-type="float" office:value="2"/>
          <table:table-cell office:value-type="float" office:value="487.5840000000000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9.1675799999999992"/>
        </table:table-row>
        <table:table-row>
          <table:table-cell office:value-type="float" office:value="120207"/>
          <table:table-cell/>
          <table:table-cell office:value-type="string">
            <text:p>Geschwister-Scholl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22.0158325348067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5536.8707934 6018455.13960118)</text:p>
          </table:table-cell>
          <table:table-cell office:value-type="string">
            <text:p>01002</text:p>
          </table:table-cell>
          <table:table-cell office:value-type="float" office:value="786"/>
          <table:table-cell office:value-type="float" office:value="3"/>
          <table:table-cell office:value-type="float" office:value="484.214000000000000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0.1362660000000000"/>
        </table:table-row>
        <table:table-row>
          <table:table-cell office:value-type="float" office:value="130201"/>
          <table:table-cell/>
          <table:table-cell office:value-type="string">
            <text:p>Meimersdorf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68"/>
          <table:table-cell office:value-type="float" office:value="39.7344863917218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1845.590919783 6016045.84423016)</text:p>
          </table:table-cell>
          <table:table-cell office:value-type="string">
            <text:p>01002</text:p>
          </table:table-cell>
          <table:table-cell office:value-type="float" office:value="805"/>
          <table:table-cell office:value-type="float" office:value="5"/>
          <table:table-cell office:value-type="float" office:value="0.945237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6.7447710000000001"/>
        </table:table-row>
        <table:table-row>
          <table:table-cell office:value-type="float" office:value="130202"/>
          <table:table-cell/>
          <table:table-cell office:value-type="string">
            <text:p>KI-Schulen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1"/>
          <table:table-cell office:value-type="float" office:value="29.382130903798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1468.111871467 6016487.08237198)</text:p>
          </table:table-cell>
          <table:table-cell office:value-type="string">
            <text:p>01002</text:p>
          </table:table-cell>
          <table:table-cell office:value-type="float" office:value="804"/>
          <table:table-cell office:value-type="float" office:value="5"/>
          <table:table-cell office:value-type="float" office:value="60.891399999999997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4.1181489999999998"/>
        </table:table-row>
        <table:table-row>
          <table:table-cell office:value-type="float" office:value="407601"/>
          <table:table-cell/>
          <table:table-cell office:value-type="string">
            <text:p>Schwartbuc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95"/>
          <table:table-cell office:value-type="float" office:value="1315.2555513843199000"/>
          <table:table-cell office:value-type="float" office:value="0"/>
          <table:table-cell office:value-type="string">
            <text:p>01057076</text:p>
          </table:table-cell>
          <table:table-cell office:value-type="float" office:value="3"/>
          <table:table-cell/>
          <table:table-cell office:value-type="string">
            <text:p>SRID=3044;POINT(596174.454702514 6024339.72975685)</text:p>
          </table:table-cell>
          <table:table-cell office:value-type="string">
            <text:p>01057</text:p>
          </table:table-cell>
          <table:table-cell office:value-type="float" office:value="167"/>
          <table:table-cell office:value-type="float" office:value="15"/>
          <table:table-cell office:value-type="float" office:value="33.0000000000000000"/>
          <table:table-cell office:value-type="float" office:value="407601"/>
          <table:table-cell office:value-type="float" office:value="10570418"/>
          <table:table-cell office:value-type="float" office:value="0"/>
          <table:table-cell office:value-type="float" office:value="0.6044450000000000"/>
        </table:table-row>
        <table:table-row>
          <table:table-cell office:value-type="float" office:value="110401"/>
          <table:table-cell/>
          <table:table-cell office:value-type="string">
            <text:p>Zum Broo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5.06315563949779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40000</text:p>
          </table:table-cell>
          <table:table-cell office:value-type="string">
            <text:p>SRID=3044;POINT(573833.63157418 6018157.22071938)</text:p>
          </table:table-cell>
          <table:table-cell office:value-type="string">
            <text:p>01002</text:p>
          </table:table-cell>
          <table:table-cell office:value-type="float" office:value="757"/>
          <table:table-cell office:value-type="float" office:value="3"/>
          <table:table-cell office:value-type="float" office:value="317.7900000000000200"/>
          <table:table-cell office:value-type="float" office:value="1"/>
          <table:table-cell office:value-type="float" office:value="10020026"/>
          <table:table-cell office:value-type="float" office:value="0"/>
          <table:table-cell office:value-type="float" office:value="0.5925160000000000"/>
        </table:table-row>
        <table:table-row>
          <table:table-cell office:value-type="float" office:value="130203"/>
          <table:table-cell/>
          <table:table-cell office:value-type="string">
            <text:p>Baum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54"/>
          <table:table-cell office:value-type="float" office:value="35.4560758151098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1946.935222086 6016876.1532742)</text:p>
          </table:table-cell>
          <table:table-cell office:value-type="string">
            <text:p>01002</text:p>
          </table:table-cell>
          <table:table-cell office:value-type="float" office:value="808"/>
          <table:table-cell office:value-type="float" office:value="5"/>
          <table:table-cell office:value-type="float" office:value="169.971000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24.0861400000000000"/>
        </table:table-row>
        <table:table-row>
          <table:table-cell office:value-type="float" office:value="130407"/>
          <table:table-cell/>
          <table:table-cell office:value-type="string">
            <text:p>Max Bahr Gaard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2"/>
          <table:table-cell office:value-type="float" office:value="2.13443117443588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3992.545413076 6017923.8200409)</text:p>
          </table:table-cell>
          <table:table-cell office:value-type="string">
            <text:p>01002</text:p>
          </table:table-cell>
          <table:table-cell office:value-type="float" office:value="819"/>
          <table:table-cell office:value-type="float" office:value="3"/>
          <table:table-cell office:value-type="float" office:value="309.41000000000003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89.9537090000000030"/>
        </table:table-row>
        <table:table-row>
          <table:table-cell office:value-type="float" office:value="130408"/>
          <table:table-cell/>
          <table:table-cell office:value-type="string">
            <text:p>Heintz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11"/>
          <table:table-cell office:value-type="float" office:value="8.32969029029369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4157.462093405 6017948.90500026)</text:p>
          </table:table-cell>
          <table:table-cell office:value-type="string">
            <text:p>01002</text:p>
          </table:table-cell>
          <table:table-cell office:value-type="float" office:value="817"/>
          <table:table-cell office:value-type="float" office:value="3"/>
          <table:table-cell office:value-type="float" office:value="94.6333999999999950"/>
          <table:table-cell office:value-type="float" office:value="1"/>
          <table:table-cell office:value-type="float" office:value="10020029"/>
          <table:table-cell office:value-type="float" office:value="1"/>
          <table:table-cell office:value-type="float" office:value="121.3730600000000000"/>
        </table:table-row>
        <table:table-row>
          <table:table-cell office:value-type="float" office:value="140304"/>
          <table:table-cell/>
          <table:table-cell office:value-type="string">
            <text:p>Hammer Nord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8"/>
          <table:table-cell office:value-type="float" office:value="37.5139929064853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30000</text:p>
          </table:table-cell>
          <table:table-cell office:value-type="string">
            <text:p>SRID=3044;POINT(569505.385570579 6016849.80623684)</text:p>
          </table:table-cell>
          <table:table-cell office:value-type="string">
            <text:p>01002</text:p>
          </table:table-cell>
          <table:table-cell office:value-type="float" office:value="1034"/>
          <table:table-cell office:value-type="float" office:value="4"/>
          <table:table-cell office:value-type="float" office:value="1.47540000000000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5.5445979999999997"/>
        </table:table-row>
        <table:table-row>
          <table:table-cell office:value-type="float" office:value="150102"/>
          <table:table-cell/>
          <table:table-cell office:value-type="string">
            <text:p>Julienlust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4"/>
          <table:table-cell office:value-type="float" office:value="54.7126000587162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10000</text:p>
          </table:table-cell>
          <table:table-cell office:value-type="string">
            <text:p>SRID=3044;POINT(570319.270564214 6019251.32804983)</text:p>
          </table:table-cell>
          <table:table-cell office:value-type="string">
            <text:p>01002</text:p>
          </table:table-cell>
          <table:table-cell office:value-type="float" office:value="1038"/>
          <table:table-cell office:value-type="float" office:value="4"/>
          <table:table-cell office:value-type="float" office:value="83.047200000000004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3.7285740000000001"/>
        </table:table-row>
        <table:table-row>
          <table:table-cell office:value-type="float" office:value="160001"/>
          <table:table-cell/>
          <table:table-cell office:value-type="string">
            <text:p>Poppenra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85"/>
          <table:table-cell office:value-type="float" office:value="31.1565761772500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5910.960184577 6018516.60400343)</text:p>
          </table:table-cell>
          <table:table-cell office:value-type="string">
            <text:p>01002</text:p>
          </table:table-cell>
          <table:table-cell office:value-type="float" office:value="852"/>
          <table:table-cell office:value-type="float" office:value="6"/>
          <table:table-cell office:value-type="float" office:value="9.0557700000000008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38.0337040000000000"/>
        </table:table-row>
        <table:table-row>
          <table:table-cell office:value-type="float" office:value="80302"/>
          <table:table-cell/>
          <table:table-cell office:value-type="string">
            <text:p>Bremers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"/>
          <table:table-cell office:value-type="float" office:value="20.318228658621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30000</text:p>
          </table:table-cell>
          <table:table-cell office:value-type="string">
            <text:p>SRID=3044;POINT(571860.309045369 6022894.24790267)</text:p>
          </table:table-cell>
          <table:table-cell office:value-type="string">
            <text:p>01002</text:p>
          </table:table-cell>
          <table:table-cell office:value-type="float" office:value="702"/>
          <table:table-cell office:value-type="float" office:value="2"/>
          <table:table-cell office:value-type="float" office:value="14.162500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0.4921690000000000"/>
        </table:table-row>
        <table:table-row>
          <table:table-cell office:value-type="float" office:value="80304"/>
          <table:table-cell/>
          <table:table-cell office:value-type="string">
            <text:p>Holsteinstadio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3"/>
          <table:table-cell office:value-type="float" office:value="17.1571957455301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30000</text:p>
          </table:table-cell>
          <table:table-cell office:value-type="string">
            <text:p>SRID=3044;POINT(572969.041768886 6023260.38432354)</text:p>
          </table:table-cell>
          <table:table-cell office:value-type="string">
            <text:p>01002</text:p>
          </table:table-cell>
          <table:table-cell office:value-type="float" office:value="697"/>
          <table:table-cell office:value-type="float" office:value="2"/>
          <table:table-cell office:value-type="float" office:value="44.904699999999998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12.4146160000000010"/>
        </table:table-row>
        <table:table-row>
          <table:table-cell office:value-type="float" office:value="160005"/>
          <table:table-cell/>
          <table:table-cell office:value-type="string">
            <text:p>Hang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07"/>
          <table:table-cell office:value-type="float" office:value="23.1565135973611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5980.054463581 6019429.407614)</text:p>
          </table:table-cell>
          <table:table-cell office:value-type="string">
            <text:p>01002</text:p>
          </table:table-cell>
          <table:table-cell office:value-type="float" office:value="857"/>
          <table:table-cell office:value-type="float" office:value="6"/>
          <table:table-cell office:value-type="float" office:value="127.2210000000000000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26.2129270000000010"/>
        </table:table-row>
        <table:table-row>
          <table:table-cell office:value-type="float" office:value="160007"/>
          <table:table-cell/>
          <table:table-cell office:value-type="string">
            <text:p>Mathild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3"/>
          <table:table-cell office:value-type="float" office:value="6.72198124985260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5832.733321652 6020047.69720865)</text:p>
          </table:table-cell>
          <table:table-cell office:value-type="string">
            <text:p>01002</text:p>
          </table:table-cell>
          <table:table-cell office:value-type="float" office:value="856"/>
          <table:table-cell office:value-type="float" office:value="6"/>
          <table:table-cell office:value-type="float" office:value="22.3661999999999990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24.2488029999999990"/>
        </table:table-row>
        <table:table-row>
          <table:table-cell office:value-type="float" office:value="170017"/>
          <table:table-cell/>
          <table:table-cell office:value-type="string">
            <text:p>Seefischmark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1"/>
          <table:table-cell office:value-type="float" office:value="24.4148187466951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830.32649641 6020606.60267941)</text:p>
          </table:table-cell>
          <table:table-cell office:value-type="string">
            <text:p>01002</text:p>
          </table:table-cell>
          <table:table-cell office:value-type="float" office:value="862"/>
          <table:table-cell office:value-type="float" office:value="6"/>
          <table:table-cell office:value-type="float" office:value="978.89200000000005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1.2697210000000001"/>
        </table:table-row>
        <table:table-row>
          <table:table-cell office:value-type="float" office:value="180103"/>
          <table:table-cell/>
          <table:table-cell office:value-type="string">
            <text:p>Jaegersall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27"/>
          <table:table-cell office:value-type="float" office:value="16.5580621103072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3652.940111111 6025408.47792934)</text:p>
          </table:table-cell>
          <table:table-cell office:value-type="string">
            <text:p>01002</text:p>
          </table:table-cell>
          <table:table-cell office:value-type="float" office:value="879"/>
          <table:table-cell office:value-type="float" office:value="1"/>
          <table:table-cell office:value-type="float" office:value="63.700600000000001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49.9454580000000020"/>
        </table:table-row>
        <table:table-row>
          <table:table-cell office:value-type="float" office:value="408401"/>
          <table:table-cell/>
          <table:table-cell office:value-type="string">
            <text:p>Wahlst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20"/>
          <table:table-cell office:value-type="float" office:value="1481.6868623633500000"/>
          <table:table-cell office:value-type="float" office:value="0"/>
          <table:table-cell office:value-type="string">
            <text:p>01057084</text:p>
          </table:table-cell>
          <table:table-cell office:value-type="float" office:value="3"/>
          <table:table-cell/>
          <table:table-cell office:value-type="string">
            <text:p>SRID=3044;POINT(586961.859806525 6005831.08512979)</text:p>
          </table:table-cell>
          <table:table-cell office:value-type="string">
            <text:p>01057</text:p>
          </table:table-cell>
          <table:table-cell office:value-type="float" office:value="190"/>
          <table:table-cell office:value-type="float" office:value="14"/>
          <table:table-cell office:value-type="float" office:value="17.0000000000000000"/>
          <table:table-cell office:value-type="float" office:value="408401"/>
          <table:table-cell office:value-type="float" office:value="10570414"/>
          <table:table-cell office:value-type="float" office:value="0"/>
          <table:table-cell office:value-type="float" office:value="0.3509510000000000"/>
        </table:table-row>
        <table:table-row>
          <table:table-cell office:value-type="float" office:value="80205"/>
          <table:table-cell/>
          <table:table-cell office:value-type="string">
            <text:p>Tirpitzhaf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65"/>
          <table:table-cell office:value-type="float" office:value="36.7082984081399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999.661403808 6023918.89341609)</text:p>
          </table:table-cell>
          <table:table-cell office:value-type="string">
            <text:p>01002</text:p>
          </table:table-cell>
          <table:table-cell office:value-type="float" office:value="1019"/>
          <table:table-cell office:value-type="float" office:value="2"/>
          <table:table-cell office:value-type="float" office:value="1151.6800000000001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15.3916150000000000"/>
        </table:table-row>
        <table:table-row>
          <table:table-cell office:value-type="float" office:value="400401"/>
          <table:table-cell/>
          <table:table-cell office:value-type="string">
            <text:p>Behrensdorf(Ostsee)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34"/>
          <table:table-cell office:value-type="float" office:value="2087.6003752175402000"/>
          <table:table-cell office:value-type="float" office:value="0"/>
          <table:table-cell office:value-type="string">
            <text:p>01057004</text:p>
          </table:table-cell>
          <table:table-cell office:value-type="float" office:value="3"/>
          <table:table-cell/>
          <table:table-cell office:value-type="string">
            <text:p>SRID=3044;POINT(604245.471774486 6023654.64073405)</text:p>
          </table:table-cell>
          <table:table-cell office:value-type="string">
            <text:p>01057</text:p>
          </table:table-cell>
          <table:table-cell office:value-type="float" office:value="193"/>
          <table:table-cell office:value-type="float" office:value="15"/>
          <table:table-cell office:value-type="float" office:value="48.8110000000000000"/>
          <table:table-cell office:value-type="float" office:value="400401"/>
          <table:table-cell office:value-type="float" office:value="10570404"/>
          <table:table-cell office:value-type="float" office:value="7"/>
          <table:table-cell office:value-type="float" office:value="0.3036980000000000"/>
        </table:table-row>
        <table:table-row>
          <table:table-cell office:value-type="float" office:value="30008"/>
          <table:table-cell/>
          <table:table-cell office:value-type="string">
            <text:p>Fleethör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41"/>
          <table:table-cell office:value-type="float" office:value="5.828488827028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426.120317506 6020163.89292337)</text:p>
          </table:table-cell>
          <table:table-cell office:value-type="string">
            <text:p>01002</text:p>
          </table:table-cell>
          <table:table-cell office:value-type="float" office:value="625"/>
          <table:table-cell office:value-type="float" office:value="3"/>
          <table:table-cell office:value-type="float" office:value="73.8936999999999950"/>
          <table:table-cell office:value-type="float" office:value="1"/>
          <table:table-cell office:value-type="float" office:value="10020016"/>
          <table:table-cell office:value-type="float" office:value="5"/>
          <table:table-cell office:value-type="float" office:value="75.6628369999999960"/>
        </table:table-row>
        <table:table-row>
          <table:table-cell office:value-type="float" office:value="90102"/>
          <table:table-cell/>
          <table:table-cell office:value-type="string">
            <text:p>Ahlman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09"/>
          <table:table-cell office:value-type="float" office:value="3.81811622543045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086.589249646 6021143.409619)</text:p>
          </table:table-cell>
          <table:table-cell office:value-type="string">
            <text:p>01002</text:p>
          </table:table-cell>
          <table:table-cell office:value-type="float" office:value="720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107.1208879999999900"/>
        </table:table-row>
        <table:table-row>
          <table:table-cell office:value-type="float" office:value="120214"/>
          <table:table-cell/>
          <table:table-cell office:value-type="string">
            <text:p>Karlsta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52"/>
          <table:table-cell office:value-type="float" office:value="8.98276615456047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612.523476281 6018848.24144663)</text:p>
          </table:table-cell>
          <table:table-cell office:value-type="string">
            <text:p>01002</text:p>
          </table:table-cell>
          <table:table-cell office:value-type="float" office:value="795"/>
          <table:table-cell office:value-type="float" office:value="3"/>
          <table:table-cell office:value-type="float" office:value="230.1409999999999900"/>
          <table:table-cell office:value-type="float" office:value="1"/>
          <table:table-cell office:value-type="float" office:value="10020028"/>
          <table:table-cell office:value-type="float" office:value="1"/>
          <table:table-cell office:value-type="float" office:value="206.1725720000000000"/>
        </table:table-row>
        <table:table-row>
          <table:table-cell office:value-type="float" office:value="80402"/>
          <table:table-cell/>
          <table:table-cell office:value-type="string">
            <text:p>H-Ehlers-Akademi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96"/>
          <table:table-cell office:value-type="float" office:value="5.98266074201042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614.779126884 6023622.77580926)</text:p>
          </table:table-cell>
          <table:table-cell office:value-type="string">
            <text:p>01002</text:p>
          </table:table-cell>
          <table:table-cell office:value-type="float" office:value="705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99.6212259999999930"/>
        </table:table-row>
        <table:table-row>
          <table:table-cell office:value-type="float" office:value="110403"/>
          <table:table-cell/>
          <table:table-cell office:value-type="string">
            <text:p>Hör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2.17326224140095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40000</text:p>
          </table:table-cell>
          <table:table-cell office:value-type="string">
            <text:p>SRID=3044;POINT(573689.22172329 6018672.86330731)</text:p>
          </table:table-cell>
          <table:table-cell office:value-type="string">
            <text:p>01002</text:p>
          </table:table-cell>
          <table:table-cell office:value-type="float" office:value="756"/>
          <table:table-cell office:value-type="float" office:value="3"/>
          <table:table-cell office:value-type="float" office:value="181.3110000000000100"/>
          <table:table-cell office:value-type="float" office:value="1"/>
          <table:table-cell office:value-type="float" office:value="10020026"/>
          <table:table-cell office:value-type="float" office:value="8"/>
          <table:table-cell office:value-type="float" office:value="0.0000000000000000"/>
        </table:table-row>
        <table:table-row>
          <table:table-cell office:value-type="float" office:value="20002"/>
          <table:table-cell/>
          <table:table-cell office:value-type="string">
            <text:p>ZOB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3"/>
          <table:table-cell office:value-type="float" office:value="3.42737363534586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715.525779617 6019383.69321634)</text:p>
          </table:table-cell>
          <table:table-cell office:value-type="string">
            <text:p>01002</text:p>
          </table:table-cell>
          <table:table-cell office:value-type="float" office:value="616"/>
          <table:table-cell office:value-type="float" office:value="3"/>
          <table:table-cell office:value-type="float" office:value="171.5310000000000100"/>
          <table:table-cell office:value-type="float" office:value="1"/>
          <table:table-cell office:value-type="float" office:value="10020015"/>
          <table:table-cell office:value-type="float" office:value="8"/>
          <table:table-cell office:value-type="float" office:value="12.5460499999999990"/>
        </table:table-row>
        <table:table-row>
          <table:table-cell office:value-type="float" office:value="10003"/>
          <table:table-cell/>
          <table:table-cell office:value-type="string">
            <text:p>Nordlich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6"/>
          <table:table-cell office:value-type="float" office:value="1.86676344812799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065.743260612 6019968.90541741)</text:p>
          </table:table-cell>
          <table:table-cell office:value-type="string">
            <text:p>01002</text:p>
          </table:table-cell>
          <table:table-cell office:value-type="float" office:value="604"/>
          <table:table-cell office:value-type="float" office:value="3"/>
          <table:table-cell office:value-type="float" office:value="470.61500000000001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13.9278490000000000"/>
        </table:table-row>
        <table:table-row>
          <table:table-cell office:value-type="float" office:value="120205"/>
          <table:table-cell/>
          <table:table-cell office:value-type="string">
            <text:p>Röntg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35"/>
          <table:table-cell office:value-type="float" office:value="13.5761302672834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5035.083269149 6018404.5035168)</text:p>
          </table:table-cell>
          <table:table-cell office:value-type="string">
            <text:p>01002</text:p>
          </table:table-cell>
          <table:table-cell office:value-type="float" office:value="800"/>
          <table:table-cell office:value-type="float" office:value="3"/>
          <table:table-cell office:value-type="float" office:value="162.4850000000000100"/>
          <table:table-cell office:value-type="float" office:value="1"/>
          <table:table-cell office:value-type="float" office:value="10020027"/>
          <table:table-cell office:value-type="float" office:value="0"/>
          <table:table-cell office:value-type="float" office:value="39.4074000000000030"/>
        </table:table-row>
        <table:table-row>
          <table:table-cell office:value-type="float" office:value="20006"/>
          <table:table-cell/>
          <table:table-cell office:value-type="string">
            <text:p>Neues Rathau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3"/>
          <table:table-cell office:value-type="float" office:value="5.73649364846717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882.331336144 6019668.41389407)</text:p>
          </table:table-cell>
          <table:table-cell office:value-type="string">
            <text:p>01002</text:p>
          </table:table-cell>
          <table:table-cell office:value-type="float" office:value="614"/>
          <table:table-cell office:value-type="float" office:value="3"/>
          <table:table-cell office:value-type="float" office:value="1231.5699999999999000"/>
          <table:table-cell office:value-type="float" office:value="1"/>
          <table:table-cell office:value-type="float" office:value="10020015"/>
          <table:table-cell office:value-type="float" office:value="8"/>
          <table:table-cell office:value-type="float" office:value="17.9552190000000000"/>
        </table:table-row>
        <table:table-row>
          <table:table-cell office:value-type="float" office:value="130401"/>
          <table:table-cell/>
          <table:table-cell office:value-type="string">
            <text:p>GewGeb Segeberger Lstr. Mitt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"/>
          <table:table-cell office:value-type="float" office:value="2.52732247857343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4865.80236595 6017334.48554724)</text:p>
          </table:table-cell>
          <table:table-cell office:value-type="string">
            <text:p>01002</text:p>
          </table:table-cell>
          <table:table-cell office:value-type="float" office:value="824"/>
          <table:table-cell office:value-type="float" office:value="3"/>
          <table:table-cell office:value-type="float" office:value="36.014400000000002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5.9351349999999998"/>
        </table:table-row>
        <table:table-row>
          <table:table-cell office:value-type="float" office:value="40002"/>
          <table:table-cell/>
          <table:table-cell office:value-type="string">
            <text:p>Legi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37"/>
          <table:table-cell office:value-type="float" office:value="10.149030642649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3523.714674108 6020394.3501949)</text:p>
          </table:table-cell>
          <table:table-cell office:value-type="string">
            <text:p>01002</text:p>
          </table:table-cell>
          <table:table-cell office:value-type="float" office:value="637"/>
          <table:table-cell office:value-type="float" office:value="3"/>
          <table:table-cell office:value-type="float" office:value="1124.1600000000001000"/>
          <table:table-cell office:value-type="float" office:value="1"/>
          <table:table-cell office:value-type="float" office:value="10020017"/>
          <table:table-cell office:value-type="float" office:value="5"/>
          <table:table-cell office:value-type="float" office:value="62.7646149999999990"/>
        </table:table-row>
        <table:table-row>
          <table:table-cell office:value-type="float" office:value="40003"/>
          <table:table-cell/>
          <table:table-cell office:value-type="string">
            <text:p>Philosophenga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3"/>
          <table:table-cell office:value-type="float" office:value="2.18601843637260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4000000</text:p>
          </table:table-cell>
          <table:table-cell office:value-type="string">
            <text:p>SRID=3044;POINT(573953.925876802 6020470.44524596)</text:p>
          </table:table-cell>
          <table:table-cell office:value-type="string">
            <text:p>01002</text:p>
          </table:table-cell>
          <table:table-cell office:value-type="float" office:value="640"/>
          <table:table-cell office:value-type="float" office:value="3"/>
          <table:table-cell office:value-type="float" office:value="189.5020000000000100"/>
          <table:table-cell office:value-type="float" office:value="1"/>
          <table:table-cell office:value-type="float" office:value="10020017"/>
          <table:table-cell office:value-type="float" office:value="3"/>
          <table:table-cell office:value-type="float" office:value="51.6921529999999980"/>
        </table:table-row>
        <table:table-row>
          <table:table-cell office:value-type="float" office:value="150103"/>
          <table:table-cell/>
          <table:table-cell office:value-type="string">
            <text:p>Hofholzalle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78"/>
          <table:table-cell office:value-type="float" office:value="14.052702139723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10000</text:p>
          </table:table-cell>
          <table:table-cell office:value-type="string">
            <text:p>SRID=3044;POINT(570359.237651329 6019546.79170277)</text:p>
          </table:table-cell>
          <table:table-cell office:value-type="string">
            <text:p>01002</text:p>
          </table:table-cell>
          <table:table-cell office:value-type="float" office:value="1037"/>
          <table:table-cell office:value-type="float" office:value="4"/>
          <table:table-cell office:value-type="float" office:value="5.9526199999999996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26.8987410000000010"/>
        </table:table-row>
        <table:table-row>
          <table:table-cell office:value-type="float" office:value="180104"/>
          <table:table-cell/>
          <table:table-cell office:value-type="string">
            <text:p>Gravenstein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20"/>
          <table:table-cell office:value-type="float" office:value="21.2705180771859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3398.412987923 6025444.77683399)</text:p>
          </table:table-cell>
          <table:table-cell office:value-type="string">
            <text:p>01002</text:p>
          </table:table-cell>
          <table:table-cell office:value-type="float" office:value="877"/>
          <table:table-cell office:value-type="float" office:value="1"/>
          <table:table-cell office:value-type="float" office:value="23.662800000000001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15.0442970000000000"/>
        </table:table-row>
        <table:table-row>
          <table:table-cell office:value-type="float" office:value="50004"/>
          <table:table-cell/>
          <table:table-cell office:value-type="string">
            <text:p>Jungman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12"/>
          <table:table-cell office:value-type="float" office:value="8.59967165254503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477.724824963 6020978.67750529)</text:p>
          </table:table-cell>
          <table:table-cell office:value-type="string">
            <text:p>01002</text:p>
          </table:table-cell>
          <table:table-cell office:value-type="float" office:value="642"/>
          <table:table-cell office:value-type="float" office:value="3"/>
          <table:table-cell office:value-type="float" office:value="119.7369999999999900"/>
          <table:table-cell office:value-type="float" office:value="1"/>
          <table:table-cell office:value-type="float" office:value="10020018"/>
          <table:table-cell office:value-type="float" office:value="1"/>
          <table:table-cell office:value-type="float" office:value="152.5639640000000000"/>
        </table:table-row>
        <table:table-row>
          <table:table-cell office:value-type="float" office:value="50011"/>
          <table:table-cell/>
          <table:table-cell office:value-type="string">
            <text:p>Lorns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57"/>
          <table:table-cell office:value-type="float" office:value="2.77543781617738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4257.965826265 6021374.33790598)</text:p>
          </table:table-cell>
          <table:table-cell office:value-type="string">
            <text:p>01002</text:p>
          </table:table-cell>
          <table:table-cell office:value-type="float" office:value="646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92.5980030000000060"/>
        </table:table-row>
        <table:table-row>
          <table:table-cell office:value-type="float" office:value="170004"/>
          <table:table-cell/>
          <table:table-cell office:value-type="string">
            <text:p>Niss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74"/>
          <table:table-cell office:value-type="float" office:value="13.454610758906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713.529353712 6019269.07670148)</text:p>
          </table:table-cell>
          <table:table-cell office:value-type="string">
            <text:p>01002</text:p>
          </table:table-cell>
          <table:table-cell office:value-type="float" office:value="872"/>
          <table:table-cell office:value-type="float" office:value="6"/>
          <table:table-cell office:value-type="float" office:value="0.00000000000000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87.2563329999999980"/>
        </table:table-row>
        <table:table-row>
          <table:table-cell office:value-type="float" office:value="20001"/>
          <table:table-cell/>
          <table:table-cell office:value-type="string">
            <text:p>Sophienho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77"/>
          <table:table-cell office:value-type="float" office:value="8.185730715107679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479.347473602 6019323.03765307)</text:p>
          </table:table-cell>
          <table:table-cell office:value-type="string">
            <text:p>01002</text:p>
          </table:table-cell>
          <table:table-cell office:value-type="float" office:value="617"/>
          <table:table-cell office:value-type="float" office:value="3"/>
          <table:table-cell office:value-type="float" office:value="1804.16000000000010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70.4885150000000070"/>
        </table:table-row>
        <table:table-row>
          <table:table-cell office:value-type="float" office:value="180105"/>
          <table:table-cell/>
          <table:table-cell office:value-type="string">
            <text:p>WSA Holtenau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6"/>
          <table:table-cell office:value-type="float" office:value="11.800803684222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4984.928491826 6025447.76837334)</text:p>
          </table:table-cell>
          <table:table-cell office:value-type="string">
            <text:p>01002</text:p>
          </table:table-cell>
          <table:table-cell office:value-type="float" office:value="881"/>
          <table:table-cell office:value-type="float" office:value="1"/>
          <table:table-cell office:value-type="float" office:value="260.56999999999999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11.5246390000000010"/>
        </table:table-row>
        <table:table-row>
          <table:table-cell office:value-type="float" office:value="190001"/>
          <table:table-cell/>
          <table:table-cell office:value-type="string">
            <text:p>Werfthafen Rathj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1"/>
          <table:table-cell office:value-type="float" office:value="14.0024169967804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5779.202333387 6027230.31698866)</text:p>
          </table:table-cell>
          <table:table-cell office:value-type="string">
            <text:p>01002</text:p>
          </table:table-cell>
          <table:table-cell office:value-type="float" office:value="887"/>
          <table:table-cell office:value-type="float" office:value="1"/>
          <table:table-cell office:value-type="float" office:value="65.378600000000006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15.0688270000000010"/>
        </table:table-row>
        <table:table-row>
          <table:table-cell office:value-type="float" office:value="70001"/>
          <table:table-cell/>
          <table:table-cell office:value-type="string">
            <text:p>Beselerallee Mitt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97"/>
          <table:table-cell office:value-type="float" office:value="5.47987124250467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904.82907128 6021483.98162019)</text:p>
          </table:table-cell>
          <table:table-cell office:value-type="string">
            <text:p>01002</text:p>
          </table:table-cell>
          <table:table-cell office:value-type="float" office:value="666"/>
          <table:table-cell office:value-type="float" office:value="3"/>
          <table:table-cell office:value-type="float" office:value="109.9010000000000000"/>
          <table:table-cell office:value-type="float" office:value="1"/>
          <table:table-cell office:value-type="float" office:value="10020020"/>
          <table:table-cell office:value-type="float" office:value="3"/>
          <table:table-cell office:value-type="float" office:value="108.9441660000000000"/>
        </table:table-row>
        <table:table-row>
          <table:table-cell office:value-type="float" office:value="200002"/>
          <table:table-cell/>
          <table:table-cell office:value-type="string">
            <text:p>Skagerrakufer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8"/>
          <table:table-cell office:value-type="float" office:value="3.38758464921932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6521.529338766 6027647.09549497)</text:p>
          </table:table-cell>
          <table:table-cell office:value-type="string">
            <text:p>01002</text:p>
          </table:table-cell>
          <table:table-cell office:value-type="float" office:value="902"/>
          <table:table-cell office:value-type="float" office:value="1"/>
          <table:table-cell office:value-type="float" office:value="242.845000000000000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25.9772110000000000"/>
        </table:table-row>
        <table:table-row>
          <table:table-cell office:value-type="float" office:value="80106"/>
          <table:table-cell/>
          <table:table-cell office:value-type="string">
            <text:p>Mercato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61"/>
          <table:table-cell office:value-type="float" office:value="13.768098846529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695.42916792 6023418.67563729)</text:p>
          </table:table-cell>
          <table:table-cell office:value-type="string">
            <text:p>01002</text:p>
          </table:table-cell>
          <table:table-cell office:value-type="float" office:value="684"/>
          <table:table-cell office:value-type="float" office:value="2"/>
          <table:table-cell office:value-type="float" office:value="391.07799999999997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91.5885349999999930"/>
        </table:table-row>
        <table:table-row>
          <table:table-cell office:value-type="float" office:value="80107"/>
          <table:table-cell/>
          <table:table-cell office:value-type="string">
            <text:p>Orchideenwies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4"/>
          <table:table-cell office:value-type="float" office:value="28.851743578888101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987.858203494 6023422.10200688)</text:p>
          </table:table-cell>
          <table:table-cell office:value-type="string">
            <text:p>01002</text:p>
          </table:table-cell>
          <table:table-cell office:value-type="float" office:value="679"/>
          <table:table-cell office:value-type="float" office:value="2"/>
          <table:table-cell office:value-type="float" office:value="1937.1099999999999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4.2978339999999999"/>
        </table:table-row>
        <table:table-row>
          <table:table-cell office:value-type="float" office:value="220104"/>
          <table:table-cell/>
          <table:table-cell office:value-type="string">
            <text:p>Tiroler Ring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69"/>
          <table:table-cell office:value-type="float" office:value="16.423856879820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6893.305120679 6017405.14365142)</text:p>
          </table:table-cell>
          <table:table-cell office:value-type="string">
            <text:p>01002</text:p>
          </table:table-cell>
          <table:table-cell office:value-type="float" office:value="921"/>
          <table:table-cell office:value-type="float" office:value="6"/>
          <table:table-cell office:value-type="float" office:value="124.9449999999999900"/>
          <table:table-cell office:value-type="float" office:value="1"/>
          <table:table-cell office:value-type="float" office:value="10020039"/>
          <table:table-cell office:value-type="float" office:value="2"/>
          <table:table-cell office:value-type="float" office:value="83.3543549999999980"/>
        </table:table-row>
        <table:table-row>
          <table:table-cell office:value-type="float" office:value="180202"/>
          <table:table-cell/>
          <table:table-cell office:value-type="string">
            <text:p>Boelck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4"/>
          <table:table-cell office:value-type="float" office:value="124.00240579957401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20000</text:p>
          </table:table-cell>
          <table:table-cell office:value-type="string">
            <text:p>SRID=3044;POINT(574517.849668793 6027847.58164979)</text:p>
          </table:table-cell>
          <table:table-cell office:value-type="string">
            <text:p>01002</text:p>
          </table:table-cell>
          <table:table-cell office:value-type="float" office:value="886"/>
          <table:table-cell office:value-type="float" office:value="1"/>
          <table:table-cell office:value-type="float" office:value="27.39330000000000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1.4031990000000001"/>
        </table:table-row>
        <table:table-row>
          <table:table-cell office:value-type="float" office:value="190004"/>
          <table:table-cell/>
          <table:table-cell office:value-type="string">
            <text:p>Wasserwerk Prie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06"/>
          <table:table-cell office:value-type="float" office:value="20.5514764208833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5757.548487365 6028156.54618153)</text:p>
          </table:table-cell>
          <table:table-cell office:value-type="string">
            <text:p>01002</text:p>
          </table:table-cell>
          <table:table-cell office:value-type="float" office:value="891"/>
          <table:table-cell office:value-type="float" office:value="1"/>
          <table:table-cell office:value-type="float" office:value="516.773000000000020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39.2185940000000030"/>
        </table:table-row>
        <table:table-row>
          <table:table-cell office:value-type="float" office:value="190005"/>
          <table:table-cell/>
          <table:table-cell office:value-type="string">
            <text:p>Gustav-Falke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99"/>
          <table:table-cell office:value-type="float" office:value="30.3584827545118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5544.787838022 6028453.04901211)</text:p>
          </table:table-cell>
          <table:table-cell office:value-type="string">
            <text:p>01002</text:p>
          </table:table-cell>
          <table:table-cell office:value-type="float" office:value="892"/>
          <table:table-cell office:value-type="float" office:value="1"/>
          <table:table-cell office:value-type="float" office:value="14.169700000000001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49.3766439999999990"/>
        </table:table-row>
        <table:table-row>
          <table:table-cell office:value-type="float" office:value="190007"/>
          <table:table-cell/>
          <table:table-cell office:value-type="string">
            <text:p>Friedrichsort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04"/>
          <table:table-cell office:value-type="float" office:value="11.048364427875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5891.648684451 6028770.98369198)</text:p>
          </table:table-cell>
          <table:table-cell office:value-type="string">
            <text:p>01002</text:p>
          </table:table-cell>
          <table:table-cell office:value-type="float" office:value="893"/>
          <table:table-cell office:value-type="float" office:value="1"/>
          <table:table-cell office:value-type="float" office:value="116.721000000000000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27.5153849999999980"/>
        </table:table-row>
        <table:table-row>
          <table:table-cell office:value-type="float" office:value="200006"/>
          <table:table-cell/>
          <table:table-cell office:value-type="string">
            <text:p>An der Schanz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75"/>
          <table:table-cell office:value-type="float" office:value="13.2837268627511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6085.035423276 6027962.58062669)</text:p>
          </table:table-cell>
          <table:table-cell office:value-type="string">
            <text:p>01002</text:p>
          </table:table-cell>
          <table:table-cell office:value-type="float" office:value="898"/>
          <table:table-cell office:value-type="float" office:value="1"/>
          <table:table-cell office:value-type="float" office:value="263.041000000000000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80.9260840000000030"/>
        </table:table-row>
        <table:table-row>
          <table:table-cell office:value-type="float" office:value="80401"/>
          <table:table-cell/>
          <table:table-cell office:value-type="string">
            <text:p>Steenbek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62"/>
          <table:table-cell office:value-type="float" office:value="6.02912122168113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185.507176479 6023614.60081025)</text:p>
          </table:table-cell>
          <table:table-cell office:value-type="string">
            <text:p>01002</text:p>
          </table:table-cell>
          <table:table-cell office:value-type="float" office:value="703"/>
          <table:table-cell office:value-type="float" office:value="2"/>
          <table:table-cell office:value-type="float" office:value="10.1926000000000010"/>
          <table:table-cell office:value-type="float" office:value="1"/>
          <table:table-cell office:value-type="float" office:value="10020022"/>
          <table:table-cell office:value-type="float" office:value="1"/>
          <table:table-cell office:value-type="float" office:value="159.5589080000000000"/>
        </table:table-row>
        <table:table-row>
          <table:table-cell office:value-type="float" office:value="210208"/>
          <table:table-cell/>
          <table:table-cell office:value-type="string">
            <text:p>Speck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05"/>
          <table:table-cell office:value-type="float" office:value="43.4902944057308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822.482539468 6021473.26770928)</text:p>
          </table:table-cell>
          <table:table-cell office:value-type="string">
            <text:p>01002</text:p>
          </table:table-cell>
          <table:table-cell office:value-type="float" office:value="913"/>
          <table:table-cell office:value-type="float" office:value="6"/>
          <table:table-cell office:value-type="float" office:value="29.086400000000001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11.6117860000000000"/>
        </table:table-row>
        <table:table-row>
          <table:table-cell office:value-type="float" office:value="504901"/>
          <table:table-cell/>
          <table:table-cell office:value-type="string">
            <text:p>Em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65"/>
          <table:table-cell office:value-type="float" office:value="3899.4765178397001000"/>
          <table:table-cell office:value-type="float" office:value="0"/>
          <table:table-cell office:value-type="string">
            <text:p>01058049</text:p>
          </table:table-cell>
          <table:table-cell office:value-type="float" office:value="4"/>
          <table:table-cell/>
          <table:table-cell office:value-type="string">
            <text:p>SRID=3044;POINT(554299.002050951 6011175.38793262)</text:p>
          </table:table-cell>
          <table:table-cell office:value-type="string">
            <text:p>01058</text:p>
          </table:table-cell>
          <table:table-cell office:value-type="float" office:value="173"/>
          <table:table-cell office:value-type="float" office:value="14"/>
          <table:table-cell office:value-type="float" office:value="115.5520000000000100"/>
          <table:table-cell office:value-type="float" office:value="504901"/>
          <table:table-cell office:value-type="float" office:value="10580503"/>
          <table:table-cell office:value-type="float" office:value="0"/>
          <table:table-cell office:value-type="float" office:value="0.3756910000000000"/>
        </table:table-row>
        <table:table-row>
          <table:table-cell office:value-type="float" office:value="210212"/>
          <table:table-cell/>
          <table:table-cell office:value-type="string">
            <text:p>Masurenring Außen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0"/>
          <table:table-cell office:value-type="float" office:value="19.218426376318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527.677360667 6022062.64884425)</text:p>
          </table:table-cell>
          <table:table-cell office:value-type="string">
            <text:p>01002</text:p>
          </table:table-cell>
          <table:table-cell office:value-type="float" office:value="1102"/>
          <table:table-cell office:value-type="float" office:value="6"/>
          <table:table-cell office:value-type="float" office:value="0.00000000000000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3.6423380000000001"/>
        </table:table-row>
        <table:table-row>
          <table:table-cell office:value-type="float" office:value="220105"/>
          <table:table-cell/>
          <table:table-cell office:value-type="string">
            <text:p>Villach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6"/>
          <table:table-cell office:value-type="float" office:value="33.0865627100222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6476.578441235 6017466.83680064)</text:p>
          </table:table-cell>
          <table:table-cell office:value-type="string">
            <text:p>01002</text:p>
          </table:table-cell>
          <table:table-cell office:value-type="float" office:value="920"/>
          <table:table-cell office:value-type="float" office:value="6"/>
          <table:table-cell office:value-type="float" office:value="2.4727600000000001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6.2260929999999997"/>
        </table:table-row>
        <table:table-row>
          <table:table-cell office:value-type="float" office:value="220401"/>
          <table:table-cell/>
          <table:table-cell office:value-type="string">
            <text:p>Elmschenhagen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"/>
          <table:table-cell office:value-type="float" office:value="11.3029130498224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40000</text:p>
          </table:table-cell>
          <table:table-cell office:value-type="string">
            <text:p>SRID=3044;POINT(576018.554792567 6016719.19105763)</text:p>
          </table:table-cell>
          <table:table-cell office:value-type="string">
            <text:p>01002</text:p>
          </table:table-cell>
          <table:table-cell office:value-type="float" office:value="937"/>
          <table:table-cell office:value-type="float" office:value="5"/>
          <table:table-cell office:value-type="float" office:value="0.09821150000000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.2386189999999999"/>
        </table:table-row>
        <table:table-row>
          <table:table-cell office:value-type="float" office:value="230101"/>
          <table:table-cell/>
          <table:table-cell office:value-type="string">
            <text:p>Gut Schwartenbe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0"/>
          <table:table-cell office:value-type="float" office:value="293.18519892180097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10000</text:p>
          </table:table-cell>
          <table:table-cell office:value-type="string">
            <text:p>SRID=3044;POINT(569014.758034138 6023596.23271191)</text:p>
          </table:table-cell>
          <table:table-cell office:value-type="string">
            <text:p>01002</text:p>
          </table:table-cell>
          <table:table-cell office:value-type="float" office:value="938"/>
          <table:table-cell office:value-type="float" office:value="2"/>
          <table:table-cell office:value-type="float" office:value="2.6346599999999998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0.1364330000000000"/>
        </table:table-row>
        <table:table-row>
          <table:table-cell office:value-type="float" office:value="230204"/>
          <table:table-cell/>
          <table:table-cell office:value-type="string">
            <text:p>Steenbeker Weg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28"/>
          <table:table-cell office:value-type="float" office:value="32.1129343047350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680.058219265 6022972.77811358)</text:p>
          </table:table-cell>
          <table:table-cell office:value-type="string">
            <text:p>01002</text:p>
          </table:table-cell>
          <table:table-cell office:value-type="float" office:value="952"/>
          <table:table-cell office:value-type="float" office:value="2"/>
          <table:table-cell office:value-type="float" office:value="663.7500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7.0999429999999997"/>
        </table:table-row>
        <table:table-row>
          <table:table-cell office:value-type="float" office:value="260012"/>
          <table:table-cell/>
          <table:table-cell office:value-type="string">
            <text:p>Köpenick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55"/>
          <table:table-cell office:value-type="float" office:value="20.607125492406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9857.549963275 6018332.0491158)</text:p>
          </table:table-cell>
          <table:table-cell office:value-type="string">
            <text:p>01002</text:p>
          </table:table-cell>
          <table:table-cell office:value-type="float" office:value="1052"/>
          <table:table-cell office:value-type="float" office:value="4"/>
          <table:table-cell office:value-type="float" office:value="187.49600000000001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22.0797409999999990"/>
        </table:table-row>
        <table:table-row>
          <table:table-cell office:value-type="float" office:value="10005"/>
          <table:table-cell/>
          <table:table-cell office:value-type="string">
            <text:p>NDR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"/>
          <table:table-cell office:value-type="float" office:value="1.51077372060266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271.249725275 6020048.84101735)</text:p>
          </table:table-cell>
          <table:table-cell office:value-type="string">
            <text:p>01002</text:p>
          </table:table-cell>
          <table:table-cell office:value-type="float" office:value="612"/>
          <table:table-cell office:value-type="float" office:value="3"/>
          <table:table-cell office:value-type="float" office:value="163.10499999999999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3.3095620000000001"/>
        </table:table-row>
        <table:table-row>
          <table:table-cell office:value-type="float" office:value="230215"/>
          <table:table-cell/>
          <table:table-cell office:value-type="string">
            <text:p>Suko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7"/>
          <table:table-cell office:value-type="float" office:value="32.3371468833967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442.455762254 6024303.07879615)</text:p>
          </table:table-cell>
          <table:table-cell office:value-type="string">
            <text:p>01002</text:p>
          </table:table-cell>
          <table:table-cell office:value-type="float" office:value="941"/>
          <table:table-cell office:value-type="float" office:value="2"/>
          <table:table-cell office:value-type="float" office:value="38.791800000000002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19.3894659999999990"/>
        </table:table-row>
        <table:table-row>
          <table:table-cell office:value-type="float" office:value="230301"/>
          <table:table-cell/>
          <table:table-cell office:value-type="string">
            <text:p>Bezirkssportanlag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"/>
          <table:table-cell office:value-type="float" office:value="76.25525978666240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30000</text:p>
          </table:table-cell>
          <table:table-cell office:value-type="string">
            <text:p>SRID=3044;POINT(570581.397463016 6024523.05316433)</text:p>
          </table:table-cell>
          <table:table-cell office:value-type="string">
            <text:p>01002</text:p>
          </table:table-cell>
          <table:table-cell office:value-type="float" office:value="953"/>
          <table:table-cell office:value-type="float" office:value="2"/>
          <table:table-cell office:value-type="float" office:value="33.9694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0.1835940000000000"/>
        </table:table-row>
        <table:table-row>
          <table:table-cell office:value-type="float" office:value="240105"/>
          <table:table-cell/>
          <table:table-cell office:value-type="string">
            <text:p>Dorf Schilk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66"/>
          <table:table-cell office:value-type="float" office:value="279.35259566928897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5625.594909965 6030840.60102892)</text:p>
          </table:table-cell>
          <table:table-cell office:value-type="string">
            <text:p>01002</text:p>
          </table:table-cell>
          <table:table-cell office:value-type="float" office:value="954"/>
          <table:table-cell office:value-type="float" office:value="1"/>
          <table:table-cell office:value-type="float" office:value="107.268000000000000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1.6681429999999999"/>
        </table:table-row>
        <table:table-row>
          <table:table-cell office:value-type="float" office:value="240106"/>
          <table:table-cell/>
          <table:table-cell office:value-type="string">
            <text:p>Langenfel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45"/>
          <table:table-cell office:value-type="float" office:value="19.8907752655205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6190.786388813 6030868.69136117)</text:p>
          </table:table-cell>
          <table:table-cell office:value-type="string">
            <text:p>01002</text:p>
          </table:table-cell>
          <table:table-cell office:value-type="float" office:value="956"/>
          <table:table-cell office:value-type="float" office:value="1"/>
          <table:table-cell office:value-type="float" office:value="85.415199999999999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27.3996360000000010"/>
        </table:table-row>
        <table:table-row>
          <table:table-cell office:value-type="float" office:value="30007"/>
          <table:table-cell/>
          <table:table-cell office:value-type="string">
            <text:p>Jungfernsti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06"/>
          <table:table-cell office:value-type="float" office:value="6.09426428386476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3000000</text:p>
          </table:table-cell>
          <table:table-cell office:value-type="string">
            <text:p>SRID=3044;POINT(573171.491329839 6020131.43304162)</text:p>
          </table:table-cell>
          <table:table-cell office:value-type="string">
            <text:p>01002</text:p>
          </table:table-cell>
          <table:table-cell office:value-type="float" office:value="631"/>
          <table:table-cell office:value-type="float" office:value="3"/>
          <table:table-cell office:value-type="float" office:value="102.3040000000000000"/>
          <table:table-cell office:value-type="float" office:value="1"/>
          <table:table-cell office:value-type="float" office:value="10020016"/>
          <table:table-cell office:value-type="float" office:value="2"/>
          <table:table-cell office:value-type="float" office:value="214.2998629999999900"/>
        </table:table-row>
        <table:table-row>
          <table:table-cell office:value-type="float" office:value="240107"/>
          <table:table-cell/>
          <table:table-cell office:value-type="string">
            <text:p>Langenfelde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60"/>
          <table:table-cell office:value-type="float" office:value="38.656197586771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5917.55554826 6031123.27149125)</text:p>
          </table:table-cell>
          <table:table-cell office:value-type="string">
            <text:p>01002</text:p>
          </table:table-cell>
          <table:table-cell office:value-type="float" office:value="957"/>
          <table:table-cell office:value-type="float" office:value="1"/>
          <table:table-cell office:value-type="float" office:value="77.138700000000000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24.8343099999999990"/>
        </table:table-row>
        <table:table-row>
          <table:table-cell office:value-type="float" office:value="250101"/>
          <table:table-cell/>
          <table:table-cell office:value-type="string">
            <text:p>Königsförd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37"/>
          <table:table-cell office:value-type="float" office:value="17.821341243996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10000</text:p>
          </table:table-cell>
          <table:table-cell office:value-type="string">
            <text:p>SRID=3044;POINT(568851.47809527 6019119.4397304)</text:p>
          </table:table-cell>
          <table:table-cell office:value-type="string">
            <text:p>01002</text:p>
          </table:table-cell>
          <table:table-cell office:value-type="float" office:value="963"/>
          <table:table-cell office:value-type="float" office:value="4"/>
          <table:table-cell office:value-type="float" office:value="4.4771400000000003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13.2986620000000000"/>
        </table:table-row>
        <table:table-row>
          <table:table-cell office:value-type="float" office:value="250102"/>
          <table:table-cell/>
          <table:table-cell office:value-type="string">
            <text:p>Mettenhof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25"/>
          <table:table-cell office:value-type="float" office:value="14.4451475121594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10000</text:p>
          </table:table-cell>
          <table:table-cell office:value-type="string">
            <text:p>SRID=3044;POINT(568723.269187978 6019479.7857677)</text:p>
          </table:table-cell>
          <table:table-cell office:value-type="string">
            <text:p>01002</text:p>
          </table:table-cell>
          <table:table-cell office:value-type="float" office:value="1059"/>
          <table:table-cell office:value-type="float" office:value="4"/>
          <table:table-cell office:value-type="float" office:value="48.1073999999999980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15.5761650000000000"/>
        </table:table-row>
        <table:table-row>
          <table:table-cell office:value-type="float" office:value="250104"/>
          <table:table-cell/>
          <table:table-cell office:value-type="string">
            <text:p>AWO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6"/>
          <table:table-cell office:value-type="float" office:value="29.454075435482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10000</text:p>
          </table:table-cell>
          <table:table-cell office:value-type="string">
            <text:p>SRID=3044;POINT(569225.2952207 6020382.05544645)</text:p>
          </table:table-cell>
          <table:table-cell office:value-type="string">
            <text:p>01002</text:p>
          </table:table-cell>
          <table:table-cell office:value-type="float" office:value="965"/>
          <table:table-cell office:value-type="float" office:value="4"/>
          <table:table-cell office:value-type="float" office:value="990.322999999999980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6.6544270000000001"/>
        </table:table-row>
        <table:table-row>
          <table:table-cell office:value-type="float" office:value="250201"/>
          <table:table-cell/>
          <table:table-cell office:value-type="string">
            <text:p>Kopenhagener All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94"/>
          <table:table-cell office:value-type="float" office:value="27.289395100269900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204.066639245 6018771.85249484)</text:p>
          </table:table-cell>
          <table:table-cell office:value-type="string">
            <text:p>01002</text:p>
          </table:table-cell>
          <table:table-cell office:value-type="float" office:value="1104"/>
          <table:table-cell office:value-type="float" office:value="4"/>
          <table:table-cell office:value-type="float" office:value="31.0703999999999990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76.7331039999999970"/>
        </table:table-row>
        <table:table-row>
          <table:table-cell office:value-type="float" office:value="60005"/>
          <table:table-cell/>
          <table:table-cell office:value-type="string">
            <text:p>Forstweg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1"/>
          <table:table-cell office:value-type="float" office:value="2.15045744598277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378.875834192 6021466.54768668)</text:p>
          </table:table-cell>
          <table:table-cell office:value-type="string">
            <text:p>01002</text:p>
          </table:table-cell>
          <table:table-cell office:value-type="float" office:value="653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19"/>
          <table:table-cell office:value-type="float" office:value="3"/>
          <table:table-cell office:value-type="float" office:value="37.6664040000000000"/>
        </table:table-row>
        <table:table-row>
          <table:table-cell office:value-type="float" office:value="250203"/>
          <table:table-cell/>
          <table:table-cell office:value-type="string">
            <text:p>Jütlandring Ost / Max-Tau-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64"/>
          <table:table-cell office:value-type="float" office:value="14.2671442000215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402.763193652 6019105.36215732)</text:p>
          </table:table-cell>
          <table:table-cell office:value-type="string">
            <text:p>01002</text:p>
          </table:table-cell>
          <table:table-cell office:value-type="float" office:value="1103"/>
          <table:table-cell office:value-type="float" office:value="4"/>
          <table:table-cell office:value-type="float" office:value="213.2880000000000100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53.5496089999999970"/>
        </table:table-row>
        <table:table-row>
          <table:table-cell office:value-type="float" office:value="250204"/>
          <table:table-cell/>
          <table:table-cell office:value-type="string">
            <text:p>Aalborg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33"/>
          <table:table-cell office:value-type="float" office:value="21.3506576520243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080.516637723 6019422.20818608)</text:p>
          </table:table-cell>
          <table:table-cell office:value-type="string">
            <text:p>01002</text:p>
          </table:table-cell>
          <table:table-cell office:value-type="float" office:value="968"/>
          <table:table-cell office:value-type="float" office:value="4"/>
          <table:table-cell office:value-type="float" office:value="0.7869440000000000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85.8521559999999940"/>
        </table:table-row>
        <table:table-row>
          <table:table-cell office:value-type="float" office:value="250206"/>
          <table:table-cell/>
          <table:table-cell office:value-type="string">
            <text:p>Heidenberger Tei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14.255023306264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095.319793705 6019804.16928304)</text:p>
          </table:table-cell>
          <table:table-cell office:value-type="string">
            <text:p>01002</text:p>
          </table:table-cell>
          <table:table-cell office:value-type="float" office:value="1073"/>
          <table:table-cell office:value-type="float" office:value="4"/>
          <table:table-cell office:value-type="float" office:value="219.9990000000000000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250208"/>
          <table:table-cell/>
          <table:table-cell office:value-type="string">
            <text:p>Berg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37"/>
          <table:table-cell office:value-type="float" office:value="10.4699549579842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712.237110913 6020055.39063801)</text:p>
          </table:table-cell>
          <table:table-cell office:value-type="string">
            <text:p>01002</text:p>
          </table:table-cell>
          <table:table-cell office:value-type="float" office:value="969"/>
          <table:table-cell office:value-type="float" office:value="4"/>
          <table:table-cell office:value-type="float" office:value="155.056000000000010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185.0055710000000000"/>
        </table:table-row>
        <table:table-row>
          <table:table-cell office:value-type="float" office:value="250209"/>
          <table:table-cell/>
          <table:table-cell office:value-type="string">
            <text:p>BZ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10"/>
          <table:table-cell office:value-type="float" office:value="15.595110472517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258.282357013 6020092.45496416)</text:p>
          </table:table-cell>
          <table:table-cell office:value-type="string">
            <text:p>01002</text:p>
          </table:table-cell>
          <table:table-cell office:value-type="float" office:value="1072"/>
          <table:table-cell office:value-type="float" office:value="4"/>
          <table:table-cell office:value-type="float" office:value="520.947999999999980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39.1148239999999990"/>
        </table:table-row>
        <table:table-row>
          <table:table-cell office:value-type="float" office:value="250212"/>
          <table:table-cell/>
          <table:table-cell office:value-type="string">
            <text:p>Hammerfest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19"/>
          <table:table-cell office:value-type="float" office:value="18.660176949558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607.045009998 6020924.62085832)</text:p>
          </table:table-cell>
          <table:table-cell office:value-type="string">
            <text:p>01002</text:p>
          </table:table-cell>
          <table:table-cell office:value-type="float" office:value="970"/>
          <table:table-cell office:value-type="float" office:value="4"/>
          <table:table-cell office:value-type="float" office:value="0.000000000000000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59.9672770000000030"/>
        </table:table-row>
        <table:table-row>
          <table:table-cell office:value-type="float" office:value="60008"/>
          <table:table-cell/>
          <table:table-cell office:value-type="string">
            <text:p>Moltkestraß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0"/>
          <table:table-cell office:value-type="float" office:value="2.36517906102817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370.895431978 6021666.45345381)</text:p>
          </table:table-cell>
          <table:table-cell office:value-type="string">
            <text:p>01002</text:p>
          </table:table-cell>
          <table:table-cell office:value-type="float" office:value="654"/>
          <table:table-cell office:value-type="float" office:value="3"/>
          <table:table-cell office:value-type="float" office:value="23.1218000000000000"/>
          <table:table-cell office:value-type="float" office:value="1"/>
          <table:table-cell office:value-type="float" office:value="10020019"/>
          <table:table-cell office:value-type="float" office:value="0"/>
          <table:table-cell office:value-type="float" office:value="33.8240780000000000"/>
        </table:table-row>
        <table:table-row>
          <table:table-cell office:value-type="float" office:value="260001"/>
          <table:table-cell/>
          <table:table-cell office:value-type="string">
            <text:p>Vorderer Rus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45"/>
          <table:table-cell office:value-type="float" office:value="57.7427893846576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70184.954600622 6017393.7023673)</text:p>
          </table:table-cell>
          <table:table-cell office:value-type="string">
            <text:p>01002</text:p>
          </table:table-cell>
          <table:table-cell office:value-type="float" office:value="978"/>
          <table:table-cell office:value-type="float" office:value="4"/>
          <table:table-cell office:value-type="float" office:value="127.87800000000000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12.9020440000000000"/>
        </table:table-row>
        <table:table-row>
          <table:table-cell office:value-type="float" office:value="260002"/>
          <table:table-cell/>
          <table:table-cell office:value-type="string">
            <text:p>Ihlkat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76"/>
          <table:table-cell office:value-type="float" office:value="50.560138405495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8870.021655509 6017398.20569516)</text:p>
          </table:table-cell>
          <table:table-cell office:value-type="string">
            <text:p>01002</text:p>
          </table:table-cell>
          <table:table-cell office:value-type="float" office:value="977"/>
          <table:table-cell office:value-type="float" office:value="4"/>
          <table:table-cell office:value-type="float" office:value="13.99160000000000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15.3480589999999990"/>
        </table:table-row>
        <table:table-row>
          <table:table-cell office:value-type="float" office:value="260004"/>
          <table:table-cell/>
          <table:table-cell office:value-type="string">
            <text:p>Rederkamp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05"/>
          <table:table-cell office:value-type="float" office:value="21.9643150034589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9696.890800515 6017691.73017152)</text:p>
          </table:table-cell>
          <table:table-cell office:value-type="string">
            <text:p>01002</text:p>
          </table:table-cell>
          <table:table-cell office:value-type="float" office:value="981"/>
          <table:table-cell office:value-type="float" office:value="4"/>
          <table:table-cell office:value-type="float" office:value="73.639600000000002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41.2031970000000030"/>
        </table:table-row>
        <table:table-row>
          <table:table-cell office:value-type="float" office:value="260005"/>
          <table:table-cell/>
          <table:table-cell office:value-type="string">
            <text:p>Am Taubenkrug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7"/>
          <table:table-cell office:value-type="float" office:value="12.3568506392043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8281.607218258 6017709.42886078)</text:p>
          </table:table-cell>
          <table:table-cell office:value-type="string">
            <text:p>01002</text:p>
          </table:table-cell>
          <table:table-cell office:value-type="float" office:value="976"/>
          <table:table-cell office:value-type="float" office:value="4"/>
          <table:table-cell office:value-type="float" office:value="45.640799999999999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10.2776999999999990"/>
        </table:table-row>
        <table:table-row>
          <table:table-cell office:value-type="float" office:value="260006"/>
          <table:table-cell/>
          <table:table-cell office:value-type="string">
            <text:p>Johann-Heuck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32"/>
          <table:table-cell office:value-type="float" office:value="31.8864178309509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8845.247012688 6017719.92250363)</text:p>
          </table:table-cell>
          <table:table-cell office:value-type="string">
            <text:p>01002</text:p>
          </table:table-cell>
          <table:table-cell office:value-type="float" office:value="1045"/>
          <table:table-cell office:value-type="float" office:value="4"/>
          <table:table-cell office:value-type="float" office:value="115.41200000000001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7.2758250000000002"/>
        </table:table-row>
        <table:table-row>
          <table:table-cell office:value-type="float" office:value="260007"/>
          <table:table-cell/>
          <table:table-cell office:value-type="string">
            <text:p>Am Taubenkrug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3"/>
          <table:table-cell office:value-type="float" office:value="39.0804243777697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8390.036827906 6017891.87097326)</text:p>
          </table:table-cell>
          <table:table-cell office:value-type="string">
            <text:p>01002</text:p>
          </table:table-cell>
          <table:table-cell office:value-type="float" office:value="979"/>
          <table:table-cell office:value-type="float" office:value="4"/>
          <table:table-cell office:value-type="float" office:value="1.15646000000000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4.6826509999999999"/>
        </table:table-row>
        <table:table-row>
          <table:table-cell office:value-type="float" office:value="260009"/>
          <table:table-cell/>
          <table:table-cell office:value-type="string">
            <text:p>Mühlentei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11"/>
          <table:table-cell office:value-type="float" office:value="18.151487588354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70550.916402237 6018060.97244801)</text:p>
          </table:table-cell>
          <table:table-cell office:value-type="string">
            <text:p>01002</text:p>
          </table:table-cell>
          <table:table-cell office:value-type="float" office:value="983"/>
          <table:table-cell office:value-type="float" office:value="4"/>
          <table:table-cell office:value-type="float" office:value="0.00000000000000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28.1519629999999990"/>
        </table:table-row>
        <table:table-row>
          <table:table-cell office:value-type="float" office:value="260010"/>
          <table:table-cell/>
          <table:table-cell office:value-type="string">
            <text:p>Spreeallee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69"/>
          <table:table-cell office:value-type="float" office:value="22.602981389065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70322.3347118 6018120.78460817)</text:p>
          </table:table-cell>
          <table:table-cell office:value-type="string">
            <text:p>01002</text:p>
          </table:table-cell>
          <table:table-cell office:value-type="float" office:value="985"/>
          <table:table-cell office:value-type="float" office:value="4"/>
          <table:table-cell office:value-type="float" office:value="79.959400000000002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56.1430360000000020"/>
        </table:table-row>
        <table:table-row>
          <table:table-cell office:value-type="float" office:value="260013"/>
          <table:table-cell/>
          <table:table-cell office:value-type="string">
            <text:p>Russeer Geheg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0"/>
          <table:table-cell office:value-type="float" office:value="40.711649760994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9347.419150151 6018721.99566657)</text:p>
          </table:table-cell>
          <table:table-cell office:value-type="string">
            <text:p>01002</text:p>
          </table:table-cell>
          <table:table-cell office:value-type="float" office:value="975"/>
          <table:table-cell office:value-type="float" office:value="4"/>
          <table:table-cell office:value-type="float" office:value="0.00000000000000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1.2281500000000001"/>
        </table:table-row>
        <table:table-row>
          <table:table-cell office:value-type="float" office:value="80201"/>
          <table:table-cell/>
          <table:table-cell office:value-type="string">
            <text:p>Timm-Kröger-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21"/>
          <table:table-cell office:value-type="float" office:value="12.6715435857370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242.631462735 6023710.68393768)</text:p>
          </table:table-cell>
          <table:table-cell office:value-type="string">
            <text:p>01002</text:p>
          </table:table-cell>
          <table:table-cell office:value-type="float" office:value="686"/>
          <table:table-cell office:value-type="float" office:value="2"/>
          <table:table-cell office:value-type="float" office:value="174.5410000000000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80.5742400000000030"/>
        </table:table-row>
        <table:table-row>
          <table:table-cell office:value-type="float" office:value="80202"/>
          <table:table-cell/>
          <table:table-cell office:value-type="string">
            <text:p>Landesbehör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11"/>
          <table:table-cell office:value-type="float" office:value="3.69511842638013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619.046717643 6023714.32742882)</text:p>
          </table:table-cell>
          <table:table-cell office:value-type="string">
            <text:p>01002</text:p>
          </table:table-cell>
          <table:table-cell office:value-type="float" office:value="690"/>
          <table:table-cell office:value-type="float" office:value="2"/>
          <table:table-cell office:value-type="float" office:value="396.87200000000001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111.2278290000000000"/>
        </table:table-row>
        <table:table-row>
          <table:table-cell office:value-type="float" office:value="270101"/>
          <table:table-cell/>
          <table:table-cell office:value-type="string">
            <text:p>Meimersdorf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18"/>
          <table:table-cell office:value-type="float" office:value="295.06560457695201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340.561771466 6014539.3653636)</text:p>
          </table:table-cell>
          <table:table-cell office:value-type="string">
            <text:p>01002</text:p>
          </table:table-cell>
          <table:table-cell office:value-type="float" office:value="988"/>
          <table:table-cell office:value-type="float" office:value="5"/>
          <table:table-cell office:value-type="float" office:value="29.247900000000001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1.0777260000000000"/>
        </table:table-row>
        <table:table-row>
          <table:table-cell office:value-type="float" office:value="80213"/>
          <table:table-cell/>
          <table:table-cell office:value-type="string">
            <text:p>Nordhaf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15.2038434402234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4080.592880889 6024743.82993017)</text:p>
          </table:table-cell>
          <table:table-cell office:value-type="string">
            <text:p>01002</text:p>
          </table:table-cell>
          <table:table-cell office:value-type="float" office:value="687"/>
          <table:table-cell office:value-type="float" office:value="2"/>
          <table:table-cell office:value-type="float" office:value="96.543499999999995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80303"/>
          <table:table-cell/>
          <table:table-cell office:value-type="string">
            <text:p>Klausbroo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38"/>
          <table:table-cell office:value-type="float" office:value="28.1978687536975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30000</text:p>
          </table:table-cell>
          <table:table-cell office:value-type="string">
            <text:p>SRID=3044;POINT(571595.698553475 6023086.56478328)</text:p>
          </table:table-cell>
          <table:table-cell office:value-type="string">
            <text:p>01002</text:p>
          </table:table-cell>
          <table:table-cell office:value-type="float" office:value="700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40.3576600000000030"/>
        </table:table-row>
        <table:table-row>
          <table:table-cell office:value-type="float" office:value="80403"/>
          <table:table-cell/>
          <table:table-cell office:value-type="string">
            <text:p>Gurlitt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4"/>
          <table:table-cell office:value-type="float" office:value="2.11256443302122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442.154977904 6023704.93105286)</text:p>
          </table:table-cell>
          <table:table-cell office:value-type="string">
            <text:p>01002</text:p>
          </table:table-cell>
          <table:table-cell office:value-type="float" office:value="712"/>
          <table:table-cell office:value-type="float" office:value="2"/>
          <table:table-cell office:value-type="float" office:value="60.4239000000000030"/>
          <table:table-cell office:value-type="float" office:value="1"/>
          <table:table-cell office:value-type="float" office:value="10020022"/>
          <table:table-cell office:value-type="float" office:value="1"/>
          <table:table-cell office:value-type="float" office:value="96.5651019999999960"/>
        </table:table-row>
        <table:table-row>
          <table:table-cell office:value-type="float" office:value="270102"/>
          <table:table-cell/>
          <table:table-cell office:value-type="string">
            <text:p>Meimersdorf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8"/>
          <table:table-cell office:value-type="float" office:value="160.788048228045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200.984679685 6014779.21461052)</text:p>
          </table:table-cell>
          <table:table-cell office:value-type="string">
            <text:p>01002</text:p>
          </table:table-cell>
          <table:table-cell office:value-type="float" office:value="989"/>
          <table:table-cell office:value-type="float" office:value="5"/>
          <table:table-cell office:value-type="float" office:value="17.070599999999999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0.7338850000000000"/>
        </table:table-row>
        <table:table-row>
          <table:table-cell office:value-type="float" office:value="270105"/>
          <table:table-cell/>
          <table:table-cell office:value-type="string">
            <text:p>Solldiekswal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"/>
          <table:table-cell office:value-type="float" office:value="71.9654966664813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886.588451485 6014921.85017404)</text:p>
          </table:table-cell>
          <table:table-cell office:value-type="string">
            <text:p>01002</text:p>
          </table:table-cell>
          <table:table-cell office:value-type="float" office:value="990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0.1389550000000000"/>
        </table:table-row>
        <table:table-row>
          <table:table-cell office:value-type="float" office:value="270107"/>
          <table:table-cell/>
          <table:table-cell office:value-type="string">
            <text:p>Kieler Weg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4"/>
          <table:table-cell office:value-type="float" office:value="35.2257267777670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450.410977867 6015348.68609743)</text:p>
          </table:table-cell>
          <table:table-cell office:value-type="string">
            <text:p>01002</text:p>
          </table:table-cell>
          <table:table-cell office:value-type="float" office:value="1022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5.5073379999999998"/>
        </table:table-row>
        <table:table-row>
          <table:table-cell office:value-type="float" office:value="100015"/>
          <table:table-cell/>
          <table:table-cell office:value-type="string">
            <text:p>Eich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87"/>
          <table:table-cell office:value-type="float" office:value="15.5758011373685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313.185999555 6020822.24999825)</text:p>
          </table:table-cell>
          <table:table-cell office:value-type="string">
            <text:p>01002</text:p>
          </table:table-cell>
          <table:table-cell office:value-type="float" office:value="1033"/>
          <table:table-cell office:value-type="float" office:value="3"/>
          <table:table-cell office:value-type="float" office:value="721.7450000000000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31.2664499999999990"/>
        </table:table-row>
        <table:table-row>
          <table:table-cell office:value-type="float" office:value="270108"/>
          <table:table-cell/>
          <table:table-cell office:value-type="string">
            <text:p>Meimersdorfer Weg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"/>
          <table:table-cell office:value-type="float" office:value="31.444135723496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1348.690180438 6015418.40465793)</text:p>
          </table:table-cell>
          <table:table-cell office:value-type="string">
            <text:p>01002</text:p>
          </table:table-cell>
          <table:table-cell office:value-type="float" office:value="987"/>
          <table:table-cell office:value-type="float" office:value="5"/>
          <table:table-cell office:value-type="float" office:value="0.047964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1.9717510000000000"/>
        </table:table-row>
        <table:table-row>
          <table:table-cell office:value-type="float" office:value="270109"/>
          <table:table-cell/>
          <table:table-cell office:value-type="string">
            <text:p>Am Bieberba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8"/>
          <table:table-cell office:value-type="float" office:value="7.10496463128275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647.698171138 6015481.71400761)</text:p>
          </table:table-cell>
          <table:table-cell office:value-type="string">
            <text:p>01002</text:p>
          </table:table-cell>
          <table:table-cell office:value-type="float" office:value="1023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30.6827709999999990"/>
        </table:table-row>
        <table:table-row>
          <table:table-cell office:value-type="float" office:value="270110"/>
          <table:table-cell/>
          <table:table-cell office:value-type="string">
            <text:p>Meimersdorfer Moor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"/>
          <table:table-cell office:value-type="float" office:value="75.0198740474204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622.109576375 6016151.19635596)</text:p>
          </table:table-cell>
          <table:table-cell office:value-type="string">
            <text:p>01002</text:p>
          </table:table-cell>
          <table:table-cell office:value-type="float" office:value="986"/>
          <table:table-cell office:value-type="float" office:value="5"/>
          <table:table-cell office:value-type="float" office:value="6.1863299999999999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0.1866170000000000"/>
        </table:table-row>
        <table:table-row>
          <table:table-cell office:value-type="float" office:value="270201"/>
          <table:table-cell/>
          <table:table-cell office:value-type="string">
            <text:p>Grot Steenbus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03"/>
          <table:table-cell office:value-type="float" office:value="20.7210034049844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20000</text:p>
          </table:table-cell>
          <table:table-cell office:value-type="string">
            <text:p>SRID=3044;POINT(573369.424367412 6015429.94879996)</text:p>
          </table:table-cell>
          <table:table-cell office:value-type="string">
            <text:p>01002</text:p>
          </table:table-cell>
          <table:table-cell office:value-type="float" office:value="1024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38.7529499999999980"/>
        </table:table-row>
        <table:table-row>
          <table:table-cell office:value-type="float" office:value="270202"/>
          <table:table-cell/>
          <table:table-cell office:value-type="string">
            <text:p>Lütt Steenbus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43"/>
          <table:table-cell office:value-type="float" office:value="8.988460951434419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20000</text:p>
          </table:table-cell>
          <table:table-cell office:value-type="string">
            <text:p>SRID=3044;POINT(573094.868391825 6015448.37265277)</text:p>
          </table:table-cell>
          <table:table-cell office:value-type="string">
            <text:p>01002</text:p>
          </table:table-cell>
          <table:table-cell office:value-type="float" office:value="1025"/>
          <table:table-cell office:value-type="float" office:value="5"/>
          <table:table-cell office:value-type="float" office:value="49.174100000000003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27.0346620000000010"/>
        </table:table-row>
        <table:table-row>
          <table:table-cell office:value-type="float" office:value="80410"/>
          <table:table-cell/>
          <table:table-cell office:value-type="string">
            <text:p>Manra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89"/>
          <table:table-cell office:value-type="float" office:value="22.513744342446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557.567219387 6024143.9619102)</text:p>
          </table:table-cell>
          <table:table-cell office:value-type="string">
            <text:p>01002</text:p>
          </table:table-cell>
          <table:table-cell office:value-type="float" office:value="704"/>
          <table:table-cell office:value-type="float" office:value="2"/>
          <table:table-cell office:value-type="float" office:value="7.7663799999999998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12.8366030000000000"/>
        </table:table-row>
        <table:table-row>
          <table:table-cell office:value-type="float" office:value="120204"/>
          <table:table-cell/>
          <table:table-cell office:value-type="string">
            <text:p>Ida-Hinz-Par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35"/>
          <table:table-cell office:value-type="float" office:value="4.24931525054896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190.77118269 6018239.61576333)</text:p>
          </table:table-cell>
          <table:table-cell office:value-type="string">
            <text:p>01002</text:p>
          </table:table-cell>
          <table:table-cell office:value-type="float" office:value="791"/>
          <table:table-cell office:value-type="float" office:value="3"/>
          <table:table-cell office:value-type="float" office:value="48.8108000000000000"/>
          <table:table-cell office:value-type="float" office:value="1"/>
          <table:table-cell office:value-type="float" office:value="10020027"/>
          <table:table-cell office:value-type="float" office:value="0"/>
          <table:table-cell office:value-type="float" office:value="102.3694350000000000"/>
        </table:table-row>
        <table:table-row>
          <table:table-cell office:value-type="float" office:value="280103"/>
          <table:table-cell/>
          <table:table-cell office:value-type="string">
            <text:p>Barkau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56"/>
          <table:table-cell office:value-type="float" office:value="28.885280381597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10000</text:p>
          </table:table-cell>
          <table:table-cell office:value-type="string">
            <text:p>SRID=3044;POINT(573937.892900608 6015621.37107314)</text:p>
          </table:table-cell>
          <table:table-cell office:value-type="string">
            <text:p>01002</text:p>
          </table:table-cell>
          <table:table-cell office:value-type="float" office:value="997"/>
          <table:table-cell office:value-type="float" office:value="5"/>
          <table:table-cell office:value-type="float" office:value="284.18400000000003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22.7105290000000010"/>
        </table:table-row>
        <table:table-row>
          <table:table-cell office:value-type="float" office:value="130208"/>
          <table:table-cell/>
          <table:table-cell office:value-type="string">
            <text:p>Diesterweg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02"/>
          <table:table-cell office:value-type="float" office:value="34.2245564373714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2370.382049336 6017593.09896615)</text:p>
          </table:table-cell>
          <table:table-cell office:value-type="string">
            <text:p>01002</text:p>
          </table:table-cell>
          <table:table-cell office:value-type="float" office:value="1042"/>
          <table:table-cell office:value-type="float" office:value="5"/>
          <table:table-cell office:value-type="float" office:value="208.40899999999999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38.0428599999999970"/>
        </table:table-row>
        <table:table-row>
          <table:table-cell office:value-type="float" office:value="280201"/>
          <table:table-cell/>
          <table:table-cell office:value-type="string">
            <text:p>Schlüsbe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29"/>
          <table:table-cell office:value-type="float" office:value="120.792437289302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20000</text:p>
          </table:table-cell>
          <table:table-cell office:value-type="string">
            <text:p>SRID=3044;POINT(575106.158394049 6012989.07664214)</text:p>
          </table:table-cell>
          <table:table-cell office:value-type="string">
            <text:p>01002</text:p>
          </table:table-cell>
          <table:table-cell office:value-type="float" office:value="999"/>
          <table:table-cell office:value-type="float" office:value="5"/>
          <table:table-cell office:value-type="float" office:value="23.624199999999998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1.8958140000000001"/>
        </table:table-row>
        <table:table-row>
          <table:table-cell office:value-type="float" office:value="280301"/>
          <table:table-cell/>
          <table:table-cell office:value-type="string">
            <text:p>Radewisch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2"/>
          <table:table-cell office:value-type="float" office:value="59.843321521541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30000</text:p>
          </table:table-cell>
          <table:table-cell office:value-type="string">
            <text:p>SRID=3044;POINT(574126.017018262 6014937.63398192)</text:p>
          </table:table-cell>
          <table:table-cell office:value-type="string">
            <text:p>01002</text:p>
          </table:table-cell>
          <table:table-cell office:value-type="float" office:value="1000"/>
          <table:table-cell office:value-type="float" office:value="5"/>
          <table:table-cell office:value-type="float" office:value="265.17700000000002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1.7044509999999999"/>
        </table:table-row>
        <table:table-row>
          <table:table-cell office:value-type="float" office:value="270104"/>
          <table:table-cell/>
          <table:table-cell office:value-type="string">
            <text:p>Meimersdorf Zentru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7"/>
          <table:table-cell office:value-type="float" office:value="2.49129325879684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271.511924559 6014861.64599054)</text:p>
          </table:table-cell>
          <table:table-cell office:value-type="string">
            <text:p>01002</text:p>
          </table:table-cell>
          <table:table-cell office:value-type="float" office:value="992"/>
          <table:table-cell office:value-type="float" office:value="5"/>
          <table:table-cell office:value-type="float" office:value="0.305973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34.9216210000000020"/>
        </table:table-row>
        <table:table-row>
          <table:table-cell office:value-type="float" office:value="280401"/>
          <table:table-cell/>
          <table:table-cell office:value-type="string">
            <text:p>Moor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5"/>
          <table:table-cell office:value-type="float" office:value="255.01945013338801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40000</text:p>
          </table:table-cell>
          <table:table-cell office:value-type="string">
            <text:p>SRID=3044;POINT(574619.274664076 6013488.08396246)</text:p>
          </table:table-cell>
          <table:table-cell office:value-type="string">
            <text:p>01002</text:p>
          </table:table-cell>
          <table:table-cell office:value-type="float" office:value="1003"/>
          <table:table-cell office:value-type="float" office:value="5"/>
          <table:table-cell office:value-type="float" office:value="43.371699999999997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0.5293710000000000"/>
        </table:table-row>
        <table:table-row>
          <table:table-cell office:value-type="float" office:value="290003"/>
          <table:table-cell/>
          <table:table-cell office:value-type="string">
            <text:p>Lise-Meitner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2"/>
          <table:table-cell office:value-type="float" office:value="29.412689242116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4774.66489136 6015359.7578384)</text:p>
          </table:table-cell>
          <table:table-cell office:value-type="string">
            <text:p>01002</text:p>
          </table:table-cell>
          <table:table-cell office:value-type="float" office:value="1046"/>
          <table:table-cell office:value-type="float" office:value="5"/>
          <table:table-cell office:value-type="float" office:value="1005.470000000000000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3.4678909999999998"/>
        </table:table-row>
        <table:table-row>
          <table:table-cell office:value-type="float" office:value="290004"/>
          <table:table-cell/>
          <table:table-cell office:value-type="string">
            <text:p>Buns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0"/>
          <table:table-cell office:value-type="float" office:value="41.0001616519441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386.955523981 6015393.58472979)</text:p>
          </table:table-cell>
          <table:table-cell office:value-type="string">
            <text:p>01002</text:p>
          </table:table-cell>
          <table:table-cell office:value-type="float" office:value="1012"/>
          <table:table-cell office:value-type="float" office:value="5"/>
          <table:table-cell office:value-type="float" office:value="1728.140000000000100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3.9024239999999999"/>
        </table:table-row>
        <table:table-row>
          <table:table-cell office:value-type="float" office:value="80411"/>
          <table:table-cell/>
          <table:table-cell office:value-type="string">
            <text:p>Kieler Koppe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33"/>
          <table:table-cell office:value-type="float" office:value="58.3999472229573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071.862856929 6024376.96994454)</text:p>
          </table:table-cell>
          <table:table-cell office:value-type="string">
            <text:p>01002</text:p>
          </table:table-cell>
          <table:table-cell office:value-type="float" office:value="707"/>
          <table:table-cell office:value-type="float" office:value="2"/>
          <table:table-cell office:value-type="float" office:value="24.056899999999999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3.9897300000000002"/>
        </table:table-row>
        <table:table-row>
          <table:table-cell office:value-type="float" office:value="290005"/>
          <table:table-cell/>
          <table:table-cell office:value-type="string">
            <text:p>Pötter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29"/>
          <table:table-cell office:value-type="float" office:value="17.193435616140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995.777320482 6015688.04325956)</text:p>
          </table:table-cell>
          <table:table-cell office:value-type="string">
            <text:p>01002</text:p>
          </table:table-cell>
          <table:table-cell office:value-type="float" office:value="1005"/>
          <table:table-cell office:value-type="float" office:value="5"/>
          <table:table-cell office:value-type="float" office:value="31.752199999999998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13.3190370000000000"/>
        </table:table-row>
        <table:table-row>
          <table:table-cell office:value-type="float" office:value="290006"/>
          <table:table-cell/>
          <table:table-cell office:value-type="string">
            <text:p>Well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8"/>
          <table:table-cell office:value-type="float" office:value="129.919530641759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6258.924308072 6015713.31065133)</text:p>
          </table:table-cell>
          <table:table-cell office:value-type="string">
            <text:p>01002</text:p>
          </table:table-cell>
          <table:table-cell office:value-type="float" office:value="1007"/>
          <table:table-cell office:value-type="float" office:value="5"/>
          <table:table-cell office:value-type="float" office:value="6.0201700000000002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1.5240199999999999"/>
        </table:table-row>
        <table:table-row>
          <table:table-cell office:value-type="float" office:value="150202"/>
          <table:table-cell/>
          <table:table-cell office:value-type="string">
            <text:p>Klingkoppe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93"/>
          <table:table-cell office:value-type="float" office:value="18.796878080345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20000</text:p>
          </table:table-cell>
          <table:table-cell office:value-type="string">
            <text:p>SRID=3044;POINT(569560.439539669 6018972.96591188)</text:p>
          </table:table-cell>
          <table:table-cell office:value-type="string">
            <text:p>01002</text:p>
          </table:table-cell>
          <table:table-cell office:value-type="float" office:value="847"/>
          <table:table-cell office:value-type="float" office:value="4"/>
          <table:table-cell office:value-type="float" office:value="90.373699999999999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31.5477920000000010"/>
        </table:table-row>
        <table:table-row>
          <table:table-cell office:value-type="float" office:value="190003"/>
          <table:table-cell/>
          <table:table-cell office:value-type="string">
            <text:p>Wagner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63"/>
          <table:table-cell office:value-type="float" office:value="42.9133635570680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5082.794267603 6028131.48292183)</text:p>
          </table:table-cell>
          <table:table-cell office:value-type="string">
            <text:p>01002</text:p>
          </table:table-cell>
          <table:table-cell office:value-type="float" office:value="1040"/>
          <table:table-cell office:value-type="float" office:value="1"/>
          <table:table-cell office:value-type="float" office:value="65.673699999999997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29.4313910000000010"/>
        </table:table-row>
        <table:table-row>
          <table:table-cell office:value-type="float" office:value="290007"/>
          <table:table-cell/>
          <table:table-cell office:value-type="string">
            <text:p>Kirchen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2"/>
          <table:table-cell office:value-type="float" office:value="18.4531782365654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912.40864118 6016015.77263799)</text:p>
          </table:table-cell>
          <table:table-cell office:value-type="string">
            <text:p>01002</text:p>
          </table:table-cell>
          <table:table-cell office:value-type="float" office:value="1013"/>
          <table:table-cell office:value-type="float" office:value="5"/>
          <table:table-cell office:value-type="float" office:value="40.320000000000000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33.7069309999999970"/>
        </table:table-row>
        <table:table-row>
          <table:table-cell office:value-type="float" office:value="290008"/>
          <table:table-cell/>
          <table:table-cell office:value-type="string">
            <text:p>Julius-Leber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45"/>
          <table:table-cell office:value-type="float" office:value="13.646208167906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081.374399164 6016027.03357607)</text:p>
          </table:table-cell>
          <table:table-cell office:value-type="string">
            <text:p>01002</text:p>
          </table:table-cell>
          <table:table-cell office:value-type="float" office:value="1014"/>
          <table:table-cell office:value-type="float" office:value="5"/>
          <table:table-cell office:value-type="float" office:value="0.104693000000000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98.5621780000000030"/>
        </table:table-row>
        <table:table-row>
          <table:table-cell office:value-type="float" office:value="507001"/>
          <table:table-cell/>
          <table:table-cell office:value-type="string">
            <text:p>Ham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85"/>
          <table:table-cell office:value-type="float" office:value="3057.0287075605602000"/>
          <table:table-cell office:value-type="float" office:value="0"/>
          <table:table-cell office:value-type="string">
            <text:p>01058070</text:p>
          </table:table-cell>
          <table:table-cell office:value-type="float" office:value="4"/>
          <table:table-cell/>
          <table:table-cell office:value-type="string">
            <text:p>SRID=3044;POINT(533856.392673524 6008644.84330293)</text:p>
          </table:table-cell>
          <table:table-cell office:value-type="string">
            <text:p>01058</text:p>
          </table:table-cell>
          <table:table-cell office:value-type="float" office:value="296"/>
          <table:table-cell office:value-type="float" office:value="0"/>
          <table:table-cell office:value-type="float" office:value="143.0000000000000000"/>
          <table:table-cell office:value-type="float" office:value="507001"/>
          <table:table-cell office:value-type="float" office:value="10580486"/>
          <table:table-cell office:value-type="float" office:value="0"/>
          <table:table-cell office:value-type="float" office:value="0.4203430000000000"/>
        </table:table-row>
        <table:table-row>
          <table:table-cell office:value-type="float" office:value="160002"/>
          <table:table-cell/>
          <table:table-cell office:value-type="string">
            <text:p>Drews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57"/>
          <table:table-cell office:value-type="float" office:value="19.4503520449095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5997.422128044 6018814.64144896)</text:p>
          </table:table-cell>
          <table:table-cell office:value-type="string">
            <text:p>01002</text:p>
          </table:table-cell>
          <table:table-cell office:value-type="float" office:value="853"/>
          <table:table-cell office:value-type="float" office:value="6"/>
          <table:table-cell office:value-type="float" office:value="0.3302700000000000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49.2021939999999990"/>
        </table:table-row>
        <table:table-row>
          <table:table-cell office:value-type="float" office:value="290009"/>
          <table:table-cell/>
          <table:table-cell office:value-type="string">
            <text:p>Holzkoppe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8"/>
          <table:table-cell office:value-type="float" office:value="32.7846447207916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4703.387673132 6016083.77328309)</text:p>
          </table:table-cell>
          <table:table-cell office:value-type="string">
            <text:p>01002</text:p>
          </table:table-cell>
          <table:table-cell office:value-type="float" office:value="1008"/>
          <table:table-cell office:value-type="float" office:value="5"/>
          <table:table-cell office:value-type="float" office:value="55.344000000000001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1.7691209999999999"/>
        </table:table-row>
        <table:table-row>
          <table:table-cell office:value-type="float" office:value="290010"/>
          <table:table-cell/>
          <table:table-cell office:value-type="string">
            <text:p>Kreisauer 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18"/>
          <table:table-cell office:value-type="float" office:value="18.1238130400978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269.601550643 6016247.25511169)</text:p>
          </table:table-cell>
          <table:table-cell office:value-type="string">
            <text:p>01002</text:p>
          </table:table-cell>
          <table:table-cell office:value-type="float" office:value="1011"/>
          <table:table-cell office:value-type="float" office:value="5"/>
          <table:table-cell office:value-type="float" office:value="19.373000000000001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39.6163870000000030"/>
        </table:table-row>
        <table:table-row>
          <table:table-cell office:value-type="float" office:value="170005"/>
          <table:table-cell/>
          <table:table-cell office:value-type="string">
            <text:p>Peter-Hansen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73"/>
          <table:table-cell office:value-type="float" office:value="10.004481289388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513.119415905 6019380.73141628)</text:p>
          </table:table-cell>
          <table:table-cell office:value-type="string">
            <text:p>01002</text:p>
          </table:table-cell>
          <table:table-cell office:value-type="float" office:value="866"/>
          <table:table-cell office:value-type="float" office:value="6"/>
          <table:table-cell office:value-type="float" office:value="0.28033000000000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47.2788130000000000"/>
        </table:table-row>
        <table:table-row>
          <table:table-cell office:value-type="float" office:value="220203"/>
          <table:table-cell/>
          <table:table-cell office:value-type="string">
            <text:p>Marienbach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70"/>
          <table:table-cell office:value-type="float" office:value="24.4106145134686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7307.541649884 6016486.23856563)</text:p>
          </table:table-cell>
          <table:table-cell office:value-type="string">
            <text:p>01002</text:p>
          </table:table-cell>
          <table:table-cell office:value-type="float" office:value="933"/>
          <table:table-cell office:value-type="float" office:value="5"/>
          <table:table-cell office:value-type="float" office:value="53.324399999999997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56.1231259999999990"/>
        </table:table-row>
        <table:table-row>
          <table:table-cell office:value-type="float" office:value="220210"/>
          <table:table-cell/>
          <table:table-cell office:value-type="string">
            <text:p>Am Hochbehälter/Friedländ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8"/>
          <table:table-cell office:value-type="float" office:value="6.3061280502842303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7590.307096607 6017078.38849161)</text:p>
          </table:table-cell>
          <table:table-cell office:value-type="string">
            <text:p>01002</text:p>
          </table:table-cell>
          <table:table-cell office:value-type="float" office:value="1201"/>
          <table:table-cell office:value-type="float" office:value="5"/>
          <table:table-cell office:value-type="float" office:value="71.10530000000000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8.7119570000000020"/>
        </table:table-row>
        <table:table-row>
          <table:table-cell office:value-type="float" office:value="290011"/>
          <table:table-cell/>
          <table:table-cell office:value-type="string">
            <text:p>Segeberger Land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14"/>
          <table:table-cell office:value-type="float" office:value="18.2010978265833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753.550562946 6016361.31443035)</text:p>
          </table:table-cell>
          <table:table-cell office:value-type="string">
            <text:p>01002</text:p>
          </table:table-cell>
          <table:table-cell office:value-type="float" office:value="1015"/>
          <table:table-cell office:value-type="float" office:value="5"/>
          <table:table-cell office:value-type="float" office:value="63.430399999999999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33.7342289999999990"/>
        </table:table-row>
        <table:table-row>
          <table:table-cell office:value-type="float" office:value="170010"/>
          <table:table-cell/>
          <table:table-cell office:value-type="string">
            <text:p>Marienwerd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94"/>
          <table:table-cell office:value-type="float" office:value="7.75402736014367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385.678805753 6019877.78071254)</text:p>
          </table:table-cell>
          <table:table-cell office:value-type="string">
            <text:p>01002</text:p>
          </table:table-cell>
          <table:table-cell office:value-type="float" office:value="1078"/>
          <table:table-cell office:value-type="float" office:value="6"/>
          <table:table-cell office:value-type="float" office:value="31.600999999999999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37.9157810000000030"/>
        </table:table-row>
        <table:table-row>
          <table:table-cell office:value-type="float" office:value="290012"/>
          <table:table-cell/>
          <table:table-cell office:value-type="string">
            <text:p>Buschkoppe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38"/>
          <table:table-cell office:value-type="float" office:value="31.2932468757808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957.999831534 6016408.85784074)</text:p>
          </table:table-cell>
          <table:table-cell office:value-type="string">
            <text:p>01002</text:p>
          </table:table-cell>
          <table:table-cell office:value-type="float" office:value="1016"/>
          <table:table-cell office:value-type="float" office:value="5"/>
          <table:table-cell office:value-type="float" office:value="3.6758500000000001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23.5833629999999990"/>
        </table:table-row>
        <table:table-row>
          <table:table-cell office:value-type="float" office:value="1105101"/>
          <table:table-cell/>
          <table:table-cell office:value-type="string">
            <text:p>Dithmarschen Süd</text:p>
          </table:table-cell>
          <table:table-cell office:value-type="string">
            <text:p>3</text:p>
          </table:table-cell>
          <table:table-cell/>
          <table:table-cell office:value-type="float" office:value="57847"/>
          <table:table-cell office:value-type="float" office:value="63228.9598868269020000"/>
          <table:table-cell/>
          <table:table-cell office:value-type="string">
            <text:p>01051011</text:p>
          </table:table-cell>
          <table:table-cell/>
          <table:table-cell/>
          <table:table-cell office:value-type="string">
            <text:p>SRID=3044;POINT(508970.352232733 5972587.42046894)</text:p>
          </table:table-cell>
          <table:table-cell office:value-type="string">
            <text:p>01051</text:p>
          </table:table-cell>
          <table:table-cell/>
          <table:table-cell office:value-type="float" office:value="-1"/>
          <table:table-cell office:value-type="float" office:value="16123.0000000000000000"/>
          <table:table-cell office:value-type="float" office:value="1105101"/>
          <table:table-cell/>
          <table:table-cell office:value-type="float" office:value="0"/>
          <table:table-cell office:value-type="float" office:value="0.9148810000000001"/>
        </table:table-row>
        <table:table-row>
          <table:table-cell office:value-type="float" office:value="1106008"/>
          <table:table-cell/>
          <table:table-cell office:value-type="string">
            <text:p>Daldorf/Negernbötel</text:p>
          </table:table-cell>
          <table:table-cell office:value-type="string">
            <text:p>3</text:p>
          </table:table-cell>
          <table:table-cell/>
          <table:table-cell office:value-type="float" office:value="5217"/>
          <table:table-cell office:value-type="float" office:value="6292.9927009963303000"/>
          <table:table-cell/>
          <table:table-cell office:value-type="string">
            <text:p>01060020</text:p>
          </table:table-cell>
          <table:table-cell/>
          <table:table-cell/>
          <table:table-cell office:value-type="string">
            <text:p>SRID=3044;POINT(582045.940751762 5978151.36661788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672.0000000000000000"/>
          <table:table-cell office:value-type="float" office:value="1106008"/>
          <table:table-cell/>
          <table:table-cell office:value-type="float" office:value="0"/>
          <table:table-cell office:value-type="float" office:value="0.8290170000000000"/>
        </table:table-row>
        <table:table-row>
          <table:table-cell office:value-type="float" office:value="170016"/>
          <table:table-cell/>
          <table:table-cell office:value-type="string">
            <text:p>Brück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30"/>
          <table:table-cell office:value-type="float" office:value="9.829178885021400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526.065957397 6020411.7498995)</text:p>
          </table:table-cell>
          <table:table-cell office:value-type="string">
            <text:p>01002</text:p>
          </table:table-cell>
          <table:table-cell office:value-type="float" office:value="860"/>
          <table:table-cell office:value-type="float" office:value="6"/>
          <table:table-cell office:value-type="float" office:value="2.5888800000000001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23.3997169999999990"/>
        </table:table-row>
        <table:table-row>
          <table:table-cell office:value-type="float" office:value="516603"/>
          <table:table-cell/>
          <table:table-cell office:value-type="string">
            <text:p>Groß-Waabs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5"/>
          <table:table-cell office:value-type="float" office:value="754.6551362793829900"/>
          <table:table-cell office:value-type="float" office:value="0"/>
          <table:table-cell office:value-type="string">
            <text:p>01058166</text:p>
          </table:table-cell>
          <table:table-cell office:value-type="float" office:value="4"/>
          <table:table-cell/>
          <table:table-cell office:value-type="string">
            <text:p>SRID=3044;POINT(564218.397131483 6045506.21459654)</text:p>
          </table:table-cell>
          <table:table-cell office:value-type="string">
            <text:p>01058</text:p>
          </table:table-cell>
          <table:table-cell office:value-type="float" office:value="187"/>
          <table:table-cell office:value-type="float" office:value="0"/>
          <table:table-cell office:value-type="float" office:value="39.1028999999999980"/>
          <table:table-cell office:value-type="float" office:value="516601"/>
          <table:table-cell office:value-type="float" office:value="10580512"/>
          <table:table-cell office:value-type="float" office:value="0"/>
          <table:table-cell office:value-type="float" office:value="0.4969160000000000"/>
        </table:table-row>
        <table:table-row>
          <table:table-cell office:value-type="float" office:value="80501"/>
          <table:table-cell/>
          <table:table-cell office:value-type="string">
            <text:p>Projensdorf Nordhaf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5"/>
          <table:table-cell office:value-type="float" office:value="73.228193615185404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08050000</text:p>
          </table:table-cell>
          <table:table-cell office:value-type="string">
            <text:p>SRID=3044;POINT(571958.14368172 6025035.76959793)</text:p>
          </table:table-cell>
          <table:table-cell office:value-type="string">
            <text:p>01002</text:p>
          </table:table-cell>
          <table:table-cell office:value-type="float" office:value="715"/>
          <table:table-cell office:value-type="float" office:value="2"/>
          <table:table-cell office:value-type="float" office:value="758.36300000000006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0.4779580000000000"/>
        </table:table-row>
        <table:table-row>
          <table:table-cell office:value-type="float" office:value="230201"/>
          <table:table-cell/>
          <table:table-cell office:value-type="string">
            <text:p>Siedlung Fernblic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"/>
          <table:table-cell office:value-type="float" office:value="38.3504594834915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447.19541689 6022703.8270791)</text:p>
          </table:table-cell>
          <table:table-cell office:value-type="string">
            <text:p>01002</text:p>
          </table:table-cell>
          <table:table-cell office:value-type="float" office:value="1049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0.5475810000000000"/>
        </table:table-row>
        <table:table-row>
          <table:table-cell office:value-type="float" office:value="230202"/>
          <table:table-cell/>
          <table:table-cell office:value-type="string">
            <text:p>Suchskru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6"/>
          <table:table-cell office:value-type="float" office:value="13.5610440664865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999.080002866 6022787.98844514)</text:p>
          </table:table-cell>
          <table:table-cell office:value-type="string">
            <text:p>01002</text:p>
          </table:table-cell>
          <table:table-cell office:value-type="float" office:value="947"/>
          <table:table-cell office:value-type="float" office:value="2"/>
          <table:table-cell office:value-type="float" office:value="1955.1900000000001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4.8668820000000004"/>
        </table:table-row>
        <table:table-row>
          <table:table-cell office:value-type="float" office:value="230205"/>
          <table:table-cell/>
          <table:table-cell office:value-type="string">
            <text:p>Klausbrook NW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60"/>
          <table:table-cell office:value-type="float" office:value="16.587670850555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1297.41876598 6023164.65612489)</text:p>
          </table:table-cell>
          <table:table-cell office:value-type="string">
            <text:p>01002</text:p>
          </table:table-cell>
          <table:table-cell office:value-type="float" office:value="948"/>
          <table:table-cell office:value-type="float" office:value="2"/>
          <table:table-cell office:value-type="float" office:value="138.5470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21.7028660000000000"/>
        </table:table-row>
        <table:table-row>
          <table:table-cell office:value-type="float" office:value="230208"/>
          <table:table-cell/>
          <table:table-cell office:value-type="string">
            <text:p>Steenbeker Weg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"/>
          <table:table-cell office:value-type="float" office:value="15.607013239619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924.633256368 6023356.82681558)</text:p>
          </table:table-cell>
          <table:table-cell office:value-type="string">
            <text:p>01002</text:p>
          </table:table-cell>
          <table:table-cell office:value-type="float" office:value="944"/>
          <table:table-cell office:value-type="float" office:value="2"/>
          <table:table-cell office:value-type="float" office:value="1001.7100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1.1533279999999999"/>
        </table:table-row>
        <table:table-row>
          <table:table-cell office:value-type="float" office:value="230209"/>
          <table:table-cell/>
          <table:table-cell office:value-type="string">
            <text:p>Ellerkru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52"/>
          <table:table-cell office:value-type="float" office:value="12.941421056352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530.743567341 6023356.92492791)</text:p>
          </table:table-cell>
          <table:table-cell office:value-type="string">
            <text:p>01002</text:p>
          </table:table-cell>
          <table:table-cell office:value-type="float" office:value="951"/>
          <table:table-cell office:value-type="float" office:value="2"/>
          <table:table-cell office:value-type="float" office:value="86.468000000000004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42.6537390000000020"/>
        </table:table-row>
        <table:table-row>
          <table:table-cell office:value-type="float" office:value="90105"/>
          <table:table-cell/>
          <table:table-cell office:value-type="string">
            <text:p>Schauenburgerstraße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5"/>
          <table:table-cell office:value-type="float" office:value="2.67533995506996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017.25608853 6021384.38192064)</text:p>
          </table:table-cell>
          <table:table-cell office:value-type="string">
            <text:p>01002</text:p>
          </table:table-cell>
          <table:table-cell office:value-type="float" office:value="722"/>
          <table:table-cell office:value-type="float" office:value="3"/>
          <table:table-cell office:value-type="float" office:value="4.70505000000000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57.9365620000000020"/>
        </table:table-row>
        <table:table-row>
          <table:table-cell office:value-type="float" office:value="200001"/>
          <table:table-cell/>
          <table:table-cell office:value-type="string">
            <text:p>Lindenau Werf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06"/>
          <table:table-cell office:value-type="float" office:value="9.754336648439249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6109.355282854 6027467.92425848)</text:p>
          </table:table-cell>
          <table:table-cell office:value-type="string">
            <text:p>01002</text:p>
          </table:table-cell>
          <table:table-cell office:value-type="float" office:value="901"/>
          <table:table-cell office:value-type="float" office:value="1"/>
          <table:table-cell office:value-type="float" office:value="330.779999999999970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31.3706619999999990"/>
        </table:table-row>
        <table:table-row>
          <table:table-cell office:value-type="float" office:value="1105501"/>
          <table:table-cell/>
          <table:table-cell office:value-type="string">
            <text:p>Scharbeutz/Bad Schwartau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59777"/>
          <table:table-cell office:value-type="float" office:value="22554.0404016895990000"/>
          <table:table-cell/>
          <table:table-cell office:value-type="string">
            <text:p>01055004</text:p>
          </table:table-cell>
          <table:table-cell office:value-type="float" office:value="10"/>
          <table:table-cell/>
          <table:table-cell office:value-type="string">
            <text:p>SRID=3044;POINT(610781.4670079 5975638.19759149)</text:p>
          </table:table-cell>
          <table:table-cell office:value-type="string">
            <text:p>01055</text:p>
          </table:table-cell>
          <table:table-cell/>
          <table:table-cell office:value-type="float" office:value="-1"/>
          <table:table-cell office:value-type="float" office:value="14557.0000000000000000"/>
          <table:table-cell office:value-type="float" office:value="1105501"/>
          <table:table-cell/>
          <table:table-cell office:value-type="float" office:value="0"/>
          <table:table-cell office:value-type="float" office:value="2.6503899999999998"/>
        </table:table-row>
        <table:table-row>
          <table:table-cell office:value-type="float" office:value="1105502"/>
          <table:table-cell/>
          <table:table-cell office:value-type="string">
            <text:p>Ahrensbök/Stockelsdorf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24802"/>
          <table:table-cell office:value-type="float" office:value="15245.6723523329000000"/>
          <table:table-cell/>
          <table:table-cell office:value-type="string">
            <text:p>01055001</text:p>
          </table:table-cell>
          <table:table-cell office:value-type="float" office:value="10"/>
          <table:table-cell/>
          <table:table-cell office:value-type="string">
            <text:p>SRID=3044;POINT(603075.749291953 5986409.39984072)</text:p>
          </table:table-cell>
          <table:table-cell office:value-type="string">
            <text:p>01055</text:p>
          </table:table-cell>
          <table:table-cell/>
          <table:table-cell office:value-type="float" office:value="-1"/>
          <table:table-cell office:value-type="float" office:value="4355.0000000000000000"/>
          <table:table-cell office:value-type="float" office:value="1105502"/>
          <table:table-cell/>
          <table:table-cell office:value-type="float" office:value="0"/>
          <table:table-cell office:value-type="float" office:value="1.6268220000000000"/>
        </table:table-row>
        <table:table-row>
          <table:table-cell office:value-type="float" office:value="1106002"/>
          <table:table-cell/>
          <table:table-cell office:value-type="string">
            <text:p>Kaltenkirchen/Henstedt-Ulzburg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87436"/>
          <table:table-cell office:value-type="float" office:value="34222.8152757545980000"/>
          <table:table-cell/>
          <table:table-cell office:value-type="string">
            <text:p>01060044</text:p>
          </table:table-cell>
          <table:table-cell office:value-type="float" office:value="10"/>
          <table:table-cell/>
          <table:table-cell office:value-type="string">
            <text:p>SRID=3044;POINT(562911.398263287 5965454.31544456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22056.0000000000000000"/>
          <table:table-cell office:value-type="float" office:value="1106002"/>
          <table:table-cell/>
          <table:table-cell office:value-type="float" office:value="0"/>
          <table:table-cell office:value-type="float" office:value="2.5549040000000001"/>
        </table:table-row>
        <table:table-row>
          <table:table-cell office:value-type="float" office:value="200005"/>
          <table:table-cell/>
          <table:table-cell office:value-type="string">
            <text:p>Falkenstein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7"/>
          <table:table-cell office:value-type="float" office:value="6.70153439815521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6476.6115442 6027851.54727462)</text:p>
          </table:table-cell>
          <table:table-cell office:value-type="string">
            <text:p>01002</text:p>
          </table:table-cell>
          <table:table-cell office:value-type="float" office:value="900"/>
          <table:table-cell office:value-type="float" office:value="1"/>
          <table:table-cell office:value-type="float" office:value="42.108400000000003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12.9821019999999990"/>
        </table:table-row>
        <table:table-row>
          <table:table-cell office:value-type="float" office:value="516701"/>
          <table:table-cell/>
          <table:table-cell office:value-type="string">
            <text:p>Wapel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25"/>
          <table:table-cell office:value-type="float" office:value="810.1486333110540300"/>
          <table:table-cell office:value-type="float" office:value="0"/>
          <table:table-cell office:value-type="string">
            <text:p>01058167</text:p>
          </table:table-cell>
          <table:table-cell office:value-type="float" office:value="4"/>
          <table:table-cell/>
          <table:table-cell office:value-type="string">
            <text:p>SRID=3044;POINT(539568.167289141 5993011.94544517)</text:p>
          </table:table-cell>
          <table:table-cell office:value-type="string">
            <text:p>01058</text:p>
          </table:table-cell>
          <table:table-cell office:value-type="float" office:value="170"/>
          <table:table-cell office:value-type="float" office:value="15"/>
          <table:table-cell office:value-type="float" office:value="0.0000000000000000"/>
          <table:table-cell office:value-type="float" office:value="516701"/>
          <table:table-cell office:value-type="float" office:value="10580480"/>
          <table:table-cell office:value-type="float" office:value="0"/>
          <table:table-cell office:value-type="float" office:value="0.4011610000000000"/>
        </table:table-row>
        <table:table-row>
          <table:table-cell office:value-type="float" office:value="210101"/>
          <table:table-cell/>
          <table:table-cell office:value-type="string">
            <text:p>Ostuferhaf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"/>
          <table:table-cell office:value-type="float" office:value="55.833707301617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10000</text:p>
          </table:table-cell>
          <table:table-cell office:value-type="string">
            <text:p>SRID=3044;POINT(576384.091612755 6021369.62456178)</text:p>
          </table:table-cell>
          <table:table-cell office:value-type="string">
            <text:p>01002</text:p>
          </table:table-cell>
          <table:table-cell office:value-type="float" office:value="904"/>
          <table:table-cell office:value-type="float" office:value="6"/>
          <table:table-cell office:value-type="float" office:value="1102.64000000000010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0.1074620000000000"/>
        </table:table-row>
        <table:table-row>
          <table:table-cell office:value-type="float" office:value="230211"/>
          <table:table-cell/>
          <table:table-cell office:value-type="string">
            <text:p>Rethbru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49"/>
          <table:table-cell office:value-type="float" office:value="27.2520673200632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69595.127528686 6023760.41812131)</text:p>
          </table:table-cell>
          <table:table-cell office:value-type="string">
            <text:p>01002</text:p>
          </table:table-cell>
          <table:table-cell office:value-type="float" office:value="1029"/>
          <table:table-cell office:value-type="float" office:value="2"/>
          <table:table-cell office:value-type="float" office:value="42.4773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34.8230459999999980"/>
        </table:table-row>
        <table:table-row>
          <table:table-cell office:value-type="float" office:value="250207"/>
          <table:table-cell/>
          <table:table-cell office:value-type="string">
            <text:p>Kurt-Schumacher-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62"/>
          <table:table-cell office:value-type="float" office:value="7.96682729158932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484.570772815 6019874.96672308)</text:p>
          </table:table-cell>
          <table:table-cell office:value-type="string">
            <text:p>01002</text:p>
          </table:table-cell>
          <table:table-cell office:value-type="float" office:value="973"/>
          <table:table-cell office:value-type="float" office:value="4"/>
          <table:table-cell office:value-type="float" office:value="1745.250000000000000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57.9904629999999980"/>
        </table:table-row>
        <table:table-row>
          <table:table-cell office:value-type="float" office:value="80502"/>
          <table:table-cell/>
          <table:table-cell office:value-type="string">
            <text:p>Projensdorfer Gehöl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3"/>
          <table:table-cell office:value-type="float" office:value="86.0632454714671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50000</text:p>
          </table:table-cell>
          <table:table-cell office:value-type="string">
            <text:p>SRID=3044;POINT(571555.287507478 6025160.49312142)</text:p>
          </table:table-cell>
          <table:table-cell office:value-type="string">
            <text:p>01002</text:p>
          </table:table-cell>
          <table:table-cell office:value-type="float" office:value="714"/>
          <table:table-cell office:value-type="float" office:value="2"/>
          <table:table-cell office:value-type="float" office:value="29.304800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0.4996330000000000"/>
        </table:table-row>
        <table:table-row>
          <table:table-cell office:value-type="float" office:value="505001"/>
          <table:table-cell/>
          <table:table-cell office:value-type="string">
            <text:p>Felde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13"/>
          <table:table-cell office:value-type="float" office:value="1075.0508745121299000"/>
          <table:table-cell office:value-type="float" office:value="0"/>
          <table:table-cell office:value-type="string">
            <text:p>01058050</text:p>
          </table:table-cell>
          <table:table-cell office:value-type="float" office:value="4"/>
          <table:table-cell/>
          <table:table-cell office:value-type="string">
            <text:p>SRID=3044;POINT(560504.903094822 6017129.18787161)</text:p>
          </table:table-cell>
          <table:table-cell office:value-type="string">
            <text:p>01058</text:p>
          </table:table-cell>
          <table:table-cell office:value-type="float" office:value="425"/>
          <table:table-cell office:value-type="float" office:value="13"/>
          <table:table-cell office:value-type="float" office:value="116.8990000000000000"/>
          <table:table-cell office:value-type="float" office:value="505001"/>
          <table:table-cell office:value-type="float" office:value="10580450"/>
          <table:table-cell office:value-type="float" office:value="0"/>
          <table:table-cell office:value-type="float" office:value="1.3143560000000001"/>
        </table:table-row>
        <table:table-row>
          <table:table-cell office:value-type="float" office:value="300001"/>
          <table:table-cell/>
          <table:table-cell office:value-type="string">
            <text:p>Rönn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31"/>
          <table:table-cell office:value-type="float" office:value="479.46772091196601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30000000</text:p>
          </table:table-cell>
          <table:table-cell office:value-type="string">
            <text:p>SRID=3044;POINT(576661.259616757 6013976.66429906)</text:p>
          </table:table-cell>
          <table:table-cell office:value-type="string">
            <text:p>01002</text:p>
          </table:table-cell>
          <table:table-cell office:value-type="float" office:value="1017"/>
          <table:table-cell office:value-type="float" office:value="5"/>
          <table:table-cell office:value-type="float" office:value="37.6741999999999990"/>
          <table:table-cell office:value-type="float" office:value="1"/>
          <table:table-cell office:value-type="float" office:value="10020048"/>
          <table:table-cell office:value-type="float" office:value="0"/>
          <table:table-cell office:value-type="float" office:value="0.8989130000000000"/>
        </table:table-row>
        <table:table-row>
          <table:table-cell office:value-type="float" office:value="90101"/>
          <table:table-cell/>
          <table:table-cell office:value-type="string">
            <text:p>Salder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34"/>
          <table:table-cell office:value-type="float" office:value="4.15887457591079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249.586322238 6021077.6924086)</text:p>
          </table:table-cell>
          <table:table-cell office:value-type="string">
            <text:p>01002</text:p>
          </table:table-cell>
          <table:table-cell office:value-type="float" office:value="716"/>
          <table:table-cell office:value-type="float" office:value="3"/>
          <table:table-cell office:value-type="float" office:value="3.6985600000000001"/>
          <table:table-cell office:value-type="float" office:value="1"/>
          <table:table-cell office:value-type="float" office:value="10020023"/>
          <table:table-cell office:value-type="float" office:value="1"/>
          <table:table-cell office:value-type="float" office:value="248.6249540000000000"/>
        </table:table-row>
        <table:table-row>
          <table:table-cell office:value-type="float" office:value="220107"/>
          <table:table-cell/>
          <table:table-cell office:value-type="string">
            <text:p>Hermann-Löns-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2"/>
          <table:table-cell office:value-type="float" office:value="7.44947138760306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6809.132599949 6017783.24634312)</text:p>
          </table:table-cell>
          <table:table-cell office:value-type="string">
            <text:p>01002</text:p>
          </table:table-cell>
          <table:table-cell office:value-type="float" office:value="1082"/>
          <table:table-cell office:value-type="float" office:value="6"/>
          <table:table-cell office:value-type="float" office:value="74.341700000000003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27.1160180000000000"/>
        </table:table-row>
        <table:table-row>
          <table:table-cell office:value-type="float" office:value="230212"/>
          <table:table-cell/>
          <table:table-cell office:value-type="string">
            <text:p>Alter Steenbek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46"/>
          <table:table-cell office:value-type="float" office:value="36.227282035603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787.433675406 6023826.89100454)</text:p>
          </table:table-cell>
          <table:table-cell office:value-type="string">
            <text:p>01002</text:p>
          </table:table-cell>
          <table:table-cell office:value-type="float" office:value="939"/>
          <table:table-cell office:value-type="float" office:value="2"/>
          <table:table-cell office:value-type="float" office:value="12.2827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26.1129169999999990"/>
        </table:table-row>
        <table:table-row>
          <table:table-cell office:value-type="float" office:value="90103"/>
          <table:table-cell/>
          <table:table-cell office:value-type="string">
            <text:p>Klotz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29"/>
          <table:table-cell office:value-type="float" office:value="6.71189881304966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2835.218423233 6021153.26688785)</text:p>
          </table:table-cell>
          <table:table-cell office:value-type="string">
            <text:p>01002</text:p>
          </table:table-cell>
          <table:table-cell office:value-type="float" office:value="724"/>
          <table:table-cell office:value-type="float" office:value="3"/>
          <table:table-cell office:value-type="float" office:value="14.7535000000000010"/>
          <table:table-cell office:value-type="float" office:value="1"/>
          <table:table-cell office:value-type="float" office:value="10020023"/>
          <table:table-cell office:value-type="float" office:value="1"/>
          <table:table-cell office:value-type="float" office:value="138.4109070000000100"/>
        </table:table-row>
        <table:table-row>
          <table:table-cell office:value-type="float" office:value="90104"/>
          <table:table-cell/>
          <table:table-cell office:value-type="string">
            <text:p>Als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04"/>
          <table:table-cell office:value-type="float" office:value="5.92107410771278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342.84532724 6021343.55039235)</text:p>
          </table:table-cell>
          <table:table-cell office:value-type="string">
            <text:p>01002</text:p>
          </table:table-cell>
          <table:table-cell office:value-type="float" office:value="719"/>
          <table:table-cell office:value-type="float" office:value="3"/>
          <table:table-cell office:value-type="float" office:value="52.8740000000000020"/>
          <table:table-cell office:value-type="float" office:value="1"/>
          <table:table-cell office:value-type="float" office:value="10020023"/>
          <table:table-cell office:value-type="float" office:value="1"/>
          <table:table-cell office:value-type="float" office:value="135.7861739999999900"/>
        </table:table-row>
        <table:table-row>
          <table:table-cell office:value-type="float" office:value="90107"/>
          <table:table-cell/>
          <table:table-cell office:value-type="string">
            <text:p>Franck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69"/>
          <table:table-cell office:value-type="float" office:value="4.99528719080491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406.18410345 6021606.42598282)</text:p>
          </table:table-cell>
          <table:table-cell office:value-type="string">
            <text:p>01002</text:p>
          </table:table-cell>
          <table:table-cell office:value-type="float" office:value="718"/>
          <table:table-cell office:value-type="float" office:value="3"/>
          <table:table-cell office:value-type="float" office:value="0.2626580000000000"/>
          <table:table-cell office:value-type="float" office:value="1"/>
          <table:table-cell office:value-type="float" office:value="10020023"/>
          <table:table-cell office:value-type="float" office:value="2"/>
          <table:table-cell office:value-type="float" office:value="234.0205790000000000"/>
        </table:table-row>
        <table:table-row>
          <table:table-cell office:value-type="float" office:value="90109"/>
          <table:table-cell/>
          <table:table-cell office:value-type="string">
            <text:p>Brauereivierte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68"/>
          <table:table-cell office:value-type="float" office:value="9.5485316266959295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554.239785307 6021925.2644762)</text:p>
          </table:table-cell>
          <table:table-cell office:value-type="string">
            <text:p>01002</text:p>
          </table:table-cell>
          <table:table-cell office:value-type="float" office:value="726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3"/>
          <table:table-cell office:value-type="float" office:value="1"/>
          <table:table-cell office:value-type="float" office:value="164.2137310000000000"/>
        </table:table-row>
        <table:table-row>
          <table:table-cell office:value-type="float" office:value="230214"/>
          <table:table-cell/>
          <table:table-cell office:value-type="string">
            <text:p>Nordse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71"/>
          <table:table-cell office:value-type="float" office:value="29.165445776387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69584.200218867 6024250.39730294)</text:p>
          </table:table-cell>
          <table:table-cell office:value-type="string">
            <text:p>01002</text:p>
          </table:table-cell>
          <table:table-cell office:value-type="float" office:value="940"/>
          <table:table-cell office:value-type="float" office:value="2"/>
          <table:table-cell office:value-type="float" office:value="0.138729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12.7205320000000000"/>
        </table:table-row>
        <table:table-row>
          <table:table-cell office:value-type="float" office:value="90110"/>
          <table:table-cell/>
          <table:table-cell office:value-type="string">
            <text:p>Ravens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5"/>
          <table:table-cell office:value-type="float" office:value="11.523511951145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344.331375233 6022088.55185734)</text:p>
          </table:table-cell>
          <table:table-cell office:value-type="string">
            <text:p>01002</text:p>
          </table:table-cell>
          <table:table-cell office:value-type="float" office:value="721"/>
          <table:table-cell office:value-type="float" office:value="3"/>
          <table:table-cell office:value-type="float" office:value="180.02300000000000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13.4507610000000000"/>
        </table:table-row>
        <table:table-row>
          <table:table-cell office:value-type="float" office:value="90111"/>
          <table:table-cell/>
          <table:table-cell office:value-type="string">
            <text:p>Hardenberg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53"/>
          <table:table-cell office:value-type="float" office:value="13.7270463221910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537.001871688 6022378.18613018)</text:p>
          </table:table-cell>
          <table:table-cell office:value-type="string">
            <text:p>01002</text:p>
          </table:table-cell>
          <table:table-cell office:value-type="float" office:value="725"/>
          <table:table-cell office:value-type="float" office:value="3"/>
          <table:table-cell office:value-type="float" office:value="36.0022999999999980"/>
          <table:table-cell office:value-type="float" office:value="1"/>
          <table:table-cell office:value-type="float" office:value="10020023"/>
          <table:table-cell office:value-type="float" office:value="1"/>
          <table:table-cell office:value-type="float" office:value="113.1343160000000000"/>
        </table:table-row>
        <table:table-row>
          <table:table-cell office:value-type="float" office:value="516801"/>
          <table:table-cell/>
          <table:table-cell office:value-type="string">
            <text:p>Warde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19"/>
          <table:table-cell office:value-type="float" office:value="868.1511684777730100"/>
          <table:table-cell office:value-type="float" office:value="0"/>
          <table:table-cell office:value-type="string">
            <text:p>01058168</text:p>
          </table:table-cell>
          <table:table-cell office:value-type="float" office:value="4"/>
          <table:table-cell/>
          <table:table-cell office:value-type="string">
            <text:p>SRID=3044;POINT(557873.32330582 6007800.90392008)</text:p>
          </table:table-cell>
          <table:table-cell office:value-type="string">
            <text:p>01058</text:p>
          </table:table-cell>
          <table:table-cell office:value-type="float" office:value="109"/>
          <table:table-cell office:value-type="float" office:value="14"/>
          <table:table-cell office:value-type="float" office:value="0.0000000000000000"/>
          <table:table-cell office:value-type="float" office:value="516801"/>
          <table:table-cell office:value-type="float" office:value="10580504"/>
          <table:table-cell office:value-type="float" office:value="0"/>
          <table:table-cell office:value-type="float" office:value="0.7130090000000000"/>
        </table:table-row>
        <table:table-row>
          <table:table-cell office:value-type="float" office:value="90201"/>
          <table:table-cell/>
          <table:table-cell office:value-type="string">
            <text:p>CAU KITZ und Studentenwohn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2"/>
          <table:table-cell office:value-type="float" office:value="6.12064859517257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20000</text:p>
          </table:table-cell>
          <table:table-cell office:value-type="string">
            <text:p>SRID=3044;POINT(572844.427663162 6021383.35948858)</text:p>
          </table:table-cell>
          <table:table-cell office:value-type="string">
            <text:p>01002</text:p>
          </table:table-cell>
          <table:table-cell office:value-type="float" office:value="1061"/>
          <table:table-cell office:value-type="float" office:value="2"/>
          <table:table-cell office:value-type="float" office:value="306.74000000000001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23.2001560000000000"/>
        </table:table-row>
        <table:table-row>
          <table:table-cell office:value-type="float" office:value="90202"/>
          <table:table-cell/>
          <table:table-cell office:value-type="string">
            <text:p>Gras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8"/>
          <table:table-cell office:value-type="float" office:value="35.091812605093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20000</text:p>
          </table:table-cell>
          <table:table-cell office:value-type="string">
            <text:p>SRID=3044;POINT(572463.322023781 6021448.54085598)</text:p>
          </table:table-cell>
          <table:table-cell office:value-type="string">
            <text:p>01002</text:p>
          </table:table-cell>
          <table:table-cell office:value-type="float" office:value="746"/>
          <table:table-cell office:value-type="float" office:value="2"/>
          <table:table-cell office:value-type="float" office:value="2131.63999999999990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2.7926739999999999"/>
        </table:table-row>
        <table:table-row>
          <table:table-cell office:value-type="float" office:value="90203"/>
          <table:table-cell/>
          <table:table-cell office:value-type="string">
            <text:p>CAU Hauptcampu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"/>
          <table:table-cell office:value-type="float" office:value="12.321506156964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20000</text:p>
          </table:table-cell>
          <table:table-cell office:value-type="string">
            <text:p>SRID=3044;POINT(572939.788693079 6021688.64882504)</text:p>
          </table:table-cell>
          <table:table-cell office:value-type="string">
            <text:p>01002</text:p>
          </table:table-cell>
          <table:table-cell office:value-type="float" office:value="1060"/>
          <table:table-cell office:value-type="float" office:value="2"/>
          <table:table-cell office:value-type="float" office:value="735.94500000000005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1.0550660000000001"/>
        </table:table-row>
        <table:table-row>
          <table:table-cell office:value-type="float" office:value="516901"/>
          <table:table-cell/>
          <table:table-cell office:value-type="string">
            <text:p>Wasbek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09"/>
          <table:table-cell office:value-type="float" office:value="301.8784059293660100"/>
          <table:table-cell office:value-type="float" office:value="0"/>
          <table:table-cell office:value-type="string">
            <text:p>01058169</text:p>
          </table:table-cell>
          <table:table-cell office:value-type="float" office:value="4"/>
          <table:table-cell/>
          <table:table-cell office:value-type="string">
            <text:p>SRID=3044;POINT(559847.275967723 5991886.7201288)</text:p>
          </table:table-cell>
          <table:table-cell office:value-type="string">
            <text:p>01058</text:p>
          </table:table-cell>
          <table:table-cell office:value-type="float" office:value="68"/>
          <table:table-cell office:value-type="float" office:value="15"/>
          <table:table-cell office:value-type="float" office:value="284.2140000000000000"/>
          <table:table-cell office:value-type="float" office:value="516901"/>
          <table:table-cell office:value-type="float" office:value="10580454"/>
          <table:table-cell office:value-type="float" office:value="0"/>
          <table:table-cell office:value-type="float" office:value="2.3486280000000002"/>
        </table:table-row>
        <table:table-row>
          <table:table-cell office:value-type="float" office:value="80208"/>
          <table:table-cell/>
          <table:table-cell office:value-type="string">
            <text:p>Famila Wi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8"/>
          <table:table-cell office:value-type="float" office:value="13.478093588190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717.765956923 6024161.68145002)</text:p>
          </table:table-cell>
          <table:table-cell office:value-type="string">
            <text:p>01002</text:p>
          </table:table-cell>
          <table:table-cell office:value-type="float" office:value="695"/>
          <table:table-cell office:value-type="float" office:value="2"/>
          <table:table-cell office:value-type="float" office:value="542.39499999999998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10.9807810000000000"/>
        </table:table-row>
        <table:table-row>
          <table:table-cell office:value-type="float" office:value="90204"/>
          <table:table-cell/>
          <table:table-cell office:value-type="string">
            <text:p>CAU 2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5"/>
          <table:table-cell office:value-type="float" office:value="32.1583864677102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20000</text:p>
          </table:table-cell>
          <table:table-cell office:value-type="string">
            <text:p>SRID=3044;POINT(572924.404667762 6022180.04553372)</text:p>
          </table:table-cell>
          <table:table-cell office:value-type="string">
            <text:p>01002</text:p>
          </table:table-cell>
          <table:table-cell office:value-type="float" office:value="747"/>
          <table:table-cell office:value-type="float" office:value="2"/>
          <table:table-cell office:value-type="float" office:value="1707.78000000000000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4.1979720000000000"/>
        </table:table-row>
        <table:table-row>
          <table:table-cell office:value-type="float" office:value="90205"/>
          <table:table-cell/>
          <table:table-cell office:value-type="string">
            <text:p>Nordfriedho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25.361707080844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20000</text:p>
          </table:table-cell>
          <table:table-cell office:value-type="string">
            <text:p>SRID=3044;POINT(572994.786311651 6022383.86068411)</text:p>
          </table:table-cell>
          <table:table-cell office:value-type="string">
            <text:p>01002</text:p>
          </table:table-cell>
          <table:table-cell office:value-type="float" office:value="745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230203"/>
          <table:table-cell/>
          <table:table-cell office:value-type="string">
            <text:p>Wetterbe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37"/>
          <table:table-cell office:value-type="float" office:value="7.38708678719529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116.195927444 6022944.28885691)</text:p>
          </table:table-cell>
          <table:table-cell office:value-type="string">
            <text:p>01002</text:p>
          </table:table-cell>
          <table:table-cell office:value-type="float" office:value="1048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32.0830130000000010"/>
        </table:table-row>
        <table:table-row>
          <table:table-cell office:value-type="float" office:value="516902"/>
          <table:table-cell/>
          <table:table-cell office:value-type="string">
            <text:p>Was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23"/>
          <table:table-cell office:value-type="float" office:value="2047.7898407404400000"/>
          <table:table-cell office:value-type="float" office:value="0"/>
          <table:table-cell office:value-type="string">
            <text:p>01058169</text:p>
          </table:table-cell>
          <table:table-cell office:value-type="float" office:value="4"/>
          <table:table-cell/>
          <table:table-cell office:value-type="string">
            <text:p>SRID=3044;POINT(558571.957477229 5992157.41328901)</text:p>
          </table:table-cell>
          <table:table-cell office:value-type="string">
            <text:p>01058</text:p>
          </table:table-cell>
          <table:table-cell office:value-type="float" office:value="68"/>
          <table:table-cell office:value-type="float" office:value="15"/>
          <table:table-cell office:value-type="float" office:value="515.9349999999999500"/>
          <table:table-cell office:value-type="float" office:value="516901"/>
          <table:table-cell office:value-type="float" office:value="10580454"/>
          <table:table-cell office:value-type="float" office:value="0"/>
          <table:table-cell office:value-type="float" office:value="0.7437290000000000"/>
        </table:table-row>
        <table:table-row>
          <table:table-cell office:value-type="float" office:value="220207"/>
          <table:table-cell/>
          <table:table-cell office:value-type="string">
            <text:p>Bebel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89"/>
          <table:table-cell office:value-type="float" office:value="16.161586076096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7045.650828075 6016895.05034916)</text:p>
          </table:table-cell>
          <table:table-cell office:value-type="string">
            <text:p>01002</text:p>
          </table:table-cell>
          <table:table-cell office:value-type="float" office:value="1050"/>
          <table:table-cell office:value-type="float" office:value="5"/>
          <table:table-cell office:value-type="float" office:value="213.17400000000001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48.8194659999999980"/>
        </table:table-row>
        <table:table-row>
          <table:table-cell office:value-type="float" office:value="517001"/>
          <table:table-cell/>
          <table:table-cell office:value-type="string">
            <text:p>Wattenbek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5"/>
          <table:table-cell office:value-type="float" office:value="438.6604679908200000"/>
          <table:table-cell office:value-type="float" office:value="0"/>
          <table:table-cell office:value-type="string">
            <text:p>01058170</text:p>
          </table:table-cell>
          <table:table-cell office:value-type="float" office:value="4"/>
          <table:table-cell/>
          <table:table-cell office:value-type="string">
            <text:p>SRID=3044;POINT(568773.89112024 6002219.37027306)</text:p>
          </table:table-cell>
          <table:table-cell office:value-type="string">
            <text:p>01058</text:p>
          </table:table-cell>
          <table:table-cell office:value-type="float" office:value="474"/>
          <table:table-cell office:value-type="float" office:value="14"/>
          <table:table-cell office:value-type="float" office:value="11.4802000000000000"/>
          <table:table-cell office:value-type="float" office:value="517001"/>
          <table:table-cell office:value-type="float" office:value="10580456"/>
          <table:table-cell office:value-type="float" office:value="0"/>
          <table:table-cell office:value-type="float" office:value="0.4217380000000000"/>
        </table:table-row>
        <table:table-row>
          <table:table-cell office:value-type="float" office:value="517202"/>
          <table:table-cell/>
          <table:table-cell office:value-type="string">
            <text:p>Westerrönfeld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669"/>
          <table:table-cell office:value-type="float" office:value="117.9013824618240000"/>
          <table:table-cell office:value-type="float" office:value="0"/>
          <table:table-cell office:value-type="string">
            <text:p>01058172</text:p>
          </table:table-cell>
          <table:table-cell office:value-type="float" office:value="4"/>
          <table:table-cell/>
          <table:table-cell office:value-type="string">
            <text:p>SRID=3044;POINT(542385.969569075 6014637.10786732)</text:p>
          </table:table-cell>
          <table:table-cell office:value-type="string">
            <text:p>01058</text:p>
          </table:table-cell>
          <table:table-cell office:value-type="float" office:value="186"/>
          <table:table-cell office:value-type="float" office:value="11"/>
          <table:table-cell office:value-type="float" office:value="65.3359999999999990"/>
          <table:table-cell office:value-type="float" office:value="517201"/>
          <table:table-cell office:value-type="float" office:value="10580447"/>
          <table:table-cell office:value-type="float" office:value="0"/>
          <table:table-cell office:value-type="float" office:value="14.1558980000000010"/>
        </table:table-row>
        <table:table-row>
          <table:table-cell office:value-type="float" office:value="230213"/>
          <table:table-cell/>
          <table:table-cell office:value-type="string">
            <text:p>Sylter Bog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25"/>
          <table:table-cell office:value-type="float" office:value="25.0167389195756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073.660549437 6023942.56136883)</text:p>
          </table:table-cell>
          <table:table-cell office:value-type="string">
            <text:p>01002</text:p>
          </table:table-cell>
          <table:table-cell office:value-type="float" office:value="943"/>
          <table:table-cell office:value-type="float" office:value="2"/>
          <table:table-cell office:value-type="float" office:value="176.25200000000001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80.9458020000000000"/>
        </table:table-row>
        <table:table-row>
          <table:table-cell office:value-type="float" office:value="230217"/>
          <table:table-cell/>
          <table:table-cell office:value-type="string">
            <text:p>Eckernförd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"/>
          <table:table-cell office:value-type="float" office:value="36.9284470454715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69467.624482643 6024866.65744453)</text:p>
          </table:table-cell>
          <table:table-cell office:value-type="string">
            <text:p>01002</text:p>
          </table:table-cell>
          <table:table-cell office:value-type="float" office:value="950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580467"/>
          <table:table-cell office:value-type="float" office:value="0"/>
          <table:table-cell office:value-type="float" office:value="0.1895560000000000"/>
        </table:table-row>
        <table:table-row>
          <table:table-cell office:value-type="float" office:value="90301"/>
          <table:table-cell/>
          <table:table-cell office:value-type="string">
            <text:p>Nordmarksportfel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6"/>
          <table:table-cell office:value-type="float" office:value="50.7036671107274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30000</text:p>
          </table:table-cell>
          <table:table-cell office:value-type="string">
            <text:p>SRID=3044;POINT(571798.805215621 6021836.14610257)</text:p>
          </table:table-cell>
          <table:table-cell office:value-type="string">
            <text:p>01002</text:p>
          </table:table-cell>
          <table:table-cell office:value-type="float" office:value="1063"/>
          <table:table-cell office:value-type="float" office:value="2"/>
          <table:table-cell office:value-type="float" office:value="44.717700000000001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3.2739250000000002"/>
        </table:table-row>
        <table:table-row>
          <table:table-cell office:value-type="float" office:value="517301"/>
          <table:table-cell/>
          <table:table-cell office:value-type="string">
            <text:p>Winde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13"/>
          <table:table-cell office:value-type="float" office:value="749.5539025992479800"/>
          <table:table-cell office:value-type="float" office:value="0"/>
          <table:table-cell office:value-type="string">
            <text:p>01058173</text:p>
          </table:table-cell>
          <table:table-cell office:value-type="float" office:value="4"/>
          <table:table-cell/>
          <table:table-cell office:value-type="string">
            <text:p>SRID=3044;POINT(550881.145198387 6034714.60846519)</text:p>
          </table:table-cell>
          <table:table-cell office:value-type="string">
            <text:p>01058</text:p>
          </table:table-cell>
          <table:table-cell office:value-type="float" office:value="263"/>
          <table:table-cell office:value-type="float" office:value="11"/>
          <table:table-cell office:value-type="float" office:value="54.2325999999999980"/>
          <table:table-cell office:value-type="float" office:value="517301"/>
          <table:table-cell office:value-type="float" office:value="10580515"/>
          <table:table-cell office:value-type="float" office:value="0"/>
          <table:table-cell office:value-type="float" office:value="0.5509940000000000"/>
        </table:table-row>
        <table:table-row>
          <table:table-cell office:value-type="float" office:value="280303"/>
          <table:table-cell/>
          <table:table-cell office:value-type="string">
            <text:p>Born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"/>
          <table:table-cell office:value-type="float" office:value="2.67717779552405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30000</text:p>
          </table:table-cell>
          <table:table-cell office:value-type="string">
            <text:p>SRID=3044;POINT(573690.715719085 6015970.08046052)</text:p>
          </table:table-cell>
          <table:table-cell office:value-type="string">
            <text:p>01002</text:p>
          </table:table-cell>
          <table:table-cell office:value-type="float" office:value="1028"/>
          <table:table-cell office:value-type="float" office:value="5"/>
          <table:table-cell office:value-type="float" office:value="17.488399999999999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4.8558599999999998"/>
        </table:table-row>
        <table:table-row>
          <table:table-cell office:value-type="float" office:value="517302"/>
          <table:table-cell/>
          <table:table-cell office:value-type="string">
            <text:p>Koch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49"/>
          <table:table-cell office:value-type="float" office:value="730.1612086737329700"/>
          <table:table-cell office:value-type="float" office:value="0"/>
          <table:table-cell office:value-type="string">
            <text:p>01058173</text:p>
          </table:table-cell>
          <table:table-cell office:value-type="float" office:value="4"/>
          <table:table-cell/>
          <table:table-cell office:value-type="string">
            <text:p>SRID=3044;POINT(549540.1701793 6036936.09059965)</text:p>
          </table:table-cell>
          <table:table-cell office:value-type="string">
            <text:p>01058</text:p>
          </table:table-cell>
          <table:table-cell office:value-type="float" office:value="263"/>
          <table:table-cell office:value-type="float" office:value="11"/>
          <table:table-cell office:value-type="float" office:value="28.7826999999999980"/>
          <table:table-cell office:value-type="float" office:value="517301"/>
          <table:table-cell office:value-type="float" office:value="10580515"/>
          <table:table-cell office:value-type="float" office:value="0"/>
          <table:table-cell office:value-type="float" office:value="0.8888450000000000"/>
        </table:table-row>
        <table:table-row>
          <table:table-cell office:value-type="float" office:value="400201"/>
          <table:table-cell/>
          <table:table-cell office:value-type="string">
            <text:p>Barmiss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60"/>
          <table:table-cell office:value-type="float" office:value="513.8254577775810500"/>
          <table:table-cell office:value-type="float" office:value="0"/>
          <table:table-cell office:value-type="string">
            <text:p>01057002</text:p>
          </table:table-cell>
          <table:table-cell office:value-type="float" office:value="3"/>
          <table:table-cell/>
          <table:table-cell office:value-type="string">
            <text:p>SRID=3044;POINT(576706.275827938 6006957.25716748)</text:p>
          </table:table-cell>
          <table:table-cell office:value-type="string">
            <text:p>01057</text:p>
          </table:table-cell>
          <table:table-cell office:value-type="float" office:value="145"/>
          <table:table-cell office:value-type="float" office:value="14"/>
          <table:table-cell office:value-type="float" office:value="5.9929899999999998"/>
          <table:table-cell office:value-type="float" office:value="400201"/>
          <table:table-cell office:value-type="float" office:value="10570411"/>
          <table:table-cell office:value-type="float" office:value="0"/>
          <table:table-cell office:value-type="float" office:value="0.3113900000000000"/>
        </table:table-row>
        <table:table-row>
          <table:table-cell office:value-type="float" office:value="100001"/>
          <table:table-cell/>
          <table:table-cell office:value-type="string">
            <text:p>Friedrich-Junge-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25"/>
          <table:table-cell office:value-type="float" office:value="20.047996450749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103.363966736 6019881.49564367)</text:p>
          </table:table-cell>
          <table:table-cell office:value-type="string">
            <text:p>01002</text:p>
          </table:table-cell>
          <table:table-cell office:value-type="float" office:value="1075"/>
          <table:table-cell office:value-type="float" office:value="3"/>
          <table:table-cell office:value-type="float" office:value="118.9580000000000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21.1991260000000000"/>
        </table:table-row>
        <table:table-row>
          <table:table-cell office:value-type="float" office:value="100002"/>
          <table:table-cell/>
          <table:table-cell office:value-type="string">
            <text:p>Metzstraß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48"/>
          <table:table-cell office:value-type="float" office:value="5.21982201143829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391.851678583 6020024.32258851)</text:p>
          </table:table-cell>
          <table:table-cell office:value-type="string">
            <text:p>01002</text:p>
          </table:table-cell>
          <table:table-cell office:value-type="float" office:value="735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4"/>
          <table:table-cell office:value-type="float" office:value="2"/>
          <table:table-cell office:value-type="float" office:value="162.4576470000000100"/>
        </table:table-row>
        <table:table-row>
          <table:table-cell office:value-type="float" office:value="100003"/>
          <table:table-cell/>
          <table:table-cell office:value-type="string">
            <text:p>Städtisches Krankenhau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03"/>
          <table:table-cell office:value-type="float" office:value="8.41365636647397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662.17025261 6020035.32900378)</text:p>
          </table:table-cell>
          <table:table-cell office:value-type="string">
            <text:p>01002</text:p>
          </table:table-cell>
          <table:table-cell office:value-type="float" office:value="732"/>
          <table:table-cell office:value-type="float" office:value="3"/>
          <table:table-cell office:value-type="float" office:value="1322.2400000000000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107.3255150000000000"/>
        </table:table-row>
        <table:table-row>
          <table:table-cell office:value-type="float" office:value="100005"/>
          <table:table-cell/>
          <table:table-cell office:value-type="string">
            <text:p>Kant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46"/>
          <table:table-cell office:value-type="float" office:value="13.6751845908420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163.143489864 6020159.71449061)</text:p>
          </table:table-cell>
          <table:table-cell office:value-type="string">
            <text:p>01002</text:p>
          </table:table-cell>
          <table:table-cell office:value-type="float" office:value="1074"/>
          <table:table-cell office:value-type="float" office:value="3"/>
          <table:table-cell office:value-type="float" office:value="75.858500000000006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47.2388499999999990"/>
        </table:table-row>
        <table:table-row>
          <table:table-cell office:value-type="float" office:value="100006"/>
          <table:table-cell/>
          <table:table-cell office:value-type="string">
            <text:p>Weißenburg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88"/>
          <table:table-cell office:value-type="float" office:value="8.08569662128997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767.754711457 6020302.16514192)</text:p>
          </table:table-cell>
          <table:table-cell office:value-type="string">
            <text:p>01002</text:p>
          </table:table-cell>
          <table:table-cell office:value-type="float" office:value="733"/>
          <table:table-cell office:value-type="float" office:value="3"/>
          <table:table-cell office:value-type="float" office:value="81.2839000000000030"/>
          <table:table-cell office:value-type="float" office:value="1"/>
          <table:table-cell office:value-type="float" office:value="10020024"/>
          <table:table-cell office:value-type="float" office:value="2"/>
          <table:table-cell office:value-type="float" office:value="171.6611519999999900"/>
        </table:table-row>
        <table:table-row>
          <table:table-cell office:value-type="float" office:value="100007"/>
          <table:table-cell/>
          <table:table-cell office:value-type="string">
            <text:p>Arndt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18"/>
          <table:table-cell office:value-type="float" office:value="4.59824964216115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994.232125603 6020314.46624321)</text:p>
          </table:table-cell>
          <table:table-cell office:value-type="string">
            <text:p>01002</text:p>
          </table:table-cell>
          <table:table-cell office:value-type="float" office:value="729"/>
          <table:table-cell office:value-type="float" office:value="3"/>
          <table:table-cell office:value-type="float" office:value="11.9527000000000000"/>
          <table:table-cell office:value-type="float" office:value="1"/>
          <table:table-cell office:value-type="float" office:value="10020024"/>
          <table:table-cell office:value-type="float" office:value="2"/>
          <table:table-cell office:value-type="float" office:value="199.6411830000000100"/>
        </table:table-row>
        <table:table-row>
          <table:table-cell office:value-type="float" office:value="100008"/>
          <table:table-cell/>
          <table:table-cell office:value-type="string">
            <text:p>Telekom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5"/>
          <table:table-cell office:value-type="float" office:value="34.7104841138103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1964.465810516 6020371.32390572)</text:p>
          </table:table-cell>
          <table:table-cell office:value-type="string">
            <text:p>01002</text:p>
          </table:table-cell>
          <table:table-cell office:value-type="float" office:value="737"/>
          <table:table-cell office:value-type="float" office:value="3"/>
          <table:table-cell office:value-type="float" office:value="895.12300000000005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5.3298019999999999"/>
        </table:table-row>
        <table:table-row>
          <table:table-cell office:value-type="float" office:value="250103"/>
          <table:table-cell/>
          <table:table-cell office:value-type="string">
            <text:p>Göteborg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324"/>
          <table:table-cell office:value-type="float" office:value="32.810391960343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10000</text:p>
          </table:table-cell>
          <table:table-cell office:value-type="string">
            <text:p>SRID=3044;POINT(569156.39911412 6019960.93084615)</text:p>
          </table:table-cell>
          <table:table-cell office:value-type="string">
            <text:p>01002</text:p>
          </table:table-cell>
          <table:table-cell office:value-type="float" office:value="964"/>
          <table:table-cell office:value-type="float" office:value="4"/>
          <table:table-cell office:value-type="float" office:value="148.726000000000000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70.8312169999999950"/>
        </table:table-row>
        <table:table-row>
          <table:table-cell office:value-type="float" office:value="1105601"/>
          <table:table-cell/>
          <table:table-cell office:value-type="string">
            <text:p>Quickbor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28388"/>
          <table:table-cell office:value-type="float" office:value="6600.6308840542697000"/>
          <table:table-cell/>
          <table:table-cell office:value-type="string">
            <text:p>01056041</text:p>
          </table:table-cell>
          <table:table-cell office:value-type="float" office:value="10"/>
          <table:table-cell/>
          <table:table-cell office:value-type="string">
            <text:p>SRID=3044;POINT(559332.109677139 5951818.48641756)</text:p>
          </table:table-cell>
          <table:table-cell office:value-type="string">
            <text:p>01056</text:p>
          </table:table-cell>
          <table:table-cell/>
          <table:table-cell office:value-type="float" office:value="-1"/>
          <table:table-cell office:value-type="float" office:value="6817.0000000000000000"/>
          <table:table-cell office:value-type="float" office:value="1105601"/>
          <table:table-cell/>
          <table:table-cell office:value-type="float" office:value="0"/>
          <table:table-cell office:value-type="float" office:value="4.3008009999999999"/>
        </table:table-row>
        <table:table-row>
          <table:table-cell office:value-type="float" office:value="100009"/>
          <table:table-cell/>
          <table:table-cell office:value-type="string">
            <text:p>Metzstraße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62"/>
          <table:table-cell office:value-type="float" office:value="5.02294739856647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624.355994569 6020394.20475039)</text:p>
          </table:table-cell>
          <table:table-cell office:value-type="string">
            <text:p>01002</text:p>
          </table:table-cell>
          <table:table-cell office:value-type="float" office:value="734"/>
          <table:table-cell office:value-type="float" office:value="3"/>
          <table:table-cell office:value-type="float" office:value="8.9001599999999996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191.5210180000000000"/>
        </table:table-row>
        <table:table-row>
          <table:table-cell office:value-type="float" office:value="100010"/>
          <table:table-cell/>
          <table:table-cell office:value-type="string">
            <text:p>Humboldt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4"/>
          <table:table-cell office:value-type="float" office:value="4.01762342323029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3273.156355716 6020489.36528852)</text:p>
          </table:table-cell>
          <table:table-cell office:value-type="string">
            <text:p>01002</text:p>
          </table:table-cell>
          <table:table-cell office:value-type="float" office:value="727"/>
          <table:table-cell office:value-type="float" office:value="3"/>
          <table:table-cell office:value-type="float" office:value="109.8700000000000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8.4627149999999993"/>
        </table:table-row>
        <table:table-row>
          <table:table-cell office:value-type="float" office:value="100011"/>
          <table:table-cell/>
          <table:table-cell office:value-type="string">
            <text:p>Geibel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66"/>
          <table:table-cell office:value-type="float" office:value="16.7223776040553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479.519845011 6020560.4725405)</text:p>
          </table:table-cell>
          <table:table-cell office:value-type="string">
            <text:p>01002</text:p>
          </table:table-cell>
          <table:table-cell office:value-type="float" office:value="736"/>
          <table:table-cell office:value-type="float" office:value="3"/>
          <table:table-cell office:value-type="float" office:value="10.874700000000001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45.8068829999999990"/>
        </table:table-row>
        <table:table-row>
          <table:table-cell office:value-type="float" office:value="100013"/>
          <table:table-cell/>
          <table:table-cell office:value-type="string">
            <text:p>Seda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91"/>
          <table:table-cell office:value-type="float" office:value="25.4650508012999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1907.86499878 6020751.63118064)</text:p>
          </table:table-cell>
          <table:table-cell office:value-type="string">
            <text:p>01002</text:p>
          </table:table-cell>
          <table:table-cell office:value-type="float" office:value="1032"/>
          <table:table-cell office:value-type="float" office:value="3"/>
          <table:table-cell office:value-type="float" office:value="1574.9200000000001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31.0621800000000010"/>
        </table:table-row>
        <table:table-row>
          <table:table-cell office:value-type="float" office:value="510201"/>
          <table:table-cell/>
          <table:table-cell office:value-type="string">
            <text:p>Goose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52"/>
          <table:table-cell office:value-type="float" office:value="979.3049656444859500"/>
          <table:table-cell office:value-type="float" office:value="0"/>
          <table:table-cell office:value-type="string">
            <text:p>01058102</text:p>
          </table:table-cell>
          <table:table-cell office:value-type="float" office:value="4"/>
          <table:table-cell/>
          <table:table-cell office:value-type="string">
            <text:p>SRID=3044;POINT(552986.863079316 6031740.31778802)</text:p>
          </table:table-cell>
          <table:table-cell office:value-type="string">
            <text:p>01058</text:p>
          </table:table-cell>
          <table:table-cell office:value-type="float" office:value="121"/>
          <table:table-cell office:value-type="float" office:value="11"/>
          <table:table-cell office:value-type="float" office:value="11.9846000000000000"/>
          <table:table-cell office:value-type="float" office:value="510201"/>
          <table:table-cell office:value-type="float" office:value="10580516"/>
          <table:table-cell office:value-type="float" office:value="0"/>
          <table:table-cell office:value-type="float" office:value="0.9721180000000000"/>
        </table:table-row>
        <table:table-row>
          <table:table-cell office:value-type="float" office:value="250202"/>
          <table:table-cell/>
          <table:table-cell office:value-type="string">
            <text:p>Jütlandring West / Fün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52"/>
          <table:table-cell office:value-type="float" office:value="8.8857390792339306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036.133445864 6019041.60944436)</text:p>
          </table:table-cell>
          <table:table-cell office:value-type="string">
            <text:p>01002</text:p>
          </table:table-cell>
          <table:table-cell office:value-type="float" office:value="1105"/>
          <table:table-cell office:value-type="float" office:value="4"/>
          <table:table-cell office:value-type="float" office:value="13.4788000000000000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50.8680250000000030"/>
        </table:table-row>
        <table:table-row>
          <table:table-cell office:value-type="float" office:value="260003"/>
          <table:table-cell/>
          <table:table-cell office:value-type="string">
            <text:p>Rederkamp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28"/>
          <table:table-cell office:value-type="float" office:value="17.7624863642356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70330.386247183 6017652.02521669)</text:p>
          </table:table-cell>
          <table:table-cell office:value-type="string">
            <text:p>01002</text:p>
          </table:table-cell>
          <table:table-cell office:value-type="float" office:value="982"/>
          <table:table-cell office:value-type="float" office:value="4"/>
          <table:table-cell office:value-type="float" office:value="9.7877100000000006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40.9852530000000000"/>
        </table:table-row>
        <table:table-row>
          <table:table-cell office:value-type="float" office:value="100014"/>
          <table:table-cell/>
          <table:table-cell office:value-type="string">
            <text:p>Lessing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70"/>
          <table:table-cell office:value-type="float" office:value="5.62273201611786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3299.430485734 6020809.57551697)</text:p>
          </table:table-cell>
          <table:table-cell office:value-type="string">
            <text:p>01002</text:p>
          </table:table-cell>
          <table:table-cell office:value-type="float" office:value="728"/>
          <table:table-cell office:value-type="float" office:value="3"/>
          <table:table-cell office:value-type="float" office:value="218.6440000000000100"/>
          <table:table-cell office:value-type="float" office:value="1"/>
          <table:table-cell office:value-type="float" office:value="10020024"/>
          <table:table-cell office:value-type="float" office:value="1"/>
          <table:table-cell office:value-type="float" office:value="119.1591560000000000"/>
        </table:table-row>
        <table:table-row>
          <table:table-cell office:value-type="float" office:value="100017"/>
          <table:table-cell/>
          <table:table-cell office:value-type="string">
            <text:p>Gartenkolonie OP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0"/>
          <table:table-cell office:value-type="float" office:value="19.8069673688998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1852.823033075 6020980.78299299)</text:p>
          </table:table-cell>
          <table:table-cell office:value-type="string">
            <text:p>01002</text:p>
          </table:table-cell>
          <table:table-cell office:value-type="float" office:value="740"/>
          <table:table-cell office:value-type="float" office:value="3"/>
          <table:table-cell office:value-type="float" office:value="3.8089100000000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9.0877110000000005"/>
        </table:table-row>
        <table:table-row>
          <table:table-cell office:value-type="float" office:value="100018"/>
          <table:table-cell/>
          <table:table-cell office:value-type="string">
            <text:p>Max Bahr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"/>
          <table:table-cell office:value-type="float" office:value="3.97183477853823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509.986314498 6021006.125337)</text:p>
          </table:table-cell>
          <table:table-cell office:value-type="string">
            <text:p>01002</text:p>
          </table:table-cell>
          <table:table-cell office:value-type="float" office:value="742"/>
          <table:table-cell office:value-type="float" office:value="3"/>
          <table:table-cell office:value-type="float" office:value="235.8150000000000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3.7765919999999999"/>
        </table:table-row>
        <table:table-row>
          <table:table-cell office:value-type="float" office:value="250210"/>
          <table:table-cell/>
          <table:table-cell office:value-type="string">
            <text:p>Stockholm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15"/>
          <table:table-cell office:value-type="float" office:value="11.391449068132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646.597762546 6020405.94415646)</text:p>
          </table:table-cell>
          <table:table-cell office:value-type="string">
            <text:p>01002</text:p>
          </table:table-cell>
          <table:table-cell office:value-type="float" office:value="974"/>
          <table:table-cell office:value-type="float" office:value="4"/>
          <table:table-cell office:value-type="float" office:value="31.743200000000002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124.2159790000000000"/>
        </table:table-row>
        <table:table-row>
          <table:table-cell office:value-type="float" office:value="260008"/>
          <table:table-cell/>
          <table:table-cell office:value-type="string">
            <text:p>Am Blöck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10"/>
          <table:table-cell office:value-type="float" office:value="19.332931310646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9756.971405833 6017963.71638349)</text:p>
          </table:table-cell>
          <table:table-cell office:value-type="string">
            <text:p>01002</text:p>
          </table:table-cell>
          <table:table-cell office:value-type="float" office:value="1053"/>
          <table:table-cell office:value-type="float" office:value="4"/>
          <table:table-cell office:value-type="float" office:value="0.0318613000000000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41.8974230000000030"/>
        </table:table-row>
        <table:table-row>
          <table:table-cell office:value-type="float" office:value="400301"/>
          <table:table-cell/>
          <table:table-cell office:value-type="string">
            <text:p>Bars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45"/>
          <table:table-cell office:value-type="float" office:value="872.2153187548830100"/>
          <table:table-cell office:value-type="float" office:value="0"/>
          <table:table-cell office:value-type="string">
            <text:p>01057003</text:p>
          </table:table-cell>
          <table:table-cell office:value-type="float" office:value="3"/>
          <table:table-cell/>
          <table:table-cell office:value-type="string">
            <text:p>SRID=3044;POINT(585717.019250682 6029098.41014148)</text:p>
          </table:table-cell>
          <table:table-cell office:value-type="string">
            <text:p>01057</text:p>
          </table:table-cell>
          <table:table-cell office:value-type="float" office:value="274"/>
          <table:table-cell office:value-type="float" office:value="14"/>
          <table:table-cell office:value-type="float" office:value="43.0000000000000000"/>
          <table:table-cell office:value-type="float" office:value="400301"/>
          <table:table-cell office:value-type="float" office:value="10570421"/>
          <table:table-cell office:value-type="float" office:value="0"/>
          <table:table-cell office:value-type="float" office:value="0.6248460000000000"/>
        </table:table-row>
        <table:table-row>
          <table:table-cell office:value-type="float" office:value="400901"/>
          <table:table-cell/>
          <table:table-cell office:value-type="string">
            <text:p>Bö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85"/>
          <table:table-cell office:value-type="float" office:value="2110.3568611129499000"/>
          <table:table-cell office:value-type="float" office:value="0"/>
          <table:table-cell office:value-type="string">
            <text:p>01057009</text:p>
          </table:table-cell>
          <table:table-cell office:value-type="float" office:value="3"/>
          <table:table-cell/>
          <table:table-cell office:value-type="string">
            <text:p>SRID=3044;POINT(598070.352193963 5999046.07294511)</text:p>
          </table:table-cell>
          <table:table-cell office:value-type="string">
            <text:p>01057</text:p>
          </table:table-cell>
          <table:table-cell office:value-type="float" office:value="149"/>
          <table:table-cell office:value-type="float" office:value="15"/>
          <table:table-cell office:value-type="float" office:value="98.2789999999999960"/>
          <table:table-cell office:value-type="float" office:value="400901"/>
          <table:table-cell office:value-type="float" office:value="10570407"/>
          <table:table-cell office:value-type="float" office:value="0"/>
          <table:table-cell office:value-type="float" office:value="0.6562870000000000"/>
        </table:table-row>
        <table:table-row>
          <table:table-cell office:value-type="float" office:value="512102"/>
          <table:table-cell/>
          <table:table-cell office:value-type="string">
            <text:p>Osdorf OT Borghorst-Austerlitz-Stubb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88"/>
          <table:table-cell office:value-type="float" office:value="927.2917872912289600"/>
          <table:table-cell office:value-type="float" office:value="0"/>
          <table:table-cell office:value-type="string">
            <text:p>01058121</text:p>
          </table:table-cell>
          <table:table-cell office:value-type="float" office:value="4"/>
          <table:table-cell/>
          <table:table-cell office:value-type="string">
            <text:p>SRID=3044;POINT(566032.209229324 6033275.75485547)</text:p>
          </table:table-cell>
          <table:table-cell office:value-type="string">
            <text:p>01058</text:p>
          </table:table-cell>
          <table:table-cell office:value-type="float" office:value="450"/>
          <table:table-cell office:value-type="float" office:value="14"/>
          <table:table-cell office:value-type="float" office:value="27.9104999999999990"/>
          <table:table-cell office:value-type="float" office:value="512101"/>
          <table:table-cell office:value-type="float" office:value="10580470"/>
          <table:table-cell office:value-type="float" office:value="0"/>
          <table:table-cell office:value-type="float" office:value="0.4184230000000000"/>
        </table:table-row>
        <table:table-row>
          <table:table-cell office:value-type="float" office:value="110501"/>
          <table:table-cell/>
          <table:table-cell office:value-type="string">
            <text:p>Gleisanlag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4"/>
          <table:table-cell office:value-type="float" office:value="14.196176538772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418.923538273 6018334.85575671)</text:p>
          </table:table-cell>
          <table:table-cell office:value-type="string">
            <text:p>01002</text:p>
          </table:table-cell>
          <table:table-cell office:value-type="float" office:value="759"/>
          <table:table-cell office:value-type="float" office:value="3"/>
          <table:table-cell office:value-type="float" office:value="132.1310000000000000"/>
          <table:table-cell office:value-type="float" office:value="1"/>
          <table:table-cell office:value-type="float" office:value="10020026"/>
          <table:table-cell office:value-type="float" office:value="0"/>
          <table:table-cell office:value-type="float" office:value="4.5082560000000003"/>
        </table:table-row>
        <table:table-row>
          <table:table-cell office:value-type="float" office:value="110502"/>
          <table:table-cell/>
          <table:table-cell office:value-type="string">
            <text:p>Sophienblatt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03"/>
          <table:table-cell office:value-type="float" office:value="7.75509934678891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338.219482314 6018486.94614745)</text:p>
          </table:table-cell>
          <table:table-cell office:value-type="string">
            <text:p>01002</text:p>
          </table:table-cell>
          <table:table-cell office:value-type="float" office:value="765"/>
          <table:table-cell office:value-type="float" office:value="3"/>
          <table:table-cell office:value-type="float" office:value="105.6160000000000000"/>
          <table:table-cell office:value-type="float" office:value="1"/>
          <table:table-cell office:value-type="float" office:value="10020026"/>
          <table:table-cell office:value-type="float" office:value="1"/>
          <table:table-cell office:value-type="float" office:value="77.7552900000000020"/>
        </table:table-row>
        <table:table-row>
          <table:table-cell office:value-type="float" office:value="260011"/>
          <table:table-cell/>
          <table:table-cell office:value-type="string">
            <text:p>Kloster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11"/>
          <table:table-cell office:value-type="float" office:value="43.303598896616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6000000</text:p>
          </table:table-cell>
          <table:table-cell office:value-type="string">
            <text:p>SRID=3044;POINT(569375.844897186 6018232.15190925)</text:p>
          </table:table-cell>
          <table:table-cell office:value-type="string">
            <text:p>01002</text:p>
          </table:table-cell>
          <table:table-cell office:value-type="float" office:value="1044"/>
          <table:table-cell office:value-type="float" office:value="4"/>
          <table:table-cell office:value-type="float" office:value="1.8458000000000001"/>
          <table:table-cell office:value-type="float" office:value="1"/>
          <table:table-cell office:value-type="float" office:value="10020044"/>
          <table:table-cell office:value-type="float" office:value="0"/>
          <table:table-cell office:value-type="float" office:value="9.4911279999999998"/>
        </table:table-row>
        <table:table-row>
          <table:table-cell office:value-type="float" office:value="270106"/>
          <table:table-cell/>
          <table:table-cell office:value-type="string">
            <text:p>Horniss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"/>
          <table:table-cell office:value-type="float" office:value="18.6067006698343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834.931846463 6014937.00491308)</text:p>
          </table:table-cell>
          <table:table-cell office:value-type="string">
            <text:p>01002</text:p>
          </table:table-cell>
          <table:table-cell office:value-type="float" office:value="1054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3.3321329999999998"/>
        </table:table-row>
        <table:table-row>
          <table:table-cell office:value-type="float" office:value="110504"/>
          <table:table-cell/>
          <table:table-cell office:value-type="string">
            <text:p>Schulen Winterbek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6"/>
          <table:table-cell office:value-type="float" office:value="19.9050743598359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654.078966564 6018625.26976788)</text:p>
          </table:table-cell>
          <table:table-cell office:value-type="string">
            <text:p>01002</text:p>
          </table:table-cell>
          <table:table-cell office:value-type="float" office:value="1066"/>
          <table:table-cell office:value-type="float" office:value="3"/>
          <table:table-cell office:value-type="float" office:value="406.8729999999999900"/>
          <table:table-cell office:value-type="float" office:value="1"/>
          <table:table-cell office:value-type="float" office:value="10020026"/>
          <table:table-cell office:value-type="float" office:value="0"/>
          <table:table-cell office:value-type="float" office:value="10.3491199999999990"/>
        </table:table-row>
        <table:table-row>
          <table:table-cell office:value-type="float" office:value="270103"/>
          <table:table-cell/>
          <table:table-cell office:value-type="string">
            <text:p>Am Dorf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6"/>
          <table:table-cell office:value-type="float" office:value="14.1354561409402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10000</text:p>
          </table:table-cell>
          <table:table-cell office:value-type="string">
            <text:p>SRID=3044;POINT(572388.362374901 6014822.0410657)</text:p>
          </table:table-cell>
          <table:table-cell office:value-type="string">
            <text:p>01002</text:p>
          </table:table-cell>
          <table:table-cell office:value-type="float" office:value="1055"/>
          <table:table-cell office:value-type="float" office:value="5"/>
          <table:table-cell office:value-type="float" office:value="48.957799999999999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5.3765510000000001"/>
        </table:table-row>
        <table:table-row>
          <table:table-cell office:value-type="float" office:value="110505"/>
          <table:table-cell/>
          <table:table-cell office:value-type="string">
            <text:p>Hummelwies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9"/>
          <table:table-cell office:value-type="float" office:value="2.79907401040606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270.048431955 6018668.07940144)</text:p>
          </table:table-cell>
          <table:table-cell office:value-type="string">
            <text:p>01002</text:p>
          </table:table-cell>
          <table:table-cell office:value-type="float" office:value="766"/>
          <table:table-cell office:value-type="float" office:value="3"/>
          <table:table-cell office:value-type="float" office:value="501.0570000000000200"/>
          <table:table-cell office:value-type="float" office:value="1"/>
          <table:table-cell office:value-type="float" office:value="10020026"/>
          <table:table-cell office:value-type="float" office:value="1"/>
          <table:table-cell office:value-type="float" office:value="63.9497199999999990"/>
        </table:table-row>
        <table:table-row>
          <table:table-cell office:value-type="float" office:value="280105"/>
          <table:table-cell/>
          <table:table-cell office:value-type="string">
            <text:p>Meimersdorfer Moor Eisenbahnergärt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3.53207413054885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10000</text:p>
          </table:table-cell>
          <table:table-cell office:value-type="string">
            <text:p>SRID=3044;POINT(573545.438939877 6016491.42686132)</text:p>
          </table:table-cell>
          <table:table-cell office:value-type="string">
            <text:p>01002</text:p>
          </table:table-cell>
          <table:table-cell office:value-type="float" office:value="995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270203"/>
          <table:table-cell/>
          <table:table-cell office:value-type="string">
            <text:p>Kieler Weg Mitt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51"/>
          <table:table-cell office:value-type="float" office:value="15.114674313748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20000</text:p>
          </table:table-cell>
          <table:table-cell office:value-type="string">
            <text:p>SRID=3044;POINT(573349.614825854 6015693.61555586)</text:p>
          </table:table-cell>
          <table:table-cell office:value-type="string">
            <text:p>01002</text:p>
          </table:table-cell>
          <table:table-cell office:value-type="float" office:value="1026"/>
          <table:table-cell office:value-type="float" office:value="5"/>
          <table:table-cell office:value-type="float" office:value="46.278700000000001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29.8385520000000000"/>
        </table:table-row>
        <table:table-row>
          <table:table-cell office:value-type="float" office:value="280102"/>
          <table:table-cell/>
          <table:table-cell office:value-type="string">
            <text:p>Borsig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6"/>
          <table:table-cell office:value-type="float" office:value="35.616848701012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10000</text:p>
          </table:table-cell>
          <table:table-cell office:value-type="string">
            <text:p>SRID=3044;POINT(574554.901165389 6015037.13187064)</text:p>
          </table:table-cell>
          <table:table-cell office:value-type="string">
            <text:p>01002</text:p>
          </table:table-cell>
          <table:table-cell office:value-type="float" office:value="998"/>
          <table:table-cell office:value-type="float" office:value="5"/>
          <table:table-cell office:value-type="float" office:value="1440.71000000000000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2.9761199999999999"/>
        </table:table-row>
        <table:table-row>
          <table:table-cell office:value-type="float" office:value="280302"/>
          <table:table-cell/>
          <table:table-cell office:value-type="string">
            <text:p>Radewisch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40"/>
          <table:table-cell office:value-type="float" office:value="14.3636969956488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30000</text:p>
          </table:table-cell>
          <table:table-cell office:value-type="string">
            <text:p>SRID=3044;POINT(573734.677101995 6015479.43482734)</text:p>
          </table:table-cell>
          <table:table-cell office:value-type="string">
            <text:p>01002</text:p>
          </table:table-cell>
          <table:table-cell office:value-type="float" office:value="1027"/>
          <table:table-cell office:value-type="float" office:value="5"/>
          <table:table-cell office:value-type="float" office:value="156.88499999999999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23.6707860000000000"/>
        </table:table-row>
        <table:table-row>
          <table:table-cell office:value-type="float" office:value="400501"/>
          <table:table-cell/>
          <table:table-cell office:value-type="string">
            <text:p>Bel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86"/>
          <table:table-cell office:value-type="float" office:value="1483.5032313360600000"/>
          <table:table-cell office:value-type="float" office:value="0"/>
          <table:table-cell office:value-type="string">
            <text:p>01057005</text:p>
          </table:table-cell>
          <table:table-cell office:value-type="float" office:value="3"/>
          <table:table-cell/>
          <table:table-cell office:value-type="string">
            <text:p>SRID=3044;POINT(582359.190044298 5995114.78697897)</text:p>
          </table:table-cell>
          <table:table-cell office:value-type="string">
            <text:p>01057</text:p>
          </table:table-cell>
          <table:table-cell office:value-type="float" office:value="219"/>
          <table:table-cell office:value-type="float" office:value="15"/>
          <table:table-cell office:value-type="float" office:value="24.0000000000000000"/>
          <table:table-cell office:value-type="float" office:value="400501"/>
          <table:table-cell office:value-type="float" office:value="10570427"/>
          <table:table-cell office:value-type="float" office:value="0"/>
          <table:table-cell office:value-type="float" office:value="0.2601950000000000"/>
        </table:table-row>
        <table:table-row>
          <table:table-cell office:value-type="float" office:value="110506"/>
          <table:table-cell/>
          <table:table-cell office:value-type="string">
            <text:p>Südfriedho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84"/>
          <table:table-cell office:value-type="float" office:value="23.7160904900799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326.806264824 6018790.08147998)</text:p>
          </table:table-cell>
          <table:table-cell office:value-type="string">
            <text:p>01002</text:p>
          </table:table-cell>
          <table:table-cell office:value-type="float" office:value="772"/>
          <table:table-cell office:value-type="float" office:value="3"/>
          <table:table-cell office:value-type="float" office:value="3.16629000000000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71.0066439999999940"/>
        </table:table-row>
        <table:table-row>
          <table:table-cell office:value-type="float" office:value="110507"/>
          <table:table-cell/>
          <table:table-cell office:value-type="string">
            <text:p>Hb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7.37687926719064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519.377073881 6018846.75878678)</text:p>
          </table:table-cell>
          <table:table-cell office:value-type="string">
            <text:p>01002</text:p>
          </table:table-cell>
          <table:table-cell office:value-type="float" office:value="760"/>
          <table:table-cell office:value-type="float" office:value="3"/>
          <table:table-cell office:value-type="float" office:value="241.4730000000000100"/>
          <table:table-cell office:value-type="float" office:value="1"/>
          <table:table-cell office:value-type="float" office:value="10020026"/>
          <table:table-cell office:value-type="float" office:value="8"/>
          <table:table-cell office:value-type="float" office:value="0.4066760000000000"/>
        </table:table-row>
        <table:table-row>
          <table:table-cell office:value-type="float" office:value="280304"/>
          <table:table-cell/>
          <table:table-cell office:value-type="string">
            <text:p>Kieler Weg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0"/>
          <table:table-cell office:value-type="float" office:value="11.914938804763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30000</text:p>
          </table:table-cell>
          <table:table-cell office:value-type="string">
            <text:p>SRID=3044;POINT(573541.236835665 6015990.3324242)</text:p>
          </table:table-cell>
          <table:table-cell office:value-type="string">
            <text:p>01002</text:p>
          </table:table-cell>
          <table:table-cell office:value-type="float" office:value="1002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4.1964129999999997"/>
        </table:table-row>
        <table:table-row>
          <table:table-cell office:value-type="float" office:value="400701"/>
          <table:table-cell/>
          <table:table-cell office:value-type="string">
            <text:p>Ble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64"/>
          <table:table-cell office:value-type="float" office:value="3068.9809909689902000"/>
          <table:table-cell office:value-type="float" office:value="0"/>
          <table:table-cell office:value-type="string">
            <text:p>01057007</text:p>
          </table:table-cell>
          <table:table-cell office:value-type="float" office:value="3"/>
          <table:table-cell/>
          <table:table-cell office:value-type="string">
            <text:p>SRID=3044;POINT(609291.74363846 6016029.11449938)</text:p>
          </table:table-cell>
          <table:table-cell office:value-type="string">
            <text:p>01057</text:p>
          </table:table-cell>
          <table:table-cell office:value-type="float" office:value="102"/>
          <table:table-cell office:value-type="float" office:value="15"/>
          <table:table-cell office:value-type="float" office:value="256.9400000000000000"/>
          <table:table-cell office:value-type="float" office:value="400701"/>
          <table:table-cell office:value-type="float" office:value="10570400"/>
          <table:table-cell office:value-type="float" office:value="0"/>
          <table:table-cell office:value-type="float" office:value="0.5096150000000000"/>
        </table:table-row>
        <table:table-row>
          <table:table-cell office:value-type="float" office:value="110508"/>
          <table:table-cell/>
          <table:table-cell office:value-type="string">
            <text:p>Schröpfeck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9"/>
          <table:table-cell office:value-type="float" office:value="3.38974527498464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457.077144315 6018847.81719348)</text:p>
          </table:table-cell>
          <table:table-cell office:value-type="string">
            <text:p>01002</text:p>
          </table:table-cell>
          <table:table-cell office:value-type="float" office:value="764"/>
          <table:table-cell office:value-type="float" office:value="3"/>
          <table:table-cell office:value-type="float" office:value="1066.9300000000001000"/>
          <table:table-cell office:value-type="float" office:value="1"/>
          <table:table-cell office:value-type="float" office:value="10020026"/>
          <table:table-cell office:value-type="float" office:value="8"/>
          <table:table-cell office:value-type="float" office:value="26.2556599999999990"/>
        </table:table-row>
        <table:table-row>
          <table:table-cell office:value-type="float" office:value="110509"/>
          <table:table-cell/>
          <table:table-cell office:value-type="string">
            <text:p>Finanzamt Kiel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66"/>
          <table:table-cell office:value-type="float" office:value="4.1291741470697803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331.537021738 6018883.16576227)</text:p>
          </table:table-cell>
          <table:table-cell office:value-type="string">
            <text:p>01002</text:p>
          </table:table-cell>
          <table:table-cell office:value-type="float" office:value="763"/>
          <table:table-cell office:value-type="float" office:value="3"/>
          <table:table-cell office:value-type="float" office:value="1082.9000000000001000"/>
          <table:table-cell office:value-type="float" office:value="1"/>
          <table:table-cell office:value-type="float" office:value="10020026"/>
          <table:table-cell office:value-type="float" office:value="1"/>
          <table:table-cell office:value-type="float" office:value="64.4196610000000050"/>
        </table:table-row>
        <table:table-row>
          <table:table-cell office:value-type="float" office:value="110511"/>
          <table:table-cell/>
          <table:table-cell office:value-type="string">
            <text:p>IKEA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12.692257611810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026.61264924 6018945.19417853)</text:p>
          </table:table-cell>
          <table:table-cell office:value-type="string">
            <text:p>01002</text:p>
          </table:table-cell>
          <table:table-cell office:value-type="float" office:value="771"/>
          <table:table-cell office:value-type="float" office:value="3"/>
          <table:table-cell office:value-type="float" office:value="570.61400000000003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110513"/>
          <table:table-cell/>
          <table:table-cell office:value-type="string">
            <text:p>Calvi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56"/>
          <table:table-cell office:value-type="float" office:value="9.170752235021600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271.775363958 6019012.17571093)</text:p>
          </table:table-cell>
          <table:table-cell office:value-type="string">
            <text:p>01002</text:p>
          </table:table-cell>
          <table:table-cell office:value-type="float" office:value="770"/>
          <table:table-cell office:value-type="float" office:value="3"/>
          <table:table-cell office:value-type="float" office:value="103.03700000000001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71.5317550000000040"/>
        </table:table-row>
        <table:table-row>
          <table:table-cell office:value-type="float" office:value="110516"/>
          <table:table-cell/>
          <table:table-cell office:value-type="string">
            <text:p>Luth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94"/>
          <table:table-cell office:value-type="float" office:value="7.38574680048822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552.456763114 6019144.38631909)</text:p>
          </table:table-cell>
          <table:table-cell office:value-type="string">
            <text:p>01002</text:p>
          </table:table-cell>
          <table:table-cell office:value-type="float" office:value="776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5"/>
          <table:table-cell office:value-type="float" office:value="2"/>
          <table:table-cell office:value-type="float" office:value="215.8211000000000000"/>
        </table:table-row>
        <table:table-row>
          <table:table-cell office:value-type="float" office:value="280305"/>
          <table:table-cell/>
          <table:table-cell office:value-type="string">
            <text:p>Meimersdorfer Moor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"/>
          <table:table-cell office:value-type="float" office:value="8.14631749558660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30000</text:p>
          </table:table-cell>
          <table:table-cell office:value-type="string">
            <text:p>SRID=3044;POINT(573454.954286462 6016465.42895141)</text:p>
          </table:table-cell>
          <table:table-cell office:value-type="string">
            <text:p>01002</text:p>
          </table:table-cell>
          <table:table-cell office:value-type="float" office:value="1001"/>
          <table:table-cell office:value-type="float" office:value="5"/>
          <table:table-cell office:value-type="float" office:value="0.07203320000000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2.0868319999999998"/>
        </table:table-row>
        <table:table-row>
          <table:table-cell office:value-type="float" office:value="110517"/>
          <table:table-cell/>
          <table:table-cell office:value-type="string">
            <text:p>Von-der-Tann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55"/>
          <table:table-cell office:value-type="float" office:value="6.05093233072370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220.93763129 6019173.63757427)</text:p>
          </table:table-cell>
          <table:table-cell office:value-type="string">
            <text:p>01002</text:p>
          </table:table-cell>
          <table:table-cell office:value-type="float" office:value="762"/>
          <table:table-cell office:value-type="float" office:value="3"/>
          <table:table-cell office:value-type="float" office:value="91.3465000000000060"/>
          <table:table-cell office:value-type="float" office:value="1"/>
          <table:table-cell office:value-type="float" office:value="10020026"/>
          <table:table-cell office:value-type="float" office:value="1"/>
          <table:table-cell office:value-type="float" office:value="91.7214029999999950"/>
        </table:table-row>
        <table:table-row>
          <table:table-cell office:value-type="float" office:value="110518"/>
          <table:table-cell/>
          <table:table-cell office:value-type="string">
            <text:p>Harms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07"/>
          <table:table-cell office:value-type="float" office:value="3.78463033958529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023.760356844 6019282.39895026)</text:p>
          </table:table-cell>
          <table:table-cell office:value-type="string">
            <text:p>01002</text:p>
          </table:table-cell>
          <table:table-cell office:value-type="float" office:value="773"/>
          <table:table-cell office:value-type="float" office:value="3"/>
          <table:table-cell office:value-type="float" office:value="121.19100000000000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81.1175659999999970"/>
        </table:table-row>
        <table:table-row>
          <table:table-cell office:value-type="float" office:value="290002"/>
          <table:table-cell/>
          <table:table-cell office:value-type="string">
            <text:p>Buns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"/>
          <table:table-cell office:value-type="float" office:value="20.793999198865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082.647858599 6015326.54480712)</text:p>
          </table:table-cell>
          <table:table-cell office:value-type="string">
            <text:p>01002</text:p>
          </table:table-cell>
          <table:table-cell office:value-type="float" office:value="1047"/>
          <table:table-cell office:value-type="float" office:value="5"/>
          <table:table-cell office:value-type="float" office:value="2368.199999999999800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0.2885450000000000"/>
        </table:table-row>
        <table:table-row>
          <table:table-cell office:value-type="float" office:value="110519"/>
          <table:table-cell/>
          <table:table-cell office:value-type="string">
            <text:p>Lüdeman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53"/>
          <table:table-cell office:value-type="float" office:value="9.47169483124391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664.583433305 6019339.91687049)</text:p>
          </table:table-cell>
          <table:table-cell office:value-type="string">
            <text:p>01002</text:p>
          </table:table-cell>
          <table:table-cell office:value-type="float" office:value="775"/>
          <table:table-cell office:value-type="float" office:value="3"/>
          <table:table-cell office:value-type="float" office:value="416.10599999999999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58.3844819999999980"/>
        </table:table-row>
        <table:table-row>
          <table:table-cell office:value-type="float" office:value="110601"/>
          <table:table-cell/>
          <table:table-cell office:value-type="string">
            <text:p>Möbel Kraf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47"/>
          <table:table-cell office:value-type="float" office:value="31.966124537427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60000</text:p>
          </table:table-cell>
          <table:table-cell office:value-type="string">
            <text:p>SRID=3044;POINT(572054.087018315 6019308.83487065)</text:p>
          </table:table-cell>
          <table:table-cell office:value-type="string">
            <text:p>01002</text:p>
          </table:table-cell>
          <table:table-cell office:value-type="float" office:value="779"/>
          <table:table-cell office:value-type="float" office:value="3"/>
          <table:table-cell office:value-type="float" office:value="5.6619999999999999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10.8552409999999990"/>
        </table:table-row>
        <table:table-row>
          <table:table-cell office:value-type="float" office:value="110602"/>
          <table:table-cell/>
          <table:table-cell office:value-type="string">
            <text:p>Zastrow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38"/>
          <table:table-cell office:value-type="float" office:value="14.1593747593777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60000</text:p>
          </table:table-cell>
          <table:table-cell office:value-type="string">
            <text:p>SRID=3044;POINT(572389.536460326 6019593.00385191)</text:p>
          </table:table-cell>
          <table:table-cell office:value-type="string">
            <text:p>01002</text:p>
          </table:table-cell>
          <table:table-cell office:value-type="float" office:value="780"/>
          <table:table-cell office:value-type="float" office:value="3"/>
          <table:table-cell office:value-type="float" office:value="321.730999999999990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37.9960280000000030"/>
        </table:table-row>
        <table:table-row>
          <table:table-cell office:value-type="float" office:value="506801"/>
          <table:table-cell/>
          <table:table-cell office:value-type="string">
            <text:p>Haal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14"/>
          <table:table-cell office:value-type="float" office:value="1301.4409963152100000"/>
          <table:table-cell office:value-type="float" office:value="0"/>
          <table:table-cell office:value-type="string">
            <text:p>01058068</text:p>
          </table:table-cell>
          <table:table-cell office:value-type="float" office:value="4"/>
          <table:table-cell/>
          <table:table-cell office:value-type="string">
            <text:p>SRID=3044;POINT(535784.207128539 6003011.39328752)</text:p>
          </table:table-cell>
          <table:table-cell office:value-type="string">
            <text:p>01058</text:p>
          </table:table-cell>
          <table:table-cell office:value-type="float" office:value="272"/>
          <table:table-cell office:value-type="float" office:value="0"/>
          <table:table-cell office:value-type="float" office:value="34.3939000000000020"/>
          <table:table-cell office:value-type="float" office:value="506801"/>
          <table:table-cell office:value-type="float" office:value="10580490"/>
          <table:table-cell office:value-type="float" office:value="0"/>
          <table:table-cell office:value-type="float" office:value="0.3949470000000000"/>
        </table:table-row>
        <table:table-row>
          <table:table-cell office:value-type="float" office:value="110603"/>
          <table:table-cell/>
          <table:table-cell office:value-type="string">
            <text:p>Schützenwal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53"/>
          <table:table-cell office:value-type="float" office:value="9.21405304976225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60000</text:p>
          </table:table-cell>
          <table:table-cell office:value-type="string">
            <text:p>SRID=3044;POINT(572648.959569237 6019607.98701867)</text:p>
          </table:table-cell>
          <table:table-cell office:value-type="string">
            <text:p>01002</text:p>
          </table:table-cell>
          <table:table-cell office:value-type="float" office:value="778"/>
          <table:table-cell office:value-type="float" office:value="3"/>
          <table:table-cell office:value-type="float" office:value="74.3456000000000050"/>
          <table:table-cell office:value-type="float" office:value="1"/>
          <table:table-cell office:value-type="float" office:value="10020025"/>
          <table:table-cell office:value-type="float" office:value="0"/>
          <table:table-cell office:value-type="float" office:value="103.4289680000000000"/>
        </table:table-row>
        <table:table-row>
          <table:table-cell office:value-type="float" office:value="110604"/>
          <table:table-cell/>
          <table:table-cell office:value-type="string">
            <text:p>Chemnitz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82"/>
          <table:table-cell office:value-type="float" office:value="9.041669093139509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60000</text:p>
          </table:table-cell>
          <table:table-cell office:value-type="string">
            <text:p>SRID=3044;POINT(572717.421234877 6019841.47328353)</text:p>
          </table:table-cell>
          <table:table-cell office:value-type="string">
            <text:p>01002</text:p>
          </table:table-cell>
          <table:table-cell office:value-type="float" office:value="777"/>
          <table:table-cell office:value-type="float" office:value="3"/>
          <table:table-cell office:value-type="float" office:value="79.3012999999999980"/>
          <table:table-cell office:value-type="float" office:value="1"/>
          <table:table-cell office:value-type="float" office:value="10020025"/>
          <table:table-cell office:value-type="float" office:value="2"/>
          <table:table-cell office:value-type="float" office:value="119.6681710000000000"/>
        </table:table-row>
        <table:table-row>
          <table:table-cell office:value-type="float" office:value="120102"/>
          <table:table-cell/>
          <table:table-cell office:value-type="string">
            <text:p>Norwegenkai - Germaniahaf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9"/>
          <table:table-cell office:value-type="float" office:value="16.606028286449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10000</text:p>
          </table:table-cell>
          <table:table-cell office:value-type="string">
            <text:p>SRID=3044;POINT(574094.469310039 6019166.86083073)</text:p>
          </table:table-cell>
          <table:table-cell office:value-type="string">
            <text:p>01002</text:p>
          </table:table-cell>
          <table:table-cell office:value-type="float" office:value="1087"/>
          <table:table-cell office:value-type="float" office:value="3"/>
          <table:table-cell office:value-type="float" office:value="300.2010000000000200"/>
          <table:table-cell office:value-type="float" office:value="1"/>
          <table:table-cell office:value-type="float" office:value="10020028"/>
          <table:table-cell office:value-type="float" office:value="8"/>
          <table:table-cell office:value-type="float" office:value="11.3814090000000000"/>
        </table:table-row>
        <table:table-row>
          <table:table-cell office:value-type="float" office:value="120103"/>
          <table:table-cell/>
          <table:table-cell office:value-type="string">
            <text:p>HDW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53.698578497973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10000</text:p>
          </table:table-cell>
          <table:table-cell office:value-type="string">
            <text:p>SRID=3044;POINT(575121.869574373 6019734.93415292)</text:p>
          </table:table-cell>
          <table:table-cell office:value-type="string">
            <text:p>01002</text:p>
          </table:table-cell>
          <table:table-cell office:value-type="float" office:value="781"/>
          <table:table-cell office:value-type="float" office:value="3"/>
          <table:table-cell office:value-type="float" office:value="1707.720000000000000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120208"/>
          <table:table-cell/>
          <table:table-cell office:value-type="string">
            <text:p>KV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7"/>
          <table:table-cell office:value-type="float" office:value="6.18022190791645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162.668184478 6018474.04876417)</text:p>
          </table:table-cell>
          <table:table-cell office:value-type="string">
            <text:p>01002</text:p>
          </table:table-cell>
          <table:table-cell office:value-type="float" office:value="792"/>
          <table:table-cell office:value-type="float" office:value="3"/>
          <table:table-cell office:value-type="float" office:value="39.7466000000000010"/>
          <table:table-cell office:value-type="float" office:value="1"/>
          <table:table-cell office:value-type="float" office:value="10020027"/>
          <table:table-cell office:value-type="float" office:value="0"/>
          <table:table-cell office:value-type="float" office:value="9.2229700000000001"/>
        </table:table-row>
        <table:table-row>
          <table:table-cell office:value-type="float" office:value="120209"/>
          <table:table-cell/>
          <table:table-cell office:value-type="string">
            <text:p>Elisabeth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45"/>
          <table:table-cell office:value-type="float" office:value="11.608137334178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424.128584779 6018523.33366271)</text:p>
          </table:table-cell>
          <table:table-cell office:value-type="string">
            <text:p>01002</text:p>
          </table:table-cell>
          <table:table-cell office:value-type="float" office:value="794"/>
          <table:table-cell office:value-type="float" office:value="3"/>
          <table:table-cell office:value-type="float" office:value="127.7780000000000100"/>
          <table:table-cell office:value-type="float" office:value="1"/>
          <table:table-cell office:value-type="float" office:value="10020027"/>
          <table:table-cell office:value-type="float" office:value="1"/>
          <table:table-cell office:value-type="float" office:value="124.4816419999999900"/>
        </table:table-row>
        <table:table-row>
          <table:table-cell office:value-type="float" office:value="120211"/>
          <table:table-cell/>
          <table:table-cell office:value-type="string">
            <text:p>Katzhei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74"/>
          <table:table-cell office:value-type="float" office:value="4.88707290659074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5157.643807696 6018696.24242043)</text:p>
          </table:table-cell>
          <table:table-cell office:value-type="string">
            <text:p>01002</text:p>
          </table:table-cell>
          <table:table-cell office:value-type="float" office:value="801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137.9148649999999900"/>
        </table:table-row>
        <table:table-row>
          <table:table-cell office:value-type="float" office:value="511101"/>
          <table:table-cell/>
          <table:table-cell office:value-type="string">
            <text:p>Neu Duven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3"/>
          <table:table-cell office:value-type="float" office:value="569.6226292313640400"/>
          <table:table-cell office:value-type="float" office:value="0"/>
          <table:table-cell office:value-type="string">
            <text:p>01058111</text:p>
          </table:table-cell>
          <table:table-cell office:value-type="float" office:value="4"/>
          <table:table-cell/>
          <table:table-cell office:value-type="string">
            <text:p>SRID=3044;POINT(545257.266760628 6022969.83859121)</text:p>
          </table:table-cell>
          <table:table-cell office:value-type="string">
            <text:p>01058</text:p>
          </table:table-cell>
          <table:table-cell office:value-type="float" office:value="183"/>
          <table:table-cell office:value-type="float" office:value="0"/>
          <table:table-cell office:value-type="float" office:value="4.0000000000000000"/>
          <table:table-cell office:value-type="float" office:value="511101"/>
          <table:table-cell office:value-type="float" office:value="10580519"/>
          <table:table-cell office:value-type="float" office:value="0"/>
          <table:table-cell office:value-type="float" office:value="0.2334880000000000"/>
        </table:table-row>
        <table:table-row>
          <table:table-cell office:value-type="float" office:value="1106103"/>
          <table:table-cell/>
          <table:table-cell office:value-type="string">
            <text:p>Wrist</text:p>
          </table:table-cell>
          <table:table-cell office:value-type="string">
            <text:p>3</text:p>
          </table:table-cell>
          <table:table-cell/>
          <table:table-cell office:value-type="float" office:value="2893"/>
          <table:table-cell office:value-type="float" office:value="2279.7180062870302000"/>
          <table:table-cell/>
          <table:table-cell office:value-type="string">
            <text:p>01061116</text:p>
          </table:table-cell>
          <table:table-cell/>
          <table:table-cell/>
          <table:table-cell office:value-type="string">
            <text:p>SRID=3044;POINT(549573.565547625 5976263.18636682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197.0000000000000000"/>
          <table:table-cell office:value-type="float" office:value="1106103"/>
          <table:table-cell/>
          <table:table-cell office:value-type="float" office:value="0"/>
          <table:table-cell office:value-type="float" office:value="1.2690170000000001"/>
        </table:table-row>
        <table:table-row>
          <table:table-cell office:value-type="float" office:value="120212"/>
          <table:table-cell/>
          <table:table-cell office:value-type="string">
            <text:p>Gustav-Schatz-Ho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486"/>
          <table:table-cell office:value-type="float" office:value="9.055738060680990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937.104367531 6018824.07984116)</text:p>
          </table:table-cell>
          <table:table-cell office:value-type="string">
            <text:p>01002</text:p>
          </table:table-cell>
          <table:table-cell office:value-type="float" office:value="797"/>
          <table:table-cell office:value-type="float" office:value="3"/>
          <table:table-cell office:value-type="float" office:value="28.884100000000000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274.5220749999999700"/>
        </table:table-row>
        <table:table-row>
          <table:table-cell office:value-type="float" office:value="120213"/>
          <table:table-cell/>
          <table:table-cell office:value-type="string">
            <text:p>Ernestin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32"/>
          <table:table-cell office:value-type="float" office:value="15.151554385114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5357.399648756 6018839.99820561)</text:p>
          </table:table-cell>
          <table:table-cell office:value-type="string">
            <text:p>01002</text:p>
          </table:table-cell>
          <table:table-cell office:value-type="float" office:value="785"/>
          <table:table-cell office:value-type="float" office:value="3"/>
          <table:table-cell office:value-type="float" office:value="47.110999999999997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48.3118750000000010"/>
        </table:table-row>
        <table:table-row>
          <table:table-cell office:value-type="float" office:value="120215"/>
          <table:table-cell/>
          <table:table-cell office:value-type="string">
            <text:p>Pastor-Gosch-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9"/>
          <table:table-cell office:value-type="float" office:value="16.251686316358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335.744874164 6018987.91747661)</text:p>
          </table:table-cell>
          <table:table-cell office:value-type="string">
            <text:p>01002</text:p>
          </table:table-cell>
          <table:table-cell office:value-type="float" office:value="790"/>
          <table:table-cell office:value-type="float" office:value="3"/>
          <table:table-cell office:value-type="float" office:value="349.865000000000010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38.7036760000000020"/>
        </table:table-row>
        <table:table-row>
          <table:table-cell office:value-type="float" office:value="120216"/>
          <table:table-cell/>
          <table:table-cell office:value-type="string">
            <text:p>Jäg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29"/>
          <table:table-cell office:value-type="float" office:value="6.17610482530858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721.281336587 6019072.22667563)</text:p>
          </table:table-cell>
          <table:table-cell office:value-type="string">
            <text:p>01002</text:p>
          </table:table-cell>
          <table:table-cell office:value-type="float" office:value="796"/>
          <table:table-cell office:value-type="float" office:value="3"/>
          <table:table-cell office:value-type="float" office:value="9.6633899999999997"/>
          <table:table-cell office:value-type="float" office:value="1"/>
          <table:table-cell office:value-type="float" office:value="10020028"/>
          <table:table-cell office:value-type="float" office:value="1"/>
          <table:table-cell office:value-type="float" office:value="150.4184310000000000"/>
        </table:table-row>
        <table:table-row>
          <table:table-cell office:value-type="float" office:value="120219"/>
          <table:table-cell/>
          <table:table-cell office:value-type="string">
            <text:p>Sandkru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94"/>
          <table:table-cell office:value-type="float" office:value="8.501127439451009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608.064870053 6019296.02261368)</text:p>
          </table:table-cell>
          <table:table-cell office:value-type="string">
            <text:p>01002</text:p>
          </table:table-cell>
          <table:table-cell office:value-type="float" office:value="789"/>
          <table:table-cell office:value-type="float" office:value="3"/>
          <table:table-cell office:value-type="float" office:value="23.868800000000000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69.8730850000000030"/>
        </table:table-row>
        <table:table-row>
          <table:table-cell office:value-type="float" office:value="1106009"/>
          <table:table-cell/>
          <table:table-cell office:value-type="string">
            <text:p>Wahlstedt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9284"/>
          <table:table-cell office:value-type="float" office:value="1576.1498990476500000"/>
          <table:table-cell/>
          <table:table-cell office:value-type="string">
            <text:p>01060092</text:p>
          </table:table-cell>
          <table:table-cell office:value-type="float" office:value="10"/>
          <table:table-cell/>
          <table:table-cell office:value-type="string">
            <text:p>SRID=3044;POINT(579031.456004529 5978930.26168678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3719.0000000000000000"/>
          <table:table-cell office:value-type="float" office:value="1106009"/>
          <table:table-cell/>
          <table:table-cell office:value-type="float" office:value="0"/>
          <table:table-cell office:value-type="float" office:value="5.8903030000000003"/>
        </table:table-row>
        <table:table-row>
          <table:table-cell office:value-type="float" office:value="100016"/>
          <table:table-cell/>
          <table:table-cell office:value-type="string">
            <text:p>Prof-Peters-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20"/>
          <table:table-cell office:value-type="float" office:value="12.6141715990564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845.276263232 6020950.22717922)</text:p>
          </table:table-cell>
          <table:table-cell office:value-type="string">
            <text:p>01002</text:p>
          </table:table-cell>
          <table:table-cell office:value-type="float" office:value="739"/>
          <table:table-cell office:value-type="float" office:value="3"/>
          <table:table-cell office:value-type="float" office:value="109.92700000000001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33.2958840000000010"/>
        </table:table-row>
        <table:table-row>
          <table:table-cell office:value-type="float" office:value="130101"/>
          <table:table-cell/>
          <table:table-cell office:value-type="string">
            <text:p>Stormar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80"/>
          <table:table-cell office:value-type="float" office:value="13.981877141699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10000</text:p>
          </table:table-cell>
          <table:table-cell office:value-type="string">
            <text:p>SRID=3044;POINT(573416.769364299 6018034.14147636)</text:p>
          </table:table-cell>
          <table:table-cell office:value-type="string">
            <text:p>01002</text:p>
          </table:table-cell>
          <table:table-cell office:value-type="float" office:value="802"/>
          <table:table-cell office:value-type="float" office:value="3"/>
          <table:table-cell office:value-type="float" office:value="1008.580000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27.1780389999999980"/>
        </table:table-row>
        <table:table-row>
          <table:table-cell office:value-type="float" office:value="130204"/>
          <table:table-cell/>
          <table:table-cell office:value-type="string">
            <text:p>Krummbog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99"/>
          <table:table-cell office:value-type="float" office:value="40.9140756918454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2396.895057601 6016978.76015238)</text:p>
          </table:table-cell>
          <table:table-cell office:value-type="string">
            <text:p>01002</text:p>
          </table:table-cell>
          <table:table-cell office:value-type="float" office:value="1043"/>
          <table:table-cell office:value-type="float" office:value="5"/>
          <table:table-cell office:value-type="float" office:value="13.394900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34.1936109999999970"/>
        </table:table-row>
        <table:table-row>
          <table:table-cell office:value-type="float" office:value="130205"/>
          <table:table-cell/>
          <table:table-cell office:value-type="string">
            <text:p>Kl.garten Kronsbu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7"/>
          <table:table-cell office:value-type="float" office:value="34.4226751099890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3437.746123508 6017216.72737548)</text:p>
          </table:table-cell>
          <table:table-cell office:value-type="string">
            <text:p>01002</text:p>
          </table:table-cell>
          <table:table-cell office:value-type="float" office:value="811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5.7229720000000004"/>
        </table:table-row>
        <table:table-row>
          <table:table-cell office:value-type="float" office:value="130209"/>
          <table:table-cell/>
          <table:table-cell office:value-type="string">
            <text:p>Ton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2"/>
          <table:table-cell office:value-type="float" office:value="21.7419986596911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3716.734611788 6017638.89860199)</text:p>
          </table:table-cell>
          <table:table-cell office:value-type="string">
            <text:p>01002</text:p>
          </table:table-cell>
          <table:table-cell office:value-type="float" office:value="809"/>
          <table:table-cell office:value-type="float" office:value="5"/>
          <table:table-cell office:value-type="float" office:value="741.10000000000002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4.6913809999999998"/>
        </table:table-row>
        <table:table-row>
          <table:table-cell office:value-type="float" office:value="130210"/>
          <table:table-cell/>
          <table:table-cell office:value-type="string">
            <text:p>Krusenrott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60"/>
          <table:table-cell office:value-type="float" office:value="19.7885790794757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3071.724292335 6017780.186408)</text:p>
          </table:table-cell>
          <table:table-cell office:value-type="string">
            <text:p>01002</text:p>
          </table:table-cell>
          <table:table-cell office:value-type="float" office:value="803"/>
          <table:table-cell office:value-type="float" office:value="5"/>
          <table:table-cell office:value-type="float" office:value="56.834499999999998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63.6730909999999990"/>
        </table:table-row>
        <table:table-row>
          <table:table-cell office:value-type="float" office:value="130301"/>
          <table:table-cell/>
          <table:table-cell office:value-type="string">
            <text:p>Kronsbu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85"/>
          <table:table-cell office:value-type="float" office:value="43.1413695447818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30000</text:p>
          </table:table-cell>
          <table:table-cell office:value-type="string">
            <text:p>SRID=3044;POINT(574379.530565201 6015717.8777285)</text:p>
          </table:table-cell>
          <table:table-cell office:value-type="string">
            <text:p>01002</text:p>
          </table:table-cell>
          <table:table-cell office:value-type="float" office:value="814"/>
          <table:table-cell office:value-type="float" office:value="5"/>
          <table:table-cell office:value-type="float" office:value="32.368200000000002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20.5139520000000000"/>
        </table:table-row>
        <table:table-row>
          <table:table-cell office:value-type="float" office:value="402701"/>
          <table:table-cell/>
          <table:table-cell office:value-type="string">
            <text:p>Hög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27"/>
          <table:table-cell office:value-type="float" office:value="1091.8406171098100000"/>
          <table:table-cell office:value-type="float" office:value="0"/>
          <table:table-cell office:value-type="string">
            <text:p>01057027</text:p>
          </table:table-cell>
          <table:table-cell office:value-type="float" office:value="3"/>
          <table:table-cell/>
          <table:table-cell office:value-type="string">
            <text:p>SRID=3044;POINT(605287.059361263 6012629.92721804)</text:p>
          </table:table-cell>
          <table:table-cell office:value-type="string">
            <text:p>01057</text:p>
          </table:table-cell>
          <table:table-cell office:value-type="float" office:value="223"/>
          <table:table-cell office:value-type="float" office:value="15"/>
          <table:table-cell office:value-type="float" office:value="15.0000000000000000"/>
          <table:table-cell office:value-type="float" office:value="402701"/>
          <table:table-cell office:value-type="float" office:value="10570401"/>
          <table:table-cell office:value-type="float" office:value="0"/>
          <table:table-cell office:value-type="float" office:value="0.3910830000000000"/>
        </table:table-row>
        <table:table-row>
          <table:table-cell office:value-type="float" office:value="120218"/>
          <table:table-cell/>
          <table:table-cell office:value-type="string">
            <text:p>CAU Techn. Fakultä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6"/>
          <table:table-cell office:value-type="float" office:value="4.19917794980074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906.757631273 6019217.96506672)</text:p>
          </table:table-cell>
          <table:table-cell office:value-type="string">
            <text:p>01002</text:p>
          </table:table-cell>
          <table:table-cell office:value-type="float" office:value="788"/>
          <table:table-cell office:value-type="float" office:value="3"/>
          <table:table-cell office:value-type="float" office:value="332.523000000000020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41.9129650000000000"/>
        </table:table-row>
        <table:table-row>
          <table:table-cell office:value-type="float" office:value="130302"/>
          <table:table-cell/>
          <table:table-cell office:value-type="string">
            <text:p>Poppenbrück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93"/>
          <table:table-cell office:value-type="float" office:value="28.171760226730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30000</text:p>
          </table:table-cell>
          <table:table-cell office:value-type="string">
            <text:p>SRID=3044;POINT(574218.593380988 6016330.74782345)</text:p>
          </table:table-cell>
          <table:table-cell office:value-type="string">
            <text:p>01002</text:p>
          </table:table-cell>
          <table:table-cell office:value-type="float" office:value="813"/>
          <table:table-cell office:value-type="float" office:value="5"/>
          <table:table-cell office:value-type="float" office:value="10.329300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17.4997940000000010"/>
        </table:table-row>
        <table:table-row>
          <table:table-cell office:value-type="float" office:value="130303"/>
          <table:table-cell/>
          <table:table-cell office:value-type="string">
            <text:p>Gehege Kronsbu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35.585939335555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30000</text:p>
          </table:table-cell>
          <table:table-cell office:value-type="string">
            <text:p>SRID=3044;POINT(574430.026603433 6016537.77893793)</text:p>
          </table:table-cell>
          <table:table-cell office:value-type="string">
            <text:p>01002</text:p>
          </table:table-cell>
          <table:table-cell office:value-type="float" office:value="812"/>
          <table:table-cell office:value-type="float" office:value="5"/>
          <table:table-cell office:value-type="float" office:value="0.0195884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0.0843030000000000"/>
        </table:table-row>
        <table:table-row>
          <table:table-cell office:value-type="float" office:value="403101"/>
          <table:table-cell/>
          <table:table-cell office:value-type="string">
            <text:p>Honig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01"/>
          <table:table-cell office:value-type="float" office:value="1132.7543537124100000"/>
          <table:table-cell office:value-type="float" office:value="0"/>
          <table:table-cell office:value-type="string">
            <text:p>01057031</text:p>
          </table:table-cell>
          <table:table-cell office:value-type="float" office:value="3"/>
          <table:table-cell/>
          <table:table-cell office:value-type="string">
            <text:p>SRID=3044;POINT(577428.706742061 6009564.29815567)</text:p>
          </table:table-cell>
          <table:table-cell office:value-type="string">
            <text:p>01057</text:p>
          </table:table-cell>
          <table:table-cell office:value-type="float" office:value="283"/>
          <table:table-cell office:value-type="float" office:value="14"/>
          <table:table-cell office:value-type="float" office:value="32.6768000000000000"/>
          <table:table-cell office:value-type="float" office:value="403101"/>
          <table:table-cell office:value-type="float" office:value="10570411"/>
          <table:table-cell office:value-type="float" office:value="0"/>
          <table:table-cell office:value-type="float" office:value="0.4422850000000000"/>
        </table:table-row>
        <table:table-row>
          <table:table-cell office:value-type="float" office:value="130402"/>
          <table:table-cell/>
          <table:table-cell office:value-type="string">
            <text:p>An der Kleinbah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39.475516027249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5134.001826 6017351.65647893)</text:p>
          </table:table-cell>
          <table:table-cell office:value-type="string">
            <text:p>01002</text:p>
          </table:table-cell>
          <table:table-cell office:value-type="float" office:value="822"/>
          <table:table-cell office:value-type="float" office:value="3"/>
          <table:table-cell office:value-type="float" office:value="0.000000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0.0759960000000000"/>
        </table:table-row>
        <table:table-row>
          <table:table-cell office:value-type="float" office:value="130403"/>
          <table:table-cell/>
          <table:table-cell office:value-type="string">
            <text:p>GewGeb Segeberger Lstr.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4"/>
          <table:table-cell office:value-type="float" office:value="29.636198620610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4319.439473372 6017446.87059379)</text:p>
          </table:table-cell>
          <table:table-cell office:value-type="string">
            <text:p>01002</text:p>
          </table:table-cell>
          <table:table-cell office:value-type="float" office:value="823"/>
          <table:table-cell office:value-type="float" office:value="3"/>
          <table:table-cell office:value-type="float" office:value="1120.750000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5.8711979999999997"/>
        </table:table-row>
        <table:table-row>
          <table:table-cell office:value-type="float" office:value="404201"/>
          <table:table-cell/>
          <table:table-cell office:value-type="string">
            <text:p>Kühr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00"/>
          <table:table-cell office:value-type="float" office:value="1678.6305923263201000"/>
          <table:table-cell office:value-type="float" office:value="0"/>
          <table:table-cell office:value-type="string">
            <text:p>01057042</text:p>
          </table:table-cell>
          <table:table-cell office:value-type="float" office:value="3"/>
          <table:table-cell/>
          <table:table-cell office:value-type="string">
            <text:p>SRID=3044;POINT(581343.5220212 6007456.50763936)</text:p>
          </table:table-cell>
          <table:table-cell office:value-type="string">
            <text:p>01057</text:p>
          </table:table-cell>
          <table:table-cell office:value-type="float" office:value="52"/>
          <table:table-cell office:value-type="float" office:value="14"/>
          <table:table-cell office:value-type="float" office:value="102.0000000000000000"/>
          <table:table-cell office:value-type="float" office:value="404201"/>
          <table:table-cell office:value-type="float" office:value="10570411"/>
          <table:table-cell office:value-type="float" office:value="0"/>
          <table:table-cell office:value-type="float" office:value="0.4170070000000000"/>
        </table:table-row>
        <table:table-row>
          <table:table-cell office:value-type="float" office:value="130404"/>
          <table:table-cell/>
          <table:table-cell office:value-type="string">
            <text:p>KVG Betriebsho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41"/>
          <table:table-cell office:value-type="float" office:value="25.8834580327365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4043.664283216 6017483.70894981)</text:p>
          </table:table-cell>
          <table:table-cell office:value-type="string">
            <text:p>01002</text:p>
          </table:table-cell>
          <table:table-cell office:value-type="float" office:value="820"/>
          <table:table-cell office:value-type="float" office:value="3"/>
          <table:table-cell office:value-type="float" office:value="652.53800000000001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5.4474950000000000"/>
        </table:table-row>
        <table:table-row>
          <table:table-cell office:value-type="float" office:value="130405"/>
          <table:table-cell/>
          <table:table-cell office:value-type="string">
            <text:p>Hohwacht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12"/>
          <table:table-cell office:value-type="float" office:value="27.783838360175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4571.059918568 6017714.15197518)</text:p>
          </table:table-cell>
          <table:table-cell office:value-type="string">
            <text:p>01002</text:p>
          </table:table-cell>
          <table:table-cell office:value-type="float" office:value="821"/>
          <table:table-cell office:value-type="float" office:value="3"/>
          <table:table-cell office:value-type="float" office:value="3.7034799999999999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29.2256240000000000"/>
        </table:table-row>
        <table:table-row>
          <table:table-cell office:value-type="float" office:value="130409"/>
          <table:table-cell/>
          <table:table-cell office:value-type="string">
            <text:p>Oldeslo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03"/>
          <table:table-cell office:value-type="float" office:value="3.07090340401475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3816.361866824 6017964.00199344)</text:p>
          </table:table-cell>
          <table:table-cell office:value-type="string">
            <text:p>01002</text:p>
          </table:table-cell>
          <table:table-cell office:value-type="float" office:value="815"/>
          <table:table-cell office:value-type="float" office:value="3"/>
          <table:table-cell office:value-type="float" office:value="0.71804300000000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131.2317410000000000"/>
        </table:table-row>
        <table:table-row>
          <table:table-cell office:value-type="float" office:value="130410"/>
          <table:table-cell/>
          <table:table-cell office:value-type="string">
            <text:p>Kehrwieder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82"/>
          <table:table-cell office:value-type="float" office:value="3.41563673774538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3953.290011005 6018083.22978296)</text:p>
          </table:table-cell>
          <table:table-cell office:value-type="string">
            <text:p>01002</text:p>
          </table:table-cell>
          <table:table-cell office:value-type="float" office:value="818"/>
          <table:table-cell office:value-type="float" office:value="3"/>
          <table:table-cell office:value-type="float" office:value="427.178999999999970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111.8385909999999900"/>
        </table:table-row>
        <table:table-row>
          <table:table-cell office:value-type="float" office:value="80207"/>
          <table:table-cell/>
          <table:table-cell office:value-type="string">
            <text:p>Knor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6"/>
          <table:table-cell office:value-type="float" office:value="3.88668918075335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543.305423086 6024070.85236829)</text:p>
          </table:table-cell>
          <table:table-cell office:value-type="string">
            <text:p>01002</text:p>
          </table:table-cell>
          <table:table-cell office:value-type="float" office:value="694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50.4285240000000030"/>
        </table:table-row>
        <table:table-row>
          <table:table-cell office:value-type="float" office:value="140101"/>
          <table:table-cell/>
          <table:table-cell office:value-type="string">
            <text:p>Hamburger Chaus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82"/>
          <table:table-cell office:value-type="float" office:value="15.0496654449362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10000</text:p>
          </table:table-cell>
          <table:table-cell office:value-type="string">
            <text:p>SRID=3044;POINT(573008.005458365 6018044.69755268)</text:p>
          </table:table-cell>
          <table:table-cell office:value-type="string">
            <text:p>01002</text:p>
          </table:table-cell>
          <table:table-cell office:value-type="float" office:value="825"/>
          <table:table-cell office:value-type="float" office:value="3"/>
          <table:table-cell office:value-type="float" office:value="567.0720000000000000"/>
          <table:table-cell office:value-type="float" office:value="1"/>
          <table:table-cell office:value-type="float" office:value="10020030"/>
          <table:table-cell office:value-type="float" office:value="1"/>
          <table:table-cell office:value-type="float" office:value="78.5399520000000000"/>
        </table:table-row>
        <table:table-row>
          <table:table-cell office:value-type="float" office:value="404401"/>
          <table:table-cell/>
          <table:table-cell office:value-type="string">
            <text:p>Lammershag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4"/>
          <table:table-cell office:value-type="float" office:value="2594.1505048491999000"/>
          <table:table-cell office:value-type="float" office:value="0"/>
          <table:table-cell office:value-type="string">
            <text:p>01057044</text:p>
          </table:table-cell>
          <table:table-cell office:value-type="float" office:value="3"/>
          <table:table-cell/>
          <table:table-cell office:value-type="string">
            <text:p>SRID=3044;POINT(595662.452419459 6015584.19756724)</text:p>
          </table:table-cell>
          <table:table-cell office:value-type="string">
            <text:p>01057</text:p>
          </table:table-cell>
          <table:table-cell office:value-type="float" office:value="124"/>
          <table:table-cell office:value-type="float" office:value="15"/>
          <table:table-cell office:value-type="float" office:value="0.0000000000000000"/>
          <table:table-cell office:value-type="float" office:value="404401"/>
          <table:table-cell office:value-type="float" office:value="10570423"/>
          <table:table-cell office:value-type="float" office:value="0"/>
          <table:table-cell office:value-type="float" office:value="0.1056220000000000"/>
        </table:table-row>
        <table:table-row>
          <table:table-cell office:value-type="float" office:value="404501"/>
          <table:table-cell/>
          <table:table-cell office:value-type="string">
            <text:p>Lebra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09"/>
          <table:table-cell office:value-type="float" office:value="1858.7542368090501000"/>
          <table:table-cell office:value-type="float" office:value="0"/>
          <table:table-cell office:value-type="string">
            <text:p>01057045</text:p>
          </table:table-cell>
          <table:table-cell office:value-type="float" office:value="3"/>
          <table:table-cell/>
          <table:table-cell office:value-type="string">
            <text:p>SRID=3044;POINT(592563.125453029 6008666.47775512)</text:p>
          </table:table-cell>
          <table:table-cell office:value-type="string">
            <text:p>01057</text:p>
          </table:table-cell>
          <table:table-cell office:value-type="float" office:value="123"/>
          <table:table-cell office:value-type="float" office:value="15"/>
          <table:table-cell office:value-type="float" office:value="51.0000000000000000"/>
          <table:table-cell office:value-type="float" office:value="404501"/>
          <table:table-cell office:value-type="float" office:value="10570408"/>
          <table:table-cell office:value-type="float" office:value="0"/>
          <table:table-cell office:value-type="float" office:value="0.3276390000000000"/>
        </table:table-row>
        <table:table-row>
          <table:table-cell office:value-type="float" office:value="140301"/>
          <table:table-cell/>
          <table:table-cell office:value-type="string">
            <text:p>Hammer Süd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8"/>
          <table:table-cell office:value-type="float" office:value="91.78626124284110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30000</text:p>
          </table:table-cell>
          <table:table-cell office:value-type="string">
            <text:p>SRID=3044;POINT(569365.340249926 6016389.51267933)</text:p>
          </table:table-cell>
          <table:table-cell office:value-type="string">
            <text:p>01002</text:p>
          </table:table-cell>
          <table:table-cell office:value-type="float" office:value="1035"/>
          <table:table-cell office:value-type="float" office:value="4"/>
          <table:table-cell office:value-type="float" office:value="6.4119900000000003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6.8419829999999999"/>
        </table:table-row>
        <table:table-row>
          <table:table-cell office:value-type="float" office:value="140303"/>
          <table:table-cell/>
          <table:table-cell office:value-type="string">
            <text:p>Hammer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86"/>
          <table:table-cell office:value-type="float" office:value="43.2611054259728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30000</text:p>
          </table:table-cell>
          <table:table-cell office:value-type="string">
            <text:p>SRID=3044;POINT(570556.35584324 6016604.04874124)</text:p>
          </table:table-cell>
          <table:table-cell office:value-type="string">
            <text:p>01002</text:p>
          </table:table-cell>
          <table:table-cell office:value-type="float" office:value="1036"/>
          <table:table-cell office:value-type="float" office:value="4"/>
          <table:table-cell office:value-type="float" office:value="268.58199999999999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6.6110189999999998"/>
        </table:table-row>
        <table:table-row>
          <table:table-cell office:value-type="float" office:value="140401"/>
          <table:table-cell/>
          <table:table-cell office:value-type="string">
            <text:p>Drachen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7"/>
          <table:table-cell office:value-type="float" office:value="51.0508476359185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149.632232565 6017129.58370085)</text:p>
          </table:table-cell>
          <table:table-cell office:value-type="string">
            <text:p>01002</text:p>
          </table:table-cell>
          <table:table-cell office:value-type="float" office:value="828"/>
          <table:table-cell office:value-type="float" office:value="4"/>
          <table:table-cell office:value-type="float" office:value="122.12700000000000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1.7041830000000000"/>
        </table:table-row>
        <table:table-row>
          <table:table-cell office:value-type="float" office:value="140402"/>
          <table:table-cell/>
          <table:table-cell office:value-type="string">
            <text:p>Speckenbek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0"/>
          <table:table-cell office:value-type="float" office:value="22.9667555807088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0929.101249117 6017271.76859964)</text:p>
          </table:table-cell>
          <table:table-cell office:value-type="string">
            <text:p>01002</text:p>
          </table:table-cell>
          <table:table-cell office:value-type="float" office:value="831"/>
          <table:table-cell office:value-type="float" office:value="4"/>
          <table:table-cell office:value-type="float" office:value="936.91099999999994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6.9665910000000002"/>
        </table:table-row>
        <table:table-row>
          <table:table-cell office:value-type="float" office:value="140403"/>
          <table:table-cell/>
          <table:table-cell office:value-type="string">
            <text:p>Töpfergrub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3"/>
          <table:table-cell office:value-type="float" office:value="14.6384852327278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947.837187599 6017458.22717923)</text:p>
          </table:table-cell>
          <table:table-cell office:value-type="string">
            <text:p>01002</text:p>
          </table:table-cell>
          <table:table-cell office:value-type="float" office:value="1071"/>
          <table:table-cell office:value-type="float" office:value="4"/>
          <table:table-cell office:value-type="float" office:value="695.59299999999996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3.6205930000000000"/>
        </table:table-row>
        <table:table-row>
          <table:table-cell office:value-type="float" office:value="1105908"/>
          <table:table-cell/>
          <table:table-cell office:value-type="string">
            <text:p>Fahrdorf/Borgwedel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3191"/>
          <table:table-cell office:value-type="float" office:value="2201.4112619413199000"/>
          <table:table-cell office:value-type="float" office:value="0"/>
          <table:table-cell office:value-type="string">
            <text:p>01059026</text:p>
          </table:table-cell>
          <table:table-cell office:value-type="float" office:value="0"/>
          <table:table-cell/>
          <table:table-cell office:value-type="string">
            <text:p>SRID=3044;POINT(538929.597382378 6039660.34823152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403.0000000000000000"/>
          <table:table-cell office:value-type="float" office:value="1105908"/>
          <table:table-cell/>
          <table:table-cell office:value-type="float" office:value="0"/>
          <table:table-cell office:value-type="float" office:value="1.4495250000000000"/>
        </table:table-row>
        <table:table-row>
          <table:table-cell office:value-type="float" office:value="140404"/>
          <table:table-cell/>
          <table:table-cell office:value-type="string">
            <text:p>GemS Hassee - Rudolf-Steiner-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25"/>
          <table:table-cell office:value-type="float" office:value="15.4889729552921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639.752809306 6017647.00469883)</text:p>
          </table:table-cell>
          <table:table-cell office:value-type="string">
            <text:p>01002</text:p>
          </table:table-cell>
          <table:table-cell office:value-type="float" office:value="1070"/>
          <table:table-cell office:value-type="float" office:value="4"/>
          <table:table-cell office:value-type="float" office:value="334.27100000000002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59.7199049999999970"/>
        </table:table-row>
        <table:table-row>
          <table:table-cell office:value-type="float" office:value="140405"/>
          <table:table-cell/>
          <table:table-cell office:value-type="string">
            <text:p>Hasseer Str.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0"/>
          <table:table-cell office:value-type="float" office:value="29.4698394795548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227.120200121 6017767.62516349)</text:p>
          </table:table-cell>
          <table:table-cell office:value-type="string">
            <text:p>01002</text:p>
          </table:table-cell>
          <table:table-cell office:value-type="float" office:value="830"/>
          <table:table-cell office:value-type="float" office:value="4"/>
          <table:table-cell office:value-type="float" office:value="219.87100000000001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6.1079400000000001"/>
        </table:table-row>
        <table:table-row>
          <table:table-cell office:value-type="float" office:value="140406"/>
          <table:table-cell/>
          <table:table-cell office:value-type="string">
            <text:p>Wulfsbroo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56"/>
          <table:table-cell office:value-type="float" office:value="10.410045298525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2094.297100724 6017800.50260404)</text:p>
          </table:table-cell>
          <table:table-cell office:value-type="string">
            <text:p>01002</text:p>
          </table:table-cell>
          <table:table-cell office:value-type="float" office:value="834"/>
          <table:table-cell office:value-type="float" office:value="4"/>
          <table:table-cell office:value-type="float" office:value="33.250799999999998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43.8038439999999980"/>
        </table:table-row>
        <table:table-row>
          <table:table-cell office:value-type="float" office:value="405201"/>
          <table:table-cell/>
          <table:table-cell office:value-type="string">
            <text:p>Muchel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83"/>
          <table:table-cell office:value-type="float" office:value="1427.2337764533700000"/>
          <table:table-cell office:value-type="float" office:value="0"/>
          <table:table-cell office:value-type="string">
            <text:p>01057052</text:p>
          </table:table-cell>
          <table:table-cell office:value-type="float" office:value="3"/>
          <table:table-cell/>
          <table:table-cell office:value-type="string">
            <text:p>SRID=3044;POINT(593774.493448663 6012104.80487962)</text:p>
          </table:table-cell>
          <table:table-cell office:value-type="string">
            <text:p>01057</text:p>
          </table:table-cell>
          <table:table-cell office:value-type="float" office:value="162"/>
          <table:table-cell office:value-type="float" office:value="15"/>
          <table:table-cell office:value-type="float" office:value="0.0000000000000000"/>
          <table:table-cell office:value-type="float" office:value="405201"/>
          <table:table-cell office:value-type="float" office:value="10570424"/>
          <table:table-cell office:value-type="float" office:value="0"/>
          <table:table-cell office:value-type="float" office:value="0.4084820000000000"/>
        </table:table-row>
        <table:table-row>
          <table:table-cell office:value-type="float" office:value="140407"/>
          <table:table-cell/>
          <table:table-cell office:value-type="string">
            <text:p>Hasseer Str.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88"/>
          <table:table-cell office:value-type="float" office:value="18.520538817321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373.2123992 6017881.67058635)</text:p>
          </table:table-cell>
          <table:table-cell office:value-type="string">
            <text:p>01002</text:p>
          </table:table-cell>
          <table:table-cell office:value-type="float" office:value="840"/>
          <table:table-cell office:value-type="float" office:value="4"/>
          <table:table-cell office:value-type="float" office:value="107.33900000000000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26.3491250000000010"/>
        </table:table-row>
        <table:table-row>
          <table:table-cell office:value-type="float" office:value="140408"/>
          <table:table-cell/>
          <table:table-cell office:value-type="string">
            <text:p>Rendsburger Lstr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84"/>
          <table:table-cell office:value-type="float" office:value="19.258441641144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2344.300495448 6017985.90003786)</text:p>
          </table:table-cell>
          <table:table-cell office:value-type="string">
            <text:p>01002</text:p>
          </table:table-cell>
          <table:table-cell office:value-type="float" office:value="835"/>
          <table:table-cell office:value-type="float" office:value="4"/>
          <table:table-cell office:value-type="float" office:value="262.0129999999999800"/>
          <table:table-cell office:value-type="float" office:value="1"/>
          <table:table-cell office:value-type="float" office:value="10020030"/>
          <table:table-cell office:value-type="float" office:value="1"/>
          <table:table-cell office:value-type="float" office:value="87.4421739999999940"/>
        </table:table-row>
        <table:table-row>
          <table:table-cell office:value-type="float" office:value="140409"/>
          <table:table-cell/>
          <table:table-cell office:value-type="string">
            <text:p>Gärtn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79"/>
          <table:table-cell office:value-type="float" office:value="9.898958195189729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882.488546489 6018102.57622811)</text:p>
          </table:table-cell>
          <table:table-cell office:value-type="string">
            <text:p>01002</text:p>
          </table:table-cell>
          <table:table-cell office:value-type="float" office:value="836"/>
          <table:table-cell office:value-type="float" office:value="4"/>
          <table:table-cell office:value-type="float" office:value="63.076700000000002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68.5930769999999940"/>
        </table:table-row>
        <table:table-row>
          <table:table-cell office:value-type="float" office:value="517101"/>
          <table:table-cell/>
          <table:table-cell office:value-type="string">
            <text:p>Westen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26"/>
          <table:table-cell office:value-type="float" office:value="3687.3138412788398000"/>
          <table:table-cell office:value-type="float" office:value="0"/>
          <table:table-cell office:value-type="string">
            <text:p>01058171</text:p>
          </table:table-cell>
          <table:table-cell office:value-type="float" office:value="4"/>
          <table:table-cell/>
          <table:table-cell office:value-type="string">
            <text:p>SRID=3044;POINT(558382.097560936 6014428.19227826)</text:p>
          </table:table-cell>
          <table:table-cell office:value-type="string">
            <text:p>01058</text:p>
          </table:table-cell>
          <table:table-cell office:value-type="float" office:value="114"/>
          <table:table-cell office:value-type="float" office:value="14"/>
          <table:table-cell office:value-type="float" office:value="128.7309999999999900"/>
          <table:table-cell office:value-type="float" office:value="517101"/>
          <table:table-cell office:value-type="float" office:value="10580448"/>
          <table:table-cell office:value-type="float" office:value="0"/>
          <table:table-cell office:value-type="float" office:value="0.4138510000000000"/>
        </table:table-row>
        <table:table-row>
          <table:table-cell office:value-type="float" office:value="517203"/>
          <table:table-cell/>
          <table:table-cell office:value-type="string">
            <text:p>Westerrönfeld Nord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77"/>
          <table:table-cell office:value-type="float" office:value="117.0398787335140000"/>
          <table:table-cell office:value-type="float" office:value="0"/>
          <table:table-cell office:value-type="string">
            <text:p>01058172</text:p>
          </table:table-cell>
          <table:table-cell office:value-type="float" office:value="4"/>
          <table:table-cell/>
          <table:table-cell office:value-type="string">
            <text:p>SRID=3044;POINT(541953.12677954 6014923.77546094)</text:p>
          </table:table-cell>
          <table:table-cell office:value-type="string">
            <text:p>01058</text:p>
          </table:table-cell>
          <table:table-cell office:value-type="float" office:value="186"/>
          <table:table-cell office:value-type="float" office:value="11"/>
          <table:table-cell office:value-type="float" office:value="142.5060000000000000"/>
          <table:table-cell office:value-type="float" office:value="517201"/>
          <table:table-cell office:value-type="float" office:value="10580447"/>
          <table:table-cell office:value-type="float" office:value="0"/>
          <table:table-cell office:value-type="float" office:value="13.4740400000000000"/>
        </table:table-row>
        <table:table-row>
          <table:table-cell office:value-type="float" office:value="140410"/>
          <table:table-cell/>
          <table:table-cell office:value-type="string">
            <text:p>Kl.garten Winterbek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2"/>
          <table:table-cell office:value-type="float" office:value="0.92445553432368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2162.23649711 6018206.45280064)</text:p>
          </table:table-cell>
          <table:table-cell office:value-type="string">
            <text:p>01002</text:p>
          </table:table-cell>
          <table:table-cell office:value-type="float" office:value="833"/>
          <table:table-cell office:value-type="float" office:value="4"/>
          <table:table-cell office:value-type="float" office:value="0.00000000000000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23.7977910000000000"/>
        </table:table-row>
        <table:table-row>
          <table:table-cell office:value-type="float" office:value="140412"/>
          <table:table-cell/>
          <table:table-cell office:value-type="string">
            <text:p>Uhlenkro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19"/>
          <table:table-cell office:value-type="float" office:value="83.234782652773404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032.287413626 6018554.62583144)</text:p>
          </table:table-cell>
          <table:table-cell office:value-type="string">
            <text:p>01002</text:p>
          </table:table-cell>
          <table:table-cell office:value-type="float" office:value="839"/>
          <table:table-cell office:value-type="float" office:value="4"/>
          <table:table-cell office:value-type="float" office:value="34.13700000000000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14.6453200000000000"/>
        </table:table-row>
        <table:table-row>
          <table:table-cell office:value-type="float" office:value="140413"/>
          <table:table-cell/>
          <table:table-cell office:value-type="string">
            <text:p>Neuenra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71"/>
          <table:table-cell office:value-type="float" office:value="27.0274928541314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347.657393602 6018619.61935472)</text:p>
          </table:table-cell>
          <table:table-cell office:value-type="string">
            <text:p>01002</text:p>
          </table:table-cell>
          <table:table-cell office:value-type="float" office:value="829"/>
          <table:table-cell office:value-type="float" office:value="4"/>
          <table:table-cell office:value-type="float" office:value="529.05200000000002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13.7267630000000000"/>
        </table:table-row>
        <table:table-row>
          <table:table-cell office:value-type="float" office:value="140414"/>
          <table:table-cell/>
          <table:table-cell office:value-type="string">
            <text:p>Saarbrück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11"/>
          <table:table-cell office:value-type="float" office:value="9.652714006504110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622.923805504 6018658.93378878)</text:p>
          </table:table-cell>
          <table:table-cell office:value-type="string">
            <text:p>01002</text:p>
          </table:table-cell>
          <table:table-cell office:value-type="float" office:value="841"/>
          <table:table-cell office:value-type="float" office:value="4"/>
          <table:table-cell office:value-type="float" office:value="35.300600000000003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42.5786990000000000"/>
        </table:table-row>
        <table:table-row>
          <table:table-cell office:value-type="float" office:value="140415"/>
          <table:table-cell/>
          <table:table-cell office:value-type="string">
            <text:p>CITTI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17.8479987233419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545.265677769 6018870.21313737)</text:p>
          </table:table-cell>
          <table:table-cell office:value-type="string">
            <text:p>01002</text:p>
          </table:table-cell>
          <table:table-cell office:value-type="float" office:value="838"/>
          <table:table-cell office:value-type="float" office:value="4"/>
          <table:table-cell office:value-type="float" office:value="2387.61000000000010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0.1680860000000000"/>
        </table:table-row>
        <table:table-row>
          <table:table-cell office:value-type="float" office:value="140502"/>
          <table:table-cell/>
          <table:table-cell office:value-type="string">
            <text:p>Achterwehr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57"/>
          <table:table-cell office:value-type="float" office:value="11.7613879380335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50000</text:p>
          </table:table-cell>
          <table:table-cell office:value-type="string">
            <text:p>SRID=3044;POINT(570646.626788533 6017716.05833457)</text:p>
          </table:table-cell>
          <table:table-cell office:value-type="string">
            <text:p>01002</text:p>
          </table:table-cell>
          <table:table-cell office:value-type="float" office:value="843"/>
          <table:table-cell office:value-type="float" office:value="4"/>
          <table:table-cell office:value-type="float" office:value="1.2837799999999999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21.8511630000000000"/>
        </table:table-row>
        <table:table-row>
          <table:table-cell office:value-type="float" office:value="1105904"/>
          <table:table-cell/>
          <table:table-cell office:value-type="string">
            <text:p>Stapelholm</text:p>
          </table:table-cell>
          <table:table-cell office:value-type="string">
            <text:p>3</text:p>
          </table:table-cell>
          <table:table-cell/>
          <table:table-cell office:value-type="float" office:value="6360"/>
          <table:table-cell office:value-type="float" office:value="16858.7667887901990000"/>
          <table:table-cell/>
          <table:table-cell office:value-type="string">
            <text:p>01059064</text:p>
          </table:table-cell>
          <table:table-cell/>
          <table:table-cell/>
          <table:table-cell office:value-type="string">
            <text:p>SRID=3044;POINT(515903.753416674 6023776.40213631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755.0000000000000000"/>
          <table:table-cell office:value-type="float" office:value="1105904"/>
          <table:table-cell/>
          <table:table-cell office:value-type="float" office:value="0"/>
          <table:table-cell office:value-type="float" office:value="0.3772520000000000"/>
        </table:table-row>
        <table:table-row>
          <table:table-cell office:value-type="float" office:value="1105906"/>
          <table:table-cell/>
          <table:table-cell office:value-type="string">
            <text:p>Selk/Jagel/Geltorf</text:p>
          </table:table-cell>
          <table:table-cell office:value-type="string">
            <text:p>3</text:p>
          </table:table-cell>
          <table:table-cell/>
          <table:table-cell office:value-type="float" office:value="5591"/>
          <table:table-cell office:value-type="float" office:value="5787.2159233308903000"/>
          <table:table-cell/>
          <table:table-cell office:value-type="string">
            <text:p>01059018</text:p>
          </table:table-cell>
          <table:table-cell/>
          <table:table-cell/>
          <table:table-cell office:value-type="string">
            <text:p>SRID=3044;POINT(535635.508664 6038499.64994028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786.0000000000000000"/>
          <table:table-cell office:value-type="float" office:value="1105906"/>
          <table:table-cell/>
          <table:table-cell office:value-type="float" office:value="0"/>
          <table:table-cell office:value-type="float" office:value="0.9660950000000000"/>
        </table:table-row>
        <table:table-row>
          <table:table-cell office:value-type="float" office:value="1105914"/>
          <table:table-cell/>
          <table:table-cell office:value-type="string">
            <text:p>Kreis Schleswig-Flensburg West</text:p>
          </table:table-cell>
          <table:table-cell office:value-type="string">
            <text:p>3</text:p>
          </table:table-cell>
          <table:table-cell/>
          <table:table-cell office:value-type="float" office:value="67143"/>
          <table:table-cell office:value-type="float" office:value="73995.7406175000940000"/>
          <table:table-cell/>
          <table:table-cell office:value-type="string">
            <text:p>01059171</text:p>
          </table:table-cell>
          <table:table-cell/>
          <table:table-cell/>
          <table:table-cell office:value-type="string">
            <text:p>SRID=3044;POINT(525872.266074875 6057575.7268298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15813.0000000000000000"/>
          <table:table-cell office:value-type="float" office:value="1105914"/>
          <table:table-cell/>
          <table:table-cell office:value-type="float" office:value="0"/>
          <table:table-cell office:value-type="float" office:value="0.9073900000000000"/>
        </table:table-row>
        <table:table-row>
          <table:table-cell office:value-type="float" office:value="100012"/>
          <table:table-cell/>
          <table:table-cell office:value-type="string">
            <text:p>Schrevenpar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37"/>
          <table:table-cell office:value-type="float" office:value="22.671522918034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903.837129253 6020693.73668805)</text:p>
          </table:table-cell>
          <table:table-cell office:value-type="string">
            <text:p>01002</text:p>
          </table:table-cell>
          <table:table-cell office:value-type="float" office:value="730"/>
          <table:table-cell office:value-type="float" office:value="3"/>
          <table:table-cell office:value-type="float" office:value="37.654800000000002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54.5618399999999970"/>
        </table:table-row>
        <table:table-row>
          <table:table-cell office:value-type="float" office:value="150104"/>
          <table:table-cell/>
          <table:table-cell office:value-type="string">
            <text:p>Hofholzallee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3"/>
          <table:table-cell office:value-type="float" office:value="54.8819703857832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10000</text:p>
          </table:table-cell>
          <table:table-cell office:value-type="string">
            <text:p>SRID=3044;POINT(570807.95471967 6019809.07645659)</text:p>
          </table:table-cell>
          <table:table-cell office:value-type="string">
            <text:p>01002</text:p>
          </table:table-cell>
          <table:table-cell office:value-type="float" office:value="851"/>
          <table:table-cell office:value-type="float" office:value="4"/>
          <table:table-cell office:value-type="float" office:value="188.660000000000000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0.6012900000000000"/>
        </table:table-row>
        <table:table-row>
          <table:table-cell office:value-type="float" office:value="150105"/>
          <table:table-cell/>
          <table:table-cell office:value-type="string">
            <text:p>Gewerbegebiet Wittlan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0"/>
          <table:table-cell office:value-type="float" office:value="33.6219564832094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10000</text:p>
          </table:table-cell>
          <table:table-cell office:value-type="string">
            <text:p>SRID=3044;POINT(570316.865896731 6020359.68597848)</text:p>
          </table:table-cell>
          <table:table-cell office:value-type="string">
            <text:p>01002</text:p>
          </table:table-cell>
          <table:table-cell office:value-type="float" office:value="850"/>
          <table:table-cell office:value-type="float" office:value="4"/>
          <table:table-cell office:value-type="float" office:value="2591.710000000000000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2.3793980000000001"/>
        </table:table-row>
        <table:table-row>
          <table:table-cell office:value-type="float" office:value="516201"/>
          <table:table-cell/>
          <table:table-cell office:value-type="string">
            <text:p>Thum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0"/>
          <table:table-cell office:value-type="float" office:value="1806.5942913471999000"/>
          <table:table-cell office:value-type="float" office:value="0"/>
          <table:table-cell office:value-type="string">
            <text:p>01058162</text:p>
          </table:table-cell>
          <table:table-cell office:value-type="float" office:value="4"/>
          <table:table-cell/>
          <table:table-cell office:value-type="string">
            <text:p>SRID=3044;POINT(558782.656027717 6049062.99545933)</text:p>
          </table:table-cell>
          <table:table-cell office:value-type="string">
            <text:p>01058</text:p>
          </table:table-cell>
          <table:table-cell office:value-type="float" office:value="235"/>
          <table:table-cell office:value-type="float" office:value="0"/>
          <table:table-cell office:value-type="float" office:value="51.3271999999999980"/>
          <table:table-cell office:value-type="float" office:value="516201"/>
          <table:table-cell office:value-type="float" office:value="10580513"/>
          <table:table-cell office:value-type="float" office:value="0"/>
          <table:table-cell office:value-type="float" office:value="0.1494520000000000"/>
        </table:table-row>
        <table:table-row>
          <table:table-cell office:value-type="float" office:value="150106"/>
          <table:table-cell/>
          <table:table-cell office:value-type="string">
            <text:p>Kollhorst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9"/>
          <table:table-cell office:value-type="float" office:value="59.6348698608401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10000</text:p>
          </table:table-cell>
          <table:table-cell office:value-type="string">
            <text:p>SRID=3044;POINT(570968.247725966 6020452.9597265)</text:p>
          </table:table-cell>
          <table:table-cell office:value-type="string">
            <text:p>01002</text:p>
          </table:table-cell>
          <table:table-cell office:value-type="float" office:value="844"/>
          <table:table-cell office:value-type="float" office:value="4"/>
          <table:table-cell office:value-type="float" office:value="8.6550600000000006"/>
          <table:table-cell office:value-type="float" office:value="1"/>
          <table:table-cell office:value-type="float" office:value="10580440"/>
          <table:table-cell office:value-type="float" office:value="0"/>
          <table:table-cell office:value-type="float" office:value="1.8277900000000000"/>
        </table:table-row>
        <table:table-row>
          <table:table-cell office:value-type="float" office:value="150201"/>
          <table:table-cell/>
          <table:table-cell office:value-type="string">
            <text:p>Bahrenbrook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24"/>
          <table:table-cell office:value-type="float" office:value="17.874320862865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20000</text:p>
          </table:table-cell>
          <table:table-cell office:value-type="string">
            <text:p>SRID=3044;POINT(569285.808510028 6018965.36381818)</text:p>
          </table:table-cell>
          <table:table-cell office:value-type="string">
            <text:p>01002</text:p>
          </table:table-cell>
          <table:table-cell office:value-type="float" office:value="845"/>
          <table:table-cell office:value-type="float" office:value="4"/>
          <table:table-cell office:value-type="float" office:value="31.805700000000002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23.7211810000000010"/>
        </table:table-row>
        <table:table-row>
          <table:table-cell office:value-type="float" office:value="400601"/>
          <table:table-cell/>
          <table:table-cell office:value-type="string">
            <text:p>Bend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25"/>
          <table:table-cell office:value-type="float" office:value="441.2259879074370000"/>
          <table:table-cell office:value-type="float" office:value="0"/>
          <table:table-cell office:value-type="string">
            <text:p>01057006</text:p>
          </table:table-cell>
          <table:table-cell office:value-type="float" office:value="3"/>
          <table:table-cell/>
          <table:table-cell office:value-type="string">
            <text:p>SRID=3044;POINT(592237.942036357 6025078.45191952)</text:p>
          </table:table-cell>
          <table:table-cell office:value-type="string">
            <text:p>01057</text:p>
          </table:table-cell>
          <table:table-cell office:value-type="float" office:value="164"/>
          <table:table-cell office:value-type="float" office:value="15"/>
          <table:table-cell office:value-type="float" office:value="0.0000000000000000"/>
          <table:table-cell office:value-type="float" office:value="400601"/>
          <table:table-cell office:value-type="float" office:value="105704253"/>
          <table:table-cell office:value-type="float" office:value="0"/>
          <table:table-cell office:value-type="float" office:value="0.5099430000000000"/>
        </table:table-row>
        <table:table-row>
          <table:table-cell office:value-type="float" office:value="150203"/>
          <table:table-cell/>
          <table:table-cell office:value-type="string">
            <text:p>Voßhör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70"/>
          <table:table-cell office:value-type="float" office:value="9.012699215821960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20000</text:p>
          </table:table-cell>
          <table:table-cell office:value-type="string">
            <text:p>SRID=3044;POINT(569181.800932309 6019502.32563098)</text:p>
          </table:table-cell>
          <table:table-cell office:value-type="string">
            <text:p>01002</text:p>
          </table:table-cell>
          <table:table-cell office:value-type="float" office:value="848"/>
          <table:table-cell office:value-type="float" office:value="4"/>
          <table:table-cell office:value-type="float" office:value="127.205000000000000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41.0531840000000020"/>
        </table:table-row>
        <table:table-row>
          <table:table-cell office:value-type="float" office:value="150204"/>
          <table:table-cell/>
          <table:table-cell office:value-type="string">
            <text:p>Russeer Weg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90"/>
          <table:table-cell office:value-type="float" office:value="44.5625381937982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20000</text:p>
          </table:table-cell>
          <table:table-cell office:value-type="string">
            <text:p>SRID=3044;POINT(569290.227482666 6019730.27621533)</text:p>
          </table:table-cell>
          <table:table-cell office:value-type="string">
            <text:p>01002</text:p>
          </table:table-cell>
          <table:table-cell office:value-type="float" office:value="849"/>
          <table:table-cell office:value-type="float" office:value="4"/>
          <table:table-cell office:value-type="float" office:value="77.018400000000000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19.9719319999999990"/>
        </table:table-row>
        <table:table-row>
          <table:table-cell office:value-type="float" office:value="160004"/>
          <table:table-cell/>
          <table:table-cell office:value-type="string">
            <text:p>Werft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77"/>
          <table:table-cell office:value-type="float" office:value="15.8704037070420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5748.019233133 6019370.62942366)</text:p>
          </table:table-cell>
          <table:table-cell office:value-type="string">
            <text:p>01002</text:p>
          </table:table-cell>
          <table:table-cell office:value-type="float" office:value="859"/>
          <table:table-cell office:value-type="float" office:value="6"/>
          <table:table-cell office:value-type="float" office:value="5.0265300000000002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48.9590570000000010"/>
        </table:table-row>
        <table:table-row>
          <table:table-cell office:value-type="float" office:value="160006"/>
          <table:table-cell/>
          <table:table-cell office:value-type="string">
            <text:p>Havemeist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24"/>
          <table:table-cell office:value-type="float" office:value="9.97890439996040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6051.735730253 6019957.60090248)</text:p>
          </table:table-cell>
          <table:table-cell office:value-type="string">
            <text:p>01002</text:p>
          </table:table-cell>
          <table:table-cell office:value-type="float" office:value="858"/>
          <table:table-cell office:value-type="float" office:value="6"/>
          <table:table-cell office:value-type="float" office:value="2.4851200000000002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132.6798960000000100"/>
        </table:table-row>
        <table:table-row>
          <table:table-cell office:value-type="float" office:value="210202"/>
          <table:table-cell/>
          <table:table-cell office:value-type="string">
            <text:p>Schönkirchen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2"/>
          <table:table-cell office:value-type="float" office:value="13.4639287364423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919.919241538 6020800.24571623)</text:p>
          </table:table-cell>
          <table:table-cell office:value-type="string">
            <text:p>01002</text:p>
          </table:table-cell>
          <table:table-cell office:value-type="float" office:value="914"/>
          <table:table-cell office:value-type="float" office:value="6"/>
          <table:table-cell office:value-type="float" office:value="149.42500000000001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15.0030500000000000"/>
        </table:table-row>
        <table:table-row>
          <table:table-cell office:value-type="float" office:value="1105507"/>
          <table:table-cell/>
          <table:table-cell office:value-type="string">
            <text:p>Malente Ort - Gremsmühlen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6993"/>
          <table:table-cell office:value-type="float" office:value="2868.6571463627802000"/>
          <table:table-cell office:value-type="float" office:value="0"/>
          <table:table-cell office:value-type="string">
            <text:p>01055028</text:p>
          </table:table-cell>
          <table:table-cell office:value-type="float" office:value="0"/>
          <table:table-cell/>
          <table:table-cell office:value-type="string">
            <text:p>SRID=3044;POINT(601824.586812869 6004089.80977858)</text:p>
          </table:table-cell>
          <table:table-cell office:value-type="string">
            <text:p>01055</text:p>
          </table:table-cell>
          <table:table-cell office:value-type="float" office:value="437"/>
          <table:table-cell office:value-type="float" office:value="-1"/>
          <table:table-cell office:value-type="float" office:value="2288.8699999999999000"/>
          <table:table-cell office:value-type="float" office:value="1105507"/>
          <table:table-cell/>
          <table:table-cell office:value-type="float" office:value="0"/>
          <table:table-cell office:value-type="float" office:value="2.4377260000000001"/>
        </table:table-row>
        <table:table-row>
          <table:table-cell office:value-type="float" office:value="160008"/>
          <table:table-cell/>
          <table:table-cell office:value-type="string">
            <text:p>Marinearsena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4"/>
          <table:table-cell office:value-type="float" office:value="101.201015566942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5609.120892678 6020183.51243468)</text:p>
          </table:table-cell>
          <table:table-cell office:value-type="string">
            <text:p>01002</text:p>
          </table:table-cell>
          <table:table-cell office:value-type="float" office:value="854"/>
          <table:table-cell office:value-type="float" office:value="6"/>
          <table:table-cell office:value-type="float" office:value="1308.9700000000000000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0.9288440000000000"/>
        </table:table-row>
        <table:table-row>
          <table:table-cell office:value-type="float" office:value="405705"/>
          <table:table-cell/>
          <table:table-cell office:value-type="string">
            <text:p>Plön - Innensta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07"/>
          <table:table-cell office:value-type="float" office:value="95.1681967873234950"/>
          <table:table-cell office:value-type="float" office:value="0"/>
          <table:table-cell office:value-type="string">
            <text:p>01057057</text:p>
          </table:table-cell>
          <table:table-cell office:value-type="float" office:value="3"/>
          <table:table-cell/>
          <table:table-cell office:value-type="string">
            <text:p>SRID=3044;POINT(592550.556743312 6002123.78655882)</text:p>
          </table:table-cell>
          <table:table-cell office:value-type="string">
            <text:p>01057</text:p>
          </table:table-cell>
          <table:table-cell office:value-type="float" office:value="453"/>
          <table:table-cell office:value-type="float" office:value="10"/>
          <table:table-cell office:value-type="float" office:value="1302.7700000000000000"/>
          <table:table-cell office:value-type="float" office:value="405701"/>
          <table:table-cell office:value-type="float" office:value="10570390"/>
          <table:table-cell office:value-type="float" office:value="1"/>
          <table:table-cell office:value-type="float" office:value="12.6828080000000000"/>
        </table:table-row>
        <table:table-row>
          <table:table-cell office:value-type="float" office:value="170001"/>
          <table:table-cell/>
          <table:table-cell office:value-type="string">
            <text:p>Stadtrat-Hahn-Par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48"/>
          <table:table-cell office:value-type="float" office:value="23.914907525310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448.070185249 6018633.18880644)</text:p>
          </table:table-cell>
          <table:table-cell office:value-type="string">
            <text:p>01002</text:p>
          </table:table-cell>
          <table:table-cell office:value-type="float" office:value="871"/>
          <table:table-cell office:value-type="float" office:value="6"/>
          <table:table-cell office:value-type="float" office:value="2.2923300000000002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10.3701010000000000"/>
        </table:table-row>
        <table:table-row>
          <table:table-cell office:value-type="float" office:value="405707"/>
          <table:table-cell/>
          <table:table-cell office:value-type="string">
            <text:p>Plön - Nord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40"/>
          <table:table-cell office:value-type="float" office:value="157.4985690876569900"/>
          <table:table-cell office:value-type="float" office:value="0"/>
          <table:table-cell office:value-type="string">
            <text:p>01057057</text:p>
          </table:table-cell>
          <table:table-cell office:value-type="float" office:value="3"/>
          <table:table-cell/>
          <table:table-cell office:value-type="string">
            <text:p>SRID=3044;POINT(593741.553400428 6003433.93674158)</text:p>
          </table:table-cell>
          <table:table-cell office:value-type="string">
            <text:p>01057</text:p>
          </table:table-cell>
          <table:table-cell office:value-type="float" office:value="453"/>
          <table:table-cell office:value-type="float" office:value="10"/>
          <table:table-cell office:value-type="float" office:value="488.0110000000000200"/>
          <table:table-cell office:value-type="float" office:value="405701"/>
          <table:table-cell office:value-type="float" office:value="10570390"/>
          <table:table-cell office:value-type="float" office:value="0"/>
          <table:table-cell office:value-type="float" office:value="2.1587499999999999"/>
        </table:table-row>
        <table:table-row>
          <table:table-cell office:value-type="float" office:value="401301"/>
          <table:table-cell/>
          <table:table-cell office:value-type="string">
            <text:p>Dann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72"/>
          <table:table-cell office:value-type="float" office:value="911.8404634244390100"/>
          <table:table-cell office:value-type="float" office:value="0"/>
          <table:table-cell office:value-type="string">
            <text:p>01057013</text:p>
          </table:table-cell>
          <table:table-cell office:value-type="float" office:value="3"/>
          <table:table-cell/>
          <table:table-cell office:value-type="string">
            <text:p>SRID=3044;POINT(600387.629554719 6011379.94322952)</text:p>
          </table:table-cell>
          <table:table-cell office:value-type="string">
            <text:p>01057</text:p>
          </table:table-cell>
          <table:table-cell office:value-type="float" office:value="298"/>
          <table:table-cell office:value-type="float" office:value="15"/>
          <table:table-cell office:value-type="float" office:value="45.0000000000000000"/>
          <table:table-cell office:value-type="float" office:value="401301"/>
          <table:table-cell office:value-type="float" office:value="10570401"/>
          <table:table-cell office:value-type="float" office:value="0"/>
          <table:table-cell office:value-type="float" office:value="0.7369710000000000"/>
        </table:table-row>
        <table:table-row>
          <table:table-cell office:value-type="float" office:value="170002"/>
          <table:table-cell/>
          <table:table-cell office:value-type="string">
            <text:p>Ellerbeker Weg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7"/>
          <table:table-cell office:value-type="float" office:value="39.9742053051193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7420.335451772 6018860.15251861)</text:p>
          </table:table-cell>
          <table:table-cell office:value-type="string">
            <text:p>01002</text:p>
          </table:table-cell>
          <table:table-cell office:value-type="float" office:value="873"/>
          <table:table-cell office:value-type="float" office:value="6"/>
          <table:table-cell office:value-type="float" office:value="0.00000000000000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3.9275329999999999"/>
        </table:table-row>
        <table:table-row>
          <table:table-cell office:value-type="float" office:value="170003"/>
          <table:table-cell/>
          <table:table-cell office:value-type="string">
            <text:p>Lütjenburg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39"/>
          <table:table-cell office:value-type="float" office:value="16.3549570372112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626.782173945 6018962.91404027)</text:p>
          </table:table-cell>
          <table:table-cell office:value-type="string">
            <text:p>01002</text:p>
          </table:table-cell>
          <table:table-cell office:value-type="float" office:value="870"/>
          <table:table-cell office:value-type="float" office:value="6"/>
          <table:table-cell office:value-type="float" office:value="3.3340700000000001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51.2994320000000030"/>
        </table:table-row>
        <table:table-row>
          <table:table-cell office:value-type="float" office:value="170006"/>
          <table:table-cell/>
          <table:table-cell office:value-type="string">
            <text:p>Hagen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11"/>
          <table:table-cell office:value-type="float" office:value="8.84010937590174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406.509268738 6019540.47183127)</text:p>
          </table:table-cell>
          <table:table-cell office:value-type="string">
            <text:p>01002</text:p>
          </table:table-cell>
          <table:table-cell office:value-type="float" office:value="869"/>
          <table:table-cell office:value-type="float" office:value="6"/>
          <table:table-cell office:value-type="float" office:value="22.249500000000001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35.1805600000000000"/>
        </table:table-row>
        <table:table-row>
          <table:table-cell office:value-type="float" office:value="403501"/>
          <table:table-cell/>
          <table:table-cell office:value-type="string">
            <text:p>Klamp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62"/>
          <table:table-cell office:value-type="float" office:value="972.0100962936790000"/>
          <table:table-cell office:value-type="float" office:value="0"/>
          <table:table-cell office:value-type="string">
            <text:p>01057035</text:p>
          </table:table-cell>
          <table:table-cell office:value-type="float" office:value="3"/>
          <table:table-cell/>
          <table:table-cell office:value-type="string">
            <text:p>SRID=3044;POINT(602313.107850206 6016183.37222372)</text:p>
          </table:table-cell>
          <table:table-cell office:value-type="string">
            <text:p>01057</text:p>
          </table:table-cell>
          <table:table-cell office:value-type="float" office:value="169"/>
          <table:table-cell office:value-type="float" office:value="15"/>
          <table:table-cell office:value-type="float" office:value="0.0000000000000000"/>
          <table:table-cell office:value-type="float" office:value="403501"/>
          <table:table-cell office:value-type="float" office:value="10570401"/>
          <table:table-cell office:value-type="float" office:value="0"/>
          <table:table-cell office:value-type="float" office:value="0.7839420000000000"/>
        </table:table-row>
        <table:table-row>
          <table:table-cell office:value-type="float" office:value="403801"/>
          <table:table-cell/>
          <table:table-cell office:value-type="string">
            <text:p>Kletkamp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7"/>
          <table:table-cell office:value-type="float" office:value="1152.2187006888400000"/>
          <table:table-cell office:value-type="float" office:value="0"/>
          <table:table-cell office:value-type="string">
            <text:p>01057038</text:p>
          </table:table-cell>
          <table:table-cell office:value-type="float" office:value="3"/>
          <table:table-cell/>
          <table:table-cell office:value-type="string">
            <text:p>SRID=3044;POINT(606598.996974973 6012446.68687169)</text:p>
          </table:table-cell>
          <table:table-cell office:value-type="string">
            <text:p>01057</text:p>
          </table:table-cell>
          <table:table-cell office:value-type="float" office:value="163"/>
          <table:table-cell office:value-type="float" office:value="15"/>
          <table:table-cell office:value-type="float" office:value="0.0697167000000000"/>
          <table:table-cell office:value-type="float" office:value="403801"/>
          <table:table-cell office:value-type="float" office:value="10570401"/>
          <table:table-cell office:value-type="float" office:value="0"/>
          <table:table-cell office:value-type="float" office:value="0.0841850000000000"/>
        </table:table-row>
        <table:table-row>
          <table:table-cell office:value-type="float" office:value="402502"/>
          <table:table-cell/>
          <table:table-cell office:value-type="string">
            <text:p>Heikendorf Mitt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3059"/>
          <table:table-cell office:value-type="float" office:value="148.4105927672520100"/>
          <table:table-cell/>
          <table:table-cell office:value-type="string">
            <text:p>01057025</text:p>
          </table:table-cell>
          <table:table-cell office:value-type="float" office:value="3"/>
          <table:table-cell/>
          <table:table-cell office:value-type="string">
            <text:p>SRID=3044;POINT(578331.024800203 6025323.95273576)</text:p>
          </table:table-cell>
          <table:table-cell office:value-type="string">
            <text:p>01057</text:p>
          </table:table-cell>
          <table:table-cell office:value-type="float" office:value="2010"/>
          <table:table-cell office:value-type="float" office:value="12"/>
          <table:table-cell office:value-type="float" office:value="551.2640000000000100"/>
          <table:table-cell office:value-type="float" office:value="402501"/>
          <table:table-cell office:value-type="float" office:value="10570388"/>
          <table:table-cell office:value-type="float" office:value="0"/>
          <table:table-cell office:value-type="float" office:value="20.6117360000000010"/>
        </table:table-row>
        <table:table-row>
          <table:table-cell office:value-type="float" office:value="170007"/>
          <table:table-cell/>
          <table:table-cell office:value-type="string">
            <text:p>Ostfriedho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7"/>
          <table:table-cell office:value-type="float" office:value="55.6769140992142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7153.506984327 6019542.23642628)</text:p>
          </table:table-cell>
          <table:table-cell office:value-type="string">
            <text:p>01002</text:p>
          </table:table-cell>
          <table:table-cell office:value-type="float" office:value="863"/>
          <table:table-cell office:value-type="float" office:value="6"/>
          <table:table-cell office:value-type="float" office:value="59.723999999999997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0.4849410000000000"/>
        </table:table-row>
        <table:table-row>
          <table:table-cell office:value-type="float" office:value="405501"/>
          <table:table-cell/>
          <table:table-cell office:value-type="string">
            <text:p>Panke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51"/>
          <table:table-cell office:value-type="float" office:value="2264.8059358208102000"/>
          <table:table-cell office:value-type="float" office:value="0"/>
          <table:table-cell office:value-type="string">
            <text:p>01057055</text:p>
          </table:table-cell>
          <table:table-cell office:value-type="float" office:value="3"/>
          <table:table-cell/>
          <table:table-cell office:value-type="string">
            <text:p>SRID=3044;POINT(601546.406531549 6025703.27741054)</text:p>
          </table:table-cell>
          <table:table-cell office:value-type="string">
            <text:p>01057</text:p>
          </table:table-cell>
          <table:table-cell office:value-type="float" office:value="224"/>
          <table:table-cell office:value-type="float" office:value="15"/>
          <table:table-cell office:value-type="float" office:value="163.0000000000000000"/>
          <table:table-cell office:value-type="float" office:value="405501"/>
          <table:table-cell office:value-type="float" office:value="10570404"/>
          <table:table-cell office:value-type="float" office:value="7"/>
          <table:table-cell office:value-type="float" office:value="0.6406730000000001"/>
        </table:table-row>
        <table:table-row>
          <table:table-cell office:value-type="float" office:value="400702"/>
          <table:table-cell/>
          <table:table-cell office:value-type="string">
            <text:p>Sehl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36"/>
          <table:table-cell office:value-type="float" office:value="772.7551507177520300"/>
          <table:table-cell office:value-type="float" office:value="0"/>
          <table:table-cell office:value-type="string">
            <text:p>01057007</text:p>
          </table:table-cell>
          <table:table-cell office:value-type="float" office:value="3"/>
          <table:table-cell/>
          <table:table-cell office:value-type="string">
            <text:p>SRID=3044;POINT(609812.636621642 6017976.34704137)</text:p>
          </table:table-cell>
          <table:table-cell office:value-type="string">
            <text:p>01057</text:p>
          </table:table-cell>
          <table:table-cell office:value-type="float" office:value="102"/>
          <table:table-cell office:value-type="float" office:value="15"/>
          <table:table-cell office:value-type="float" office:value="39.9904999999999970"/>
          <table:table-cell office:value-type="float" office:value="400701"/>
          <table:table-cell office:value-type="float" office:value="10570400"/>
          <table:table-cell office:value-type="float" office:value="0"/>
          <table:table-cell office:value-type="float" office:value="0.3054010000000000"/>
        </table:table-row>
        <table:table-row>
          <table:table-cell office:value-type="float" office:value="515701"/>
          <table:table-cell/>
          <table:table-cell office:value-type="string">
            <text:p>Stran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02"/>
          <table:table-cell office:value-type="float" office:value="1369.9028791860301000"/>
          <table:table-cell office:value-type="float" office:value="0"/>
          <table:table-cell office:value-type="string">
            <text:p>01058157</text:p>
          </table:table-cell>
          <table:table-cell office:value-type="float" office:value="4"/>
          <table:table-cell/>
          <table:table-cell office:value-type="string">
            <text:p>SRID=3044;POINT(576073.931194221 6033072.496814)</text:p>
          </table:table-cell>
          <table:table-cell office:value-type="string">
            <text:p>01058</text:p>
          </table:table-cell>
          <table:table-cell office:value-type="float" office:value="110"/>
          <table:table-cell office:value-type="float" office:value="12"/>
          <table:table-cell office:value-type="float" office:value="134.5000000000000000"/>
          <table:table-cell office:value-type="float" office:value="515701"/>
          <table:table-cell office:value-type="float" office:value="10580460"/>
          <table:table-cell office:value-type="float" office:value="7"/>
          <table:table-cell office:value-type="float" office:value="1.0964280000000000"/>
        </table:table-row>
        <table:table-row>
          <table:table-cell office:value-type="float" office:value="409104"/>
          <table:table-cell/>
          <table:table-cell office:value-type="string">
            <text:p>GewG Raisdorf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73"/>
          <table:table-cell office:value-type="float" office:value="127.449339520250010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79305.612140311 6016142.63376256)</text:p>
          </table:table-cell>
          <table:table-cell office:value-type="string">
            <text:p>01057</text:p>
          </table:table-cell>
          <table:table-cell office:value-type="float" office:value="2021"/>
          <table:table-cell office:value-type="float" office:value="12"/>
          <table:table-cell office:value-type="float" office:value="3123.0500000000002000"/>
          <table:table-cell office:value-type="float" office:value="409101"/>
          <table:table-cell office:value-type="float" office:value="10570395"/>
          <table:table-cell office:value-type="float" office:value="0"/>
          <table:table-cell office:value-type="float" office:value="1.3574020000000000"/>
        </table:table-row>
        <table:table-row>
          <table:table-cell office:value-type="float" office:value="406302"/>
          <table:table-cell/>
          <table:table-cell office:value-type="string">
            <text:p>Probsteierhagen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58"/>
          <table:table-cell office:value-type="float" office:value="991.3591474925319700"/>
          <table:table-cell office:value-type="float" office:value="0"/>
          <table:table-cell office:value-type="string">
            <text:p>01057063</text:p>
          </table:table-cell>
          <table:table-cell office:value-type="float" office:value="3"/>
          <table:table-cell/>
          <table:table-cell office:value-type="string">
            <text:p>SRID=3044;POINT(583657.155979915 6024491.22805613)</text:p>
          </table:table-cell>
          <table:table-cell office:value-type="string">
            <text:p>01057</text:p>
          </table:table-cell>
          <table:table-cell office:value-type="float" office:value="458"/>
          <table:table-cell office:value-type="float" office:value="14"/>
          <table:table-cell office:value-type="float" office:value="174.0350000000000000"/>
          <table:table-cell office:value-type="float" office:value="406301"/>
          <table:table-cell office:value-type="float" office:value="10570420"/>
          <table:table-cell office:value-type="float" office:value="0"/>
          <table:table-cell office:value-type="float" office:value="1.8741950000000001"/>
        </table:table-row>
        <table:table-row>
          <table:table-cell office:value-type="float" office:value="406501"/>
          <table:table-cell/>
          <table:table-cell office:value-type="string">
            <text:p>Rantz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46"/>
          <table:table-cell office:value-type="float" office:value="1690.9628276008000000"/>
          <table:table-cell office:value-type="float" office:value="0"/>
          <table:table-cell office:value-type="string">
            <text:p>01057065</text:p>
          </table:table-cell>
          <table:table-cell office:value-type="float" office:value="3"/>
          <table:table-cell/>
          <table:table-cell office:value-type="string">
            <text:p>SRID=3044;POINT(598887.295372739 6009525.16478903)</text:p>
          </table:table-cell>
          <table:table-cell office:value-type="string">
            <text:p>01057</text:p>
          </table:table-cell>
          <table:table-cell office:value-type="float" office:value="195"/>
          <table:table-cell office:value-type="float" office:value="15"/>
          <table:table-cell office:value-type="float" office:value="19.0000000000000000"/>
          <table:table-cell office:value-type="float" office:value="406501"/>
          <table:table-cell office:value-type="float" office:value="10570409"/>
          <table:table-cell office:value-type="float" office:value="0"/>
          <table:table-cell office:value-type="float" office:value="0.2046170000000000"/>
        </table:table-row>
        <table:table-row>
          <table:table-cell office:value-type="float" office:value="406801"/>
          <table:table-cell/>
          <table:table-cell office:value-type="string">
            <text:p>Rendswühr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12"/>
          <table:table-cell office:value-type="float" office:value="1980.4038871863900000"/>
          <table:table-cell office:value-type="float" office:value="0"/>
          <table:table-cell office:value-type="string">
            <text:p>01057068</text:p>
          </table:table-cell>
          <table:table-cell office:value-type="float" office:value="3"/>
          <table:table-cell/>
          <table:table-cell office:value-type="string">
            <text:p>SRID=3044;POINT(573590.469568288 5992585.6669987)</text:p>
          </table:table-cell>
          <table:table-cell office:value-type="string">
            <text:p>01057</text:p>
          </table:table-cell>
          <table:table-cell office:value-type="float" office:value="107"/>
          <table:table-cell office:value-type="float" office:value="15"/>
          <table:table-cell office:value-type="float" office:value="134.0320000000000100"/>
          <table:table-cell office:value-type="float" office:value="406801"/>
          <table:table-cell office:value-type="float" office:value="10570398"/>
          <table:table-cell office:value-type="float" office:value="0"/>
          <table:table-cell office:value-type="float" office:value="0.4100170000000000"/>
        </table:table-row>
        <table:table-row>
          <table:table-cell office:value-type="float" office:value="406901"/>
          <table:table-cell/>
          <table:table-cell office:value-type="string">
            <text:p>Ruhwink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82"/>
          <table:table-cell office:value-type="float" office:value="1314.8830570405801000"/>
          <table:table-cell office:value-type="float" office:value="0"/>
          <table:table-cell office:value-type="string">
            <text:p>01057069</text:p>
          </table:table-cell>
          <table:table-cell office:value-type="float" office:value="3"/>
          <table:table-cell/>
          <table:table-cell office:value-type="string">
            <text:p>SRID=3044;POINT(578339.78853364 5993309.08060861)</text:p>
          </table:table-cell>
          <table:table-cell office:value-type="string">
            <text:p>01057</text:p>
          </table:table-cell>
          <table:table-cell office:value-type="float" office:value="206"/>
          <table:table-cell office:value-type="float" office:value="15"/>
          <table:table-cell office:value-type="float" office:value="130.9340000000000000"/>
          <table:table-cell office:value-type="float" office:value="406901"/>
          <table:table-cell office:value-type="float" office:value="10570427"/>
          <table:table-cell office:value-type="float" office:value="0"/>
          <table:table-cell office:value-type="float" office:value="0.7468340000000000"/>
        </table:table-row>
        <table:table-row>
          <table:table-cell office:value-type="float" office:value="407101"/>
          <table:table-cell/>
          <table:table-cell office:value-type="string">
            <text:p>Schill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85"/>
          <table:table-cell office:value-type="float" office:value="2666.8800559943702000"/>
          <table:table-cell office:value-type="float" office:value="0"/>
          <table:table-cell office:value-type="string">
            <text:p>01057071</text:p>
          </table:table-cell>
          <table:table-cell office:value-type="float" office:value="3"/>
          <table:table-cell/>
          <table:table-cell office:value-type="string">
            <text:p>SRID=3044;POINT(572505.538070601 5995369.23426258)</text:p>
          </table:table-cell>
          <table:table-cell office:value-type="string">
            <text:p>01057</text:p>
          </table:table-cell>
          <table:table-cell office:value-type="float" office:value="137"/>
          <table:table-cell office:value-type="float" office:value="15"/>
          <table:table-cell office:value-type="float" office:value="90.0917000000000030"/>
          <table:table-cell office:value-type="float" office:value="407101"/>
          <table:table-cell office:value-type="float" office:value="10570398"/>
          <table:table-cell office:value-type="float" office:value="0"/>
          <table:table-cell office:value-type="float" office:value="0.3318480000000000"/>
        </table:table-row>
        <table:table-row>
          <table:table-cell office:value-type="float" office:value="408501"/>
          <table:table-cell/>
          <table:table-cell office:value-type="string">
            <text:p>Wan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897"/>
          <table:table-cell office:value-type="float" office:value="1332.1744729251000000"/>
          <table:table-cell office:value-type="float" office:value="0"/>
          <table:table-cell office:value-type="string">
            <text:p>01057085</text:p>
          </table:table-cell>
          <table:table-cell office:value-type="float" office:value="3"/>
          <table:table-cell/>
          <table:table-cell office:value-type="string">
            <text:p>SRID=3044;POINT(578701.887236619 5996695.14400754)</text:p>
          </table:table-cell>
          <table:table-cell office:value-type="string">
            <text:p>01057</text:p>
          </table:table-cell>
          <table:table-cell office:value-type="float" office:value="99"/>
          <table:table-cell office:value-type="float" office:value="15"/>
          <table:table-cell office:value-type="float" office:value="617.1979999999999800"/>
          <table:table-cell office:value-type="float" office:value="408501"/>
          <table:table-cell office:value-type="float" office:value="10570429"/>
          <table:table-cell office:value-type="float" office:value="0"/>
          <table:table-cell office:value-type="float" office:value="2.1746400000000001"/>
        </table:table-row>
        <table:table-row>
          <table:table-cell office:value-type="float" office:value="170008"/>
          <table:table-cell/>
          <table:table-cell office:value-type="string">
            <text:p>Benz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1"/>
          <table:table-cell office:value-type="float" office:value="57.0647089881581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7940.109272736 6019674.51583886)</text:p>
          </table:table-cell>
          <table:table-cell office:value-type="string">
            <text:p>01002</text:p>
          </table:table-cell>
          <table:table-cell office:value-type="float" office:value="861"/>
          <table:table-cell office:value-type="float" office:value="6"/>
          <table:table-cell office:value-type="float" office:value="4006.48000000000000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2.9965980000000001"/>
        </table:table-row>
        <table:table-row>
          <table:table-cell office:value-type="float" office:value="170009"/>
          <table:table-cell/>
          <table:table-cell office:value-type="string">
            <text:p>Philipp-Reis-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8.65145181803591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760.163442201 6019706.23156764)</text:p>
          </table:table-cell>
          <table:table-cell office:value-type="string">
            <text:p>01002</text:p>
          </table:table-cell>
          <table:table-cell office:value-type="float" office:value="874"/>
          <table:table-cell office:value-type="float" office:value="6"/>
          <table:table-cell office:value-type="float" office:value="156.78299999999999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500301"/>
          <table:table-cell/>
          <table:table-cell office:value-type="string">
            <text:p>Alt Duven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58"/>
          <table:table-cell office:value-type="float" office:value="2063.5565524657200000"/>
          <table:table-cell office:value-type="float" office:value="0"/>
          <table:table-cell office:value-type="string">
            <text:p>01058003</text:p>
          </table:table-cell>
          <table:table-cell office:value-type="float" office:value="4"/>
          <table:table-cell/>
          <table:table-cell office:value-type="string">
            <text:p>SRID=3044;POINT(541720.320025385 6023771.31381309)</text:p>
          </table:table-cell>
          <table:table-cell office:value-type="string">
            <text:p>01058</text:p>
          </table:table-cell>
          <table:table-cell office:value-type="float" office:value="243"/>
          <table:table-cell office:value-type="float" office:value="11"/>
          <table:table-cell office:value-type="float" office:value="464.1150000000000100"/>
          <table:table-cell office:value-type="float" office:value="500301"/>
          <table:table-cell office:value-type="float" office:value="10580473"/>
          <table:table-cell office:value-type="float" office:value="0"/>
          <table:table-cell office:value-type="float" office:value="0.9003870000000001"/>
        </table:table-row>
        <table:table-row>
          <table:table-cell office:value-type="float" office:value="1900004"/>
          <table:table-cell/>
          <table:table-cell office:value-type="string">
            <text:p>Berlin/Brandenburg/A24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SRID=3044;POINT(638338.443657612 5930572.83120807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170011"/>
          <table:table-cell/>
          <table:table-cell office:value-type="string">
            <text:p>Theodor-Storm-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93"/>
          <table:table-cell office:value-type="float" office:value="11.0554386325149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458.528022652 6020075.94876933)</text:p>
          </table:table-cell>
          <table:table-cell office:value-type="string">
            <text:p>01002</text:p>
          </table:table-cell>
          <table:table-cell office:value-type="float" office:value="1079"/>
          <table:table-cell office:value-type="float" office:value="6"/>
          <table:table-cell office:value-type="float" office:value="188.96600000000001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53.6387580000000030"/>
        </table:table-row>
        <table:table-row>
          <table:table-cell office:value-type="float" office:value="170012"/>
          <table:table-cell/>
          <table:table-cell office:value-type="string">
            <text:p>Kieler Kuh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41"/>
          <table:table-cell office:value-type="float" office:value="12.4182346271345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349.032455431 6020186.30198764)</text:p>
          </table:table-cell>
          <table:table-cell office:value-type="string">
            <text:p>01002</text:p>
          </table:table-cell>
          <table:table-cell office:value-type="float" office:value="867"/>
          <table:table-cell office:value-type="float" office:value="6"/>
          <table:table-cell office:value-type="float" office:value="55.6058999999999980"/>
          <table:table-cell office:value-type="float" office:value="1"/>
          <table:table-cell office:value-type="float" office:value="10020033"/>
          <table:table-cell office:value-type="float" office:value="1"/>
          <table:table-cell office:value-type="float" office:value="99.9336890000000010"/>
        </table:table-row>
        <table:table-row>
          <table:table-cell office:value-type="float" office:value="170013"/>
          <table:table-cell/>
          <table:table-cell office:value-type="string">
            <text:p>Gymnasium Wellingdor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6"/>
          <table:table-cell office:value-type="float" office:value="9.788881782713250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6820.732380684 6020222.47469527)</text:p>
          </table:table-cell>
          <table:table-cell office:value-type="string">
            <text:p>01002</text:p>
          </table:table-cell>
          <table:table-cell office:value-type="float" office:value="1080"/>
          <table:table-cell office:value-type="float" office:value="6"/>
          <table:table-cell office:value-type="float" office:value="82.596000000000004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21.0442830000000000"/>
        </table:table-row>
        <table:table-row>
          <table:table-cell office:value-type="float" office:value="500902"/>
          <table:table-cell/>
          <table:table-cell office:value-type="string">
            <text:p>Aukrug Bahn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93"/>
          <table:table-cell office:value-type="float" office:value="257.7728540932890300"/>
          <table:table-cell office:value-type="float" office:value="0"/>
          <table:table-cell office:value-type="string">
            <text:p>01058009</text:p>
          </table:table-cell>
          <table:table-cell office:value-type="float" office:value="4"/>
          <table:table-cell/>
          <table:table-cell office:value-type="string">
            <text:p>SRID=3044;POINT(551530.354852642 5993154.65034557)</text:p>
          </table:table-cell>
          <table:table-cell office:value-type="string">
            <text:p>01058</text:p>
          </table:table-cell>
          <table:table-cell office:value-type="float" office:value="130"/>
          <table:table-cell office:value-type="float" office:value="15"/>
          <table:table-cell office:value-type="float" office:value="576.3410000000000100"/>
          <table:table-cell office:value-type="float" office:value="500901"/>
          <table:table-cell office:value-type="float" office:value="10580455"/>
          <table:table-cell office:value-type="float" office:value="0"/>
          <table:table-cell office:value-type="float" office:value="6.1798590000000004"/>
        </table:table-row>
        <table:table-row>
          <table:table-cell office:value-type="float" office:value="502801"/>
          <table:table-cell/>
          <table:table-cell office:value-type="string">
            <text:p>Breden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00"/>
          <table:table-cell office:value-type="float" office:value="1241.9733232915701000"/>
          <table:table-cell office:value-type="float" office:value="0"/>
          <table:table-cell office:value-type="string">
            <text:p>01058028</text:p>
          </table:table-cell>
          <table:table-cell office:value-type="float" office:value="4"/>
          <table:table-cell/>
          <table:table-cell office:value-type="string">
            <text:p>SRID=3044;POINT(556696.611098387 6019671.40123961)</text:p>
          </table:table-cell>
          <table:table-cell office:value-type="string">
            <text:p>01058</text:p>
          </table:table-cell>
          <table:table-cell office:value-type="float" office:value="97"/>
          <table:table-cell office:value-type="float" office:value="14"/>
          <table:table-cell office:value-type="float" office:value="195.1409999999999900"/>
          <table:table-cell office:value-type="float" office:value="502801"/>
          <table:table-cell office:value-type="float" office:value="10580452"/>
          <table:table-cell office:value-type="float" office:value="0"/>
          <table:table-cell office:value-type="float" office:value="1.1272380000000000"/>
        </table:table-row>
        <table:table-row>
          <table:table-cell office:value-type="float" office:value="170014"/>
          <table:table-cell/>
          <table:table-cell office:value-type="string">
            <text:p>Wehd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87"/>
          <table:table-cell office:value-type="float" office:value="44.4932166822606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7700.539612279 6020274.20392659)</text:p>
          </table:table-cell>
          <table:table-cell office:value-type="string">
            <text:p>01002</text:p>
          </table:table-cell>
          <table:table-cell office:value-type="float" office:value="865"/>
          <table:table-cell office:value-type="float" office:value="6"/>
          <table:table-cell office:value-type="float" office:value="58.217900000000000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19.9356230000000000"/>
        </table:table-row>
        <table:table-row>
          <table:table-cell office:value-type="float" office:value="170015"/>
          <table:table-cell/>
          <table:table-cell office:value-type="string">
            <text:p>Gabelsberg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13"/>
          <table:table-cell office:value-type="float" office:value="12.443686582652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7000000</text:p>
          </table:table-cell>
          <table:table-cell office:value-type="string">
            <text:p>SRID=3044;POINT(577066.38511308 6020276.56028149)</text:p>
          </table:table-cell>
          <table:table-cell office:value-type="string">
            <text:p>01002</text:p>
          </table:table-cell>
          <table:table-cell office:value-type="float" office:value="864"/>
          <table:table-cell office:value-type="float" office:value="6"/>
          <table:table-cell office:value-type="float" office:value="89.0584000000000060"/>
          <table:table-cell office:value-type="float" office:value="1"/>
          <table:table-cell office:value-type="float" office:value="10020033"/>
          <table:table-cell office:value-type="float" office:value="0"/>
          <table:table-cell office:value-type="float" office:value="89.4429470000000040"/>
        </table:table-row>
        <table:table-row>
          <table:table-cell office:value-type="float" office:value="1105513"/>
          <table:table-cell/>
          <table:table-cell office:value-type="string">
            <text:p>Fehmarn/Heiligenhafen</text:p>
          </table:table-cell>
          <table:table-cell office:value-type="string">
            <text:p>3</text:p>
          </table:table-cell>
          <table:table-cell/>
          <table:table-cell office:value-type="float" office:value="28595"/>
          <table:table-cell office:value-type="float" office:value="34487.3728230484990000"/>
          <table:table-cell/>
          <table:table-cell office:value-type="string">
            <text:p>01055046</text:p>
          </table:table-cell>
          <table:table-cell/>
          <table:table-cell/>
          <table:table-cell office:value-type="string">
            <text:p>SRID=3044;POINT(642432.521111467 6034676.47943428)</text:p>
          </table:table-cell>
          <table:table-cell office:value-type="string">
            <text:p>01055</text:p>
          </table:table-cell>
          <table:table-cell/>
          <table:table-cell office:value-type="float" office:value="-1"/>
          <table:table-cell office:value-type="float" office:value="7598.8999999999996000"/>
          <table:table-cell office:value-type="float" office:value="1105513"/>
          <table:table-cell/>
          <table:table-cell office:value-type="float" office:value="7"/>
          <table:table-cell office:value-type="float" office:value="0.8291440000000000"/>
        </table:table-row>
        <table:table-row>
          <table:table-cell office:value-type="float" office:value="80404"/>
          <table:table-cell/>
          <table:table-cell office:value-type="string">
            <text:p>Autohaus Nord Gmb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8"/>
          <table:table-cell office:value-type="float" office:value="2.6836033253928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40000</text:p>
          </table:table-cell>
          <table:table-cell office:value-type="string">
            <text:p>SRID=3044;POINT(572708.522803924 6023787.57013743)</text:p>
          </table:table-cell>
          <table:table-cell office:value-type="string">
            <text:p>01002</text:p>
          </table:table-cell>
          <table:table-cell office:value-type="float" office:value="706"/>
          <table:table-cell office:value-type="float" office:value="2"/>
          <table:table-cell office:value-type="float" office:value="159.53899999999999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6.7073999999999998"/>
        </table:table-row>
        <table:table-row>
          <table:table-cell office:value-type="float" office:value="180106"/>
          <table:table-cell/>
          <table:table-cell office:value-type="string">
            <text:p>Richt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21"/>
          <table:table-cell office:value-type="float" office:value="31.3156129286393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4389.747761333 6025535.54394653)</text:p>
          </table:table-cell>
          <table:table-cell office:value-type="string">
            <text:p>01002</text:p>
          </table:table-cell>
          <table:table-cell office:value-type="float" office:value="883"/>
          <table:table-cell office:value-type="float" office:value="1"/>
          <table:table-cell office:value-type="float" office:value="3.80884000000000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26.2169549999999990"/>
        </table:table-row>
        <table:table-row>
          <table:table-cell office:value-type="float" office:value="180107"/>
          <table:table-cell/>
          <table:table-cell office:value-type="string">
            <text:p>Richthof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60"/>
          <table:table-cell office:value-type="float" office:value="12.1119195569657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4042.426905476 6025694.79255288)</text:p>
          </table:table-cell>
          <table:table-cell office:value-type="string">
            <text:p>01002</text:p>
          </table:table-cell>
          <table:table-cell office:value-type="float" office:value="884"/>
          <table:table-cell office:value-type="float" office:value="1"/>
          <table:table-cell office:value-type="float" office:value="121.01800000000000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62.7481050000000020"/>
        </table:table-row>
        <table:table-row>
          <table:table-cell office:value-type="float" office:value="501201"/>
          <table:table-cell/>
          <table:table-cell office:value-type="string">
            <text:p>Barkels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83"/>
          <table:table-cell office:value-type="float" office:value="1786.3630982571201000"/>
          <table:table-cell office:value-type="float" office:value="0"/>
          <table:table-cell office:value-type="string">
            <text:p>01058012</text:p>
          </table:table-cell>
          <table:table-cell office:value-type="float" office:value="4"/>
          <table:table-cell/>
          <table:table-cell office:value-type="string">
            <text:p>SRID=3044;POINT(554192.79073404 6039585.11747709)</text:p>
          </table:table-cell>
          <table:table-cell office:value-type="string">
            <text:p>01058</text:p>
          </table:table-cell>
          <table:table-cell office:value-type="float" office:value="105"/>
          <table:table-cell office:value-type="float" office:value="11"/>
          <table:table-cell office:value-type="float" office:value="132.9280000000000000"/>
          <table:table-cell office:value-type="float" office:value="501201"/>
          <table:table-cell office:value-type="float" office:value="10580517"/>
          <table:table-cell office:value-type="float" office:value="0"/>
          <table:table-cell office:value-type="float" office:value="0.8301780000000000"/>
        </table:table-row>
        <table:table-row>
          <table:table-cell office:value-type="float" office:value="50006"/>
          <table:table-cell/>
          <table:table-cell office:value-type="string">
            <text:p>Holtenau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52"/>
          <table:table-cell office:value-type="float" office:value="4.84761431211093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739.450220622 6021153.20843723)</text:p>
          </table:table-cell>
          <table:table-cell office:value-type="string">
            <text:p>01002</text:p>
          </table:table-cell>
          <table:table-cell office:value-type="float" office:value="648"/>
          <table:table-cell office:value-type="float" office:value="3"/>
          <table:table-cell office:value-type="float" office:value="66.3242000000000050"/>
          <table:table-cell office:value-type="float" office:value="1"/>
          <table:table-cell office:value-type="float" office:value="10020018"/>
          <table:table-cell office:value-type="float" office:value="3"/>
          <table:table-cell office:value-type="float" office:value="134.4991489999999900"/>
        </table:table-row>
        <table:table-row>
          <table:table-cell office:value-type="float" office:value="80204"/>
          <table:table-cell/>
          <table:table-cell office:value-type="string">
            <text:p>Wik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70"/>
          <table:table-cell office:value-type="float" office:value="4.8127615481757404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3598.463671799 6023839.52099498)</text:p>
          </table:table-cell>
          <table:table-cell office:value-type="string">
            <text:p>01002</text:p>
          </table:table-cell>
          <table:table-cell office:value-type="float" office:value="693"/>
          <table:table-cell office:value-type="float" office:value="2"/>
          <table:table-cell office:value-type="float" office:value="19.4892000000000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139.2132130000000000"/>
        </table:table-row>
        <table:table-row>
          <table:table-cell office:value-type="float" office:value="600016"/>
          <table:table-cell/>
          <table:table-cell office:value-type="string">
            <text:p>Neumünster Einfeld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72"/>
          <table:table-cell office:value-type="float" office:value="584.60564598650899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5068.963587188 5997167.90660729)</text:p>
          </table:table-cell>
          <table:table-cell office:value-type="string">
            <text:p>01004</text:p>
          </table:table-cell>
          <table:table-cell office:value-type="float" office:value="439"/>
          <table:table-cell office:value-type="float" office:value="20"/>
          <table:table-cell office:value-type="float" office:value="635.4349999999999500"/>
          <table:table-cell office:value-type="float" office:value="600001"/>
          <table:table-cell office:value-type="float" office:value="10040084"/>
          <table:table-cell office:value-type="float" office:value="0"/>
          <table:table-cell office:value-type="float" office:value="2.6889919999999998"/>
        </table:table-row>
        <table:table-row>
          <table:table-cell office:value-type="float" office:value="404801"/>
          <table:table-cell/>
          <table:table-cell office:value-type="string">
            <text:p>Lütjenburg (Stadt)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352"/>
          <table:table-cell office:value-type="float" office:value="614.2152094319640100"/>
          <table:table-cell office:value-type="float" office:value="0"/>
          <table:table-cell office:value-type="string">
            <text:p>01057048</text:p>
          </table:table-cell>
          <table:table-cell office:value-type="float" office:value="3"/>
          <table:table-cell/>
          <table:table-cell office:value-type="string">
            <text:p>SRID=3044;POINT(603396.107751645 6017290.1337006)</text:p>
          </table:table-cell>
          <table:table-cell office:value-type="string">
            <text:p>01057</text:p>
          </table:table-cell>
          <table:table-cell office:value-type="float" office:value="244"/>
          <table:table-cell office:value-type="float" office:value="15"/>
          <table:table-cell office:value-type="float" office:value="1529.0000000000000000"/>
          <table:table-cell office:value-type="float" office:value="404801"/>
          <table:table-cell office:value-type="float" office:value="10570401"/>
          <table:table-cell office:value-type="float" office:value="0"/>
          <table:table-cell office:value-type="float" office:value="8.7135580000000008"/>
        </table:table-row>
        <table:table-row>
          <table:table-cell office:value-type="float" office:value="511301"/>
          <table:table-cell/>
          <table:table-cell office:value-type="string">
            <text:p>Nienborst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13"/>
          <table:table-cell office:value-type="float" office:value="1647.8063987847299000"/>
          <table:table-cell office:value-type="float" office:value="0"/>
          <table:table-cell office:value-type="string">
            <text:p>01058113</text:p>
          </table:table-cell>
          <table:table-cell office:value-type="float" office:value="4"/>
          <table:table-cell/>
          <table:table-cell office:value-type="string">
            <text:p>SRID=3044;POINT(540165.5949973 5999061.89062549)</text:p>
          </table:table-cell>
          <table:table-cell office:value-type="string">
            <text:p>01058</text:p>
          </table:table-cell>
          <table:table-cell office:value-type="float" office:value="62"/>
          <table:table-cell office:value-type="float" office:value="15"/>
          <table:table-cell office:value-type="float" office:value="89.1063999999999940"/>
          <table:table-cell office:value-type="float" office:value="511301"/>
          <table:table-cell office:value-type="float" office:value="10580481"/>
          <table:table-cell office:value-type="float" office:value="0"/>
          <table:table-cell office:value-type="float" office:value="0.3720100000000000"/>
        </table:table-row>
        <table:table-row>
          <table:table-cell office:value-type="float" office:value="180109"/>
          <table:table-cell/>
          <table:table-cell office:value-type="string">
            <text:p>Hirth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6"/>
          <table:table-cell office:value-type="float" office:value="22.0745067537832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4003.643913471 6025873.1988413)</text:p>
          </table:table-cell>
          <table:table-cell office:value-type="string">
            <text:p>01002</text:p>
          </table:table-cell>
          <table:table-cell office:value-type="float" office:value="875"/>
          <table:table-cell office:value-type="float" office:value="1"/>
          <table:table-cell office:value-type="float" office:value="0.00000000000000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4.8019189999999998"/>
        </table:table-row>
        <table:table-row>
          <table:table-cell office:value-type="float" office:value="402101"/>
          <table:table-cell/>
          <table:table-cell office:value-type="string">
            <text:p>Giek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05"/>
          <table:table-cell office:value-type="float" office:value="3276.7786949870801000"/>
          <table:table-cell office:value-type="float" office:value="0"/>
          <table:table-cell office:value-type="string">
            <text:p>01057021</text:p>
          </table:table-cell>
          <table:table-cell office:value-type="float" office:value="3"/>
          <table:table-cell/>
          <table:table-cell office:value-type="string">
            <text:p>SRID=3044;POINT(597836.986300427 6020071.99399654)</text:p>
          </table:table-cell>
          <table:table-cell office:value-type="string">
            <text:p>01057</text:p>
          </table:table-cell>
          <table:table-cell office:value-type="float" office:value="300"/>
          <table:table-cell office:value-type="float" office:value="15"/>
          <table:table-cell office:value-type="float" office:value="68.9146999999999960"/>
          <table:table-cell office:value-type="float" office:value="402101"/>
          <table:table-cell office:value-type="float" office:value="10570402"/>
          <table:table-cell office:value-type="float" office:value="0"/>
          <table:table-cell office:value-type="float" office:value="0.3372210000000000"/>
        </table:table-row>
        <table:table-row>
          <table:table-cell office:value-type="float" office:value="403201"/>
          <table:table-cell/>
          <table:table-cell office:value-type="string">
            <text:p>Kalübb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56"/>
          <table:table-cell office:value-type="float" office:value="1179.1846591380199000"/>
          <table:table-cell office:value-type="float" office:value="0"/>
          <table:table-cell office:value-type="string">
            <text:p>01057032</text:p>
          </table:table-cell>
          <table:table-cell office:value-type="float" office:value="3"/>
          <table:table-cell/>
          <table:table-cell office:value-type="string">
            <text:p>SRID=3044;POINT(583917.119581455 5997606.7892493)</text:p>
          </table:table-cell>
          <table:table-cell office:value-type="string">
            <text:p>01057</text:p>
          </table:table-cell>
          <table:table-cell office:value-type="float" office:value="90"/>
          <table:table-cell office:value-type="float" office:value="15"/>
          <table:table-cell office:value-type="float" office:value="94.7823999999999960"/>
          <table:table-cell office:value-type="float" office:value="403201"/>
          <table:table-cell office:value-type="float" office:value="10570427"/>
          <table:table-cell office:value-type="float" office:value="0"/>
          <table:table-cell office:value-type="float" office:value="0.4715120000000000"/>
        </table:table-row>
        <table:table-row>
          <table:table-cell office:value-type="float" office:value="90108"/>
          <table:table-cell/>
          <table:table-cell office:value-type="string">
            <text:p>Brem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62"/>
          <table:table-cell office:value-type="float" office:value="3.80244794413140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514.335386363 6021710.43401079)</text:p>
          </table:table-cell>
          <table:table-cell office:value-type="string">
            <text:p>01002</text:p>
          </table:table-cell>
          <table:table-cell office:value-type="float" office:value="717"/>
          <table:table-cell office:value-type="float" office:value="3"/>
          <table:table-cell office:value-type="float" office:value="0.9875430000000000"/>
          <table:table-cell office:value-type="float" office:value="1"/>
          <table:table-cell office:value-type="float" office:value="10020023"/>
          <table:table-cell office:value-type="float" office:value="2"/>
          <table:table-cell office:value-type="float" office:value="279.2937640000000100"/>
        </table:table-row>
        <table:table-row>
          <table:table-cell office:value-type="float" office:value="120210"/>
          <table:table-cell/>
          <table:table-cell office:value-type="string">
            <text:p>Stosch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02"/>
          <table:table-cell office:value-type="float" office:value="5.60273107813805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4808.651984559 6018639.42817439)</text:p>
          </table:table-cell>
          <table:table-cell office:value-type="string">
            <text:p>01002</text:p>
          </table:table-cell>
          <table:table-cell office:value-type="float" office:value="799"/>
          <table:table-cell office:value-type="float" office:value="3"/>
          <table:table-cell office:value-type="float" office:value="63.7537000000000020"/>
          <table:table-cell office:value-type="float" office:value="1"/>
          <table:table-cell office:value-type="float" office:value="10020028"/>
          <table:table-cell office:value-type="float" office:value="1"/>
          <table:table-cell office:value-type="float" office:value="196.6897899999999900"/>
        </table:table-row>
        <table:table-row>
          <table:table-cell office:value-type="float" office:value="405001"/>
          <table:table-cell/>
          <table:table-cell office:value-type="string">
            <text:p>Martensra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03"/>
          <table:table-cell office:value-type="float" office:value="1954.9619788462601000"/>
          <table:table-cell office:value-type="float" office:value="0"/>
          <table:table-cell office:value-type="string">
            <text:p>01057050</text:p>
          </table:table-cell>
          <table:table-cell office:value-type="float" office:value="3"/>
          <table:table-cell/>
          <table:table-cell office:value-type="string">
            <text:p>SRID=3044;POINT(590021.936766913 6016687.91250585)</text:p>
          </table:table-cell>
          <table:table-cell office:value-type="string">
            <text:p>01057</text:p>
          </table:table-cell>
          <table:table-cell office:value-type="float" office:value="197"/>
          <table:table-cell office:value-type="float" office:value="14"/>
          <table:table-cell office:value-type="float" office:value="178.0310000000000100"/>
          <table:table-cell office:value-type="float" office:value="405001"/>
          <table:table-cell office:value-type="float" office:value="105704252"/>
          <table:table-cell office:value-type="float" office:value="0"/>
          <table:table-cell office:value-type="float" office:value="0.5130530000000000"/>
        </table:table-row>
        <table:table-row>
          <table:table-cell office:value-type="float" office:value="516401"/>
          <table:table-cell/>
          <table:table-cell office:value-type="string">
            <text:p>Todenbütt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36"/>
          <table:table-cell office:value-type="float" office:value="1173.8134156776500000"/>
          <table:table-cell office:value-type="float" office:value="0"/>
          <table:table-cell office:value-type="string">
            <text:p>01058164</text:p>
          </table:table-cell>
          <table:table-cell office:value-type="float" office:value="4"/>
          <table:table-cell/>
          <table:table-cell office:value-type="string">
            <text:p>SRID=3044;POINT(536558.738701584 5998052.14219521)</text:p>
          </table:table-cell>
          <table:table-cell office:value-type="string">
            <text:p>01058</text:p>
          </table:table-cell>
          <table:table-cell office:value-type="float" office:value="237"/>
          <table:table-cell office:value-type="float" office:value="15"/>
          <table:table-cell office:value-type="float" office:value="119.5729999999999900"/>
          <table:table-cell office:value-type="float" office:value="516401"/>
          <table:table-cell office:value-type="float" office:value="10580479"/>
          <table:table-cell office:value-type="float" office:value="0"/>
          <table:table-cell office:value-type="float" office:value="0.8825930000000000"/>
        </table:table-row>
        <table:table-row>
          <table:table-cell office:value-type="float" office:value="180110"/>
          <table:table-cell/>
          <table:table-cell office:value-type="string">
            <text:p>MFG 5 Gelän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"/>
          <table:table-cell office:value-type="float" office:value="88.773965381013596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5414.949171047 6026279.0345842)</text:p>
          </table:table-cell>
          <table:table-cell office:value-type="string">
            <text:p>01002</text:p>
          </table:table-cell>
          <table:table-cell office:value-type="float" office:value="1031"/>
          <table:table-cell office:value-type="float" office:value="1"/>
          <table:table-cell office:value-type="float" office:value="636.11099999999999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0.6984030000000000"/>
        </table:table-row>
        <table:table-row>
          <table:table-cell office:value-type="float" office:value="513504"/>
          <table:table-cell/>
          <table:table-cell office:value-type="string">
            <text:p>Rendsburg - Bahn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47"/>
          <table:table-cell office:value-type="float" office:value="21.964372270650198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3521.683674735 6017270.38840005)</text:p>
          </table:table-cell>
          <table:table-cell office:value-type="string">
            <text:p>01058</text:p>
          </table:table-cell>
          <table:table-cell office:value-type="float" office:value="466"/>
          <table:table-cell office:value-type="float" office:value="10"/>
          <table:table-cell office:value-type="float" office:value="991.1069999999999700"/>
          <table:table-cell office:value-type="float" office:value="513501"/>
          <table:table-cell office:value-type="float" office:value="10580444"/>
          <table:table-cell office:value-type="float" office:value="1"/>
          <table:table-cell office:value-type="float" office:value="15.7983119999999990"/>
        </table:table-row>
        <table:table-row>
          <table:table-cell office:value-type="float" office:value="407001"/>
          <table:table-cell/>
          <table:table-cell office:value-type="string">
            <text:p>Schellhor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14"/>
          <table:table-cell office:value-type="float" office:value="1053.3630757932799000"/>
          <table:table-cell office:value-type="float" office:value="0"/>
          <table:table-cell office:value-type="string">
            <text:p>01057070</text:p>
          </table:table-cell>
          <table:table-cell office:value-type="float" office:value="3"/>
          <table:table-cell/>
          <table:table-cell office:value-type="string">
            <text:p>SRID=3044;POINT(584663.836734451 6009700.16869507)</text:p>
          </table:table-cell>
          <table:table-cell office:value-type="string">
            <text:p>01057</text:p>
          </table:table-cell>
          <table:table-cell office:value-type="float" office:value="289"/>
          <table:table-cell office:value-type="float" office:value="13"/>
          <table:table-cell office:value-type="float" office:value="333.1840000000000300"/>
          <table:table-cell office:value-type="float" office:value="407001"/>
          <table:table-cell office:value-type="float" office:value="10570393"/>
          <table:table-cell office:value-type="float" office:value="0"/>
          <table:table-cell office:value-type="float" office:value="1.7221029999999999"/>
        </table:table-row>
        <table:table-row>
          <table:table-cell office:value-type="float" office:value="180201"/>
          <table:table-cell/>
          <table:table-cell office:value-type="string">
            <text:p>Flugplatz Holtenau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0"/>
          <table:table-cell office:value-type="float" office:value="115.10623522717199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20000</text:p>
          </table:table-cell>
          <table:table-cell office:value-type="string">
            <text:p>SRID=3044;POINT(573920.471599331 6026796.03025827)</text:p>
          </table:table-cell>
          <table:table-cell office:value-type="string">
            <text:p>01002</text:p>
          </table:table-cell>
          <table:table-cell office:value-type="float" office:value="882"/>
          <table:table-cell office:value-type="float" office:value="1"/>
          <table:table-cell office:value-type="float" office:value="288.56200000000001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0.2606290000000000"/>
        </table:table-row>
        <table:table-row>
          <table:table-cell office:value-type="float" office:value="190002"/>
          <table:table-cell/>
          <table:table-cell office:value-type="string">
            <text:p>Fritz-Reuter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998"/>
          <table:table-cell office:value-type="float" office:value="52.8687547008763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5352.952174731 6027561.20626351)</text:p>
          </table:table-cell>
          <table:table-cell office:value-type="string">
            <text:p>01002</text:p>
          </table:table-cell>
          <table:table-cell office:value-type="float" office:value="1041"/>
          <table:table-cell office:value-type="float" office:value="1"/>
          <table:table-cell office:value-type="float" office:value="71.944599999999994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37.7916979999999970"/>
        </table:table-row>
        <table:table-row>
          <table:table-cell office:value-type="float" office:value="506401"/>
          <table:table-cell/>
          <table:table-cell office:value-type="string">
            <text:p>Groß Buchwa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56"/>
          <table:table-cell office:value-type="float" office:value="895.8383355540939900"/>
          <table:table-cell office:value-type="float" office:value="0"/>
          <table:table-cell office:value-type="string">
            <text:p>01058064</text:p>
          </table:table-cell>
          <table:table-cell office:value-type="float" office:value="4"/>
          <table:table-cell/>
          <table:table-cell office:value-type="string">
            <text:p>SRID=3044;POINT(570807.319033551 6002165.28337945)</text:p>
          </table:table-cell>
          <table:table-cell office:value-type="string">
            <text:p>01058</text:p>
          </table:table-cell>
          <table:table-cell office:value-type="float" office:value="184"/>
          <table:table-cell office:value-type="float" office:value="14"/>
          <table:table-cell office:value-type="float" office:value="28.9083000000000010"/>
          <table:table-cell office:value-type="float" office:value="506401"/>
          <table:table-cell office:value-type="float" office:value="10580457"/>
          <table:table-cell office:value-type="float" office:value="0"/>
          <table:table-cell office:value-type="float" office:value="0.3973930000000000"/>
        </table:table-row>
        <table:table-row>
          <table:table-cell office:value-type="float" office:value="1105512"/>
          <table:table-cell/>
          <table:table-cell office:value-type="string">
            <text:p>Wangels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2189"/>
          <table:table-cell office:value-type="float" office:value="6705.9284584535599000"/>
          <table:table-cell office:value-type="float" office:value="0"/>
          <table:table-cell office:value-type="string">
            <text:p>01055043</text:p>
          </table:table-cell>
          <table:table-cell office:value-type="float" office:value="0"/>
          <table:table-cell/>
          <table:table-cell office:value-type="string">
            <text:p>SRID=3044;POINT(614942.061384776 6018544.99659358)</text:p>
          </table:table-cell>
          <table:table-cell office:value-type="string">
            <text:p>01055</text:p>
          </table:table-cell>
          <table:table-cell office:value-type="float" office:value="46"/>
          <table:table-cell office:value-type="float" office:value="-1"/>
          <table:table-cell office:value-type="float" office:value="655.0000000000000000"/>
          <table:table-cell office:value-type="float" office:value="1105512"/>
          <table:table-cell/>
          <table:table-cell office:value-type="float" office:value="7"/>
          <table:table-cell office:value-type="float" office:value="0.3264280000000000"/>
        </table:table-row>
        <table:table-row>
          <table:table-cell office:value-type="float" office:value="1106016"/>
          <table:table-cell/>
          <table:table-cell office:value-type="string">
            <text:p>Seedorf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3027"/>
          <table:table-cell office:value-type="float" office:value="6780.4187138334200000"/>
          <table:table-cell office:value-type="float" office:value="0"/>
          <table:table-cell office:value-type="string">
            <text:p>01060075</text:p>
          </table:table-cell>
          <table:table-cell office:value-type="float" office:value="0"/>
          <table:table-cell/>
          <table:table-cell office:value-type="string">
            <text:p>SRID=3044;POINT(590877.293233143 5988904.94244825)</text:p>
          </table:table-cell>
          <table:table-cell office:value-type="string">
            <text:p>01060</text:p>
          </table:table-cell>
          <table:table-cell office:value-type="float" office:value="40"/>
          <table:table-cell office:value-type="float" office:value="-1"/>
          <table:table-cell office:value-type="float" office:value="308.8949999999999800"/>
          <table:table-cell office:value-type="float" office:value="1106016"/>
          <table:table-cell/>
          <table:table-cell office:value-type="float" office:value="0"/>
          <table:table-cell office:value-type="float" office:value="0.4464330000000000"/>
        </table:table-row>
        <table:table-row>
          <table:table-cell office:value-type="float" office:value="500801"/>
          <table:table-cell/>
          <table:table-cell office:value-type="string">
            <text:p>Ascheff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06"/>
          <table:table-cell office:value-type="float" office:value="1038.5734357820400000"/>
          <table:table-cell office:value-type="float" office:value="0"/>
          <table:table-cell office:value-type="string">
            <text:p>01058008</text:p>
          </table:table-cell>
          <table:table-cell office:value-type="float" office:value="4"/>
          <table:table-cell/>
          <table:table-cell office:value-type="string">
            <text:p>SRID=3044;POINT(545308.567646864 6031652.38581137)</text:p>
          </table:table-cell>
          <table:table-cell office:value-type="string">
            <text:p>01058</text:p>
          </table:table-cell>
          <table:table-cell office:value-type="float" office:value="74"/>
          <table:table-cell office:value-type="float" office:value="0"/>
          <table:table-cell office:value-type="float" office:value="163.0110000000000000"/>
          <table:table-cell office:value-type="float" office:value="500801"/>
          <table:table-cell office:value-type="float" office:value="10580488"/>
          <table:table-cell office:value-type="float" office:value="0"/>
          <table:table-cell office:value-type="float" office:value="0.9686360000000001"/>
        </table:table-row>
        <table:table-row>
          <table:table-cell office:value-type="float" office:value="190008"/>
          <table:table-cell/>
          <table:table-cell office:value-type="string">
            <text:p>Palisad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"/>
          <table:table-cell office:value-type="float" office:value="69.5354002031646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7130.158131091 6029048.14090499)</text:p>
          </table:table-cell>
          <table:table-cell office:value-type="string">
            <text:p>01002</text:p>
          </table:table-cell>
          <table:table-cell office:value-type="float" office:value="894"/>
          <table:table-cell office:value-type="float" office:value="1"/>
          <table:table-cell office:value-type="float" office:value="120.145000000000000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0.1150490000000000"/>
        </table:table-row>
        <table:table-row>
          <table:table-cell office:value-type="float" office:value="405704"/>
          <table:table-cell/>
          <table:table-cell office:value-type="string">
            <text:p>Plön -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324"/>
          <table:table-cell office:value-type="float" office:value="483.4363722592040100"/>
          <table:table-cell office:value-type="float" office:value="0"/>
          <table:table-cell office:value-type="string">
            <text:p>01057057</text:p>
          </table:table-cell>
          <table:table-cell office:value-type="float" office:value="3"/>
          <table:table-cell/>
          <table:table-cell office:value-type="string">
            <text:p>SRID=3044;POINT(594189.899628454 6002107.46196882)</text:p>
          </table:table-cell>
          <table:table-cell office:value-type="string">
            <text:p>01057</text:p>
          </table:table-cell>
          <table:table-cell office:value-type="float" office:value="451"/>
          <table:table-cell office:value-type="float" office:value="10"/>
          <table:table-cell office:value-type="float" office:value="195.5519999999999900"/>
          <table:table-cell office:value-type="float" office:value="405701"/>
          <table:table-cell office:value-type="float" office:value="10570407"/>
          <table:table-cell office:value-type="float" office:value="0"/>
          <table:table-cell office:value-type="float" office:value="6.8757760000000001"/>
        </table:table-row>
        <table:table-row>
          <table:table-cell office:value-type="float" office:value="405706"/>
          <table:table-cell/>
          <table:table-cell office:value-type="string">
            <text:p>Plön -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266"/>
          <table:table-cell office:value-type="float" office:value="488.5327572241679900"/>
          <table:table-cell office:value-type="float" office:value="0"/>
          <table:table-cell office:value-type="string">
            <text:p>01057057</text:p>
          </table:table-cell>
          <table:table-cell office:value-type="float" office:value="3"/>
          <table:table-cell/>
          <table:table-cell office:value-type="string">
            <text:p>SRID=3044;POINT(592901.487998764 6002770.16424105)</text:p>
          </table:table-cell>
          <table:table-cell office:value-type="string">
            <text:p>01057</text:p>
          </table:table-cell>
          <table:table-cell office:value-type="float" office:value="453"/>
          <table:table-cell office:value-type="float" office:value="10"/>
          <table:table-cell office:value-type="float" office:value="194.3230000000000100"/>
          <table:table-cell office:value-type="float" office:value="405701"/>
          <table:table-cell office:value-type="float" office:value="10570390"/>
          <table:table-cell office:value-type="float" office:value="0"/>
          <table:table-cell office:value-type="float" office:value="4.6383789999999996"/>
        </table:table-row>
        <table:table-row>
          <table:table-cell office:value-type="float" office:value="502901"/>
          <table:table-cell/>
          <table:table-cell office:value-type="string">
            <text:p>Breiholz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26"/>
          <table:table-cell office:value-type="float" office:value="1871.2168662549200000"/>
          <table:table-cell office:value-type="float" office:value="0"/>
          <table:table-cell office:value-type="string">
            <text:p>01058029</text:p>
          </table:table-cell>
          <table:table-cell office:value-type="float" office:value="4"/>
          <table:table-cell/>
          <table:table-cell office:value-type="string">
            <text:p>SRID=3044;POINT(534212.217372071 6006608.33483648)</text:p>
          </table:table-cell>
          <table:table-cell office:value-type="string">
            <text:p>01058</text:p>
          </table:table-cell>
          <table:table-cell office:value-type="float" office:value="217"/>
          <table:table-cell office:value-type="float" office:value="0"/>
          <table:table-cell office:value-type="float" office:value="211.0000000000000000"/>
          <table:table-cell office:value-type="float" office:value="502901"/>
          <table:table-cell office:value-type="float" office:value="10580485"/>
          <table:table-cell office:value-type="float" office:value="0"/>
          <table:table-cell office:value-type="float" office:value="0.7620710000000001"/>
        </table:table-row>
        <table:table-row>
          <table:table-cell office:value-type="float" office:value="503001"/>
          <table:table-cell/>
          <table:table-cell office:value-type="string">
            <text:p>Bre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22"/>
          <table:table-cell office:value-type="float" office:value="2046.3725486921001000"/>
          <table:table-cell office:value-type="float" office:value="0"/>
          <table:table-cell office:value-type="string">
            <text:p>01058030</text:p>
          </table:table-cell>
          <table:table-cell office:value-type="float" office:value="4"/>
          <table:table-cell/>
          <table:table-cell office:value-type="string">
            <text:p>SRID=3044;POINT(541115.244186824 6030586.81459589)</text:p>
          </table:table-cell>
          <table:table-cell office:value-type="string">
            <text:p>01058</text:p>
          </table:table-cell>
          <table:table-cell office:value-type="float" office:value="60"/>
          <table:table-cell office:value-type="float" office:value="0"/>
          <table:table-cell office:value-type="float" office:value="34.8164999999999980"/>
          <table:table-cell office:value-type="float" office:value="503001"/>
          <table:table-cell office:value-type="float" office:value="10580488"/>
          <table:table-cell office:value-type="float" office:value="0"/>
          <table:table-cell office:value-type="float" office:value="0.4994200000000000"/>
        </table:table-row>
        <table:table-row>
          <table:table-cell office:value-type="float" office:value="401001"/>
          <table:table-cell/>
          <table:table-cell office:value-type="string">
            <text:p>Bok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03"/>
          <table:table-cell office:value-type="float" office:value="551.9740677431379900"/>
          <table:table-cell office:value-type="float" office:value="0"/>
          <table:table-cell office:value-type="string">
            <text:p>01057010</text:p>
          </table:table-cell>
          <table:table-cell office:value-type="float" office:value="3"/>
          <table:table-cell/>
          <table:table-cell office:value-type="string">
            <text:p>SRID=3044;POINT(573561.534574821 6011262.59184336)</text:p>
          </table:table-cell>
          <table:table-cell office:value-type="string">
            <text:p>01057</text:p>
          </table:table-cell>
          <table:table-cell office:value-type="float" office:value="153"/>
          <table:table-cell office:value-type="float" office:value="14"/>
          <table:table-cell office:value-type="float" office:value="26.9469999999999990"/>
          <table:table-cell office:value-type="float" office:value="401001"/>
          <table:table-cell office:value-type="float" office:value="10570412"/>
          <table:table-cell office:value-type="float" office:value="0"/>
          <table:table-cell office:value-type="float" office:value="0.7301070000000000"/>
        </table:table-row>
        <table:table-row>
          <table:table-cell office:value-type="float" office:value="401101"/>
          <table:table-cell/>
          <table:table-cell office:value-type="string">
            <text:p>Bothkamp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05"/>
          <table:table-cell office:value-type="float" office:value="1387.4581398161899000"/>
          <table:table-cell office:value-type="float" office:value="0"/>
          <table:table-cell office:value-type="string">
            <text:p>01057011</text:p>
          </table:table-cell>
          <table:table-cell office:value-type="float" office:value="3"/>
          <table:table-cell/>
          <table:table-cell office:value-type="string">
            <text:p>SRID=3044;POINT(573579.228427236 6001305.58665995)</text:p>
          </table:table-cell>
          <table:table-cell office:value-type="string">
            <text:p>01057</text:p>
          </table:table-cell>
          <table:table-cell office:value-type="float" office:value="185"/>
          <table:table-cell office:value-type="float" office:value="14"/>
          <table:table-cell office:value-type="float" office:value="18.0000000000000000"/>
          <table:table-cell office:value-type="float" office:value="401101"/>
          <table:table-cell office:value-type="float" office:value="10570412"/>
          <table:table-cell office:value-type="float" office:value="0"/>
          <table:table-cell office:value-type="float" office:value="0.2198260000000000"/>
        </table:table-row>
        <table:table-row>
          <table:table-cell office:value-type="float" office:value="100019"/>
          <table:table-cell/>
          <table:table-cell office:value-type="string">
            <text:p>Eichhof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3.18012567624793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177.697124722 6021216.65143379)</text:p>
          </table:table-cell>
          <table:table-cell office:value-type="string">
            <text:p>01002</text:p>
          </table:table-cell>
          <table:table-cell office:value-type="float" office:value="744"/>
          <table:table-cell office:value-type="float" office:value="3"/>
          <table:table-cell office:value-type="float" office:value="124.926000000000000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409105"/>
          <table:table-cell/>
          <table:table-cell office:value-type="string">
            <text:p>Preetzer Chausse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720"/>
          <table:table-cell office:value-type="float" office:value="125.970074988147000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79641.739896394 6016909.07205637)</text:p>
          </table:table-cell>
          <table:table-cell office:value-type="string">
            <text:p>01057</text:p>
          </table:table-cell>
          <table:table-cell office:value-type="float" office:value="2020"/>
          <table:table-cell office:value-type="float" office:value="12"/>
          <table:table-cell office:value-type="float" office:value="1032.9900000000000000"/>
          <table:table-cell office:value-type="float" office:value="409101"/>
          <table:table-cell office:value-type="float" office:value="10570394"/>
          <table:table-cell office:value-type="float" office:value="0"/>
          <table:table-cell office:value-type="float" office:value="5.7156430000000000"/>
        </table:table-row>
        <table:table-row>
          <table:table-cell office:value-type="float" office:value="407302"/>
          <table:table-cell/>
          <table:table-cell office:value-type="string">
            <text:p>Schönberg(Holstein) OT Schönberger Stran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87"/>
          <table:table-cell office:value-type="float" office:value="415.3996498356770000"/>
          <table:table-cell office:value-type="float" office:value="0"/>
          <table:table-cell office:value-type="string">
            <text:p>01057073</text:p>
          </table:table-cell>
          <table:table-cell office:value-type="float" office:value="3"/>
          <table:table-cell/>
          <table:table-cell office:value-type="string">
            <text:p>SRID=3044;POINT(591631.397466698 6030445.43106644)</text:p>
          </table:table-cell>
          <table:table-cell office:value-type="string">
            <text:p>01057</text:p>
          </table:table-cell>
          <table:table-cell office:value-type="float" office:value="469"/>
          <table:table-cell office:value-type="float" office:value="13"/>
          <table:table-cell office:value-type="float" office:value="60.0364000000000000"/>
          <table:table-cell office:value-type="float" office:value="407301"/>
          <table:table-cell office:value-type="float" office:value="10570396"/>
          <table:table-cell office:value-type="float" office:value="7"/>
          <table:table-cell office:value-type="float" office:value="1.1723650000000001"/>
        </table:table-row>
        <table:table-row>
          <table:table-cell office:value-type="float" office:value="190009"/>
          <table:table-cell/>
          <table:table-cell office:value-type="string">
            <text:p>Prie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24"/>
          <table:table-cell office:value-type="float" office:value="226.915597148204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5095.421581471 6029051.57999001)</text:p>
          </table:table-cell>
          <table:table-cell office:value-type="string">
            <text:p>01002</text:p>
          </table:table-cell>
          <table:table-cell office:value-type="float" office:value="889"/>
          <table:table-cell office:value-type="float" office:value="1"/>
          <table:table-cell office:value-type="float" office:value="133.280000000000000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2.3092290000000002"/>
        </table:table-row>
        <table:table-row>
          <table:table-cell office:value-type="float" office:value="407402"/>
          <table:table-cell/>
          <table:table-cell office:value-type="string">
            <text:p>Schönkirchen Anschützstraß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319"/>
          <table:table-cell office:value-type="float" office:value="37.0017506326873970"/>
          <table:table-cell/>
          <table:table-cell office:value-type="string">
            <text:p>01057074</text:p>
          </table:table-cell>
          <table:table-cell office:value-type="float" office:value="3"/>
          <table:table-cell/>
          <table:table-cell office:value-type="string">
            <text:p>SRID=3044;POINT(578450.959155465 6020616.3297301)</text:p>
          </table:table-cell>
          <table:table-cell office:value-type="string">
            <text:p>01057</text:p>
          </table:table-cell>
          <table:table-cell office:value-type="float" office:value="2015"/>
          <table:table-cell office:value-type="float" office:value="12"/>
          <table:table-cell office:value-type="float" office:value="124.7710000000000000"/>
          <table:table-cell office:value-type="float" office:value="407401"/>
          <table:table-cell office:value-type="float" office:value="10570397"/>
          <table:table-cell office:value-type="float" office:value="0"/>
          <table:table-cell office:value-type="float" office:value="35.6469620000000020"/>
        </table:table-row>
        <table:table-row>
          <table:table-cell office:value-type="float" office:value="200003"/>
          <table:table-cell/>
          <table:table-cell office:value-type="string">
            <text:p>Christianspries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35"/>
          <table:table-cell office:value-type="float" office:value="8.63240716082188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6153.295364587 6027661.94893799)</text:p>
          </table:table-cell>
          <table:table-cell office:value-type="string">
            <text:p>01002</text:p>
          </table:table-cell>
          <table:table-cell office:value-type="float" office:value="899"/>
          <table:table-cell office:value-type="float" office:value="1"/>
          <table:table-cell office:value-type="float" office:value="75.476100000000002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50.3915060000000000"/>
        </table:table-row>
        <table:table-row>
          <table:table-cell office:value-type="float" office:value="401201"/>
          <table:table-cell/>
          <table:table-cell office:value-type="string">
            <text:p>Broder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30"/>
          <table:table-cell office:value-type="float" office:value="362.3950081114110200"/>
          <table:table-cell office:value-type="float" office:value="0"/>
          <table:table-cell office:value-type="string">
            <text:p>01057012</text:p>
          </table:table-cell>
          <table:table-cell office:value-type="float" office:value="3"/>
          <table:table-cell/>
          <table:table-cell office:value-type="string">
            <text:p>SRID=3044;POINT(581084.207832385 6027179.77296156)</text:p>
          </table:table-cell>
          <table:table-cell office:value-type="string">
            <text:p>01057</text:p>
          </table:table-cell>
          <table:table-cell office:value-type="float" office:value="87"/>
          <table:table-cell office:value-type="float" office:value="12"/>
          <table:table-cell office:value-type="float" office:value="11.0000000000000000"/>
          <table:table-cell office:value-type="float" office:value="401201"/>
          <table:table-cell office:value-type="float" office:value="10570420"/>
          <table:table-cell office:value-type="float" office:value="0"/>
          <table:table-cell office:value-type="float" office:value="1.1865509999999999"/>
        </table:table-row>
        <table:table-row>
          <table:table-cell office:value-type="float" office:value="200004"/>
          <table:table-cell/>
          <table:table-cell office:value-type="string">
            <text:p>GemSch Friedrichsor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2"/>
          <table:table-cell office:value-type="float" office:value="15.062432383828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5788.370731338 6027753.89295661)</text:p>
          </table:table-cell>
          <table:table-cell office:value-type="string">
            <text:p>01002</text:p>
          </table:table-cell>
          <table:table-cell office:value-type="float" office:value="897"/>
          <table:table-cell office:value-type="float" office:value="1"/>
          <table:table-cell office:value-type="float" office:value="170.865000000000010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6.1079109999999996"/>
        </table:table-row>
        <table:table-row>
          <table:table-cell office:value-type="float" office:value="500504"/>
          <table:table-cell/>
          <table:table-cell office:value-type="string">
            <text:p>Altenholz OT Dehnhöft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37"/>
          <table:table-cell office:value-type="float" office:value="478.6161897315799900"/>
          <table:table-cell office:value-type="float" office:value="0"/>
          <table:table-cell office:value-type="string">
            <text:p>01058005</text:p>
          </table:table-cell>
          <table:table-cell office:value-type="float" office:value="4"/>
          <table:table-cell/>
          <table:table-cell office:value-type="string">
            <text:p>SRID=3044;POINT(570912.556859076 6030112.1573853)</text:p>
          </table:table-cell>
          <table:table-cell office:value-type="string">
            <text:p>01058</text:p>
          </table:table-cell>
          <table:table-cell office:value-type="float" office:value="404"/>
          <table:table-cell office:value-type="float" office:value="12"/>
          <table:table-cell office:value-type="float" office:value="154.2280000000000100"/>
          <table:table-cell office:value-type="float" office:value="500501"/>
          <table:table-cell office:value-type="float" office:value="10580430"/>
          <table:table-cell office:value-type="float" office:value="0"/>
          <table:table-cell office:value-type="float" office:value="0.2862420000000000"/>
        </table:table-row>
        <table:table-row>
          <table:table-cell office:value-type="float" office:value="401501"/>
          <table:table-cell/>
          <table:table-cell office:value-type="string">
            <text:p>Ders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98"/>
          <table:table-cell office:value-type="float" office:value="750.4868361429570300"/>
          <table:table-cell office:value-type="float" office:value="0"/>
          <table:table-cell office:value-type="string">
            <text:p>01057015</text:p>
          </table:table-cell>
          <table:table-cell office:value-type="float" office:value="3"/>
          <table:table-cell/>
          <table:table-cell office:value-type="string">
            <text:p>SRID=3044;POINT(587187.893245125 5997604.42163926)</text:p>
          </table:table-cell>
          <table:table-cell office:value-type="string">
            <text:p>01057</text:p>
          </table:table-cell>
          <table:table-cell office:value-type="float" office:value="245"/>
          <table:table-cell office:value-type="float" office:value="15"/>
          <table:table-cell office:value-type="float" office:value="61.2175999999999970"/>
          <table:table-cell office:value-type="float" office:value="401501"/>
          <table:table-cell office:value-type="float" office:value="10570405"/>
          <table:table-cell office:value-type="float" office:value="0"/>
          <table:table-cell office:value-type="float" office:value="1.1965570000000001"/>
        </table:table-row>
        <table:table-row>
          <table:table-cell office:value-type="float" office:value="408001"/>
          <table:table-cell/>
          <table:table-cell office:value-type="string">
            <text:p>Stolp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65"/>
          <table:table-cell office:value-type="float" office:value="2320.4912016108601000"/>
          <table:table-cell office:value-type="float" office:value="0"/>
          <table:table-cell office:value-type="string">
            <text:p>01057080</text:p>
          </table:table-cell>
          <table:table-cell office:value-type="float" office:value="3"/>
          <table:table-cell/>
          <table:table-cell office:value-type="string">
            <text:p>SRID=3044;POINT(580015.703517251 5998390.52447277)</text:p>
          </table:table-cell>
          <table:table-cell office:value-type="string">
            <text:p>01057</text:p>
          </table:table-cell>
          <table:table-cell office:value-type="float" office:value="134"/>
          <table:table-cell office:value-type="float" office:value="15"/>
          <table:table-cell office:value-type="float" office:value="90.7904000000000050"/>
          <table:table-cell office:value-type="float" office:value="408001"/>
          <table:table-cell office:value-type="float" office:value="10570427"/>
          <table:table-cell office:value-type="float" office:value="0"/>
          <table:table-cell office:value-type="float" office:value="0.5451430000000000"/>
        </table:table-row>
        <table:table-row>
          <table:table-cell office:value-type="float" office:value="200007"/>
          <table:table-cell/>
          <table:table-cell office:value-type="string">
            <text:p>MA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70.7125193871595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6794.577371914 6027981.61584455)</text:p>
          </table:table-cell>
          <table:table-cell office:value-type="string">
            <text:p>01002</text:p>
          </table:table-cell>
          <table:table-cell office:value-type="float" office:value="895"/>
          <table:table-cell office:value-type="float" office:value="1"/>
          <table:table-cell office:value-type="float" office:value="1710.900000000000100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0.0000000000000000"/>
        </table:table-row>
        <table:table-row>
          <table:table-cell office:value-type="float" office:value="200008"/>
          <table:table-cell/>
          <table:table-cell office:value-type="string">
            <text:p>Brauner 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63"/>
          <table:table-cell office:value-type="float" office:value="10.8046008714883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0000000</text:p>
          </table:table-cell>
          <table:table-cell office:value-type="string">
            <text:p>SRID=3044;POINT(576264.464151182 6028227.12488935)</text:p>
          </table:table-cell>
          <table:table-cell office:value-type="string">
            <text:p>01002</text:p>
          </table:table-cell>
          <table:table-cell office:value-type="float" office:value="896"/>
          <table:table-cell office:value-type="float" office:value="1"/>
          <table:table-cell office:value-type="float" office:value="656.4080000000000200"/>
          <table:table-cell office:value-type="float" office:value="1"/>
          <table:table-cell office:value-type="float" office:value="10020036"/>
          <table:table-cell office:value-type="float" office:value="0"/>
          <table:table-cell office:value-type="float" office:value="24.3414819999999990"/>
        </table:table-row>
        <table:table-row>
          <table:table-cell office:value-type="float" office:value="1105910"/>
          <table:table-cell/>
          <table:table-cell office:value-type="string">
            <text:p>Südangel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3240"/>
          <table:table-cell office:value-type="float" office:value="18324.0358590046020000"/>
          <table:table-cell/>
          <table:table-cell office:value-type="string">
            <text:p>01059008</text:p>
          </table:table-cell>
          <table:table-cell office:value-type="float" office:value="10"/>
          <table:table-cell/>
          <table:table-cell office:value-type="string">
            <text:p>SRID=3044;POINT(537729.923102737 6050927.21596735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2290.0000000000000000"/>
          <table:table-cell office:value-type="float" office:value="1105910"/>
          <table:table-cell/>
          <table:table-cell office:value-type="float" office:value="0"/>
          <table:table-cell office:value-type="float" office:value="0.7225480000000000"/>
        </table:table-row>
        <table:table-row>
          <table:table-cell office:value-type="float" office:value="504401"/>
          <table:table-cell/>
          <table:table-cell office:value-type="string">
            <text:p>Eh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50"/>
          <table:table-cell office:value-type="float" office:value="1466.1614725229199000"/>
          <table:table-cell office:value-type="float" office:value="0"/>
          <table:table-cell office:value-type="string">
            <text:p>01058044</text:p>
          </table:table-cell>
          <table:table-cell office:value-type="float" office:value="4"/>
          <table:table-cell/>
          <table:table-cell office:value-type="string">
            <text:p>SRID=3044;POINT(558470.899740632 5989786.48397247)</text:p>
          </table:table-cell>
          <table:table-cell office:value-type="string">
            <text:p>01058</text:p>
          </table:table-cell>
          <table:table-cell office:value-type="float" office:value="288"/>
          <table:table-cell office:value-type="float" office:value="15"/>
          <table:table-cell office:value-type="float" office:value="55.0000000000000000"/>
          <table:table-cell office:value-type="float" office:value="504401"/>
          <table:table-cell office:value-type="float" office:value="10580453"/>
          <table:table-cell office:value-type="float" office:value="0"/>
          <table:table-cell office:value-type="float" office:value="0.4433350000000000"/>
        </table:table-row>
        <table:table-row>
          <table:table-cell office:value-type="float" office:value="210102"/>
          <table:table-cell/>
          <table:table-cell office:value-type="string">
            <text:p>Hasselfeld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"/>
          <table:table-cell office:value-type="float" office:value="61.2242165202890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10000</text:p>
          </table:table-cell>
          <table:table-cell office:value-type="string">
            <text:p>SRID=3044;POINT(576634.622628982 6021890.53743904)</text:p>
          </table:table-cell>
          <table:table-cell office:value-type="string">
            <text:p>01002</text:p>
          </table:table-cell>
          <table:table-cell office:value-type="float" office:value="903"/>
          <table:table-cell office:value-type="float" office:value="6"/>
          <table:table-cell office:value-type="float" office:value="229.43299999999999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0.1796670000000000"/>
        </table:table-row>
        <table:table-row>
          <table:table-cell office:value-type="float" office:value="210201"/>
          <table:table-cell/>
          <table:table-cell office:value-type="string">
            <text:p>Schwentinebrück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74"/>
          <table:table-cell office:value-type="float" office:value="22.0183410240544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445.116462148 6020676.73816144)</text:p>
          </table:table-cell>
          <table:table-cell office:value-type="string">
            <text:p>01002</text:p>
          </table:table-cell>
          <table:table-cell office:value-type="float" office:value="905"/>
          <table:table-cell office:value-type="float" office:value="6"/>
          <table:table-cell office:value-type="float" office:value="46.336199999999998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26.0691759999999990"/>
        </table:table-row>
        <table:table-row>
          <table:table-cell office:value-type="float" office:value="210203"/>
          <table:table-cell/>
          <table:table-cell office:value-type="string">
            <text:p>Tiefe All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91"/>
          <table:table-cell office:value-type="float" office:value="19.828322125587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143.251540587 6020988.63760371)</text:p>
          </table:table-cell>
          <table:table-cell office:value-type="string">
            <text:p>01002</text:p>
          </table:table-cell>
          <table:table-cell office:value-type="float" office:value="908"/>
          <table:table-cell office:value-type="float" office:value="6"/>
          <table:table-cell office:value-type="float" office:value="46.621200000000002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90.3253430000000040"/>
        </table:table-row>
        <table:table-row>
          <table:table-cell office:value-type="float" office:value="210204"/>
          <table:table-cell/>
          <table:table-cell office:value-type="string">
            <text:p>Steertsraderedder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89"/>
          <table:table-cell office:value-type="float" office:value="30.3252263281586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519.343023097 6021015.1766254)</text:p>
          </table:table-cell>
          <table:table-cell office:value-type="string">
            <text:p>01002</text:p>
          </table:table-cell>
          <table:table-cell office:value-type="float" office:value="907"/>
          <table:table-cell office:value-type="float" office:value="6"/>
          <table:table-cell office:value-type="float" office:value="15.23150000000000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22.7203580000000010"/>
        </table:table-row>
        <table:table-row>
          <table:table-cell office:value-type="float" office:value="210205"/>
          <table:table-cell/>
          <table:table-cell office:value-type="string">
            <text:p>Fachhoch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99"/>
          <table:table-cell office:value-type="float" office:value="9.023149830521960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6824.80910528 6021162.27245992)</text:p>
          </table:table-cell>
          <table:table-cell office:value-type="string">
            <text:p>01002</text:p>
          </table:table-cell>
          <table:table-cell office:value-type="float" office:value="906"/>
          <table:table-cell office:value-type="float" office:value="6"/>
          <table:table-cell office:value-type="float" office:value="273.5950000000000300"/>
          <table:table-cell office:value-type="float" office:value="1"/>
          <table:table-cell office:value-type="float" office:value="10020037"/>
          <table:table-cell office:value-type="float" office:value="3"/>
          <table:table-cell office:value-type="float" office:value="55.3021960000000020"/>
        </table:table-row>
        <table:table-row>
          <table:table-cell office:value-type="float" office:value="210206"/>
          <table:table-cell/>
          <table:table-cell office:value-type="string">
            <text:p>Poggendörp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15"/>
          <table:table-cell office:value-type="float" office:value="12.5827548615386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520.842949828 6021418.66937313)</text:p>
          </table:table-cell>
          <table:table-cell office:value-type="string">
            <text:p>01002</text:p>
          </table:table-cell>
          <table:table-cell office:value-type="float" office:value="915"/>
          <table:table-cell office:value-type="float" office:value="6"/>
          <table:table-cell office:value-type="float" office:value="217.74799999999999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25.0342629999999990"/>
        </table:table-row>
        <table:table-row>
          <table:table-cell office:value-type="float" office:value="1106010"/>
          <table:table-cell/>
          <table:table-cell office:value-type="string">
            <text:p>Wiemersdorf</text:p>
          </table:table-cell>
          <table:table-cell office:value-type="string">
            <text:p>3</text:p>
          </table:table-cell>
          <table:table-cell/>
          <table:table-cell office:value-type="float" office:value="1569"/>
          <table:table-cell office:value-type="float" office:value="1738.4669131801700000"/>
          <table:table-cell/>
          <table:table-cell office:value-type="string">
            <text:p>01060099</text:p>
          </table:table-cell>
          <table:table-cell/>
          <table:table-cell/>
          <table:table-cell office:value-type="string">
            <text:p>SRID=3044;POINT(559434.29934412 5979148.2768802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191.0000000000000000"/>
          <table:table-cell office:value-type="float" office:value="1106010"/>
          <table:table-cell/>
          <table:table-cell office:value-type="float" office:value="0"/>
          <table:table-cell office:value-type="float" office:value="0.9025190000000000"/>
        </table:table-row>
        <table:table-row>
          <table:table-cell office:value-type="float" office:value="210209"/>
          <table:table-cell/>
          <table:table-cell office:value-type="string">
            <text:p>Masurenring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704"/>
          <table:table-cell office:value-type="float" office:value="20.4746505957639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863.632464229 6021750.86734967)</text:p>
          </table:table-cell>
          <table:table-cell office:value-type="string">
            <text:p>01002</text:p>
          </table:table-cell>
          <table:table-cell office:value-type="float" office:value="1101"/>
          <table:table-cell office:value-type="float" office:value="6"/>
          <table:table-cell office:value-type="float" office:value="9.1600599999999996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83.2248629999999990"/>
        </table:table-row>
        <table:table-row>
          <table:table-cell office:value-type="float" office:value="210210"/>
          <table:table-cell/>
          <table:table-cell office:value-type="string">
            <text:p>Masurenring Innen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01"/>
          <table:table-cell office:value-type="float" office:value="9.4533183455683005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497.629399659 6021790.47670133)</text:p>
          </table:table-cell>
          <table:table-cell office:value-type="string">
            <text:p>01002</text:p>
          </table:table-cell>
          <table:table-cell office:value-type="float" office:value="1100"/>
          <table:table-cell office:value-type="float" office:value="6"/>
          <table:table-cell office:value-type="float" office:value="29.8599000000000000"/>
          <table:table-cell office:value-type="float" office:value="1"/>
          <table:table-cell office:value-type="float" office:value="10020037"/>
          <table:table-cell office:value-type="float" office:value="1"/>
          <table:table-cell office:value-type="float" office:value="137.6236309999999900"/>
        </table:table-row>
        <table:table-row>
          <table:table-cell office:value-type="float" office:value="210211"/>
          <table:table-cell/>
          <table:table-cell office:value-type="string">
            <text:p>Hertz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97"/>
          <table:table-cell office:value-type="float" office:value="18.098398043579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112.838000236 6021897.71689267)</text:p>
          </table:table-cell>
          <table:table-cell office:value-type="string">
            <text:p>01002</text:p>
          </table:table-cell>
          <table:table-cell office:value-type="float" office:value="909"/>
          <table:table-cell office:value-type="float" office:value="6"/>
          <table:table-cell office:value-type="float" office:value="0.00000000000000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32.9863450000000000"/>
        </table:table-row>
        <table:table-row>
          <table:table-cell office:value-type="float" office:value="210301"/>
          <table:table-cell/>
          <table:table-cell office:value-type="string">
            <text:p>Oppendorfer Straß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23"/>
          <table:table-cell office:value-type="float" office:value="43.2169754049588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30000</text:p>
          </table:table-cell>
          <table:table-cell office:value-type="string">
            <text:p>SRID=3044;POINT(578694.283265783 6020009.59337689)</text:p>
          </table:table-cell>
          <table:table-cell office:value-type="string">
            <text:p>01002</text:p>
          </table:table-cell>
          <table:table-cell office:value-type="float" office:value="917"/>
          <table:table-cell office:value-type="float" office:value="6"/>
          <table:table-cell office:value-type="float" office:value="3.8000699999999998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19.0434430000000000"/>
        </table:table-row>
        <table:table-row>
          <table:table-cell office:value-type="float" office:value="408201"/>
          <table:table-cell/>
          <table:table-cell office:value-type="string">
            <text:p>Trönd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13"/>
          <table:table-cell office:value-type="float" office:value="757.0016073778209600"/>
          <table:table-cell office:value-type="float" office:value="0"/>
          <table:table-cell office:value-type="string">
            <text:p>01057082</text:p>
          </table:table-cell>
          <table:table-cell office:value-type="float" office:value="3"/>
          <table:table-cell/>
          <table:table-cell office:value-type="string">
            <text:p>SRID=3044;POINT(599054.652845016 6021976.406982)</text:p>
          </table:table-cell>
          <table:table-cell office:value-type="string">
            <text:p>01057</text:p>
          </table:table-cell>
          <table:table-cell office:value-type="float" office:value="225"/>
          <table:table-cell office:value-type="float" office:value="15"/>
          <table:table-cell office:value-type="float" office:value="34.4365000000000020"/>
          <table:table-cell office:value-type="float" office:value="408201"/>
          <table:table-cell office:value-type="float" office:value="10570403"/>
          <table:table-cell office:value-type="float" office:value="0"/>
          <table:table-cell office:value-type="float" office:value="0.5455730000000000"/>
        </table:table-row>
        <table:table-row>
          <table:table-cell office:value-type="float" office:value="100004"/>
          <table:table-cell/>
          <table:table-cell office:value-type="string">
            <text:p>Wilhelmplatz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76"/>
          <table:table-cell office:value-type="float" office:value="3.71213085819824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0000000</text:p>
          </table:table-cell>
          <table:table-cell office:value-type="string">
            <text:p>SRID=3044;POINT(572891.905916722 6020122.20251165)</text:p>
          </table:table-cell>
          <table:table-cell office:value-type="string">
            <text:p>01002</text:p>
          </table:table-cell>
          <table:table-cell office:value-type="float" office:value="731"/>
          <table:table-cell office:value-type="float" office:value="3"/>
          <table:table-cell office:value-type="float" office:value="43.1227000000000020"/>
          <table:table-cell office:value-type="float" office:value="1"/>
          <table:table-cell office:value-type="float" office:value="10020024"/>
          <table:table-cell office:value-type="float" office:value="0"/>
          <table:table-cell office:value-type="float" office:value="101.2895330000000100"/>
        </table:table-row>
        <table:table-row>
          <table:table-cell office:value-type="float" office:value="210302"/>
          <table:table-cell/>
          <table:table-cell office:value-type="string">
            <text:p>Oppendorfer Straße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35"/>
          <table:table-cell office:value-type="float" office:value="34.1457938649721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30000</text:p>
          </table:table-cell>
          <table:table-cell office:value-type="string">
            <text:p>SRID=3044;POINT(578861.940996457 6020456.69834499)</text:p>
          </table:table-cell>
          <table:table-cell office:value-type="string">
            <text:p>01002</text:p>
          </table:table-cell>
          <table:table-cell office:value-type="float" office:value="916"/>
          <table:table-cell office:value-type="float" office:value="6"/>
          <table:table-cell office:value-type="float" office:value="6.9557200000000003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18.5967270000000010"/>
        </table:table-row>
        <table:table-row>
          <table:table-cell office:value-type="float" office:value="220101"/>
          <table:table-cell/>
          <table:table-cell office:value-type="string">
            <text:p>Preetzer Straß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95"/>
          <table:table-cell office:value-type="float" office:value="23.8946816423582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5992.732322169 6017324.33507483)</text:p>
          </table:table-cell>
          <table:table-cell office:value-type="string">
            <text:p>01002</text:p>
          </table:table-cell>
          <table:table-cell office:value-type="float" office:value="918"/>
          <table:table-cell office:value-type="float" office:value="6"/>
          <table:table-cell office:value-type="float" office:value="226.89699999999999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20.7159070000000010"/>
        </table:table-row>
        <table:table-row>
          <table:table-cell office:value-type="float" office:value="1100301"/>
          <table:table-cell/>
          <table:table-cell office:value-type="string">
            <text:p>Lübeck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214420"/>
          <table:table-cell office:value-type="float" office:value="21174.2509683819990000"/>
          <table:table-cell/>
          <table:table-cell office:value-type="string">
            <text:p>01003</text:p>
          </table:table-cell>
          <table:table-cell office:value-type="float" office:value="10"/>
          <table:table-cell/>
          <table:table-cell office:value-type="string">
            <text:p>SRID=3044;POINT(610843.385740907 5970385.89776975)</text:p>
          </table:table-cell>
          <table:table-cell office:value-type="string">
            <text:p>01003</text:p>
          </table:table-cell>
          <table:table-cell/>
          <table:table-cell office:value-type="float" office:value="-1"/>
          <table:table-cell office:value-type="float" office:value="88888.0000000000000000"/>
          <table:table-cell office:value-type="float" office:value="1100301"/>
          <table:table-cell/>
          <table:table-cell office:value-type="float" office:value="0"/>
          <table:table-cell office:value-type="float" office:value="10.1264500000000000"/>
        </table:table-row>
        <table:table-row>
          <table:table-cell office:value-type="float" office:value="110503"/>
          <table:table-cell/>
          <table:table-cell office:value-type="string">
            <text:p>Johann-Meyer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8"/>
          <table:table-cell office:value-type="float" office:value="14.9976132136362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131.741756622 6018522.7011094)</text:p>
          </table:table-cell>
          <table:table-cell office:value-type="string">
            <text:p>01002</text:p>
          </table:table-cell>
          <table:table-cell office:value-type="float" office:value="1067"/>
          <table:table-cell office:value-type="float" office:value="3"/>
          <table:table-cell office:value-type="float" office:value="379.6890000000000200"/>
          <table:table-cell office:value-type="float" office:value="1"/>
          <table:table-cell office:value-type="float" office:value="10020026"/>
          <table:table-cell office:value-type="float" office:value="0"/>
          <table:table-cell office:value-type="float" office:value="5.2008279999999996"/>
        </table:table-row>
        <table:table-row>
          <table:table-cell office:value-type="float" office:value="220102"/>
          <table:table-cell/>
          <table:table-cell office:value-type="string">
            <text:p>Tiroler Ring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98"/>
          <table:table-cell office:value-type="float" office:value="23.6968250150207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7226.018245619 6017402.56561837)</text:p>
          </table:table-cell>
          <table:table-cell office:value-type="string">
            <text:p>01002</text:p>
          </table:table-cell>
          <table:table-cell office:value-type="float" office:value="923"/>
          <table:table-cell office:value-type="float" office:value="6"/>
          <table:table-cell office:value-type="float" office:value="81.6098000000000070"/>
          <table:table-cell office:value-type="float" office:value="1"/>
          <table:table-cell office:value-type="float" office:value="10020039"/>
          <table:table-cell office:value-type="float" office:value="2"/>
          <table:table-cell office:value-type="float" office:value="92.7550420000000030"/>
        </table:table-row>
        <table:table-row>
          <table:table-cell office:value-type="float" office:value="220103"/>
          <table:table-cell/>
          <table:table-cell office:value-type="string">
            <text:p>Ellerbek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24"/>
          <table:table-cell office:value-type="float" office:value="11.737181218565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6684.241725779 6017403.83172555)</text:p>
          </table:table-cell>
          <table:table-cell office:value-type="string">
            <text:p>01002</text:p>
          </table:table-cell>
          <table:table-cell office:value-type="float" office:value="922"/>
          <table:table-cell office:value-type="float" office:value="6"/>
          <table:table-cell office:value-type="float" office:value="31.647600000000001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61.6843160000000030"/>
        </table:table-row>
        <table:table-row>
          <table:table-cell office:value-type="float" office:value="1105911"/>
          <table:table-cell/>
          <table:table-cell office:value-type="string">
            <text:p>Süderbrarup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1144"/>
          <table:table-cell office:value-type="float" office:value="13957.0770707022000000"/>
          <table:table-cell/>
          <table:table-cell office:value-type="string">
            <text:p>01059083</text:p>
          </table:table-cell>
          <table:table-cell office:value-type="float" office:value="10"/>
          <table:table-cell/>
          <table:table-cell office:value-type="string">
            <text:p>SRID=3044;POINT(549789.825031473 6055500.10566018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2309.3699999999999000"/>
          <table:table-cell office:value-type="float" office:value="1105911"/>
          <table:table-cell/>
          <table:table-cell office:value-type="float" office:value="0"/>
          <table:table-cell office:value-type="float" office:value="0.7984480000000001"/>
        </table:table-row>
        <table:table-row>
          <table:table-cell office:value-type="float" office:value="80210"/>
          <table:table-cell/>
          <table:table-cell office:value-type="string">
            <text:p>Scheerhaf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8.4012591730790405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20000</text:p>
          </table:table-cell>
          <table:table-cell office:value-type="string">
            <text:p>SRID=3044;POINT(574401.832834519 6024370.44017927)</text:p>
          </table:table-cell>
          <table:table-cell office:value-type="string">
            <text:p>01002</text:p>
          </table:table-cell>
          <table:table-cell office:value-type="float" office:value="1018"/>
          <table:table-cell office:value-type="float" office:value="2"/>
          <table:table-cell office:value-type="float" office:value="180.61099999999999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0.3570890000000000"/>
        </table:table-row>
        <table:table-row>
          <table:table-cell office:value-type="float" office:value="220106"/>
          <table:table-cell/>
          <table:table-cell office:value-type="string">
            <text:p>Tiroler Ring Nor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4"/>
          <table:table-cell office:value-type="float" office:value="33.7452405596490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7366.547040895 6017659.9645846)</text:p>
          </table:table-cell>
          <table:table-cell office:value-type="string">
            <text:p>01002</text:p>
          </table:table-cell>
          <table:table-cell office:value-type="float" office:value="924"/>
          <table:table-cell office:value-type="float" office:value="6"/>
          <table:table-cell office:value-type="float" office:value="0.00000000000000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.0075490000000000"/>
        </table:table-row>
        <table:table-row>
          <table:table-cell office:value-type="float" office:value="1106201"/>
          <table:table-cell/>
          <table:table-cell office:value-type="string">
            <text:p>Kreis Stormarn</text:p>
          </table:table-cell>
          <table:table-cell office:value-type="string">
            <text:p>3</text:p>
          </table:table-cell>
          <table:table-cell/>
          <table:table-cell office:value-type="float" office:value="250690"/>
          <table:table-cell office:value-type="float" office:value="76552.6772424675000000"/>
          <table:table-cell/>
          <table:table-cell office:value-type="string">
            <text:p>01062004</text:p>
          </table:table-cell>
          <table:table-cell/>
          <table:table-cell/>
          <table:table-cell office:value-type="string">
            <text:p>SRID=3044;POINT(590436.968929917 5962973.86360137)</text:p>
          </table:table-cell>
          <table:table-cell office:value-type="string">
            <text:p>01062</text:p>
          </table:table-cell>
          <table:table-cell/>
          <table:table-cell office:value-type="float" office:value="-1"/>
          <table:table-cell office:value-type="float" office:value="84503.0000000000000000"/>
          <table:table-cell office:value-type="float" office:value="1106201"/>
          <table:table-cell/>
          <table:table-cell office:value-type="float" office:value="0"/>
          <table:table-cell office:value-type="float" office:value="3.2747389999999998"/>
        </table:table-row>
        <table:table-row>
          <table:table-cell office:value-type="float" office:value="220108"/>
          <table:table-cell/>
          <table:table-cell office:value-type="string">
            <text:p>Großer 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65"/>
          <table:table-cell office:value-type="float" office:value="15.402107678841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5812.073825597 6017799.49613504)</text:p>
          </table:table-cell>
          <table:table-cell office:value-type="string">
            <text:p>01002</text:p>
          </table:table-cell>
          <table:table-cell office:value-type="float" office:value="919"/>
          <table:table-cell office:value-type="float" office:value="6"/>
          <table:table-cell office:value-type="float" office:value="5.8669399999999996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0.7128200000000010"/>
        </table:table-row>
        <table:table-row>
          <table:table-cell office:value-type="float" office:value="220110"/>
          <table:table-cell/>
          <table:table-cell office:value-type="string">
            <text:p>Gerstenkamp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74"/>
          <table:table-cell office:value-type="float" office:value="40.9500940307770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6787.876526403 6018026.39519336)</text:p>
          </table:table-cell>
          <table:table-cell office:value-type="string">
            <text:p>01002</text:p>
          </table:table-cell>
          <table:table-cell office:value-type="float" office:value="1081"/>
          <table:table-cell office:value-type="float" office:value="6"/>
          <table:table-cell office:value-type="float" office:value="0.19972000000000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1.5750650000000000"/>
        </table:table-row>
        <table:table-row>
          <table:table-cell office:value-type="float" office:value="408801"/>
          <table:table-cell/>
          <table:table-cell office:value-type="string">
            <text:p>Wisch-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65"/>
          <table:table-cell office:value-type="float" office:value="535.2262159908669900"/>
          <table:table-cell office:value-type="float" office:value="0"/>
          <table:table-cell office:value-type="string">
            <text:p>01057088</text:p>
          </table:table-cell>
          <table:table-cell office:value-type="float" office:value="3"/>
          <table:table-cell/>
          <table:table-cell office:value-type="string">
            <text:p>SRID=3044;POINT(587293.798693244 6030122.71532932)</text:p>
          </table:table-cell>
          <table:table-cell office:value-type="string">
            <text:p>01057</text:p>
          </table:table-cell>
          <table:table-cell office:value-type="float" office:value="278"/>
          <table:table-cell office:value-type="float" office:value="14"/>
          <table:table-cell office:value-type="float" office:value="16.2238000000000010"/>
          <table:table-cell office:value-type="float" office:value="408801"/>
          <table:table-cell office:value-type="float" office:value="10570421"/>
          <table:table-cell office:value-type="float" office:value="0"/>
          <table:table-cell office:value-type="float" office:value="1.0556280000000000"/>
        </table:table-row>
        <table:table-row>
          <table:table-cell office:value-type="float" office:value="220201"/>
          <table:table-cell/>
          <table:table-cell office:value-type="string">
            <text:p>Franzensbad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860"/>
          <table:table-cell office:value-type="float" office:value="42.8060162032420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7597.424748453 6016157.29547669)</text:p>
          </table:table-cell>
          <table:table-cell office:value-type="string">
            <text:p>01002</text:p>
          </table:table-cell>
          <table:table-cell office:value-type="float" office:value="930"/>
          <table:table-cell office:value-type="float" office:value="5"/>
          <table:table-cell office:value-type="float" office:value="81.069199999999995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66.8130380000000060"/>
        </table:table-row>
        <table:table-row>
          <table:table-cell office:value-type="float" office:value="220202"/>
          <table:table-cell/>
          <table:table-cell office:value-type="string">
            <text:p>Sonthofen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37"/>
          <table:table-cell office:value-type="float" office:value="37.320321213367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8173.527225413 6016279.7304709)</text:p>
          </table:table-cell>
          <table:table-cell office:value-type="string">
            <text:p>01002</text:p>
          </table:table-cell>
          <table:table-cell office:value-type="float" office:value="931"/>
          <table:table-cell office:value-type="float" office:value="5"/>
          <table:table-cell office:value-type="float" office:value="27.19830000000000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4.3889440000000000"/>
        </table:table-row>
        <table:table-row>
          <table:table-cell office:value-type="float" office:value="220204"/>
          <table:table-cell/>
          <table:table-cell office:value-type="string">
            <text:p>Friedhof Elmschenhag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76"/>
          <table:table-cell office:value-type="float" office:value="27.5846907634072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6810.18499304 6016571.18545299)</text:p>
          </table:table-cell>
          <table:table-cell office:value-type="string">
            <text:p>01002</text:p>
          </table:table-cell>
          <table:table-cell office:value-type="float" office:value="1051"/>
          <table:table-cell office:value-type="float" office:value="5"/>
          <table:table-cell office:value-type="float" office:value="4.2939600000000002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20.8811480000000000"/>
        </table:table-row>
        <table:table-row>
          <table:table-cell office:value-type="float" office:value="220205"/>
          <table:table-cell/>
          <table:table-cell office:value-type="string">
            <text:p>Elmschenhagen Schule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7"/>
          <table:table-cell office:value-type="float" office:value="10.391630892493099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7793.2538783 6016687.21988416)</text:p>
          </table:table-cell>
          <table:table-cell office:value-type="string">
            <text:p>01002</text:p>
          </table:table-cell>
          <table:table-cell office:value-type="float" office:value="1200"/>
          <table:table-cell office:value-type="float" office:value="5"/>
          <table:table-cell office:value-type="float" office:value="224.71700000000001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3.1836860000000000"/>
        </table:table-row>
        <table:table-row>
          <table:table-cell office:value-type="float" office:value="220206"/>
          <table:table-cell/>
          <table:table-cell office:value-type="string">
            <text:p>Dornbus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61"/>
          <table:table-cell office:value-type="float" office:value="50.6673096708299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6432.889508238 6016792.94452018)</text:p>
          </table:table-cell>
          <table:table-cell office:value-type="string">
            <text:p>01002</text:p>
          </table:table-cell>
          <table:table-cell office:value-type="float" office:value="928"/>
          <table:table-cell office:value-type="float" office:value="5"/>
          <table:table-cell office:value-type="float" office:value="468.39900000000000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5.0195460000000000"/>
        </table:table-row>
        <table:table-row>
          <table:table-cell office:value-type="float" office:value="220209"/>
          <table:table-cell/>
          <table:table-cell office:value-type="string">
            <text:p>Starnberg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82"/>
          <table:table-cell office:value-type="float" office:value="15.7178930398959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7719.376680455 6016901.13857161)</text:p>
          </table:table-cell>
          <table:table-cell office:value-type="string">
            <text:p>01002</text:p>
          </table:table-cell>
          <table:table-cell office:value-type="float" office:value="1091"/>
          <table:table-cell office:value-type="float" office:value="5"/>
          <table:table-cell office:value-type="float" office:value="0.0000000000000000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30.6656879999999990"/>
        </table:table-row>
        <table:table-row>
          <table:table-cell office:value-type="float" office:value="210207"/>
          <table:table-cell/>
          <table:table-cell office:value-type="string">
            <text:p>Lüderitz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415"/>
          <table:table-cell office:value-type="float" office:value="32.024745982576498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1020000</text:p>
          </table:table-cell>
          <table:table-cell office:value-type="string">
            <text:p>SRID=3044;POINT(577131.213481789 6021468.57703261)</text:p>
          </table:table-cell>
          <table:table-cell office:value-type="string">
            <text:p>01002</text:p>
          </table:table-cell>
          <table:table-cell office:value-type="float" office:value="910"/>
          <table:table-cell office:value-type="float" office:value="6"/>
          <table:table-cell office:value-type="float" office:value="398.2950000000000200"/>
          <table:table-cell office:value-type="float" office:value="1"/>
          <table:table-cell office:value-type="float" office:value="10020037"/>
          <table:table-cell office:value-type="float" office:value="0"/>
          <table:table-cell office:value-type="float" office:value="75.4104339999999950"/>
        </table:table-row>
        <table:table-row>
          <table:table-cell office:value-type="float" office:value="409107"/>
          <table:table-cell/>
          <table:table-cell office:value-type="string">
            <text:p>Klausdorf Mitt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2522"/>
          <table:table-cell office:value-type="float" office:value="199.886968510446000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78795.892066834 6018174.46874328)</text:p>
          </table:table-cell>
          <table:table-cell office:value-type="string">
            <text:p>01057</text:p>
          </table:table-cell>
          <table:table-cell office:value-type="float" office:value="2018"/>
          <table:table-cell office:value-type="float" office:value="12"/>
          <table:table-cell office:value-type="float" office:value="70.2403999999999940"/>
          <table:table-cell office:value-type="float" office:value="409101"/>
          <table:table-cell office:value-type="float" office:value="10570394"/>
          <table:table-cell office:value-type="float" office:value="0"/>
          <table:table-cell office:value-type="float" office:value="12.6171310000000010"/>
        </table:table-row>
        <table:table-row>
          <table:table-cell office:value-type="float" office:value="1105903"/>
          <table:table-cell/>
          <table:table-cell office:value-type="string">
            <text:p>Tetenhusen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927"/>
          <table:table-cell office:value-type="float" office:value="2316.8986067794299000"/>
          <table:table-cell office:value-type="float" office:value="0"/>
          <table:table-cell office:value-type="string">
            <text:p>01059087</text:p>
          </table:table-cell>
          <table:table-cell office:value-type="float" office:value="0"/>
          <table:table-cell/>
          <table:table-cell office:value-type="string">
            <text:p>SRID=3044;POINT(532326.537610778 6022567.92772666)</text:p>
          </table:table-cell>
          <table:table-cell office:value-type="string">
            <text:p>01059</text:p>
          </table:table-cell>
          <table:table-cell office:value-type="float" office:value="19"/>
          <table:table-cell office:value-type="float" office:value="-1"/>
          <table:table-cell office:value-type="float" office:value="82.0000000000000000"/>
          <table:table-cell office:value-type="float" office:value="1105903"/>
          <table:table-cell/>
          <table:table-cell office:value-type="float" office:value="0"/>
          <table:table-cell office:value-type="float" office:value="0.4001040000000000"/>
        </table:table-row>
        <table:table-row>
          <table:table-cell office:value-type="float" office:value="500502"/>
          <table:table-cell/>
          <table:table-cell office:value-type="string">
            <text:p>Altenholz OT Stift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2874"/>
          <table:table-cell office:value-type="float" office:value="237.9630514426920100"/>
          <table:table-cell office:value-type="float" office:value="0"/>
          <table:table-cell office:value-type="string">
            <text:p>01058005</text:p>
          </table:table-cell>
          <table:table-cell office:value-type="float" office:value="4"/>
          <table:table-cell/>
          <table:table-cell office:value-type="string">
            <text:p>SRID=3044;POINT(573630.201305955 6027132.92071403)</text:p>
          </table:table-cell>
          <table:table-cell office:value-type="string">
            <text:p>01058</text:p>
          </table:table-cell>
          <table:table-cell office:value-type="float" office:value="402"/>
          <table:table-cell office:value-type="float" office:value="12"/>
          <table:table-cell office:value-type="float" office:value="380.0249999999999800"/>
          <table:table-cell office:value-type="float" office:value="500501"/>
          <table:table-cell office:value-type="float" office:value="10580431"/>
          <table:table-cell office:value-type="float" office:value="0"/>
          <table:table-cell office:value-type="float" office:value="12.0775050000000000"/>
        </table:table-row>
        <table:table-row>
          <table:table-cell office:value-type="float" office:value="1106109"/>
          <table:table-cell/>
          <table:table-cell office:value-type="string">
            <text:p>Hennstedt/Fitzbek</text:p>
          </table:table-cell>
          <table:table-cell office:value-type="string">
            <text:p>3</text:p>
          </table:table-cell>
          <table:table-cell/>
          <table:table-cell office:value-type="float" office:value="2927"/>
          <table:table-cell office:value-type="float" office:value="7667.3552034632503000"/>
          <table:table-cell/>
          <table:table-cell office:value-type="string">
            <text:p>01061036</text:p>
          </table:table-cell>
          <table:table-cell/>
          <table:table-cell/>
          <table:table-cell office:value-type="string">
            <text:p>SRID=3044;POINT(547041.633483613 5987061.34017094)</text:p>
          </table:table-cell>
          <table:table-cell office:value-type="string">
            <text:p>01061</text:p>
          </table:table-cell>
          <table:table-cell office:value-type="float" office:value="30"/>
          <table:table-cell office:value-type="float" office:value="-1"/>
          <table:table-cell office:value-type="float" office:value="280.0000000000000000"/>
          <table:table-cell office:value-type="float" office:value="1106109"/>
          <table:table-cell/>
          <table:table-cell office:value-type="float" office:value="0"/>
          <table:table-cell office:value-type="float" office:value="0.3817480000000000"/>
        </table:table-row>
        <table:table-row>
          <table:table-cell office:value-type="float" office:value="508202"/>
          <table:table-cell/>
          <table:table-cell office:value-type="string">
            <text:p>Holz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46"/>
          <table:table-cell office:value-type="float" office:value="948.4374728519710500"/>
          <table:table-cell office:value-type="float" office:value="0"/>
          <table:table-cell office:value-type="string">
            <text:p>01058082</text:p>
          </table:table-cell>
          <table:table-cell office:value-type="float" office:value="4"/>
          <table:table-cell/>
          <table:table-cell office:value-type="string">
            <text:p>SRID=3044;POINT(557969.374280889 6045671.92807238)</text:p>
          </table:table-cell>
          <table:table-cell office:value-type="string">
            <text:p>01058</text:p>
          </table:table-cell>
          <table:table-cell office:value-type="float" office:value="51"/>
          <table:table-cell office:value-type="float" office:value="0"/>
          <table:table-cell office:value-type="float" office:value="58.0677999999999980"/>
          <table:table-cell office:value-type="float" office:value="508201"/>
          <table:table-cell office:value-type="float" office:value="10580513"/>
          <table:table-cell office:value-type="float" office:value="0"/>
          <table:table-cell office:value-type="float" office:value="0.5756840000000000"/>
        </table:table-row>
        <table:table-row>
          <table:table-cell office:value-type="float" office:value="501601"/>
          <table:table-cell/>
          <table:table-cell office:value-type="string">
            <text:p>Bis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3"/>
          <table:table-cell office:value-type="float" office:value="925.5459876175730200"/>
          <table:table-cell office:value-type="float" office:value="0"/>
          <table:table-cell office:value-type="string">
            <text:p>01058016</text:p>
          </table:table-cell>
          <table:table-cell office:value-type="float" office:value="4"/>
          <table:table-cell/>
          <table:table-cell office:value-type="string">
            <text:p>SRID=3044;POINT(572651.85789997 6005252.32454043)</text:p>
          </table:table-cell>
          <table:table-cell office:value-type="string">
            <text:p>01058</text:p>
          </table:table-cell>
          <table:table-cell office:value-type="float" office:value="236"/>
          <table:table-cell office:value-type="float" office:value="14"/>
          <table:table-cell office:value-type="float" office:value="43.0000000000000000"/>
          <table:table-cell office:value-type="float" office:value="501601"/>
          <table:table-cell office:value-type="float" office:value="10580457"/>
          <table:table-cell office:value-type="float" office:value="0"/>
          <table:table-cell office:value-type="float" office:value="0.1977210000000000"/>
        </table:table-row>
        <table:table-row>
          <table:table-cell office:value-type="float" office:value="504302"/>
          <table:table-cell/>
          <table:table-cell office:value-type="string">
            <text:p>Eckernförde - Süd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74"/>
          <table:table-cell office:value-type="float" office:value="238.52117303143601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4069.278850037 6034157.77609639)</text:p>
          </table:table-cell>
          <table:table-cell office:value-type="string">
            <text:p>01058</text:p>
          </table:table-cell>
          <table:table-cell office:value-type="float" office:value="418"/>
          <table:table-cell office:value-type="float" office:value="10"/>
          <table:table-cell office:value-type="float" office:value="2139.8600000000001000"/>
          <table:table-cell office:value-type="float" office:value="504301"/>
          <table:table-cell office:value-type="float" office:value="10580436"/>
          <table:table-cell office:value-type="float" office:value="0"/>
          <table:table-cell office:value-type="float" office:value="15.4032450000000000"/>
        </table:table-row>
        <table:table-row>
          <table:table-cell office:value-type="float" office:value="220301"/>
          <table:table-cell/>
          <table:table-cell office:value-type="string">
            <text:p>Rönner 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03"/>
          <table:table-cell office:value-type="float" office:value="93.7797212117904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30000</text:p>
          </table:table-cell>
          <table:table-cell office:value-type="string">
            <text:p>SRID=3044;POINT(577777.813362193 6015092.89028412)</text:p>
          </table:table-cell>
          <table:table-cell office:value-type="string">
            <text:p>01002</text:p>
          </table:table-cell>
          <table:table-cell office:value-type="float" office:value="934"/>
          <table:table-cell office:value-type="float" office:value="5"/>
          <table:table-cell office:value-type="float" office:value="16.6738000000000000"/>
          <table:table-cell office:value-type="float" office:value="1"/>
          <table:table-cell office:value-type="float" office:value="10020038"/>
          <table:table-cell office:value-type="float" office:value="0"/>
          <table:table-cell office:value-type="float" office:value="9.6289470000000001"/>
        </table:table-row>
        <table:table-row>
          <table:table-cell office:value-type="float" office:value="402401"/>
          <table:table-cell/>
          <table:table-cell office:value-type="string">
            <text:p>Großharri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45"/>
          <table:table-cell office:value-type="float" office:value="1316.9256604103400000"/>
          <table:table-cell office:value-type="float" office:value="0"/>
          <table:table-cell office:value-type="string">
            <text:p>01057024</text:p>
          </table:table-cell>
          <table:table-cell office:value-type="float" office:value="4"/>
          <table:table-cell/>
          <table:table-cell office:value-type="string">
            <text:p>SRID=3044;POINT(568567.346603569 5997411.24642642)</text:p>
          </table:table-cell>
          <table:table-cell office:value-type="string">
            <text:p>01057</text:p>
          </table:table-cell>
          <table:table-cell office:value-type="float" office:value="251"/>
          <table:table-cell office:value-type="float" office:value="15"/>
          <table:table-cell office:value-type="float" office:value="81.0211000000000040"/>
          <table:table-cell office:value-type="float" office:value="402401"/>
          <table:table-cell office:value-type="float" office:value="105703992"/>
          <table:table-cell office:value-type="float" office:value="0"/>
          <table:table-cell office:value-type="float" office:value="0.4138430000000000"/>
        </table:table-row>
        <table:table-row>
          <table:table-cell office:value-type="float" office:value="220302"/>
          <table:table-cell/>
          <table:table-cell office:value-type="string">
            <text:p>Zeppelin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58"/>
          <table:table-cell office:value-type="float" office:value="53.2483758753849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30000</text:p>
          </table:table-cell>
          <table:table-cell office:value-type="string">
            <text:p>SRID=3044;POINT(578406.759715828 6015338.21938791)</text:p>
          </table:table-cell>
          <table:table-cell office:value-type="string">
            <text:p>01002</text:p>
          </table:table-cell>
          <table:table-cell office:value-type="float" office:value="935"/>
          <table:table-cell office:value-type="float" office:value="5"/>
          <table:table-cell office:value-type="float" office:value="17.6405999999999990"/>
          <table:table-cell office:value-type="float" office:value="1"/>
          <table:table-cell office:value-type="float" office:value="10020038"/>
          <table:table-cell office:value-type="float" office:value="0"/>
          <table:table-cell office:value-type="float" office:value="14.2351759999999990"/>
        </table:table-row>
        <table:table-row>
          <table:table-cell office:value-type="float" office:value="509001"/>
          <table:table-cell/>
          <table:table-cell office:value-type="string">
            <text:p>Kos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87"/>
          <table:table-cell office:value-type="float" office:value="2997.4311799274001000"/>
          <table:table-cell office:value-type="float" office:value="0"/>
          <table:table-cell office:value-type="string">
            <text:p>01058090</text:p>
          </table:table-cell>
          <table:table-cell office:value-type="float" office:value="4"/>
          <table:table-cell/>
          <table:table-cell office:value-type="string">
            <text:p>SRID=3044;POINT(549065.315228555 6040069.62865925)</text:p>
          </table:table-cell>
          <table:table-cell office:value-type="string">
            <text:p>01058</text:p>
          </table:table-cell>
          <table:table-cell office:value-type="float" office:value="180"/>
          <table:table-cell office:value-type="float" office:value="0"/>
          <table:table-cell office:value-type="float" office:value="78.9575999999999990"/>
          <table:table-cell office:value-type="float" office:value="509001"/>
          <table:table-cell office:value-type="float" office:value="10580509"/>
          <table:table-cell office:value-type="float" office:value="0"/>
          <table:table-cell office:value-type="float" office:value="0.4627300000000000"/>
        </table:table-row>
        <table:table-row>
          <table:table-cell office:value-type="float" office:value="515201"/>
          <table:table-cell/>
          <table:table-cell office:value-type="string">
            <text:p>Sehe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20"/>
          <table:table-cell office:value-type="float" office:value="1523.9972525781800000"/>
          <table:table-cell office:value-type="float" office:value="0"/>
          <table:table-cell office:value-type="string">
            <text:p>01058152</text:p>
          </table:table-cell>
          <table:table-cell office:value-type="float" office:value="4"/>
          <table:table-cell/>
          <table:table-cell office:value-type="string">
            <text:p>SRID=3044;POINT(553245.332013872 6024663.38733336)</text:p>
          </table:table-cell>
          <table:table-cell office:value-type="string">
            <text:p>01058</text:p>
          </table:table-cell>
          <table:table-cell office:value-type="float" office:value="118"/>
          <table:table-cell office:value-type="float" office:value="14"/>
          <table:table-cell office:value-type="float" office:value="92.0000000000000000"/>
          <table:table-cell office:value-type="float" office:value="515201"/>
          <table:table-cell office:value-type="float" office:value="10580518"/>
          <table:table-cell office:value-type="float" office:value="0"/>
          <table:table-cell office:value-type="float" office:value="0.5380590000000000"/>
        </table:table-row>
        <table:table-row>
          <table:table-cell office:value-type="float" office:value="504701"/>
          <table:table-cell/>
          <table:table-cell office:value-type="string">
            <text:p>Elsdorf-Westermühl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720"/>
          <table:table-cell office:value-type="float" office:value="2745.3964698360501000"/>
          <table:table-cell office:value-type="float" office:value="0"/>
          <table:table-cell office:value-type="string">
            <text:p>01058047</text:p>
          </table:table-cell>
          <table:table-cell office:value-type="float" office:value="4"/>
          <table:table-cell/>
          <table:table-cell office:value-type="string">
            <text:p>SRID=3044;POINT(533741.453772353 6012210.15328994)</text:p>
          </table:table-cell>
          <table:table-cell office:value-type="string">
            <text:p>01058</text:p>
          </table:table-cell>
          <table:table-cell office:value-type="float" office:value="140"/>
          <table:table-cell office:value-type="float" office:value="0"/>
          <table:table-cell office:value-type="float" office:value="177.0000000000000000"/>
          <table:table-cell office:value-type="float" office:value="504701"/>
          <table:table-cell office:value-type="float" office:value="10580484"/>
          <table:table-cell office:value-type="float" office:value="0"/>
          <table:table-cell office:value-type="float" office:value="0.6265030000000000"/>
        </table:table-row>
        <table:table-row>
          <table:table-cell office:value-type="float" office:value="509208"/>
          <table:table-cell/>
          <table:table-cell office:value-type="string">
            <text:p>Kronshagen Suchsdorfer Weg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982"/>
          <table:table-cell office:value-type="float" office:value="32.2753009790563960"/>
          <table:table-cell office:value-type="float" office:value="0"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0016.296903741 6021603.77276845)</text:p>
          </table:table-cell>
          <table:table-cell office:value-type="string">
            <text:p>01058</text:p>
          </table:table-cell>
          <table:table-cell office:value-type="float" office:value="2036"/>
          <table:table-cell office:value-type="float" office:value="12"/>
          <table:table-cell office:value-type="float" office:value="151.984000000000010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30.4257430000000010"/>
        </table:table-row>
        <table:table-row>
          <table:table-cell office:value-type="float" office:value="180102"/>
          <table:table-cell/>
          <table:table-cell office:value-type="string">
            <text:p>Johann-Sump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10"/>
          <table:table-cell office:value-type="float" office:value="13.7714290695778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4151.677042816 6025389.23446618)</text:p>
          </table:table-cell>
          <table:table-cell office:value-type="string">
            <text:p>01002</text:p>
          </table:table-cell>
          <table:table-cell office:value-type="float" office:value="885"/>
          <table:table-cell office:value-type="float" office:value="1"/>
          <table:table-cell office:value-type="float" office:value="6.9663399999999998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58.8174250000000000"/>
        </table:table-row>
        <table:table-row>
          <table:table-cell office:value-type="float" office:value="220303"/>
          <table:table-cell/>
          <table:table-cell office:value-type="string">
            <text:p>Am Well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94"/>
          <table:table-cell office:value-type="float" office:value="38.9301092701899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30000</text:p>
          </table:table-cell>
          <table:table-cell office:value-type="string">
            <text:p>SRID=3044;POINT(577630.934177055 6015684.25320622)</text:p>
          </table:table-cell>
          <table:table-cell office:value-type="string">
            <text:p>01002</text:p>
          </table:table-cell>
          <table:table-cell office:value-type="float" office:value="936"/>
          <table:table-cell office:value-type="float" office:value="5"/>
          <table:table-cell office:value-type="float" office:value="3.3291300000000001"/>
          <table:table-cell office:value-type="float" office:value="1"/>
          <table:table-cell office:value-type="float" office:value="10020038"/>
          <table:table-cell office:value-type="float" office:value="0"/>
          <table:table-cell office:value-type="float" office:value="22.9642300000000010"/>
        </table:table-row>
        <table:table-row>
          <table:table-cell office:value-type="float" office:value="509401"/>
          <table:table-cell/>
          <table:table-cell office:value-type="string">
            <text:p>Langwed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02"/>
          <table:table-cell office:value-type="float" office:value="2415.6006725638899000"/>
          <table:table-cell office:value-type="float" office:value="0"/>
          <table:table-cell office:value-type="string">
            <text:p>01058094</text:p>
          </table:table-cell>
          <table:table-cell office:value-type="float" office:value="4"/>
          <table:table-cell/>
          <table:table-cell office:value-type="string">
            <text:p>SRID=3044;POINT(560749.524283884 6007496.58917686)</text:p>
          </table:table-cell>
          <table:table-cell office:value-type="string">
            <text:p>01058</text:p>
          </table:table-cell>
          <table:table-cell office:value-type="float" office:value="54"/>
          <table:table-cell office:value-type="float" office:value="14"/>
          <table:table-cell office:value-type="float" office:value="84.0000000000000000"/>
          <table:table-cell office:value-type="float" office:value="509401"/>
          <table:table-cell office:value-type="float" office:value="10580500"/>
          <table:table-cell office:value-type="float" office:value="0"/>
          <table:table-cell office:value-type="float" office:value="0.6217920000000000"/>
        </table:table-row>
        <table:table-row>
          <table:table-cell office:value-type="float" office:value="509901"/>
          <table:table-cell/>
          <table:table-cell office:value-type="string">
            <text:p>Loos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81"/>
          <table:table-cell office:value-type="float" office:value="1308.8733932050800000"/>
          <table:table-cell office:value-type="float" office:value="0"/>
          <table:table-cell office:value-type="string">
            <text:p>01058099</text:p>
          </table:table-cell>
          <table:table-cell office:value-type="float" office:value="4"/>
          <table:table-cell/>
          <table:table-cell office:value-type="string">
            <text:p>SRID=3044;POINT(557431.583025697 6041782.50650859)</text:p>
          </table:table-cell>
          <table:table-cell office:value-type="string">
            <text:p>01058</text:p>
          </table:table-cell>
          <table:table-cell office:value-type="float" office:value="61"/>
          <table:table-cell office:value-type="float" office:value="0"/>
          <table:table-cell office:value-type="float" office:value="89.0722999999999980"/>
          <table:table-cell office:value-type="float" office:value="509901"/>
          <table:table-cell office:value-type="float" office:value="10580517"/>
          <table:table-cell office:value-type="float" office:value="0"/>
          <table:table-cell office:value-type="float" office:value="0.5966960000000000"/>
        </table:table-row>
        <table:table-row>
          <table:table-cell office:value-type="float" office:value="401601"/>
          <table:table-cell/>
          <table:table-cell office:value-type="string">
            <text:p>Dobersdorf Ort - Tö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23"/>
          <table:table-cell office:value-type="float" office:value="1374.3010133034300000"/>
          <table:table-cell office:value-type="float" office:value="0"/>
          <table:table-cell office:value-type="string">
            <text:p>01057016</text:p>
          </table:table-cell>
          <table:table-cell office:value-type="float" office:value="3"/>
          <table:table-cell/>
          <table:table-cell office:value-type="string">
            <text:p>SRID=3044;POINT(584786.302770694 6016811.10234278)</text:p>
          </table:table-cell>
          <table:table-cell office:value-type="string">
            <text:p>01057</text:p>
          </table:table-cell>
          <table:table-cell office:value-type="float" office:value="416"/>
          <table:table-cell office:value-type="float" office:value="14"/>
          <table:table-cell office:value-type="float" office:value="24.7362000000000000"/>
          <table:table-cell office:value-type="float" office:value="401601"/>
          <table:table-cell office:value-type="float" office:value="105704261"/>
          <table:table-cell office:value-type="float" office:value="0"/>
          <table:table-cell office:value-type="float" office:value="0.3805570000000000"/>
        </table:table-row>
        <table:table-row>
          <table:table-cell office:value-type="float" office:value="70003"/>
          <table:table-cell/>
          <table:table-cell office:value-type="string">
            <text:p>Beselerallee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81"/>
          <table:table-cell office:value-type="float" office:value="1.92635801557529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612.538918117 6021517.82793926)</text:p>
          </table:table-cell>
          <table:table-cell office:value-type="string">
            <text:p>01002</text:p>
          </table:table-cell>
          <table:table-cell office:value-type="float" office:value="668"/>
          <table:table-cell office:value-type="float" office:value="3"/>
          <table:table-cell office:value-type="float" office:value="73.4664999999999960"/>
          <table:table-cell office:value-type="float" office:value="1"/>
          <table:table-cell office:value-type="float" office:value="10020020"/>
          <table:table-cell office:value-type="float" office:value="0"/>
          <table:table-cell office:value-type="float" office:value="145.8711189999999900"/>
        </table:table-row>
        <table:table-row>
          <table:table-cell office:value-type="float" office:value="516501"/>
          <table:table-cell/>
          <table:table-cell office:value-type="string">
            <text:p>Tütt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40"/>
          <table:table-cell office:value-type="float" office:value="1814.6467069475600000"/>
          <table:table-cell office:value-type="float" office:value="0"/>
          <table:table-cell office:value-type="string">
            <text:p>01058165</text:p>
          </table:table-cell>
          <table:table-cell office:value-type="float" office:value="4"/>
          <table:table-cell/>
          <table:table-cell office:value-type="string">
            <text:p>SRID=3044;POINT(567290.102729622 6027126.55625024)</text:p>
          </table:table-cell>
          <table:table-cell office:value-type="string">
            <text:p>01058</text:p>
          </table:table-cell>
          <table:table-cell office:value-type="float" office:value="125"/>
          <table:table-cell office:value-type="float" office:value="14"/>
          <table:table-cell office:value-type="float" office:value="107.5699999999999900"/>
          <table:table-cell office:value-type="float" office:value="516501"/>
          <table:table-cell office:value-type="float" office:value="10580468"/>
          <table:table-cell office:value-type="float" office:value="0"/>
          <table:table-cell office:value-type="float" office:value="0.6833290000000000"/>
        </table:table-row>
        <table:table-row>
          <table:table-cell office:value-type="float" office:value="503401"/>
          <table:table-cell/>
          <table:table-cell office:value-type="string">
            <text:p>Büdelsdorf - 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07"/>
          <table:table-cell office:value-type="float" office:value="66.1945166743286960"/>
          <table:table-cell office:value-type="float" office:value="0"/>
          <table:table-cell office:value-type="string">
            <text:p>01058034</text:p>
          </table:table-cell>
          <table:table-cell office:value-type="float" office:value="4"/>
          <table:table-cell/>
          <table:table-cell office:value-type="string">
            <text:p>SRID=3044;POINT(543036.303990657 6018657.71574978)</text:p>
          </table:table-cell>
          <table:table-cell office:value-type="string">
            <text:p>01058</text:p>
          </table:table-cell>
          <table:table-cell office:value-type="float" office:value="415"/>
          <table:table-cell office:value-type="float" office:value="11"/>
          <table:table-cell office:value-type="float" office:value="694.4520000000000000"/>
          <table:table-cell office:value-type="float" office:value="503401"/>
          <table:table-cell office:value-type="float" office:value="10580433"/>
          <table:table-cell office:value-type="float" office:value="0"/>
          <table:table-cell office:value-type="float" office:value="28.8090329999999990"/>
        </table:table-row>
        <table:table-row>
          <table:table-cell office:value-type="float" office:value="503601"/>
          <table:table-cell/>
          <table:table-cell office:value-type="string">
            <text:p>Christiansholm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9"/>
          <table:table-cell office:value-type="float" office:value="842.8426032198409500"/>
          <table:table-cell office:value-type="float" office:value="0"/>
          <table:table-cell office:value-type="string">
            <text:p>01058036</text:p>
          </table:table-cell>
          <table:table-cell office:value-type="float" office:value="4"/>
          <table:table-cell/>
          <table:table-cell office:value-type="string">
            <text:p>SRID=3044;POINT(526525.685759422 6019312.99831501)</text:p>
          </table:table-cell>
          <table:table-cell office:value-type="string">
            <text:p>01058</text:p>
          </table:table-cell>
          <table:table-cell office:value-type="float" office:value="281"/>
          <table:table-cell office:value-type="float" office:value="0"/>
          <table:table-cell office:value-type="float" office:value="0.0000000000000000"/>
          <table:table-cell office:value-type="float" office:value="503601"/>
          <table:table-cell office:value-type="float" office:value="10580482"/>
          <table:table-cell office:value-type="float" office:value="0"/>
          <table:table-cell office:value-type="float" office:value="0.3310230000000000"/>
        </table:table-row>
        <table:table-row>
          <table:table-cell office:value-type="float" office:value="510901"/>
          <table:table-cell/>
          <table:table-cell office:value-type="string">
            <text:p>Negenharri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8"/>
          <table:table-cell office:value-type="float" office:value="1241.7692200709100000"/>
          <table:table-cell office:value-type="float" office:value="0"/>
          <table:table-cell office:value-type="string">
            <text:p>01058109</text:p>
          </table:table-cell>
          <table:table-cell office:value-type="float" office:value="4"/>
          <table:table-cell/>
          <table:table-cell office:value-type="string">
            <text:p>SRID=3044;POINT(569814.665067161 5999992.98874243)</text:p>
          </table:table-cell>
          <table:table-cell office:value-type="string">
            <text:p>01058</text:p>
          </table:table-cell>
          <table:table-cell office:value-type="float" office:value="95"/>
          <table:table-cell office:value-type="float" office:value="14"/>
          <table:table-cell office:value-type="float" office:value="32.9789000000000030"/>
          <table:table-cell office:value-type="float" office:value="510901"/>
          <table:table-cell office:value-type="float" office:value="10580457"/>
          <table:table-cell office:value-type="float" office:value="0"/>
          <table:table-cell office:value-type="float" office:value="0.2963510000000000"/>
        </table:table-row>
        <table:table-row>
          <table:table-cell office:value-type="float" office:value="504307"/>
          <table:table-cell/>
          <table:table-cell office:value-type="string">
            <text:p>Eckernförde - Nordost Kaserne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13"/>
          <table:table-cell office:value-type="float" office:value="268.00957107125600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5085.106583147 6037418.03947032)</text:p>
          </table:table-cell>
          <table:table-cell office:value-type="string">
            <text:p>01058</text:p>
          </table:table-cell>
          <table:table-cell office:value-type="float" office:value="419"/>
          <table:table-cell office:value-type="float" office:value="10"/>
          <table:table-cell office:value-type="float" office:value="875.7809999999999500"/>
          <table:table-cell office:value-type="float" office:value="504301"/>
          <table:table-cell office:value-type="float" office:value="10580435"/>
          <table:table-cell office:value-type="float" office:value="0"/>
          <table:table-cell office:value-type="float" office:value="10.8690149999999990"/>
        </table:table-row>
        <table:table-row>
          <table:table-cell office:value-type="float" office:value="517204"/>
          <table:table-cell/>
          <table:table-cell office:value-type="string">
            <text:p>Westerrönfeld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68"/>
          <table:table-cell office:value-type="float" office:value="73.0488635417820970"/>
          <table:table-cell office:value-type="float" office:value="0"/>
          <table:table-cell office:value-type="string">
            <text:p>01058172</text:p>
          </table:table-cell>
          <table:table-cell office:value-type="float" office:value="4"/>
          <table:table-cell/>
          <table:table-cell office:value-type="string">
            <text:p>SRID=3044;POINT(543009.893549128 6015325.34542812)</text:p>
          </table:table-cell>
          <table:table-cell office:value-type="string">
            <text:p>01058</text:p>
          </table:table-cell>
          <table:table-cell office:value-type="float" office:value="186"/>
          <table:table-cell office:value-type="float" office:value="11"/>
          <table:table-cell office:value-type="float" office:value="73.8953999999999950"/>
          <table:table-cell office:value-type="float" office:value="517201"/>
          <table:table-cell office:value-type="float" office:value="10580447"/>
          <table:table-cell office:value-type="float" office:value="0"/>
          <table:table-cell office:value-type="float" office:value="18.7271910000000010"/>
        </table:table-row>
        <table:table-row>
          <table:table-cell office:value-type="float" office:value="504306"/>
          <table:table-cell/>
          <table:table-cell office:value-type="string">
            <text:p>Eckernförde - Bor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018"/>
          <table:table-cell office:value-type="float" office:value="120.96909964264300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3822.119574674 6037297.34750669)</text:p>
          </table:table-cell>
          <table:table-cell office:value-type="string">
            <text:p>01058</text:p>
          </table:table-cell>
          <table:table-cell office:value-type="float" office:value="422"/>
          <table:table-cell office:value-type="float" office:value="10"/>
          <table:table-cell office:value-type="float" office:value="167.8040000000000000"/>
          <table:table-cell office:value-type="float" office:value="504301"/>
          <table:table-cell office:value-type="float" office:value="10580435"/>
          <table:table-cell office:value-type="float" office:value="0"/>
          <table:table-cell office:value-type="float" office:value="33.2150940000000010"/>
        </table:table-row>
        <table:table-row>
          <table:table-cell office:value-type="float" office:value="504304"/>
          <table:table-cell/>
          <table:table-cell office:value-type="string">
            <text:p>Eckernförde -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69"/>
          <table:table-cell office:value-type="float" office:value="113.36255819878900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4247.353773571 6036063.23140041)</text:p>
          </table:table-cell>
          <table:table-cell office:value-type="string">
            <text:p>01058</text:p>
          </table:table-cell>
          <table:table-cell office:value-type="float" office:value="421"/>
          <table:table-cell office:value-type="float" office:value="10"/>
          <table:table-cell office:value-type="float" office:value="1196.3599999999999000"/>
          <table:table-cell office:value-type="float" office:value="504301"/>
          <table:table-cell office:value-type="float" office:value="10580436"/>
          <table:table-cell office:value-type="float" office:value="1"/>
          <table:table-cell office:value-type="float" office:value="16.4869249999999990"/>
        </table:table-row>
        <table:table-row>
          <table:table-cell office:value-type="float" office:value="506601"/>
          <table:table-cell/>
          <table:table-cell office:value-type="string">
            <text:p>Groß Witten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09"/>
          <table:table-cell office:value-type="float" office:value="2359.0989548369598000"/>
          <table:table-cell office:value-type="float" office:value="0"/>
          <table:table-cell office:value-type="string">
            <text:p>01058066</text:p>
          </table:table-cell>
          <table:table-cell office:value-type="float" office:value="4"/>
          <table:table-cell/>
          <table:table-cell office:value-type="string">
            <text:p>SRID=3044;POINT(549846.782832724 6028712.16130318)</text:p>
          </table:table-cell>
          <table:table-cell office:value-type="string">
            <text:p>01058</text:p>
          </table:table-cell>
          <table:table-cell office:value-type="float" office:value="83"/>
          <table:table-cell office:value-type="float" office:value="0"/>
          <table:table-cell office:value-type="float" office:value="250.9760000000000000"/>
          <table:table-cell office:value-type="float" office:value="506601"/>
          <table:table-cell office:value-type="float" office:value="10580521"/>
          <table:table-cell office:value-type="float" office:value="0"/>
          <table:table-cell office:value-type="float" office:value="0.5124840000000001"/>
        </table:table-row>
        <table:table-row>
          <table:table-cell office:value-type="float" office:value="511901"/>
          <table:table-cell/>
          <table:table-cell office:value-type="string">
            <text:p>Oldenbütt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67"/>
          <table:table-cell office:value-type="float" office:value="825.3476860959640400"/>
          <table:table-cell office:value-type="float" office:value="0"/>
          <table:table-cell office:value-type="string">
            <text:p>01058119</text:p>
          </table:table-cell>
          <table:table-cell office:value-type="float" office:value="4"/>
          <table:table-cell/>
          <table:table-cell office:value-type="string">
            <text:p>SRID=3044;POINT(529588.990689103 6002341.18040427)</text:p>
          </table:table-cell>
          <table:table-cell office:value-type="string">
            <text:p>01058</text:p>
          </table:table-cell>
          <table:table-cell office:value-type="float" office:value="260"/>
          <table:table-cell office:value-type="float" office:value="15"/>
          <table:table-cell office:value-type="float" office:value="20.0000000000000000"/>
          <table:table-cell office:value-type="float" office:value="511901"/>
          <table:table-cell office:value-type="float" office:value="10580478"/>
          <table:table-cell office:value-type="float" office:value="0"/>
          <table:table-cell office:value-type="float" office:value="0.3235000000000000"/>
        </table:table-row>
        <table:table-row>
          <table:table-cell office:value-type="float" office:value="600004"/>
          <table:table-cell/>
          <table:table-cell office:value-type="string">
            <text:p>Neumünster Gadeland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156"/>
          <table:table-cell office:value-type="float" office:value="191.46842510055700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4875.032987023 5990609.1986164)</text:p>
          </table:table-cell>
          <table:table-cell office:value-type="string">
            <text:p>01004</text:p>
          </table:table-cell>
          <table:table-cell office:value-type="float" office:value="440"/>
          <table:table-cell office:value-type="float" office:value="20"/>
          <table:table-cell office:value-type="float" office:value="2828.4200000000001000"/>
          <table:table-cell office:value-type="float" office:value="600001"/>
          <table:table-cell office:value-type="float" office:value="10040079"/>
          <table:table-cell office:value-type="float" office:value="0"/>
          <table:table-cell office:value-type="float" office:value="16.4831359999999980"/>
        </table:table-row>
        <table:table-row>
          <table:table-cell office:value-type="float" office:value="512301"/>
          <table:table-cell/>
          <table:table-cell office:value-type="string">
            <text:p>Oster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40"/>
          <table:table-cell office:value-type="float" office:value="982.9048524373070000"/>
          <table:table-cell office:value-type="float" office:value="0"/>
          <table:table-cell office:value-type="string">
            <text:p>01058123</text:p>
          </table:table-cell>
          <table:table-cell office:value-type="float" office:value="4"/>
          <table:table-cell/>
          <table:table-cell office:value-type="string">
            <text:p>SRID=3044;POINT(548705.573769287 6034287.27723583)</text:p>
          </table:table-cell>
          <table:table-cell office:value-type="string">
            <text:p>01058</text:p>
          </table:table-cell>
          <table:table-cell office:value-type="float" office:value="252"/>
          <table:table-cell office:value-type="float" office:value="0"/>
          <table:table-cell office:value-type="float" office:value="43.5867999999999970"/>
          <table:table-cell office:value-type="float" office:value="512301"/>
          <table:table-cell office:value-type="float" office:value="10580489"/>
          <table:table-cell office:value-type="float" office:value="0"/>
          <table:table-cell office:value-type="float" office:value="0.9563490000000000"/>
        </table:table-row>
        <table:table-row>
          <table:table-cell office:value-type="float" office:value="600008"/>
          <table:table-cell/>
          <table:table-cell office:value-type="string">
            <text:p>Neumünster Innensta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641"/>
          <table:table-cell office:value-type="float" office:value="241.49794344700001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4610.949810747 5991855.91152274)</text:p>
          </table:table-cell>
          <table:table-cell office:value-type="string">
            <text:p>01004</text:p>
          </table:table-cell>
          <table:table-cell office:value-type="float" office:value="444"/>
          <table:table-cell office:value-type="float" office:value="20"/>
          <table:table-cell office:value-type="float" office:value="6604.1300000000001000"/>
          <table:table-cell office:value-type="float" office:value="600001"/>
          <table:table-cell office:value-type="float" office:value="10040070"/>
          <table:table-cell office:value-type="float" office:value="2"/>
          <table:table-cell office:value-type="float" office:value="48.2033089999999970"/>
        </table:table-row>
        <table:table-row>
          <table:table-cell office:value-type="float" office:value="512601"/>
          <table:table-cell/>
          <table:table-cell office:value-type="string">
            <text:p>Ott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90"/>
          <table:table-cell office:value-type="float" office:value="355.0359329210589900"/>
          <table:table-cell office:value-type="float" office:value="0"/>
          <table:table-cell office:value-type="string">
            <text:p>01058126</text:p>
          </table:table-cell>
          <table:table-cell office:value-type="float" office:value="4"/>
          <table:table-cell/>
          <table:table-cell office:value-type="string">
            <text:p>SRID=3044;POINT(568398.223464112 6022004.8198406)</text:p>
          </table:table-cell>
          <table:table-cell office:value-type="string">
            <text:p>01058</text:p>
          </table:table-cell>
          <table:table-cell office:value-type="float" office:value="194"/>
          <table:table-cell office:value-type="float" office:value="14"/>
          <table:table-cell office:value-type="float" office:value="271.8360000000000100"/>
          <table:table-cell office:value-type="float" office:value="512601"/>
          <table:table-cell office:value-type="float" office:value="10580451"/>
          <table:table-cell office:value-type="float" office:value="0"/>
          <table:table-cell office:value-type="float" office:value="2.2251270000000001"/>
        </table:table-row>
        <table:table-row>
          <table:table-cell office:value-type="float" office:value="507702"/>
          <table:table-cell/>
          <table:table-cell office:value-type="string">
            <text:p>Hohenwestedt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589"/>
          <table:table-cell office:value-type="float" office:value="212.7694666659369900"/>
          <table:table-cell office:value-type="float" office:value="0"/>
          <table:table-cell office:value-type="string">
            <text:p>01058077</text:p>
          </table:table-cell>
          <table:table-cell office:value-type="float" office:value="4"/>
          <table:table-cell/>
          <table:table-cell office:value-type="string">
            <text:p>SRID=3044;POINT(542571.716153227 5993583.44959893)</text:p>
          </table:table-cell>
          <table:table-cell office:value-type="string">
            <text:p>01058</text:p>
          </table:table-cell>
          <table:table-cell office:value-type="float" office:value="106"/>
          <table:table-cell office:value-type="float" office:value="15"/>
          <table:table-cell office:value-type="float" office:value="1600.4700000000000000"/>
          <table:table-cell office:value-type="float" office:value="507701"/>
          <table:table-cell office:value-type="float" office:value="10580438"/>
          <table:table-cell office:value-type="float" office:value="0"/>
          <table:table-cell office:value-type="float" office:value="12.1680990000000000"/>
        </table:table-row>
        <table:table-row>
          <table:table-cell office:value-type="float" office:value="401602"/>
          <table:table-cell/>
          <table:table-cell office:value-type="string">
            <text:p>Dobersdorf OT Lilientha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98"/>
          <table:table-cell office:value-type="float" office:value="813.5248866061100400"/>
          <table:table-cell office:value-type="float" office:value="0"/>
          <table:table-cell office:value-type="string">
            <text:p>01057016</text:p>
          </table:table-cell>
          <table:table-cell office:value-type="float" office:value="3"/>
          <table:table-cell/>
          <table:table-cell office:value-type="string">
            <text:p>SRID=3044;POINT(583887.247780692 6021076.86771215)</text:p>
          </table:table-cell>
          <table:table-cell office:value-type="string">
            <text:p>01057</text:p>
          </table:table-cell>
          <table:table-cell office:value-type="float" office:value="417"/>
          <table:table-cell office:value-type="float" office:value="14"/>
          <table:table-cell office:value-type="float" office:value="34.2638000000000030"/>
          <table:table-cell office:value-type="float" office:value="401601"/>
          <table:table-cell office:value-type="float" office:value="105704261"/>
          <table:table-cell office:value-type="float" office:value="0"/>
          <table:table-cell office:value-type="float" office:value="0.7350730000000000"/>
        </table:table-row>
        <table:table-row>
          <table:table-cell office:value-type="float" office:value="505801"/>
          <table:table-cell/>
          <table:table-cell office:value-type="string">
            <text:p>Gettorf-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514"/>
          <table:table-cell office:value-type="float" office:value="194.4217537695259900"/>
          <table:table-cell office:value-type="float" office:value="0"/>
          <table:table-cell office:value-type="string">
            <text:p>01058058</text:p>
          </table:table-cell>
          <table:table-cell office:value-type="float" office:value="4"/>
          <table:table-cell/>
          <table:table-cell office:value-type="string">
            <text:p>SRID=3044;POINT(562523.350834924 6028927.63452475)</text:p>
          </table:table-cell>
          <table:table-cell office:value-type="string">
            <text:p>01058</text:p>
          </table:table-cell>
          <table:table-cell office:value-type="float" office:value="144"/>
          <table:table-cell office:value-type="float" office:value="13"/>
          <table:table-cell office:value-type="float" office:value="317.0099999999999900"/>
          <table:table-cell office:value-type="float" office:value="505801"/>
          <table:table-cell office:value-type="float" office:value="10580468"/>
          <table:table-cell office:value-type="float" office:value="0"/>
          <table:table-cell office:value-type="float" office:value="12.9306520000000000"/>
        </table:table-row>
        <table:table-row>
          <table:table-cell office:value-type="float" office:value="1105509"/>
          <table:table-cell/>
          <table:table-cell office:value-type="string">
            <text:p>Ostholstein-Mitte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8851"/>
          <table:table-cell office:value-type="float" office:value="17093.5691590512000000"/>
          <table:table-cell/>
          <table:table-cell office:value-type="string">
            <text:p>01055038</text:p>
          </table:table-cell>
          <table:table-cell office:value-type="float" office:value="10"/>
          <table:table-cell/>
          <table:table-cell office:value-type="string">
            <text:p>SRID=3044;POINT(614498.713895662 6005930.21169842)</text:p>
          </table:table-cell>
          <table:table-cell office:value-type="string">
            <text:p>01055</text:p>
          </table:table-cell>
          <table:table-cell office:value-type="float" office:value="36"/>
          <table:table-cell office:value-type="float" office:value="-1"/>
          <table:table-cell office:value-type="float" office:value="2019.0000000000000000"/>
          <table:table-cell office:value-type="float" office:value="1105509"/>
          <table:table-cell/>
          <table:table-cell office:value-type="float" office:value="0"/>
          <table:table-cell office:value-type="float" office:value="0.5177970000000000"/>
        </table:table-row>
        <table:table-row>
          <table:table-cell office:value-type="float" office:value="508602"/>
          <table:table-cell/>
          <table:table-cell office:value-type="string">
            <text:p>Jevenstedt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108"/>
          <table:table-cell office:value-type="float" office:value="989.3071117936509600"/>
          <table:table-cell office:value-type="float" office:value="0"/>
          <table:table-cell office:value-type="string">
            <text:p>01058086</text:p>
          </table:table-cell>
          <table:table-cell office:value-type="float" office:value="4"/>
          <table:table-cell/>
          <table:table-cell office:value-type="string">
            <text:p>SRID=3044;POINT(543379.739847251 6009830.96708989)</text:p>
          </table:table-cell>
          <table:table-cell office:value-type="string">
            <text:p>01058</text:p>
          </table:table-cell>
          <table:table-cell office:value-type="float" office:value="432"/>
          <table:table-cell office:value-type="float" office:value="11"/>
          <table:table-cell office:value-type="float" office:value="589.0750000000000500"/>
          <table:table-cell office:value-type="float" office:value="508601"/>
          <table:table-cell office:value-type="float" office:value="10580491"/>
          <table:table-cell office:value-type="float" office:value="0"/>
          <table:table-cell office:value-type="float" office:value="2.1307839999999998"/>
        </table:table-row>
        <table:table-row>
          <table:table-cell office:value-type="float" office:value="513519"/>
          <table:table-cell/>
          <table:table-cell office:value-type="string">
            <text:p>RD - Mastbrook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40"/>
          <table:table-cell office:value-type="float" office:value="128.80126767259000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1983.068094755 6019848.45032415)</text:p>
          </table:table-cell>
          <table:table-cell office:value-type="string">
            <text:p>01058</text:p>
          </table:table-cell>
          <table:table-cell office:value-type="float" office:value="462"/>
          <table:table-cell office:value-type="float" office:value="10"/>
          <table:table-cell office:value-type="float" office:value="24.0584999999999990"/>
          <table:table-cell office:value-type="float" office:value="513501"/>
          <table:table-cell office:value-type="float" office:value="10580445"/>
          <table:table-cell office:value-type="float" office:value="0"/>
          <table:table-cell office:value-type="float" office:value="11.1800140000000000"/>
        </table:table-row>
        <table:table-row>
          <table:table-cell office:value-type="float" office:value="513901"/>
          <table:table-cell/>
          <table:table-cell office:value-type="string">
            <text:p>Rumoh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79"/>
          <table:table-cell office:value-type="float" office:value="859.1769338792800000"/>
          <table:table-cell office:value-type="float" office:value="0"/>
          <table:table-cell office:value-type="string">
            <text:p>01058139</text:p>
          </table:table-cell>
          <table:table-cell office:value-type="float" office:value="4"/>
          <table:table-cell/>
          <table:table-cell office:value-type="string">
            <text:p>SRID=3044;POINT(566683.767065588 6012465.03370196)</text:p>
          </table:table-cell>
          <table:table-cell office:value-type="string">
            <text:p>01058</text:p>
          </table:table-cell>
          <table:table-cell office:value-type="float" office:value="222"/>
          <table:table-cell office:value-type="float" office:value="14"/>
          <table:table-cell office:value-type="float" office:value="164.3259999999999900"/>
          <table:table-cell office:value-type="float" office:value="513901"/>
          <table:table-cell office:value-type="float" office:value="10580495"/>
          <table:table-cell office:value-type="float" office:value="0"/>
          <table:table-cell office:value-type="float" office:value="0.9066820000000000"/>
        </table:table-row>
        <table:table-row>
          <table:table-cell office:value-type="float" office:value="401801"/>
          <table:table-cell/>
          <table:table-cell office:value-type="string">
            <text:p>Fahr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4"/>
          <table:table-cell office:value-type="float" office:value="359.9438676088009900"/>
          <table:table-cell office:value-type="float" office:value="0"/>
          <table:table-cell office:value-type="string">
            <text:p>01057018</text:p>
          </table:table-cell>
          <table:table-cell office:value-type="float" office:value="3"/>
          <table:table-cell/>
          <table:table-cell office:value-type="string">
            <text:p>SRID=3044;POINT(586914.549149269 6023361.16877699)</text:p>
          </table:table-cell>
          <table:table-cell office:value-type="string">
            <text:p>01057</text:p>
          </table:table-cell>
          <table:table-cell office:value-type="float" office:value="241"/>
          <table:table-cell office:value-type="float" office:value="14"/>
          <table:table-cell office:value-type="float" office:value="0.0000000000000000"/>
          <table:table-cell office:value-type="float" office:value="401801"/>
          <table:table-cell office:value-type="float" office:value="105704262"/>
          <table:table-cell office:value-type="float" office:value="0"/>
          <table:table-cell office:value-type="float" office:value="0.5111910000000000"/>
        </table:table-row>
        <table:table-row>
          <table:table-cell office:value-type="float" office:value="402001"/>
          <table:table-cell/>
          <table:table-cell office:value-type="string">
            <text:p>Fiefberg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85"/>
          <table:table-cell office:value-type="float" office:value="579.1841963804870400"/>
          <table:table-cell office:value-type="float" office:value="0"/>
          <table:table-cell office:value-type="string">
            <text:p>01057020</text:p>
          </table:table-cell>
          <table:table-cell office:value-type="float" office:value="3"/>
          <table:table-cell/>
          <table:table-cell office:value-type="string">
            <text:p>SRID=3044;POINT(587180.962257556 6026378.12956305)</text:p>
          </table:table-cell>
          <table:table-cell office:value-type="string">
            <text:p>01057</text:p>
          </table:table-cell>
          <table:table-cell office:value-type="float" office:value="157"/>
          <table:table-cell office:value-type="float" office:value="14"/>
          <table:table-cell office:value-type="float" office:value="0.0000000000000000"/>
          <table:table-cell office:value-type="float" office:value="402001"/>
          <table:table-cell office:value-type="float" office:value="10570419"/>
          <table:table-cell office:value-type="float" office:value="0"/>
          <table:table-cell office:value-type="float" office:value="1.0100410000000000"/>
        </table:table-row>
        <table:table-row>
          <table:table-cell office:value-type="float" office:value="230206"/>
          <table:table-cell/>
          <table:table-cell office:value-type="string">
            <text:p>Holmredder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05"/>
          <table:table-cell office:value-type="float" office:value="21.8663051044012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142.195745626 6023204.88165678)</text:p>
          </table:table-cell>
          <table:table-cell office:value-type="string">
            <text:p>01002</text:p>
          </table:table-cell>
          <table:table-cell office:value-type="float" office:value="946"/>
          <table:table-cell office:value-type="float" office:value="2"/>
          <table:table-cell office:value-type="float" office:value="21.244700000000002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23.0948940000000000"/>
        </table:table-row>
        <table:table-row>
          <table:table-cell office:value-type="float" office:value="1106011"/>
          <table:table-cell/>
          <table:table-cell office:value-type="string">
            <text:p>Latendorf/Staatsforst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94"/>
          <table:table-cell office:value-type="float" office:value="7657.4920489807200000"/>
          <table:table-cell office:value-type="float" office:value="0"/>
          <table:table-cell office:value-type="string">
            <text:p>01060038</text:p>
          </table:table-cell>
          <table:table-cell office:value-type="float" office:value="10"/>
          <table:table-cell/>
          <table:table-cell office:value-type="string">
            <text:p>SRID=3044;POINT(570876.893109245 5980716.59702386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151.3700000000000000"/>
          <table:table-cell office:value-type="float" office:value="1106011"/>
          <table:table-cell/>
          <table:table-cell office:value-type="float" office:value="0"/>
          <table:table-cell office:value-type="float" office:value="0.0122760000000000"/>
        </table:table-row>
        <table:table-row>
          <table:table-cell office:value-type="float" office:value="1106012"/>
          <table:table-cell/>
          <table:table-cell office:value-type="string">
            <text:p>Arnstedt</text:p>
          </table:table-cell>
          <table:table-cell office:value-type="string">
            <text:p>3</text:p>
          </table:table-cell>
          <table:table-cell/>
          <table:table-cell office:value-type="float" office:value="1627"/>
          <table:table-cell office:value-type="float" office:value="3107.7604140451799000"/>
          <table:table-cell/>
          <table:table-cell office:value-type="string">
            <text:p>01060003</text:p>
          </table:table-cell>
          <table:table-cell/>
          <table:table-cell/>
          <table:table-cell office:value-type="string">
            <text:p>SRID=3044;POINT(555711.619995269 5980797.71721778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73.0000000000000000"/>
          <table:table-cell office:value-type="float" office:value="1106012"/>
          <table:table-cell/>
          <table:table-cell office:value-type="float" office:value="0"/>
          <table:table-cell office:value-type="float" office:value="0.5235280000000000"/>
        </table:table-row>
        <table:table-row>
          <table:table-cell office:value-type="float" office:value="190006"/>
          <table:table-cell/>
          <table:table-cell office:value-type="string">
            <text:p>Friedhof Friedrichsor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32"/>
          <table:table-cell office:value-type="float" office:value="25.2878000329043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9000000</text:p>
          </table:table-cell>
          <table:table-cell office:value-type="string">
            <text:p>SRID=3044;POINT(576346.70718284 6028471.97300373)</text:p>
          </table:table-cell>
          <table:table-cell office:value-type="string">
            <text:p>01002</text:p>
          </table:table-cell>
          <table:table-cell office:value-type="float" office:value="888"/>
          <table:table-cell office:value-type="float" office:value="1"/>
          <table:table-cell office:value-type="float" office:value="57.5048999999999990"/>
          <table:table-cell office:value-type="float" office:value="1"/>
          <table:table-cell office:value-type="float" office:value="10020035"/>
          <table:table-cell office:value-type="float" office:value="0"/>
          <table:table-cell office:value-type="float" office:value="13.1288610000000010"/>
        </table:table-row>
        <table:table-row>
          <table:table-cell office:value-type="float" office:value="509204"/>
          <table:table-cell/>
          <table:table-cell office:value-type="string">
            <text:p>Kronshagen Wendenstraß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854"/>
          <table:table-cell office:value-type="float" office:value="13.8175292473917000"/>
          <table:table-cell office:value-type="float" office:value="0"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0520.386935799 6021165.34528894)</text:p>
          </table:table-cell>
          <table:table-cell office:value-type="string">
            <text:p>01058</text:p>
          </table:table-cell>
          <table:table-cell office:value-type="float" office:value="2033"/>
          <table:table-cell office:value-type="float" office:value="12"/>
          <table:table-cell office:value-type="float" office:value="170.681999999999990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61.8055499999999970"/>
        </table:table-row>
        <table:table-row>
          <table:table-cell office:value-type="float" office:value="509211"/>
          <table:table-cell/>
          <table:table-cell office:value-type="string">
            <text:p>Kronshagen Aubrück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479"/>
          <table:table-cell office:value-type="float" office:value="14.882608787007401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1468.316458576 6022090.90124026)</text:p>
          </table:table-cell>
          <table:table-cell office:value-type="string">
            <text:p>01058</text:p>
          </table:table-cell>
          <table:table-cell office:value-type="float" office:value="2028"/>
          <table:table-cell office:value-type="float" office:value="12"/>
          <table:table-cell office:value-type="float" office:value="101.3220000000000000"/>
          <table:table-cell office:value-type="float" office:value="509201"/>
          <table:table-cell office:value-type="float" office:value="10580440"/>
          <table:table-cell office:value-type="float" office:value="0"/>
          <table:table-cell office:value-type="float" office:value="32.1852170000000020"/>
        </table:table-row>
        <table:table-row>
          <table:table-cell office:value-type="float" office:value="1106014"/>
          <table:table-cell/>
          <table:table-cell office:value-type="string">
            <text:p>Rickling</text:p>
          </table:table-cell>
          <table:table-cell office:value-type="string">
            <text:p>3</text:p>
          </table:table-cell>
          <table:table-cell/>
          <table:table-cell office:value-type="float" office:value="3145"/>
          <table:table-cell office:value-type="float" office:value="3881.6305061791400000"/>
          <table:table-cell office:value-type="float" office:value="0"/>
          <table:table-cell office:value-type="string">
            <text:p>01060068</text:p>
          </table:table-cell>
          <table:table-cell/>
          <table:table-cell/>
          <table:table-cell office:value-type="string">
            <text:p>SRID=3044;POINT(576504.15383071 5984925.1704055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0.0000000000000000"/>
          <table:table-cell office:value-type="float" office:value="1106014"/>
          <table:table-cell/>
          <table:table-cell office:value-type="float" office:value="0"/>
          <table:table-cell office:value-type="float" office:value="0.8102270000000000"/>
        </table:table-row>
        <table:table-row>
          <table:table-cell office:value-type="float" office:value="230207"/>
          <table:table-cell/>
          <table:table-cell office:value-type="string">
            <text:p>Stein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01"/>
          <table:table-cell office:value-type="float" office:value="44.911903677677103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69633.169211294 6023312.52852565)</text:p>
          </table:table-cell>
          <table:table-cell office:value-type="string">
            <text:p>01002</text:p>
          </table:table-cell>
          <table:table-cell office:value-type="float" office:value="1030"/>
          <table:table-cell office:value-type="float" office:value="2"/>
          <table:table-cell office:value-type="float" office:value="3.4118200000000001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24.5146590000000020"/>
        </table:table-row>
        <table:table-row>
          <table:table-cell office:value-type="float" office:value="509212"/>
          <table:table-cell/>
          <table:table-cell office:value-type="string">
            <text:p>Kronshagen Kopperpahler Alle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2288"/>
          <table:table-cell office:value-type="float" office:value="54.835700026219200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0933.410834745 6022136.57422575)</text:p>
          </table:table-cell>
          <table:table-cell office:value-type="string">
            <text:p>01058</text:p>
          </table:table-cell>
          <table:table-cell office:value-type="float" office:value="2026"/>
          <table:table-cell office:value-type="float" office:value="12"/>
          <table:table-cell office:value-type="float" office:value="277.769999999999980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41.7246430000000000"/>
        </table:table-row>
        <table:table-row>
          <table:table-cell office:value-type="float" office:value="402301"/>
          <table:table-cell/>
          <table:table-cell office:value-type="string">
            <text:p>Großbark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8"/>
          <table:table-cell office:value-type="float" office:value="285.2164276186650200"/>
          <table:table-cell office:value-type="float" office:value="0"/>
          <table:table-cell office:value-type="string">
            <text:p>01057023</text:p>
          </table:table-cell>
          <table:table-cell office:value-type="float" office:value="3"/>
          <table:table-cell/>
          <table:table-cell office:value-type="string">
            <text:p>SRID=3044;POINT(576287.280663136 6009126.27422951)</text:p>
          </table:table-cell>
          <table:table-cell office:value-type="string">
            <text:p>01057</text:p>
          </table:table-cell>
          <table:table-cell office:value-type="float" office:value="71"/>
          <table:table-cell office:value-type="float" office:value="14"/>
          <table:table-cell office:value-type="float" office:value="95.0000000000000000"/>
          <table:table-cell office:value-type="float" office:value="402301"/>
          <table:table-cell office:value-type="float" office:value="10570412"/>
          <table:table-cell office:value-type="float" office:value="0"/>
          <table:table-cell office:value-type="float" office:value="0.6942100000000000"/>
        </table:table-row>
        <table:table-row>
          <table:table-cell office:value-type="float" office:value="230216"/>
          <table:table-cell/>
          <table:table-cell office:value-type="string">
            <text:p>Ostse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40"/>
          <table:table-cell office:value-type="float" office:value="28.6238474543639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69921.71952015 6024557.15012518)</text:p>
          </table:table-cell>
          <table:table-cell office:value-type="string">
            <text:p>01002</text:p>
          </table:table-cell>
          <table:table-cell office:value-type="float" office:value="942"/>
          <table:table-cell office:value-type="float" office:value="2"/>
          <table:table-cell office:value-type="float" office:value="0.0000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22.3589790000000010"/>
        </table:table-row>
        <table:table-row>
          <table:table-cell office:value-type="float" office:value="402501"/>
          <table:table-cell/>
          <table:table-cell office:value-type="string">
            <text:p>Kitzeberg Schrevenborn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755"/>
          <table:table-cell office:value-type="float" office:value="543.9333102259939800"/>
          <table:table-cell/>
          <table:table-cell office:value-type="string">
            <text:p>01057025</text:p>
          </table:table-cell>
          <table:table-cell office:value-type="float" office:value="3"/>
          <table:table-cell/>
          <table:table-cell office:value-type="string">
            <text:p>SRID=3044;POINT(577665.168119497 6024438.29925704)</text:p>
          </table:table-cell>
          <table:table-cell office:value-type="string">
            <text:p>01057</text:p>
          </table:table-cell>
          <table:table-cell office:value-type="float" office:value="2011"/>
          <table:table-cell office:value-type="float" office:value="12"/>
          <table:table-cell office:value-type="float" office:value="51.5240000000000010"/>
          <table:table-cell office:value-type="float" office:value="402501"/>
          <table:table-cell office:value-type="float" office:value="10570386"/>
          <table:table-cell office:value-type="float" office:value="0"/>
          <table:table-cell office:value-type="float" office:value="1.3880380000000001"/>
        </table:table-row>
        <table:table-row>
          <table:table-cell office:value-type="float" office:value="1200002"/>
          <table:table-cell/>
          <table:table-cell office:value-type="string">
            <text:p>HH-Bergedorf</text:p>
          </table:table-cell>
          <table:table-cell office:value-type="string">
            <text:p>3</text:p>
          </table:table-cell>
          <table:table-cell/>
          <table:table-cell office:value-type="float" office:value="120700"/>
          <table:table-cell office:value-type="float" office:value="15463.5232084822000000"/>
          <table:table-cell/>
          <table:table-cell office:value-type="string">
            <text:p>02</text:p>
          </table:table-cell>
          <table:table-cell/>
          <table:table-cell/>
          <table:table-cell office:value-type="string">
            <text:p>SRID=3044;POINT(581061.164146953 5927073.22281355)</text:p>
          </table:table-cell>
          <table:table-cell office:value-type="string">
            <text:p>02000</text:p>
          </table:table-cell>
          <table:table-cell/>
          <table:table-cell office:value-type="float" office:value="-1"/>
          <table:table-cell office:value-type="float" office:value="43893.0000000000000000"/>
          <table:table-cell office:value-type="float" office:value="1200001"/>
          <table:table-cell/>
          <table:table-cell office:value-type="float" office:value="0"/>
          <table:table-cell office:value-type="float" office:value="7.8054660000000000"/>
        </table:table-row>
        <table:table-row>
          <table:table-cell office:value-type="float" office:value="1200006"/>
          <table:table-cell/>
          <table:table-cell office:value-type="string">
            <text:p>HH-Wandsbek</text:p>
          </table:table-cell>
          <table:table-cell office:value-type="string">
            <text:p>3</text:p>
          </table:table-cell>
          <table:table-cell/>
          <table:table-cell office:value-type="float" office:value="409200"/>
          <table:table-cell office:value-type="float" office:value="14741.7136550468000000"/>
          <table:table-cell/>
          <table:table-cell office:value-type="string">
            <text:p>02</text:p>
          </table:table-cell>
          <table:table-cell/>
          <table:table-cell/>
          <table:table-cell office:value-type="string">
            <text:p>SRID=3044;POINT(575847.824304972 5940029.51166793)</text:p>
          </table:table-cell>
          <table:table-cell office:value-type="string">
            <text:p>02000</text:p>
          </table:table-cell>
          <table:table-cell/>
          <table:table-cell office:value-type="float" office:value="-1"/>
          <table:table-cell office:value-type="float" office:value="165243.0000000000000000"/>
          <table:table-cell office:value-type="float" office:value="1200001"/>
          <table:table-cell/>
          <table:table-cell office:value-type="float" office:value="0"/>
          <table:table-cell office:value-type="float" office:value="27.7579670000000010"/>
        </table:table-row>
        <table:table-row>
          <table:table-cell office:value-type="float" office:value="1200007"/>
          <table:table-cell/>
          <table:table-cell office:value-type="string">
            <text:p>HH-Nord</text:p>
          </table:table-cell>
          <table:table-cell office:value-type="string">
            <text:p>3</text:p>
          </table:table-cell>
          <table:table-cell/>
          <table:table-cell office:value-type="float" office:value="283400"/>
          <table:table-cell office:value-type="float" office:value="5772.9638422657099000"/>
          <table:table-cell/>
          <table:table-cell office:value-type="string">
            <text:p>02</text:p>
          </table:table-cell>
          <table:table-cell/>
          <table:table-cell/>
          <table:table-cell office:value-type="string">
            <text:p>SRID=3044;POINT(566472.457954796 5940600.21089655)</text:p>
          </table:table-cell>
          <table:table-cell office:value-type="string">
            <text:p>02000</text:p>
          </table:table-cell>
          <table:table-cell/>
          <table:table-cell office:value-type="float" office:value="-1"/>
          <table:table-cell office:value-type="float" office:value="214845.0000000000000000"/>
          <table:table-cell office:value-type="float" office:value="1200001"/>
          <table:table-cell/>
          <table:table-cell office:value-type="float" office:value="0"/>
          <table:table-cell office:value-type="float" office:value="49.0909020000000000"/>
        </table:table-row>
        <table:table-row>
          <table:table-cell office:value-type="float" office:value="250205"/>
          <table:table-cell/>
          <table:table-cell office:value-type="string">
            <text:p>Oslo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205"/>
          <table:table-cell office:value-type="float" office:value="14.910565353887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531.826806327 6019569.61826162)</text:p>
          </table:table-cell>
          <table:table-cell office:value-type="string">
            <text:p>01002</text:p>
          </table:table-cell>
          <table:table-cell office:value-type="float" office:value="1058"/>
          <table:table-cell office:value-type="float" office:value="4"/>
          <table:table-cell office:value-type="float" office:value="24.7792999999999990"/>
          <table:table-cell office:value-type="float" office:value="1"/>
          <table:table-cell office:value-type="float" office:value="10020042"/>
          <table:table-cell office:value-type="float" office:value="0"/>
          <table:table-cell office:value-type="float" office:value="147.8817170000000100"/>
        </table:table-row>
        <table:table-row>
          <table:table-cell office:value-type="float" office:value="507201"/>
          <table:table-cell/>
          <table:table-cell office:value-type="string">
            <text:p>Hanerau-Hademarsch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051"/>
          <table:table-cell office:value-type="float" office:value="1423.4017524583901000"/>
          <table:table-cell office:value-type="float" office:value="0"/>
          <table:table-cell office:value-type="string">
            <text:p>01058072</text:p>
          </table:table-cell>
          <table:table-cell office:value-type="float" office:value="4"/>
          <table:table-cell/>
          <table:table-cell office:value-type="string">
            <text:p>SRID=3044;POINT(527341.261429379 5997592.0690272)</text:p>
          </table:table-cell>
          <table:table-cell office:value-type="string">
            <text:p>01058</text:p>
          </table:table-cell>
          <table:table-cell office:value-type="float" office:value="103"/>
          <table:table-cell office:value-type="float" office:value="15"/>
          <table:table-cell office:value-type="float" office:value="490.1429999999999700"/>
          <table:table-cell office:value-type="float" office:value="507201"/>
          <table:table-cell office:value-type="float" office:value="10580476"/>
          <table:table-cell office:value-type="float" office:value="0"/>
          <table:table-cell office:value-type="float" office:value="2.1434570000000002"/>
        </table:table-row>
        <table:table-row>
          <table:table-cell office:value-type="float" office:value="402503"/>
          <table:table-cell/>
          <table:table-cell office:value-type="string">
            <text:p>Heikendorf Nord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3066"/>
          <table:table-cell office:value-type="float" office:value="267.6474851305409900"/>
          <table:table-cell/>
          <table:table-cell office:value-type="string">
            <text:p>01057025</text:p>
          </table:table-cell>
          <table:table-cell office:value-type="float" office:value="3"/>
          <table:table-cell/>
          <table:table-cell office:value-type="string">
            <text:p>SRID=3044;POINT(578418.893287446 6026201.4328246)</text:p>
          </table:table-cell>
          <table:table-cell office:value-type="string">
            <text:p>01057</text:p>
          </table:table-cell>
          <table:table-cell office:value-type="float" office:value="2008"/>
          <table:table-cell office:value-type="float" office:value="12"/>
          <table:table-cell office:value-type="float" office:value="490.0779999999999700"/>
          <table:table-cell office:value-type="float" office:value="402501"/>
          <table:table-cell office:value-type="float" office:value="10570388"/>
          <table:table-cell office:value-type="float" office:value="0"/>
          <table:table-cell office:value-type="float" office:value="11.4553660000000000"/>
        </table:table-row>
        <table:table-row>
          <table:table-cell office:value-type="float" office:value="240101"/>
          <table:table-cell/>
          <table:table-cell office:value-type="string">
            <text:p>Scheidekoppe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30"/>
          <table:table-cell office:value-type="float" office:value="106.836289792983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6167.723923847 6029554.7245691)</text:p>
          </table:table-cell>
          <table:table-cell office:value-type="string">
            <text:p>01002</text:p>
          </table:table-cell>
          <table:table-cell office:value-type="float" office:value="959"/>
          <table:table-cell office:value-type="float" office:value="1"/>
          <table:table-cell office:value-type="float" office:value="18.496800000000000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2.1528269999999998"/>
        </table:table-row>
        <table:table-row>
          <table:table-cell office:value-type="float" office:value="509701"/>
          <table:table-cell/>
          <table:table-cell office:value-type="string">
            <text:p>Lohe-Föhrd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46"/>
          <table:table-cell office:value-type="float" office:value="1591.7755865469501000"/>
          <table:table-cell office:value-type="float" office:value="0"/>
          <table:table-cell office:value-type="string">
            <text:p>01058097</text:p>
          </table:table-cell>
          <table:table-cell office:value-type="float" office:value="4"/>
          <table:table-cell/>
          <table:table-cell office:value-type="string">
            <text:p>SRID=3044;POINT(535381.808047286 6021005.70543816)</text:p>
          </table:table-cell>
          <table:table-cell office:value-type="string">
            <text:p>01058</text:p>
          </table:table-cell>
          <table:table-cell office:value-type="float" office:value="138"/>
          <table:table-cell office:value-type="float" office:value="0"/>
          <table:table-cell office:value-type="float" office:value="159.5680000000000100"/>
          <table:table-cell office:value-type="float" office:value="509701"/>
          <table:table-cell office:value-type="float" office:value="10580482"/>
          <table:table-cell office:value-type="float" office:value="0"/>
          <table:table-cell office:value-type="float" office:value="0.3430130000000000"/>
        </table:table-row>
        <table:table-row>
          <table:table-cell office:value-type="float" office:value="1105902"/>
          <table:table-cell/>
          <table:table-cell office:value-type="string">
            <text:p>Meggerdorf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696"/>
          <table:table-cell office:value-type="float" office:value="2409.1056981356401000"/>
          <table:table-cell office:value-type="float" office:value="0"/>
          <table:table-cell office:value-type="string">
            <text:p>01059058</text:p>
          </table:table-cell>
          <table:table-cell office:value-type="float" office:value="0"/>
          <table:table-cell/>
          <table:table-cell office:value-type="string">
            <text:p>SRID=3044;POINT(525999.908101716 6022369.08913748)</text:p>
          </table:table-cell>
          <table:table-cell office:value-type="string">
            <text:p>01059</text:p>
          </table:table-cell>
          <table:table-cell office:value-type="float" office:value="18"/>
          <table:table-cell office:value-type="float" office:value="-1"/>
          <table:table-cell office:value-type="float" office:value="50.0000000000000000"/>
          <table:table-cell office:value-type="float" office:value="1105902"/>
          <table:table-cell/>
          <table:table-cell office:value-type="float" office:value="0"/>
          <table:table-cell office:value-type="float" office:value="0.2889040000000000"/>
        </table:table-row>
        <table:table-row>
          <table:table-cell office:value-type="float" office:value="240102"/>
          <table:table-cell/>
          <table:table-cell office:value-type="string">
            <text:p>Graf-Luckner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60"/>
          <table:table-cell office:value-type="float" office:value="25.4237924509377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6201.1379079 6030191.86843992)</text:p>
          </table:table-cell>
          <table:table-cell office:value-type="string">
            <text:p>01002</text:p>
          </table:table-cell>
          <table:table-cell office:value-type="float" office:value="961"/>
          <table:table-cell office:value-type="float" office:value="1"/>
          <table:table-cell office:value-type="float" office:value="0.000000000000000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53.4931989999999970"/>
        </table:table-row>
        <table:table-row>
          <table:table-cell office:value-type="float" office:value="240103"/>
          <table:table-cell/>
          <table:table-cell office:value-type="string">
            <text:p>Funkstellen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055"/>
          <table:table-cell office:value-type="float" office:value="9.6699228144120006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6114.793660119 6030435.82844498)</text:p>
          </table:table-cell>
          <table:table-cell office:value-type="string">
            <text:p>01002</text:p>
          </table:table-cell>
          <table:table-cell office:value-type="float" office:value="960"/>
          <table:table-cell office:value-type="float" office:value="1"/>
          <table:table-cell office:value-type="float" office:value="0.000000000000000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109.1011810000000000"/>
        </table:table-row>
        <table:table-row>
          <table:table-cell office:value-type="float" office:value="240104"/>
          <table:table-cell/>
          <table:table-cell office:value-type="string">
            <text:p>Seekant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24"/>
          <table:table-cell office:value-type="float" office:value="37.4274048532163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6486.875763076 6030472.08027849)</text:p>
          </table:table-cell>
          <table:table-cell office:value-type="string">
            <text:p>01002</text:p>
          </table:table-cell>
          <table:table-cell office:value-type="float" office:value="958"/>
          <table:table-cell office:value-type="float" office:value="1"/>
          <table:table-cell office:value-type="float" office:value="39.564799999999998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8.6567580000000000"/>
        </table:table-row>
        <table:table-row>
          <table:table-cell office:value-type="float" office:value="517003"/>
          <table:table-cell/>
          <table:table-cell office:value-type="string">
            <text:p>Wattenbek 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00"/>
          <table:table-cell office:value-type="float" office:value="28.8324860334257980"/>
          <table:table-cell office:value-type="float" office:value="0"/>
          <table:table-cell office:value-type="string">
            <text:p>01058170</text:p>
          </table:table-cell>
          <table:table-cell office:value-type="float" office:value="4"/>
          <table:table-cell/>
          <table:table-cell office:value-type="string">
            <text:p>SRID=3044;POINT(568651.661838977 6003254.82838447)</text:p>
          </table:table-cell>
          <table:table-cell office:value-type="string">
            <text:p>01058</text:p>
          </table:table-cell>
          <table:table-cell office:value-type="float" office:value="473"/>
          <table:table-cell office:value-type="float" office:value="14"/>
          <table:table-cell office:value-type="float" office:value="102.7760000000000000"/>
          <table:table-cell office:value-type="float" office:value="517001"/>
          <table:table-cell office:value-type="float" office:value="10580456"/>
          <table:table-cell office:value-type="float" office:value="0"/>
          <table:table-cell office:value-type="float" office:value="31.2147900000000010"/>
        </table:table-row>
        <table:table-row>
          <table:table-cell office:value-type="float" office:value="150101"/>
          <table:table-cell/>
          <table:table-cell office:value-type="string">
            <text:p>Gorch-Fock-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50"/>
          <table:table-cell office:value-type="float" office:value="27.7278027281941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5010000</text:p>
          </table:table-cell>
          <table:table-cell office:value-type="string">
            <text:p>SRID=3044;POINT(569819.978415043 6019005.79513858)</text:p>
          </table:table-cell>
          <table:table-cell office:value-type="string">
            <text:p>01002</text:p>
          </table:table-cell>
          <table:table-cell office:value-type="float" office:value="1039"/>
          <table:table-cell office:value-type="float" office:value="4"/>
          <table:table-cell office:value-type="float" office:value="98.9279999999999970"/>
          <table:table-cell office:value-type="float" office:value="1"/>
          <table:table-cell office:value-type="float" office:value="10020031"/>
          <table:table-cell office:value-type="float" office:value="0"/>
          <table:table-cell office:value-type="float" office:value="12.6227100000000000"/>
        </table:table-row>
        <table:table-row>
          <table:table-cell office:value-type="float" office:value="507601"/>
          <table:table-cell/>
          <table:table-cell office:value-type="string">
            <text:p>Hof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8"/>
          <table:table-cell office:value-type="float" office:value="660.8963409146809900"/>
          <table:table-cell office:value-type="float" office:value="0"/>
          <table:table-cell office:value-type="string">
            <text:p>01058076</text:p>
          </table:table-cell>
          <table:table-cell office:value-type="float" office:value="4"/>
          <table:table-cell/>
          <table:table-cell office:value-type="string">
            <text:p>SRID=3044;POINT(564944.89836919 6004780.4616698)</text:p>
          </table:table-cell>
          <table:table-cell office:value-type="string">
            <text:p>01058</text:p>
          </table:table-cell>
          <table:table-cell office:value-type="float" office:value="265"/>
          <table:table-cell office:value-type="float" office:value="14"/>
          <table:table-cell office:value-type="float" office:value="15.7163000000000000"/>
          <table:table-cell office:value-type="float" office:value="507601"/>
          <table:table-cell office:value-type="float" office:value="10580459"/>
          <table:table-cell office:value-type="float" office:value="0"/>
          <table:table-cell office:value-type="float" office:value="0.1785450000000000"/>
        </table:table-row>
        <table:table-row>
          <table:table-cell office:value-type="float" office:value="507801"/>
          <table:table-cell/>
          <table:table-cell office:value-type="string">
            <text:p>Hoh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492"/>
          <table:table-cell office:value-type="float" office:value="3214.5140401999001000"/>
          <table:table-cell office:value-type="float" office:value="0"/>
          <table:table-cell office:value-type="string">
            <text:p>01058078</text:p>
          </table:table-cell>
          <table:table-cell office:value-type="float" office:value="4"/>
          <table:table-cell/>
          <table:table-cell office:value-type="string">
            <text:p>SRID=3044;POINT(532529.044744771 6016869.08341752)</text:p>
          </table:table-cell>
          <table:table-cell office:value-type="string">
            <text:p>01058</text:p>
          </table:table-cell>
          <table:table-cell office:value-type="float" office:value="129"/>
          <table:table-cell office:value-type="float" office:value="0"/>
          <table:table-cell office:value-type="float" office:value="435.4630000000000200"/>
          <table:table-cell office:value-type="float" office:value="507801"/>
          <table:table-cell office:value-type="float" office:value="10580483"/>
          <table:table-cell office:value-type="float" office:value="0"/>
          <table:table-cell office:value-type="float" office:value="0.7752340000000000"/>
        </table:table-row>
        <table:table-row>
          <table:table-cell office:value-type="float" office:value="1105913"/>
          <table:table-cell/>
          <table:table-cell office:value-type="string">
            <text:p>Kappel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8633"/>
          <table:table-cell office:value-type="float" office:value="3524.5462832367498000"/>
          <table:table-cell/>
          <table:table-cell office:value-type="string">
            <text:p>01059045</text:p>
          </table:table-cell>
          <table:table-cell office:value-type="float" office:value="10"/>
          <table:table-cell/>
          <table:table-cell office:value-type="string">
            <text:p>SRID=3044;POINT(559816.979516378 6057446.76780908)</text:p>
          </table:table-cell>
          <table:table-cell office:value-type="string">
            <text:p>01059</text:p>
          </table:table-cell>
          <table:table-cell office:value-type="float" office:value="13"/>
          <table:table-cell office:value-type="float" office:value="-1"/>
          <table:table-cell office:value-type="float" office:value="3438.0000000000000000"/>
          <table:table-cell office:value-type="float" office:value="1105913"/>
          <table:table-cell/>
          <table:table-cell office:value-type="float" office:value="0"/>
          <table:table-cell office:value-type="float" office:value="2.4493930000000002"/>
        </table:table-row>
        <table:table-row>
          <table:table-cell office:value-type="float" office:value="20012"/>
          <table:table-cell/>
          <table:table-cell office:value-type="string">
            <text:p>Standesamt Kiel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9"/>
          <table:table-cell office:value-type="float" office:value="2.27845158027156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830.770863628 6019944.54707927)</text:p>
          </table:table-cell>
          <table:table-cell office:value-type="string">
            <text:p>01002</text:p>
          </table:table-cell>
          <table:table-cell office:value-type="float" office:value="615"/>
          <table:table-cell office:value-type="float" office:value="3"/>
          <table:table-cell office:value-type="float" office:value="649.30499999999995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12.7279420000000010"/>
        </table:table-row>
        <table:table-row>
          <table:table-cell office:value-type="float" office:value="402201"/>
          <table:table-cell/>
          <table:table-cell office:value-type="string">
            <text:p>Grebi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20"/>
          <table:table-cell office:value-type="float" office:value="2412.1619341481000000"/>
          <table:table-cell office:value-type="float" office:value="0"/>
          <table:table-cell office:value-type="string">
            <text:p>01057022</text:p>
          </table:table-cell>
          <table:table-cell office:value-type="float" office:value="3"/>
          <table:table-cell/>
          <table:table-cell office:value-type="string">
            <text:p>SRID=3044;POINT(597337.448263373 6006468.15296614)</text:p>
          </table:table-cell>
          <table:table-cell office:value-type="string">
            <text:p>01057</text:p>
          </table:table-cell>
          <table:table-cell office:value-type="float" office:value="50"/>
          <table:table-cell office:value-type="float" office:value="15"/>
          <table:table-cell office:value-type="float" office:value="79.0000000000000000"/>
          <table:table-cell office:value-type="float" office:value="402201"/>
          <table:table-cell office:value-type="float" office:value="10570408"/>
          <table:table-cell office:value-type="float" office:value="0"/>
          <table:table-cell office:value-type="float" office:value="0.3814010000000000"/>
        </table:table-row>
        <table:table-row>
          <table:table-cell office:value-type="float" office:value="517401"/>
          <table:table-cell/>
          <table:table-cell office:value-type="string">
            <text:p>Winnemar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17"/>
          <table:table-cell office:value-type="float" office:value="956.4869977536360500"/>
          <table:table-cell office:value-type="float" office:value="0"/>
          <table:table-cell office:value-type="string">
            <text:p>01058174</text:p>
          </table:table-cell>
          <table:table-cell office:value-type="float" office:value="4"/>
          <table:table-cell/>
          <table:table-cell office:value-type="string">
            <text:p>SRID=3044;POINT(559643.039906082 6052551.30803614)</text:p>
          </table:table-cell>
          <table:table-cell office:value-type="string">
            <text:p>01058</text:p>
          </table:table-cell>
          <table:table-cell office:value-type="float" office:value="250"/>
          <table:table-cell office:value-type="float" office:value="0"/>
          <table:table-cell office:value-type="float" office:value="37.1094000000000010"/>
          <table:table-cell office:value-type="float" office:value="517401"/>
          <table:table-cell office:value-type="float" office:value="10580514"/>
          <table:table-cell office:value-type="float" office:value="0"/>
          <table:table-cell office:value-type="float" office:value="0.5405200000000000"/>
        </table:table-row>
        <table:table-row>
          <table:table-cell office:value-type="float" office:value="240108"/>
          <table:table-cell/>
          <table:table-cell office:value-type="string">
            <text:p>Drachenbahn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78"/>
          <table:table-cell office:value-type="float" office:value="21.4296202280524990"/>
          <table:table-cell/>
          <table:table-cell office:value-type="string">
            <text:p>01002</text:p>
          </table:table-cell>
          <table:table-cell office:value-type="float" office:value="1"/>
          <table:table-cell office:value-type="string">
            <text:p>24010000</text:p>
          </table:table-cell>
          <table:table-cell office:value-type="string">
            <text:p>SRID=3044;POINT(575794.842934728 6031846.31089319)</text:p>
          </table:table-cell>
          <table:table-cell office:value-type="string">
            <text:p>01002</text:p>
          </table:table-cell>
          <table:table-cell office:value-type="float" office:value="955"/>
          <table:table-cell office:value-type="float" office:value="1"/>
          <table:table-cell office:value-type="float" office:value="237.056000000000010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17.6391370000000020"/>
        </table:table-row>
        <table:table-row>
          <table:table-cell office:value-type="float" office:value="240201"/>
          <table:table-cell/>
          <table:table-cell office:value-type="string">
            <text:p>Koppelber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6"/>
          <table:table-cell office:value-type="float" office:value="26.9719471459583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4020000</text:p>
          </table:table-cell>
          <table:table-cell office:value-type="string">
            <text:p>SRID=3044;POINT(575895.033235096 6029005.79986758)</text:p>
          </table:table-cell>
          <table:table-cell office:value-type="string">
            <text:p>01002</text:p>
          </table:table-cell>
          <table:table-cell office:value-type="float" office:value="962"/>
          <table:table-cell office:value-type="float" office:value="1"/>
          <table:table-cell office:value-type="float" office:value="2813.5799999999999000"/>
          <table:table-cell office:value-type="float" office:value="1"/>
          <table:table-cell office:value-type="float" office:value="10020041"/>
          <table:table-cell office:value-type="float" office:value="0"/>
          <table:table-cell office:value-type="float" office:value="1.7054760000000000"/>
        </table:table-row>
        <table:table-row>
          <table:table-cell office:value-type="float" office:value="403401"/>
          <table:table-cell/>
          <table:table-cell office:value-type="string">
            <text:p>Kirchnüch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1"/>
          <table:table-cell office:value-type="float" office:value="1008.4992714070000000"/>
          <table:table-cell office:value-type="float" office:value="0"/>
          <table:table-cell office:value-type="string">
            <text:p>01057034</text:p>
          </table:table-cell>
          <table:table-cell office:value-type="float" office:value="3"/>
          <table:table-cell/>
          <table:table-cell office:value-type="string">
            <text:p>SRID=3044;POINT(609006.793989206 6008484.01709903)</text:p>
          </table:table-cell>
          <table:table-cell office:value-type="string">
            <text:p>01057</text:p>
          </table:table-cell>
          <table:table-cell office:value-type="float" office:value="69"/>
          <table:table-cell office:value-type="float" office:value="15"/>
          <table:table-cell office:value-type="float" office:value="4.0000000000000000"/>
          <table:table-cell office:value-type="float" office:value="403401"/>
          <table:table-cell office:value-type="float" office:value="10570401"/>
          <table:table-cell office:value-type="float" office:value="0"/>
          <table:table-cell office:value-type="float" office:value="0.1893900000000000"/>
        </table:table-row>
        <table:table-row>
          <table:table-cell office:value-type="float" office:value="408101"/>
          <table:table-cell/>
          <table:table-cell office:value-type="string">
            <text:p>Stoltenber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05"/>
          <table:table-cell office:value-type="float" office:value="777.5520555881789700"/>
          <table:table-cell office:value-type="float" office:value="0"/>
          <table:table-cell office:value-type="string">
            <text:p>01057081</text:p>
          </table:table-cell>
          <table:table-cell office:value-type="float" office:value="3"/>
          <table:table-cell/>
          <table:table-cell office:value-type="string">
            <text:p>SRID=3044;POINT(587465.411611585 6022538.69849691)</text:p>
          </table:table-cell>
          <table:table-cell office:value-type="string">
            <text:p>01057</text:p>
          </table:table-cell>
          <table:table-cell office:value-type="float" office:value="64"/>
          <table:table-cell office:value-type="float" office:value="14"/>
          <table:table-cell office:value-type="float" office:value="9.0000000000000000"/>
          <table:table-cell office:value-type="float" office:value="408101"/>
          <table:table-cell office:value-type="float" office:value="105704262"/>
          <table:table-cell office:value-type="float" office:value="0"/>
          <table:table-cell office:value-type="float" office:value="0.3922570000000000"/>
        </table:table-row>
        <table:table-row>
          <table:table-cell office:value-type="float" office:value="402801"/>
          <table:table-cell/>
          <table:table-cell office:value-type="string">
            <text:p>Höh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20"/>
          <table:table-cell office:value-type="float" office:value="562.7085851358870100"/>
          <table:table-cell office:value-type="float" office:value="0"/>
          <table:table-cell office:value-type="string">
            <text:p>01057028</text:p>
          </table:table-cell>
          <table:table-cell office:value-type="float" office:value="3"/>
          <table:table-cell/>
          <table:table-cell office:value-type="string">
            <text:p>SRID=3044;POINT(589044.863183482 6025629.51850938)</text:p>
          </table:table-cell>
          <table:table-cell office:value-type="string">
            <text:p>01057</text:p>
          </table:table-cell>
          <table:table-cell office:value-type="float" office:value="135"/>
          <table:table-cell office:value-type="float" office:value="14"/>
          <table:table-cell office:value-type="float" office:value="0.0000000000000000"/>
          <table:table-cell office:value-type="float" office:value="402801"/>
          <table:table-cell office:value-type="float" office:value="10570419"/>
          <table:table-cell office:value-type="float" office:value="0"/>
          <table:table-cell office:value-type="float" office:value="0.7463900000000000"/>
        </table:table-row>
        <table:table-row>
          <table:table-cell office:value-type="float" office:value="403301"/>
          <table:table-cell/>
          <table:table-cell office:value-type="string">
            <text:p>Kirchbark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50"/>
          <table:table-cell office:value-type="float" office:value="200.6987740526479900"/>
          <table:table-cell office:value-type="float" office:value="0"/>
          <table:table-cell office:value-type="string">
            <text:p>01057033</text:p>
          </table:table-cell>
          <table:table-cell office:value-type="float" office:value="3"/>
          <table:table-cell/>
          <table:table-cell office:value-type="string">
            <text:p>SRID=3044;POINT(574674.50712907 6007552.24738248)</text:p>
          </table:table-cell>
          <table:table-cell office:value-type="string">
            <text:p>01057</text:p>
          </table:table-cell>
          <table:table-cell office:value-type="float" office:value="72"/>
          <table:table-cell office:value-type="float" office:value="14"/>
          <table:table-cell office:value-type="float" office:value="75.1226999999999950"/>
          <table:table-cell office:value-type="float" office:value="403301"/>
          <table:table-cell office:value-type="float" office:value="10570412"/>
          <table:table-cell office:value-type="float" office:value="0"/>
          <table:table-cell office:value-type="float" office:value="3.7369439999999998"/>
        </table:table-row>
        <table:table-row>
          <table:table-cell office:value-type="float" office:value="403701"/>
          <table:table-cell/>
          <table:table-cell office:value-type="string">
            <text:p>Klein Bark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7"/>
          <table:table-cell office:value-type="float" office:value="418.5135221098100300"/>
          <table:table-cell office:value-type="float" office:value="0"/>
          <table:table-cell office:value-type="string">
            <text:p>01057037</text:p>
          </table:table-cell>
          <table:table-cell office:value-type="float" office:value="3"/>
          <table:table-cell/>
          <table:table-cell office:value-type="string">
            <text:p>SRID=3044;POINT(574021.612795006 6008791.36573107)</text:p>
          </table:table-cell>
          <table:table-cell office:value-type="string">
            <text:p>01057</text:p>
          </table:table-cell>
          <table:table-cell office:value-type="float" office:value="141"/>
          <table:table-cell office:value-type="float" office:value="14"/>
          <table:table-cell office:value-type="float" office:value="22.8929000000000010"/>
          <table:table-cell office:value-type="float" office:value="403701"/>
          <table:table-cell office:value-type="float" office:value="10570412"/>
          <table:table-cell office:value-type="float" office:value="0"/>
          <table:table-cell office:value-type="float" office:value="0.6618660000000000"/>
        </table:table-row>
        <table:table-row>
          <table:table-cell office:value-type="float" office:value="404001"/>
          <table:table-cell/>
          <table:table-cell office:value-type="string">
            <text:p>Krok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21"/>
          <table:table-cell office:value-type="float" office:value="444.9428901933999900"/>
          <table:table-cell office:value-type="float" office:value="0"/>
          <table:table-cell office:value-type="string">
            <text:p>01057040</text:p>
          </table:table-cell>
          <table:table-cell office:value-type="float" office:value="3"/>
          <table:table-cell/>
          <table:table-cell office:value-type="string">
            <text:p>SRID=3044;POINT(587163.05368499 6029040.86725707)</text:p>
          </table:table-cell>
          <table:table-cell office:value-type="string">
            <text:p>01057</text:p>
          </table:table-cell>
          <table:table-cell office:value-type="float" office:value="85"/>
          <table:table-cell office:value-type="float" office:value="14"/>
          <table:table-cell office:value-type="float" office:value="8.0296299999999992"/>
          <table:table-cell office:value-type="float" office:value="404001"/>
          <table:table-cell office:value-type="float" office:value="10570421"/>
          <table:table-cell office:value-type="float" office:value="0"/>
          <table:table-cell office:value-type="float" office:value="0.9461890000000000"/>
        </table:table-row>
        <table:table-row>
          <table:table-cell office:value-type="float" office:value="404101"/>
          <table:table-cell/>
          <table:table-cell office:value-type="string">
            <text:p>Krumm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23"/>
          <table:table-cell office:value-type="float" office:value="548.3112654504800500"/>
          <table:table-cell office:value-type="float" office:value="0"/>
          <table:table-cell office:value-type="string">
            <text:p>01057041</text:p>
          </table:table-cell>
          <table:table-cell office:value-type="float" office:value="3"/>
          <table:table-cell/>
          <table:table-cell office:value-type="string">
            <text:p>SRID=3044;POINT(590887.68770232 6026565.90897151)</text:p>
          </table:table-cell>
          <table:table-cell office:value-type="string">
            <text:p>01057</text:p>
          </table:table-cell>
          <table:table-cell office:value-type="float" office:value="177"/>
          <table:table-cell office:value-type="float" office:value="14"/>
          <table:table-cell office:value-type="float" office:value="55.0000000000000000"/>
          <table:table-cell office:value-type="float" office:value="404101"/>
          <table:table-cell office:value-type="float" office:value="10570396"/>
          <table:table-cell office:value-type="float" office:value="0"/>
          <table:table-cell office:value-type="float" office:value="0.7714600000000000"/>
        </table:table-row>
        <table:table-row>
          <table:table-cell office:value-type="float" office:value="270204"/>
          <table:table-cell/>
          <table:table-cell office:value-type="string">
            <text:p>Neumeimersdor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2"/>
          <table:table-cell office:value-type="float" office:value="16.7545702353668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7020000</text:p>
          </table:table-cell>
          <table:table-cell office:value-type="string">
            <text:p>SRID=3044;POINT(573118.63837242 6015792.75078437)</text:p>
          </table:table-cell>
          <table:table-cell office:value-type="string">
            <text:p>01002</text:p>
          </table:table-cell>
          <table:table-cell office:value-type="float" office:value="993"/>
          <table:table-cell office:value-type="float" office:value="5"/>
          <table:table-cell office:value-type="float" office:value="0.8441640000000000"/>
          <table:table-cell office:value-type="float" office:value="1"/>
          <table:table-cell office:value-type="float" office:value="10020045"/>
          <table:table-cell office:value-type="float" office:value="0"/>
          <table:table-cell office:value-type="float" office:value="0.7162220000000000"/>
        </table:table-row>
        <table:table-row>
          <table:table-cell office:value-type="float" office:value="280101"/>
          <table:table-cell/>
          <table:table-cell office:value-type="string">
            <text:p>Edisonstraße We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"/>
          <table:table-cell office:value-type="float" office:value="10.4060828351720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10000</text:p>
          </table:table-cell>
          <table:table-cell office:value-type="string">
            <text:p>SRID=3044;POINT(574950.636771112 6014586.21243503)</text:p>
          </table:table-cell>
          <table:table-cell office:value-type="string">
            <text:p>01002</text:p>
          </table:table-cell>
          <table:table-cell office:value-type="float" office:value="994"/>
          <table:table-cell office:value-type="float" office:value="5"/>
          <table:table-cell office:value-type="float" office:value="31.153500000000001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0.2882930000000000"/>
        </table:table-row>
        <table:table-row>
          <table:table-cell office:value-type="float" office:value="404602"/>
          <table:table-cell/>
          <table:table-cell office:value-type="string">
            <text:p>Lehmkuhlen OT Rethwisch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10"/>
          <table:table-cell office:value-type="float" office:value="1088.6992114685399000"/>
          <table:table-cell office:value-type="float" office:value="0"/>
          <table:table-cell office:value-type="string">
            <text:p>01057046</text:p>
          </table:table-cell>
          <table:table-cell office:value-type="float" office:value="3"/>
          <table:table-cell/>
          <table:table-cell office:value-type="string">
            <text:p>SRID=3044;POINT(586207.25972997 6012003.78967768)</text:p>
          </table:table-cell>
          <table:table-cell office:value-type="string">
            <text:p>01057</text:p>
          </table:table-cell>
          <table:table-cell office:value-type="float" office:value="434"/>
          <table:table-cell office:value-type="float" office:value="14"/>
          <table:table-cell office:value-type="float" office:value="30.9999000000000000"/>
          <table:table-cell office:value-type="float" office:value="404601"/>
          <table:table-cell office:value-type="float" office:value="10570415"/>
          <table:table-cell office:value-type="float" office:value="0"/>
          <table:table-cell office:value-type="float" office:value="0.3765960000000000"/>
        </table:table-row>
        <table:table-row>
          <table:table-cell office:value-type="float" office:value="404701"/>
          <table:table-cell/>
          <table:table-cell office:value-type="string">
            <text:p>Löpti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21"/>
          <table:table-cell office:value-type="float" office:value="907.2987631635089700"/>
          <table:table-cell office:value-type="float" office:value="0"/>
          <table:table-cell office:value-type="string">
            <text:p>01057047</text:p>
          </table:table-cell>
          <table:table-cell office:value-type="float" office:value="3"/>
          <table:table-cell/>
          <table:table-cell office:value-type="string">
            <text:p>SRID=3044;POINT(579282.871943385 6003761.02105763)</text:p>
          </table:table-cell>
          <table:table-cell office:value-type="string">
            <text:p>01057</text:p>
          </table:table-cell>
          <table:table-cell office:value-type="float" office:value="294"/>
          <table:table-cell office:value-type="float" office:value="14"/>
          <table:table-cell office:value-type="float" office:value="20.0000000000000000"/>
          <table:table-cell office:value-type="float" office:value="404701"/>
          <table:table-cell office:value-type="float" office:value="10570411"/>
          <table:table-cell office:value-type="float" office:value="0"/>
          <table:table-cell office:value-type="float" office:value="0.3537970000000000"/>
        </table:table-row>
        <table:table-row>
          <table:table-cell office:value-type="float" office:value="404901"/>
          <table:table-cell/>
          <table:table-cell office:value-type="string">
            <text:p>Lutter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8"/>
          <table:table-cell office:value-type="float" office:value="323.0180244967419900"/>
          <table:table-cell office:value-type="float" office:value="0"/>
          <table:table-cell office:value-type="string">
            <text:p>01057049</text:p>
          </table:table-cell>
          <table:table-cell office:value-type="float" office:value="3"/>
          <table:table-cell/>
          <table:table-cell office:value-type="string">
            <text:p>SRID=3044;POINT(582870.290260182 6027833.9822939)</text:p>
          </table:table-cell>
          <table:table-cell office:value-type="string">
            <text:p>01057</text:p>
          </table:table-cell>
          <table:table-cell office:value-type="float" office:value="238"/>
          <table:table-cell office:value-type="float" office:value="14"/>
          <table:table-cell office:value-type="float" office:value="0.0000000000000000"/>
          <table:table-cell office:value-type="float" office:value="404901"/>
          <table:table-cell office:value-type="float" office:value="10570422"/>
          <table:table-cell office:value-type="float" office:value="0"/>
          <table:table-cell office:value-type="float" office:value="1.1702129999999999"/>
        </table:table-row>
        <table:table-row>
          <table:table-cell office:value-type="float" office:value="405101"/>
          <table:table-cell/>
          <table:table-cell office:value-type="string">
            <text:p>Mönkeberg Ost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789"/>
          <table:table-cell office:value-type="float" office:value="104.9801191833930000"/>
          <table:table-cell/>
          <table:table-cell office:value-type="string">
            <text:p>01057051</text:p>
          </table:table-cell>
          <table:table-cell office:value-type="float" office:value="3"/>
          <table:table-cell/>
          <table:table-cell office:value-type="string">
            <text:p>SRID=3044;POINT(578359.107641865 6022568.21231893)</text:p>
          </table:table-cell>
          <table:table-cell office:value-type="string">
            <text:p>01057</text:p>
          </table:table-cell>
          <table:table-cell office:value-type="float" office:value="2007"/>
          <table:table-cell office:value-type="float" office:value="12"/>
          <table:table-cell office:value-type="float" office:value="77.1581000000000050"/>
          <table:table-cell office:value-type="float" office:value="405101"/>
          <table:table-cell office:value-type="float" office:value="10570397"/>
          <table:table-cell office:value-type="float" office:value="0"/>
          <table:table-cell office:value-type="float" office:value="7.5157090000000002"/>
        </table:table-row>
        <table:table-row>
          <table:table-cell office:value-type="float" office:value="405102"/>
          <table:table-cell/>
          <table:table-cell office:value-type="string">
            <text:p>Mönkeberg Mitt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625"/>
          <table:table-cell office:value-type="float" office:value="80.2478339489502020"/>
          <table:table-cell/>
          <table:table-cell office:value-type="string">
            <text:p>01057051</text:p>
          </table:table-cell>
          <table:table-cell office:value-type="float" office:value="3"/>
          <table:table-cell/>
          <table:table-cell office:value-type="string">
            <text:p>SRID=3044;POINT(577710.593615123 6023123.64402596)</text:p>
          </table:table-cell>
          <table:table-cell office:value-type="string">
            <text:p>01057</text:p>
          </table:table-cell>
          <table:table-cell office:value-type="float" office:value="2006"/>
          <table:table-cell office:value-type="float" office:value="12"/>
          <table:table-cell office:value-type="float" office:value="131.7630000000000100"/>
          <table:table-cell office:value-type="float" office:value="405101"/>
          <table:table-cell office:value-type="float" office:value="10570386"/>
          <table:table-cell office:value-type="float" office:value="0"/>
          <table:table-cell office:value-type="float" office:value="20.2497680000000000"/>
        </table:table-row>
        <table:table-row>
          <table:table-cell office:value-type="float" office:value="405103"/>
          <table:table-cell/>
          <table:table-cell office:value-type="string">
            <text:p>Mönkeberg West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458"/>
          <table:table-cell office:value-type="float" office:value="91.2194126835780000"/>
          <table:table-cell/>
          <table:table-cell office:value-type="string">
            <text:p>01057051</text:p>
          </table:table-cell>
          <table:table-cell office:value-type="float" office:value="3"/>
          <table:table-cell/>
          <table:table-cell office:value-type="string">
            <text:p>SRID=3044;POINT(577072.302869174 6023207.19242283)</text:p>
          </table:table-cell>
          <table:table-cell office:value-type="string">
            <text:p>01057</text:p>
          </table:table-cell>
          <table:table-cell office:value-type="float" office:value="2005"/>
          <table:table-cell office:value-type="float" office:value="12"/>
          <table:table-cell office:value-type="float" office:value="139.7429999999999900"/>
          <table:table-cell office:value-type="float" office:value="405101"/>
          <table:table-cell office:value-type="float" office:value="10570386"/>
          <table:table-cell office:value-type="float" office:value="0"/>
          <table:table-cell office:value-type="float" office:value="15.9834400000000000"/>
        </table:table-row>
        <table:table-row>
          <table:table-cell office:value-type="float" office:value="290013"/>
          <table:table-cell/>
          <table:table-cell office:value-type="string">
            <text:p>Hansarin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315"/>
          <table:table-cell office:value-type="float" office:value="22.9790274777141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230.842203524 6016621.16428854)</text:p>
          </table:table-cell>
          <table:table-cell office:value-type="string">
            <text:p>01002</text:p>
          </table:table-cell>
          <table:table-cell office:value-type="float" office:value="1010"/>
          <table:table-cell office:value-type="float" office:value="5"/>
          <table:table-cell office:value-type="float" office:value="4.8775000000000004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13.7081520000000000"/>
        </table:table-row>
        <table:table-row>
          <table:table-cell office:value-type="float" office:value="290014"/>
          <table:table-cell/>
          <table:table-cell office:value-type="string">
            <text:p>GewGeb Segeberger Lstr. Os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4"/>
          <table:table-cell office:value-type="float" office:value="42.3926959989191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022.114400099 6016946.47410868)</text:p>
          </table:table-cell>
          <table:table-cell office:value-type="string">
            <text:p>01002</text:p>
          </table:table-cell>
          <table:table-cell office:value-type="float" office:value="1004"/>
          <table:table-cell office:value-type="float" office:value="5"/>
          <table:table-cell office:value-type="float" office:value="13.184699999999999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1.5096940000000001"/>
        </table:table-row>
        <table:table-row>
          <table:table-cell office:value-type="float" office:value="405301"/>
          <table:table-cell/>
          <table:table-cell office:value-type="string">
            <text:p>Nehmt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3"/>
          <table:table-cell office:value-type="float" office:value="2203.2098944584000000"/>
          <table:table-cell office:value-type="float" office:value="0"/>
          <table:table-cell office:value-type="string">
            <text:p>01057053</text:p>
          </table:table-cell>
          <table:table-cell office:value-type="float" office:value="3"/>
          <table:table-cell/>
          <table:table-cell office:value-type="string">
            <text:p>SRID=3044;POINT(589673.548352675 5997948.60099433)</text:p>
          </table:table-cell>
          <table:table-cell office:value-type="string">
            <text:p>01057</text:p>
          </table:table-cell>
          <table:table-cell office:value-type="float" office:value="147"/>
          <table:table-cell office:value-type="float" office:value="15"/>
          <table:table-cell office:value-type="float" office:value="101.1050000000000000"/>
          <table:table-cell office:value-type="float" office:value="405301"/>
          <table:table-cell office:value-type="float" office:value="10570405"/>
          <table:table-cell office:value-type="float" office:value="0"/>
          <table:table-cell office:value-type="float" office:value="0.1329880000000000"/>
        </table:table-row>
        <table:table-row>
          <table:table-cell office:value-type="float" office:value="405401"/>
          <table:table-cell/>
          <table:table-cell office:value-type="string">
            <text:p>Nettel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35"/>
          <table:table-cell office:value-type="float" office:value="646.9360910950960000"/>
          <table:table-cell office:value-type="float" office:value="0"/>
          <table:table-cell office:value-type="string">
            <text:p>01057054</text:p>
          </table:table-cell>
          <table:table-cell office:value-type="float" office:value="3"/>
          <table:table-cell/>
          <table:table-cell office:value-type="string">
            <text:p>SRID=3044;POINT(578042.626394165 6003946.57157009)</text:p>
          </table:table-cell>
          <table:table-cell office:value-type="string">
            <text:p>01057</text:p>
          </table:table-cell>
          <table:table-cell office:value-type="float" office:value="93"/>
          <table:table-cell office:value-type="float" office:value="14"/>
          <table:table-cell office:value-type="float" office:value="26.0000000000000000"/>
          <table:table-cell office:value-type="float" office:value="405401"/>
          <table:table-cell office:value-type="float" office:value="10570411"/>
          <table:table-cell office:value-type="float" office:value="0"/>
          <table:table-cell office:value-type="float" office:value="0.6724000000000000"/>
        </table:table-row>
        <table:table-row>
          <table:table-cell office:value-type="float" office:value="405601"/>
          <table:table-cell/>
          <table:table-cell office:value-type="string">
            <text:p>Passa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7"/>
          <table:table-cell office:value-type="float" office:value="431.8097817288619900"/>
          <table:table-cell office:value-type="float" office:value="0"/>
          <table:table-cell office:value-type="string">
            <text:p>01057056</text:p>
          </table:table-cell>
          <table:table-cell office:value-type="float" office:value="3"/>
          <table:table-cell/>
          <table:table-cell office:value-type="string">
            <text:p>SRID=3044;POINT(585610.297261949 6024986.15248173)</text:p>
          </table:table-cell>
          <table:table-cell office:value-type="string">
            <text:p>01057</text:p>
          </table:table-cell>
          <table:table-cell office:value-type="float" office:value="150"/>
          <table:table-cell office:value-type="float" office:value="14"/>
          <table:table-cell office:value-type="float" office:value="55.0000000000000000"/>
          <table:table-cell office:value-type="float" office:value="405601"/>
          <table:table-cell office:value-type="float" office:value="10570419"/>
          <table:table-cell office:value-type="float" office:value="0"/>
          <table:table-cell office:value-type="float" office:value="0.6878030000000001"/>
        </table:table-row>
        <table:table-row>
          <table:table-cell office:value-type="float" office:value="405701"/>
          <table:table-cell/>
          <table:table-cell office:value-type="string">
            <text:p>Plön -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3"/>
          <table:table-cell office:value-type="float" office:value="1840.8640591004701000"/>
          <table:table-cell office:value-type="float" office:value="0"/>
          <table:table-cell office:value-type="string">
            <text:p>01057057</text:p>
          </table:table-cell>
          <table:table-cell office:value-type="float" office:value="3"/>
          <table:table-cell/>
          <table:table-cell office:value-type="string">
            <text:p>SRID=3044;POINT(590597.201482774 6001262.21508565)</text:p>
          </table:table-cell>
          <table:table-cell office:value-type="string">
            <text:p>01057</text:p>
          </table:table-cell>
          <table:table-cell office:value-type="float" office:value="452"/>
          <table:table-cell office:value-type="float" office:value="10"/>
          <table:table-cell office:value-type="float" office:value="187.9820000000000000"/>
          <table:table-cell office:value-type="float" office:value="405701"/>
          <table:table-cell office:value-type="float" office:value="10570390"/>
          <table:table-cell office:value-type="float" office:value="0"/>
          <table:table-cell office:value-type="float" office:value="0.0396550000000000"/>
        </table:table-row>
        <table:table-row>
          <table:table-cell office:value-type="float" office:value="405702"/>
          <table:table-cell/>
          <table:table-cell office:value-type="string">
            <text:p>Plön - Stadthei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44"/>
          <table:table-cell office:value-type="float" office:value="466.2327398868450200"/>
          <table:table-cell office:value-type="float" office:value="0"/>
          <table:table-cell office:value-type="string">
            <text:p>01057057</text:p>
          </table:table-cell>
          <table:table-cell office:value-type="float" office:value="3"/>
          <table:table-cell/>
          <table:table-cell office:value-type="string">
            <text:p>SRID=3044;POINT(595683.496730792 6001265.16629693)</text:p>
          </table:table-cell>
          <table:table-cell office:value-type="string">
            <text:p>01057</text:p>
          </table:table-cell>
          <table:table-cell office:value-type="float" office:value="451"/>
          <table:table-cell office:value-type="float" office:value="10"/>
          <table:table-cell office:value-type="float" office:value="333.1179999999999900"/>
          <table:table-cell office:value-type="float" office:value="405701"/>
          <table:table-cell office:value-type="float" office:value="10570407"/>
          <table:table-cell office:value-type="float" office:value="0"/>
          <table:table-cell office:value-type="float" office:value="1.3812840000000000"/>
        </table:table-row>
        <table:table-row>
          <table:table-cell office:value-type="float" office:value="405703"/>
          <table:table-cell/>
          <table:table-cell office:value-type="string">
            <text:p>Plön - Schlossgebie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32"/>
          <table:table-cell office:value-type="float" office:value="125.9685391711140000"/>
          <table:table-cell office:value-type="float" office:value="0"/>
          <table:table-cell office:value-type="string">
            <text:p>01057057</text:p>
          </table:table-cell>
          <table:table-cell office:value-type="float" office:value="3"/>
          <table:table-cell/>
          <table:table-cell office:value-type="string">
            <text:p>SRID=3044;POINT(591900.570538042 6001788.66592744)</text:p>
          </table:table-cell>
          <table:table-cell office:value-type="string">
            <text:p>01057</text:p>
          </table:table-cell>
          <table:table-cell office:value-type="float" office:value="453"/>
          <table:table-cell office:value-type="float" office:value="10"/>
          <table:table-cell office:value-type="float" office:value="465.9619999999999900"/>
          <table:table-cell office:value-type="float" office:value="405701"/>
          <table:table-cell office:value-type="float" office:value="10570390"/>
          <table:table-cell office:value-type="float" office:value="0"/>
          <table:table-cell office:value-type="float" office:value="6.6048239999999998"/>
        </table:table-row>
        <table:table-row>
          <table:table-cell office:value-type="float" office:value="405801"/>
          <table:table-cell/>
          <table:table-cell office:value-type="string">
            <text:p>Pohn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24"/>
          <table:table-cell office:value-type="float" office:value="2456.9149589564799000"/>
          <table:table-cell office:value-type="float" office:value="0"/>
          <table:table-cell office:value-type="string">
            <text:p>01057058</text:p>
          </table:table-cell>
          <table:table-cell office:value-type="float" office:value="3"/>
          <table:table-cell/>
          <table:table-cell office:value-type="string">
            <text:p>SRID=3044;POINT(581483.015890564 6010838.2610369)</text:p>
          </table:table-cell>
          <table:table-cell office:value-type="string">
            <text:p>01057</text:p>
          </table:table-cell>
          <table:table-cell office:value-type="float" office:value="127"/>
          <table:table-cell office:value-type="float" office:value="14"/>
          <table:table-cell office:value-type="float" office:value="54.3489000000000000"/>
          <table:table-cell office:value-type="float" office:value="405801"/>
          <table:table-cell office:value-type="float" office:value="10570392"/>
          <table:table-cell office:value-type="float" office:value="0"/>
          <table:table-cell office:value-type="float" office:value="0.2946780000000000"/>
        </table:table-row>
        <table:table-row>
          <table:table-cell office:value-type="float" office:value="70006"/>
          <table:table-cell/>
          <table:table-cell office:value-type="string">
            <text:p>Düppel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72"/>
          <table:table-cell office:value-type="float" office:value="3.96724136663427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7000000</text:p>
          </table:table-cell>
          <table:table-cell office:value-type="string">
            <text:p>SRID=3044;POINT(573764.958474339 6021699.77841788)</text:p>
          </table:table-cell>
          <table:table-cell office:value-type="string">
            <text:p>01002</text:p>
          </table:table-cell>
          <table:table-cell office:value-type="float" office:value="672"/>
          <table:table-cell office:value-type="float" office:value="3"/>
          <table:table-cell office:value-type="float" office:value="3.7340900000000001"/>
          <table:table-cell office:value-type="float" office:value="1"/>
          <table:table-cell office:value-type="float" office:value="10020020"/>
          <table:table-cell office:value-type="float" office:value="0"/>
          <table:table-cell office:value-type="float" office:value="118.9743590000000100"/>
        </table:table-row>
        <table:table-row>
          <table:table-cell office:value-type="float" office:value="409103"/>
          <table:table-cell/>
          <table:table-cell office:value-type="string">
            <text:p>Raisdorf nördl Bahn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2797"/>
          <table:table-cell office:value-type="float" office:value="263.965924942990000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80564.132808547 6016025.90810006)</text:p>
          </table:table-cell>
          <table:table-cell office:value-type="string">
            <text:p>01057</text:p>
          </table:table-cell>
          <table:table-cell office:value-type="float" office:value="2022"/>
          <table:table-cell office:value-type="float" office:value="12"/>
          <table:table-cell office:value-type="float" office:value="183.7899999999999900"/>
          <table:table-cell office:value-type="float" office:value="409101"/>
          <table:table-cell office:value-type="float" office:value="10570395"/>
          <table:table-cell office:value-type="float" office:value="0"/>
          <table:table-cell office:value-type="float" office:value="10.5960649999999990"/>
        </table:table-row>
        <table:table-row>
          <table:table-cell office:value-type="float" office:value="406001"/>
          <table:table-cell/>
          <table:table-cell office:value-type="string">
            <text:p>Pra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40"/>
          <table:table-cell office:value-type="float" office:value="475.0406119307350000"/>
          <table:table-cell office:value-type="float" office:value="0"/>
          <table:table-cell office:value-type="string">
            <text:p>01057060</text:p>
          </table:table-cell>
          <table:table-cell office:value-type="float" office:value="3"/>
          <table:table-cell/>
          <table:table-cell office:value-type="string">
            <text:p>SRID=3044;POINT(584119.182671444 6026618.69112689)</text:p>
          </table:table-cell>
          <table:table-cell office:value-type="string">
            <text:p>01057</text:p>
          </table:table-cell>
          <table:table-cell office:value-type="float" office:value="151"/>
          <table:table-cell office:value-type="float" office:value="14"/>
          <table:table-cell office:value-type="float" office:value="12.9478000000000010"/>
          <table:table-cell office:value-type="float" office:value="406001"/>
          <table:table-cell office:value-type="float" office:value="10570420"/>
          <table:table-cell office:value-type="float" office:value="0"/>
          <table:table-cell office:value-type="float" office:value="0.9262370000000000"/>
        </table:table-row>
        <table:table-row>
          <table:table-cell office:value-type="float" office:value="406201"/>
          <table:table-cell/>
          <table:table-cell office:value-type="string">
            <text:p>Preetz -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744"/>
          <table:table-cell office:value-type="float" office:value="725.2695308942810500"/>
          <table:table-cell office:value-type="float" office:value="0"/>
          <table:table-cell office:value-type="string">
            <text:p>01057062</text:p>
          </table:table-cell>
          <table:table-cell office:value-type="float" office:value="3"/>
          <table:table-cell/>
          <table:table-cell office:value-type="string">
            <text:p>SRID=3044;POINT(583035.816287808 6008891.31642475)</text:p>
          </table:table-cell>
          <table:table-cell office:value-type="string">
            <text:p>01057</text:p>
          </table:table-cell>
          <table:table-cell office:value-type="float" office:value="454"/>
          <table:table-cell office:value-type="float" office:value="13"/>
          <table:table-cell office:value-type="float" office:value="387.5869999999999900"/>
          <table:table-cell office:value-type="float" office:value="406201"/>
          <table:table-cell office:value-type="float" office:value="10570411"/>
          <table:table-cell office:value-type="float" office:value="0"/>
          <table:table-cell office:value-type="float" office:value="6.5410170000000001"/>
        </table:table-row>
        <table:table-row>
          <table:table-cell office:value-type="float" office:value="407201"/>
          <table:table-cell/>
          <table:table-cell office:value-type="string">
            <text:p>Schles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95"/>
          <table:table-cell office:value-type="float" office:value="799.2794037195590100"/>
          <table:table-cell office:value-type="float" office:value="0"/>
          <table:table-cell office:value-type="string">
            <text:p>01057072</text:p>
          </table:table-cell>
          <table:table-cell office:value-type="float" office:value="3"/>
          <table:table-cell/>
          <table:table-cell office:value-type="string">
            <text:p>SRID=3044;POINT(586906.632431385 6019973.4025153)</text:p>
          </table:table-cell>
          <table:table-cell office:value-type="string">
            <text:p>01057</text:p>
          </table:table-cell>
          <table:table-cell office:value-type="float" office:value="171"/>
          <table:table-cell office:value-type="float" office:value="14"/>
          <table:table-cell office:value-type="float" office:value="0.0000000000000000"/>
          <table:table-cell office:value-type="float" office:value="407201"/>
          <table:table-cell office:value-type="float" office:value="105704261"/>
          <table:table-cell office:value-type="float" office:value="0"/>
          <table:table-cell office:value-type="float" office:value="0.6193080000000000"/>
        </table:table-row>
        <table:table-row>
          <table:table-cell office:value-type="float" office:value="406204"/>
          <table:table-cell/>
          <table:table-cell office:value-type="string">
            <text:p>Preetz -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052"/>
          <table:table-cell office:value-type="float" office:value="153.8661720420900000"/>
          <table:table-cell office:value-type="float" office:value="0"/>
          <table:table-cell office:value-type="string">
            <text:p>01057062</text:p>
          </table:table-cell>
          <table:table-cell office:value-type="float" office:value="3"/>
          <table:table-cell/>
          <table:table-cell office:value-type="string">
            <text:p>SRID=3044;POINT(583025.709018575 6011315.83426233)</text:p>
          </table:table-cell>
          <table:table-cell office:value-type="string">
            <text:p>01057</text:p>
          </table:table-cell>
          <table:table-cell office:value-type="float" office:value="456"/>
          <table:table-cell office:value-type="float" office:value="13"/>
          <table:table-cell office:value-type="float" office:value="678.5090000000000100"/>
          <table:table-cell office:value-type="float" office:value="406201"/>
          <table:table-cell office:value-type="float" office:value="10570393"/>
          <table:table-cell office:value-type="float" office:value="0"/>
          <table:table-cell office:value-type="float" office:value="19.8354190000000020"/>
        </table:table-row>
        <table:table-row>
          <table:table-cell office:value-type="float" office:value="406205"/>
          <table:table-cell/>
          <table:table-cell office:value-type="string">
            <text:p>Preetz - Industriegebie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60"/>
          <table:table-cell office:value-type="float" office:value="190.8863600662510000"/>
          <table:table-cell office:value-type="float" office:value="0"/>
          <table:table-cell office:value-type="string">
            <text:p>01057062</text:p>
          </table:table-cell>
          <table:table-cell office:value-type="float" office:value="3"/>
          <table:table-cell/>
          <table:table-cell office:value-type="string">
            <text:p>SRID=3044;POINT(584652.014461146 6012337.42755267)</text:p>
          </table:table-cell>
          <table:table-cell office:value-type="string">
            <text:p>01057</text:p>
          </table:table-cell>
          <table:table-cell office:value-type="float" office:value="455"/>
          <table:table-cell office:value-type="float" office:value="13"/>
          <table:table-cell office:value-type="float" office:value="851.3559999999999900"/>
          <table:table-cell office:value-type="float" office:value="406201"/>
          <table:table-cell office:value-type="float" office:value="10570393"/>
          <table:table-cell office:value-type="float" office:value="0"/>
          <table:table-cell office:value-type="float" office:value="0.8381950000000000"/>
        </table:table-row>
        <table:table-row>
          <table:table-cell office:value-type="float" office:value="600001"/>
          <table:table-cell/>
          <table:table-cell office:value-type="string">
            <text:p>Neumünster Indgebiet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36"/>
          <table:table-cell office:value-type="float" office:value="1161.23858148605000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4534.02656223 5989183.50109327)</text:p>
          </table:table-cell>
          <table:table-cell office:value-type="string">
            <text:p>01004</text:p>
          </table:table-cell>
          <table:table-cell office:value-type="float" office:value="445"/>
          <table:table-cell office:value-type="float" office:value="20"/>
          <table:table-cell office:value-type="float" office:value="9297.4899999999998000"/>
          <table:table-cell office:value-type="float" office:value="600001"/>
          <table:table-cell office:value-type="float" office:value="10040080"/>
          <table:table-cell office:value-type="float" office:value="0"/>
          <table:table-cell office:value-type="float" office:value="1.2366109999999999"/>
        </table:table-row>
        <table:table-row>
          <table:table-cell office:value-type="float" office:value="406301"/>
          <table:table-cell/>
          <table:table-cell office:value-type="string">
            <text:p>Probsteierhagen OT Muxal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09"/>
          <table:table-cell office:value-type="float" office:value="506.8887570206949800"/>
          <table:table-cell office:value-type="float" office:value="0"/>
          <table:table-cell office:value-type="string">
            <text:p>01057063</text:p>
          </table:table-cell>
          <table:table-cell office:value-type="float" office:value="3"/>
          <table:table-cell/>
          <table:table-cell office:value-type="string">
            <text:p>SRID=3044;POINT(581897.019807275 6023058.15421248)</text:p>
          </table:table-cell>
          <table:table-cell office:value-type="string">
            <text:p>01057</text:p>
          </table:table-cell>
          <table:table-cell office:value-type="float" office:value="457"/>
          <table:table-cell office:value-type="float" office:value="14"/>
          <table:table-cell office:value-type="float" office:value="9.8179200000000009"/>
          <table:table-cell office:value-type="float" office:value="406301"/>
          <table:table-cell office:value-type="float" office:value="10570420"/>
          <table:table-cell office:value-type="float" office:value="0"/>
          <table:table-cell office:value-type="float" office:value="0.4123190000000000"/>
        </table:table-row>
        <table:table-row>
          <table:table-cell office:value-type="float" office:value="600002"/>
          <table:table-cell/>
          <table:table-cell office:value-type="string">
            <text:p>Neumünster Witt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05"/>
          <table:table-cell office:value-type="float" office:value="160.99061118693601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3220.791360077 5989628.8399891)</text:p>
          </table:table-cell>
          <table:table-cell office:value-type="string">
            <text:p>01004</text:p>
          </table:table-cell>
          <table:table-cell office:value-type="float" office:value="445"/>
          <table:table-cell office:value-type="float" office:value="20"/>
          <table:table-cell office:value-type="float" office:value="115.0630000000000000"/>
          <table:table-cell office:value-type="float" office:value="600001"/>
          <table:table-cell office:value-type="float" office:value="10040080"/>
          <table:table-cell office:value-type="float" office:value="0"/>
          <table:table-cell office:value-type="float" office:value="16.8022220000000000"/>
        </table:table-row>
        <table:table-row>
          <table:table-cell office:value-type="float" office:value="407301"/>
          <table:table-cell/>
          <table:table-cell office:value-type="string">
            <text:p>Schönberg(Holstein)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002"/>
          <table:table-cell office:value-type="float" office:value="465.2082658751060100"/>
          <table:table-cell office:value-type="float" office:value="0"/>
          <table:table-cell office:value-type="string">
            <text:p>01057073</text:p>
          </table:table-cell>
          <table:table-cell office:value-type="float" office:value="3"/>
          <table:table-cell/>
          <table:table-cell office:value-type="string">
            <text:p>SRID=3044;POINT(589221.690182382 6027984.37895535)</text:p>
          </table:table-cell>
          <table:table-cell office:value-type="string">
            <text:p>01057</text:p>
          </table:table-cell>
          <table:table-cell office:value-type="float" office:value="468"/>
          <table:table-cell office:value-type="float" office:value="13"/>
          <table:table-cell office:value-type="float" office:value="1202.1500000000001000"/>
          <table:table-cell office:value-type="float" office:value="407301"/>
          <table:table-cell office:value-type="float" office:value="10570419"/>
          <table:table-cell office:value-type="float" office:value="0"/>
          <table:table-cell office:value-type="float" office:value="10.7521740000000000"/>
        </table:table-row>
        <table:table-row>
          <table:table-cell office:value-type="float" office:value="406602"/>
          <table:table-cell/>
          <table:table-cell office:value-type="string">
            <text:p>Rastorf-Rosen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1"/>
          <table:table-cell office:value-type="float" office:value="619.5129216006860100"/>
          <table:table-cell office:value-type="float" office:value="0"/>
          <table:table-cell office:value-type="string">
            <text:p>01057066</text:p>
          </table:table-cell>
          <table:table-cell office:value-type="float" office:value="3"/>
          <table:table-cell/>
          <table:table-cell office:value-type="string">
            <text:p>SRID=3044;POINT(582195.22536106 6015993.44181264)</text:p>
          </table:table-cell>
          <table:table-cell office:value-type="string">
            <text:p>01057</text:p>
          </table:table-cell>
          <table:table-cell office:value-type="float" office:value="82"/>
          <table:table-cell office:value-type="float" office:value="14"/>
          <table:table-cell office:value-type="float" office:value="13.9087999999999990"/>
          <table:table-cell office:value-type="float" office:value="406601"/>
          <table:table-cell office:value-type="float" office:value="10570395"/>
          <table:table-cell office:value-type="float" office:value="0"/>
          <table:table-cell office:value-type="float" office:value="0.4697240000000000"/>
        </table:table-row>
        <table:table-row>
          <table:table-cell office:value-type="float" office:value="407401"/>
          <table:table-cell/>
          <table:table-cell office:value-type="string">
            <text:p>Oppendorf Flüggendorf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562"/>
          <table:table-cell office:value-type="float" office:value="735.5003841585479400"/>
          <table:table-cell/>
          <table:table-cell office:value-type="string">
            <text:p>01057074</text:p>
          </table:table-cell>
          <table:table-cell office:value-type="float" office:value="3"/>
          <table:table-cell/>
          <table:table-cell office:value-type="string">
            <text:p>SRID=3044;POINT(581101.792404882 6018459.78276766)</text:p>
          </table:table-cell>
          <table:table-cell office:value-type="string">
            <text:p>01057</text:p>
          </table:table-cell>
          <table:table-cell office:value-type="float" office:value="2016"/>
          <table:table-cell office:value-type="float" office:value="12"/>
          <table:table-cell office:value-type="float" office:value="79.1188999999999960"/>
          <table:table-cell office:value-type="float" office:value="407401"/>
          <table:table-cell office:value-type="float" office:value="10570416"/>
          <table:table-cell office:value-type="float" office:value="0"/>
          <table:table-cell office:value-type="float" office:value="0.7641060000000000"/>
        </table:table-row>
        <table:table-row>
          <table:table-cell office:value-type="float" office:value="407403"/>
          <table:table-cell/>
          <table:table-cell office:value-type="string">
            <text:p>Schönhorst (Schönkirchen)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88"/>
          <table:table-cell office:value-type="float" office:value="482.8626991308860300"/>
          <table:table-cell/>
          <table:table-cell office:value-type="string">
            <text:p>01057074</text:p>
          </table:table-cell>
          <table:table-cell office:value-type="float" office:value="3"/>
          <table:table-cell/>
          <table:table-cell office:value-type="string">
            <text:p>SRID=3044;POINT(581024.465920588 6021475.34272478)</text:p>
          </table:table-cell>
          <table:table-cell office:value-type="string">
            <text:p>01057</text:p>
          </table:table-cell>
          <table:table-cell office:value-type="float" office:value="2014"/>
          <table:table-cell office:value-type="float" office:value="12"/>
          <table:table-cell office:value-type="float" office:value="56.3087000000000020"/>
          <table:table-cell office:value-type="float" office:value="407401"/>
          <table:table-cell office:value-type="float" office:value="10570397"/>
          <table:table-cell office:value-type="float" office:value="0"/>
          <table:table-cell office:value-type="float" office:value="0.3893450000000000"/>
        </table:table-row>
        <table:table-row>
          <table:table-cell office:value-type="float" office:value="407404"/>
          <table:table-cell/>
          <table:table-cell office:value-type="string">
            <text:p>Schönkirchen GewG Söhren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17"/>
          <table:table-cell office:value-type="float" office:value="37.5179084745393960"/>
          <table:table-cell/>
          <table:table-cell office:value-type="string">
            <text:p>01057074</text:p>
          </table:table-cell>
          <table:table-cell office:value-type="float" office:value="3"/>
          <table:table-cell/>
          <table:table-cell office:value-type="string">
            <text:p>SRID=3044;POINT(578658.968654317 6021770.63854126)</text:p>
          </table:table-cell>
          <table:table-cell office:value-type="string">
            <text:p>01057</text:p>
          </table:table-cell>
          <table:table-cell office:value-type="float" office:value="2012"/>
          <table:table-cell office:value-type="float" office:value="12"/>
          <table:table-cell office:value-type="float" office:value="751.5520000000000200"/>
          <table:table-cell office:value-type="float" office:value="407401"/>
          <table:table-cell office:value-type="float" office:value="10570397"/>
          <table:table-cell office:value-type="float" office:value="0"/>
          <table:table-cell office:value-type="float" office:value="3.1185109999999998"/>
        </table:table-row>
        <table:table-row>
          <table:table-cell office:value-type="float" office:value="407405"/>
          <table:table-cell/>
          <table:table-cell office:value-type="string">
            <text:p>Schönkirchen Mitt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4008"/>
          <table:table-cell office:value-type="float" office:value="302.4711440862020000"/>
          <table:table-cell/>
          <table:table-cell office:value-type="string">
            <text:p>01057074</text:p>
          </table:table-cell>
          <table:table-cell office:value-type="float" office:value="3"/>
          <table:table-cell/>
          <table:table-cell office:value-type="string">
            <text:p>SRID=3044;POINT(579686.543894743 6021943.20445192)</text:p>
          </table:table-cell>
          <table:table-cell office:value-type="string">
            <text:p>01057</text:p>
          </table:table-cell>
          <table:table-cell office:value-type="float" office:value="2013"/>
          <table:table-cell office:value-type="float" office:value="12"/>
          <table:table-cell office:value-type="float" office:value="665.1159999999999900"/>
          <table:table-cell office:value-type="float" office:value="407401"/>
          <table:table-cell office:value-type="float" office:value="10570397"/>
          <table:table-cell office:value-type="float" office:value="0"/>
          <table:table-cell office:value-type="float" office:value="13.2508510000000010"/>
        </table:table-row>
        <table:table-row>
          <table:table-cell office:value-type="float" office:value="407701"/>
          <table:table-cell/>
          <table:table-cell office:value-type="string">
            <text:p>Selen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58"/>
          <table:table-cell office:value-type="float" office:value="433.4199378146399800"/>
          <table:table-cell office:value-type="float" office:value="0"/>
          <table:table-cell office:value-type="string">
            <text:p>01057077</text:p>
          </table:table-cell>
          <table:table-cell office:value-type="float" office:value="3"/>
          <table:table-cell/>
          <table:table-cell office:value-type="string">
            <text:p>SRID=3044;POINT(592923.251760601 6016522.66801526)</text:p>
          </table:table-cell>
          <table:table-cell office:value-type="string">
            <text:p>01057</text:p>
          </table:table-cell>
          <table:table-cell office:value-type="float" office:value="246"/>
          <table:table-cell office:value-type="float" office:value="15"/>
          <table:table-cell office:value-type="float" office:value="188.0000000000000000"/>
          <table:table-cell office:value-type="float" office:value="407701"/>
          <table:table-cell office:value-type="float" office:value="10570423"/>
          <table:table-cell office:value-type="float" office:value="0"/>
          <table:table-cell office:value-type="float" office:value="3.1332200000000001"/>
        </table:table-row>
        <table:table-row>
          <table:table-cell office:value-type="float" office:value="509601"/>
          <table:table-cell/>
          <table:table-cell office:value-type="string">
            <text:p>Lind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65"/>
          <table:table-cell office:value-type="float" office:value="2496.6743592763901000"/>
          <table:table-cell office:value-type="float" office:value="0"/>
          <table:table-cell office:value-type="string">
            <text:p>01058096</text:p>
          </table:table-cell>
          <table:table-cell office:value-type="float" office:value="4"/>
          <table:table-cell/>
          <table:table-cell office:value-type="string">
            <text:p>SRID=3044;POINT(560843.459341147 6028074.43519474)</text:p>
          </table:table-cell>
          <table:table-cell office:value-type="string">
            <text:p>01058</text:p>
          </table:table-cell>
          <table:table-cell office:value-type="float" office:value="232"/>
          <table:table-cell office:value-type="float" office:value="14"/>
          <table:table-cell office:value-type="float" office:value="86.8021999999999990"/>
          <table:table-cell office:value-type="float" office:value="509601"/>
          <table:table-cell office:value-type="float" office:value="10580466"/>
          <table:table-cell office:value-type="float" office:value="0"/>
          <table:table-cell office:value-type="float" office:value="0.5066740000000000"/>
        </table:table-row>
        <table:table-row>
          <table:table-cell office:value-type="float" office:value="511001"/>
          <table:table-cell/>
          <table:table-cell office:value-type="string">
            <text:p>Neudorf-Bornstei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70"/>
          <table:table-cell office:value-type="float" office:value="1435.8424688780001000"/>
          <table:table-cell office:value-type="float" office:value="0"/>
          <table:table-cell office:value-type="string">
            <text:p>01058110</text:p>
          </table:table-cell>
          <table:table-cell office:value-type="float" office:value="4"/>
          <table:table-cell/>
          <table:table-cell office:value-type="string">
            <text:p>SRID=3044;POINT(561172.192342218 6032211.05152044)</text:p>
          </table:table-cell>
          <table:table-cell office:value-type="string">
            <text:p>01058</text:p>
          </table:table-cell>
          <table:table-cell office:value-type="float" office:value="231"/>
          <table:table-cell office:value-type="float" office:value="14"/>
          <table:table-cell office:value-type="float" office:value="66.0118999999999970"/>
          <table:table-cell office:value-type="float" office:value="511001"/>
          <table:table-cell office:value-type="float" office:value="10580464"/>
          <table:table-cell office:value-type="float" office:value="0"/>
          <table:table-cell office:value-type="float" office:value="0.7452070000000000"/>
        </table:table-row>
        <table:table-row>
          <table:table-cell office:value-type="float" office:value="402504"/>
          <table:table-cell/>
          <table:table-cell office:value-type="string">
            <text:p>Neuheikendorf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244"/>
          <table:table-cell office:value-type="float" office:value="514.8084737407790500"/>
          <table:table-cell/>
          <table:table-cell office:value-type="string">
            <text:p>01057025</text:p>
          </table:table-cell>
          <table:table-cell office:value-type="float" office:value="3"/>
          <table:table-cell/>
          <table:table-cell office:value-type="string">
            <text:p>SRID=3044;POINT(579982.667094128 6026209.42420199)</text:p>
          </table:table-cell>
          <table:table-cell office:value-type="string">
            <text:p>01057</text:p>
          </table:table-cell>
          <table:table-cell office:value-type="float" office:value="2009"/>
          <table:table-cell office:value-type="float" office:value="12"/>
          <table:table-cell office:value-type="float" office:value="59.5930000000000040"/>
          <table:table-cell office:value-type="float" office:value="402501"/>
          <table:table-cell office:value-type="float" office:value="10570388"/>
          <table:table-cell office:value-type="float" office:value="0"/>
          <table:table-cell office:value-type="float" office:value="2.4164330000000001"/>
        </table:table-row>
        <table:table-row>
          <table:table-cell office:value-type="float" office:value="408301"/>
          <table:table-cell/>
          <table:table-cell office:value-type="string">
            <text:p>Ta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4"/>
          <table:table-cell office:value-type="float" office:value="510.0800673871449900"/>
          <table:table-cell office:value-type="float" office:value="0"/>
          <table:table-cell office:value-type="string">
            <text:p>01057083</text:p>
          </table:table-cell>
          <table:table-cell office:value-type="float" office:value="3"/>
          <table:table-cell/>
          <table:table-cell office:value-type="string">
            <text:p>SRID=3044;POINT(567515.852509062 5994472.63324928)</text:p>
          </table:table-cell>
          <table:table-cell office:value-type="string">
            <text:p>01057</text:p>
          </table:table-cell>
          <table:table-cell office:value-type="float" office:value="113"/>
          <table:table-cell office:value-type="float" office:value="15"/>
          <table:table-cell office:value-type="float" office:value="53.0000000000000000"/>
          <table:table-cell office:value-type="float" office:value="408301"/>
          <table:table-cell office:value-type="float" office:value="105703991"/>
          <table:table-cell office:value-type="float" office:value="0"/>
          <table:table-cell office:value-type="float" office:value="0.7332180000000000"/>
        </table:table-row>
        <table:table-row>
          <table:table-cell office:value-type="float" office:value="408601"/>
          <table:table-cell/>
          <table:table-cell office:value-type="string">
            <text:p>Warn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4"/>
          <table:table-cell office:value-type="float" office:value="412.7008063755620200"/>
          <table:table-cell office:value-type="float" office:value="0"/>
          <table:table-cell office:value-type="string">
            <text:p>01057086</text:p>
          </table:table-cell>
          <table:table-cell office:value-type="float" office:value="3"/>
          <table:table-cell/>
          <table:table-cell office:value-type="string">
            <text:p>SRID=3044;POINT(575716.940617966 6005065.01107924)</text:p>
          </table:table-cell>
          <table:table-cell office:value-type="string">
            <text:p>01057</text:p>
          </table:table-cell>
          <table:table-cell office:value-type="float" office:value="49"/>
          <table:table-cell office:value-type="float" office:value="14"/>
          <table:table-cell office:value-type="float" office:value="16.0000000000000000"/>
          <table:table-cell office:value-type="float" office:value="408601"/>
          <table:table-cell office:value-type="float" office:value="10570412"/>
          <table:table-cell office:value-type="float" office:value="0"/>
          <table:table-cell office:value-type="float" office:value="0.8819950000000000"/>
        </table:table-row>
        <table:table-row>
          <table:table-cell office:value-type="float" office:value="403001"/>
          <table:table-cell/>
          <table:table-cell office:value-type="string">
            <text:p>Hohwacht(Ostsee)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73"/>
          <table:table-cell office:value-type="float" office:value="881.2784921136840200"/>
          <table:table-cell office:value-type="float" office:value="0"/>
          <table:table-cell office:value-type="string">
            <text:p>01057030</text:p>
          </table:table-cell>
          <table:table-cell office:value-type="float" office:value="3"/>
          <table:table-cell/>
          <table:table-cell office:value-type="string">
            <text:p>SRID=3044;POINT(608917.944912644 6020410.46518809)</text:p>
          </table:table-cell>
          <table:table-cell office:value-type="string">
            <text:p>01057</text:p>
          </table:table-cell>
          <table:table-cell office:value-type="float" office:value="259"/>
          <table:table-cell office:value-type="float" office:value="15"/>
          <table:table-cell office:value-type="float" office:value="236.1889999999999900"/>
          <table:table-cell office:value-type="float" office:value="403001"/>
          <table:table-cell office:value-type="float" office:value="10570400"/>
          <table:table-cell office:value-type="float" office:value="7"/>
          <table:table-cell office:value-type="float" office:value="0.9906060000000000"/>
        </table:table-row>
        <table:table-row>
          <table:table-cell office:value-type="float" office:value="600003"/>
          <table:table-cell/>
          <table:table-cell office:value-type="string">
            <text:p>Neumünster Gadelan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734"/>
          <table:table-cell office:value-type="float" office:value="548.15119494434896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6925.685362393 5989708.45105728)</text:p>
          </table:table-cell>
          <table:table-cell office:value-type="string">
            <text:p>01004</text:p>
          </table:table-cell>
          <table:table-cell office:value-type="float" office:value="440"/>
          <table:table-cell office:value-type="float" office:value="20"/>
          <table:table-cell office:value-type="float" office:value="319.8100000000000000"/>
          <table:table-cell office:value-type="float" office:value="600001"/>
          <table:table-cell office:value-type="float" office:value="10040085"/>
          <table:table-cell office:value-type="float" office:value="0"/>
          <table:table-cell office:value-type="float" office:value="10.4606180000000000"/>
        </table:table-row>
        <table:table-row>
          <table:table-cell office:value-type="float" office:value="503403"/>
          <table:table-cell/>
          <table:table-cell office:value-type="string">
            <text:p>Büdelsdorf -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82"/>
          <table:table-cell office:value-type="float" office:value="313.4408192007359700"/>
          <table:table-cell office:value-type="float" office:value="0"/>
          <table:table-cell office:value-type="string">
            <text:p>01058034</text:p>
          </table:table-cell>
          <table:table-cell office:value-type="float" office:value="4"/>
          <table:table-cell/>
          <table:table-cell office:value-type="string">
            <text:p>SRID=3044;POINT(545158.400576111 6019233.51106416)</text:p>
          </table:table-cell>
          <table:table-cell office:value-type="string">
            <text:p>01058</text:p>
          </table:table-cell>
          <table:table-cell office:value-type="float" office:value="414"/>
          <table:table-cell office:value-type="float" office:value="11"/>
          <table:table-cell office:value-type="float" office:value="1398.4800000000000000"/>
          <table:table-cell office:value-type="float" office:value="503401"/>
          <table:table-cell office:value-type="float" office:value="10580433"/>
          <table:table-cell office:value-type="float" office:value="0"/>
          <table:table-cell office:value-type="float" office:value="12.0660740000000000"/>
        </table:table-row>
        <table:table-row>
          <table:table-cell office:value-type="float" office:value="600009"/>
          <table:table-cell/>
          <table:table-cell office:value-type="string">
            <text:p>Neumünster Freesenbur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50"/>
          <table:table-cell office:value-type="float" office:value="180.88920985929400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1652.11292295 5992003.22366291)</text:p>
          </table:table-cell>
          <table:table-cell office:value-type="string">
            <text:p>01004</text:p>
          </table:table-cell>
          <table:table-cell office:value-type="float" office:value="442"/>
          <table:table-cell office:value-type="float" office:value="20"/>
          <table:table-cell office:value-type="float" office:value="1435.3599999999999000"/>
          <table:table-cell office:value-type="float" office:value="600001"/>
          <table:table-cell office:value-type="float" office:value="10040082"/>
          <table:table-cell office:value-type="float" office:value="0"/>
          <table:table-cell office:value-type="float" office:value="1.3820610000000000"/>
        </table:table-row>
        <table:table-row>
          <table:table-cell office:value-type="float" office:value="600011"/>
          <table:table-cell/>
          <table:table-cell office:value-type="string">
            <text:p>Neumünster Brachen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251"/>
          <table:table-cell office:value-type="float" office:value="312.00211643725902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6018.270148315 5992605.36867958)</text:p>
          </table:table-cell>
          <table:table-cell office:value-type="string">
            <text:p>01004</text:p>
          </table:table-cell>
          <table:table-cell office:value-type="float" office:value="443"/>
          <table:table-cell office:value-type="float" office:value="20"/>
          <table:table-cell office:value-type="float" office:value="664.8859999999999700"/>
          <table:table-cell office:value-type="float" office:value="600001"/>
          <table:table-cell office:value-type="float" office:value="10040077"/>
          <table:table-cell office:value-type="float" office:value="0"/>
          <table:table-cell office:value-type="float" office:value="10.4198010000000000"/>
        </table:table-row>
        <table:table-row>
          <table:table-cell office:value-type="float" office:value="600013"/>
          <table:table-cell/>
          <table:table-cell office:value-type="string">
            <text:p>Neumünster Tungendorf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395"/>
          <table:table-cell office:value-type="float" office:value="446.41074118566002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5657.748401334 5994664.49637423)</text:p>
          </table:table-cell>
          <table:table-cell office:value-type="string">
            <text:p>01004</text:p>
          </table:table-cell>
          <table:table-cell office:value-type="float" office:value="441"/>
          <table:table-cell office:value-type="float" office:value="20"/>
          <table:table-cell office:value-type="float" office:value="936.8450000000000300"/>
          <table:table-cell office:value-type="float" office:value="600001"/>
          <table:table-cell office:value-type="float" office:value="10040076"/>
          <table:table-cell office:value-type="float" office:value="0"/>
          <table:table-cell office:value-type="float" office:value="7.6051039999999999"/>
        </table:table-row>
        <table:table-row>
          <table:table-cell office:value-type="float" office:value="503701"/>
          <table:table-cell/>
          <table:table-cell office:value-type="string">
            <text:p>Dänischenhagen Gewerbegebie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9"/>
          <table:table-cell office:value-type="float" office:value="338.9313633289820000"/>
          <table:table-cell office:value-type="float" office:value="0"/>
          <table:table-cell office:value-type="string">
            <text:p>01058037</text:p>
          </table:table-cell>
          <table:table-cell office:value-type="float" office:value="4"/>
          <table:table-cell/>
          <table:table-cell office:value-type="string">
            <text:p>SRID=3044;POINT(573340.093544516 6030067.61614729)</text:p>
          </table:table-cell>
          <table:table-cell office:value-type="string">
            <text:p>01058</text:p>
          </table:table-cell>
          <table:table-cell office:value-type="float" office:value="476"/>
          <table:table-cell office:value-type="float" office:value="12"/>
          <table:table-cell office:value-type="float" office:value="157.5219999999999900"/>
          <table:table-cell office:value-type="float" office:value="503701"/>
          <table:table-cell office:value-type="float" office:value="10580430"/>
          <table:table-cell office:value-type="float" office:value="0"/>
          <table:table-cell office:value-type="float" office:value="0.2920950000000000"/>
        </table:table-row>
        <table:table-row>
          <table:table-cell office:value-type="float" office:value="512901"/>
          <table:table-cell/>
          <table:table-cell office:value-type="string">
            <text:p>Prinzenmoo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9"/>
          <table:table-cell office:value-type="float" office:value="558.9010276475589800"/>
          <table:table-cell office:value-type="float" office:value="0"/>
          <table:table-cell office:value-type="string">
            <text:p>01058129</text:p>
          </table:table-cell>
          <table:table-cell office:value-type="float" office:value="4"/>
          <table:table-cell/>
          <table:table-cell office:value-type="string">
            <text:p>SRID=3044;POINT(529591.934115236 6007713.06927085)</text:p>
          </table:table-cell>
          <table:table-cell office:value-type="string">
            <text:p>01058</text:p>
          </table:table-cell>
          <table:table-cell office:value-type="float" office:value="196"/>
          <table:table-cell office:value-type="float" office:value="0"/>
          <table:table-cell office:value-type="float" office:value="0.0000000000000000"/>
          <table:table-cell office:value-type="float" office:value="512901"/>
          <table:table-cell office:value-type="float" office:value="10580486"/>
          <table:table-cell office:value-type="float" office:value="0"/>
          <table:table-cell office:value-type="float" office:value="0.3381640000000000"/>
        </table:table-row>
        <table:table-row>
          <table:table-cell office:value-type="float" office:value="408901"/>
          <table:table-cell/>
          <table:table-cell office:value-type="string">
            <text:p>Wittmol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70"/>
          <table:table-cell office:value-type="float" office:value="572.8924971417809500"/>
          <table:table-cell office:value-type="float" office:value="0"/>
          <table:table-cell office:value-type="string">
            <text:p>01057089</text:p>
          </table:table-cell>
          <table:table-cell office:value-type="float" office:value="3"/>
          <table:table-cell/>
          <table:table-cell office:value-type="string">
            <text:p>SRID=3044;POINT(588200.295022512 6003736.85994237)</text:p>
          </table:table-cell>
          <table:table-cell office:value-type="string">
            <text:p>01057</text:p>
          </table:table-cell>
          <table:table-cell office:value-type="float" office:value="277"/>
          <table:table-cell office:value-type="float" office:value="15"/>
          <table:table-cell office:value-type="float" office:value="8.0000000000000000"/>
          <table:table-cell office:value-type="float" office:value="408901"/>
          <table:table-cell office:value-type="float" office:value="10570406"/>
          <table:table-cell office:value-type="float" office:value="0"/>
          <table:table-cell office:value-type="float" office:value="0.2967400000000000"/>
        </table:table-row>
        <table:table-row>
          <table:table-cell office:value-type="float" office:value="513201"/>
          <table:table-cell/>
          <table:table-cell office:value-type="string">
            <text:p>Rade b. Rendsbur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26"/>
          <table:table-cell office:value-type="float" office:value="644.9135657513400000"/>
          <table:table-cell office:value-type="float" office:value="0"/>
          <table:table-cell office:value-type="string">
            <text:p>01058132</text:p>
          </table:table-cell>
          <table:table-cell office:value-type="float" office:value="4"/>
          <table:table-cell/>
          <table:table-cell office:value-type="string">
            <text:p>SRID=3044;POINT(548536.935289388 6020605.27549991)</text:p>
          </table:table-cell>
          <table:table-cell office:value-type="string">
            <text:p>01058</text:p>
          </table:table-cell>
          <table:table-cell office:value-type="float" office:value="178"/>
          <table:table-cell office:value-type="float" office:value="0"/>
          <table:table-cell office:value-type="float" office:value="1.4869399999999999"/>
          <table:table-cell office:value-type="float" office:value="513201"/>
          <table:table-cell office:value-type="float" office:value="10580506"/>
          <table:table-cell office:value-type="float" office:value="0"/>
          <table:table-cell office:value-type="float" office:value="0.3504350000000000"/>
        </table:table-row>
        <table:table-row>
          <table:table-cell office:value-type="float" office:value="409001"/>
          <table:table-cell/>
          <table:table-cell office:value-type="string">
            <text:p>Fargau-Pratjau OT Farg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58"/>
          <table:table-cell office:value-type="float" office:value="1167.3979481887300000"/>
          <table:table-cell office:value-type="float" office:value="0"/>
          <table:table-cell office:value-type="string">
            <text:p>01057090</text:p>
          </table:table-cell>
          <table:table-cell office:value-type="float" office:value="3"/>
          <table:table-cell/>
          <table:table-cell office:value-type="string">
            <text:p>SRID=3044;POINT(589918.924227054 6019635.1612025)</text:p>
          </table:table-cell>
          <table:table-cell office:value-type="string">
            <text:p>01057</text:p>
          </table:table-cell>
          <table:table-cell office:value-type="float" office:value="423"/>
          <table:table-cell office:value-type="float" office:value="14"/>
          <table:table-cell office:value-type="float" office:value="16.9551000000000020"/>
          <table:table-cell office:value-type="float" office:value="409001"/>
          <table:table-cell office:value-type="float" office:value="105704251"/>
          <table:table-cell office:value-type="float" office:value="0"/>
          <table:table-cell office:value-type="float" office:value="0.3923260000000000"/>
        </table:table-row>
        <table:table-row>
          <table:table-cell office:value-type="float" office:value="10006"/>
          <table:table-cell/>
          <table:table-cell office:value-type="string">
            <text:p>Alter Markt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2"/>
          <table:table-cell office:value-type="float" office:value="2.36114536784254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1000000</text:p>
          </table:table-cell>
          <table:table-cell office:value-type="string">
            <text:p>SRID=3044;POINT(574173.443883918 6020113.54013043)</text:p>
          </table:table-cell>
          <table:table-cell office:value-type="string">
            <text:p>01002</text:p>
          </table:table-cell>
          <table:table-cell office:value-type="float" office:value="606"/>
          <table:table-cell office:value-type="float" office:value="3"/>
          <table:table-cell office:value-type="float" office:value="182.8679999999999900"/>
          <table:table-cell office:value-type="float" office:value="1"/>
          <table:table-cell office:value-type="float" office:value="10020014"/>
          <table:table-cell office:value-type="float" office:value="6"/>
          <table:table-cell office:value-type="float" office:value="89.7869330000000050"/>
        </table:table-row>
        <table:table-row>
          <table:table-cell office:value-type="float" office:value="513508"/>
          <table:table-cell/>
          <table:table-cell office:value-type="string">
            <text:p>Rendsburg - Innensta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20"/>
          <table:table-cell office:value-type="float" office:value="87.395163676263493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3072.387321267 6017708.9556877)</text:p>
          </table:table-cell>
          <table:table-cell office:value-type="string">
            <text:p>01058</text:p>
          </table:table-cell>
          <table:table-cell office:value-type="float" office:value="466"/>
          <table:table-cell office:value-type="float" office:value="10"/>
          <table:table-cell office:value-type="float" office:value="2181.8000000000002000"/>
          <table:table-cell office:value-type="float" office:value="513501"/>
          <table:table-cell office:value-type="float" office:value="10580444"/>
          <table:table-cell office:value-type="float" office:value="1"/>
          <table:table-cell office:value-type="float" office:value="8.2384419999999992"/>
        </table:table-row>
        <table:table-row>
          <table:table-cell office:value-type="float" office:value="1200003"/>
          <table:table-cell/>
          <table:table-cell office:value-type="string">
            <text:p>HH-Mitte</text:p>
          </table:table-cell>
          <table:table-cell office:value-type="string">
            <text:p>3</text:p>
          </table:table-cell>
          <table:table-cell/>
          <table:table-cell office:value-type="float" office:value="279200"/>
          <table:table-cell office:value-type="float" office:value="14216.5233989335990000"/>
          <table:table-cell/>
          <table:table-cell office:value-type="string">
            <text:p>02</text:p>
          </table:table-cell>
          <table:table-cell/>
          <table:table-cell/>
          <table:table-cell office:value-type="string">
            <text:p>SRID=3044;POINT(565633.405241764 5933559.52419118)</text:p>
          </table:table-cell>
          <table:table-cell office:value-type="string">
            <text:p>02000</text:p>
          </table:table-cell>
          <table:table-cell/>
          <table:table-cell office:value-type="float" office:value="-1"/>
          <table:table-cell office:value-type="float" office:value="394089.0000000000000000"/>
          <table:table-cell office:value-type="float" office:value="1200001"/>
          <table:table-cell/>
          <table:table-cell office:value-type="float" office:value="0"/>
          <table:table-cell office:value-type="float" office:value="19.6391190000000010"/>
        </table:table-row>
        <table:table-row>
          <table:table-cell office:value-type="float" office:value="1900001"/>
          <table:table-cell/>
          <table:table-cell office:value-type="string">
            <text:p>Jütland/A7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SRID=3044;POINT(522723.243697381 6078152.04134667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1900002"/>
          <table:table-cell/>
          <table:table-cell office:value-type="string">
            <text:p>Kopenhagen/Fehmarnbelt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SRID=3044;POINT(651941.219891539 6059634.77182074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1900003"/>
          <table:table-cell/>
          <table:table-cell office:value-type="string">
            <text:p>Mecklenburg-Vorpommern/A20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SRID=3044;POINT(629087.842912905 5968066.54517342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409002"/>
          <table:table-cell/>
          <table:table-cell office:value-type="string">
            <text:p>Fargau-Pratjau OT Pratj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09"/>
          <table:table-cell office:value-type="float" office:value="1184.2307967226400000"/>
          <table:table-cell office:value-type="float" office:value="0"/>
          <table:table-cell office:value-type="string">
            <text:p>01057090</text:p>
          </table:table-cell>
          <table:table-cell office:value-type="float" office:value="3"/>
          <table:table-cell/>
          <table:table-cell office:value-type="string">
            <text:p>SRID=3044;POINT(592025.107912366 6021171.83061844)</text:p>
          </table:table-cell>
          <table:table-cell office:value-type="string">
            <text:p>01057</text:p>
          </table:table-cell>
          <table:table-cell office:value-type="float" office:value="424"/>
          <table:table-cell office:value-type="float" office:value="14"/>
          <table:table-cell office:value-type="float" office:value="13.0138000000000000"/>
          <table:table-cell office:value-type="float" office:value="409001"/>
          <table:table-cell office:value-type="float" office:value="105704251"/>
          <table:table-cell office:value-type="float" office:value="0"/>
          <table:table-cell office:value-type="float" office:value="0.2609290000000000"/>
        </table:table-row>
        <table:table-row>
          <table:table-cell office:value-type="float" office:value="409101"/>
          <table:table-cell/>
          <table:table-cell office:value-type="string">
            <text:p>Raisdorf Bekholz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673"/>
          <table:table-cell office:value-type="float" office:value="558.418855370311010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81803.536308549 6014816.35578755)</text:p>
          </table:table-cell>
          <table:table-cell office:value-type="string">
            <text:p>01057</text:p>
          </table:table-cell>
          <table:table-cell office:value-type="float" office:value="2024"/>
          <table:table-cell office:value-type="float" office:value="12"/>
          <table:table-cell office:value-type="float" office:value="25.8641000000000010"/>
          <table:table-cell office:value-type="float" office:value="409101"/>
          <table:table-cell office:value-type="float" office:value="10570395"/>
          <table:table-cell office:value-type="float" office:value="0"/>
          <table:table-cell office:value-type="float" office:value="2.9959590000000000"/>
        </table:table-row>
        <table:table-row>
          <table:table-cell office:value-type="float" office:value="409102"/>
          <table:table-cell/>
          <table:table-cell office:value-type="string">
            <text:p>Raisdorf südl Bahn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3126"/>
          <table:table-cell office:value-type="float" office:value="257.081409428372010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80754.770000612 6015193.74096903)</text:p>
          </table:table-cell>
          <table:table-cell office:value-type="string">
            <text:p>01057</text:p>
          </table:table-cell>
          <table:table-cell office:value-type="float" office:value="2023"/>
          <table:table-cell office:value-type="float" office:value="12"/>
          <table:table-cell office:value-type="float" office:value="82.6286999999999950"/>
          <table:table-cell office:value-type="float" office:value="409101"/>
          <table:table-cell office:value-type="float" office:value="10570395"/>
          <table:table-cell office:value-type="float" office:value="0"/>
          <table:table-cell office:value-type="float" office:value="12.1595720000000010"/>
        </table:table-row>
        <table:table-row>
          <table:table-cell office:value-type="float" office:value="50009"/>
          <table:table-cell/>
          <table:table-cell office:value-type="string">
            <text:p>Droyer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73"/>
          <table:table-cell office:value-type="float" office:value="6.7319633269537897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5000000</text:p>
          </table:table-cell>
          <table:table-cell office:value-type="string">
            <text:p>SRID=3044;POINT(573556.873527086 6021311.02196223)</text:p>
          </table:table-cell>
          <table:table-cell office:value-type="string">
            <text:p>01002</text:p>
          </table:table-cell>
          <table:table-cell office:value-type="float" office:value="644"/>
          <table:table-cell office:value-type="float" office:value="3"/>
          <table:table-cell office:value-type="float" office:value="48.7813000000000020"/>
          <table:table-cell office:value-type="float" office:value="1"/>
          <table:table-cell office:value-type="float" office:value="10020018"/>
          <table:table-cell office:value-type="float" office:value="0"/>
          <table:table-cell office:value-type="float" office:value="144.5343580000000000"/>
        </table:table-row>
        <table:table-row>
          <table:table-cell office:value-type="float" office:value="500503"/>
          <table:table-cell/>
          <table:table-cell office:value-type="string">
            <text:p>Altenholz Mitt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6317"/>
          <table:table-cell office:value-type="float" office:value="745.6921591620349500"/>
          <table:table-cell office:value-type="float" office:value="0"/>
          <table:table-cell office:value-type="string">
            <text:p>01058005</text:p>
          </table:table-cell>
          <table:table-cell office:value-type="float" office:value="4"/>
          <table:table-cell/>
          <table:table-cell office:value-type="string">
            <text:p>SRID=3044;POINT(572952.857315201 6028821.8082267)</text:p>
          </table:table-cell>
          <table:table-cell office:value-type="string">
            <text:p>01058</text:p>
          </table:table-cell>
          <table:table-cell office:value-type="float" office:value="403"/>
          <table:table-cell office:value-type="float" office:value="12"/>
          <table:table-cell office:value-type="float" office:value="1557.8900000000001000"/>
          <table:table-cell office:value-type="float" office:value="500501"/>
          <table:table-cell office:value-type="float" office:value="10580430"/>
          <table:table-cell office:value-type="float" office:value="0"/>
          <table:table-cell office:value-type="float" office:value="8.4713239999999992"/>
        </table:table-row>
        <table:table-row>
          <table:table-cell office:value-type="float" office:value="500101"/>
          <table:table-cell/>
          <table:table-cell office:value-type="string">
            <text:p>Achterwehr Lan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33"/>
          <table:table-cell office:value-type="float" office:value="1347.6116629004200000"/>
          <table:table-cell office:value-type="float" office:value="0"/>
          <table:table-cell office:value-type="string">
            <text:p>01058001</text:p>
          </table:table-cell>
          <table:table-cell office:value-type="float" office:value="4"/>
          <table:table-cell/>
          <table:table-cell office:value-type="string">
            <text:p>SRID=3044;POINT(565947.637494544 6017625.70490553)</text:p>
          </table:table-cell>
          <table:table-cell office:value-type="string">
            <text:p>01058</text:p>
          </table:table-cell>
          <table:table-cell office:value-type="float" office:value="400"/>
          <table:table-cell office:value-type="float" office:value="14"/>
          <table:table-cell office:value-type="float" office:value="24.3370000000000000"/>
          <table:table-cell office:value-type="float" office:value="500101"/>
          <table:table-cell office:value-type="float" office:value="10580496"/>
          <table:table-cell office:value-type="float" office:value="0"/>
          <table:table-cell office:value-type="float" office:value="0.2471040000000000"/>
        </table:table-row>
        <table:table-row>
          <table:table-cell office:value-type="float" office:value="500401"/>
          <table:table-cell/>
          <table:table-cell office:value-type="string">
            <text:p>Alten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02"/>
          <table:table-cell office:value-type="float" office:value="1211.5917420306700000"/>
          <table:table-cell office:value-type="float" office:value="0"/>
          <table:table-cell office:value-type="string">
            <text:p>01058004</text:p>
          </table:table-cell>
          <table:table-cell office:value-type="float" office:value="4"/>
          <table:table-cell/>
          <table:table-cell office:value-type="string">
            <text:p>SRID=3044;POINT(556668.733780348 6032271.09003973)</text:p>
          </table:table-cell>
          <table:table-cell office:value-type="string">
            <text:p>01058</text:p>
          </table:table-cell>
          <table:table-cell office:value-type="float" office:value="233"/>
          <table:table-cell office:value-type="float" office:value="11"/>
          <table:table-cell office:value-type="float" office:value="71.2914999999999990"/>
          <table:table-cell office:value-type="float" office:value="500401"/>
          <table:table-cell office:value-type="float" office:value="10580516"/>
          <table:table-cell office:value-type="float" office:value="7"/>
          <table:table-cell office:value-type="float" office:value="0.2492590000000000"/>
        </table:table-row>
        <table:table-row>
          <table:table-cell office:value-type="float" office:value="500501"/>
          <table:table-cell/>
          <table:table-cell office:value-type="string">
            <text:p>Altenholz Gewerbegebiet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403"/>
          <table:table-cell office:value-type="float" office:value="441.8984480904380200"/>
          <table:table-cell/>
          <table:table-cell office:value-type="string">
            <text:p>01058005</text:p>
          </table:table-cell>
          <table:table-cell office:value-type="float" office:value="4"/>
          <table:table-cell/>
          <table:table-cell office:value-type="string">
            <text:p>SRID=3044;POINT(572631.375101263 6025508.60581018)</text:p>
          </table:table-cell>
          <table:table-cell office:value-type="string">
            <text:p>01058</text:p>
          </table:table-cell>
          <table:table-cell office:value-type="float" office:value="402"/>
          <table:table-cell office:value-type="float" office:value="12"/>
          <table:table-cell office:value-type="float" office:value="341.7359999999999900"/>
          <table:table-cell office:value-type="float" office:value="500501"/>
          <table:table-cell office:value-type="float" office:value="10580431"/>
          <table:table-cell office:value-type="float" office:value="0"/>
          <table:table-cell office:value-type="float" office:value="0.9119740000000000"/>
        </table:table-row>
        <table:table-row>
          <table:table-cell office:value-type="float" office:value="1106017"/>
          <table:table-cell/>
          <table:table-cell office:value-type="string">
            <text:p>Bornhöved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0735"/>
          <table:table-cell office:value-type="float" office:value="7819.5202327849602000"/>
          <table:table-cell/>
          <table:table-cell office:value-type="string">
            <text:p>01060089</text:p>
          </table:table-cell>
          <table:table-cell office:value-type="float" office:value="10"/>
          <table:table-cell/>
          <table:table-cell office:value-type="string">
            <text:p>SRID=3044;POINT(579341.727004799 5989001.08551121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2283.0000000000000000"/>
          <table:table-cell office:value-type="float" office:value="1106017"/>
          <table:table-cell/>
          <table:table-cell office:value-type="float" office:value="0"/>
          <table:table-cell office:value-type="float" office:value="1.3728460000000000"/>
        </table:table-row>
        <table:table-row>
          <table:table-cell office:value-type="float" office:value="500701"/>
          <table:table-cell/>
          <table:table-cell office:value-type="string">
            <text:p>Arp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3"/>
          <table:table-cell office:value-type="float" office:value="1209.2045986097301000"/>
          <table:table-cell office:value-type="float" office:value="0"/>
          <table:table-cell office:value-type="string">
            <text:p>01058007</text:p>
          </table:table-cell>
          <table:table-cell office:value-type="float" office:value="4"/>
          <table:table-cell/>
          <table:table-cell office:value-type="string">
            <text:p>SRID=3044;POINT(556230.835926038 5988078.45278494)</text:p>
          </table:table-cell>
          <table:table-cell office:value-type="string">
            <text:p>01058</text:p>
          </table:table-cell>
          <table:table-cell office:value-type="float" office:value="158"/>
          <table:table-cell office:value-type="float" office:value="15"/>
          <table:table-cell office:value-type="float" office:value="17.0000000000000000"/>
          <table:table-cell office:value-type="float" office:value="500701"/>
          <table:table-cell office:value-type="float" office:value="10580453"/>
          <table:table-cell office:value-type="float" office:value="0"/>
          <table:table-cell office:value-type="float" office:value="0.2257680000000000"/>
        </table:table-row>
        <table:table-row>
          <table:table-cell office:value-type="float" office:value="500901"/>
          <table:table-cell/>
          <table:table-cell office:value-type="string">
            <text:p>Aukru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156"/>
          <table:table-cell office:value-type="float" office:value="4727.2200479988696000"/>
          <table:table-cell office:value-type="float" office:value="0"/>
          <table:table-cell office:value-type="string">
            <text:p>01058009</text:p>
          </table:table-cell>
          <table:table-cell office:value-type="float" office:value="4"/>
          <table:table-cell/>
          <table:table-cell office:value-type="string">
            <text:p>SRID=3044;POINT(552497.75437267 5991937.41310131)</text:p>
          </table:table-cell>
          <table:table-cell office:value-type="string">
            <text:p>01058</text:p>
          </table:table-cell>
          <table:table-cell office:value-type="float" office:value="130"/>
          <table:table-cell office:value-type="float" office:value="15"/>
          <table:table-cell office:value-type="float" office:value="491.6019999999999800"/>
          <table:table-cell office:value-type="float" office:value="500901"/>
          <table:table-cell office:value-type="float" office:value="10580455"/>
          <table:table-cell office:value-type="float" office:value="0"/>
          <table:table-cell office:value-type="float" office:value="0.4560820000000000"/>
        </table:table-row>
        <table:table-row>
          <table:table-cell office:value-type="float" office:value="501001"/>
          <table:table-cell/>
          <table:table-cell office:value-type="string">
            <text:p>Bargstal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8"/>
          <table:table-cell office:value-type="float" office:value="461.4637777233920100"/>
          <table:table-cell office:value-type="float" office:value="0"/>
          <table:table-cell office:value-type="string">
            <text:p>01058010</text:p>
          </table:table-cell>
          <table:table-cell office:value-type="float" office:value="4"/>
          <table:table-cell/>
          <table:table-cell office:value-type="string">
            <text:p>SRID=3044;POINT(529880.001054425 6012536.45487634)</text:p>
          </table:table-cell>
          <table:table-cell office:value-type="string">
            <text:p>01058</text:p>
          </table:table-cell>
          <table:table-cell office:value-type="float" office:value="136"/>
          <table:table-cell office:value-type="float" office:value="0"/>
          <table:table-cell office:value-type="float" office:value="0.0000000000000000"/>
          <table:table-cell office:value-type="float" office:value="501001"/>
          <table:table-cell office:value-type="float" office:value="10580486"/>
          <table:table-cell office:value-type="float" office:value="0"/>
          <table:table-cell office:value-type="float" office:value="0.3423890000000000"/>
        </table:table-row>
        <table:table-row>
          <table:table-cell office:value-type="float" office:value="1106102"/>
          <table:table-cell/>
          <table:table-cell office:value-type="string">
            <text:p>Itzehoe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31094"/>
          <table:table-cell office:value-type="float" office:value="2810.4326613731100000"/>
          <table:table-cell/>
          <table:table-cell office:value-type="string">
            <text:p>01061046</text:p>
          </table:table-cell>
          <table:table-cell office:value-type="float" office:value="10"/>
          <table:table-cell/>
          <table:table-cell office:value-type="string">
            <text:p>SRID=3044;POINT(534117.460228133 5975251.31412845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17068.0000000000000000"/>
          <table:table-cell office:value-type="float" office:value="1106102"/>
          <table:table-cell/>
          <table:table-cell office:value-type="float" office:value="0"/>
          <table:table-cell office:value-type="float" office:value="11.0637770000000000"/>
        </table:table-row>
        <table:table-row>
          <table:table-cell office:value-type="float" office:value="501301"/>
          <table:table-cell/>
          <table:table-cell office:value-type="string">
            <text:p>Bel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7"/>
          <table:table-cell office:value-type="float" office:value="1199.6389642134000000"/>
          <table:table-cell office:value-type="float" office:value="0"/>
          <table:table-cell office:value-type="string">
            <text:p>01058013</text:p>
          </table:table-cell>
          <table:table-cell office:value-type="float" office:value="4"/>
          <table:table-cell/>
          <table:table-cell office:value-type="string">
            <text:p>SRID=3044;POINT(523154.219099376 5998184.88047786)</text:p>
          </table:table-cell>
          <table:table-cell office:value-type="string">
            <text:p>01058</text:p>
          </table:table-cell>
          <table:table-cell office:value-type="float" office:value="264"/>
          <table:table-cell office:value-type="float" office:value="15"/>
          <table:table-cell office:value-type="float" office:value="32.4142000000000010"/>
          <table:table-cell office:value-type="float" office:value="501301"/>
          <table:table-cell office:value-type="float" office:value="10580477"/>
          <table:table-cell office:value-type="float" office:value="0"/>
          <table:table-cell office:value-type="float" office:value="0.2475740000000000"/>
        </table:table-row>
        <table:table-row>
          <table:table-cell office:value-type="float" office:value="501401"/>
          <table:table-cell/>
          <table:table-cell office:value-type="string">
            <text:p>B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60"/>
          <table:table-cell office:value-type="float" office:value="2036.1856703133201000"/>
          <table:table-cell office:value-type="float" office:value="0"/>
          <table:table-cell office:value-type="string">
            <text:p>01058014</text:p>
          </table:table-cell>
          <table:table-cell office:value-type="float" office:value="4"/>
          <table:table-cell/>
          <table:table-cell office:value-type="string">
            <text:p>SRID=3044;POINT(525207.82725796 5992991.40860371)</text:p>
          </table:table-cell>
          <table:table-cell office:value-type="string">
            <text:p>01058</text:p>
          </table:table-cell>
          <table:table-cell office:value-type="float" office:value="58"/>
          <table:table-cell office:value-type="float" office:value="15"/>
          <table:table-cell office:value-type="float" office:value="53.0000000000000000"/>
          <table:table-cell office:value-type="float" office:value="501401"/>
          <table:table-cell office:value-type="float" office:value="10580477"/>
          <table:table-cell office:value-type="float" office:value="0"/>
          <table:table-cell office:value-type="float" office:value="0.2259130000000000"/>
        </table:table-row>
        <table:table-row>
          <table:table-cell office:value-type="float" office:value="502202"/>
          <table:table-cell/>
          <table:table-cell office:value-type="string">
            <text:p>Bordesholm Bahn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86"/>
          <table:table-cell office:value-type="float" office:value="100.8914587141510000"/>
          <table:table-cell office:value-type="float" office:value="0"/>
          <table:table-cell office:value-type="string">
            <text:p>01058022</text:p>
          </table:table-cell>
          <table:table-cell office:value-type="float" office:value="4"/>
          <table:table-cell/>
          <table:table-cell office:value-type="string">
            <text:p>SRID=3044;POINT(567864.724729942 6003362.80337955)</text:p>
          </table:table-cell>
          <table:table-cell office:value-type="string">
            <text:p>01058</text:p>
          </table:table-cell>
          <table:table-cell office:value-type="float" office:value="406"/>
          <table:table-cell office:value-type="float" office:value="13"/>
          <table:table-cell office:value-type="float" office:value="1068.9700000000000000"/>
          <table:table-cell office:value-type="float" office:value="502201"/>
          <table:table-cell office:value-type="float" office:value="10580456"/>
          <table:table-cell office:value-type="float" office:value="0"/>
          <table:table-cell office:value-type="float" office:value="27.6138340000000010"/>
        </table:table-row>
        <table:table-row>
          <table:table-cell office:value-type="float" office:value="1100101"/>
          <table:table-cell/>
          <table:table-cell office:value-type="string">
            <text:p>Flensburg</text:p>
          </table:table-cell>
          <table:table-cell office:value-type="string">
            <text:p>3</text:p>
          </table:table-cell>
          <table:table-cell/>
          <table:table-cell office:value-type="float" office:value="84644"/>
          <table:table-cell office:value-type="float" office:value="4918.1968505157402000"/>
          <table:table-cell/>
          <table:table-cell office:value-type="string">
            <text:p>01001</text:p>
          </table:table-cell>
          <table:table-cell/>
          <table:table-cell/>
          <table:table-cell office:value-type="string">
            <text:p>SRID=3044;POINT(528021.114357853 6070923.60336514)</text:p>
          </table:table-cell>
          <table:table-cell office:value-type="string">
            <text:p>01001</text:p>
          </table:table-cell>
          <table:table-cell/>
          <table:table-cell office:value-type="float" office:value="-1"/>
          <table:table-cell office:value-type="float" office:value="39454.6999999999970000"/>
          <table:table-cell office:value-type="float" office:value="1100101"/>
          <table:table-cell/>
          <table:table-cell office:value-type="float" office:value="0"/>
          <table:table-cell office:value-type="float" office:value="17.2103730000000010"/>
        </table:table-row>
        <table:table-row>
          <table:table-cell office:value-type="float" office:value="501901"/>
          <table:table-cell/>
          <table:table-cell office:value-type="string">
            <text:p>Böhnhus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26"/>
          <table:table-cell office:value-type="float" office:value="529.5386146488340300"/>
          <table:table-cell office:value-type="float" office:value="0"/>
          <table:table-cell office:value-type="string">
            <text:p>01058019</text:p>
          </table:table-cell>
          <table:table-cell office:value-type="float" office:value="4"/>
          <table:table-cell/>
          <table:table-cell office:value-type="string">
            <text:p>SRID=3044;POINT(569656.609748494 6008705.04967345)</text:p>
          </table:table-cell>
          <table:table-cell office:value-type="string">
            <text:p>01058</text:p>
          </table:table-cell>
          <table:table-cell office:value-type="float" office:value="292"/>
          <table:table-cell office:value-type="float" office:value="14"/>
          <table:table-cell office:value-type="float" office:value="0.0000000000000000"/>
          <table:table-cell office:value-type="float" office:value="501901"/>
          <table:table-cell office:value-type="float" office:value="10580471"/>
          <table:table-cell office:value-type="float" office:value="0"/>
          <table:table-cell office:value-type="float" office:value="0.6156300000000000"/>
        </table:table-row>
        <table:table-row>
          <table:table-cell office:value-type="float" office:value="406202"/>
          <table:table-cell/>
          <table:table-cell office:value-type="string">
            <text:p>Preetz -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409"/>
          <table:table-cell office:value-type="float" office:value="170.5456295595300000"/>
          <table:table-cell office:value-type="float" office:value="0"/>
          <table:table-cell office:value-type="string">
            <text:p>01057062</text:p>
          </table:table-cell>
          <table:table-cell office:value-type="float" office:value="3"/>
          <table:table-cell/>
          <table:table-cell office:value-type="string">
            <text:p>SRID=3044;POINT(582597.154727384 6010129.80372161)</text:p>
          </table:table-cell>
          <table:table-cell office:value-type="string">
            <text:p>01057</text:p>
          </table:table-cell>
          <table:table-cell office:value-type="float" office:value="456"/>
          <table:table-cell office:value-type="float" office:value="13"/>
          <table:table-cell office:value-type="float" office:value="1868.9800000000000000"/>
          <table:table-cell office:value-type="float" office:value="406201"/>
          <table:table-cell office:value-type="float" office:value="10570392"/>
          <table:table-cell office:value-type="float" office:value="1"/>
          <table:table-cell office:value-type="float" office:value="19.9887850000000000"/>
        </table:table-row>
        <table:table-row>
          <table:table-cell office:value-type="float" office:value="406203"/>
          <table:table-cell/>
          <table:table-cell office:value-type="string">
            <text:p>Preetz -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869"/>
          <table:table-cell office:value-type="float" office:value="201.6472565906150000"/>
          <table:table-cell office:value-type="float" office:value="0"/>
          <table:table-cell office:value-type="string">
            <text:p>01057062</text:p>
          </table:table-cell>
          <table:table-cell office:value-type="float" office:value="3"/>
          <table:table-cell/>
          <table:table-cell office:value-type="string">
            <text:p>SRID=3044;POINT(583984.512837574 6010662.38477459)</text:p>
          </table:table-cell>
          <table:table-cell office:value-type="string">
            <text:p>01057</text:p>
          </table:table-cell>
          <table:table-cell office:value-type="float" office:value="455"/>
          <table:table-cell office:value-type="float" office:value="13"/>
          <table:table-cell office:value-type="float" office:value="315.3849999999999900"/>
          <table:table-cell office:value-type="float" office:value="406201"/>
          <table:table-cell office:value-type="float" office:value="10570414"/>
          <table:table-cell office:value-type="float" office:value="0"/>
          <table:table-cell office:value-type="float" office:value="19.1869710000000000"/>
        </table:table-row>
        <table:table-row>
          <table:table-cell office:value-type="float" office:value="140411"/>
          <table:table-cell/>
          <table:table-cell office:value-type="string">
            <text:p>Christiani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162"/>
          <table:table-cell office:value-type="float" office:value="13.717535564534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40000</text:p>
          </table:table-cell>
          <table:table-cell office:value-type="string">
            <text:p>SRID=3044;POINT(571935.437491491 6018299.48486314)</text:p>
          </table:table-cell>
          <table:table-cell office:value-type="string">
            <text:p>01002</text:p>
          </table:table-cell>
          <table:table-cell office:value-type="float" office:value="837"/>
          <table:table-cell office:value-type="float" office:value="4"/>
          <table:table-cell office:value-type="float" office:value="55.014200000000002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84.7090929999999960"/>
        </table:table-row>
        <table:table-row>
          <table:table-cell office:value-type="float" office:value="502101"/>
          <table:table-cell/>
          <table:table-cell office:value-type="string">
            <text:p>Bok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59"/>
          <table:table-cell office:value-type="float" office:value="1524.7246326826601000"/>
          <table:table-cell office:value-type="float" office:value="0"/>
          <table:table-cell office:value-type="string">
            <text:p>01058021</text:p>
          </table:table-cell>
          <table:table-cell office:value-type="float" office:value="4"/>
          <table:table-cell/>
          <table:table-cell office:value-type="string">
            <text:p>SRID=3044;POINT(551885.579196795 6007677.20406431)</text:p>
          </table:table-cell>
          <table:table-cell office:value-type="string">
            <text:p>01058</text:p>
          </table:table-cell>
          <table:table-cell office:value-type="float" office:value="248"/>
          <table:table-cell office:value-type="float" office:value="0"/>
          <table:table-cell office:value-type="float" office:value="0.0000000000000000"/>
          <table:table-cell office:value-type="float" office:value="502101"/>
          <table:table-cell office:value-type="float" office:value="10580503"/>
          <table:table-cell office:value-type="float" office:value="0"/>
          <table:table-cell office:value-type="float" office:value="0.4322090000000000"/>
        </table:table-row>
        <table:table-row>
          <table:table-cell office:value-type="float" office:value="502201"/>
          <table:table-cell/>
          <table:table-cell office:value-type="string">
            <text:p>Bordesholm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77"/>
          <table:table-cell office:value-type="float" office:value="471.9727483851489800"/>
          <table:table-cell office:value-type="float" office:value="0"/>
          <table:table-cell office:value-type="string">
            <text:p>01058022</text:p>
          </table:table-cell>
          <table:table-cell office:value-type="float" office:value="4"/>
          <table:table-cell/>
          <table:table-cell office:value-type="string">
            <text:p>SRID=3044;POINT(567111.569765013 6003313.97037485)</text:p>
          </table:table-cell>
          <table:table-cell office:value-type="string">
            <text:p>01058</text:p>
          </table:table-cell>
          <table:table-cell office:value-type="float" office:value="406"/>
          <table:table-cell office:value-type="float" office:value="13"/>
          <table:table-cell office:value-type="float" office:value="294.5760000000000200"/>
          <table:table-cell office:value-type="float" office:value="502201"/>
          <table:table-cell office:value-type="float" office:value="10580456"/>
          <table:table-cell office:value-type="float" office:value="0"/>
          <table:table-cell office:value-type="float" office:value="3.3412950000000001"/>
        </table:table-row>
        <table:table-row>
          <table:table-cell office:value-type="float" office:value="502203"/>
          <table:table-cell/>
          <table:table-cell office:value-type="string">
            <text:p>Bordesholm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673"/>
          <table:table-cell office:value-type="float" office:value="240.9075979573460100"/>
          <table:table-cell office:value-type="float" office:value="0"/>
          <table:table-cell office:value-type="string">
            <text:p>01058022</text:p>
          </table:table-cell>
          <table:table-cell office:value-type="float" office:value="4"/>
          <table:table-cell/>
          <table:table-cell office:value-type="string">
            <text:p>SRID=3044;POINT(566750.264613654 6003873.58196079)</text:p>
          </table:table-cell>
          <table:table-cell office:value-type="string">
            <text:p>01058</text:p>
          </table:table-cell>
          <table:table-cell office:value-type="float" office:value="405"/>
          <table:table-cell office:value-type="float" office:value="13"/>
          <table:table-cell office:value-type="float" office:value="242.3849999999999900"/>
          <table:table-cell office:value-type="float" office:value="502201"/>
          <table:table-cell office:value-type="float" office:value="10580456"/>
          <table:table-cell office:value-type="float" office:value="0"/>
          <table:table-cell office:value-type="float" office:value="6.9445709999999998"/>
        </table:table-row>
        <table:table-row>
          <table:table-cell office:value-type="float" office:value="1105508"/>
          <table:table-cell/>
          <table:table-cell office:value-type="string">
            <text:p>Malente Land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2741"/>
          <table:table-cell office:value-type="float" office:value="3643.1335716718800000"/>
          <table:table-cell office:value-type="float" office:value="0"/>
          <table:table-cell office:value-type="string">
            <text:p>01055028</text:p>
          </table:table-cell>
          <table:table-cell office:value-type="float" office:value="0"/>
          <table:table-cell/>
          <table:table-cell office:value-type="string">
            <text:p>SRID=3044;POINT(604561.39939834 6005622.31507087)</text:p>
          </table:table-cell>
          <table:table-cell office:value-type="string">
            <text:p>01055</text:p>
          </table:table-cell>
          <table:table-cell office:value-type="float" office:value="435"/>
          <table:table-cell office:value-type="float" office:value="-1"/>
          <table:table-cell office:value-type="float" office:value="433.4750000000000200"/>
          <table:table-cell office:value-type="float" office:value="1105508"/>
          <table:table-cell/>
          <table:table-cell office:value-type="float" office:value="0"/>
          <table:table-cell office:value-type="float" office:value="0.7523740000000000"/>
        </table:table-row>
        <table:table-row>
          <table:table-cell office:value-type="float" office:value="140501"/>
          <table:table-cell/>
          <table:table-cell office:value-type="string">
            <text:p>Gedenkstätt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6"/>
          <table:table-cell office:value-type="float" office:value="6.54113732558858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50000</text:p>
          </table:table-cell>
          <table:table-cell office:value-type="string">
            <text:p>SRID=3044;POINT(570644.059952677 6017203.22103809)</text:p>
          </table:table-cell>
          <table:table-cell office:value-type="string">
            <text:p>01002</text:p>
          </table:table-cell>
          <table:table-cell office:value-type="float" office:value="842"/>
          <table:table-cell office:value-type="float" office:value="4"/>
          <table:table-cell office:value-type="float" office:value="0.000000000000000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8.5612019999999998"/>
        </table:table-row>
        <table:table-row>
          <table:table-cell office:value-type="float" office:value="502204"/>
          <table:table-cell/>
          <table:table-cell office:value-type="string">
            <text:p>Bordesholm  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57"/>
          <table:table-cell office:value-type="float" office:value="164.7496970934130000"/>
          <table:table-cell office:value-type="float" office:value="0"/>
          <table:table-cell office:value-type="string">
            <text:p>01058022</text:p>
          </table:table-cell>
          <table:table-cell office:value-type="float" office:value="4"/>
          <table:table-cell/>
          <table:table-cell office:value-type="string">
            <text:p>SRID=3044;POINT(565531.861023438 6003877.77834787)</text:p>
          </table:table-cell>
          <table:table-cell office:value-type="string">
            <text:p>01058</text:p>
          </table:table-cell>
          <table:table-cell office:value-type="float" office:value="408"/>
          <table:table-cell office:value-type="float" office:value="13"/>
          <table:table-cell office:value-type="float" office:value="21.0853000000000000"/>
          <table:table-cell office:value-type="float" office:value="502201"/>
          <table:table-cell office:value-type="float" office:value="10580458"/>
          <table:table-cell office:value-type="float" office:value="0"/>
          <table:table-cell office:value-type="float" office:value="5.8088119999999996"/>
        </table:table-row>
        <table:table-row>
          <table:table-cell office:value-type="float" office:value="1106104"/>
          <table:table-cell/>
          <table:table-cell office:value-type="string">
            <text:p>Kellinghusen</text:p>
          </table:table-cell>
          <table:table-cell office:value-type="string">
            <text:p>3</text:p>
          </table:table-cell>
          <table:table-cell/>
          <table:table-cell office:value-type="float" office:value="8500"/>
          <table:table-cell office:value-type="float" office:value="3797.8664587095700000"/>
          <table:table-cell/>
          <table:table-cell office:value-type="string">
            <text:p>01061049</text:p>
          </table:table-cell>
          <table:table-cell/>
          <table:table-cell/>
          <table:table-cell office:value-type="string">
            <text:p>SRID=3044;POINT(547108.934242706 5978188.02051846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1494.0000000000000000"/>
          <table:table-cell office:value-type="float" office:value="1106104"/>
          <table:table-cell/>
          <table:table-cell office:value-type="float" office:value="0"/>
          <table:table-cell office:value-type="float" office:value="2.2380990000000001"/>
        </table:table-row>
        <table:table-row>
          <table:table-cell office:value-type="float" office:value="407303"/>
          <table:table-cell/>
          <table:table-cell office:value-type="string">
            <text:p>Schönberg(Holstein) OT Kaliforni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63"/>
          <table:table-cell office:value-type="float" office:value="294.2384716223570000"/>
          <table:table-cell office:value-type="float" office:value="0"/>
          <table:table-cell office:value-type="string">
            <text:p>01057073</text:p>
          </table:table-cell>
          <table:table-cell office:value-type="float" office:value="3"/>
          <table:table-cell/>
          <table:table-cell office:value-type="string">
            <text:p>SRID=3044;POINT(589039.496157267 6031896.54434579)</text:p>
          </table:table-cell>
          <table:table-cell office:value-type="string">
            <text:p>01057</text:p>
          </table:table-cell>
          <table:table-cell office:value-type="float" office:value="469"/>
          <table:table-cell office:value-type="float" office:value="13"/>
          <table:table-cell office:value-type="float" office:value="298.7400000000000100"/>
          <table:table-cell office:value-type="float" office:value="407301"/>
          <table:table-cell office:value-type="float" office:value="10570396"/>
          <table:table-cell office:value-type="float" office:value="7"/>
          <table:table-cell office:value-type="float" office:value="1.9134139999999999"/>
        </table:table-row>
        <table:table-row>
          <table:table-cell office:value-type="float" office:value="502301"/>
          <table:table-cell/>
          <table:table-cell office:value-type="string">
            <text:p>Borgdorf-See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13"/>
          <table:table-cell office:value-type="float" office:value="666.7568433239280200"/>
          <table:table-cell office:value-type="float" office:value="0"/>
          <table:table-cell office:value-type="string">
            <text:p>01058023</text:p>
          </table:table-cell>
          <table:table-cell office:value-type="float" office:value="4"/>
          <table:table-cell/>
          <table:table-cell office:value-type="string">
            <text:p>SRID=3044;POINT(557184.577977574 6003436.90732593)</text:p>
          </table:table-cell>
          <table:table-cell office:value-type="string">
            <text:p>01058</text:p>
          </table:table-cell>
          <table:table-cell office:value-type="float" office:value="284"/>
          <table:table-cell office:value-type="float" office:value="0"/>
          <table:table-cell office:value-type="float" office:value="35.0000000000000000"/>
          <table:table-cell office:value-type="float" office:value="502301"/>
          <table:table-cell office:value-type="float" office:value="10580502"/>
          <table:table-cell office:value-type="float" office:value="0"/>
          <table:table-cell office:value-type="float" office:value="0.7693960000000000"/>
        </table:table-row>
        <table:table-row>
          <table:table-cell office:value-type="float" office:value="502401"/>
          <table:table-cell/>
          <table:table-cell office:value-type="string">
            <text:p>Borg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52"/>
          <table:table-cell office:value-type="float" office:value="913.8990791872480500"/>
          <table:table-cell office:value-type="float" office:value="0"/>
          <table:table-cell office:value-type="string">
            <text:p>01058024</text:p>
          </table:table-cell>
          <table:table-cell office:value-type="float" office:value="4"/>
          <table:table-cell/>
          <table:table-cell office:value-type="string">
            <text:p>SRID=3044;POINT(546066.415866105 6020850.92366085)</text:p>
          </table:table-cell>
          <table:table-cell office:value-type="string">
            <text:p>01058</text:p>
          </table:table-cell>
          <table:table-cell office:value-type="float" office:value="128"/>
          <table:table-cell office:value-type="float" office:value="11"/>
          <table:table-cell office:value-type="float" office:value="346.6990000000000100"/>
          <table:table-cell office:value-type="float" office:value="502401"/>
          <table:table-cell office:value-type="float" office:value="10580519"/>
          <table:table-cell office:value-type="float" office:value="0"/>
          <table:table-cell office:value-type="float" office:value="1.4793760000000000"/>
        </table:table-row>
        <table:table-row>
          <table:table-cell office:value-type="float" office:value="502501"/>
          <table:table-cell/>
          <table:table-cell office:value-type="string">
            <text:p>Bornhol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69"/>
          <table:table-cell office:value-type="float" office:value="1092.7477040775800000"/>
          <table:table-cell office:value-type="float" office:value="0"/>
          <table:table-cell office:value-type="string">
            <text:p>01058025</text:p>
          </table:table-cell>
          <table:table-cell office:value-type="float" office:value="4"/>
          <table:table-cell/>
          <table:table-cell office:value-type="string">
            <text:p>SRID=3044;POINT(521410.860344557 5993274.87316904)</text:p>
          </table:table-cell>
          <table:table-cell office:value-type="string">
            <text:p>01058</text:p>
          </table:table-cell>
          <table:table-cell office:value-type="float" office:value="166"/>
          <table:table-cell office:value-type="float" office:value="15"/>
          <table:table-cell office:value-type="float" office:value="0.0000000000000000"/>
          <table:table-cell office:value-type="float" office:value="502501"/>
          <table:table-cell office:value-type="float" office:value="10580477"/>
          <table:table-cell office:value-type="float" office:value="0"/>
          <table:table-cell office:value-type="float" office:value="0.1546560000000000"/>
        </table:table-row>
        <table:table-row>
          <table:table-cell office:value-type="float" office:value="502601"/>
          <table:table-cell/>
          <table:table-cell office:value-type="string">
            <text:p>Bovenau Ort - Wa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76"/>
          <table:table-cell office:value-type="float" office:value="1700.3971140274900000"/>
          <table:table-cell office:value-type="float" office:value="0"/>
          <table:table-cell office:value-type="string">
            <text:p>01058026</text:p>
          </table:table-cell>
          <table:table-cell office:value-type="float" office:value="4"/>
          <table:table-cell/>
          <table:table-cell office:value-type="string">
            <text:p>SRID=3044;POINT(553541.534671148 6020760.83938282)</text:p>
          </table:table-cell>
          <table:table-cell office:value-type="string">
            <text:p>01058</text:p>
          </table:table-cell>
          <table:table-cell office:value-type="float" office:value="410"/>
          <table:table-cell office:value-type="float" office:value="14"/>
          <table:table-cell office:value-type="float" office:value="137.1370000000000000"/>
          <table:table-cell office:value-type="float" office:value="502601"/>
          <table:table-cell office:value-type="float" office:value="10580506"/>
          <table:table-cell office:value-type="float" office:value="0"/>
          <table:table-cell office:value-type="float" office:value="0.5151740000000000"/>
        </table:table-row>
        <table:table-row>
          <table:table-cell office:value-type="float" office:value="1106004"/>
          <table:table-cell/>
          <table:table-cell office:value-type="string">
            <text:p>Hitzhusen/Weddelbrook</text:p>
          </table:table-cell>
          <table:table-cell office:value-type="string">
            <text:p>3</text:p>
          </table:table-cell>
          <table:table-cell/>
          <table:table-cell office:value-type="float" office:value="3781"/>
          <table:table-cell office:value-type="float" office:value="7552.7648288015998000"/>
          <table:table-cell/>
          <table:table-cell office:value-type="string">
            <text:p>01060095</text:p>
          </table:table-cell>
          <table:table-cell/>
          <table:table-cell/>
          <table:table-cell office:value-type="string">
            <text:p>SRID=3044;POINT(554446.624464624 5972929.51755067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398.0000000000000000"/>
          <table:table-cell office:value-type="float" office:value="1106004"/>
          <table:table-cell/>
          <table:table-cell office:value-type="float" office:value="0"/>
          <table:table-cell office:value-type="float" office:value="0.5006110000000000"/>
        </table:table-row>
        <table:table-row>
          <table:table-cell office:value-type="float" office:value="502701"/>
          <table:table-cell/>
          <table:table-cell office:value-type="string">
            <text:p>Bramme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95"/>
          <table:table-cell office:value-type="float" office:value="1368.8056180023300000"/>
          <table:table-cell office:value-type="float" office:value="0"/>
          <table:table-cell office:value-type="string">
            <text:p>01058027</text:p>
          </table:table-cell>
          <table:table-cell office:value-type="float" office:value="4"/>
          <table:table-cell/>
          <table:table-cell office:value-type="string">
            <text:p>SRID=3044;POINT(549716.669319674 6005796.41264763)</text:p>
          </table:table-cell>
          <table:table-cell office:value-type="string">
            <text:p>01058</text:p>
          </table:table-cell>
          <table:table-cell office:value-type="float" office:value="230"/>
          <table:table-cell office:value-type="float" office:value="0"/>
          <table:table-cell office:value-type="float" office:value="58.0000000000000000"/>
          <table:table-cell office:value-type="float" office:value="502701"/>
          <table:table-cell office:value-type="float" office:value="10580498"/>
          <table:table-cell office:value-type="float" office:value="0"/>
          <table:table-cell office:value-type="float" office:value="0.2885730000000000"/>
        </table:table-row>
        <table:table-row>
          <table:table-cell office:value-type="float" office:value="503301"/>
          <table:table-cell/>
          <table:table-cell office:value-type="string">
            <text:p>Brügg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99"/>
          <table:table-cell office:value-type="float" office:value="792.1506561049110400"/>
          <table:table-cell office:value-type="float" office:value="0"/>
          <table:table-cell office:value-type="string">
            <text:p>01058033</text:p>
          </table:table-cell>
          <table:table-cell office:value-type="float" office:value="4"/>
          <table:table-cell/>
          <table:table-cell office:value-type="string">
            <text:p>SRID=3044;POINT(569936.328754313 6003459.40081022)</text:p>
          </table:table-cell>
          <table:table-cell office:value-type="string">
            <text:p>01058</text:p>
          </table:table-cell>
          <table:table-cell office:value-type="float" office:value="179"/>
          <table:table-cell office:value-type="float" office:value="13"/>
          <table:table-cell office:value-type="float" office:value="151.9859999999999900"/>
          <table:table-cell office:value-type="float" office:value="503301"/>
          <table:table-cell office:value-type="float" office:value="10580457"/>
          <table:table-cell office:value-type="float" office:value="0"/>
          <table:table-cell office:value-type="float" office:value="1.2611239999999999"/>
        </table:table-row>
        <table:table-row>
          <table:table-cell office:value-type="float" office:value="503101"/>
          <table:table-cell/>
          <table:table-cell office:value-type="string">
            <text:p>Brinjah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0"/>
          <table:table-cell office:value-type="float" office:value="449.3249335158669700"/>
          <table:table-cell office:value-type="float" office:value="0"/>
          <table:table-cell office:value-type="string">
            <text:p>01058031</text:p>
          </table:table-cell>
          <table:table-cell office:value-type="float" office:value="4"/>
          <table:table-cell/>
          <table:table-cell office:value-type="string">
            <text:p>SRID=3044;POINT(541464.799384163 6002243.24784895)</text:p>
          </table:table-cell>
          <table:table-cell office:value-type="string">
            <text:p>01058</text:p>
          </table:table-cell>
          <table:table-cell office:value-type="float" office:value="240"/>
          <table:table-cell office:value-type="float" office:value="0"/>
          <table:table-cell office:value-type="float" office:value="19.8935999999999990"/>
          <table:table-cell office:value-type="float" office:value="503101"/>
          <table:table-cell office:value-type="float" office:value="10580493"/>
          <table:table-cell office:value-type="float" office:value="0"/>
          <table:table-cell office:value-type="float" office:value="0.2893230000000000"/>
        </table:table-row>
        <table:table-row>
          <table:table-cell office:value-type="float" office:value="503201"/>
          <table:table-cell/>
          <table:table-cell office:value-type="string">
            <text:p>Schönhag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1"/>
          <table:table-cell office:value-type="float" office:value="584.0281446856030200"/>
          <table:table-cell office:value-type="float" office:value="0"/>
          <table:table-cell office:value-type="string">
            <text:p>01058032</text:p>
          </table:table-cell>
          <table:table-cell office:value-type="float" office:value="4"/>
          <table:table-cell/>
          <table:table-cell office:value-type="string">
            <text:p>SRID=3044;POINT(566408.721702821 6054407.36655353)</text:p>
          </table:table-cell>
          <table:table-cell office:value-type="string">
            <text:p>01058</text:p>
          </table:table-cell>
          <table:table-cell office:value-type="float" office:value="211"/>
          <table:table-cell office:value-type="float" office:value="0"/>
          <table:table-cell office:value-type="float" office:value="101.0450000000000000"/>
          <table:table-cell office:value-type="float" office:value="503201"/>
          <table:table-cell office:value-type="float" office:value="10580514"/>
          <table:table-cell office:value-type="float" office:value="0"/>
          <table:table-cell office:value-type="float" office:value="0.6181210000000000"/>
        </table:table-row>
        <table:table-row>
          <table:table-cell office:value-type="float" office:value="503202"/>
          <table:table-cell/>
          <table:table-cell office:value-type="string">
            <text:p>Brodersby (Ostsee)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8"/>
          <table:table-cell office:value-type="float" office:value="385.3749142742170200"/>
          <table:table-cell office:value-type="float" office:value="0"/>
          <table:table-cell office:value-type="string">
            <text:p>01058032</text:p>
          </table:table-cell>
          <table:table-cell office:value-type="float" office:value="4"/>
          <table:table-cell/>
          <table:table-cell office:value-type="string">
            <text:p>SRID=3044;POINT(563287.906762425 6054657.03272044)</text:p>
          </table:table-cell>
          <table:table-cell office:value-type="string">
            <text:p>01058</text:p>
          </table:table-cell>
          <table:table-cell office:value-type="float" office:value="211"/>
          <table:table-cell office:value-type="float" office:value="0"/>
          <table:table-cell office:value-type="float" office:value="41.5026999999999970"/>
          <table:table-cell office:value-type="float" office:value="503201"/>
          <table:table-cell office:value-type="float" office:value="10580514"/>
          <table:table-cell office:value-type="float" office:value="0"/>
          <table:table-cell office:value-type="float" office:value="0.9549140000000000"/>
        </table:table-row>
        <table:table-row>
          <table:table-cell office:value-type="float" office:value="503703"/>
          <table:table-cell/>
          <table:table-cell office:value-type="string">
            <text:p>Dänischenhagen Ort - Scharnhag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36"/>
          <table:table-cell office:value-type="float" office:value="1011.9209826460700000"/>
          <table:table-cell/>
          <table:table-cell office:value-type="string">
            <text:p>01058037</text:p>
          </table:table-cell>
          <table:table-cell office:value-type="float" office:value="4"/>
          <table:table-cell/>
          <table:table-cell office:value-type="string">
            <text:p>SRID=3044;POINT(573001.709350324 6031859.51918796)</text:p>
          </table:table-cell>
          <table:table-cell office:value-type="string">
            <text:p>01058</text:p>
          </table:table-cell>
          <table:table-cell office:value-type="float" office:value="476"/>
          <table:table-cell office:value-type="float" office:value="12"/>
          <table:table-cell office:value-type="float" office:value="451.0230000000000200"/>
          <table:table-cell office:value-type="float" office:value="503701"/>
          <table:table-cell office:value-type="float" office:value="10580461"/>
          <table:table-cell office:value-type="float" office:value="0"/>
          <table:table-cell office:value-type="float" office:value="3.5931660000000001"/>
        </table:table-row>
        <table:table-row>
          <table:table-cell office:value-type="float" office:value="403901"/>
          <table:table-cell/>
          <table:table-cell office:value-type="string">
            <text:p>Köh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18"/>
          <table:table-cell office:value-type="float" office:value="1313.9224282450800000"/>
          <table:table-cell office:value-type="float" office:value="0"/>
          <table:table-cell office:value-type="string">
            <text:p>01057039</text:p>
          </table:table-cell>
          <table:table-cell office:value-type="float" office:value="3"/>
          <table:table-cell/>
          <table:table-cell office:value-type="string">
            <text:p>SRID=3044;POINT(594625.353177589 6022754.92162554)</text:p>
          </table:table-cell>
          <table:table-cell office:value-type="string">
            <text:p>01057</text:p>
          </table:table-cell>
          <table:table-cell office:value-type="float" office:value="253"/>
          <table:table-cell office:value-type="float" office:value="15"/>
          <table:table-cell office:value-type="float" office:value="72.6487999999999940"/>
          <table:table-cell office:value-type="float" office:value="403901"/>
          <table:table-cell office:value-type="float" office:value="10570418"/>
          <table:table-cell office:value-type="float" office:value="0"/>
          <table:table-cell office:value-type="float" office:value="0.6225630000000000"/>
        </table:table-row>
        <table:table-row>
          <table:table-cell office:value-type="float" office:value="517201"/>
          <table:table-cell/>
          <table:table-cell office:value-type="string">
            <text:p>Westerrönfeld Gewerbegebie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62"/>
          <table:table-cell office:value-type="float" office:value="424.1571600298499900"/>
          <table:table-cell office:value-type="float" office:value="0"/>
          <table:table-cell office:value-type="string">
            <text:p>01058172</text:p>
          </table:table-cell>
          <table:table-cell office:value-type="float" office:value="4"/>
          <table:table-cell/>
          <table:table-cell office:value-type="string">
            <text:p>SRID=3044;POINT(542830.296163094 6014292.17335518)</text:p>
          </table:table-cell>
          <table:table-cell office:value-type="string">
            <text:p>01058</text:p>
          </table:table-cell>
          <table:table-cell office:value-type="float" office:value="186"/>
          <table:table-cell office:value-type="float" office:value="11"/>
          <table:table-cell office:value-type="float" office:value="591.5839999999999500"/>
          <table:table-cell office:value-type="float" office:value="517201"/>
          <table:table-cell office:value-type="float" office:value="10580447"/>
          <table:table-cell office:value-type="float" office:value="0"/>
          <table:table-cell office:value-type="float" office:value="0.6176960000000000"/>
        </table:table-row>
        <table:table-row>
          <table:table-cell office:value-type="float" office:value="503801"/>
          <table:table-cell/>
          <table:table-cell office:value-type="string">
            <text:p>Dätg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52"/>
          <table:table-cell office:value-type="float" office:value="1098.2129644049501000"/>
          <table:table-cell office:value-type="float" office:value="0"/>
          <table:table-cell office:value-type="string">
            <text:p>01058038</text:p>
          </table:table-cell>
          <table:table-cell office:value-type="float" office:value="4"/>
          <table:table-cell/>
          <table:table-cell office:value-type="string">
            <text:p>SRID=3044;POINT(560791.142982554 6004096.92731531)</text:p>
          </table:table-cell>
          <table:table-cell office:value-type="string">
            <text:p>01058</text:p>
          </table:table-cell>
          <table:table-cell office:value-type="float" office:value="112"/>
          <table:table-cell office:value-type="float" office:value="0"/>
          <table:table-cell office:value-type="float" office:value="120.0000000000000000"/>
          <table:table-cell office:value-type="float" office:value="503801"/>
          <table:table-cell office:value-type="float" office:value="10580502"/>
          <table:table-cell office:value-type="float" office:value="0"/>
          <table:table-cell office:value-type="float" office:value="0.5026350000000001"/>
        </table:table-row>
        <table:table-row>
          <table:table-cell office:value-type="float" office:value="503901"/>
          <table:table-cell/>
          <table:table-cell office:value-type="string">
            <text:p>Dam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35"/>
          <table:table-cell office:value-type="float" office:value="747.9578712176280500"/>
          <table:table-cell office:value-type="float" office:value="0"/>
          <table:table-cell office:value-type="string">
            <text:p>01058039</text:p>
          </table:table-cell>
          <table:table-cell office:value-type="float" office:value="4"/>
          <table:table-cell/>
          <table:table-cell office:value-type="string">
            <text:p>SRID=3044;POINT(547677.633877541 6030748.68966763)</text:p>
          </table:table-cell>
          <table:table-cell office:value-type="string">
            <text:p>01058</text:p>
          </table:table-cell>
          <table:table-cell office:value-type="float" office:value="239"/>
          <table:table-cell office:value-type="float" office:value="0"/>
          <table:table-cell office:value-type="float" office:value="0.0000000000000000"/>
          <table:table-cell office:value-type="float" office:value="503901"/>
          <table:table-cell office:value-type="float" office:value="10580489"/>
          <table:table-cell office:value-type="float" office:value="0"/>
          <table:table-cell office:value-type="float" office:value="0.5815840000000000"/>
        </table:table-row>
        <table:table-row>
          <table:table-cell office:value-type="float" office:value="504001"/>
          <table:table-cell/>
          <table:table-cell office:value-type="string">
            <text:p>Vogelsang-Günholz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75"/>
          <table:table-cell office:value-type="float" office:value="644.1803272578249600"/>
          <table:table-cell office:value-type="float" office:value="0"/>
          <table:table-cell office:value-type="string">
            <text:p>01058040</text:p>
          </table:table-cell>
          <table:table-cell office:value-type="float" office:value="4"/>
          <table:table-cell/>
          <table:table-cell office:value-type="string">
            <text:p>SRID=3044;POINT(561963.977345559 6047423.79218866)</text:p>
          </table:table-cell>
          <table:table-cell office:value-type="string">
            <text:p>01058</text:p>
          </table:table-cell>
          <table:table-cell office:value-type="float" office:value="204"/>
          <table:table-cell office:value-type="float" office:value="0"/>
          <table:table-cell office:value-type="float" office:value="196.0540000000000000"/>
          <table:table-cell office:value-type="float" office:value="504001"/>
          <table:table-cell office:value-type="float" office:value="10580511"/>
          <table:table-cell office:value-type="float" office:value="0"/>
          <table:table-cell office:value-type="float" office:value="1.6687870000000000"/>
        </table:table-row>
        <table:table-row>
          <table:table-cell office:value-type="float" office:value="504002"/>
          <table:table-cell/>
          <table:table-cell office:value-type="string">
            <text:p>Damp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10"/>
          <table:table-cell office:value-type="float" office:value="735.5344042346930600"/>
          <table:table-cell office:value-type="float" office:value="0"/>
          <table:table-cell office:value-type="string">
            <text:p>01058040</text:p>
          </table:table-cell>
          <table:table-cell office:value-type="float" office:value="4"/>
          <table:table-cell/>
          <table:table-cell office:value-type="string">
            <text:p>SRID=3044;POINT(565889.317520152 6048863.79720487)</text:p>
          </table:table-cell>
          <table:table-cell office:value-type="string">
            <text:p>01058</text:p>
          </table:table-cell>
          <table:table-cell office:value-type="float" office:value="204"/>
          <table:table-cell office:value-type="float" office:value="0"/>
          <table:table-cell office:value-type="float" office:value="1458.3199999999999000"/>
          <table:table-cell office:value-type="float" office:value="504001"/>
          <table:table-cell office:value-type="float" office:value="10580511"/>
          <table:table-cell office:value-type="float" office:value="0"/>
          <table:table-cell office:value-type="float" office:value="0.5574180000000000"/>
        </table:table-row>
        <table:table-row>
          <table:table-cell office:value-type="float" office:value="504301"/>
          <table:table-cell/>
          <table:table-cell office:value-type="string">
            <text:p>Eckernförde - Süd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11"/>
          <table:table-cell office:value-type="float" office:value="182.37063375931100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5070.701312773 6034102.83884455)</text:p>
          </table:table-cell>
          <table:table-cell office:value-type="string">
            <text:p>01058</text:p>
          </table:table-cell>
          <table:table-cell office:value-type="float" office:value="420"/>
          <table:table-cell office:value-type="float" office:value="10"/>
          <table:table-cell office:value-type="float" office:value="554.3510000000000000"/>
          <table:table-cell office:value-type="float" office:value="504301"/>
          <table:table-cell office:value-type="float" office:value="10580436"/>
          <table:table-cell office:value-type="float" office:value="0"/>
          <table:table-cell office:value-type="float" office:value="20.3486710000000000"/>
        </table:table-row>
        <table:table-row>
          <table:table-cell office:value-type="float" office:value="504308"/>
          <table:table-cell/>
          <table:table-cell office:value-type="string">
            <text:p>Eckernförde - Nord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86"/>
          <table:table-cell office:value-type="float" office:value="645.63108181019095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2427.454672121 6037935.16054628)</text:p>
          </table:table-cell>
          <table:table-cell office:value-type="string">
            <text:p>01058</text:p>
          </table:table-cell>
          <table:table-cell office:value-type="float" office:value="422"/>
          <table:table-cell office:value-type="float" office:value="10"/>
          <table:table-cell office:value-type="float" office:value="1055.7100000000000000"/>
          <table:table-cell office:value-type="float" office:value="504301"/>
          <table:table-cell office:value-type="float" office:value="10580434"/>
          <table:table-cell office:value-type="float" office:value="0"/>
          <table:table-cell office:value-type="float" office:value="0.9076390000000000"/>
        </table:table-row>
        <table:table-row>
          <table:table-cell office:value-type="float" office:value="504501"/>
          <table:table-cell/>
          <table:table-cell office:value-type="string">
            <text:p>Eis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9"/>
          <table:table-cell office:value-type="float" office:value="535.0188537128940400"/>
          <table:table-cell office:value-type="float" office:value="0"/>
          <table:table-cell office:value-type="string">
            <text:p>01058045</text:p>
          </table:table-cell>
          <table:table-cell office:value-type="float" office:value="4"/>
          <table:table-cell/>
          <table:table-cell office:value-type="string">
            <text:p>SRID=3044;POINT(556601.964815451 6005474.79745573)</text:p>
          </table:table-cell>
          <table:table-cell office:value-type="string">
            <text:p>01058</text:p>
          </table:table-cell>
          <table:table-cell office:value-type="float" office:value="209"/>
          <table:table-cell office:value-type="float" office:value="0"/>
          <table:table-cell office:value-type="float" office:value="0.0000000000000000"/>
          <table:table-cell office:value-type="float" office:value="504501"/>
          <table:table-cell office:value-type="float" office:value="10580504"/>
          <table:table-cell office:value-type="float" office:value="0"/>
          <table:table-cell office:value-type="float" office:value="0.5588590000000000"/>
        </table:table-row>
        <table:table-row>
          <table:table-cell office:value-type="float" office:value="409106"/>
          <table:table-cell/>
          <table:table-cell office:value-type="string">
            <text:p>Klausdorf Heidbergredder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752"/>
          <table:table-cell office:value-type="float" office:value="99.269414934639997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78344.604895192 6017038.67305458)</text:p>
          </table:table-cell>
          <table:table-cell office:value-type="string">
            <text:p>01057</text:p>
          </table:table-cell>
          <table:table-cell office:value-type="float" office:value="2019"/>
          <table:table-cell office:value-type="float" office:value="12"/>
          <table:table-cell office:value-type="float" office:value="133.0060000000000000"/>
          <table:table-cell office:value-type="float" office:value="409101"/>
          <table:table-cell office:value-type="float" office:value="10570394"/>
          <table:table-cell office:value-type="float" office:value="0"/>
          <table:table-cell office:value-type="float" office:value="7.5753440000000003"/>
        </table:table-row>
        <table:table-row>
          <table:table-cell office:value-type="float" office:value="409108"/>
          <table:table-cell/>
          <table:table-cell office:value-type="string">
            <text:p>Klausdorf Nord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929"/>
          <table:table-cell office:value-type="float" office:value="149.7951788101719900"/>
          <table:table-cell/>
          <table:table-cell office:value-type="string">
            <text:p>01057091</text:p>
          </table:table-cell>
          <table:table-cell office:value-type="float" office:value="3"/>
          <table:table-cell/>
          <table:table-cell office:value-type="string">
            <text:p>SRID=3044;POINT(578574.723050707 6019032.1372914)</text:p>
          </table:table-cell>
          <table:table-cell office:value-type="string">
            <text:p>01057</text:p>
          </table:table-cell>
          <table:table-cell office:value-type="float" office:value="2017"/>
          <table:table-cell office:value-type="float" office:value="12"/>
          <table:table-cell office:value-type="float" office:value="22.4434000000000000"/>
          <table:table-cell office:value-type="float" office:value="409101"/>
          <table:table-cell office:value-type="float" office:value="10570394"/>
          <table:table-cell office:value-type="float" office:value="0"/>
          <table:table-cell office:value-type="float" office:value="12.8775840000000010"/>
        </table:table-row>
        <table:table-row>
          <table:table-cell office:value-type="float" office:value="504601"/>
          <table:table-cell/>
          <table:table-cell office:value-type="string">
            <text:p>Eller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23"/>
          <table:table-cell office:value-type="float" office:value="1020.4483774450900000"/>
          <table:table-cell office:value-type="float" office:value="0"/>
          <table:table-cell office:value-type="string">
            <text:p>01058046</text:p>
          </table:table-cell>
          <table:table-cell office:value-type="float" office:value="4"/>
          <table:table-cell/>
          <table:table-cell office:value-type="string">
            <text:p>SRID=3044;POINT(554784.483278701 6005467.75671262)</text:p>
          </table:table-cell>
          <table:table-cell office:value-type="string">
            <text:p>01058</text:p>
          </table:table-cell>
          <table:table-cell office:value-type="float" office:value="84"/>
          <table:table-cell office:value-type="float" office:value="0"/>
          <table:table-cell office:value-type="float" office:value="16.0000000000000000"/>
          <table:table-cell office:value-type="float" office:value="504601"/>
          <table:table-cell office:value-type="float" office:value="10580504"/>
          <table:table-cell office:value-type="float" office:value="0"/>
          <table:table-cell office:value-type="float" office:value="0.5125200000000000"/>
        </table:table-row>
        <table:table-row>
          <table:table-cell office:value-type="float" office:value="110514"/>
          <table:table-cell/>
          <table:table-cell office:value-type="string">
            <text:p>Hopf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7"/>
          <table:table-cell office:value-type="float" office:value="2.9681159224725402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437.678929291 6019076.403249)</text:p>
          </table:table-cell>
          <table:table-cell office:value-type="string">
            <text:p>01002</text:p>
          </table:table-cell>
          <table:table-cell office:value-type="float" office:value="761"/>
          <table:table-cell office:value-type="float" office:value="3"/>
          <table:table-cell office:value-type="float" office:value="326.7040000000000100"/>
          <table:table-cell office:value-type="float" office:value="1"/>
          <table:table-cell office:value-type="float" office:value="10020026"/>
          <table:table-cell office:value-type="float" office:value="1"/>
          <table:table-cell office:value-type="float" office:value="22.5732420000000000"/>
        </table:table-row>
        <table:table-row>
          <table:table-cell office:value-type="float" office:value="500102"/>
          <table:table-cell/>
          <table:table-cell office:value-type="string">
            <text:p>Achterwehr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31"/>
          <table:table-cell office:value-type="float" office:value="209.2048193230180000"/>
          <table:table-cell office:value-type="float" office:value="0"/>
          <table:table-cell office:value-type="string">
            <text:p>01058001</text:p>
          </table:table-cell>
          <table:table-cell office:value-type="float" office:value="4"/>
          <table:table-cell/>
          <table:table-cell office:value-type="string">
            <text:p>SRID=3044;POINT(562922.873344442 6018797.39854594)</text:p>
          </table:table-cell>
          <table:table-cell office:value-type="string">
            <text:p>01058</text:p>
          </table:table-cell>
          <table:table-cell office:value-type="float" office:value="401"/>
          <table:table-cell office:value-type="float" office:value="14"/>
          <table:table-cell office:value-type="float" office:value="72.5515000000000040"/>
          <table:table-cell office:value-type="float" office:value="500101"/>
          <table:table-cell office:value-type="float" office:value="10580449"/>
          <table:table-cell office:value-type="float" office:value="0"/>
          <table:table-cell office:value-type="float" office:value="3.4941830000000000"/>
        </table:table-row>
        <table:table-row>
          <table:table-cell office:value-type="float" office:value="503501"/>
          <table:table-cell/>
          <table:table-cell office:value-type="string">
            <text:p>Bün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68"/>
          <table:table-cell office:value-type="float" office:value="1323.3516946318700000"/>
          <table:table-cell office:value-type="float" office:value="0"/>
          <table:table-cell office:value-type="string">
            <text:p>01058035</text:p>
          </table:table-cell>
          <table:table-cell office:value-type="float" office:value="4"/>
          <table:table-cell/>
          <table:table-cell office:value-type="string">
            <text:p>SRID=3044;POINT(548369.787994463 6024943.7604604)</text:p>
          </table:table-cell>
          <table:table-cell office:value-type="string">
            <text:p>01058</text:p>
          </table:table-cell>
          <table:table-cell office:value-type="float" office:value="160"/>
          <table:table-cell office:value-type="float" office:value="0"/>
          <table:table-cell office:value-type="float" office:value="55.0000000000000000"/>
          <table:table-cell office:value-type="float" office:value="503501"/>
          <table:table-cell office:value-type="float" office:value="10580518"/>
          <table:table-cell office:value-type="float" office:value="0"/>
          <table:table-cell office:value-type="float" office:value="0.5047790000000000"/>
        </table:table-row>
        <table:table-row>
          <table:table-cell office:value-type="float" office:value="504801"/>
          <table:table-cell/>
          <table:table-cell office:value-type="string">
            <text:p>Embühr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38"/>
          <table:table-cell office:value-type="float" office:value="744.5067118308689900"/>
          <table:table-cell office:value-type="float" office:value="0"/>
          <table:table-cell office:value-type="string">
            <text:p>01058048</text:p>
          </table:table-cell>
          <table:table-cell office:value-type="float" office:value="4"/>
          <table:table-cell/>
          <table:table-cell office:value-type="string">
            <text:p>SRID=3044;POINT(538706.649061743 6002501.92840606)</text:p>
          </table:table-cell>
          <table:table-cell office:value-type="string">
            <text:p>01058</text:p>
          </table:table-cell>
          <table:table-cell office:value-type="float" office:value="117"/>
          <table:table-cell office:value-type="float" office:value="0"/>
          <table:table-cell office:value-type="float" office:value="16.0000000000000000"/>
          <table:table-cell office:value-type="float" office:value="504801"/>
          <table:table-cell office:value-type="float" office:value="10580481"/>
          <table:table-cell office:value-type="float" office:value="0"/>
          <table:table-cell office:value-type="float" office:value="0.3196750000000000"/>
        </table:table-row>
        <table:table-row>
          <table:table-cell office:value-type="float" office:value="505002"/>
          <table:table-cell/>
          <table:table-cell office:value-type="string">
            <text:p>Felde - Bahn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88"/>
          <table:table-cell office:value-type="float" office:value="318.5956651792610000"/>
          <table:table-cell office:value-type="float" office:value="0"/>
          <table:table-cell office:value-type="string">
            <text:p>01058050</text:p>
          </table:table-cell>
          <table:table-cell office:value-type="float" office:value="4"/>
          <table:table-cell/>
          <table:table-cell office:value-type="string">
            <text:p>SRID=3044;POINT(561330.395511396 6018301.61408236)</text:p>
          </table:table-cell>
          <table:table-cell office:value-type="string">
            <text:p>01058</text:p>
          </table:table-cell>
          <table:table-cell office:value-type="float" office:value="426"/>
          <table:table-cell office:value-type="float" office:value="13"/>
          <table:table-cell office:value-type="float" office:value="126.1010000000000000"/>
          <table:table-cell office:value-type="float" office:value="505001"/>
          <table:table-cell office:value-type="float" office:value="10580450"/>
          <table:table-cell office:value-type="float" office:value="0"/>
          <table:table-cell office:value-type="float" office:value="1.8455990000000000"/>
        </table:table-row>
        <table:table-row>
          <table:table-cell office:value-type="float" office:value="505101"/>
          <table:table-cell/>
          <table:table-cell office:value-type="string">
            <text:p>Felm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15"/>
          <table:table-cell office:value-type="float" office:value="1530.9740687396400000"/>
          <table:table-cell office:value-type="float" office:value="0"/>
          <table:table-cell office:value-type="string">
            <text:p>01058051</text:p>
          </table:table-cell>
          <table:table-cell office:value-type="float" office:value="4"/>
          <table:table-cell/>
          <table:table-cell office:value-type="string">
            <text:p>SRID=3044;POINT(568860.295245755 6029702.03280909)</text:p>
          </table:table-cell>
          <table:table-cell office:value-type="string">
            <text:p>01058</text:p>
          </table:table-cell>
          <table:table-cell office:value-type="float" office:value="269"/>
          <table:table-cell office:value-type="float" office:value="14"/>
          <table:table-cell office:value-type="float" office:value="68.1423000000000060"/>
          <table:table-cell office:value-type="float" office:value="505101"/>
          <table:table-cell office:value-type="float" office:value="10580467"/>
          <table:table-cell office:value-type="float" office:value="0"/>
          <table:table-cell office:value-type="float" office:value="0.7282950000000000"/>
        </table:table-row>
        <table:table-row>
          <table:table-cell office:value-type="float" office:value="505202"/>
          <table:table-cell/>
          <table:table-cell office:value-type="string">
            <text:p>Götheby-Holm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72"/>
          <table:table-cell office:value-type="float" office:value="770.8515510970220200"/>
          <table:table-cell office:value-type="float" office:value="0"/>
          <table:table-cell office:value-type="string">
            <text:p>01058052</text:p>
          </table:table-cell>
          <table:table-cell office:value-type="float" office:value="4"/>
          <table:table-cell/>
          <table:table-cell office:value-type="string">
            <text:p>SRID=3044;POINT(546206.250603641 6037611.93620952)</text:p>
          </table:table-cell>
          <table:table-cell office:value-type="string">
            <text:p>01058</text:p>
          </table:table-cell>
          <table:table-cell office:value-type="float" office:value="215"/>
          <table:table-cell office:value-type="float" office:value="0"/>
          <table:table-cell office:value-type="float" office:value="53.7759000000000000"/>
          <table:table-cell office:value-type="float" office:value="505201"/>
          <table:table-cell office:value-type="float" office:value="10580510"/>
          <table:table-cell office:value-type="float" office:value="0"/>
          <table:table-cell office:value-type="float" office:value="1.2609429999999999"/>
        </table:table-row>
        <table:table-row>
          <table:table-cell office:value-type="float" office:value="507703"/>
          <table:table-cell/>
          <table:table-cell office:value-type="string">
            <text:p>Hohenwestedt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015"/>
          <table:table-cell office:value-type="float" office:value="1091.5357200175099000"/>
          <table:table-cell office:value-type="float" office:value="0"/>
          <table:table-cell office:value-type="string">
            <text:p>01058077</text:p>
          </table:table-cell>
          <table:table-cell office:value-type="float" office:value="4"/>
          <table:table-cell/>
          <table:table-cell office:value-type="string">
            <text:p>SRID=3044;POINT(543839.535367379 5994370.79852795)</text:p>
          </table:table-cell>
          <table:table-cell office:value-type="string">
            <text:p>01058</text:p>
          </table:table-cell>
          <table:table-cell office:value-type="float" office:value="106"/>
          <table:table-cell office:value-type="float" office:value="15"/>
          <table:table-cell office:value-type="float" office:value="929.0130000000000300"/>
          <table:table-cell office:value-type="float" office:value="507701"/>
          <table:table-cell office:value-type="float" office:value="10580438"/>
          <table:table-cell office:value-type="float" office:value="0"/>
          <table:table-cell office:value-type="float" office:value="1.8460230000000000"/>
        </table:table-row>
        <table:table-row>
          <table:table-cell office:value-type="float" office:value="505301"/>
          <table:table-cell/>
          <table:table-cell office:value-type="string">
            <text:p>Flintbek Süd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581"/>
          <table:table-cell office:value-type="float" office:value="389.3069145738080000"/>
          <table:table-cell office:value-type="float" office:value="0"/>
          <table:table-cell office:value-type="string">
            <text:p>01058053</text:p>
          </table:table-cell>
          <table:table-cell office:value-type="float" office:value="4"/>
          <table:table-cell/>
          <table:table-cell office:value-type="string">
            <text:p>SRID=3044;POINT(569831.029985715 6010373.81415861)</text:p>
          </table:table-cell>
          <table:table-cell office:value-type="string">
            <text:p>01058</text:p>
          </table:table-cell>
          <table:table-cell office:value-type="float" office:value="427"/>
          <table:table-cell office:value-type="float" office:value="12"/>
          <table:table-cell office:value-type="float" office:value="90.1735999999999930"/>
          <table:table-cell office:value-type="float" office:value="505301"/>
          <table:table-cell office:value-type="float" office:value="10580471"/>
          <table:table-cell office:value-type="float" office:value="0"/>
          <table:table-cell office:value-type="float" office:value="6.6297309999999996"/>
        </table:table-row>
        <table:table-row>
          <table:table-cell office:value-type="float" office:value="505302"/>
          <table:table-cell/>
          <table:table-cell office:value-type="string">
            <text:p>Flintbek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377"/>
          <table:table-cell office:value-type="float" office:value="466.7505600393470200"/>
          <table:table-cell office:value-type="float" office:value="0"/>
          <table:table-cell office:value-type="string">
            <text:p>01058053</text:p>
          </table:table-cell>
          <table:table-cell office:value-type="float" office:value="4"/>
          <table:table-cell/>
          <table:table-cell office:value-type="string">
            <text:p>SRID=3044;POINT(569100.221491193 6010989.06801437)</text:p>
          </table:table-cell>
          <table:table-cell office:value-type="string">
            <text:p>01058</text:p>
          </table:table-cell>
          <table:table-cell office:value-type="float" office:value="430"/>
          <table:table-cell office:value-type="float" office:value="12"/>
          <table:table-cell office:value-type="float" office:value="460.8100000000000000"/>
          <table:table-cell office:value-type="float" office:value="505301"/>
          <table:table-cell office:value-type="float" office:value="10580472"/>
          <table:table-cell office:value-type="float" office:value="0"/>
          <table:table-cell office:value-type="float" office:value="7.2351279999999996"/>
        </table:table-row>
        <table:table-row>
          <table:table-cell office:value-type="float" office:value="505303"/>
          <table:table-cell/>
          <table:table-cell office:value-type="string">
            <text:p>Flintbek OT Voor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82"/>
          <table:table-cell office:value-type="float" office:value="297.1799435305879900"/>
          <table:table-cell office:value-type="float" office:value="0"/>
          <table:table-cell office:value-type="string">
            <text:p>01058053</text:p>
          </table:table-cell>
          <table:table-cell office:value-type="float" office:value="4"/>
          <table:table-cell/>
          <table:table-cell office:value-type="string">
            <text:p>SRID=3044;POINT(568939.483610305 6012021.55703072)</text:p>
          </table:table-cell>
          <table:table-cell office:value-type="string">
            <text:p>01058</text:p>
          </table:table-cell>
          <table:table-cell office:value-type="float" office:value="429"/>
          <table:table-cell office:value-type="float" office:value="12"/>
          <table:table-cell office:value-type="float" office:value="1502.7400000000000000"/>
          <table:table-cell office:value-type="float" office:value="505301"/>
          <table:table-cell office:value-type="float" office:value="10580472"/>
          <table:table-cell office:value-type="float" office:value="0"/>
          <table:table-cell office:value-type="float" office:value="2.9678990000000001"/>
        </table:table-row>
        <table:table-row>
          <table:table-cell office:value-type="float" office:value="505304"/>
          <table:table-cell/>
          <table:table-cell office:value-type="string">
            <text:p>Flintbek OT Kleinflint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12"/>
          <table:table-cell office:value-type="float" office:value="602.7939875303629800"/>
          <table:table-cell office:value-type="float" office:value="0"/>
          <table:table-cell office:value-type="string">
            <text:p>01058053</text:p>
          </table:table-cell>
          <table:table-cell office:value-type="float" office:value="4"/>
          <table:table-cell/>
          <table:table-cell office:value-type="string">
            <text:p>SRID=3044;POINT(570615.765593622 6012859.14294995)</text:p>
          </table:table-cell>
          <table:table-cell office:value-type="string">
            <text:p>01058</text:p>
          </table:table-cell>
          <table:table-cell office:value-type="float" office:value="428"/>
          <table:table-cell office:value-type="float" office:value="12"/>
          <table:table-cell office:value-type="float" office:value="35.2629000000000020"/>
          <table:table-cell office:value-type="float" office:value="505301"/>
          <table:table-cell office:value-type="float" office:value="10580472"/>
          <table:table-cell office:value-type="float" office:value="0"/>
          <table:table-cell office:value-type="float" office:value="0.8493780000000000"/>
        </table:table-row>
        <table:table-row>
          <table:table-cell office:value-type="float" office:value="505401"/>
          <table:table-cell/>
          <table:table-cell office:value-type="string">
            <text:p>Fockbek Süd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79"/>
          <table:table-cell office:value-type="float" office:value="322.8028070228389800"/>
          <table:table-cell office:value-type="float" office:value="0"/>
          <table:table-cell office:value-type="string">
            <text:p>01058054</text:p>
          </table:table-cell>
          <table:table-cell office:value-type="float" office:value="4"/>
          <table:table-cell/>
          <table:table-cell office:value-type="string">
            <text:p>SRID=3044;POINT(539789.898265114 6016927.11501899)</text:p>
          </table:table-cell>
          <table:table-cell office:value-type="string">
            <text:p>01058</text:p>
          </table:table-cell>
          <table:table-cell office:value-type="float" office:value="221"/>
          <table:table-cell office:value-type="float" office:value="11"/>
          <table:table-cell office:value-type="float" office:value="33.7896000000000000"/>
          <table:table-cell office:value-type="float" office:value="505401"/>
          <table:table-cell office:value-type="float" office:value="10580475"/>
          <table:table-cell office:value-type="float" office:value="0"/>
          <table:table-cell office:value-type="float" office:value="5.8208909999999996"/>
        </table:table-row>
        <table:table-row>
          <table:table-cell office:value-type="float" office:value="505402"/>
          <table:table-cell/>
          <table:table-cell office:value-type="string">
            <text:p>Fockbek Süd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779"/>
          <table:table-cell office:value-type="float" office:value="1278.9174788127000000"/>
          <table:table-cell office:value-type="float" office:value="0"/>
          <table:table-cell office:value-type="string">
            <text:p>01058054</text:p>
          </table:table-cell>
          <table:table-cell office:value-type="float" office:value="4"/>
          <table:table-cell/>
          <table:table-cell office:value-type="string">
            <text:p>SRID=3044;POINT(538179.000061133 6017736.89164745)</text:p>
          </table:table-cell>
          <table:table-cell office:value-type="string">
            <text:p>01058</text:p>
          </table:table-cell>
          <table:table-cell office:value-type="float" office:value="221"/>
          <table:table-cell office:value-type="float" office:value="11"/>
          <table:table-cell office:value-type="float" office:value="351.6480000000000200"/>
          <table:table-cell office:value-type="float" office:value="505401"/>
          <table:table-cell office:value-type="float" office:value="10580475"/>
          <table:table-cell office:value-type="float" office:value="0"/>
          <table:table-cell office:value-type="float" office:value="1.3910199999999999"/>
        </table:table-row>
        <table:table-row>
          <table:table-cell office:value-type="float" office:value="505403"/>
          <table:table-cell/>
          <table:table-cell office:value-type="string">
            <text:p>Fockbek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95"/>
          <table:table-cell office:value-type="float" office:value="93.1498647958198940"/>
          <table:table-cell office:value-type="float" office:value="0"/>
          <table:table-cell office:value-type="string">
            <text:p>01058054</text:p>
          </table:table-cell>
          <table:table-cell office:value-type="float" office:value="4"/>
          <table:table-cell/>
          <table:table-cell office:value-type="string">
            <text:p>SRID=3044;POINT(539600.34579728 6018052.66158888)</text:p>
          </table:table-cell>
          <table:table-cell office:value-type="string">
            <text:p>01058</text:p>
          </table:table-cell>
          <table:table-cell office:value-type="float" office:value="221"/>
          <table:table-cell office:value-type="float" office:value="11"/>
          <table:table-cell office:value-type="float" office:value="318.4970000000000100"/>
          <table:table-cell office:value-type="float" office:value="505401"/>
          <table:table-cell office:value-type="float" office:value="10580475"/>
          <table:table-cell office:value-type="float" office:value="0"/>
          <table:table-cell office:value-type="float" office:value="13.9023280000000010"/>
        </table:table-row>
        <table:table-row>
          <table:table-cell office:value-type="float" office:value="1106101"/>
          <table:table-cell/>
          <table:table-cell office:value-type="string">
            <text:p>Kreis Steinburg Süd</text:p>
          </table:table-cell>
          <table:table-cell office:value-type="string">
            <text:p>3</text:p>
          </table:table-cell>
          <table:table-cell/>
          <table:table-cell office:value-type="float" office:value="58382"/>
          <table:table-cell office:value-type="float" office:value="52146.6516289883000000"/>
          <table:table-cell/>
          <table:table-cell office:value-type="string">
            <text:p>01061029</text:p>
          </table:table-cell>
          <table:table-cell/>
          <table:table-cell/>
          <table:table-cell office:value-type="string">
            <text:p>SRID=3044;POINT(527946.812966828 5960448.57834575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12616.0000000000000000"/>
          <table:table-cell office:value-type="float" office:value="1106101"/>
          <table:table-cell/>
          <table:table-cell office:value-type="float" office:value="0"/>
          <table:table-cell office:value-type="float" office:value="1.1195729999999999"/>
        </table:table-row>
        <table:table-row>
          <table:table-cell office:value-type="float" office:value="401701"/>
          <table:table-cell/>
          <table:table-cell office:value-type="string">
            <text:p>Dörnic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65"/>
          <table:table-cell office:value-type="float" office:value="434.5119366848459800"/>
          <table:table-cell office:value-type="float" office:value="0"/>
          <table:table-cell office:value-type="string">
            <text:p>01057017</text:p>
          </table:table-cell>
          <table:table-cell office:value-type="float" office:value="3"/>
          <table:table-cell/>
          <table:table-cell office:value-type="string">
            <text:p>SRID=3044;POINT(588825.082426107 6002677.17501556)</text:p>
          </table:table-cell>
          <table:table-cell office:value-type="string">
            <text:p>01057</text:p>
          </table:table-cell>
          <table:table-cell office:value-type="float" office:value="249"/>
          <table:table-cell office:value-type="float" office:value="15"/>
          <table:table-cell office:value-type="float" office:value="0.0000000000000000"/>
          <table:table-cell office:value-type="float" office:value="401701"/>
          <table:table-cell office:value-type="float" office:value="10570406"/>
          <table:table-cell office:value-type="float" office:value="0"/>
          <table:table-cell office:value-type="float" office:value="0.6098800000000000"/>
        </table:table-row>
        <table:table-row>
          <table:table-cell office:value-type="float" office:value="505405"/>
          <table:table-cell/>
          <table:table-cell office:value-type="string">
            <text:p>Fockbeker Moo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0"/>
          <table:table-cell office:value-type="float" office:value="910.0421709659040100"/>
          <table:table-cell office:value-type="float" office:value="0"/>
          <table:table-cell office:value-type="string">
            <text:p>01058054</text:p>
          </table:table-cell>
          <table:table-cell office:value-type="float" office:value="4"/>
          <table:table-cell/>
          <table:table-cell office:value-type="string">
            <text:p>SRID=3044;POINT(539543.959247416 6021243.78562991)</text:p>
          </table:table-cell>
          <table:table-cell office:value-type="string">
            <text:p>01058</text:p>
          </table:table-cell>
          <table:table-cell office:value-type="float" office:value="221"/>
          <table:table-cell office:value-type="float" office:value="11"/>
          <table:table-cell office:value-type="float" office:value="150.2529999999999900"/>
          <table:table-cell office:value-type="float" office:value="505401"/>
          <table:table-cell office:value-type="float" office:value="10580475"/>
          <table:table-cell office:value-type="float" office:value="0"/>
          <table:table-cell office:value-type="float" office:value="0.1428510000000000"/>
        </table:table-row>
        <table:table-row>
          <table:table-cell office:value-type="float" office:value="505501"/>
          <table:table-cell/>
          <table:table-cell office:value-type="string">
            <text:p>Friedrichsgrab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7"/>
          <table:table-cell office:value-type="float" office:value="537.9228396115420300"/>
          <table:table-cell office:value-type="float" office:value="0"/>
          <table:table-cell office:value-type="string">
            <text:p>01058055</text:p>
          </table:table-cell>
          <table:table-cell office:value-type="float" office:value="4"/>
          <table:table-cell/>
          <table:table-cell office:value-type="string">
            <text:p>SRID=3044;POINT(527141.989555687 6014064.93429115)</text:p>
          </table:table-cell>
          <table:table-cell office:value-type="string">
            <text:p>01058</text:p>
          </table:table-cell>
          <table:table-cell office:value-type="float" office:value="174"/>
          <table:table-cell office:value-type="float" office:value="0"/>
          <table:table-cell office:value-type="float" office:value="0.0000000000000000"/>
          <table:table-cell office:value-type="float" office:value="505501"/>
          <table:table-cell office:value-type="float" office:value="10580486"/>
          <table:table-cell office:value-type="float" office:value="0"/>
          <table:table-cell office:value-type="float" office:value="0.1245530000000000"/>
        </table:table-row>
        <table:table-row>
          <table:table-cell office:value-type="float" office:value="511601"/>
          <table:table-cell/>
          <table:table-cell office:value-type="string">
            <text:p>Noe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71"/>
          <table:table-cell office:value-type="float" office:value="1384.8904303562399000"/>
          <table:table-cell office:value-type="float" office:value="0"/>
          <table:table-cell office:value-type="string">
            <text:p>01058116</text:p>
          </table:table-cell>
          <table:table-cell office:value-type="float" office:value="4"/>
          <table:table-cell/>
          <table:table-cell office:value-type="string">
            <text:p>SRID=3044;POINT(562328.38248124 6034624.89171045)</text:p>
          </table:table-cell>
          <table:table-cell office:value-type="string">
            <text:p>01058</text:p>
          </table:table-cell>
          <table:table-cell office:value-type="float" office:value="143"/>
          <table:table-cell office:value-type="float" office:value="14"/>
          <table:table-cell office:value-type="float" office:value="69.8807000000000040"/>
          <table:table-cell office:value-type="float" office:value="511601"/>
          <table:table-cell office:value-type="float" office:value="10580464"/>
          <table:table-cell office:value-type="float" office:value="7"/>
          <table:table-cell office:value-type="float" office:value="0.6289310000000000"/>
        </table:table-row>
        <table:table-row>
          <table:table-cell office:value-type="float" office:value="509206"/>
          <table:table-cell/>
          <table:table-cell office:value-type="string">
            <text:p>Kronshagen Bredowstraß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044"/>
          <table:table-cell office:value-type="float" office:value="113.150074661782990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69545.56551172 6021288.36577375)</text:p>
          </table:table-cell>
          <table:table-cell office:value-type="string">
            <text:p>01058</text:p>
          </table:table-cell>
          <table:table-cell office:value-type="float" office:value="2037"/>
          <table:table-cell office:value-type="float" office:value="12"/>
          <table:table-cell office:value-type="float" office:value="37.244700000000002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9.2266840000000006"/>
        </table:table-row>
        <table:table-row>
          <table:table-cell office:value-type="float" office:value="502205"/>
          <table:table-cell/>
          <table:table-cell office:value-type="string">
            <text:p>Bordesholm GewG Moorwe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48"/>
          <table:table-cell office:value-type="float" office:value="37.9771540940361020"/>
          <table:table-cell office:value-type="float" office:value="0"/>
          <table:table-cell office:value-type="string">
            <text:p>01058022</text:p>
          </table:table-cell>
          <table:table-cell office:value-type="float" office:value="4"/>
          <table:table-cell/>
          <table:table-cell office:value-type="string">
            <text:p>SRID=3044;POINT(568350.5761042 6004262.70961358)</text:p>
          </table:table-cell>
          <table:table-cell office:value-type="string">
            <text:p>01058</text:p>
          </table:table-cell>
          <table:table-cell office:value-type="float" office:value="407"/>
          <table:table-cell office:value-type="float" office:value="13"/>
          <table:table-cell office:value-type="float" office:value="363.5960000000000000"/>
          <table:table-cell office:value-type="float" office:value="502201"/>
          <table:table-cell office:value-type="float" office:value="10580456"/>
          <table:table-cell office:value-type="float" office:value="0"/>
          <table:table-cell office:value-type="float" office:value="9.1634039999999999"/>
        </table:table-row>
        <table:table-row>
          <table:table-cell office:value-type="float" office:value="505701"/>
          <table:table-cell/>
          <table:table-cell office:value-type="string">
            <text:p>Gammel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38"/>
          <table:table-cell office:value-type="float" office:value="831.9254197260080400"/>
          <table:table-cell office:value-type="float" office:value="0"/>
          <table:table-cell office:value-type="string">
            <text:p>01058057</text:p>
          </table:table-cell>
          <table:table-cell office:value-type="float" office:value="4"/>
          <table:table-cell/>
          <table:table-cell office:value-type="string">
            <text:p>SRID=3044;POINT(551457.782018544 6039353.50897995)</text:p>
          </table:table-cell>
          <table:table-cell office:value-type="string">
            <text:p>01058</text:p>
          </table:table-cell>
          <table:table-cell office:value-type="float" office:value="148"/>
          <table:table-cell office:value-type="float" office:value="11"/>
          <table:table-cell office:value-type="float" office:value="43.8215999999999970"/>
          <table:table-cell office:value-type="float" office:value="505701"/>
          <table:table-cell office:value-type="float" office:value="10580517"/>
          <table:table-cell office:value-type="float" office:value="0"/>
          <table:table-cell office:value-type="float" office:value="0.6466930000000000"/>
        </table:table-row>
        <table:table-row>
          <table:table-cell office:value-type="float" office:value="505802"/>
          <table:table-cell/>
          <table:table-cell office:value-type="string">
            <text:p>Gettorf-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235"/>
          <table:table-cell office:value-type="float" office:value="226.1892875915760000"/>
          <table:table-cell office:value-type="float" office:value="0"/>
          <table:table-cell office:value-type="string">
            <text:p>01058058</text:p>
          </table:table-cell>
          <table:table-cell office:value-type="float" office:value="4"/>
          <table:table-cell/>
          <table:table-cell office:value-type="string">
            <text:p>SRID=3044;POINT(564348.538545496 6028976.05023197)</text:p>
          </table:table-cell>
          <table:table-cell office:value-type="string">
            <text:p>01058</text:p>
          </table:table-cell>
          <table:table-cell office:value-type="float" office:value="144"/>
          <table:table-cell office:value-type="float" office:value="13"/>
          <table:table-cell office:value-type="float" office:value="116.4260000000000000"/>
          <table:table-cell office:value-type="float" office:value="505801"/>
          <table:table-cell office:value-type="float" office:value="10580468"/>
          <table:table-cell office:value-type="float" office:value="0"/>
          <table:table-cell office:value-type="float" office:value="9.8811049999999998"/>
        </table:table-row>
        <table:table-row>
          <table:table-cell office:value-type="float" office:value="505803"/>
          <table:table-cell/>
          <table:table-cell office:value-type="string">
            <text:p>Gettorf-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19"/>
          <table:table-cell office:value-type="float" office:value="267.1716393629250200"/>
          <table:table-cell office:value-type="float" office:value="0"/>
          <table:table-cell office:value-type="string">
            <text:p>01058058</text:p>
          </table:table-cell>
          <table:table-cell office:value-type="float" office:value="4"/>
          <table:table-cell/>
          <table:table-cell office:value-type="string">
            <text:p>SRID=3044;POINT(563419.240969911 6029591.99896541)</text:p>
          </table:table-cell>
          <table:table-cell office:value-type="string">
            <text:p>01058</text:p>
          </table:table-cell>
          <table:table-cell office:value-type="float" office:value="144"/>
          <table:table-cell office:value-type="float" office:value="13"/>
          <table:table-cell office:value-type="float" office:value="407.7049999999999800"/>
          <table:table-cell office:value-type="float" office:value="505801"/>
          <table:table-cell office:value-type="float" office:value="10580437"/>
          <table:table-cell office:value-type="float" office:value="0"/>
          <table:table-cell office:value-type="float" office:value="7.1826489999999996"/>
        </table:table-row>
        <table:table-row>
          <table:table-cell office:value-type="float" office:value="513516"/>
          <table:table-cell/>
          <table:table-cell office:value-type="string">
            <text:p>RD - Mastbrook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69"/>
          <table:table-cell office:value-type="float" office:value="60.932727999772503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1877.956640822 6019203.56833986)</text:p>
          </table:table-cell>
          <table:table-cell office:value-type="string">
            <text:p>01058</text:p>
          </table:table-cell>
          <table:table-cell office:value-type="float" office:value="462"/>
          <table:table-cell office:value-type="float" office:value="10"/>
          <table:table-cell office:value-type="float" office:value="58.5009999999999980"/>
          <table:table-cell office:value-type="float" office:value="513501"/>
          <table:table-cell office:value-type="float" office:value="10580445"/>
          <table:table-cell office:value-type="float" office:value="0"/>
          <table:table-cell office:value-type="float" office:value="22.4674000000000010"/>
        </table:table-row>
        <table:table-row>
          <table:table-cell office:value-type="float" office:value="1105102"/>
          <table:table-cell/>
          <table:table-cell office:value-type="string">
            <text:p>Schafstedt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1279"/>
          <table:table-cell office:value-type="float" office:value="1814.2176132562599000"/>
          <table:table-cell office:value-type="float" office:value="0"/>
          <table:table-cell office:value-type="string">
            <text:p>01051099</text:p>
          </table:table-cell>
          <table:table-cell office:value-type="float" office:value="0"/>
          <table:table-cell/>
          <table:table-cell office:value-type="string">
            <text:p>SRID=3044;POINT(519252.893039502 5992683.88192563)</text:p>
          </table:table-cell>
          <table:table-cell office:value-type="string">
            <text:p>01051</text:p>
          </table:table-cell>
          <table:table-cell office:value-type="float" office:value="24"/>
          <table:table-cell office:value-type="float" office:value="-1"/>
          <table:table-cell office:value-type="float" office:value="130.0000000000000000"/>
          <table:table-cell office:value-type="float" office:value="1105102"/>
          <table:table-cell/>
          <table:table-cell office:value-type="float" office:value="0"/>
          <table:table-cell office:value-type="float" office:value="0.7049870000000000"/>
        </table:table-row>
        <table:table-row>
          <table:table-cell office:value-type="float" office:value="140302"/>
          <table:table-cell/>
          <table:table-cell office:value-type="string">
            <text:p>Hammerbusch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7"/>
          <table:table-cell office:value-type="float" office:value="32.4883130485521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4030000</text:p>
          </table:table-cell>
          <table:table-cell office:value-type="string">
            <text:p>SRID=3044;POINT(570883.903976181 6016595.7423416)</text:p>
          </table:table-cell>
          <table:table-cell office:value-type="string">
            <text:p>01002</text:p>
          </table:table-cell>
          <table:table-cell office:value-type="float" office:value="826"/>
          <table:table-cell office:value-type="float" office:value="4"/>
          <table:table-cell office:value-type="float" office:value="48.5808000000000040"/>
          <table:table-cell office:value-type="float" office:value="1"/>
          <table:table-cell office:value-type="float" office:value="10020030"/>
          <table:table-cell office:value-type="float" office:value="0"/>
          <table:table-cell office:value-type="float" office:value="4.8325069999999997"/>
        </table:table-row>
        <table:table-row>
          <table:table-cell office:value-type="float" office:value="1106005"/>
          <table:table-cell/>
          <table:table-cell office:value-type="string">
            <text:p>Bad Bramstedt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3759"/>
          <table:table-cell office:value-type="float" office:value="2394.2875407172201000"/>
          <table:table-cell/>
          <table:table-cell office:value-type="string">
            <text:p>01060004</text:p>
          </table:table-cell>
          <table:table-cell office:value-type="float" office:value="10"/>
          <table:table-cell/>
          <table:table-cell office:value-type="string">
            <text:p>SRID=3044;POINT(558100.560215508 5974894.63363458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4281.0000000000000000"/>
          <table:table-cell office:value-type="float" office:value="1106005"/>
          <table:table-cell/>
          <table:table-cell office:value-type="float" office:value="0"/>
          <table:table-cell office:value-type="float" office:value="5.7465950000000001"/>
        </table:table-row>
        <table:table-row>
          <table:table-cell office:value-type="float" office:value="504201"/>
          <table:table-cell/>
          <table:table-cell office:value-type="string">
            <text:p>Dörp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15"/>
          <table:table-cell office:value-type="float" office:value="1482.0380381106299000"/>
          <table:table-cell office:value-type="float" office:value="0"/>
          <table:table-cell office:value-type="string">
            <text:p>01058042</text:p>
          </table:table-cell>
          <table:table-cell office:value-type="float" office:value="4"/>
          <table:table-cell/>
          <table:table-cell office:value-type="string">
            <text:p>SRID=3044;POINT(563408.056110411 6051328.71473625)</text:p>
          </table:table-cell>
          <table:table-cell office:value-type="string">
            <text:p>01058</text:p>
          </table:table-cell>
          <table:table-cell office:value-type="float" office:value="91"/>
          <table:table-cell office:value-type="float" office:value="0"/>
          <table:table-cell office:value-type="float" office:value="35.3969000000000020"/>
          <table:table-cell office:value-type="float" office:value="504201"/>
          <table:table-cell office:value-type="float" office:value="10580514"/>
          <table:table-cell office:value-type="float" office:value="0"/>
          <table:table-cell office:value-type="float" office:value="0.4824440000000000"/>
        </table:table-row>
        <table:table-row>
          <table:table-cell office:value-type="float" office:value="505901"/>
          <table:table-cell/>
          <table:table-cell office:value-type="string">
            <text:p>Gnutz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04"/>
          <table:table-cell office:value-type="float" office:value="2297.6852993283501000"/>
          <table:table-cell office:value-type="float" office:value="0"/>
          <table:table-cell office:value-type="string">
            <text:p>01058059</text:p>
          </table:table-cell>
          <table:table-cell office:value-type="float" office:value="4"/>
          <table:table-cell/>
          <table:table-cell office:value-type="string">
            <text:p>SRID=3044;POINT(553781.729310127 5998580.30638242)</text:p>
          </table:table-cell>
          <table:table-cell office:value-type="string">
            <text:p>01058</text:p>
          </table:table-cell>
          <table:table-cell office:value-type="float" office:value="94"/>
          <table:table-cell office:value-type="float" office:value="0"/>
          <table:table-cell office:value-type="float" office:value="102.0000000000000000"/>
          <table:table-cell office:value-type="float" office:value="505901"/>
          <table:table-cell office:value-type="float" office:value="10580499"/>
          <table:table-cell office:value-type="float" office:value="0"/>
          <table:table-cell office:value-type="float" office:value="0.5240060000000000"/>
        </table:table-row>
        <table:table-row>
          <table:table-cell office:value-type="float" office:value="502602"/>
          <table:table-cell/>
          <table:table-cell office:value-type="string">
            <text:p>Bovenau OT Ehler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22"/>
          <table:table-cell office:value-type="float" office:value="919.2390136496300100"/>
          <table:table-cell office:value-type="float" office:value="0"/>
          <table:table-cell office:value-type="string">
            <text:p>01058026</text:p>
          </table:table-cell>
          <table:table-cell office:value-type="float" office:value="4"/>
          <table:table-cell/>
          <table:table-cell office:value-type="string">
            <text:p>SRID=3044;POINT(551547.7913643 6021457.011728)</text:p>
          </table:table-cell>
          <table:table-cell office:value-type="string">
            <text:p>01058</text:p>
          </table:table-cell>
          <table:table-cell office:value-type="float" office:value="411"/>
          <table:table-cell office:value-type="float" office:value="14"/>
          <table:table-cell office:value-type="float" office:value="51.6058000000000020"/>
          <table:table-cell office:value-type="float" office:value="502601"/>
          <table:table-cell office:value-type="float" office:value="10580506"/>
          <table:table-cell office:value-type="float" office:value="0"/>
          <table:table-cell office:value-type="float" office:value="0.2415040000000000"/>
        </table:table-row>
        <table:table-row>
          <table:table-cell office:value-type="float" office:value="506101"/>
          <table:table-cell/>
          <table:table-cell office:value-type="string">
            <text:p>Gokels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24"/>
          <table:table-cell office:value-type="float" office:value="1065.5914867892900000"/>
          <table:table-cell office:value-type="float" office:value="0"/>
          <table:table-cell office:value-type="string">
            <text:p>01058061</text:p>
          </table:table-cell>
          <table:table-cell office:value-type="float" office:value="4"/>
          <table:table-cell/>
          <table:table-cell office:value-type="string">
            <text:p>SRID=3044;POINT(530835.611125569 5995675.31851524)</text:p>
          </table:table-cell>
          <table:table-cell office:value-type="string">
            <text:p>01058</text:p>
          </table:table-cell>
          <table:table-cell office:value-type="float" office:value="131"/>
          <table:table-cell office:value-type="float" office:value="15"/>
          <table:table-cell office:value-type="float" office:value="32.0189999999999980"/>
          <table:table-cell office:value-type="float" office:value="506101"/>
          <table:table-cell office:value-type="float" office:value="10580478"/>
          <table:table-cell office:value-type="float" office:value="0"/>
          <table:table-cell office:value-type="float" office:value="0.5855900000000001"/>
        </table:table-row>
        <table:table-row>
          <table:table-cell office:value-type="float" office:value="1105104"/>
          <table:table-cell/>
          <table:table-cell office:value-type="string">
            <text:p>Albersdorf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3687"/>
          <table:table-cell office:value-type="float" office:value="2417.8721496077701000"/>
          <table:table-cell office:value-type="float" office:value="0"/>
          <table:table-cell office:value-type="string">
            <text:p>01051001</text:p>
          </table:table-cell>
          <table:table-cell office:value-type="float" office:value="0"/>
          <table:table-cell/>
          <table:table-cell office:value-type="string">
            <text:p>SRID=3044;POINT(518628.023366813 5999753.84102991)</text:p>
          </table:table-cell>
          <table:table-cell office:value-type="string">
            <text:p>01051</text:p>
          </table:table-cell>
          <table:table-cell office:value-type="float" office:value="39"/>
          <table:table-cell office:value-type="float" office:value="-1"/>
          <table:table-cell office:value-type="float" office:value="949.6219999999999600"/>
          <table:table-cell office:value-type="float" office:value="1105104"/>
          <table:table-cell/>
          <table:table-cell office:value-type="float" office:value="0"/>
          <table:table-cell office:value-type="float" office:value="1.5248949999999999"/>
        </table:table-row>
        <table:table-row>
          <table:table-cell office:value-type="float" office:value="506201"/>
          <table:table-cell/>
          <table:table-cell office:value-type="string">
            <text:p>Grau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49"/>
          <table:table-cell office:value-type="float" office:value="572.8614644544800300"/>
          <table:table-cell office:value-type="float" office:value="0"/>
          <table:table-cell office:value-type="string">
            <text:p>01058062</text:p>
          </table:table-cell>
          <table:table-cell office:value-type="float" office:value="4"/>
          <table:table-cell/>
          <table:table-cell office:value-type="string">
            <text:p>SRID=3044;POINT(544351.432481144 5991698.91137705)</text:p>
          </table:table-cell>
          <table:table-cell office:value-type="string">
            <text:p>01058</text:p>
          </table:table-cell>
          <table:table-cell office:value-type="float" office:value="81"/>
          <table:table-cell office:value-type="float" office:value="15"/>
          <table:table-cell office:value-type="float" office:value="3.0000000000000000"/>
          <table:table-cell office:value-type="float" office:value="506201"/>
          <table:table-cell office:value-type="float" office:value="10580480"/>
          <table:table-cell office:value-type="float" office:value="0"/>
          <table:table-cell office:value-type="float" office:value="0.4346600000000000"/>
        </table:table-row>
        <table:table-row>
          <table:table-cell office:value-type="float" office:value="503402"/>
          <table:table-cell/>
          <table:table-cell office:value-type="string">
            <text:p>Büdelsdorf -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443"/>
          <table:table-cell office:value-type="float" office:value="270.8459687818950100"/>
          <table:table-cell office:value-type="float" office:value="0"/>
          <table:table-cell office:value-type="string">
            <text:p>01058034</text:p>
          </table:table-cell>
          <table:table-cell office:value-type="float" office:value="4"/>
          <table:table-cell/>
          <table:table-cell office:value-type="string">
            <text:p>SRID=3044;POINT(543821.090921619 6019022.29225126)</text:p>
          </table:table-cell>
          <table:table-cell office:value-type="string">
            <text:p>01058</text:p>
          </table:table-cell>
          <table:table-cell office:value-type="float" office:value="415"/>
          <table:table-cell office:value-type="float" office:value="11"/>
          <table:table-cell office:value-type="float" office:value="2566.0700000000002000"/>
          <table:table-cell office:value-type="float" office:value="503401"/>
          <table:table-cell office:value-type="float" office:value="10580433"/>
          <table:table-cell office:value-type="float" office:value="0"/>
          <table:table-cell office:value-type="float" office:value="16.4041579999999990"/>
        </table:table-row>
        <table:table-row>
          <table:table-cell office:value-type="float" office:value="503702"/>
          <table:table-cell/>
          <table:table-cell office:value-type="string">
            <text:p>Dänischenhagen OT Kalten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34"/>
          <table:table-cell office:value-type="float" office:value="218.2037395807259900"/>
          <table:table-cell office:value-type="float" office:value="0"/>
          <table:table-cell office:value-type="string">
            <text:p>01058037</text:p>
          </table:table-cell>
          <table:table-cell office:value-type="float" office:value="4"/>
          <table:table-cell/>
          <table:table-cell office:value-type="string">
            <text:p>SRID=3044;POINT(570493.850762801 6031508.80027009)</text:p>
          </table:table-cell>
          <table:table-cell office:value-type="string">
            <text:p>01058</text:p>
          </table:table-cell>
          <table:table-cell office:value-type="float" office:value="475"/>
          <table:table-cell office:value-type="float" office:value="12"/>
          <table:table-cell office:value-type="float" office:value="37.7792999999999990"/>
          <table:table-cell office:value-type="float" office:value="503701"/>
          <table:table-cell office:value-type="float" office:value="10580461"/>
          <table:table-cell office:value-type="float" office:value="0"/>
          <table:table-cell office:value-type="float" office:value="1.0723920000000000"/>
        </table:table-row>
        <table:table-row>
          <table:table-cell office:value-type="float" office:value="506301"/>
          <table:table-cell/>
          <table:table-cell office:value-type="string">
            <text:p>Grevenkru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25"/>
          <table:table-cell office:value-type="float" office:value="432.5835681160400000"/>
          <table:table-cell office:value-type="float" office:value="0"/>
          <table:table-cell office:value-type="string">
            <text:p>01058063</text:p>
          </table:table-cell>
          <table:table-cell office:value-type="float" office:value="4"/>
          <table:table-cell/>
          <table:table-cell office:value-type="string">
            <text:p>SRID=3044;POINT(566884.961102402 6007094.41961501)</text:p>
          </table:table-cell>
          <table:table-cell office:value-type="string">
            <text:p>01058</text:p>
          </table:table-cell>
          <table:table-cell office:value-type="float" office:value="100"/>
          <table:table-cell office:value-type="float" office:value="14"/>
          <table:table-cell office:value-type="float" office:value="115.0000000000000000"/>
          <table:table-cell office:value-type="float" office:value="506301"/>
          <table:table-cell office:value-type="float" office:value="10580459"/>
          <table:table-cell office:value-type="float" office:value="0"/>
          <table:table-cell office:value-type="float" office:value="0.5201310000000000"/>
        </table:table-row>
        <table:table-row>
          <table:table-cell office:value-type="float" office:value="506501"/>
          <table:table-cell/>
          <table:table-cell office:value-type="string">
            <text:p>Groß Voll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67"/>
          <table:table-cell office:value-type="float" office:value="927.7968613762490100"/>
          <table:table-cell office:value-type="float" office:value="0"/>
          <table:table-cell office:value-type="string">
            <text:p>01058065</text:p>
          </table:table-cell>
          <table:table-cell office:value-type="float" office:value="4"/>
          <table:table-cell/>
          <table:table-cell office:value-type="string">
            <text:p>SRID=3044;POINT(556543.944083927 6009935.99707195)</text:p>
          </table:table-cell>
          <table:table-cell office:value-type="string">
            <text:p>01058</text:p>
          </table:table-cell>
          <table:table-cell office:value-type="float" office:value="273"/>
          <table:table-cell office:value-type="float" office:value="14"/>
          <table:table-cell office:value-type="float" office:value="166.0000000000000000"/>
          <table:table-cell office:value-type="float" office:value="506501"/>
          <table:table-cell office:value-type="float" office:value="10580504"/>
          <table:table-cell office:value-type="float" office:value="0"/>
          <table:table-cell office:value-type="float" office:value="1.0422540000000000"/>
        </table:table-row>
        <table:table-row>
          <table:table-cell office:value-type="float" office:value="180101"/>
          <table:table-cell/>
          <table:table-cell office:value-type="string">
            <text:p>Schleus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85"/>
          <table:table-cell office:value-type="float" office:value="86.602766924428906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4118.421229394 6025066.15963135)</text:p>
          </table:table-cell>
          <table:table-cell office:value-type="string">
            <text:p>01002</text:p>
          </table:table-cell>
          <table:table-cell office:value-type="float" office:value="880"/>
          <table:table-cell office:value-type="float" office:value="1"/>
          <table:table-cell office:value-type="float" office:value="262.182000000000020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7.9096780000000004"/>
        </table:table-row>
        <table:table-row>
          <table:table-cell office:value-type="float" office:value="504309"/>
          <table:table-cell/>
          <table:table-cell office:value-type="string">
            <text:p>Eckernförde - Borby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54"/>
          <table:table-cell office:value-type="float" office:value="106.85506719889200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3618.950089413 6038117.70218877)</text:p>
          </table:table-cell>
          <table:table-cell office:value-type="string">
            <text:p>01058</text:p>
          </table:table-cell>
          <table:table-cell office:value-type="float" office:value="422"/>
          <table:table-cell office:value-type="float" office:value="10"/>
          <table:table-cell office:value-type="float" office:value="115.5830000000000000"/>
          <table:table-cell office:value-type="float" office:value="504301"/>
          <table:table-cell office:value-type="float" office:value="10580435"/>
          <table:table-cell office:value-type="float" office:value="0"/>
          <table:table-cell office:value-type="float" office:value="18.2864510000000000"/>
        </table:table-row>
        <table:table-row>
          <table:table-cell office:value-type="float" office:value="509201"/>
          <table:table-cell/>
          <table:table-cell office:value-type="string">
            <text:p>Kronshagen Hofbrook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355"/>
          <table:table-cell office:value-type="float" office:value="39.3892234843675980"/>
          <table:table-cell office:value-type="float" office:value="0"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69977.267188794 6020625.31648479)</text:p>
          </table:table-cell>
          <table:table-cell office:value-type="string">
            <text:p>01058</text:p>
          </table:table-cell>
          <table:table-cell office:value-type="float" office:value="2034"/>
          <table:table-cell office:value-type="float" office:value="12"/>
          <table:table-cell office:value-type="float" office:value="77.499300000000005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34.4002720000000010"/>
        </table:table-row>
        <table:table-row>
          <table:table-cell office:value-type="float" office:value="506701"/>
          <table:table-cell/>
          <table:table-cell office:value-type="string">
            <text:p>Gü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34"/>
          <table:table-cell office:value-type="float" office:value="1187.8027868900599000"/>
          <table:table-cell office:value-type="float" office:value="0"/>
          <table:table-cell office:value-type="string">
            <text:p>01058067</text:p>
          </table:table-cell>
          <table:table-cell office:value-type="float" office:value="4"/>
          <table:table-cell/>
          <table:table-cell office:value-type="string">
            <text:p>SRID=3044;POINT(543157.448367342 6037742.1438553)</text:p>
          </table:table-cell>
          <table:table-cell office:value-type="string">
            <text:p>01058</text:p>
          </table:table-cell>
          <table:table-cell office:value-type="float" office:value="286"/>
          <table:table-cell office:value-type="float" office:value="0"/>
          <table:table-cell office:value-type="float" office:value="199.0569999999999900"/>
          <table:table-cell office:value-type="float" office:value="506701"/>
          <table:table-cell office:value-type="float" office:value="10580510"/>
          <table:table-cell office:value-type="float" office:value="0"/>
          <table:table-cell office:value-type="float" office:value="0.6179480000000001"/>
        </table:table-row>
        <table:table-row>
          <table:table-cell office:value-type="float" office:value="506901"/>
          <table:table-cell/>
          <table:table-cell office:value-type="string">
            <text:p>Ha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33"/>
          <table:table-cell office:value-type="float" office:value="577.6333355477600000"/>
          <table:table-cell office:value-type="float" office:value="0"/>
          <table:table-cell office:value-type="string">
            <text:p>01058069</text:p>
          </table:table-cell>
          <table:table-cell office:value-type="float" office:value="4"/>
          <table:table-cell/>
          <table:table-cell office:value-type="string">
            <text:p>SRID=3044;POINT(553224.223440478 6027858.14261642)</text:p>
          </table:table-cell>
          <table:table-cell office:value-type="string">
            <text:p>01058</text:p>
          </table:table-cell>
          <table:table-cell office:value-type="float" office:value="56"/>
          <table:table-cell office:value-type="float" office:value="0"/>
          <table:table-cell office:value-type="float" office:value="49.0000000000000000"/>
          <table:table-cell office:value-type="float" office:value="506901"/>
          <table:table-cell office:value-type="float" office:value="10580521"/>
          <table:table-cell office:value-type="float" office:value="0"/>
          <table:table-cell office:value-type="float" office:value="0.9227310000000000"/>
        </table:table-row>
        <table:table-row>
          <table:table-cell office:value-type="float" office:value="511703"/>
          <table:table-cell/>
          <table:table-cell office:value-type="string">
            <text:p>Nortorf - Thienbütt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04"/>
          <table:table-cell office:value-type="float" office:value="712.4026260281069700"/>
          <table:table-cell office:value-type="float" office:value="0"/>
          <table:table-cell office:value-type="string">
            <text:p>01058117</text:p>
          </table:table-cell>
          <table:table-cell office:value-type="float" office:value="4"/>
          <table:table-cell/>
          <table:table-cell office:value-type="string">
            <text:p>SRID=3044;POINT(555429.37260586 6002994.53045959)</text:p>
          </table:table-cell>
          <table:table-cell office:value-type="string">
            <text:p>01058</text:p>
          </table:table-cell>
          <table:table-cell office:value-type="float" office:value="448"/>
          <table:table-cell office:value-type="float" office:value="15"/>
          <table:table-cell office:value-type="float" office:value="106.4770000000000000"/>
          <table:table-cell office:value-type="float" office:value="511701"/>
          <table:table-cell office:value-type="float" office:value="10580441"/>
          <table:table-cell office:value-type="float" office:value="0"/>
          <table:table-cell office:value-type="float" office:value="1.6900560000000000"/>
        </table:table-row>
        <table:table-row>
          <table:table-cell office:value-type="float" office:value="400801"/>
          <table:table-cell/>
          <table:table-cell office:value-type="string">
            <text:p>Bönebütt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023"/>
          <table:table-cell office:value-type="float" office:value="2042.6485152835201000"/>
          <table:table-cell office:value-type="float" office:value="0"/>
          <table:table-cell office:value-type="string">
            <text:p>01057008</text:p>
          </table:table-cell>
          <table:table-cell office:value-type="float" office:value="4"/>
          <table:table-cell/>
          <table:table-cell office:value-type="string">
            <text:p>SRID=3044;POINT(568042.922481847 5992037.47530296)</text:p>
          </table:table-cell>
          <table:table-cell office:value-type="string">
            <text:p>01057</text:p>
          </table:table-cell>
          <table:table-cell office:value-type="float" office:value="228"/>
          <table:table-cell office:value-type="float" office:value="15"/>
          <table:table-cell office:value-type="float" office:value="134.0560000000000100"/>
          <table:table-cell office:value-type="float" office:value="400801"/>
          <table:table-cell office:value-type="float" office:value="105703991"/>
          <table:table-cell office:value-type="float" office:value="0"/>
          <table:table-cell office:value-type="float" office:value="0.9903810000000000"/>
        </table:table-row>
        <table:table-row>
          <table:table-cell office:value-type="float" office:value="504303"/>
          <table:table-cell/>
          <table:table-cell office:value-type="string">
            <text:p>Eckernförde - Zentrum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42"/>
          <table:table-cell office:value-type="float" office:value="103.508679557631990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3590.979377475 6035287.56814461)</text:p>
          </table:table-cell>
          <table:table-cell office:value-type="string">
            <text:p>01058</text:p>
          </table:table-cell>
          <table:table-cell office:value-type="float" office:value="421"/>
          <table:table-cell office:value-type="float" office:value="10"/>
          <table:table-cell office:value-type="float" office:value="424.3349999999999800"/>
          <table:table-cell office:value-type="float" office:value="504301"/>
          <table:table-cell office:value-type="float" office:value="10580436"/>
          <table:table-cell office:value-type="float" office:value="0"/>
          <table:table-cell office:value-type="float" office:value="17.7956089999999990"/>
        </table:table-row>
        <table:table-row>
          <table:table-cell office:value-type="float" office:value="507101"/>
          <table:table-cell/>
          <table:table-cell office:value-type="string">
            <text:p>Hamwedd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67"/>
          <table:table-cell office:value-type="float" office:value="964.4769922116130400"/>
          <table:table-cell office:value-type="float" office:value="0"/>
          <table:table-cell office:value-type="string">
            <text:p>01058071</text:p>
          </table:table-cell>
          <table:table-cell office:value-type="float" office:value="4"/>
          <table:table-cell/>
          <table:table-cell office:value-type="string">
            <text:p>SRID=3044;POINT(540264.949929782 6004936.92810533)</text:p>
          </table:table-cell>
          <table:table-cell office:value-type="string">
            <text:p>01058</text:p>
          </table:table-cell>
          <table:table-cell office:value-type="float" office:value="255"/>
          <table:table-cell office:value-type="float" office:value="0"/>
          <table:table-cell office:value-type="float" office:value="70.0000000000000000"/>
          <table:table-cell office:value-type="float" office:value="507101"/>
          <table:table-cell office:value-type="float" office:value="10580493"/>
          <table:table-cell office:value-type="float" office:value="0"/>
          <table:table-cell office:value-type="float" office:value="0.4842000000000000"/>
        </table:table-row>
        <table:table-row>
          <table:table-cell office:value-type="float" office:value="509202"/>
          <table:table-cell/>
          <table:table-cell office:value-type="string">
            <text:p>Kronshagen Villenweg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396"/>
          <table:table-cell office:value-type="float" office:value="41.3097543463240980"/>
          <table:table-cell office:value-type="float" office:value="0"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0754.79019092 6020859.17760879)</text:p>
          </table:table-cell>
          <table:table-cell office:value-type="string">
            <text:p>01058</text:p>
          </table:table-cell>
          <table:table-cell office:value-type="float" office:value="2032"/>
          <table:table-cell office:value-type="float" office:value="12"/>
          <table:table-cell office:value-type="float" office:value="31.4034000000000010"/>
          <table:table-cell office:value-type="float" office:value="509201"/>
          <table:table-cell office:value-type="float" office:value="10580440"/>
          <table:table-cell office:value-type="float" office:value="0"/>
          <table:table-cell office:value-type="float" office:value="33.7934709999999970"/>
        </table:table-row>
        <table:table-row>
          <table:table-cell office:value-type="float" office:value="512001"/>
          <table:table-cell/>
          <table:table-cell office:value-type="string">
            <text:p>Oldenhütt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68"/>
          <table:table-cell office:value-type="float" office:value="431.9959428890160200"/>
          <table:table-cell office:value-type="float" office:value="0"/>
          <table:table-cell office:value-type="string">
            <text:p>01058120</text:p>
          </table:table-cell>
          <table:table-cell office:value-type="float" office:value="4"/>
          <table:table-cell/>
          <table:table-cell office:value-type="string">
            <text:p>SRID=3044;POINT(548345.301460311 6001332.86722217)</text:p>
          </table:table-cell>
          <table:table-cell office:value-type="string">
            <text:p>01058</text:p>
          </table:table-cell>
          <table:table-cell office:value-type="float" office:value="229"/>
          <table:table-cell office:value-type="float" office:value="0"/>
          <table:table-cell office:value-type="float" office:value="0.0000000000000000"/>
          <table:table-cell office:value-type="float" office:value="512001"/>
          <table:table-cell office:value-type="float" office:value="10580498"/>
          <table:table-cell office:value-type="float" office:value="0"/>
          <table:table-cell office:value-type="float" office:value="0.3888930000000000"/>
        </table:table-row>
        <table:table-row>
          <table:table-cell office:value-type="float" office:value="220109"/>
          <table:table-cell/>
          <table:table-cell office:value-type="string">
            <text:p>Tröndel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74"/>
          <table:table-cell office:value-type="float" office:value="20.0741621982970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10000</text:p>
          </table:table-cell>
          <table:table-cell office:value-type="string">
            <text:p>SRID=3044;POINT(576509.757010249 6017973.69908787)</text:p>
          </table:table-cell>
          <table:table-cell office:value-type="string">
            <text:p>01002</text:p>
          </table:table-cell>
          <table:table-cell office:value-type="float" office:value="926"/>
          <table:table-cell office:value-type="float" office:value="6"/>
          <table:table-cell office:value-type="float" office:value="6.8508899999999997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13.6493870000000010"/>
        </table:table-row>
        <table:table-row>
          <table:table-cell office:value-type="float" office:value="280104"/>
          <table:table-cell/>
          <table:table-cell office:value-type="string">
            <text:p>Knie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56"/>
          <table:table-cell office:value-type="float" office:value="12.094427929429999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8010000</text:p>
          </table:table-cell>
          <table:table-cell office:value-type="string">
            <text:p>SRID=3044;POINT(573777.520145019 6016429.57234351)</text:p>
          </table:table-cell>
          <table:table-cell office:value-type="string">
            <text:p>01002</text:p>
          </table:table-cell>
          <table:table-cell office:value-type="float" office:value="996"/>
          <table:table-cell office:value-type="float" office:value="5"/>
          <table:table-cell office:value-type="float" office:value="0.0754241000000000"/>
          <table:table-cell office:value-type="float" office:value="1"/>
          <table:table-cell office:value-type="float" office:value="10020046"/>
          <table:table-cell office:value-type="float" office:value="0"/>
          <table:table-cell office:value-type="float" office:value="12.8985020000000010"/>
        </table:table-row>
        <table:table-row>
          <table:table-cell office:value-type="float" office:value="1105106"/>
          <table:table-cell/>
          <table:table-cell office:value-type="string">
            <text:p>Nordhastedt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2784"/>
          <table:table-cell office:value-type="float" office:value="2643.7458365276502000"/>
          <table:table-cell office:value-type="float" office:value="0"/>
          <table:table-cell office:value-type="string">
            <text:p>01051082</text:p>
          </table:table-cell>
          <table:table-cell office:value-type="float" office:value="0"/>
          <table:table-cell/>
          <table:table-cell office:value-type="string">
            <text:p>SRID=3044;POINT(511560.132885558 6002828.7816695)</text:p>
          </table:table-cell>
          <table:table-cell office:value-type="string">
            <text:p>01051</text:p>
          </table:table-cell>
          <table:table-cell/>
          <table:table-cell office:value-type="float" office:value="-1"/>
          <table:table-cell office:value-type="float" office:value="201.0000000000000000"/>
          <table:table-cell office:value-type="float" office:value="1105106"/>
          <table:table-cell/>
          <table:table-cell office:value-type="float" office:value="0"/>
          <table:table-cell office:value-type="float" office:value="1.0530510000000000"/>
        </table:table-row>
        <table:table-row>
          <table:table-cell office:value-type="float" office:value="1105107"/>
          <table:table-cell/>
          <table:table-cell office:value-type="string">
            <text:p>Heide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21303"/>
          <table:table-cell office:value-type="float" office:value="3178.4631828173301000"/>
          <table:table-cell/>
          <table:table-cell office:value-type="string">
            <text:p>01051044</text:p>
          </table:table-cell>
          <table:table-cell office:value-type="float" office:value="10"/>
          <table:table-cell/>
          <table:table-cell office:value-type="string">
            <text:p>SRID=3044;POINT(507088.811248946 6005089.83903485)</text:p>
          </table:table-cell>
          <table:table-cell office:value-type="string">
            <text:p>01051</text:p>
          </table:table-cell>
          <table:table-cell/>
          <table:table-cell office:value-type="float" office:value="-1"/>
          <table:table-cell office:value-type="float" office:value="10899.0000000000000000"/>
          <table:table-cell office:value-type="float" office:value="1105107"/>
          <table:table-cell/>
          <table:table-cell office:value-type="float" office:value="0"/>
          <table:table-cell office:value-type="float" office:value="6.7022959999999996"/>
        </table:table-row>
        <table:table-row>
          <table:table-cell office:value-type="float" office:value="507301"/>
          <table:table-cell/>
          <table:table-cell office:value-type="string">
            <text:p>Haßmoo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73"/>
          <table:table-cell office:value-type="float" office:value="1031.9027729924301000"/>
          <table:table-cell office:value-type="float" office:value="0"/>
          <table:table-cell office:value-type="string">
            <text:p>01058073</text:p>
          </table:table-cell>
          <table:table-cell office:value-type="float" office:value="4"/>
          <table:table-cell/>
          <table:table-cell office:value-type="string">
            <text:p>SRID=3044;POINT(553326.448796973 6016324.04951455)</text:p>
          </table:table-cell>
          <table:table-cell office:value-type="string">
            <text:p>01058</text:p>
          </table:table-cell>
          <table:table-cell office:value-type="float" office:value="257"/>
          <table:table-cell office:value-type="float" office:value="14"/>
          <table:table-cell office:value-type="float" office:value="13.2154000000000010"/>
          <table:table-cell office:value-type="float" office:value="507301"/>
          <table:table-cell office:value-type="float" office:value="10580503"/>
          <table:table-cell office:value-type="float" office:value="0"/>
          <table:table-cell office:value-type="float" office:value="0.2645600000000000"/>
        </table:table-row>
        <table:table-row>
          <table:table-cell office:value-type="float" office:value="507401"/>
          <table:table-cell/>
          <table:table-cell office:value-type="string">
            <text:p>Heinkenborst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1"/>
          <table:table-cell office:value-type="float" office:value="754.4152369759640400"/>
          <table:table-cell office:value-type="float" office:value="0"/>
          <table:table-cell office:value-type="string">
            <text:p>01058074</text:p>
          </table:table-cell>
          <table:table-cell office:value-type="float" office:value="4"/>
          <table:table-cell/>
          <table:table-cell office:value-type="string">
            <text:p>SRID=3044;POINT(548991.517667517 5998433.05667451)</text:p>
          </table:table-cell>
          <table:table-cell office:value-type="string">
            <text:p>01058</text:p>
          </table:table-cell>
          <table:table-cell office:value-type="float" office:value="80"/>
          <table:table-cell office:value-type="float" office:value="15"/>
          <table:table-cell office:value-type="float" office:value="0.0000000000000000"/>
          <table:table-cell office:value-type="float" office:value="507401"/>
          <table:table-cell office:value-type="float" office:value="10580481"/>
          <table:table-cell office:value-type="float" office:value="0"/>
          <table:table-cell office:value-type="float" office:value="0.1869000000000000"/>
        </table:table-row>
        <table:table-row>
          <table:table-cell office:value-type="float" office:value="505201"/>
          <table:table-cell/>
          <table:table-cell office:value-type="string">
            <text:p>Flecke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39"/>
          <table:table-cell office:value-type="float" office:value="465.7680212358640100"/>
          <table:table-cell office:value-type="float" office:value="0"/>
          <table:table-cell office:value-type="string">
            <text:p>01058052</text:p>
          </table:table-cell>
          <table:table-cell office:value-type="float" office:value="4"/>
          <table:table-cell/>
          <table:table-cell office:value-type="string">
            <text:p>SRID=3044;POINT(545237.200528085 6037300.79684857)</text:p>
          </table:table-cell>
          <table:table-cell office:value-type="string">
            <text:p>01058</text:p>
          </table:table-cell>
          <table:table-cell office:value-type="float" office:value="215"/>
          <table:table-cell office:value-type="float" office:value="0"/>
          <table:table-cell office:value-type="float" office:value="160.3210000000000000"/>
          <table:table-cell office:value-type="float" office:value="505201"/>
          <table:table-cell office:value-type="float" office:value="10580510"/>
          <table:table-cell office:value-type="float" office:value="0"/>
          <table:table-cell office:value-type="float" office:value="2.4454229999999999"/>
        </table:table-row>
        <table:table-row>
          <table:table-cell office:value-type="float" office:value="507501"/>
          <table:table-cell/>
          <table:table-cell office:value-type="string">
            <text:p>Hörst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7"/>
          <table:table-cell office:value-type="float" office:value="882.0796861940609700"/>
          <table:table-cell office:value-type="float" office:value="0"/>
          <table:table-cell office:value-type="string">
            <text:p>01058075</text:p>
          </table:table-cell>
          <table:table-cell office:value-type="float" office:value="4"/>
          <table:table-cell/>
          <table:table-cell office:value-type="string">
            <text:p>SRID=3044;POINT(537790.623131859 6008829.86920168)</text:p>
          </table:table-cell>
          <table:table-cell office:value-type="string">
            <text:p>01058</text:p>
          </table:table-cell>
          <table:table-cell office:value-type="float" office:value="168"/>
          <table:table-cell office:value-type="float" office:value="0"/>
          <table:table-cell office:value-type="float" office:value="16.0000000000000000"/>
          <table:table-cell office:value-type="float" office:value="507501"/>
          <table:table-cell office:value-type="float" office:value="10580492"/>
          <table:table-cell office:value-type="float" office:value="0"/>
          <table:table-cell office:value-type="float" office:value="0.0646200000000000"/>
        </table:table-row>
        <table:table-row>
          <table:table-cell office:value-type="float" office:value="507701"/>
          <table:table-cell/>
          <table:table-cell office:value-type="string">
            <text:p>Hohenwestedt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67"/>
          <table:table-cell office:value-type="float" office:value="512.3382548631219600"/>
          <table:table-cell office:value-type="float" office:value="0"/>
          <table:table-cell office:value-type="string">
            <text:p>01058077</text:p>
          </table:table-cell>
          <table:table-cell office:value-type="float" office:value="4"/>
          <table:table-cell/>
          <table:table-cell office:value-type="string">
            <text:p>SRID=3044;POINT(542493.170108102 5992743.57214117)</text:p>
          </table:table-cell>
          <table:table-cell office:value-type="string">
            <text:p>01058</text:p>
          </table:table-cell>
          <table:table-cell office:value-type="float" office:value="106"/>
          <table:table-cell office:value-type="float" office:value="15"/>
          <table:table-cell office:value-type="float" office:value="489.5179999999999700"/>
          <table:table-cell office:value-type="float" office:value="507701"/>
          <table:table-cell office:value-type="float" office:value="10580438"/>
          <table:table-cell office:value-type="float" office:value="0"/>
          <table:table-cell office:value-type="float" office:value="0.9115070000000000"/>
        </table:table-row>
        <table:table-row>
          <table:table-cell office:value-type="float" office:value="508101"/>
          <table:table-cell/>
          <table:table-cell office:value-type="string">
            <text:p>Holzbung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28"/>
          <table:table-cell office:value-type="float" office:value="480.6260259906300100"/>
          <table:table-cell office:value-type="float" office:value="0"/>
          <table:table-cell office:value-type="string">
            <text:p>01058081</text:p>
          </table:table-cell>
          <table:table-cell office:value-type="float" office:value="4"/>
          <table:table-cell/>
          <table:table-cell office:value-type="string">
            <text:p>SRID=3044;POINT(545534.427712412 6025915.00467075)</text:p>
          </table:table-cell>
          <table:table-cell office:value-type="string">
            <text:p>01058</text:p>
          </table:table-cell>
          <table:table-cell office:value-type="float" office:value="293"/>
          <table:table-cell office:value-type="float" office:value="0"/>
          <table:table-cell office:value-type="float" office:value="31.2097000000000020"/>
          <table:table-cell office:value-type="float" office:value="508101"/>
          <table:table-cell office:value-type="float" office:value="10580519"/>
          <table:table-cell office:value-type="float" office:value="0"/>
          <table:table-cell office:value-type="float" office:value="0.6824430000000000"/>
        </table:table-row>
        <table:table-row>
          <table:table-cell office:value-type="float" office:value="402601"/>
          <table:table-cell/>
          <table:table-cell office:value-type="string">
            <text:p>Helmst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45"/>
          <table:table-cell office:value-type="float" office:value="1273.9201671527701000"/>
          <table:table-cell office:value-type="float" office:value="0"/>
          <table:table-cell office:value-type="string">
            <text:p>01057026</text:p>
          </table:table-cell>
          <table:table-cell office:value-type="float" office:value="3"/>
          <table:table-cell/>
          <table:table-cell office:value-type="string">
            <text:p>SRID=3044;POINT(602824.07590171 6014558.94936438)</text:p>
          </table:table-cell>
          <table:table-cell office:value-type="string">
            <text:p>01057</text:p>
          </table:table-cell>
          <table:table-cell office:value-type="float" office:value="92"/>
          <table:table-cell office:value-type="float" office:value="15"/>
          <table:table-cell office:value-type="float" office:value="0.0000000000000000"/>
          <table:table-cell office:value-type="float" office:value="402601"/>
          <table:table-cell office:value-type="float" office:value="10570401"/>
          <table:table-cell office:value-type="float" office:value="0"/>
          <table:table-cell office:value-type="float" office:value="0.3493150000000000"/>
        </table:table-row>
        <table:table-row>
          <table:table-cell office:value-type="float" office:value="505404"/>
          <table:table-cell/>
          <table:table-cell office:value-type="string">
            <text:p>Fockbek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83"/>
          <table:table-cell office:value-type="float" office:value="141.2751571137359900"/>
          <table:table-cell office:value-type="float" office:value="0"/>
          <table:table-cell office:value-type="string">
            <text:p>01058054</text:p>
          </table:table-cell>
          <table:table-cell office:value-type="float" office:value="4"/>
          <table:table-cell/>
          <table:table-cell office:value-type="string">
            <text:p>SRID=3044;POINT(538937.626819531 6018142.89020816)</text:p>
          </table:table-cell>
          <table:table-cell office:value-type="string">
            <text:p>01058</text:p>
          </table:table-cell>
          <table:table-cell office:value-type="float" office:value="221"/>
          <table:table-cell office:value-type="float" office:value="11"/>
          <table:table-cell office:value-type="float" office:value="1343.9300000000001000"/>
          <table:table-cell office:value-type="float" office:value="505401"/>
          <table:table-cell office:value-type="float" office:value="10580475"/>
          <table:table-cell office:value-type="float" office:value="0"/>
          <table:table-cell office:value-type="float" office:value="9.0815680000000008"/>
        </table:table-row>
        <table:table-row>
          <table:table-cell office:value-type="float" office:value="517501"/>
          <table:table-cell/>
          <table:table-cell office:value-type="string">
            <text:p>Ahlefeld-Bisten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03"/>
          <table:table-cell office:value-type="float" office:value="992.8505290429590100"/>
          <table:table-cell office:value-type="float" office:value="0"/>
          <table:table-cell office:value-type="string">
            <text:p>01058175</text:p>
          </table:table-cell>
          <table:table-cell office:value-type="float" office:value="4"/>
          <table:table-cell/>
          <table:table-cell office:value-type="string">
            <text:p>SRID=3044;POINT(545239.984165828 6028429.14535657)</text:p>
          </table:table-cell>
          <table:table-cell office:value-type="string">
            <text:p>01058</text:p>
          </table:table-cell>
          <table:table-cell office:value-type="float" office:value="214"/>
          <table:table-cell office:value-type="float" office:value="0"/>
          <table:table-cell office:value-type="float" office:value="17.0000000000000000"/>
          <table:table-cell office:value-type="float" office:value="517501"/>
          <table:table-cell office:value-type="float" office:value="10580488"/>
          <table:table-cell office:value-type="float" office:value="0"/>
          <table:table-cell office:value-type="float" office:value="0.5066220000000000"/>
        </table:table-row>
        <table:table-row>
          <table:table-cell office:value-type="float" office:value="130206"/>
          <table:table-cell/>
          <table:table-cell office:value-type="string">
            <text:p>KGV Kiel-Hasse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51"/>
          <table:table-cell office:value-type="float" office:value="81.373100793538597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2812.90535628 6017312.80881419)</text:p>
          </table:table-cell>
          <table:table-cell office:value-type="string">
            <text:p>01002</text:p>
          </table:table-cell>
          <table:table-cell office:value-type="float" office:value="807"/>
          <table:table-cell office:value-type="float" office:value="5"/>
          <table:table-cell office:value-type="float" office:value="32.669499999999999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6.7712789999999998"/>
        </table:table-row>
        <table:table-row>
          <table:table-cell office:value-type="float" office:value="1106105"/>
          <table:table-cell/>
          <table:table-cell office:value-type="string">
            <text:p>Hohenlockstedt</text:p>
          </table:table-cell>
          <table:table-cell office:value-type="string">
            <text:p>3</text:p>
          </table:table-cell>
          <table:table-cell/>
          <table:table-cell office:value-type="float" office:value="7808"/>
          <table:table-cell office:value-type="float" office:value="7894.6982453647997000"/>
          <table:table-cell/>
          <table:table-cell office:value-type="string">
            <text:p>01061042</text:p>
          </table:table-cell>
          <table:table-cell/>
          <table:table-cell/>
          <table:table-cell office:value-type="string">
            <text:p>SRID=3044;POINT(540600.489815733 5980086.34968782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1614.0000000000000000"/>
          <table:table-cell office:value-type="float" office:value="1106105"/>
          <table:table-cell/>
          <table:table-cell office:value-type="float" office:value="0"/>
          <table:table-cell office:value-type="float" office:value="0.9890180000000000"/>
        </table:table-row>
        <table:table-row>
          <table:table-cell office:value-type="float" office:value="505601"/>
          <table:table-cell/>
          <table:table-cell office:value-type="string">
            <text:p>Friedrichsholm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11"/>
          <table:table-cell office:value-type="float" office:value="711.1162402779219700"/>
          <table:table-cell office:value-type="float" office:value="0"/>
          <table:table-cell office:value-type="string">
            <text:p>01058056</text:p>
          </table:table-cell>
          <table:table-cell office:value-type="float" office:value="4"/>
          <table:table-cell/>
          <table:table-cell office:value-type="string">
            <text:p>SRID=3044;POINT(527777.196911868 6017210.69094157)</text:p>
          </table:table-cell>
          <table:table-cell office:value-type="string">
            <text:p>01058</text:p>
          </table:table-cell>
          <table:table-cell office:value-type="float" office:value="142"/>
          <table:table-cell office:value-type="float" office:value="0"/>
          <table:table-cell office:value-type="float" office:value="71.0000000000000000"/>
          <table:table-cell office:value-type="float" office:value="505601"/>
          <table:table-cell office:value-type="float" office:value="10580483"/>
          <table:table-cell office:value-type="float" office:value="0"/>
          <table:table-cell office:value-type="float" office:value="0.5779650000000000"/>
        </table:table-row>
        <table:table-row>
          <table:table-cell office:value-type="float" office:value="508201"/>
          <table:table-cell/>
          <table:table-cell office:value-type="string">
            <text:p>Sö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90"/>
          <table:table-cell office:value-type="float" office:value="799.5209695887570000"/>
          <table:table-cell office:value-type="float" office:value="0"/>
          <table:table-cell office:value-type="string">
            <text:p>01058082</text:p>
          </table:table-cell>
          <table:table-cell office:value-type="float" office:value="4"/>
          <table:table-cell/>
          <table:table-cell office:value-type="string">
            <text:p>SRID=3044;POINT(559946.197443726 6045501.12989941)</text:p>
          </table:table-cell>
          <table:table-cell office:value-type="string">
            <text:p>01058</text:p>
          </table:table-cell>
          <table:table-cell office:value-type="float" office:value="51"/>
          <table:table-cell office:value-type="float" office:value="0"/>
          <table:table-cell office:value-type="float" office:value="31.9331000000000000"/>
          <table:table-cell office:value-type="float" office:value="508201"/>
          <table:table-cell office:value-type="float" office:value="10580513"/>
          <table:table-cell office:value-type="float" office:value="0"/>
          <table:table-cell office:value-type="float" office:value="0.4877920000000000"/>
        </table:table-row>
        <table:table-row>
          <table:table-cell office:value-type="float" office:value="501801"/>
          <table:table-cell/>
          <table:table-cell office:value-type="string">
            <text:p>Blumentha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71"/>
          <table:table-cell office:value-type="float" office:value="781.9523247833190000"/>
          <table:table-cell office:value-type="float" office:value="0"/>
          <table:table-cell office:value-type="string">
            <text:p>01058018</text:p>
          </table:table-cell>
          <table:table-cell office:value-type="float" office:value="4"/>
          <table:table-cell/>
          <table:table-cell office:value-type="string">
            <text:p>SRID=3044;POINT(565220.13093115 6009264.8209764)</text:p>
          </table:table-cell>
          <table:table-cell office:value-type="string">
            <text:p>01058</text:p>
          </table:table-cell>
          <table:table-cell office:value-type="float" office:value="201"/>
          <table:table-cell office:value-type="float" office:value="14"/>
          <table:table-cell office:value-type="float" office:value="39.6738000000000000"/>
          <table:table-cell office:value-type="float" office:value="501801"/>
          <table:table-cell office:value-type="float" office:value="10580494"/>
          <table:table-cell office:value-type="float" office:value="0"/>
          <table:table-cell office:value-type="float" office:value="0.9859940000000000"/>
        </table:table-row>
        <table:table-row>
          <table:table-cell office:value-type="float" office:value="513001"/>
          <table:table-cell/>
          <table:table-cell office:value-type="string">
            <text:p>Quarnbek Ort - Flemhu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8"/>
          <table:table-cell office:value-type="float" office:value="471.2870279274790200"/>
          <table:table-cell office:value-type="float" office:value="0"/>
          <table:table-cell office:value-type="string">
            <text:p>01058130</text:p>
          </table:table-cell>
          <table:table-cell office:value-type="float" office:value="4"/>
          <table:table-cell/>
          <table:table-cell office:value-type="string">
            <text:p>SRID=3044;POINT(563218.475047646 6020017.09288479)</text:p>
          </table:table-cell>
          <table:table-cell office:value-type="string">
            <text:p>01058</text:p>
          </table:table-cell>
          <table:table-cell office:value-type="float" office:value="459"/>
          <table:table-cell office:value-type="float" office:value="14"/>
          <table:table-cell office:value-type="float" office:value="7.5166100000000000"/>
          <table:table-cell office:value-type="float" office:value="513001"/>
          <table:table-cell office:value-type="float" office:value="10580449"/>
          <table:table-cell office:value-type="float" office:value="0"/>
          <table:table-cell office:value-type="float" office:value="0.8020590000000000"/>
        </table:table-row>
        <table:table-row>
          <table:table-cell office:value-type="float" office:value="505804"/>
          <table:table-cell/>
          <table:table-cell office:value-type="string">
            <text:p>Gettorf-Gewerbegebie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6"/>
          <table:table-cell office:value-type="float" office:value="247.1564263159739900"/>
          <table:table-cell office:value-type="float" office:value="0"/>
          <table:table-cell office:value-type="string">
            <text:p>01058058</text:p>
          </table:table-cell>
          <table:table-cell office:value-type="float" office:value="4"/>
          <table:table-cell/>
          <table:table-cell office:value-type="string">
            <text:p>SRID=3044;POINT(563912.657028956 6029939.60747003)</text:p>
          </table:table-cell>
          <table:table-cell office:value-type="string">
            <text:p>01058</text:p>
          </table:table-cell>
          <table:table-cell office:value-type="float" office:value="144"/>
          <table:table-cell office:value-type="float" office:value="13"/>
          <table:table-cell office:value-type="float" office:value="654.5040000000000200"/>
          <table:table-cell office:value-type="float" office:value="505801"/>
          <table:table-cell office:value-type="float" office:value="10580437"/>
          <table:table-cell office:value-type="float" office:value="0"/>
          <table:table-cell office:value-type="float" office:value="0.5097990000000000"/>
        </table:table-row>
        <table:table-row>
          <table:table-cell office:value-type="float" office:value="508001"/>
          <table:table-cell/>
          <table:table-cell office:value-type="string">
            <text:p>Holt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15"/>
          <table:table-cell office:value-type="float" office:value="2170.0843044081898000"/>
          <table:table-cell office:value-type="float" office:value="0"/>
          <table:table-cell office:value-type="string">
            <text:p>01058080</text:p>
          </table:table-cell>
          <table:table-cell office:value-type="float" office:value="4"/>
          <table:table-cell/>
          <table:table-cell office:value-type="string">
            <text:p>SRID=3044;POINT(555487.50398021 6028264.94607412)</text:p>
          </table:table-cell>
          <table:table-cell office:value-type="string">
            <text:p>01058</text:p>
          </table:table-cell>
          <table:table-cell office:value-type="float" office:value="65"/>
          <table:table-cell office:value-type="float" office:value="14"/>
          <table:table-cell office:value-type="float" office:value="354.2409999999999900"/>
          <table:table-cell office:value-type="float" office:value="508001"/>
          <table:table-cell office:value-type="float" office:value="10580520"/>
          <table:table-cell office:value-type="float" office:value="0"/>
          <table:table-cell office:value-type="float" office:value="0.6059670000000000"/>
        </table:table-row>
        <table:table-row>
          <table:table-cell office:value-type="float" office:value="1105108"/>
          <table:table-cell/>
          <table:table-cell office:value-type="string">
            <text:p>Wrohm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699"/>
          <table:table-cell office:value-type="float" office:value="1240.6661304647000000"/>
          <table:table-cell office:value-type="float" office:value="0"/>
          <table:table-cell office:value-type="string">
            <text:p>01051136</text:p>
          </table:table-cell>
          <table:table-cell office:value-type="float" office:value="0"/>
          <table:table-cell/>
          <table:table-cell office:value-type="string">
            <text:p>SRID=3044;POINT(524825.792220911 6007328.41255337)</text:p>
          </table:table-cell>
          <table:table-cell office:value-type="string">
            <text:p>01051</text:p>
          </table:table-cell>
          <table:table-cell office:value-type="float" office:value="16"/>
          <table:table-cell office:value-type="float" office:value="-1"/>
          <table:table-cell office:value-type="float" office:value="136.0000000000000000"/>
          <table:table-cell office:value-type="float" office:value="1105108"/>
          <table:table-cell/>
          <table:table-cell office:value-type="float" office:value="0"/>
          <table:table-cell office:value-type="float" office:value="0.5634070000000000"/>
        </table:table-row>
        <table:table-row>
          <table:table-cell office:value-type="float" office:value="508301"/>
          <table:table-cell/>
          <table:table-cell office:value-type="string">
            <text:p>Hütt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06"/>
          <table:table-cell office:value-type="float" office:value="686.3857660651609600"/>
          <table:table-cell office:value-type="float" office:value="0"/>
          <table:table-cell office:value-type="string">
            <text:p>01058083</text:p>
          </table:table-cell>
          <table:table-cell office:value-type="float" office:value="4"/>
          <table:table-cell/>
          <table:table-cell office:value-type="string">
            <text:p>SRID=3044;POINT(546600.911472485 6032308.75212207)</text:p>
          </table:table-cell>
          <table:table-cell office:value-type="string">
            <text:p>01058</text:p>
          </table:table-cell>
          <table:table-cell office:value-type="float" office:value="207"/>
          <table:table-cell office:value-type="float" office:value="0"/>
          <table:table-cell office:value-type="float" office:value="24.4026000000000000"/>
          <table:table-cell office:value-type="float" office:value="508301"/>
          <table:table-cell office:value-type="float" office:value="10580489"/>
          <table:table-cell office:value-type="float" office:value="0"/>
          <table:table-cell office:value-type="float" office:value="0.3001230000000000"/>
        </table:table-row>
        <table:table-row>
          <table:table-cell office:value-type="float" office:value="508401"/>
          <table:table-cell/>
          <table:table-cell office:value-type="string">
            <text:p>Hummel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0"/>
          <table:table-cell office:value-type="float" office:value="796.2352388582839900"/>
          <table:table-cell office:value-type="float" office:value="0"/>
          <table:table-cell office:value-type="string">
            <text:p>01058084</text:p>
          </table:table-cell>
          <table:table-cell office:value-type="float" office:value="4"/>
          <table:table-cell/>
          <table:table-cell office:value-type="string">
            <text:p>SRID=3044;POINT(546546.133232303 6035296.15261114)</text:p>
          </table:table-cell>
          <table:table-cell office:value-type="string">
            <text:p>01058</text:p>
          </table:table-cell>
          <table:table-cell office:value-type="float" office:value="75"/>
          <table:table-cell office:value-type="float" office:value="0"/>
          <table:table-cell office:value-type="float" office:value="0.0723648000000000"/>
          <table:table-cell office:value-type="float" office:value="508401"/>
          <table:table-cell office:value-type="float" office:value="10580510"/>
          <table:table-cell office:value-type="float" office:value="0"/>
          <table:table-cell office:value-type="float" office:value="0.3642140000000000"/>
        </table:table-row>
        <table:table-row>
          <table:table-cell office:value-type="float" office:value="508501"/>
          <table:table-cell/>
          <table:table-cell office:value-type="string">
            <text:p>Jahr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61"/>
          <table:table-cell office:value-type="float" office:value="886.9083740043680600"/>
          <table:table-cell office:value-type="float" office:value="0"/>
          <table:table-cell office:value-type="string">
            <text:p>01058085</text:p>
          </table:table-cell>
          <table:table-cell office:value-type="float" office:value="4"/>
          <table:table-cell/>
          <table:table-cell office:value-type="string">
            <text:p>SRID=3044;POINT(541383.561607265 5990884.52552051)</text:p>
          </table:table-cell>
          <table:table-cell office:value-type="string">
            <text:p>01058</text:p>
          </table:table-cell>
          <table:table-cell office:value-type="float" office:value="53"/>
          <table:table-cell office:value-type="float" office:value="15"/>
          <table:table-cell office:value-type="float" office:value="0.0000000000000000"/>
          <table:table-cell office:value-type="float" office:value="508501"/>
          <table:table-cell office:value-type="float" office:value="10580480"/>
          <table:table-cell office:value-type="float" office:value="0"/>
          <table:table-cell office:value-type="float" office:value="0.2942810000000000"/>
        </table:table-row>
        <table:table-row>
          <table:table-cell office:value-type="float" office:value="508601"/>
          <table:table-cell/>
          <table:table-cell office:value-type="string">
            <text:p>Jevenstedt OT Nienlanden-Nienkatt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84"/>
          <table:table-cell office:value-type="float" office:value="3589.7602820048000000"/>
          <table:table-cell office:value-type="float" office:value="0"/>
          <table:table-cell office:value-type="string">
            <text:p>01058086</text:p>
          </table:table-cell>
          <table:table-cell office:value-type="float" office:value="4"/>
          <table:table-cell/>
          <table:table-cell office:value-type="string">
            <text:p>SRID=3044;POINT(546241.493918782 6007141.16363956)</text:p>
          </table:table-cell>
          <table:table-cell office:value-type="string">
            <text:p>01058</text:p>
          </table:table-cell>
          <table:table-cell office:value-type="float" office:value="431"/>
          <table:table-cell office:value-type="float" office:value="11"/>
          <table:table-cell office:value-type="float" office:value="178.9250000000000100"/>
          <table:table-cell office:value-type="float" office:value="508601"/>
          <table:table-cell office:value-type="float" office:value="10580491"/>
          <table:table-cell office:value-type="float" office:value="0"/>
          <table:table-cell office:value-type="float" office:value="0.3298270000000000"/>
        </table:table-row>
        <table:table-row>
          <table:table-cell office:value-type="float" office:value="404601"/>
          <table:table-cell/>
          <table:table-cell office:value-type="string">
            <text:p>Lehmkuhlen Ort - Lepahn- Tren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23"/>
          <table:table-cell office:value-type="float" office:value="2037.2104685213501000"/>
          <table:table-cell office:value-type="float" office:value="0"/>
          <table:table-cell office:value-type="string">
            <text:p>01057046</text:p>
          </table:table-cell>
          <table:table-cell office:value-type="float" office:value="3"/>
          <table:table-cell/>
          <table:table-cell office:value-type="string">
            <text:p>SRID=3044;POINT(589156.553168234 6007110.19086738)</text:p>
          </table:table-cell>
          <table:table-cell office:value-type="string">
            <text:p>01057</text:p>
          </table:table-cell>
          <table:table-cell office:value-type="float" office:value="433"/>
          <table:table-cell office:value-type="float" office:value="14"/>
          <table:table-cell office:value-type="float" office:value="38.0321000000000000"/>
          <table:table-cell office:value-type="float" office:value="404601"/>
          <table:table-cell office:value-type="float" office:value="10570415"/>
          <table:table-cell office:value-type="float" office:value="0"/>
          <table:table-cell office:value-type="float" office:value="0.4530710000000000"/>
        </table:table-row>
        <table:table-row>
          <table:table-cell office:value-type="float" office:value="513702"/>
          <table:table-cell/>
          <table:table-cell office:value-type="string">
            <text:p>Rieseby Lan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38"/>
          <table:table-cell office:value-type="float" office:value="3664.9132800662501000"/>
          <table:table-cell office:value-type="float" office:value="0"/>
          <table:table-cell office:value-type="string">
            <text:p>01058137</text:p>
          </table:table-cell>
          <table:table-cell office:value-type="float" office:value="4"/>
          <table:table-cell/>
          <table:table-cell office:value-type="string">
            <text:p>SRID=3044;POINT(553157.349360592 6047895.79623997)</text:p>
          </table:table-cell>
          <table:table-cell office:value-type="string">
            <text:p>01058</text:p>
          </table:table-cell>
          <table:table-cell office:value-type="float" office:value="48"/>
          <table:table-cell office:value-type="float" office:value="15"/>
          <table:table-cell office:value-type="float" office:value="64.9133000000000070"/>
          <table:table-cell office:value-type="float" office:value="513701"/>
          <table:table-cell office:value-type="float" office:value="10580508"/>
          <table:table-cell office:value-type="float" office:value="0"/>
          <table:table-cell office:value-type="float" office:value="0.2013690000000000"/>
        </table:table-row>
        <table:table-row>
          <table:table-cell office:value-type="float" office:value="90106"/>
          <table:table-cell/>
          <table:table-cell office:value-type="string">
            <text:p>Hansa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2"/>
          <table:table-cell office:value-type="float" office:value="10.208167553998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10000</text:p>
          </table:table-cell>
          <table:table-cell office:value-type="string">
            <text:p>SRID=3044;POINT(573213.424812734 6021504.32236148)</text:p>
          </table:table-cell>
          <table:table-cell office:value-type="string">
            <text:p>01002</text:p>
          </table:table-cell>
          <table:table-cell office:value-type="float" office:value="723"/>
          <table:table-cell office:value-type="float" office:value="3"/>
          <table:table-cell office:value-type="float" office:value="343.4270000000000200"/>
          <table:table-cell office:value-type="float" office:value="1"/>
          <table:table-cell office:value-type="float" office:value="10020023"/>
          <table:table-cell office:value-type="float" office:value="1"/>
          <table:table-cell office:value-type="float" office:value="12.9308219999999990"/>
        </table:table-row>
        <table:table-row>
          <table:table-cell office:value-type="float" office:value="405901"/>
          <table:table-cell/>
          <table:table-cell office:value-type="string">
            <text:p>Post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64"/>
          <table:table-cell office:value-type="float" office:value="832.3935676625900400"/>
          <table:table-cell office:value-type="float" office:value="0"/>
          <table:table-cell office:value-type="string">
            <text:p>01057059</text:p>
          </table:table-cell>
          <table:table-cell office:value-type="float" office:value="3"/>
          <table:table-cell/>
          <table:table-cell office:value-type="string">
            <text:p>SRID=3044;POINT(579131.053879387 6007606.13908373)</text:p>
          </table:table-cell>
          <table:table-cell office:value-type="string">
            <text:p>01057</text:p>
          </table:table-cell>
          <table:table-cell office:value-type="float" office:value="200"/>
          <table:table-cell office:value-type="float" office:value="14"/>
          <table:table-cell office:value-type="float" office:value="15.0000000000000000"/>
          <table:table-cell office:value-type="float" office:value="405901"/>
          <table:table-cell office:value-type="float" office:value="10570411"/>
          <table:table-cell office:value-type="float" office:value="0"/>
          <table:table-cell office:value-type="float" office:value="0.5574290000000000"/>
        </table:table-row>
        <table:table-row>
          <table:table-cell office:value-type="float" office:value="513512"/>
          <table:table-cell/>
          <table:table-cell office:value-type="string">
            <text:p>Rendsburg - Seemühl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13"/>
          <table:table-cell office:value-type="float" office:value="95.642613022526106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0264.337467673 6018489.90130796)</text:p>
          </table:table-cell>
          <table:table-cell office:value-type="string">
            <text:p>01058</text:p>
          </table:table-cell>
          <table:table-cell office:value-type="float" office:value="467"/>
          <table:table-cell office:value-type="float" office:value="10"/>
          <table:table-cell office:value-type="float" office:value="253.2490000000000000"/>
          <table:table-cell office:value-type="float" office:value="513501"/>
          <table:table-cell office:value-type="float" office:value="10580445"/>
          <table:table-cell office:value-type="float" office:value="0"/>
          <table:table-cell office:value-type="float" office:value="11.6370720000000000"/>
        </table:table-row>
        <table:table-row>
          <table:table-cell office:value-type="float" office:value="180108"/>
          <table:table-cell/>
          <table:table-cell office:value-type="string">
            <text:p>Bräutigamweg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43"/>
          <table:table-cell office:value-type="float" office:value="9.94625536402184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8010000</text:p>
          </table:table-cell>
          <table:table-cell office:value-type="string">
            <text:p>SRID=3044;POINT(573699.710957677 6025748.70489172)</text:p>
          </table:table-cell>
          <table:table-cell office:value-type="string">
            <text:p>01002</text:p>
          </table:table-cell>
          <table:table-cell office:value-type="float" office:value="878"/>
          <table:table-cell office:value-type="float" office:value="1"/>
          <table:table-cell office:value-type="float" office:value="89.0302999999999970"/>
          <table:table-cell office:value-type="float" office:value="1"/>
          <table:table-cell office:value-type="float" office:value="10020034"/>
          <table:table-cell office:value-type="float" office:value="0"/>
          <table:table-cell office:value-type="float" office:value="54.5934099999999990"/>
        </table:table-row>
        <table:table-row>
          <table:table-cell office:value-type="float" office:value="513514"/>
          <table:table-cell/>
          <table:table-cell office:value-type="string">
            <text:p>RD Sumsheide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1"/>
          <table:table-cell office:value-type="float" office:value="35.43645935749030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0799.081996634 6018726.81339678)</text:p>
          </table:table-cell>
          <table:table-cell office:value-type="string">
            <text:p>01058</text:p>
          </table:table-cell>
          <table:table-cell office:value-type="float" office:value="467"/>
          <table:table-cell office:value-type="float" office:value="10"/>
          <table:table-cell office:value-type="float" office:value="1225.5400000000000000"/>
          <table:table-cell office:value-type="float" office:value="513501"/>
          <table:table-cell office:value-type="float" office:value="10580445"/>
          <table:table-cell office:value-type="float" office:value="0"/>
          <table:table-cell office:value-type="float" office:value="3.9789530000000002"/>
        </table:table-row>
        <table:table-row>
          <table:table-cell office:value-type="float" office:value="513517"/>
          <table:table-cell/>
          <table:table-cell office:value-type="string">
            <text:p>RD GE-Gebiet Büsumer St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8"/>
          <table:table-cell office:value-type="float" office:value="124.89509834283101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0019.277825416 6019277.7578764)</text:p>
          </table:table-cell>
          <table:table-cell office:value-type="string">
            <text:p>01058</text:p>
          </table:table-cell>
          <table:table-cell office:value-type="float" office:value="467"/>
          <table:table-cell office:value-type="float" office:value="10"/>
          <table:table-cell office:value-type="float" office:value="3137.2500000000000000"/>
          <table:table-cell office:value-type="float" office:value="513501"/>
          <table:table-cell office:value-type="float" office:value="10580445"/>
          <table:table-cell office:value-type="float" office:value="0"/>
          <table:table-cell office:value-type="float" office:value="0.2241880000000000"/>
        </table:table-row>
        <table:table-row>
          <table:table-cell office:value-type="float" office:value="513518"/>
          <table:table-cell/>
          <table:table-cell office:value-type="string">
            <text:p>RD Eiderpar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5"/>
          <table:table-cell office:value-type="float" office:value="192.06907798542201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0792.936812486 6019705.66644459)</text:p>
          </table:table-cell>
          <table:table-cell office:value-type="string">
            <text:p>01058</text:p>
          </table:table-cell>
          <table:table-cell office:value-type="float" office:value="467"/>
          <table:table-cell office:value-type="float" office:value="10"/>
          <table:table-cell office:value-type="float" office:value="2463.9099999999999000"/>
          <table:table-cell office:value-type="float" office:value="513501"/>
          <table:table-cell office:value-type="float" office:value="10580445"/>
          <table:table-cell office:value-type="float" office:value="0"/>
          <table:table-cell office:value-type="float" office:value="0.1822260000000000"/>
        </table:table-row>
        <table:table-row>
          <table:table-cell office:value-type="float" office:value="508701"/>
          <table:table-cell/>
          <table:table-cell office:value-type="string">
            <text:p>Kar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07"/>
          <table:table-cell office:value-type="float" office:value="222.9195765545000000"/>
          <table:table-cell office:value-type="float" office:value="0"/>
          <table:table-cell office:value-type="string">
            <text:p>01058087</text:p>
          </table:table-cell>
          <table:table-cell office:value-type="float" office:value="4"/>
          <table:table-cell/>
          <table:table-cell office:value-type="string">
            <text:p>SRID=3044;POINT(562761.550091484 6053327.05884086)</text:p>
          </table:table-cell>
          <table:table-cell office:value-type="string">
            <text:p>01058</text:p>
          </table:table-cell>
          <table:table-cell office:value-type="float" office:value="111"/>
          <table:table-cell office:value-type="float" office:value="0"/>
          <table:table-cell office:value-type="float" office:value="43.4493000000000010"/>
          <table:table-cell office:value-type="float" office:value="508701"/>
          <table:table-cell office:value-type="float" office:value="10580514"/>
          <table:table-cell office:value-type="float" office:value="0"/>
          <table:table-cell office:value-type="float" office:value="2.7229549999999998"/>
        </table:table-row>
        <table:table-row>
          <table:table-cell office:value-type="float" office:value="508801"/>
          <table:table-cell/>
          <table:table-cell office:value-type="string">
            <text:p>Klein Witten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78"/>
          <table:table-cell office:value-type="float" office:value="434.7986149447489800"/>
          <table:table-cell office:value-type="float" office:value="0"/>
          <table:table-cell office:value-type="string">
            <text:p>01058088</text:p>
          </table:table-cell>
          <table:table-cell office:value-type="float" office:value="4"/>
          <table:table-cell/>
          <table:table-cell office:value-type="string">
            <text:p>SRID=3044;POINT(547603.00510234 6027228.9321125)</text:p>
          </table:table-cell>
          <table:table-cell office:value-type="string">
            <text:p>01058</text:p>
          </table:table-cell>
          <table:table-cell office:value-type="float" office:value="210"/>
          <table:table-cell office:value-type="float" office:value="0"/>
          <table:table-cell office:value-type="float" office:value="0.0000000000000000"/>
          <table:table-cell office:value-type="float" office:value="508801"/>
          <table:table-cell office:value-type="float" office:value="10580521"/>
          <table:table-cell office:value-type="float" office:value="0"/>
          <table:table-cell office:value-type="float" office:value="0.4093850000000000"/>
        </table:table-row>
        <table:table-row>
          <table:table-cell office:value-type="float" office:value="1106106"/>
          <table:table-cell/>
          <table:table-cell office:value-type="string">
            <text:p>Hohenaspe</text:p>
          </table:table-cell>
          <table:table-cell office:value-type="string">
            <text:p>3</text:p>
          </table:table-cell>
          <table:table-cell/>
          <table:table-cell office:value-type="float" office:value="6064"/>
          <table:table-cell office:value-type="float" office:value="8472.6216819562305000"/>
          <table:table-cell/>
          <table:table-cell office:value-type="string">
            <text:p>01061040</text:p>
          </table:table-cell>
          <table:table-cell/>
          <table:table-cell/>
          <table:table-cell office:value-type="string">
            <text:p>SRID=3044;POINT(534612.728287518 5982569.81994808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517.0000000000000000"/>
          <table:table-cell office:value-type="float" office:value="1106106"/>
          <table:table-cell/>
          <table:table-cell office:value-type="float" office:value="0"/>
          <table:table-cell office:value-type="float" office:value="0.7157170000000001"/>
        </table:table-row>
        <table:table-row>
          <table:table-cell office:value-type="float" office:value="513101"/>
          <table:table-cell/>
          <table:table-cell office:value-type="string">
            <text:p>Rade b. Hohenwe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7"/>
          <table:table-cell office:value-type="float" office:value="320.1627688984970100"/>
          <table:table-cell office:value-type="float" office:value="0"/>
          <table:table-cell office:value-type="string">
            <text:p>01058131</text:p>
          </table:table-cell>
          <table:table-cell office:value-type="float" office:value="4"/>
          <table:table-cell/>
          <table:table-cell office:value-type="string">
            <text:p>SRID=3044;POINT(546882.248176943 5995056.64259888)</text:p>
          </table:table-cell>
          <table:table-cell office:value-type="string">
            <text:p>01058</text:p>
          </table:table-cell>
          <table:table-cell office:value-type="float" office:value="98"/>
          <table:table-cell office:value-type="float" office:value="15"/>
          <table:table-cell office:value-type="float" office:value="11.0000000000000000"/>
          <table:table-cell office:value-type="float" office:value="513101"/>
          <table:table-cell office:value-type="float" office:value="10580481"/>
          <table:table-cell office:value-type="float" office:value="0"/>
          <table:table-cell office:value-type="float" office:value="0.2717370000000000"/>
        </table:table-row>
        <table:table-row>
          <table:table-cell office:value-type="float" office:value="1106013"/>
          <table:table-cell/>
          <table:table-cell office:value-type="string">
            <text:p>Großenaspe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3841"/>
          <table:table-cell office:value-type="float" office:value="6303.8182008747699000"/>
          <table:table-cell office:value-type="float" office:value="0"/>
          <table:table-cell office:value-type="string">
            <text:p>01060027</text:p>
          </table:table-cell>
          <table:table-cell office:value-type="float" office:value="0"/>
          <table:table-cell/>
          <table:table-cell office:value-type="string">
            <text:p>SRID=3044;POINT(563513.813293242 5981146.30909519)</text:p>
          </table:table-cell>
          <table:table-cell office:value-type="string">
            <text:p>01060</text:p>
          </table:table-cell>
          <table:table-cell office:value-type="float" office:value="14"/>
          <table:table-cell office:value-type="float" office:value="-1"/>
          <table:table-cell office:value-type="float" office:value="620.0000000000000000"/>
          <table:table-cell office:value-type="float" office:value="1106013"/>
          <table:table-cell/>
          <table:table-cell office:value-type="float" office:value="0"/>
          <table:table-cell office:value-type="float" office:value="0.6093130000000000"/>
        </table:table-row>
        <table:table-row>
          <table:table-cell office:value-type="float" office:value="514002"/>
          <table:table-cell/>
          <table:table-cell office:value-type="string">
            <text:p>Schacht-Au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962"/>
          <table:table-cell office:value-type="float" office:value="553.2963536802579900"/>
          <table:table-cell office:value-type="float" office:value="0"/>
          <table:table-cell office:value-type="string">
            <text:p>01058140</text:p>
          </table:table-cell>
          <table:table-cell office:value-type="float" office:value="4"/>
          <table:table-cell/>
          <table:table-cell office:value-type="string">
            <text:p>SRID=3044;POINT(547165.153692228 6018755.12546703)</text:p>
          </table:table-cell>
          <table:table-cell office:value-type="string">
            <text:p>01058</text:p>
          </table:table-cell>
          <table:table-cell office:value-type="float" office:value="126"/>
          <table:table-cell office:value-type="float" office:value="11"/>
          <table:table-cell office:value-type="float" office:value="890.8260000000000200"/>
          <table:table-cell office:value-type="float" office:value="514001"/>
          <table:table-cell office:value-type="float" office:value="10580446"/>
          <table:table-cell office:value-type="float" office:value="0"/>
          <table:table-cell office:value-type="float" office:value="7.1607200000000004"/>
        </table:table-row>
        <table:table-row>
          <table:table-cell office:value-type="float" office:value="514101"/>
          <table:table-cell/>
          <table:table-cell office:value-type="string">
            <text:p>Schierense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82"/>
          <table:table-cell office:value-type="float" office:value="917.0254762723160400"/>
          <table:table-cell office:value-type="float" office:value="0"/>
          <table:table-cell office:value-type="string">
            <text:p>01058141</text:p>
          </table:table-cell>
          <table:table-cell office:value-type="float" office:value="4"/>
          <table:table-cell/>
          <table:table-cell office:value-type="string">
            <text:p>SRID=3044;POINT(564116.521708185 6012483.89157377)</text:p>
          </table:table-cell>
          <table:table-cell office:value-type="string">
            <text:p>01058</text:p>
          </table:table-cell>
          <table:table-cell office:value-type="float" office:value="146"/>
          <table:table-cell office:value-type="float" office:value="14"/>
          <table:table-cell office:value-type="float" office:value="47.6321999999999970"/>
          <table:table-cell office:value-type="float" office:value="514101"/>
          <table:table-cell office:value-type="float" office:value="10580495"/>
          <table:table-cell office:value-type="float" office:value="0"/>
          <table:table-cell office:value-type="float" office:value="0.4165640000000000"/>
        </table:table-row>
        <table:table-row>
          <table:table-cell office:value-type="float" office:value="508901"/>
          <table:table-cell/>
          <table:table-cell office:value-type="string">
            <text:p>Königshüg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9"/>
          <table:table-cell office:value-type="float" office:value="624.3893795934830000"/>
          <table:table-cell office:value-type="float" office:value="0"/>
          <table:table-cell office:value-type="string">
            <text:p>01058089</text:p>
          </table:table-cell>
          <table:table-cell office:value-type="float" office:value="4"/>
          <table:table-cell/>
          <table:table-cell office:value-type="string">
            <text:p>SRID=3044;POINT(530593.571468034 6020861.49876031)</text:p>
          </table:table-cell>
          <table:table-cell office:value-type="string">
            <text:p>01058</text:p>
          </table:table-cell>
          <table:table-cell office:value-type="float" office:value="181"/>
          <table:table-cell office:value-type="float" office:value="0"/>
          <table:table-cell office:value-type="float" office:value="0.0000000000000000"/>
          <table:table-cell office:value-type="float" office:value="508901"/>
          <table:table-cell office:value-type="float" office:value="10580482"/>
          <table:table-cell office:value-type="float" office:value="0"/>
          <table:table-cell office:value-type="float" office:value="0.2386330000000000"/>
        </table:table-row>
        <table:table-row>
          <table:table-cell office:value-type="float" office:value="510001"/>
          <table:table-cell/>
          <table:table-cell office:value-type="string">
            <text:p>Lütjenwe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08"/>
          <table:table-cell office:value-type="float" office:value="2182.3699122510998000"/>
          <table:table-cell office:value-type="float" office:value="0"/>
          <table:table-cell office:value-type="string">
            <text:p>01058100</text:p>
          </table:table-cell>
          <table:table-cell office:value-type="float" office:value="4"/>
          <table:table-cell/>
          <table:table-cell office:value-type="string">
            <text:p>SRID=3044;POINT(531980.628705285 5999136.73401144)</text:p>
          </table:table-cell>
          <table:table-cell office:value-type="string">
            <text:p>01058</text:p>
          </table:table-cell>
          <table:table-cell office:value-type="float" office:value="227"/>
          <table:table-cell office:value-type="float" office:value="15"/>
          <table:table-cell office:value-type="float" office:value="72.0000000000000000"/>
          <table:table-cell office:value-type="float" office:value="510001"/>
          <table:table-cell office:value-type="float" office:value="10580478"/>
          <table:table-cell office:value-type="float" office:value="0"/>
          <table:table-cell office:value-type="float" office:value="0.2785960000000000"/>
        </table:table-row>
        <table:table-row>
          <table:table-cell office:value-type="float" office:value="1106107"/>
          <table:table-cell/>
          <table:table-cell office:value-type="string">
            <text:p>Brokstedt</text:p>
          </table:table-cell>
          <table:table-cell office:value-type="string">
            <text:p>3</text:p>
          </table:table-cell>
          <table:table-cell/>
          <table:table-cell office:value-type="float" office:value="2043"/>
          <table:table-cell office:value-type="float" office:value="1248.8497986610801000"/>
          <table:table-cell/>
          <table:table-cell office:value-type="string">
            <text:p>01061019</text:p>
          </table:table-cell>
          <table:table-cell/>
          <table:table-cell/>
          <table:table-cell office:value-type="string">
            <text:p>SRID=3044;POINT(553582.311683607 5982980.36993184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284.0000000000000000"/>
          <table:table-cell office:value-type="float" office:value="1106107"/>
          <table:table-cell/>
          <table:table-cell office:value-type="float" office:value="0"/>
          <table:table-cell office:value-type="float" office:value="1.6359049999999999"/>
        </table:table-row>
        <table:table-row>
          <table:table-cell office:value-type="float" office:value="509101"/>
          <table:table-cell/>
          <table:table-cell office:value-type="string">
            <text:p>Krogasp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56"/>
          <table:table-cell office:value-type="float" office:value="1182.6894253696701000"/>
          <table:table-cell office:value-type="float" office:value="0"/>
          <table:table-cell office:value-type="string">
            <text:p>01058091</text:p>
          </table:table-cell>
          <table:table-cell office:value-type="float" office:value="4"/>
          <table:table-cell/>
          <table:table-cell office:value-type="string">
            <text:p>SRID=3044;POINT(560828.612589056 5998568.88396971)</text:p>
          </table:table-cell>
          <table:table-cell office:value-type="string">
            <text:p>01058</text:p>
          </table:table-cell>
          <table:table-cell office:value-type="float" office:value="271"/>
          <table:table-cell office:value-type="float" office:value="0"/>
          <table:table-cell office:value-type="float" office:value="78.0000000000000000"/>
          <table:table-cell office:value-type="float" office:value="509101"/>
          <table:table-cell office:value-type="float" office:value="10580501"/>
          <table:table-cell office:value-type="float" office:value="0"/>
          <table:table-cell office:value-type="float" office:value="0.3855620000000000"/>
        </table:table-row>
        <table:table-row>
          <table:table-cell office:value-type="float" office:value="509301"/>
          <table:table-cell/>
          <table:table-cell office:value-type="string">
            <text:p>Krummwisch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74"/>
          <table:table-cell office:value-type="float" office:value="1389.8578133383000000"/>
          <table:table-cell office:value-type="float" office:value="0"/>
          <table:table-cell office:value-type="string">
            <text:p>01058093</text:p>
          </table:table-cell>
          <table:table-cell office:value-type="float" office:value="4"/>
          <table:table-cell/>
          <table:table-cell office:value-type="string">
            <text:p>SRID=3044;POINT(561429.642166043 6021105.5357211)</text:p>
          </table:table-cell>
          <table:table-cell office:value-type="string">
            <text:p>01058</text:p>
          </table:table-cell>
          <table:table-cell office:value-type="float" office:value="280"/>
          <table:table-cell office:value-type="float" office:value="14"/>
          <table:table-cell office:value-type="float" office:value="53.0000000000000000"/>
          <table:table-cell office:value-type="float" office:value="509301"/>
          <table:table-cell office:value-type="float" office:value="10580450"/>
          <table:table-cell office:value-type="float" office:value="0"/>
          <table:table-cell office:value-type="float" office:value="0.4849420000000000"/>
        </table:table-row>
        <table:table-row>
          <table:table-cell office:value-type="float" office:value="509801"/>
          <table:table-cell/>
          <table:table-cell office:value-type="string">
            <text:p>Loop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5"/>
          <table:table-cell office:value-type="float" office:value="833.8075760700210100"/>
          <table:table-cell office:value-type="float" office:value="0"/>
          <table:table-cell office:value-type="string">
            <text:p>01058098</text:p>
          </table:table-cell>
          <table:table-cell office:value-type="float" office:value="4"/>
          <table:table-cell/>
          <table:table-cell office:value-type="string">
            <text:p>SRID=3044;POINT(561867.744109038 6000376.01524574)</text:p>
          </table:table-cell>
          <table:table-cell office:value-type="string">
            <text:p>01058</text:p>
          </table:table-cell>
          <table:table-cell office:value-type="float" office:value="203"/>
          <table:table-cell office:value-type="float" office:value="0"/>
          <table:table-cell office:value-type="float" office:value="0.0000000000000000"/>
          <table:table-cell office:value-type="float" office:value="509801"/>
          <table:table-cell office:value-type="float" office:value="10580501"/>
          <table:table-cell office:value-type="float" office:value="0"/>
          <table:table-cell office:value-type="float" office:value="0.2218740000000000"/>
        </table:table-row>
        <table:table-row>
          <table:table-cell office:value-type="float" office:value="510101"/>
          <table:table-cell/>
          <table:table-cell office:value-type="string">
            <text:p>Luhn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41"/>
          <table:table-cell office:value-type="float" office:value="1533.0041210950301000"/>
          <table:table-cell office:value-type="float" office:value="0"/>
          <table:table-cell office:value-type="string">
            <text:p>01058101</text:p>
          </table:table-cell>
          <table:table-cell office:value-type="float" office:value="4"/>
          <table:table-cell/>
          <table:table-cell office:value-type="string">
            <text:p>SRID=3044;POINT(545867.997247012 6002694.45774442)</text:p>
          </table:table-cell>
          <table:table-cell office:value-type="string">
            <text:p>01058</text:p>
          </table:table-cell>
          <table:table-cell office:value-type="float" office:value="282"/>
          <table:table-cell office:value-type="float" office:value="0"/>
          <table:table-cell office:value-type="float" office:value="0.0000000000000000"/>
          <table:table-cell office:value-type="float" office:value="510101"/>
          <table:table-cell office:value-type="float" office:value="10580493"/>
          <table:table-cell office:value-type="float" office:value="0"/>
          <table:table-cell office:value-type="float" office:value="0.2876700000000000"/>
        </table:table-row>
        <table:table-row>
          <table:table-cell office:value-type="float" office:value="510301"/>
          <table:table-cell/>
          <table:table-cell office:value-type="string">
            <text:p>Meez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8"/>
          <table:table-cell office:value-type="float" office:value="875.4878307191689800"/>
          <table:table-cell office:value-type="float" office:value="0"/>
          <table:table-cell office:value-type="string">
            <text:p>01058103</text:p>
          </table:table-cell>
          <table:table-cell office:value-type="float" office:value="4"/>
          <table:table-cell/>
          <table:table-cell office:value-type="string">
            <text:p>SRID=3044;POINT(546192.008879374 5989634.44283367)</text:p>
          </table:table-cell>
          <table:table-cell office:value-type="string">
            <text:p>01058</text:p>
          </table:table-cell>
          <table:table-cell office:value-type="float" office:value="101"/>
          <table:table-cell office:value-type="float" office:value="15"/>
          <table:table-cell office:value-type="float" office:value="22.0000000000000000"/>
          <table:table-cell office:value-type="float" office:value="510301"/>
          <table:table-cell office:value-type="float" office:value="10580480"/>
          <table:table-cell office:value-type="float" office:value="0"/>
          <table:table-cell office:value-type="float" office:value="0.4203370000000000"/>
        </table:table-row>
        <table:table-row>
          <table:table-cell office:value-type="float" office:value="510402"/>
          <table:table-cell/>
          <table:table-cell office:value-type="string">
            <text:p>Mel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26"/>
          <table:table-cell office:value-type="float" office:value="504.1506524610150000"/>
          <table:table-cell/>
          <table:table-cell office:value-type="string">
            <text:p>01058104</text:p>
          </table:table-cell>
          <table:table-cell office:value-type="float" office:value="4"/>
          <table:table-cell/>
          <table:table-cell office:value-type="string">
            <text:p>SRID=3044;POINT(567119.836771187 6019351.85747073)</text:p>
          </table:table-cell>
          <table:table-cell office:value-type="string">
            <text:p>01058</text:p>
          </table:table-cell>
          <table:table-cell office:value-type="float" office:value="2003"/>
          <table:table-cell office:value-type="float" office:value="12"/>
          <table:table-cell office:value-type="float" office:value="215.5440000000000100"/>
          <table:table-cell office:value-type="float" office:value="510401"/>
          <table:table-cell office:value-type="float" office:value="10580451"/>
          <table:table-cell office:value-type="float" office:value="0"/>
          <table:table-cell office:value-type="float" office:value="3.8202870000000000"/>
        </table:table-row>
        <table:table-row>
          <table:table-cell office:value-type="float" office:value="120217"/>
          <table:table-cell/>
          <table:table-cell office:value-type="string">
            <text:p>Werftpar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50"/>
          <table:table-cell office:value-type="float" office:value="22.746060983705402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2020000</text:p>
          </table:table-cell>
          <table:table-cell office:value-type="string">
            <text:p>SRID=3044;POINT(575016.810115539 6019098.39333592)</text:p>
          </table:table-cell>
          <table:table-cell office:value-type="string">
            <text:p>01002</text:p>
          </table:table-cell>
          <table:table-cell office:value-type="float" office:value="793"/>
          <table:table-cell office:value-type="float" office:value="3"/>
          <table:table-cell office:value-type="float" office:value="34.9990999999999990"/>
          <table:table-cell office:value-type="float" office:value="1"/>
          <table:table-cell office:value-type="float" office:value="10020028"/>
          <table:table-cell office:value-type="float" office:value="0"/>
          <table:table-cell office:value-type="float" office:value="10.9909140000000000"/>
        </table:table-row>
        <table:table-row>
          <table:table-cell office:value-type="float" office:value="510501"/>
          <table:table-cell/>
          <table:table-cell office:value-type="string">
            <text:p>Mielk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06"/>
          <table:table-cell office:value-type="float" office:value="778.8478175068750000"/>
          <table:table-cell office:value-type="float" office:value="0"/>
          <table:table-cell office:value-type="string">
            <text:p>01058105</text:p>
          </table:table-cell>
          <table:table-cell office:value-type="float" office:value="4"/>
          <table:table-cell/>
          <table:table-cell office:value-type="string">
            <text:p>SRID=3044;POINT(567811.409838351 6015657.38008648)</text:p>
          </table:table-cell>
          <table:table-cell office:value-type="string">
            <text:p>01058</text:p>
          </table:table-cell>
          <table:table-cell office:value-type="float" office:value="89"/>
          <table:table-cell office:value-type="float" office:value="14"/>
          <table:table-cell office:value-type="float" office:value="302.0000000000000000"/>
          <table:table-cell office:value-type="float" office:value="510501"/>
          <table:table-cell office:value-type="float" office:value="10580496"/>
          <table:table-cell office:value-type="float" office:value="0"/>
          <table:table-cell office:value-type="float" office:value="1.8052310000000000"/>
        </table:table-row>
        <table:table-row>
          <table:table-cell office:value-type="float" office:value="510601"/>
          <table:table-cell/>
          <table:table-cell office:value-type="string">
            <text:p>Mör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53"/>
          <table:table-cell office:value-type="float" office:value="862.0548969203209700"/>
          <table:table-cell office:value-type="float" office:value="0"/>
          <table:table-cell office:value-type="string">
            <text:p>01058106</text:p>
          </table:table-cell>
          <table:table-cell office:value-type="float" office:value="4"/>
          <table:table-cell/>
          <table:table-cell office:value-type="string">
            <text:p>SRID=3044;POINT(547491.113441842 5996279.39043558)</text:p>
          </table:table-cell>
          <table:table-cell office:value-type="string">
            <text:p>01058</text:p>
          </table:table-cell>
          <table:table-cell office:value-type="float" office:value="295"/>
          <table:table-cell office:value-type="float" office:value="15"/>
          <table:table-cell office:value-type="float" office:value="0.0000000000000000"/>
          <table:table-cell office:value-type="float" office:value="510601"/>
          <table:table-cell office:value-type="float" office:value="10580481"/>
          <table:table-cell office:value-type="float" office:value="0"/>
          <table:table-cell office:value-type="float" office:value="0.2934850000000000"/>
        </table:table-row>
        <table:table-row>
          <table:table-cell office:value-type="float" office:value="510701"/>
          <table:table-cell/>
          <table:table-cell office:value-type="string">
            <text:p>Molfse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410"/>
          <table:table-cell office:value-type="float" office:value="383.0842066440699800"/>
          <table:table-cell/>
          <table:table-cell office:value-type="string">
            <text:p>01058107</text:p>
          </table:table-cell>
          <table:table-cell office:value-type="float" office:value="4"/>
          <table:table-cell/>
          <table:table-cell office:value-type="string">
            <text:p>SRID=3044;POINT(569458.488717855 6013389.65887204)</text:p>
          </table:table-cell>
          <table:table-cell office:value-type="string">
            <text:p>01058</text:p>
          </table:table-cell>
          <table:table-cell office:value-type="float" office:value="2002"/>
          <table:table-cell office:value-type="float" office:value="12"/>
          <table:table-cell office:value-type="float" office:value="203.0110000000000000"/>
          <table:table-cell office:value-type="float" office:value="510701"/>
          <table:table-cell office:value-type="float" office:value="10580472"/>
          <table:table-cell office:value-type="float" office:value="0"/>
          <table:table-cell office:value-type="float" office:value="3.6806530000000000"/>
        </table:table-row>
        <table:table-row>
          <table:table-cell office:value-type="float" office:value="510703"/>
          <table:table-cell/>
          <table:table-cell office:value-type="string">
            <text:p>Molfsee-Schulense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1239"/>
          <table:table-cell office:value-type="float" office:value="105.0164915174410000"/>
          <table:table-cell/>
          <table:table-cell office:value-type="string">
            <text:p>01058107</text:p>
          </table:table-cell>
          <table:table-cell office:value-type="float" office:value="4"/>
          <table:table-cell/>
          <table:table-cell office:value-type="string">
            <text:p>SRID=3044;POINT(570577.427849247 6015846.5722352)</text:p>
          </table:table-cell>
          <table:table-cell office:value-type="string">
            <text:p>01058</text:p>
          </table:table-cell>
          <table:table-cell office:value-type="float" office:value="2000"/>
          <table:table-cell office:value-type="float" office:value="12"/>
          <table:table-cell office:value-type="float" office:value="161.6620000000000100"/>
          <table:table-cell office:value-type="float" office:value="510701"/>
          <table:table-cell office:value-type="float" office:value="10580497"/>
          <table:table-cell office:value-type="float" office:value="0"/>
          <table:table-cell office:value-type="float" office:value="11.7981470000000000"/>
        </table:table-row>
        <table:table-row>
          <table:table-cell office:value-type="float" office:value="510801"/>
          <table:table-cell/>
          <table:table-cell office:value-type="string">
            <text:p>Mühbroo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28"/>
          <table:table-cell office:value-type="float" office:value="529.1730500777270000"/>
          <table:table-cell office:value-type="float" office:value="0"/>
          <table:table-cell office:value-type="string">
            <text:p>01058108</text:p>
          </table:table-cell>
          <table:table-cell office:value-type="float" office:value="4"/>
          <table:table-cell/>
          <table:table-cell office:value-type="string">
            <text:p>SRID=3044;POINT(566333.509242086 6001280.60180374)</text:p>
          </table:table-cell>
          <table:table-cell office:value-type="string">
            <text:p>01058</text:p>
          </table:table-cell>
          <table:table-cell office:value-type="float" office:value="262"/>
          <table:table-cell office:value-type="float" office:value="14"/>
          <table:table-cell office:value-type="float" office:value="84.3883000000000010"/>
          <table:table-cell office:value-type="float" office:value="510801"/>
          <table:table-cell office:value-type="float" office:value="10580458"/>
          <table:table-cell office:value-type="float" office:value="0"/>
          <table:table-cell office:value-type="float" office:value="0.9977830000000000"/>
        </table:table-row>
        <table:table-row>
          <table:table-cell office:value-type="float" office:value="511201"/>
          <table:table-cell/>
          <table:table-cell office:value-type="string">
            <text:p>Altwitten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4"/>
          <table:table-cell office:value-type="float" office:value="343.8827852063950000"/>
          <table:table-cell office:value-type="float" office:value="0"/>
          <table:table-cell office:value-type="string">
            <text:p>01058112</text:p>
          </table:table-cell>
          <table:table-cell office:value-type="float" office:value="4"/>
          <table:table-cell/>
          <table:table-cell office:value-type="string">
            <text:p>SRID=3044;POINT(567964.020671216 6024734.05412505)</text:p>
          </table:table-cell>
          <table:table-cell office:value-type="string">
            <text:p>01058</text:p>
          </table:table-cell>
          <table:table-cell office:value-type="float" office:value="176"/>
          <table:table-cell office:value-type="float" office:value="14"/>
          <table:table-cell office:value-type="float" office:value="21.9084000000000000"/>
          <table:table-cell office:value-type="float" office:value="511201"/>
          <table:table-cell office:value-type="float" office:value="10580467"/>
          <table:table-cell office:value-type="float" office:value="0"/>
          <table:table-cell office:value-type="float" office:value="1.0875800000000000"/>
        </table:table-row>
        <table:table-row>
          <table:table-cell office:value-type="float" office:value="515401"/>
          <table:table-cell/>
          <table:table-cell office:value-type="string">
            <text:p>Sophienhamm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65"/>
          <table:table-cell office:value-type="float" office:value="573.1038322412230200"/>
          <table:table-cell office:value-type="float" office:value="0"/>
          <table:table-cell office:value-type="string">
            <text:p>01058154</text:p>
          </table:table-cell>
          <table:table-cell office:value-type="float" office:value="4"/>
          <table:table-cell/>
          <table:table-cell office:value-type="string">
            <text:p>SRID=3044;POINT(530253.267525573 6014571.72309765)</text:p>
          </table:table-cell>
          <table:table-cell office:value-type="string">
            <text:p>01058</text:p>
          </table:table-cell>
          <table:table-cell office:value-type="float" office:value="154"/>
          <table:table-cell office:value-type="float" office:value="0"/>
          <table:table-cell office:value-type="float" office:value="0.0000000000000000"/>
          <table:table-cell office:value-type="float" office:value="515401"/>
          <table:table-cell office:value-type="float" office:value="10580486"/>
          <table:table-cell office:value-type="float" office:value="0"/>
          <table:table-cell office:value-type="float" office:value="0.4623940000000000"/>
        </table:table-row>
        <table:table-row>
          <table:table-cell office:value-type="float" office:value="20009"/>
          <table:table-cell/>
          <table:table-cell office:value-type="string">
            <text:p>Haf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9"/>
          <table:table-cell office:value-type="float" office:value="1.6527311152062201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853.182106312 6019810.69925433)</text:p>
          </table:table-cell>
          <table:table-cell office:value-type="string">
            <text:p>01002</text:p>
          </table:table-cell>
          <table:table-cell office:value-type="float" office:value="613"/>
          <table:table-cell office:value-type="float" office:value="3"/>
          <table:table-cell office:value-type="float" office:value="206.2210000000000000"/>
          <table:table-cell office:value-type="float" office:value="1"/>
          <table:table-cell office:value-type="float" office:value="10020015"/>
          <table:table-cell office:value-type="float" office:value="6"/>
          <table:table-cell office:value-type="float" office:value="29.6478959999999990"/>
        </table:table-row>
        <table:table-row>
          <table:table-cell office:value-type="float" office:value="1105109"/>
          <table:table-cell/>
          <table:table-cell office:value-type="string">
            <text:p>Westerbostel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3861"/>
          <table:table-cell office:value-type="float" office:value="5953.5961674448899000"/>
          <table:table-cell office:value-type="float" office:value="0"/>
          <table:table-cell office:value-type="string">
            <text:p>01051114</text:p>
          </table:table-cell>
          <table:table-cell office:value-type="float" office:value="0"/>
          <table:table-cell/>
          <table:table-cell office:value-type="string">
            <text:p>SRID=3044;POINT(518137.988849221 6007946.70003452)</text:p>
          </table:table-cell>
          <table:table-cell office:value-type="string">
            <text:p>01051</text:p>
          </table:table-cell>
          <table:table-cell/>
          <table:table-cell office:value-type="float" office:value="-1"/>
          <table:table-cell office:value-type="float" office:value="665.0000000000000000"/>
          <table:table-cell office:value-type="float" office:value="1105109"/>
          <table:table-cell/>
          <table:table-cell office:value-type="float" office:value="0"/>
          <table:table-cell office:value-type="float" office:value="0.6485160000000000"/>
        </table:table-row>
        <table:table-row>
          <table:table-cell office:value-type="float" office:value="511202"/>
          <table:table-cell/>
          <table:table-cell office:value-type="string">
            <text:p>Neuwitten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12"/>
          <table:table-cell office:value-type="float" office:value="934.3790436548680400"/>
          <table:table-cell office:value-type="float" office:value="0"/>
          <table:table-cell office:value-type="string">
            <text:p>01058112</text:p>
          </table:table-cell>
          <table:table-cell office:value-type="float" office:value="4"/>
          <table:table-cell/>
          <table:table-cell office:value-type="string">
            <text:p>SRID=3044;POINT(566720.652590825 6025014.48328459)</text:p>
          </table:table-cell>
          <table:table-cell office:value-type="string">
            <text:p>01058</text:p>
          </table:table-cell>
          <table:table-cell office:value-type="float" office:value="176"/>
          <table:table-cell office:value-type="float" office:value="14"/>
          <table:table-cell office:value-type="float" office:value="77.4154000000000050"/>
          <table:table-cell office:value-type="float" office:value="511201"/>
          <table:table-cell office:value-type="float" office:value="10580469"/>
          <table:table-cell office:value-type="float" office:value="0"/>
          <table:table-cell office:value-type="float" office:value="0.8690260000000000"/>
        </table:table-row>
        <table:table-row>
          <table:table-cell office:value-type="float" office:value="512402"/>
          <table:table-cell/>
          <table:table-cell office:value-type="string">
            <text:p>Osterrönfeld 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99"/>
          <table:table-cell office:value-type="float" office:value="385.3496730646829700"/>
          <table:table-cell office:value-type="float" office:value="0"/>
          <table:table-cell office:value-type="string">
            <text:p>01058124</text:p>
          </table:table-cell>
          <table:table-cell office:value-type="float" office:value="4"/>
          <table:table-cell/>
          <table:table-cell office:value-type="string">
            <text:p>SRID=3044;POINT(544784.007707681 6015639.90143035)</text:p>
          </table:table-cell>
          <table:table-cell office:value-type="string">
            <text:p>01058</text:p>
          </table:table-cell>
          <table:table-cell office:value-type="float" office:value="76"/>
          <table:table-cell office:value-type="float" office:value="11"/>
          <table:table-cell office:value-type="float" office:value="1130.4400000000001000"/>
          <table:table-cell office:value-type="float" office:value="512401"/>
          <table:table-cell office:value-type="float" office:value="10580507"/>
          <table:table-cell office:value-type="float" office:value="0"/>
          <table:table-cell office:value-type="float" office:value="5.1874960000000003"/>
        </table:table-row>
        <table:table-row>
          <table:table-cell office:value-type="float" office:value="512404"/>
          <table:table-cell/>
          <table:table-cell office:value-type="string">
            <text:p>Osterrönfeld Gewerbegebie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07"/>
          <table:table-cell office:value-type="float" office:value="77.1438252834407050"/>
          <table:table-cell office:value-type="float" office:value="0"/>
          <table:table-cell office:value-type="string">
            <text:p>01058124</text:p>
          </table:table-cell>
          <table:table-cell office:value-type="float" office:value="4"/>
          <table:table-cell/>
          <table:table-cell office:value-type="string">
            <text:p>SRID=3044;POINT(546678.956953679 6016705.1992205)</text:p>
          </table:table-cell>
          <table:table-cell office:value-type="string">
            <text:p>01058</text:p>
          </table:table-cell>
          <table:table-cell office:value-type="float" office:value="76"/>
          <table:table-cell office:value-type="float" office:value="11"/>
          <table:table-cell office:value-type="float" office:value="1114.4500000000000000"/>
          <table:table-cell office:value-type="float" office:value="512401"/>
          <table:table-cell office:value-type="float" office:value="10580507"/>
          <table:table-cell office:value-type="float" office:value="0"/>
          <table:table-cell office:value-type="float" office:value="2.6833000000000000"/>
        </table:table-row>
        <table:table-row>
          <table:table-cell office:value-type="float" office:value="511501"/>
          <table:table-cell/>
          <table:table-cell office:value-type="string">
            <text:p>Ni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36"/>
          <table:table-cell office:value-type="float" office:value="1405.3757412488701000"/>
          <table:table-cell office:value-type="float" office:value="0"/>
          <table:table-cell office:value-type="string">
            <text:p>01058115</text:p>
          </table:table-cell>
          <table:table-cell office:value-type="float" office:value="4"/>
          <table:table-cell/>
          <table:table-cell office:value-type="string">
            <text:p>SRID=3044;POINT(545694.844159965 5998363.60530337)</text:p>
          </table:table-cell>
          <table:table-cell office:value-type="string">
            <text:p>01058</text:p>
          </table:table-cell>
          <table:table-cell office:value-type="float" office:value="299"/>
          <table:table-cell office:value-type="float" office:value="15"/>
          <table:table-cell office:value-type="float" office:value="49.2871999999999990"/>
          <table:table-cell office:value-type="float" office:value="511501"/>
          <table:table-cell office:value-type="float" office:value="10580481"/>
          <table:table-cell office:value-type="float" office:value="0"/>
          <table:table-cell office:value-type="float" office:value="0.4525480000000000"/>
        </table:table-row>
        <table:table-row>
          <table:table-cell office:value-type="float" office:value="509203"/>
          <table:table-cell/>
          <table:table-cell office:value-type="string">
            <text:p>Kronshagen Am Gartenheim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863"/>
          <table:table-cell office:value-type="float" office:value="44.967871317068600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1341.146813598 6020998.25013847)</text:p>
          </table:table-cell>
          <table:table-cell office:value-type="string">
            <text:p>01058</text:p>
          </table:table-cell>
          <table:table-cell office:value-type="float" office:value="2030"/>
          <table:table-cell office:value-type="float" office:value="12"/>
          <table:table-cell office:value-type="float" office:value="32.0512999999999980"/>
          <table:table-cell office:value-type="float" office:value="509201"/>
          <table:table-cell office:value-type="float" office:value="10580440"/>
          <table:table-cell office:value-type="float" office:value="0"/>
          <table:table-cell office:value-type="float" office:value="19.1914799999999990"/>
        </table:table-row>
        <table:table-row>
          <table:table-cell office:value-type="float" office:value="511701"/>
          <table:table-cell/>
          <table:table-cell office:value-type="string">
            <text:p>Nortorf -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38"/>
          <table:table-cell office:value-type="float" office:value="383.0575064248089900"/>
          <table:table-cell office:value-type="float" office:value="0"/>
          <table:table-cell office:value-type="string">
            <text:p>01058117</text:p>
          </table:table-cell>
          <table:table-cell office:value-type="float" office:value="4"/>
          <table:table-cell/>
          <table:table-cell office:value-type="string">
            <text:p>SRID=3044;POINT(555455.398963194 6001528.41336086)</text:p>
          </table:table-cell>
          <table:table-cell office:value-type="string">
            <text:p>01058</text:p>
          </table:table-cell>
          <table:table-cell office:value-type="float" office:value="448"/>
          <table:table-cell office:value-type="float" office:value="15"/>
          <table:table-cell office:value-type="float" office:value="643.0349999999999700"/>
          <table:table-cell office:value-type="float" office:value="511701"/>
          <table:table-cell office:value-type="float" office:value="10580499"/>
          <table:table-cell office:value-type="float" office:value="0"/>
          <table:table-cell office:value-type="float" office:value="2.9708329999999998"/>
        </table:table-row>
        <table:table-row>
          <table:table-cell office:value-type="float" office:value="509209"/>
          <table:table-cell/>
          <table:table-cell office:value-type="string">
            <text:p>Kronshagen GewG Eichkoppelweg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547"/>
          <table:table-cell office:value-type="float" office:value="30.129634847257901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1561.231823214 6021754.52598268)</text:p>
          </table:table-cell>
          <table:table-cell office:value-type="string">
            <text:p>01058</text:p>
          </table:table-cell>
          <table:table-cell office:value-type="float" office:value="2029"/>
          <table:table-cell office:value-type="float" office:value="12"/>
          <table:table-cell office:value-type="float" office:value="1055.0400000000000000"/>
          <table:table-cell office:value-type="float" office:value="509201"/>
          <table:table-cell office:value-type="float" office:value="10580440"/>
          <table:table-cell office:value-type="float" office:value="0"/>
          <table:table-cell office:value-type="float" office:value="18.1548830000000020"/>
        </table:table-row>
        <table:table-row>
          <table:table-cell office:value-type="float" office:value="1105504"/>
          <table:table-cell/>
          <table:table-cell office:value-type="string">
            <text:p>Neustadt in Holstei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5012"/>
          <table:table-cell office:value-type="float" office:value="1913.6185801785500000"/>
          <table:table-cell/>
          <table:table-cell office:value-type="string">
            <text:p>01055032</text:p>
          </table:table-cell>
          <table:table-cell office:value-type="float" office:value="10"/>
          <table:table-cell/>
          <table:table-cell office:value-type="string">
            <text:p>SRID=3044;POINT(619371.862121527 5996639.63883409)</text:p>
          </table:table-cell>
          <table:table-cell office:value-type="string">
            <text:p>01055</text:p>
          </table:table-cell>
          <table:table-cell/>
          <table:table-cell office:value-type="float" office:value="-1"/>
          <table:table-cell office:value-type="float" office:value="8075.0000000000000000"/>
          <table:table-cell office:value-type="float" office:value="1105504"/>
          <table:table-cell/>
          <table:table-cell office:value-type="float" office:value="0"/>
          <table:table-cell office:value-type="float" office:value="7.8448229999999999"/>
        </table:table-row>
        <table:table-row>
          <table:table-cell office:value-type="float" office:value="509210"/>
          <table:table-cell/>
          <table:table-cell office:value-type="string">
            <text:p>Kronshagen Schulzentrum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57"/>
          <table:table-cell office:value-type="float" office:value="73.715137312462403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0149.045926983 6021952.00026171)</text:p>
          </table:table-cell>
          <table:table-cell office:value-type="string">
            <text:p>01058</text:p>
          </table:table-cell>
          <table:table-cell office:value-type="float" office:value="2025"/>
          <table:table-cell office:value-type="float" office:value="12"/>
          <table:table-cell office:value-type="float" office:value="118.477999999999990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0.7732470000000000"/>
        </table:table-row>
        <table:table-row>
          <table:table-cell office:value-type="float" office:value="509213"/>
          <table:table-cell/>
          <table:table-cell office:value-type="string">
            <text:p>Kronshagen Eckernförder Straße Nord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495"/>
          <table:table-cell office:value-type="float" office:value="25.380257538623599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1360.810856395 6022657.26657951)</text:p>
          </table:table-cell>
          <table:table-cell office:value-type="string">
            <text:p>01058</text:p>
          </table:table-cell>
          <table:table-cell office:value-type="float" office:value="2027"/>
          <table:table-cell office:value-type="float" office:value="12"/>
          <table:table-cell office:value-type="float" office:value="185.866999999999990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19.5033479999999990"/>
        </table:table-row>
        <table:table-row>
          <table:table-cell office:value-type="float" office:value="511801"/>
          <table:table-cell/>
          <table:table-cell office:value-type="string">
            <text:p>Nübb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68"/>
          <table:table-cell office:value-type="float" office:value="1431.0363660555299000"/>
          <table:table-cell office:value-type="float" office:value="0"/>
          <table:table-cell office:value-type="string">
            <text:p>01058118</text:p>
          </table:table-cell>
          <table:table-cell office:value-type="float" office:value="4"/>
          <table:table-cell/>
          <table:table-cell office:value-type="string">
            <text:p>SRID=3044;POINT(540432.749320892 6013845.50164537)</text:p>
          </table:table-cell>
          <table:table-cell office:value-type="string">
            <text:p>01058</text:p>
          </table:table-cell>
          <table:table-cell office:value-type="float" office:value="213"/>
          <table:table-cell office:value-type="float" office:value="11"/>
          <table:table-cell office:value-type="float" office:value="52.4187000000000010"/>
          <table:table-cell office:value-type="float" office:value="511801"/>
          <table:table-cell office:value-type="float" office:value="10580474"/>
          <table:table-cell office:value-type="float" office:value="0"/>
          <table:table-cell office:value-type="float" office:value="1.0957090000000000"/>
        </table:table-row>
        <table:table-row>
          <table:table-cell office:value-type="float" office:value="512101"/>
          <table:table-cell/>
          <table:table-cell office:value-type="string">
            <text:p>Osdorf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66"/>
          <table:table-cell office:value-type="float" office:value="1059.9232493880500000"/>
          <table:table-cell office:value-type="float" office:value="0"/>
          <table:table-cell office:value-type="string">
            <text:p>01058121</text:p>
          </table:table-cell>
          <table:table-cell office:value-type="float" office:value="4"/>
          <table:table-cell/>
          <table:table-cell office:value-type="string">
            <text:p>SRID=3044;POINT(565964.918250764 6031472.7052814)</text:p>
          </table:table-cell>
          <table:table-cell office:value-type="string">
            <text:p>01058</text:p>
          </table:table-cell>
          <table:table-cell office:value-type="float" office:value="449"/>
          <table:table-cell office:value-type="float" office:value="14"/>
          <table:table-cell office:value-type="float" office:value="284.2169999999999800"/>
          <table:table-cell office:value-type="float" office:value="512101"/>
          <table:table-cell office:value-type="float" office:value="10580470"/>
          <table:table-cell office:value-type="float" office:value="0"/>
          <table:table-cell office:value-type="float" office:value="1.8548510000000000"/>
        </table:table-row>
        <table:table-row>
          <table:table-cell office:value-type="float" office:value="512201"/>
          <table:table-cell/>
          <table:table-cell office:value-type="string">
            <text:p>Osten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48"/>
          <table:table-cell office:value-type="float" office:value="726.3385870123059900"/>
          <table:table-cell office:value-type="float" office:value="0"/>
          <table:table-cell office:value-type="string">
            <text:p>01058122</text:p>
          </table:table-cell>
          <table:table-cell office:value-type="float" office:value="4"/>
          <table:table-cell/>
          <table:table-cell office:value-type="string">
            <text:p>SRID=3044;POINT(550973.827722208 6018869.27588117)</text:p>
          </table:table-cell>
          <table:table-cell office:value-type="string">
            <text:p>01058</text:p>
          </table:table-cell>
          <table:table-cell office:value-type="float" office:value="234"/>
          <table:table-cell office:value-type="float" office:value="0"/>
          <table:table-cell office:value-type="float" office:value="66.2741999999999930"/>
          <table:table-cell office:value-type="float" office:value="512201"/>
          <table:table-cell office:value-type="float" office:value="10580505"/>
          <table:table-cell office:value-type="float" office:value="0"/>
          <table:table-cell office:value-type="float" office:value="0.7544690000000000"/>
        </table:table-row>
        <table:table-row>
          <table:table-cell office:value-type="float" office:value="512401"/>
          <table:table-cell/>
          <table:table-cell office:value-type="string">
            <text:p>Osterrönfeld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788"/>
          <table:table-cell office:value-type="float" office:value="1224.8946642290200000"/>
          <table:table-cell office:value-type="float" office:value="0"/>
          <table:table-cell office:value-type="string">
            <text:p>01058124</text:p>
          </table:table-cell>
          <table:table-cell office:value-type="float" office:value="4"/>
          <table:table-cell/>
          <table:table-cell office:value-type="string">
            <text:p>SRID=3044;POINT(546702.095451713 6015594.95331533)</text:p>
          </table:table-cell>
          <table:table-cell office:value-type="string">
            <text:p>01058</text:p>
          </table:table-cell>
          <table:table-cell office:value-type="float" office:value="76"/>
          <table:table-cell office:value-type="float" office:value="11"/>
          <table:table-cell office:value-type="float" office:value="123.1360000000000000"/>
          <table:table-cell office:value-type="float" office:value="512401"/>
          <table:table-cell office:value-type="float" office:value="10580507"/>
          <table:table-cell office:value-type="float" office:value="0"/>
          <table:table-cell office:value-type="float" office:value="1.4597169999999999"/>
        </table:table-row>
        <table:table-row>
          <table:table-cell office:value-type="float" office:value="512501"/>
          <table:table-cell/>
          <table:table-cell office:value-type="string">
            <text:p>Oster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64"/>
          <table:table-cell office:value-type="float" office:value="1098.2357663115599000"/>
          <table:table-cell office:value-type="float" office:value="0"/>
          <table:table-cell office:value-type="string">
            <text:p>01058125</text:p>
          </table:table-cell>
          <table:table-cell office:value-type="float" office:value="4"/>
          <table:table-cell/>
          <table:table-cell office:value-type="string">
            <text:p>SRID=3044;POINT(537570.139441212 5996030.26316709)</text:p>
          </table:table-cell>
          <table:table-cell office:value-type="string">
            <text:p>01058</text:p>
          </table:table-cell>
          <table:table-cell office:value-type="float" office:value="226"/>
          <table:table-cell office:value-type="float" office:value="15"/>
          <table:table-cell office:value-type="float" office:value="77.0000000000000000"/>
          <table:table-cell office:value-type="float" office:value="512501"/>
          <table:table-cell office:value-type="float" office:value="10580480"/>
          <table:table-cell office:value-type="float" office:value="0"/>
          <table:table-cell office:value-type="float" office:value="0.6046060000000000"/>
        </table:table-row>
        <table:table-row>
          <table:table-cell office:value-type="float" office:value="512701"/>
          <table:table-cell/>
          <table:table-cell office:value-type="string">
            <text:p>Owschla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490"/>
          <table:table-cell office:value-type="float" office:value="1492.1167104184501000"/>
          <table:table-cell office:value-type="float" office:value="0"/>
          <table:table-cell office:value-type="string">
            <text:p>01058127</text:p>
          </table:table-cell>
          <table:table-cell office:value-type="float" office:value="4"/>
          <table:table-cell/>
          <table:table-cell office:value-type="string">
            <text:p>SRID=3044;POINT(538432.364656212 6027420.3582363)</text:p>
          </table:table-cell>
          <table:table-cell office:value-type="string">
            <text:p>01058</text:p>
          </table:table-cell>
          <table:table-cell office:value-type="float" office:value="254"/>
          <table:table-cell office:value-type="float" office:value="15"/>
          <table:table-cell office:value-type="float" office:value="384.2780000000000200"/>
          <table:table-cell office:value-type="float" office:value="512701"/>
          <table:table-cell office:value-type="float" office:value="10580487"/>
          <table:table-cell office:value-type="float" office:value="0"/>
          <table:table-cell office:value-type="float" office:value="1.6687700000000001"/>
        </table:table-row>
        <table:table-row>
          <table:table-cell office:value-type="float" office:value="512801"/>
          <table:table-cell/>
          <table:table-cell office:value-type="string">
            <text:p>Paden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88"/>
          <table:table-cell office:value-type="float" office:value="1453.1701990066799000"/>
          <table:table-cell office:value-type="float" office:value="0"/>
          <table:table-cell office:value-type="string">
            <text:p>01058128</text:p>
          </table:table-cell>
          <table:table-cell office:value-type="float" office:value="4"/>
          <table:table-cell/>
          <table:table-cell office:value-type="string">
            <text:p>SRID=3044;POINT(562190.987433083 5989465.6426801)</text:p>
          </table:table-cell>
          <table:table-cell office:value-type="string">
            <text:p>01058</text:p>
          </table:table-cell>
          <table:table-cell office:value-type="float" office:value="66"/>
          <table:table-cell office:value-type="float" office:value="15"/>
          <table:table-cell office:value-type="float" office:value="67.9822000000000060"/>
          <table:table-cell office:value-type="float" office:value="512801"/>
          <table:table-cell office:value-type="float" office:value="10580453"/>
          <table:table-cell office:value-type="float" office:value="0"/>
          <table:table-cell office:value-type="float" office:value="1.0239680000000000"/>
        </table:table-row>
        <table:table-row>
          <table:table-cell office:value-type="float" office:value="513002"/>
          <table:table-cell/>
          <table:table-cell office:value-type="string">
            <text:p>Quarnbek OT Landwehr-Strohbrück-Stamp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398"/>
          <table:table-cell office:value-type="float" office:value="1144.6665068151799000"/>
          <table:table-cell office:value-type="float" office:value="0"/>
          <table:table-cell office:value-type="string">
            <text:p>01058130</text:p>
          </table:table-cell>
          <table:table-cell office:value-type="float" office:value="4"/>
          <table:table-cell/>
          <table:table-cell office:value-type="string">
            <text:p>SRID=3044;POINT(565979.748037733 6021822.80395458)</text:p>
          </table:table-cell>
          <table:table-cell office:value-type="string">
            <text:p>01058</text:p>
          </table:table-cell>
          <table:table-cell office:value-type="float" office:value="460"/>
          <table:table-cell office:value-type="float" office:value="14"/>
          <table:table-cell office:value-type="float" office:value="43.4123999999999980"/>
          <table:table-cell office:value-type="float" office:value="513001"/>
          <table:table-cell office:value-type="float" office:value="10580449"/>
          <table:table-cell office:value-type="float" office:value="0"/>
          <table:table-cell office:value-type="float" office:value="1.2213160000000001"/>
        </table:table-row>
        <table:table-row>
          <table:table-cell office:value-type="float" office:value="513301"/>
          <table:table-cell/>
          <table:table-cell office:value-type="string">
            <text:p>Ree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55"/>
          <table:table-cell office:value-type="float" office:value="306.4129980061080100"/>
          <table:table-cell office:value-type="float" office:value="0"/>
          <table:table-cell office:value-type="string">
            <text:p>01058133</text:p>
          </table:table-cell>
          <table:table-cell office:value-type="float" office:value="4"/>
          <table:table-cell/>
          <table:table-cell office:value-type="string">
            <text:p>SRID=3044;POINT(569214.188515715 6005269.18742372)</text:p>
          </table:table-cell>
          <table:table-cell office:value-type="string">
            <text:p>01058</text:p>
          </table:table-cell>
          <table:table-cell office:value-type="float" office:value="192"/>
          <table:table-cell office:value-type="float" office:value="14"/>
          <table:table-cell office:value-type="float" office:value="0.0000000000000000"/>
          <table:table-cell office:value-type="float" office:value="513301"/>
          <table:table-cell office:value-type="float" office:value="10580457"/>
          <table:table-cell office:value-type="float" office:value="0"/>
          <table:table-cell office:value-type="float" office:value="0.5058530000000000"/>
        </table:table-row>
        <table:table-row>
          <table:table-cell office:value-type="float" office:value="513401"/>
          <table:table-cell/>
          <table:table-cell office:value-type="string">
            <text:p>Remmels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25"/>
          <table:table-cell office:value-type="float" office:value="947.8451510473770400"/>
          <table:table-cell office:value-type="float" office:value="0"/>
          <table:table-cell office:value-type="string">
            <text:p>01058134</text:p>
          </table:table-cell>
          <table:table-cell office:value-type="float" office:value="4"/>
          <table:table-cell/>
          <table:table-cell office:value-type="string">
            <text:p>SRID=3044;POINT(542521.740926285 5996799.24519354)</text:p>
          </table:table-cell>
          <table:table-cell office:value-type="string">
            <text:p>01058</text:p>
          </table:table-cell>
          <table:table-cell office:value-type="float" office:value="73"/>
          <table:table-cell office:value-type="float" office:value="15"/>
          <table:table-cell office:value-type="float" office:value="76.0000000000000000"/>
          <table:table-cell office:value-type="float" office:value="513401"/>
          <table:table-cell office:value-type="float" office:value="10580481"/>
          <table:table-cell office:value-type="float" office:value="0"/>
          <table:table-cell office:value-type="float" office:value="0.4483850000000000"/>
        </table:table-row>
        <table:table-row>
          <table:table-cell office:value-type="float" office:value="513501"/>
          <table:table-cell/>
          <table:table-cell office:value-type="string">
            <text:p>Rendsburg -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15"/>
          <table:table-cell office:value-type="float" office:value="346.71520578889800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3421.764056182 6015086.08098387)</text:p>
          </table:table-cell>
          <table:table-cell office:value-type="string">
            <text:p>01058</text:p>
          </table:table-cell>
          <table:table-cell office:value-type="float" office:value="461"/>
          <table:table-cell office:value-type="float" office:value="10"/>
          <table:table-cell office:value-type="float" office:value="346.6329999999999800"/>
          <table:table-cell office:value-type="float" office:value="513501"/>
          <table:table-cell office:value-type="float" office:value="10580443"/>
          <table:table-cell office:value-type="float" office:value="0"/>
          <table:table-cell office:value-type="float" office:value="2.6390539999999998"/>
        </table:table-row>
        <table:table-row>
          <table:table-cell office:value-type="float" office:value="513502"/>
          <table:table-cell/>
          <table:table-cell office:value-type="string">
            <text:p>Rendsburg - Hoheluf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196"/>
          <table:table-cell office:value-type="float" office:value="370.49857997703202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2319.455079296 6016460.04884347)</text:p>
          </table:table-cell>
          <table:table-cell office:value-type="string">
            <text:p>01058</text:p>
          </table:table-cell>
          <table:table-cell office:value-type="float" office:value="465"/>
          <table:table-cell office:value-type="float" office:value="10"/>
          <table:table-cell office:value-type="float" office:value="338.1540000000000000"/>
          <table:table-cell office:value-type="float" office:value="513501"/>
          <table:table-cell office:value-type="float" office:value="10580442"/>
          <table:table-cell office:value-type="float" office:value="0"/>
          <table:table-cell office:value-type="float" office:value="5.9271479999999999"/>
        </table:table-row>
        <table:table-row>
          <table:table-cell office:value-type="float" office:value="513511"/>
          <table:table-cell/>
          <table:table-cell office:value-type="string">
            <text:p>Rendsburg - Schleife Werf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0"/>
          <table:table-cell office:value-type="float" office:value="77.714400495530896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5269.652054016 6018196.38631502)</text:p>
          </table:table-cell>
          <table:table-cell office:value-type="string">
            <text:p>01058</text:p>
          </table:table-cell>
          <table:table-cell office:value-type="float" office:value="464"/>
          <table:table-cell office:value-type="float" office:value="10"/>
          <table:table-cell office:value-type="float" office:value="770.1649999999999600"/>
          <table:table-cell office:value-type="float" office:value="513501"/>
          <table:table-cell office:value-type="float" office:value="10580444"/>
          <table:table-cell office:value-type="float" office:value="0"/>
          <table:table-cell office:value-type="float" office:value="0.3860290000000000"/>
        </table:table-row>
        <table:table-row>
          <table:table-cell office:value-type="float" office:value="513515"/>
          <table:table-cell/>
          <table:table-cell office:value-type="string">
            <text:p>RD Feldwebel-Schmid-Kasern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9"/>
          <table:table-cell office:value-type="float" office:value="46.848759518284403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1316.586982601 6019042.58331599)</text:p>
          </table:table-cell>
          <table:table-cell office:value-type="string">
            <text:p>01058</text:p>
          </table:table-cell>
          <table:table-cell office:value-type="float" office:value="462"/>
          <table:table-cell office:value-type="float" office:value="10"/>
          <table:table-cell office:value-type="float" office:value="411.7790000000000000"/>
          <table:table-cell office:value-type="float" office:value="513501"/>
          <table:table-cell office:value-type="float" office:value="10580445"/>
          <table:table-cell office:value-type="float" office:value="0"/>
          <table:table-cell office:value-type="float" office:value="1.8997299999999999"/>
        </table:table-row>
        <table:table-row>
          <table:table-cell office:value-type="float" office:value="513601"/>
          <table:table-cell/>
          <table:table-cell office:value-type="string">
            <text:p>Ricke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84"/>
          <table:table-cell office:value-type="float" office:value="454.4328765190060200"/>
          <table:table-cell office:value-type="float" office:value="0"/>
          <table:table-cell office:value-type="string">
            <text:p>01058136</text:p>
          </table:table-cell>
          <table:table-cell office:value-type="float" office:value="4"/>
          <table:table-cell/>
          <table:table-cell office:value-type="string">
            <text:p>SRID=3044;POINT(543246.486570908 6020737.76829961)</text:p>
          </table:table-cell>
          <table:table-cell office:value-type="string">
            <text:p>01058</text:p>
          </table:table-cell>
          <table:table-cell office:value-type="float" office:value="78"/>
          <table:table-cell office:value-type="float" office:value="11"/>
          <table:table-cell office:value-type="float" office:value="118.8640000000000000"/>
          <table:table-cell office:value-type="float" office:value="513601"/>
          <table:table-cell office:value-type="float" office:value="10580432"/>
          <table:table-cell office:value-type="float" office:value="0"/>
          <table:table-cell office:value-type="float" office:value="2.1653359999999999"/>
        </table:table-row>
        <table:table-row>
          <table:table-cell office:value-type="float" office:value="90303"/>
          <table:table-cell/>
          <table:table-cell office:value-type="string">
            <text:p>CAU Pädagogik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84"/>
          <table:table-cell office:value-type="float" office:value="8.55688432446978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9030000</text:p>
          </table:table-cell>
          <table:table-cell office:value-type="string">
            <text:p>SRID=3044;POINT(571808.610777329 6022483.31877518)</text:p>
          </table:table-cell>
          <table:table-cell office:value-type="string">
            <text:p>01002</text:p>
          </table:table-cell>
          <table:table-cell office:value-type="float" office:value="1062"/>
          <table:table-cell office:value-type="float" office:value="2"/>
          <table:table-cell office:value-type="float" office:value="135.7649999999999900"/>
          <table:table-cell office:value-type="float" office:value="1"/>
          <table:table-cell office:value-type="float" office:value="10020023"/>
          <table:table-cell office:value-type="float" office:value="0"/>
          <table:table-cell office:value-type="float" office:value="68.2491399999999970"/>
        </table:table-row>
        <table:table-row>
          <table:table-cell office:value-type="float" office:value="513801"/>
          <table:table-cell/>
          <table:table-cell office:value-type="string">
            <text:p>Roden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94"/>
          <table:table-cell office:value-type="float" office:value="707.7911528668580600"/>
          <table:table-cell office:value-type="float" office:value="0"/>
          <table:table-cell office:value-type="string">
            <text:p>01058138</text:p>
          </table:table-cell>
          <table:table-cell office:value-type="float" office:value="4"/>
          <table:table-cell/>
          <table:table-cell office:value-type="string">
            <text:p>SRID=3044;POINT(566360.134198259 6014659.27216687)</text:p>
          </table:table-cell>
          <table:table-cell office:value-type="string">
            <text:p>01058</text:p>
          </table:table-cell>
          <table:table-cell office:value-type="float" office:value="216"/>
          <table:table-cell office:value-type="float" office:value="14"/>
          <table:table-cell office:value-type="float" office:value="1.3678300000000001"/>
          <table:table-cell office:value-type="float" office:value="513801"/>
          <table:table-cell office:value-type="float" office:value="10580495"/>
          <table:table-cell office:value-type="float" office:value="0"/>
          <table:table-cell office:value-type="float" office:value="0.6979460000000000"/>
        </table:table-row>
        <table:table-row>
          <table:table-cell office:value-type="float" office:value="514001"/>
          <table:table-cell/>
          <table:table-cell office:value-type="string">
            <text:p>Schacht-Audorf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16"/>
          <table:table-cell office:value-type="float" office:value="85.8072332559214030"/>
          <table:table-cell office:value-type="float" office:value="0"/>
          <table:table-cell office:value-type="string">
            <text:p>01058140</text:p>
          </table:table-cell>
          <table:table-cell office:value-type="float" office:value="4"/>
          <table:table-cell/>
          <table:table-cell office:value-type="string">
            <text:p>SRID=3044;POINT(546805.868961626 6017263.7675709)</text:p>
          </table:table-cell>
          <table:table-cell office:value-type="string">
            <text:p>01058</text:p>
          </table:table-cell>
          <table:table-cell office:value-type="float" office:value="126"/>
          <table:table-cell office:value-type="float" office:value="11"/>
          <table:table-cell office:value-type="float" office:value="162.4139999999999900"/>
          <table:table-cell office:value-type="float" office:value="514001"/>
          <table:table-cell office:value-type="float" office:value="10580507"/>
          <table:table-cell office:value-type="float" office:value="0"/>
          <table:table-cell office:value-type="float" office:value="4.8480759999999998"/>
        </table:table-row>
        <table:table-row>
          <table:table-cell office:value-type="float" office:value="406601"/>
          <table:table-cell/>
          <table:table-cell office:value-type="string">
            <text:p>Rastorfer Passau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55"/>
          <table:table-cell office:value-type="float" office:value="1377.3723669737101000"/>
          <table:table-cell office:value-type="float" office:value="0"/>
          <table:table-cell office:value-type="string">
            <text:p>01057066</text:p>
          </table:table-cell>
          <table:table-cell office:value-type="float" office:value="3"/>
          <table:table-cell/>
          <table:table-cell office:value-type="string">
            <text:p>SRID=3044;POINT(587585.651596835 6015696.73643337)</text:p>
          </table:table-cell>
          <table:table-cell office:value-type="string">
            <text:p>01057</text:p>
          </table:table-cell>
          <table:table-cell office:value-type="float" office:value="82"/>
          <table:table-cell office:value-type="float" office:value="14"/>
          <table:table-cell office:value-type="float" office:value="70.0592000000000040"/>
          <table:table-cell office:value-type="float" office:value="406601"/>
          <table:table-cell office:value-type="float" office:value="10570416"/>
          <table:table-cell office:value-type="float" office:value="0"/>
          <table:table-cell office:value-type="float" office:value="0.4029410000000000"/>
        </table:table-row>
        <table:table-row>
          <table:table-cell office:value-type="float" office:value="514201"/>
          <table:table-cell/>
          <table:table-cell office:value-type="string">
            <text:p>Schinke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22"/>
          <table:table-cell office:value-type="float" office:value="1013.5044199865800000"/>
          <table:table-cell office:value-type="float" office:value="0"/>
          <table:table-cell office:value-type="string">
            <text:p>01058142</text:p>
          </table:table-cell>
          <table:table-cell office:value-type="float" office:value="4"/>
          <table:table-cell/>
          <table:table-cell office:value-type="string">
            <text:p>SRID=3044;POINT(562110.986886497 6023547.03655473)</text:p>
          </table:table-cell>
          <table:table-cell office:value-type="string">
            <text:p>01058</text:p>
          </table:table-cell>
          <table:table-cell office:value-type="float" office:value="96"/>
          <table:table-cell office:value-type="float" office:value="14"/>
          <table:table-cell office:value-type="float" office:value="98.9805000000000060"/>
          <table:table-cell office:value-type="float" office:value="514201"/>
          <table:table-cell office:value-type="float" office:value="10580465"/>
          <table:table-cell office:value-type="float" office:value="0"/>
          <table:table-cell office:value-type="float" office:value="1.0083819999999999"/>
        </table:table-row>
        <table:table-row>
          <table:table-cell office:value-type="float" office:value="600014"/>
          <table:table-cell/>
          <table:table-cell office:value-type="string">
            <text:p>Neumünster Tungendorf 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6415"/>
          <table:table-cell office:value-type="float" office:value="282.14189633765301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4976.009599759 5994865.65464901)</text:p>
          </table:table-cell>
          <table:table-cell office:value-type="string">
            <text:p>01004</text:p>
          </table:table-cell>
          <table:table-cell office:value-type="float" office:value="441"/>
          <table:table-cell office:value-type="float" office:value="20"/>
          <table:table-cell office:value-type="float" office:value="2507.9699999999998000"/>
          <table:table-cell office:value-type="float" office:value="600001"/>
          <table:table-cell office:value-type="float" office:value="10040076"/>
          <table:table-cell office:value-type="float" office:value="0"/>
          <table:table-cell office:value-type="float" office:value="22.7367859999999990"/>
        </table:table-row>
        <table:table-row>
          <table:table-cell office:value-type="float" office:value="1105602"/>
          <table:table-cell/>
          <table:table-cell office:value-type="string">
            <text:p>Elmshorn-Pinneberg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489220"/>
          <table:table-cell office:value-type="float" office:value="56875.5201964238000000"/>
          <table:table-cell/>
          <table:table-cell office:value-type="string">
            <text:p>01056015</text:p>
          </table:table-cell>
          <table:table-cell office:value-type="float" office:value="10"/>
          <table:table-cell/>
          <table:table-cell office:value-type="string">
            <text:p>SRID=3044;POINT(543389.644501711 5956255.83516967)</text:p>
          </table:table-cell>
          <table:table-cell office:value-type="string">
            <text:p>01056</text:p>
          </table:table-cell>
          <table:table-cell/>
          <table:table-cell office:value-type="float" office:value="-1"/>
          <table:table-cell office:value-type="float" office:value="75479.3999999999940000"/>
          <table:table-cell office:value-type="float" office:value="1105602"/>
          <table:table-cell/>
          <table:table-cell office:value-type="float" office:value="0"/>
          <table:table-cell office:value-type="float" office:value="8.6015920000000001"/>
        </table:table-row>
        <table:table-row>
          <table:table-cell office:value-type="float" office:value="600005"/>
          <table:table-cell/>
          <table:table-cell office:value-type="string">
            <text:p>Neumünster Lindenstraße 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958"/>
          <table:table-cell office:value-type="float" office:value="189.09691171250100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3784.657410157 5990780.66088915)</text:p>
          </table:table-cell>
          <table:table-cell office:value-type="string">
            <text:p>01004</text:p>
          </table:table-cell>
          <table:table-cell office:value-type="float" office:value="442"/>
          <table:table-cell office:value-type="float" office:value="20"/>
          <table:table-cell office:value-type="float" office:value="1745.7800000000000000"/>
          <table:table-cell office:value-type="float" office:value="600001"/>
          <table:table-cell office:value-type="float" office:value="10040080"/>
          <table:table-cell office:value-type="float" office:value="0"/>
          <table:table-cell office:value-type="float" office:value="15.6427730000000000"/>
        </table:table-row>
        <table:table-row>
          <table:table-cell office:value-type="float" office:value="512403"/>
          <table:table-cell/>
          <table:table-cell office:value-type="string">
            <text:p>Osterrönfeld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99"/>
          <table:table-cell office:value-type="float" office:value="102.9838632159030000"/>
          <table:table-cell office:value-type="float" office:value="0"/>
          <table:table-cell office:value-type="string">
            <text:p>01058124</text:p>
          </table:table-cell>
          <table:table-cell office:value-type="float" office:value="4"/>
          <table:table-cell/>
          <table:table-cell office:value-type="string">
            <text:p>SRID=3044;POINT(545270.049466025 6016328.01318335)</text:p>
          </table:table-cell>
          <table:table-cell office:value-type="string">
            <text:p>01058</text:p>
          </table:table-cell>
          <table:table-cell office:value-type="float" office:value="76"/>
          <table:table-cell office:value-type="float" office:value="11"/>
          <table:table-cell office:value-type="float" office:value="115.9610000000000000"/>
          <table:table-cell office:value-type="float" office:value="512401"/>
          <table:table-cell office:value-type="float" office:value="10580507"/>
          <table:table-cell office:value-type="float" office:value="0"/>
          <table:table-cell office:value-type="float" office:value="12.6136269999999990"/>
        </table:table-row>
        <table:table-row>
          <table:table-cell office:value-type="float" office:value="1105505"/>
          <table:table-cell/>
          <table:table-cell office:value-type="string">
            <text:p>Euti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6781"/>
          <table:table-cell office:value-type="float" office:value="4151.5394147528996000"/>
          <table:table-cell/>
          <table:table-cell office:value-type="string">
            <text:p>01055012</text:p>
          </table:table-cell>
          <table:table-cell office:value-type="float" office:value="10"/>
          <table:table-cell/>
          <table:table-cell office:value-type="string">
            <text:p>SRID=3044;POINT(605612.108898966 5999897.25469432)</text:p>
          </table:table-cell>
          <table:table-cell office:value-type="string">
            <text:p>01055</text:p>
          </table:table-cell>
          <table:table-cell/>
          <table:table-cell office:value-type="float" office:value="-1"/>
          <table:table-cell office:value-type="float" office:value="7694.0000000000000000"/>
          <table:table-cell office:value-type="float" office:value="1105505"/>
          <table:table-cell/>
          <table:table-cell office:value-type="float" office:value="0"/>
          <table:table-cell office:value-type="float" office:value="4.0421149999999999"/>
        </table:table-row>
        <table:table-row>
          <table:table-cell office:value-type="float" office:value="400101"/>
          <table:table-cell/>
          <table:table-cell office:value-type="string">
            <text:p>Ascheberg(Holstein)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178"/>
          <table:table-cell office:value-type="float" office:value="2091.3294419495601000"/>
          <table:table-cell office:value-type="float" office:value="0"/>
          <table:table-cell office:value-type="string">
            <text:p>01057001</text:p>
          </table:table-cell>
          <table:table-cell office:value-type="float" office:value="3"/>
          <table:table-cell/>
          <table:table-cell office:value-type="string">
            <text:p>SRID=3044;POINT(587263.474862268 6001093.55699627)</text:p>
          </table:table-cell>
          <table:table-cell office:value-type="string">
            <text:p>01057</text:p>
          </table:table-cell>
          <table:table-cell office:value-type="float" office:value="182"/>
          <table:table-cell office:value-type="float" office:value="11"/>
          <table:table-cell office:value-type="float" office:value="535.0000000000000000"/>
          <table:table-cell office:value-type="float" office:value="400101"/>
          <table:table-cell office:value-type="float" office:value="10570406"/>
          <table:table-cell office:value-type="float" office:value="0"/>
          <table:table-cell office:value-type="float" office:value="1.5196080000000001"/>
        </table:table-row>
        <table:table-row>
          <table:table-cell office:value-type="float" office:value="514301"/>
          <table:table-cell/>
          <table:table-cell office:value-type="string">
            <text:p>Schmalsted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64"/>
          <table:table-cell office:value-type="float" office:value="463.9983132304799900"/>
          <table:table-cell office:value-type="float" office:value="0"/>
          <table:table-cell office:value-type="string">
            <text:p>01058143</text:p>
          </table:table-cell>
          <table:table-cell office:value-type="float" office:value="4"/>
          <table:table-cell/>
          <table:table-cell office:value-type="string">
            <text:p>SRID=3044;POINT(567243.050484196 6005733.35073604)</text:p>
          </table:table-cell>
          <table:table-cell office:value-type="string">
            <text:p>01058</text:p>
          </table:table-cell>
          <table:table-cell office:value-type="float" office:value="189"/>
          <table:table-cell office:value-type="float" office:value="14"/>
          <table:table-cell office:value-type="float" office:value="0.0000000000000000"/>
          <table:table-cell office:value-type="float" office:value="514301"/>
          <table:table-cell office:value-type="float" office:value="10580456"/>
          <table:table-cell office:value-type="float" office:value="0"/>
          <table:table-cell office:value-type="float" office:value="0.5689680000000000"/>
        </table:table-row>
        <table:table-row>
          <table:table-cell office:value-type="float" office:value="504305"/>
          <table:table-cell/>
          <table:table-cell office:value-type="string">
            <text:p>Eckernförde - Zentrum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19"/>
          <table:table-cell office:value-type="float" office:value="65.9033355969883980"/>
          <table:table-cell office:value-type="float" office:value="0"/>
          <table:table-cell office:value-type="string">
            <text:p>01058043</text:p>
          </table:table-cell>
          <table:table-cell office:value-type="float" office:value="4"/>
          <table:table-cell/>
          <table:table-cell office:value-type="string">
            <text:p>SRID=3044;POINT(553899.269782805 6036663.31184807)</text:p>
          </table:table-cell>
          <table:table-cell office:value-type="string">
            <text:p>01058</text:p>
          </table:table-cell>
          <table:table-cell office:value-type="float" office:value="421"/>
          <table:table-cell office:value-type="float" office:value="10"/>
          <table:table-cell office:value-type="float" office:value="746.3949999999999800"/>
          <table:table-cell office:value-type="float" office:value="504301"/>
          <table:table-cell office:value-type="float" office:value="10580435"/>
          <table:table-cell office:value-type="float" office:value="0"/>
          <table:table-cell office:value-type="float" office:value="15.4620400000000000"/>
        </table:table-row>
        <table:table-row>
          <table:table-cell office:value-type="float" office:value="514401"/>
          <table:table-cell/>
          <table:table-cell office:value-type="string">
            <text:p>Schönbe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0"/>
          <table:table-cell office:value-type="float" office:value="613.3991627505209900"/>
          <table:table-cell office:value-type="float" office:value="0"/>
          <table:table-cell office:value-type="string">
            <text:p>01058144</text:p>
          </table:table-cell>
          <table:table-cell office:value-type="float" office:value="4"/>
          <table:table-cell/>
          <table:table-cell office:value-type="string">
            <text:p>SRID=3044;POINT(563621.764435544 6002172.81145555)</text:p>
          </table:table-cell>
          <table:table-cell office:value-type="string">
            <text:p>01058</text:p>
          </table:table-cell>
          <table:table-cell office:value-type="float" office:value="55"/>
          <table:table-cell office:value-type="float" office:value="0"/>
          <table:table-cell office:value-type="float" office:value="10.0000000000000000"/>
          <table:table-cell office:value-type="float" office:value="514401"/>
          <table:table-cell office:value-type="float" office:value="10580458"/>
          <table:table-cell office:value-type="float" office:value="0"/>
          <table:table-cell office:value-type="float" office:value="0.3097490000000000"/>
        </table:table-row>
        <table:table-row>
          <table:table-cell office:value-type="float" office:value="600006"/>
          <table:table-cell/>
          <table:table-cell office:value-type="string">
            <text:p>Neumünster Faldera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801"/>
          <table:table-cell office:value-type="float" office:value="370.29378827179198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2418.584662338 5990975.9876538)</text:p>
          </table:table-cell>
          <table:table-cell office:value-type="string">
            <text:p>01004</text:p>
          </table:table-cell>
          <table:table-cell office:value-type="float" office:value="442"/>
          <table:table-cell office:value-type="float" office:value="20"/>
          <table:table-cell office:value-type="float" office:value="551.2240000000000500"/>
          <table:table-cell office:value-type="float" office:value="600001"/>
          <table:table-cell office:value-type="float" office:value="10040081"/>
          <table:table-cell office:value-type="float" office:value="0"/>
          <table:table-cell office:value-type="float" office:value="23.7676139999999980"/>
        </table:table-row>
        <table:table-row>
          <table:table-cell office:value-type="float" office:value="600007"/>
          <table:table-cell/>
          <table:table-cell office:value-type="string">
            <text:p>Neumünster Ruthenber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887"/>
          <table:table-cell office:value-type="float" office:value="232.56337733617099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6068.095325922 5991245.68354944)</text:p>
          </table:table-cell>
          <table:table-cell office:value-type="string">
            <text:p>01004</text:p>
          </table:table-cell>
          <table:table-cell office:value-type="float" office:value="443"/>
          <table:table-cell office:value-type="float" office:value="20"/>
          <table:table-cell office:value-type="float" office:value="81.1824000000000010"/>
          <table:table-cell office:value-type="float" office:value="600001"/>
          <table:table-cell office:value-type="float" office:value="10040078"/>
          <table:table-cell office:value-type="float" office:value="0"/>
          <table:table-cell office:value-type="float" office:value="25.3135300000000000"/>
        </table:table-row>
        <table:table-row>
          <table:table-cell office:value-type="float" office:value="514501"/>
          <table:table-cell/>
          <table:table-cell office:value-type="string">
            <text:p>Schönhorst (Kreis RD)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37"/>
          <table:table-cell office:value-type="float" office:value="354.5723151653900200"/>
          <table:table-cell office:value-type="float" office:value="0"/>
          <table:table-cell office:value-type="string">
            <text:p>01058145</text:p>
          </table:table-cell>
          <table:table-cell office:value-type="float" office:value="4"/>
          <table:table-cell/>
          <table:table-cell office:value-type="string">
            <text:p>SRID=3044;POINT(571963.991959746 6009199.9659623)</text:p>
          </table:table-cell>
          <table:table-cell office:value-type="string">
            <text:p>01058</text:p>
          </table:table-cell>
          <table:table-cell office:value-type="float" office:value="120"/>
          <table:table-cell office:value-type="float" office:value="14"/>
          <table:table-cell office:value-type="float" office:value="0.0150900000000000"/>
          <table:table-cell office:value-type="float" office:value="514501"/>
          <table:table-cell office:value-type="float" office:value="10580471"/>
          <table:table-cell office:value-type="float" office:value="0"/>
          <table:table-cell office:value-type="float" office:value="0.9504410000000000"/>
        </table:table-row>
        <table:table-row>
          <table:table-cell office:value-type="float" office:value="600012"/>
          <table:table-cell/>
          <table:table-cell office:value-type="string">
            <text:p>Neumünster Gartensta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550"/>
          <table:table-cell office:value-type="float" office:value="749.76216829759403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3581.770095267 5994275.10710281)</text:p>
          </table:table-cell>
          <table:table-cell office:value-type="string">
            <text:p>01004</text:p>
          </table:table-cell>
          <table:table-cell office:value-type="float" office:value="438"/>
          <table:table-cell office:value-type="float" office:value="20"/>
          <table:table-cell office:value-type="float" office:value="2411.7500000000000000"/>
          <table:table-cell office:value-type="float" office:value="600001"/>
          <table:table-cell office:value-type="float" office:value="10040083"/>
          <table:table-cell office:value-type="float" office:value="0"/>
          <table:table-cell office:value-type="float" office:value="6.0685909999999996"/>
        </table:table-row>
        <table:table-row>
          <table:table-cell office:value-type="float" office:value="600015"/>
          <table:table-cell/>
          <table:table-cell office:value-type="string">
            <text:p>Neumünster GewPark Eich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260"/>
          <table:table-cell office:value-type="float" office:value="498.61078875382600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4214.884386482 5995355.96248655)</text:p>
          </table:table-cell>
          <table:table-cell office:value-type="string">
            <text:p>01004</text:p>
          </table:table-cell>
          <table:table-cell office:value-type="float" office:value="441"/>
          <table:table-cell office:value-type="float" office:value="20"/>
          <table:table-cell office:value-type="float" office:value="2119.4800000000000000"/>
          <table:table-cell office:value-type="float" office:value="600001"/>
          <table:table-cell office:value-type="float" office:value="10040083"/>
          <table:table-cell office:value-type="float" office:value="0"/>
          <table:table-cell office:value-type="float" office:value="2.5270210000000000"/>
        </table:table-row>
        <table:table-row>
          <table:table-cell office:value-type="float" office:value="514601"/>
          <table:table-cell/>
          <table:table-cell office:value-type="string">
            <text:p>Schülldorf Bahnho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1"/>
          <table:table-cell office:value-type="float" office:value="1222.1358446292099000"/>
          <table:table-cell office:value-type="float" office:value="0"/>
          <table:table-cell office:value-type="string">
            <text:p>01058146</text:p>
          </table:table-cell>
          <table:table-cell office:value-type="float" office:value="4"/>
          <table:table-cell/>
          <table:table-cell office:value-type="string">
            <text:p>SRID=3044;POINT(549770.672189026 6015288.88284509)</text:p>
          </table:table-cell>
          <table:table-cell office:value-type="string">
            <text:p>01058</text:p>
          </table:table-cell>
          <table:table-cell office:value-type="float" office:value="122"/>
          <table:table-cell office:value-type="float" office:value="11"/>
          <table:table-cell office:value-type="float" office:value="4.3342099999999997"/>
          <table:table-cell office:value-type="float" office:value="514601"/>
          <table:table-cell office:value-type="float" office:value="10580505"/>
          <table:table-cell office:value-type="float" office:value="0"/>
          <table:table-cell office:value-type="float" office:value="0.1481010000000000"/>
        </table:table-row>
        <table:table-row>
          <table:table-cell office:value-type="float" office:value="514602"/>
          <table:table-cell/>
          <table:table-cell office:value-type="string">
            <text:p>Schülldorf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29"/>
          <table:table-cell office:value-type="float" office:value="90.7667123782742070"/>
          <table:table-cell office:value-type="float" office:value="0"/>
          <table:table-cell office:value-type="string">
            <text:p>01058146</text:p>
          </table:table-cell>
          <table:table-cell office:value-type="float" office:value="4"/>
          <table:table-cell/>
          <table:table-cell office:value-type="string">
            <text:p>SRID=3044;POINT(547500.609862995 6017267.69055066)</text:p>
          </table:table-cell>
          <table:table-cell office:value-type="string">
            <text:p>01058</text:p>
          </table:table-cell>
          <table:table-cell office:value-type="float" office:value="122"/>
          <table:table-cell office:value-type="float" office:value="11"/>
          <table:table-cell office:value-type="float" office:value="18.8888000000000000"/>
          <table:table-cell office:value-type="float" office:value="514601"/>
          <table:table-cell office:value-type="float" office:value="10580507"/>
          <table:table-cell office:value-type="float" office:value="0"/>
          <table:table-cell office:value-type="float" office:value="5.8281280000000004"/>
        </table:table-row>
        <table:table-row>
          <table:table-cell office:value-type="float" office:value="130406"/>
          <table:table-cell/>
          <table:table-cell office:value-type="string">
            <text:p>Oldenburg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1367"/>
          <table:table-cell office:value-type="float" office:value="13.7765643097670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40000</text:p>
          </table:table-cell>
          <table:table-cell office:value-type="string">
            <text:p>SRID=3044;POINT(574423.54882676 6017922.37471628)</text:p>
          </table:table-cell>
          <table:table-cell office:value-type="string">
            <text:p>01002</text:p>
          </table:table-cell>
          <table:table-cell office:value-type="float" office:value="816"/>
          <table:table-cell office:value-type="float" office:value="3"/>
          <table:table-cell office:value-type="float" office:value="6.9568700000000003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99.2264810000000070"/>
        </table:table-row>
        <table:table-row>
          <table:table-cell office:value-type="float" office:value="1105916"/>
          <table:table-cell/>
          <table:table-cell office:value-type="string">
            <text:p>Nordangeln</text:p>
          </table:table-cell>
          <table:table-cell office:value-type="string">
            <text:p>3</text:p>
          </table:table-cell>
          <table:table-cell/>
          <table:table-cell office:value-type="float" office:value="26248"/>
          <table:table-cell office:value-type="float" office:value="27871.7826461631010000"/>
          <table:table-cell/>
          <table:table-cell office:value-type="string">
            <text:p>01059186</text:p>
          </table:table-cell>
          <table:table-cell/>
          <table:table-cell/>
          <table:table-cell office:value-type="string">
            <text:p>SRID=3044;POINT(548984.037339423 6067850.45901123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4187.9600000000000000"/>
          <table:table-cell office:value-type="float" office:value="1105916"/>
          <table:table-cell/>
          <table:table-cell office:value-type="float" office:value="0"/>
          <table:table-cell office:value-type="float" office:value="0.9417410000000001"/>
        </table:table-row>
        <table:table-row>
          <table:table-cell office:value-type="float" office:value="514701"/>
          <table:table-cell/>
          <table:table-cell office:value-type="string">
            <text:p>Schülp b. Nort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34"/>
          <table:table-cell office:value-type="float" office:value="981.0614775971639600"/>
          <table:table-cell office:value-type="float" office:value="0"/>
          <table:table-cell office:value-type="string">
            <text:p>01058147</text:p>
          </table:table-cell>
          <table:table-cell office:value-type="float" office:value="4"/>
          <table:table-cell/>
          <table:table-cell office:value-type="string">
            <text:p>SRID=3044;POINT(557489.416317788 6001985.06283667)</text:p>
          </table:table-cell>
          <table:table-cell office:value-type="string">
            <text:p>01058</text:p>
          </table:table-cell>
          <table:table-cell office:value-type="float" office:value="275"/>
          <table:table-cell office:value-type="float" office:value="0"/>
          <table:table-cell office:value-type="float" office:value="94.9940000000000000"/>
          <table:table-cell office:value-type="float" office:value="514701"/>
          <table:table-cell office:value-type="float" office:value="10580502"/>
          <table:table-cell office:value-type="float" office:value="0"/>
          <table:table-cell office:value-type="float" office:value="0.9520300000000000"/>
        </table:table-row>
        <table:table-row>
          <table:table-cell office:value-type="float" office:value="513503"/>
          <table:table-cell/>
          <table:table-cell office:value-type="string">
            <text:p>Rendsburg - Neuwerk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14"/>
          <table:table-cell office:value-type="float" office:value="149.82912160777099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3526.868481761 6016596.0192874)</text:p>
          </table:table-cell>
          <table:table-cell office:value-type="string">
            <text:p>01058</text:p>
          </table:table-cell>
          <table:table-cell office:value-type="float" office:value="465"/>
          <table:table-cell office:value-type="float" office:value="10"/>
          <table:table-cell office:value-type="float" office:value="2576.2700000000000000"/>
          <table:table-cell office:value-type="float" office:value="513501"/>
          <table:table-cell office:value-type="float" office:value="10580444"/>
          <table:table-cell office:value-type="float" office:value="1"/>
          <table:table-cell office:value-type="float" office:value="24.7882380000000000"/>
        </table:table-row>
        <table:table-row>
          <table:table-cell office:value-type="float" office:value="1105506"/>
          <table:table-cell/>
          <table:table-cell office:value-type="string">
            <text:p>Malente OT Timmdorf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724"/>
          <table:table-cell office:value-type="float" office:value="389.1715202034270100"/>
          <table:table-cell office:value-type="float" office:value="0"/>
          <table:table-cell office:value-type="string">
            <text:p>01055028</text:p>
          </table:table-cell>
          <table:table-cell office:value-type="float" office:value="0"/>
          <table:table-cell/>
          <table:table-cell office:value-type="string">
            <text:p>SRID=3044;POINT(597485.854321398 6003573.42869588)</text:p>
          </table:table-cell>
          <table:table-cell office:value-type="string">
            <text:p>01055</text:p>
          </table:table-cell>
          <table:table-cell office:value-type="float" office:value="436"/>
          <table:table-cell office:value-type="float" office:value="-1"/>
          <table:table-cell office:value-type="float" office:value="8.6549600000000009"/>
          <table:table-cell office:value-type="float" office:value="1105506"/>
          <table:table-cell/>
          <table:table-cell office:value-type="float" office:value="0"/>
          <table:table-cell office:value-type="float" office:value="1.8603620000000001"/>
        </table:table-row>
        <table:table-row>
          <table:table-cell office:value-type="float" office:value="513507"/>
          <table:table-cell/>
          <table:table-cell office:value-type="string">
            <text:p>Rendsburg - Schleife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164"/>
          <table:table-cell office:value-type="float" office:value="84.085751477546793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4099.858608703 6017675.63224738)</text:p>
          </table:table-cell>
          <table:table-cell office:value-type="string">
            <text:p>01058</text:p>
          </table:table-cell>
          <table:table-cell office:value-type="float" office:value="464"/>
          <table:table-cell office:value-type="float" office:value="10"/>
          <table:table-cell office:value-type="float" office:value="820.7319999999999700"/>
          <table:table-cell office:value-type="float" office:value="513501"/>
          <table:table-cell office:value-type="float" office:value="10580444"/>
          <table:table-cell office:value-type="float" office:value="0"/>
          <table:table-cell office:value-type="float" office:value="25.7356330000000000"/>
        </table:table-row>
        <table:table-row>
          <table:table-cell office:value-type="float" office:value="513509"/>
          <table:table-cell/>
          <table:table-cell office:value-type="string">
            <text:p>Rendsburg - Rotenhof Sü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441"/>
          <table:table-cell office:value-type="float" office:value="183.61724021794501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1843.476662308 6018020.74516793)</text:p>
          </table:table-cell>
          <table:table-cell office:value-type="string">
            <text:p>01058</text:p>
          </table:table-cell>
          <table:table-cell office:value-type="float" office:value="462"/>
          <table:table-cell office:value-type="float" office:value="10"/>
          <table:table-cell office:value-type="float" office:value="88.6650000000000060"/>
          <table:table-cell office:value-type="float" office:value="513501"/>
          <table:table-cell office:value-type="float" office:value="10580442"/>
          <table:table-cell office:value-type="float" office:value="0"/>
          <table:table-cell office:value-type="float" office:value="13.2939589999999990"/>
        </table:table-row>
        <table:table-row>
          <table:table-cell office:value-type="float" office:value="509205"/>
          <table:table-cell/>
          <table:table-cell office:value-type="string">
            <text:p>Kronshagen Vogteiweg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704"/>
          <table:table-cell office:value-type="float" office:value="24.2808623946761980"/>
          <table:table-cell office:value-type="float" office:value="0"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69992.043784789 6021218.79192498)</text:p>
          </table:table-cell>
          <table:table-cell office:value-type="string">
            <text:p>01058</text:p>
          </table:table-cell>
          <table:table-cell office:value-type="float" office:value="2035"/>
          <table:table-cell office:value-type="float" office:value="12"/>
          <table:table-cell office:value-type="float" office:value="124.328999999999990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28.9940280000000000"/>
        </table:table-row>
        <table:table-row>
          <table:table-cell office:value-type="float" office:value="515801"/>
          <table:table-cell/>
          <table:table-cell office:value-type="string">
            <text:p>Tacke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1"/>
          <table:table-cell office:value-type="float" office:value="810.8056813171300500"/>
          <table:table-cell office:value-type="float" office:value="0"/>
          <table:table-cell office:value-type="string">
            <text:p>01058158</text:p>
          </table:table-cell>
          <table:table-cell office:value-type="float" office:value="4"/>
          <table:table-cell/>
          <table:table-cell office:value-type="string">
            <text:p>SRID=3044;POINT(531757.700657897 6002885.26944392)</text:p>
          </table:table-cell>
          <table:table-cell office:value-type="string">
            <text:p>01058</text:p>
          </table:table-cell>
          <table:table-cell office:value-type="float" office:value="132"/>
          <table:table-cell office:value-type="float" office:value="15"/>
          <table:table-cell office:value-type="float" office:value="0.0000000000000000"/>
          <table:table-cell office:value-type="float" office:value="515801"/>
          <table:table-cell office:value-type="float" office:value="10580478"/>
          <table:table-cell office:value-type="float" office:value="0"/>
          <table:table-cell office:value-type="float" office:value="0.0875670000000000"/>
        </table:table-row>
        <table:table-row>
          <table:table-cell office:value-type="float" office:value="600017"/>
          <table:table-cell/>
          <table:table-cell office:value-type="string">
            <text:p>Neumünster Einfeld We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659"/>
          <table:table-cell office:value-type="float" office:value="732.90930969638100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4519.1742458 5997411.58916938)</text:p>
          </table:table-cell>
          <table:table-cell office:value-type="string">
            <text:p>01004</text:p>
          </table:table-cell>
          <table:table-cell office:value-type="float" office:value="439"/>
          <table:table-cell office:value-type="float" office:value="20"/>
          <table:table-cell office:value-type="float" office:value="517.3640000000000300"/>
          <table:table-cell office:value-type="float" office:value="600001"/>
          <table:table-cell office:value-type="float" office:value="10040084"/>
          <table:table-cell office:value-type="float" office:value="0"/>
          <table:table-cell office:value-type="float" office:value="6.3568569999999998"/>
        </table:table-row>
        <table:table-row>
          <table:table-cell office:value-type="float" office:value="514801"/>
          <table:table-cell/>
          <table:table-cell office:value-type="string">
            <text:p>Schülp b. Rendsbur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11"/>
          <table:table-cell office:value-type="float" office:value="1062.7887167413301000"/>
          <table:table-cell office:value-type="float" office:value="0"/>
          <table:table-cell office:value-type="string">
            <text:p>01058148</text:p>
          </table:table-cell>
          <table:table-cell office:value-type="float" office:value="4"/>
          <table:table-cell/>
          <table:table-cell office:value-type="string">
            <text:p>SRID=3044;POINT(541097.200024949 6012645.1438514)</text:p>
          </table:table-cell>
          <table:table-cell office:value-type="string">
            <text:p>01058</text:p>
          </table:table-cell>
          <table:table-cell office:value-type="float" office:value="70"/>
          <table:table-cell office:value-type="float" office:value="11"/>
          <table:table-cell office:value-type="float" office:value="203.0000000000000000"/>
          <table:table-cell office:value-type="float" office:value="514801"/>
          <table:table-cell office:value-type="float" office:value="10580492"/>
          <table:table-cell office:value-type="float" office:value="0"/>
          <table:table-cell office:value-type="float" office:value="1.0453630000000000"/>
        </table:table-row>
        <table:table-row>
          <table:table-cell office:value-type="float" office:value="510401"/>
          <table:table-cell/>
          <table:table-cell office:value-type="string">
            <text:p>Melsdorf GewG Am Ihlber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1"/>
          <table:table-cell office:value-type="float" office:value="83.3843595393500010"/>
          <table:table-cell/>
          <table:table-cell office:value-type="string">
            <text:p>01058104</text:p>
          </table:table-cell>
          <table:table-cell office:value-type="float" office:value="4"/>
          <table:table-cell/>
          <table:table-cell office:value-type="string">
            <text:p>SRID=3044;POINT(568068.695401124 6017415.99862345)</text:p>
          </table:table-cell>
          <table:table-cell office:value-type="string">
            <text:p>01058</text:p>
          </table:table-cell>
          <table:table-cell office:value-type="float" office:value="2004"/>
          <table:table-cell office:value-type="float" office:value="12"/>
          <table:table-cell office:value-type="float" office:value="653.2830000000000200"/>
          <table:table-cell office:value-type="float" office:value="510401"/>
          <table:table-cell office:value-type="float" office:value="10580496"/>
          <table:table-cell office:value-type="float" office:value="0"/>
          <table:table-cell office:value-type="float" office:value="0.3717720000000000"/>
        </table:table-row>
        <table:table-row>
          <table:table-cell office:value-type="float" office:value="515001"/>
          <table:table-cell/>
          <table:table-cell office:value-type="string">
            <text:p>Schwedeneck OT Sprenge - Kuhholzberg - Birkenmoor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29"/>
          <table:table-cell office:value-type="float" office:value="1086.7608021695801000"/>
          <table:table-cell office:value-type="float" office:value="0"/>
          <table:table-cell office:value-type="string">
            <text:p>01058150</text:p>
          </table:table-cell>
          <table:table-cell office:value-type="float" office:value="4"/>
          <table:table-cell/>
          <table:table-cell office:value-type="string">
            <text:p>SRID=3044;POINT(572078.9323362 6034733.83498499)</text:p>
          </table:table-cell>
          <table:table-cell office:value-type="string">
            <text:p>01058</text:p>
          </table:table-cell>
          <table:table-cell office:value-type="float" office:value="471"/>
          <table:table-cell office:value-type="float" office:value="14"/>
          <table:table-cell office:value-type="float" office:value="71.5203000000000060"/>
          <table:table-cell office:value-type="float" office:value="515001"/>
          <table:table-cell office:value-type="float" office:value="10580460"/>
          <table:table-cell office:value-type="float" office:value="0"/>
          <table:table-cell office:value-type="float" office:value="0.3027350000000000"/>
        </table:table-row>
        <table:table-row>
          <table:table-cell office:value-type="float" office:value="1105907"/>
          <table:table-cell/>
          <table:table-cell office:value-type="string">
            <text:p>Schleswig Bahnhof / Friedrichsberg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5298"/>
          <table:table-cell office:value-type="float" office:value="361.2261741740929900"/>
          <table:table-cell/>
          <table:table-cell office:value-type="string">
            <text:p>01059075</text:p>
          </table:table-cell>
          <table:table-cell office:value-type="float" office:value="10"/>
          <table:table-cell/>
          <table:table-cell office:value-type="string">
            <text:p>SRID=3044;POINT(535116.234117458 6039377.72048836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1266.2700000000000000"/>
          <table:table-cell office:value-type="float" office:value="1105900"/>
          <table:table-cell/>
          <table:table-cell office:value-type="float" office:value="0"/>
          <table:table-cell office:value-type="float" office:value="14.6667109999999990"/>
        </table:table-row>
        <table:table-row>
          <table:table-cell office:value-type="float" office:value="515101"/>
          <table:table-cell/>
          <table:table-cell office:value-type="string">
            <text:p>See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82"/>
          <table:table-cell office:value-type="float" office:value="673.7685156864249600"/>
          <table:table-cell office:value-type="float" office:value="0"/>
          <table:table-cell office:value-type="string">
            <text:p>01058151</text:p>
          </table:table-cell>
          <table:table-cell office:value-type="float" office:value="4"/>
          <table:table-cell/>
          <table:table-cell office:value-type="string">
            <text:p>SRID=3044;POINT(532153.89735345 5994602.04172932)</text:p>
          </table:table-cell>
          <table:table-cell office:value-type="string">
            <text:p>01058</text:p>
          </table:table-cell>
          <table:table-cell office:value-type="float" office:value="116"/>
          <table:table-cell office:value-type="float" office:value="15"/>
          <table:table-cell office:value-type="float" office:value="14.0000000000000000"/>
          <table:table-cell office:value-type="float" office:value="515101"/>
          <table:table-cell office:value-type="float" office:value="10580478"/>
          <table:table-cell office:value-type="float" office:value="0"/>
          <table:table-cell office:value-type="float" office:value="0.5669600000000000"/>
        </table:table-row>
        <table:table-row>
          <table:table-cell office:value-type="float" office:value="1106001"/>
          <table:table-cell/>
          <table:table-cell office:value-type="string">
            <text:p>Norderstedt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76030"/>
          <table:table-cell office:value-type="float" office:value="5857.2537194362603000"/>
          <table:table-cell/>
          <table:table-cell office:value-type="string">
            <text:p>01060063</text:p>
          </table:table-cell>
          <table:table-cell office:value-type="float" office:value="10"/>
          <table:table-cell/>
          <table:table-cell office:value-type="string">
            <text:p>SRID=3044;POINT(566317.045833499 5950988.22430667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31663.0000000000000000"/>
          <table:table-cell office:value-type="float" office:value="1106001"/>
          <table:table-cell/>
          <table:table-cell office:value-type="float" office:value="0"/>
          <table:table-cell office:value-type="float" office:value="12.9804860000000010"/>
        </table:table-row>
        <table:table-row>
          <table:table-cell office:value-type="float" office:value="515301"/>
          <table:table-cell/>
          <table:table-cell office:value-type="string">
            <text:p>Sör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98"/>
          <table:table-cell office:value-type="float" office:value="618.5215797628690100"/>
          <table:table-cell office:value-type="float" office:value="0"/>
          <table:table-cell office:value-type="string">
            <text:p>01058153</text:p>
          </table:table-cell>
          <table:table-cell office:value-type="float" office:value="4"/>
          <table:table-cell/>
          <table:table-cell office:value-type="string">
            <text:p>SRID=3044;POINT(565179.7400883 6006526.98894864)</text:p>
          </table:table-cell>
          <table:table-cell office:value-type="string">
            <text:p>01058</text:p>
          </table:table-cell>
          <table:table-cell office:value-type="float" office:value="247"/>
          <table:table-cell office:value-type="float" office:value="14"/>
          <table:table-cell office:value-type="float" office:value="0.0000000000000000"/>
          <table:table-cell office:value-type="float" office:value="515301"/>
          <table:table-cell office:value-type="float" office:value="10580459"/>
          <table:table-cell office:value-type="float" office:value="0"/>
          <table:table-cell office:value-type="float" office:value="0.3201180000000000"/>
        </table:table-row>
        <table:table-row>
          <table:table-cell office:value-type="float" office:value="515501"/>
          <table:table-cell/>
          <table:table-cell office:value-type="string">
            <text:p>Staf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3"/>
          <table:table-cell office:value-type="float" office:value="1181.0206373100700000"/>
          <table:table-cell office:value-type="float" office:value="0"/>
          <table:table-cell office:value-type="string">
            <text:p>01058155</text:p>
          </table:table-cell>
          <table:table-cell office:value-type="float" office:value="4"/>
          <table:table-cell/>
          <table:table-cell office:value-type="string">
            <text:p>SRID=3044;POINT(543355.287785009 6002691.34676347)</text:p>
          </table:table-cell>
          <table:table-cell office:value-type="string">
            <text:p>01058</text:p>
          </table:table-cell>
          <table:table-cell office:value-type="float" office:value="270"/>
          <table:table-cell office:value-type="float" office:value="0"/>
          <table:table-cell office:value-type="float" office:value="37.0000000000000000"/>
          <table:table-cell office:value-type="float" office:value="515501"/>
          <table:table-cell office:value-type="float" office:value="10580493"/>
          <table:table-cell office:value-type="float" office:value="0"/>
          <table:table-cell office:value-type="float" office:value="0.3158290000000000"/>
        </table:table-row>
        <table:table-row>
          <table:table-cell office:value-type="float" office:value="220208"/>
          <table:table-cell/>
          <table:table-cell office:value-type="string">
            <text:p>Teplitz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562"/>
          <table:table-cell office:value-type="float" office:value="11.2832257361369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2020000</text:p>
          </table:table-cell>
          <table:table-cell office:value-type="string">
            <text:p>SRID=3044;POINT(577285.918674137 6016895.07442395)</text:p>
          </table:table-cell>
          <table:table-cell office:value-type="string">
            <text:p>01002</text:p>
          </table:table-cell>
          <table:table-cell office:value-type="float" office:value="929"/>
          <table:table-cell office:value-type="float" office:value="5"/>
          <table:table-cell office:value-type="float" office:value="1.5041899999999999"/>
          <table:table-cell office:value-type="float" office:value="1"/>
          <table:table-cell office:value-type="float" office:value="10020039"/>
          <table:table-cell office:value-type="float" office:value="0"/>
          <table:table-cell office:value-type="float" office:value="49.8084509999999980"/>
        </table:table-row>
        <table:table-row>
          <table:table-cell office:value-type="float" office:value="515601"/>
          <table:table-cell/>
          <table:table-cell office:value-type="string">
            <text:p>Steenfel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74"/>
          <table:table-cell office:value-type="float" office:value="1167.3642955555499000"/>
          <table:table-cell office:value-type="float" office:value="0"/>
          <table:table-cell office:value-type="string">
            <text:p>01058156</text:p>
          </table:table-cell>
          <table:table-cell office:value-type="float" office:value="4"/>
          <table:table-cell/>
          <table:table-cell office:value-type="string">
            <text:p>SRID=3044;POINT(525686.958234983 5998800.02633447)</text:p>
          </table:table-cell>
          <table:table-cell office:value-type="string">
            <text:p>01058</text:p>
          </table:table-cell>
          <table:table-cell office:value-type="float" office:value="88"/>
          <table:table-cell office:value-type="float" office:value="15"/>
          <table:table-cell office:value-type="float" office:value="23.9530999999999990"/>
          <table:table-cell office:value-type="float" office:value="515601"/>
          <table:table-cell office:value-type="float" office:value="10580477"/>
          <table:table-cell office:value-type="float" office:value="0"/>
          <table:table-cell office:value-type="float" office:value="0.3203800000000000"/>
        </table:table-row>
        <table:table-row>
          <table:table-cell office:value-type="float" office:value="515901"/>
          <table:table-cell/>
          <table:table-cell office:value-type="string">
            <text:p>Tappen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41"/>
          <table:table-cell office:value-type="float" office:value="666.3901621550779700"/>
          <table:table-cell office:value-type="float" office:value="0"/>
          <table:table-cell office:value-type="string">
            <text:p>01058159</text:p>
          </table:table-cell>
          <table:table-cell office:value-type="float" office:value="4"/>
          <table:table-cell/>
          <table:table-cell office:value-type="string">
            <text:p>SRID=3044;POINT(545375.958364582 5995403.97386348)</text:p>
          </table:table-cell>
          <table:table-cell office:value-type="string">
            <text:p>01058</text:p>
          </table:table-cell>
          <table:table-cell office:value-type="float" office:value="297"/>
          <table:table-cell office:value-type="float" office:value="15"/>
          <table:table-cell office:value-type="float" office:value="0.7128330000000001"/>
          <table:table-cell office:value-type="float" office:value="515901"/>
          <table:table-cell office:value-type="float" office:value="10580481"/>
          <table:table-cell office:value-type="float" office:value="0"/>
          <table:table-cell office:value-type="float" office:value="0.5117119999999999"/>
        </table:table-row>
        <table:table-row>
          <table:table-cell office:value-type="float" office:value="516001"/>
          <table:table-cell/>
          <table:table-cell office:value-type="string">
            <text:p>Techel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48"/>
          <table:table-cell office:value-type="float" office:value="431.0320450805620000"/>
          <table:table-cell office:value-type="float" office:value="0"/>
          <table:table-cell office:value-type="string">
            <text:p>01058160</text:p>
          </table:table-cell>
          <table:table-cell office:value-type="float" office:value="4"/>
          <table:table-cell/>
          <table:table-cell office:value-type="string">
            <text:p>SRID=3044;POINT(568302.839852562 6007864.9751661)</text:p>
          </table:table-cell>
          <table:table-cell office:value-type="string">
            <text:p>01058</text:p>
          </table:table-cell>
          <table:table-cell office:value-type="float" office:value="67"/>
          <table:table-cell office:value-type="float" office:value="14"/>
          <table:table-cell office:value-type="float" office:value="0.0000000000000000"/>
          <table:table-cell office:value-type="float" office:value="516001"/>
          <table:table-cell office:value-type="float" office:value="10580471"/>
          <table:table-cell office:value-type="float" office:value="0"/>
          <table:table-cell office:value-type="float" office:value="0.3433620000000000"/>
        </table:table-row>
        <table:table-row>
          <table:table-cell office:value-type="float" office:value="1106018"/>
          <table:table-cell/>
          <table:table-cell office:value-type="string">
            <text:p>Groß Kummerfeld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1933"/>
          <table:table-cell office:value-type="float" office:value="3010.7031594547002000"/>
          <table:table-cell office:value-type="float" office:value="0"/>
          <table:table-cell office:value-type="string">
            <text:p>01060028</text:p>
          </table:table-cell>
          <table:table-cell office:value-type="float" office:value="0"/>
          <table:table-cell/>
          <table:table-cell office:value-type="string">
            <text:p>SRID=3044;POINT(570658.888004926 5989596.17657047)</text:p>
          </table:table-cell>
          <table:table-cell office:value-type="string">
            <text:p>01060</text:p>
          </table:table-cell>
          <table:table-cell office:value-type="float" office:value="33"/>
          <table:table-cell office:value-type="float" office:value="-1"/>
          <table:table-cell office:value-type="float" office:value="116.6300000000000000"/>
          <table:table-cell office:value-type="float" office:value="1106018"/>
          <table:table-cell/>
          <table:table-cell office:value-type="float" office:value="0"/>
          <table:table-cell office:value-type="float" office:value="0.6420430000000000"/>
        </table:table-row>
        <table:table-row>
          <table:table-cell office:value-type="float" office:value="516101"/>
          <table:table-cell/>
          <table:table-cell office:value-type="string">
            <text:p>Thaden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87"/>
          <table:table-cell office:value-type="float" office:value="1243.7472919531299000"/>
          <table:table-cell office:value-type="float" office:value="0"/>
          <table:table-cell office:value-type="string">
            <text:p>01058161</text:p>
          </table:table-cell>
          <table:table-cell office:value-type="float" office:value="4"/>
          <table:table-cell/>
          <table:table-cell office:value-type="string">
            <text:p>SRID=3044;POINT(527773.905181914 5995037.10708538)</text:p>
          </table:table-cell>
          <table:table-cell office:value-type="string">
            <text:p>01058</text:p>
          </table:table-cell>
          <table:table-cell office:value-type="float" office:value="242"/>
          <table:table-cell office:value-type="float" office:value="15"/>
          <table:table-cell office:value-type="float" office:value="16.8848999999999980"/>
          <table:table-cell office:value-type="float" office:value="516101"/>
          <table:table-cell office:value-type="float" office:value="10580477"/>
          <table:table-cell office:value-type="float" office:value="0"/>
          <table:table-cell office:value-type="float" office:value="0.2307540000000000"/>
        </table:table-row>
        <table:table-row>
          <table:table-cell office:value-type="float" office:value="515003"/>
          <table:table-cell/>
          <table:table-cell office:value-type="string">
            <text:p>Schwedeneck OT Dänisch-Nienhof - Stohl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66"/>
          <table:table-cell office:value-type="float" office:value="549.6639313398569600"/>
          <table:table-cell office:value-type="float" office:value="0"/>
          <table:table-cell office:value-type="string">
            <text:p>01058150</text:p>
          </table:table-cell>
          <table:table-cell office:value-type="float" office:value="4"/>
          <table:table-cell/>
          <table:table-cell office:value-type="string">
            <text:p>SRID=3044;POINT(572552.861039699 6037334.10036198)</text:p>
          </table:table-cell>
          <table:table-cell office:value-type="string">
            <text:p>01058</text:p>
          </table:table-cell>
          <table:table-cell office:value-type="float" office:value="470"/>
          <table:table-cell office:value-type="float" office:value="14"/>
          <table:table-cell office:value-type="float" office:value="50.8956999999999980"/>
          <table:table-cell office:value-type="float" office:value="515001"/>
          <table:table-cell office:value-type="float" office:value="10580463"/>
          <table:table-cell office:value-type="float" office:value="7"/>
          <table:table-cell office:value-type="float" office:value="1.7574369999999999"/>
        </table:table-row>
        <table:table-row>
          <table:table-cell office:value-type="float" office:value="516202"/>
          <table:table-cell/>
          <table:table-cell office:value-type="string">
            <text:p>Siese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78"/>
          <table:table-cell office:value-type="float" office:value="918.6388135824530500"/>
          <table:table-cell office:value-type="float" office:value="0"/>
          <table:table-cell office:value-type="string">
            <text:p>01058162</text:p>
          </table:table-cell>
          <table:table-cell office:value-type="float" office:value="4"/>
          <table:table-cell/>
          <table:table-cell office:value-type="string">
            <text:p>SRID=3044;POINT(556069.298869886 6049784.01986121)</text:p>
          </table:table-cell>
          <table:table-cell office:value-type="string">
            <text:p>01058</text:p>
          </table:table-cell>
          <table:table-cell office:value-type="float" office:value="235"/>
          <table:table-cell office:value-type="float" office:value="0"/>
          <table:table-cell office:value-type="float" office:value="11.9045000000000010"/>
          <table:table-cell office:value-type="float" office:value="516201"/>
          <table:table-cell office:value-type="float" office:value="10580513"/>
          <table:table-cell office:value-type="float" office:value="0"/>
          <table:table-cell office:value-type="float" office:value="0.1937650000000000"/>
        </table:table-row>
        <table:table-row>
          <table:table-cell office:value-type="float" office:value="517002"/>
          <table:table-cell/>
          <table:table-cell office:value-type="string">
            <text:p>Wattenbek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2009"/>
          <table:table-cell office:value-type="float" office:value="129.4171541787289900"/>
          <table:table-cell office:value-type="float" office:value="0"/>
          <table:table-cell office:value-type="string">
            <text:p>01058170</text:p>
          </table:table-cell>
          <table:table-cell office:value-type="float" office:value="4"/>
          <table:table-cell/>
          <table:table-cell office:value-type="string">
            <text:p>SRID=3044;POINT(568989.389713504 6002933.49589375)</text:p>
          </table:table-cell>
          <table:table-cell office:value-type="string">
            <text:p>01058</text:p>
          </table:table-cell>
          <table:table-cell office:value-type="float" office:value="473"/>
          <table:table-cell office:value-type="float" office:value="14"/>
          <table:table-cell office:value-type="float" office:value="512.0430000000000100"/>
          <table:table-cell office:value-type="float" office:value="517001"/>
          <table:table-cell office:value-type="float" office:value="10580456"/>
          <table:table-cell office:value-type="float" office:value="0"/>
          <table:table-cell office:value-type="float" office:value="15.5234440000000000"/>
        </table:table-row>
        <table:table-row>
          <table:table-cell office:value-type="float" office:value="20003"/>
          <table:table-cell/>
          <table:table-cell office:value-type="string">
            <text:p>Schwedenkai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0"/>
          <table:table-cell office:value-type="float" office:value="5.60222974170554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832.672488586 6019394.56213721)</text:p>
          </table:table-cell>
          <table:table-cell office:value-type="string">
            <text:p>01002</text:p>
          </table:table-cell>
          <table:table-cell office:value-type="float" office:value="650"/>
          <table:table-cell office:value-type="float" office:value="3"/>
          <table:table-cell office:value-type="float" office:value="43.9630999999999970"/>
          <table:table-cell office:value-type="float" office:value="1"/>
          <table:table-cell office:value-type="float" office:value="10020015"/>
          <table:table-cell office:value-type="float" office:value="8"/>
          <table:table-cell office:value-type="float" office:value="0.0000000000000000"/>
        </table:table-row>
        <table:table-row>
          <table:table-cell office:value-type="float" office:value="1105915"/>
          <table:table-cell/>
          <table:table-cell office:value-type="string">
            <text:p>Mittelangeln</text:p>
          </table:table-cell>
          <table:table-cell office:value-type="string">
            <text:p>3</text:p>
          </table:table-cell>
          <table:table-cell/>
          <table:table-cell office:value-type="float" office:value="18387"/>
          <table:table-cell office:value-type="float" office:value="19639.3053989231010000"/>
          <table:table-cell/>
          <table:table-cell office:value-type="string">
            <text:p>01059161</text:p>
          </table:table-cell>
          <table:table-cell/>
          <table:table-cell/>
          <table:table-cell office:value-type="string">
            <text:p>SRID=3044;POINT(543072.915065234 6063713.44042358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3501.0000000000000000"/>
          <table:table-cell office:value-type="float" office:value="1105915"/>
          <table:table-cell/>
          <table:table-cell office:value-type="float" office:value="0"/>
          <table:table-cell office:value-type="float" office:value="0.9362350000000000"/>
        </table:table-row>
        <table:table-row>
          <table:table-cell office:value-type="float" office:value="1900008"/>
          <table:table-cell/>
          <table:table-cell office:value-type="string">
            <text:p>Bremerhaven/A20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SRID=3044;POINT(509403.147958044 5927533.33561179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20008"/>
          <table:table-cell/>
          <table:table-cell office:value-type="string">
            <text:p>Sparkassen-Arena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47"/>
          <table:table-cell office:value-type="float" office:value="3.4297012124583999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2000000</text:p>
          </table:table-cell>
          <table:table-cell office:value-type="string">
            <text:p>SRID=3044;POINT(573551.887306911 6019797.05319989)</text:p>
          </table:table-cell>
          <table:table-cell office:value-type="string">
            <text:p>01002</text:p>
          </table:table-cell>
          <table:table-cell office:value-type="float" office:value="618"/>
          <table:table-cell office:value-type="float" office:value="3"/>
          <table:table-cell office:value-type="float" office:value="168.1920000000000100"/>
          <table:table-cell office:value-type="float" office:value="1"/>
          <table:table-cell office:value-type="float" office:value="10020015"/>
          <table:table-cell office:value-type="float" office:value="8"/>
          <table:table-cell office:value-type="float" office:value="72.0179349999999940"/>
        </table:table-row>
        <table:table-row>
          <table:table-cell office:value-type="float" office:value="406701"/>
          <table:table-cell/>
          <table:table-cell office:value-type="string">
            <text:p>Rathjensdorf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500"/>
          <table:table-cell office:value-type="float" office:value="1177.9518071327600000"/>
          <table:table-cell office:value-type="float" office:value="0"/>
          <table:table-cell office:value-type="string">
            <text:p>01057067</text:p>
          </table:table-cell>
          <table:table-cell office:value-type="float" office:value="3"/>
          <table:table-cell/>
          <table:table-cell office:value-type="string">
            <text:p>SRID=3044;POINT(591453.597528525 6005584.97717366)</text:p>
          </table:table-cell>
          <table:table-cell office:value-type="string">
            <text:p>01057</text:p>
          </table:table-cell>
          <table:table-cell office:value-type="float" office:value="267"/>
          <table:table-cell office:value-type="float" office:value="15"/>
          <table:table-cell office:value-type="float" office:value="49.0000000000000000"/>
          <table:table-cell office:value-type="float" office:value="406701"/>
          <table:table-cell office:value-type="float" office:value="10570408"/>
          <table:table-cell office:value-type="float" office:value="0"/>
          <table:table-cell office:value-type="float" office:value="0.4244660000000000"/>
        </table:table-row>
        <table:table-row>
          <table:table-cell office:value-type="float" office:value="501501"/>
          <table:table-cell/>
          <table:table-cell office:value-type="string">
            <text:p>Beringsted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744"/>
          <table:table-cell office:value-type="float" office:value="1422.2902469943599000"/>
          <table:table-cell office:value-type="float" office:value="0"/>
          <table:table-cell office:value-type="string">
            <text:p>01058015</text:p>
          </table:table-cell>
          <table:table-cell office:value-type="float" office:value="4"/>
          <table:table-cell/>
          <table:table-cell office:value-type="string">
            <text:p>SRID=3044;POINT(535216.057481537 5996308.95404224)</text:p>
          </table:table-cell>
          <table:table-cell office:value-type="string">
            <text:p>01058</text:p>
          </table:table-cell>
          <table:table-cell office:value-type="float" office:value="86"/>
          <table:table-cell office:value-type="float" office:value="15"/>
          <table:table-cell office:value-type="float" office:value="100.0330000000000000"/>
          <table:table-cell office:value-type="float" office:value="501501"/>
          <table:table-cell office:value-type="float" office:value="10580479"/>
          <table:table-cell office:value-type="float" office:value="0"/>
          <table:table-cell office:value-type="float" office:value="0.5231000000000000"/>
        </table:table-row>
        <table:table-row>
          <table:table-cell office:value-type="float" office:value="80103"/>
          <table:table-cell/>
          <table:table-cell office:value-type="string">
            <text:p>Hebbelschul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98"/>
          <table:table-cell office:value-type="float" office:value="6.7163826026702198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10000</text:p>
          </table:table-cell>
          <table:table-cell office:value-type="string">
            <text:p>SRID=3044;POINT(573932.832304206 6022945.8402315)</text:p>
          </table:table-cell>
          <table:table-cell office:value-type="string">
            <text:p>01002</text:p>
          </table:table-cell>
          <table:table-cell office:value-type="float" office:value="1077"/>
          <table:table-cell office:value-type="float" office:value="2"/>
          <table:table-cell office:value-type="float" office:value="116.1040000000000000"/>
          <table:table-cell office:value-type="float" office:value="1"/>
          <table:table-cell office:value-type="float" office:value="10020021"/>
          <table:table-cell office:value-type="float" office:value="0"/>
          <table:table-cell office:value-type="float" office:value="14.5911880000000010"/>
        </table:table-row>
        <table:table-row>
          <table:table-cell office:value-type="float" office:value="60001"/>
          <table:table-cell/>
          <table:table-cell office:value-type="string">
            <text:p>UKSH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85"/>
          <table:table-cell office:value-type="float" office:value="15.9053804425801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6000000</text:p>
          </table:table-cell>
          <table:table-cell office:value-type="string">
            <text:p>SRID=3044;POINT(574309.349208446 6020626.41668543)</text:p>
          </table:table-cell>
          <table:table-cell office:value-type="string">
            <text:p>01002</text:p>
          </table:table-cell>
          <table:table-cell office:value-type="float" office:value="1086"/>
          <table:table-cell office:value-type="float" office:value="3"/>
          <table:table-cell office:value-type="float" office:value="1678.8800000000001000"/>
          <table:table-cell office:value-type="float" office:value="1"/>
          <table:table-cell office:value-type="float" office:value="10020019"/>
          <table:table-cell office:value-type="float" office:value="7"/>
          <table:table-cell office:value-type="float" office:value="5.3441039999999997"/>
        </table:table-row>
        <table:table-row>
          <table:table-cell office:value-type="float" office:value="80301"/>
          <table:table-cell/>
          <table:table-cell office:value-type="string">
            <text:p>Johann-Felck-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729"/>
          <table:table-cell office:value-type="float" office:value="5.48614582687844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08030000</text:p>
          </table:table-cell>
          <table:table-cell office:value-type="string">
            <text:p>SRID=3044;POINT(571688.266631831 6022682.1461375)</text:p>
          </table:table-cell>
          <table:table-cell office:value-type="string">
            <text:p>01002</text:p>
          </table:table-cell>
          <table:table-cell office:value-type="float" office:value="699"/>
          <table:table-cell office:value-type="float" office:value="2"/>
          <table:table-cell office:value-type="float" office:value="11.4079000000000000"/>
          <table:table-cell office:value-type="float" office:value="1"/>
          <table:table-cell office:value-type="float" office:value="10020022"/>
          <table:table-cell office:value-type="float" office:value="0"/>
          <table:table-cell office:value-type="float" office:value="132.8801719999999900"/>
        </table:table-row>
        <table:table-row>
          <table:table-cell office:value-type="float" office:value="160003"/>
          <table:table-cell/>
          <table:table-cell office:value-type="string">
            <text:p>Plöner 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27"/>
          <table:table-cell office:value-type="float" office:value="11.398547243510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6000000</text:p>
          </table:table-cell>
          <table:table-cell office:value-type="string">
            <text:p>SRID=3044;POINT(575769.550779542 6019015.64063251)</text:p>
          </table:table-cell>
          <table:table-cell office:value-type="string">
            <text:p>01002</text:p>
          </table:table-cell>
          <table:table-cell office:value-type="float" office:value="855"/>
          <table:table-cell office:value-type="float" office:value="6"/>
          <table:table-cell office:value-type="float" office:value="42.0604999999999980"/>
          <table:table-cell office:value-type="float" office:value="1"/>
          <table:table-cell office:value-type="float" office:value="10020032"/>
          <table:table-cell office:value-type="float" office:value="0"/>
          <table:table-cell office:value-type="float" office:value="55.0070100000000010"/>
        </table:table-row>
        <table:table-row>
          <table:table-cell office:value-type="float" office:value="511702"/>
          <table:table-cell/>
          <table:table-cell office:value-type="string">
            <text:p>Nortorf -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4086"/>
          <table:table-cell office:value-type="float" office:value="177.7337537692239900"/>
          <table:table-cell office:value-type="float" office:value="0"/>
          <table:table-cell office:value-type="string">
            <text:p>01058117</text:p>
          </table:table-cell>
          <table:table-cell office:value-type="float" office:value="4"/>
          <table:table-cell/>
          <table:table-cell office:value-type="string">
            <text:p>SRID=3044;POINT(555819.043862198 6002397.79830882)</text:p>
          </table:table-cell>
          <table:table-cell office:value-type="string">
            <text:p>01058</text:p>
          </table:table-cell>
          <table:table-cell office:value-type="float" office:value="447"/>
          <table:table-cell office:value-type="float" office:value="15"/>
          <table:table-cell office:value-type="float" office:value="1574.4900000000000000"/>
          <table:table-cell office:value-type="float" office:value="511701"/>
          <table:table-cell office:value-type="float" office:value="10580441"/>
          <table:table-cell office:value-type="float" office:value="1"/>
          <table:table-cell office:value-type="float" office:value="22.9894430000000010"/>
        </table:table-row>
        <table:table-row>
          <table:table-cell office:value-type="float" office:value="290001"/>
          <table:table-cell/>
          <table:table-cell office:value-type="string">
            <text:p>Edisonstraße Süd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"/>
          <table:table-cell office:value-type="float" office:value="72.100727805975794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9000000</text:p>
          </table:table-cell>
          <table:table-cell office:value-type="string">
            <text:p>SRID=3044;POINT(575573.825359103 6014911.55637079)</text:p>
          </table:table-cell>
          <table:table-cell office:value-type="string">
            <text:p>01002</text:p>
          </table:table-cell>
          <table:table-cell office:value-type="float" office:value="1006"/>
          <table:table-cell office:value-type="float" office:value="5"/>
          <table:table-cell office:value-type="float" office:value="2700.4499999999998000"/>
          <table:table-cell office:value-type="float" office:value="1"/>
          <table:table-cell office:value-type="float" office:value="10020047"/>
          <table:table-cell office:value-type="float" office:value="0"/>
          <table:table-cell office:value-type="float" office:value="0.0832170000000000"/>
        </table:table-row>
        <table:table-row>
          <table:table-cell office:value-type="float" office:value="509207"/>
          <table:table-cell/>
          <table:table-cell office:value-type="string">
            <text:p>Kronshagen Meddagskamp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593"/>
          <table:table-cell office:value-type="float" office:value="24.7993127196881000"/>
          <table:table-cell/>
          <table:table-cell office:value-type="string">
            <text:p>01058092</text:p>
          </table:table-cell>
          <table:table-cell office:value-type="float" office:value="4"/>
          <table:table-cell/>
          <table:table-cell office:value-type="string">
            <text:p>SRID=3044;POINT(570589.68009408 6021510.30337145)</text:p>
          </table:table-cell>
          <table:table-cell office:value-type="string">
            <text:p>01058</text:p>
          </table:table-cell>
          <table:table-cell office:value-type="float" office:value="2031"/>
          <table:table-cell office:value-type="float" office:value="12"/>
          <table:table-cell office:value-type="float" office:value="107.7410000000000000"/>
          <table:table-cell office:value-type="float" office:value="509201"/>
          <table:table-cell office:value-type="float" office:value="10580439"/>
          <table:table-cell office:value-type="float" office:value="0"/>
          <table:table-cell office:value-type="float" office:value="23.9119530000000000"/>
        </table:table-row>
        <table:table-row>
          <table:table-cell office:value-type="float" office:value="1900005"/>
          <table:table-cell/>
          <table:table-cell office:value-type="string">
            <text:p>Lüneburg/A39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SRID=3044;POINT(592164.591641455 5905082.83977685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1900006"/>
          <table:table-cell/>
          <table:table-cell office:value-type="string">
            <text:p>Hannover/A7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/>
          </table:table-cell>
          <table:table-cell office:value-type="string">
            <text:p>SRID=3044;POINT(571340.263415204 5905099.76251642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1900007"/>
          <table:table-cell/>
          <table:table-cell office:value-type="string">
            <text:p>Bremen/A1</text:p>
          </table:table-cell>
          <table:table-cell office:value-type="string">
            <text:p>9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SRID=3044;POINT(549124.721545752 5913045.00701372)</text:p>
          </table:table-cell>
          <table:table-cell/>
          <table:table-cell/>
          <table:table-cell office:value-type="float" office:value="-1"/>
          <table:table-cell/>
          <table:table-cell office:value-type="float" office:value="-1"/>
          <table:table-cell/>
          <table:table-cell office:value-type="float" office:value="0"/>
          <table:table-cell/>
        </table:table-row>
        <table:table-row>
          <table:table-cell office:value-type="float" office:value="110512"/>
          <table:table-cell/>
          <table:table-cell office:value-type="string">
            <text:p>Michelse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118"/>
          <table:table-cell office:value-type="float" office:value="11.2216733149244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3081.612263588 6018947.02524034)</text:p>
          </table:table-cell>
          <table:table-cell office:value-type="string">
            <text:p>01002</text:p>
          </table:table-cell>
          <table:table-cell office:value-type="float" office:value="767"/>
          <table:table-cell office:value-type="float" office:value="3"/>
          <table:table-cell office:value-type="float" office:value="67.4718000000000020"/>
          <table:table-cell office:value-type="float" office:value="1"/>
          <table:table-cell office:value-type="float" office:value="10020026"/>
          <table:table-cell office:value-type="float" office:value="2"/>
          <table:table-cell office:value-type="float" office:value="188.7419050000000000"/>
        </table:table-row>
        <table:table-row>
          <table:table-cell office:value-type="float" office:value="110520"/>
          <table:table-cell/>
          <table:table-cell office:value-type="string">
            <text:p>Bonin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631"/>
          <table:table-cell office:value-type="float" office:value="8.1838424828884495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1050000</text:p>
          </table:table-cell>
          <table:table-cell office:value-type="string">
            <text:p>SRID=3044;POINT(572928.58858914 6019491.87944233)</text:p>
          </table:table-cell>
          <table:table-cell office:value-type="string">
            <text:p>01002</text:p>
          </table:table-cell>
          <table:table-cell office:value-type="float" office:value="769"/>
          <table:table-cell office:value-type="float" office:value="3"/>
          <table:table-cell office:value-type="float" office:value="640.5689999999999600"/>
          <table:table-cell office:value-type="float" office:value="1"/>
          <table:table-cell office:value-type="float" office:value="10020025"/>
          <table:table-cell office:value-type="float" office:value="1"/>
          <table:table-cell office:value-type="float" office:value="77.1031459999999950"/>
        </table:table-row>
        <table:table-row>
          <table:table-cell office:value-type="float" office:value="230210"/>
          <table:table-cell/>
          <table:table-cell office:value-type="string">
            <text:p>Grundschule Suchsdorf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499"/>
          <table:table-cell office:value-type="float" office:value="15.6742289747535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3020000</text:p>
          </table:table-cell>
          <table:table-cell office:value-type="string">
            <text:p>SRID=3044;POINT(570417.869822931 6023687.76959641)</text:p>
          </table:table-cell>
          <table:table-cell office:value-type="string">
            <text:p>01002</text:p>
          </table:table-cell>
          <table:table-cell office:value-type="float" office:value="949"/>
          <table:table-cell office:value-type="float" office:value="2"/>
          <table:table-cell office:value-type="float" office:value="109.6240000000000000"/>
          <table:table-cell office:value-type="float" office:value="1"/>
          <table:table-cell office:value-type="float" office:value="10020040"/>
          <table:table-cell office:value-type="float" office:value="0"/>
          <table:table-cell office:value-type="float" office:value="31.8356970000000000"/>
        </table:table-row>
        <table:table-row>
          <table:table-cell office:value-type="float" office:value="600010"/>
          <table:table-cell/>
          <table:table-cell office:value-type="string">
            <text:p>Neumünster Böcklersiedlung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9654"/>
          <table:table-cell office:value-type="float" office:value="276.5982457564729800"/>
          <table:table-cell office:value-type="float" office:value="0"/>
          <table:table-cell office:value-type="string">
            <text:p>01004</text:p>
          </table:table-cell>
          <table:table-cell office:value-type="float" office:value="2"/>
          <table:table-cell/>
          <table:table-cell office:value-type="string">
            <text:p>SRID=3044;POINT(563226.570382894 5992594.55537506)</text:p>
          </table:table-cell>
          <table:table-cell office:value-type="string">
            <text:p>01004</text:p>
          </table:table-cell>
          <table:table-cell office:value-type="float" office:value="444"/>
          <table:table-cell office:value-type="float" office:value="20"/>
          <table:table-cell office:value-type="float" office:value="2025.8599999999999000"/>
          <table:table-cell office:value-type="float" office:value="600001"/>
          <table:table-cell office:value-type="float" office:value="10040074"/>
          <table:table-cell office:value-type="float" office:value="0"/>
          <table:table-cell office:value-type="float" office:value="34.9026070000000030"/>
        </table:table-row>
        <table:table-row>
          <table:table-cell office:value-type="float" office:value="130207"/>
          <table:table-cell/>
          <table:table-cell office:value-type="string">
            <text:p>Hofteich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57"/>
          <table:table-cell office:value-type="float" office:value="16.032652869016601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13020000</text:p>
          </table:table-cell>
          <table:table-cell office:value-type="string">
            <text:p>SRID=3044;POINT(573421.722992066 6017524.37632661)</text:p>
          </table:table-cell>
          <table:table-cell office:value-type="string">
            <text:p>01002</text:p>
          </table:table-cell>
          <table:table-cell office:value-type="float" office:value="810"/>
          <table:table-cell office:value-type="float" office:value="5"/>
          <table:table-cell office:value-type="float" office:value="74.3598000000000070"/>
          <table:table-cell office:value-type="float" office:value="1"/>
          <table:table-cell office:value-type="float" office:value="10020029"/>
          <table:table-cell office:value-type="float" office:value="0"/>
          <table:table-cell office:value-type="float" office:value="16.0297860000000010"/>
        </table:table-row>
        <table:table-row>
          <table:table-cell office:value-type="float" office:value="250211"/>
          <table:table-cell/>
          <table:table-cell office:value-type="string">
            <text:p>Helsinkistraße</text:p>
          </table:table-cell>
          <table:table-cell office:value-type="string">
            <text:p>1</text:p>
          </table:table-cell>
          <table:table-cell office:value-type="float" office:value="1"/>
          <table:table-cell office:value-type="float" office:value="2051"/>
          <table:table-cell office:value-type="float" office:value="21.9316116489723000"/>
          <table:table-cell office:value-type="float" office:value="0"/>
          <table:table-cell office:value-type="string">
            <text:p>01002</text:p>
          </table:table-cell>
          <table:table-cell office:value-type="float" office:value="1"/>
          <table:table-cell office:value-type="string">
            <text:p>25020000</text:p>
          </table:table-cell>
          <table:table-cell office:value-type="string">
            <text:p>SRID=3044;POINT(568328.950235954 6020488.63862604)</text:p>
          </table:table-cell>
          <table:table-cell office:value-type="string">
            <text:p>01002</text:p>
          </table:table-cell>
          <table:table-cell office:value-type="float" office:value="971"/>
          <table:table-cell office:value-type="float" office:value="4"/>
          <table:table-cell office:value-type="float" office:value="35.8811000000000040"/>
          <table:table-cell office:value-type="float" office:value="1"/>
          <table:table-cell office:value-type="float" office:value="10020043"/>
          <table:table-cell office:value-type="float" office:value="0"/>
          <table:table-cell office:value-type="float" office:value="93.5179789999999970"/>
        </table:table-row>
        <table:table-row>
          <table:table-cell office:value-type="float" office:value="1106007"/>
          <table:table-cell/>
          <table:table-cell office:value-type="string">
            <text:p>Bad Segeberg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6971"/>
          <table:table-cell office:value-type="float" office:value="1878.5107937145101000"/>
          <table:table-cell/>
          <table:table-cell office:value-type="string">
            <text:p>01060005</text:p>
          </table:table-cell>
          <table:table-cell office:value-type="float" office:value="10"/>
          <table:table-cell/>
          <table:table-cell office:value-type="string">
            <text:p>SRID=3044;POINT(585417.623868281 5977711.09586692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9861.0000000000000000"/>
          <table:table-cell office:value-type="float" office:value="1106007"/>
          <table:table-cell/>
          <table:table-cell office:value-type="float" office:value="0"/>
          <table:table-cell office:value-type="float" office:value="9.0342839999999995"/>
        </table:table-row>
        <table:table-row>
          <table:table-cell office:value-type="float" office:value="510702"/>
          <table:table-cell/>
          <table:table-cell office:value-type="string">
            <text:p>Rammsee</text:p>
          </table:table-cell>
          <table:table-cell office:value-type="string">
            <text:p>2</text:p>
          </table:table-cell>
          <table:table-cell office:value-type="float" office:value="1"/>
          <table:table-cell office:value-type="float" office:value="2119"/>
          <table:table-cell office:value-type="float" office:value="229.6706537367730000"/>
          <table:table-cell/>
          <table:table-cell office:value-type="string">
            <text:p>01058107</text:p>
          </table:table-cell>
          <table:table-cell office:value-type="float" office:value="4"/>
          <table:table-cell/>
          <table:table-cell office:value-type="string">
            <text:p>SRID=3044;POINT(569959.437536077 6014861.58746357)</text:p>
          </table:table-cell>
          <table:table-cell office:value-type="string">
            <text:p>01058</text:p>
          </table:table-cell>
          <table:table-cell office:value-type="float" office:value="2001"/>
          <table:table-cell office:value-type="float" office:value="12"/>
          <table:table-cell office:value-type="float" office:value="290.3639999999999800"/>
          <table:table-cell office:value-type="float" office:value="510701"/>
          <table:table-cell office:value-type="float" office:value="10580497"/>
          <table:table-cell office:value-type="float" office:value="0"/>
          <table:table-cell office:value-type="float" office:value="9.2262550000000001"/>
        </table:table-row>
        <table:table-row>
          <table:table-cell office:value-type="float" office:value="1105105"/>
          <table:table-cell/>
          <table:table-cell office:value-type="string">
            <text:p>Osterrade/Bunsloh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1667"/>
          <table:table-cell office:value-type="float" office:value="5047.9091652018096000"/>
          <table:table-cell office:value-type="float" office:value="0"/>
          <table:table-cell office:value-type="string">
            <text:p>01051085</text:p>
          </table:table-cell>
          <table:table-cell office:value-type="float" office:value="0"/>
          <table:table-cell/>
          <table:table-cell office:value-type="string">
            <text:p>SRID=3044;POINT(523195.406936714 6002472.95614881)</text:p>
          </table:table-cell>
          <table:table-cell office:value-type="string">
            <text:p>01051</text:p>
          </table:table-cell>
          <table:table-cell office:value-type="float" office:value="21"/>
          <table:table-cell office:value-type="float" office:value="-1"/>
          <table:table-cell office:value-type="float" office:value="126.9640000000000000"/>
          <table:table-cell office:value-type="float" office:value="1105105"/>
          <table:table-cell/>
          <table:table-cell office:value-type="float" office:value="0"/>
          <table:table-cell office:value-type="float" office:value="0.3302360000000000"/>
        </table:table-row>
        <table:table-row>
          <table:table-cell office:value-type="float" office:value="1105901"/>
          <table:table-cell/>
          <table:table-cell office:value-type="string">
            <text:p>Erfde/Tielen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2165"/>
          <table:table-cell office:value-type="float" office:value="4720.7345554420099000"/>
          <table:table-cell office:value-type="float" office:value="0"/>
          <table:table-cell office:value-type="string">
            <text:p>01059024</text:p>
          </table:table-cell>
          <table:table-cell office:value-type="float" office:value="0"/>
          <table:table-cell/>
          <table:table-cell office:value-type="string">
            <text:p>SRID=3044;POINT(520700.588506963 6017986.26443132)</text:p>
          </table:table-cell>
          <table:table-cell office:value-type="string">
            <text:p>01059</text:p>
          </table:table-cell>
          <table:table-cell/>
          <table:table-cell office:value-type="float" office:value="-1"/>
          <table:table-cell office:value-type="float" office:value="261.0000000000000000"/>
          <table:table-cell office:value-type="float" office:value="1105901"/>
          <table:table-cell/>
          <table:table-cell office:value-type="float" office:value="0"/>
          <table:table-cell office:value-type="float" office:value="0.4586150000000000"/>
        </table:table-row>
        <table:table-row>
          <table:table-cell office:value-type="float" office:value="512702"/>
          <table:table-cell/>
          <table:table-cell office:value-type="string">
            <text:p>Owschlag-Nord / Norby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36"/>
          <table:table-cell office:value-type="float" office:value="2452.8820094379298000"/>
          <table:table-cell office:value-type="float" office:value="0"/>
          <table:table-cell office:value-type="string">
            <text:p>01058127</text:p>
          </table:table-cell>
          <table:table-cell office:value-type="float" office:value="4"/>
          <table:table-cell/>
          <table:table-cell office:value-type="string">
            <text:p>SRID=3044;POINT(537693.66670493 6028012.51273765)</text:p>
          </table:table-cell>
          <table:table-cell office:value-type="string">
            <text:p>01058</text:p>
          </table:table-cell>
          <table:table-cell office:value-type="float" office:value="254"/>
          <table:table-cell office:value-type="float" office:value="15"/>
          <table:table-cell office:value-type="float" office:value="187.7429999999999900"/>
          <table:table-cell office:value-type="float" office:value="512701"/>
          <table:table-cell office:value-type="float" office:value="10580487"/>
          <table:table-cell office:value-type="float" office:value="0"/>
          <table:table-cell office:value-type="float" office:value="0.4631290000000000"/>
        </table:table-row>
        <table:table-row>
          <table:table-cell office:value-type="float" office:value="1106015"/>
          <table:table-cell/>
          <table:table-cell office:value-type="string">
            <text:p>Boostedt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4634"/>
          <table:table-cell office:value-type="float" office:value="2702.7533820335598000"/>
          <table:table-cell office:value-type="float" office:value="0"/>
          <table:table-cell office:value-type="string">
            <text:p>01060011</text:p>
          </table:table-cell>
          <table:table-cell office:value-type="float" office:value="0"/>
          <table:table-cell/>
          <table:table-cell office:value-type="string">
            <text:p>SRID=3044;POINT(566934.478096651 5985199.84999284)</text:p>
          </table:table-cell>
          <table:table-cell office:value-type="string">
            <text:p>01060</text:p>
          </table:table-cell>
          <table:table-cell office:value-type="float" office:value="10"/>
          <table:table-cell office:value-type="float" office:value="-1"/>
          <table:table-cell office:value-type="float" office:value="904.7440000000000300"/>
          <table:table-cell office:value-type="float" office:value="1106015"/>
          <table:table-cell/>
          <table:table-cell office:value-type="float" office:value="0"/>
          <table:table-cell office:value-type="float" office:value="1.7145480000000000"/>
        </table:table-row>
        <table:table-row>
          <table:table-cell office:value-type="float" office:value="513505"/>
          <table:table-cell/>
          <table:table-cell office:value-type="string">
            <text:p>Rendsburg - Schleife Mitt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993"/>
          <table:table-cell office:value-type="float" office:value="159.151320755608990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5036.983413296 6017364.62933189)</text:p>
          </table:table-cell>
          <table:table-cell office:value-type="string">
            <text:p>01058</text:p>
          </table:table-cell>
          <table:table-cell office:value-type="float" office:value="464"/>
          <table:table-cell office:value-type="float" office:value="10"/>
          <table:table-cell office:value-type="float" office:value="391.4329999999999900"/>
          <table:table-cell office:value-type="float" office:value="513501"/>
          <table:table-cell office:value-type="float" office:value="10580444"/>
          <table:table-cell office:value-type="float" office:value="0"/>
          <table:table-cell office:value-type="float" office:value="25.0893300000000000"/>
        </table:table-row>
        <table:table-row>
          <table:table-cell office:value-type="float" office:value="513506"/>
          <table:table-cell/>
          <table:table-cell office:value-type="string">
            <text:p>Rendsburg - Schleife Os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071"/>
          <table:table-cell office:value-type="float" office:value="63.419325412867799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5495.112097779 6017612.2764417)</text:p>
          </table:table-cell>
          <table:table-cell office:value-type="string">
            <text:p>01058</text:p>
          </table:table-cell>
          <table:table-cell office:value-type="float" office:value="464"/>
          <table:table-cell office:value-type="float" office:value="10"/>
          <table:table-cell office:value-type="float" office:value="195.8540000000000100"/>
          <table:table-cell office:value-type="float" office:value="513501"/>
          <table:table-cell office:value-type="float" office:value="10580444"/>
          <table:table-cell office:value-type="float" office:value="0"/>
          <table:table-cell office:value-type="float" office:value="16.8875970000000000"/>
        </table:table-row>
        <table:table-row>
          <table:table-cell office:value-type="float" office:value="513513"/>
          <table:table-cell/>
          <table:table-cell office:value-type="string">
            <text:p>RD - Rotenhof Nord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3694"/>
          <table:table-cell office:value-type="float" office:value="83.0337950136856050"/>
          <table:table-cell office:value-type="float" office:value="0"/>
          <table:table-cell office:value-type="string">
            <text:p>01058135</text:p>
          </table:table-cell>
          <table:table-cell office:value-type="float" office:value="4"/>
          <table:table-cell/>
          <table:table-cell office:value-type="string">
            <text:p>SRID=3044;POINT(541828.613318773 6018511.32452892)</text:p>
          </table:table-cell>
          <table:table-cell office:value-type="string">
            <text:p>01058</text:p>
          </table:table-cell>
          <table:table-cell office:value-type="float" office:value="462"/>
          <table:table-cell office:value-type="float" office:value="10"/>
          <table:table-cell office:value-type="float" office:value="665.6109999999999900"/>
          <table:table-cell office:value-type="float" office:value="513501"/>
          <table:table-cell office:value-type="float" office:value="10580442"/>
          <table:table-cell office:value-type="float" office:value="0"/>
          <table:table-cell office:value-type="float" office:value="44.4879099999999990"/>
        </table:table-row>
        <table:table-row>
          <table:table-cell office:value-type="float" office:value="513701"/>
          <table:table-cell/>
          <table:table-cell office:value-type="string">
            <text:p>Rieseby Ort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858"/>
          <table:table-cell office:value-type="float" office:value="215.9235907703480000"/>
          <table:table-cell office:value-type="float" office:value="0"/>
          <table:table-cell office:value-type="string">
            <text:p>01058137</text:p>
          </table:table-cell>
          <table:table-cell office:value-type="float" office:value="4"/>
          <table:table-cell/>
          <table:table-cell office:value-type="string">
            <text:p>SRID=3044;POINT(552814.143551786 6044037.68476996)</text:p>
          </table:table-cell>
          <table:table-cell office:value-type="string">
            <text:p>01058</text:p>
          </table:table-cell>
          <table:table-cell office:value-type="float" office:value="48"/>
          <table:table-cell office:value-type="float" office:value="15"/>
          <table:table-cell office:value-type="float" office:value="144.0869999999999900"/>
          <table:table-cell office:value-type="float" office:value="513701"/>
          <table:table-cell office:value-type="float" office:value="10580508"/>
          <table:table-cell office:value-type="float" office:value="0"/>
          <table:table-cell office:value-type="float" office:value="8.6048960000000001"/>
        </table:table-row>
        <table:table-row>
          <table:table-cell office:value-type="float" office:value="1105110"/>
          <table:table-cell/>
          <table:table-cell office:value-type="string">
            <text:p>Dellstedt/Tielenhemme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901"/>
          <table:table-cell office:value-type="float" office:value="3443.4431936893898000"/>
          <table:table-cell office:value-type="float" office:value="0"/>
          <table:table-cell office:value-type="string">
            <text:p>01051019</text:p>
          </table:table-cell>
          <table:table-cell office:value-type="float" office:value="0"/>
          <table:table-cell/>
          <table:table-cell office:value-type="string">
            <text:p>SRID=3044;POINT(524177.387513451 6009943.4779503)</text:p>
          </table:table-cell>
          <table:table-cell office:value-type="string">
            <text:p>01051</text:p>
          </table:table-cell>
          <table:table-cell office:value-type="float" office:value="20"/>
          <table:table-cell office:value-type="float" office:value="-1"/>
          <table:table-cell office:value-type="float" office:value="34.0000000000000000"/>
          <table:table-cell office:value-type="float" office:value="1105110"/>
          <table:table-cell/>
          <table:table-cell office:value-type="float" office:value="0"/>
          <table:table-cell office:value-type="float" office:value="0.2616570000000000"/>
        </table:table-row>
        <table:table-row>
          <table:table-cell office:value-type="float" office:value="1105301"/>
          <table:table-cell/>
          <table:table-cell office:value-type="string">
            <text:p>Kreis Herzogtum Lauenburg</text:p>
          </table:table-cell>
          <table:table-cell office:value-type="string">
            <text:p>3</text:p>
          </table:table-cell>
          <table:table-cell/>
          <table:table-cell office:value-type="float" office:value="188283"/>
          <table:table-cell office:value-type="float" office:value="126228.0671934559900000"/>
          <table:table-cell/>
          <table:table-cell office:value-type="string">
            <text:p>01053090</text:p>
          </table:table-cell>
          <table:table-cell/>
          <table:table-cell/>
          <table:table-cell office:value-type="string">
            <text:p>SRID=3044;POINT(611496.792566648 5943512.8710405)</text:p>
          </table:table-cell>
          <table:table-cell office:value-type="string">
            <text:p>01053</text:p>
          </table:table-cell>
          <table:table-cell/>
          <table:table-cell office:value-type="float" office:value="-1"/>
          <table:table-cell office:value-type="float" office:value="43291.0000000000000000"/>
          <table:table-cell office:value-type="float" office:value="1105301"/>
          <table:table-cell/>
          <table:table-cell office:value-type="float" office:value="0"/>
          <table:table-cell office:value-type="float" office:value="1.4916100000000001"/>
        </table:table-row>
        <table:table-row>
          <table:table-cell office:value-type="float" office:value="1200001"/>
          <table:table-cell/>
          <table:table-cell office:value-type="string">
            <text:p>HH-Harburg</text:p>
          </table:table-cell>
          <table:table-cell office:value-type="string">
            <text:p>3</text:p>
          </table:table-cell>
          <table:table-cell/>
          <table:table-cell office:value-type="float" office:value="150200"/>
          <table:table-cell office:value-type="float" office:value="12501.9364339367000000"/>
          <table:table-cell/>
          <table:table-cell office:value-type="string">
            <text:p>02</text:p>
          </table:table-cell>
          <table:table-cell/>
          <table:table-cell/>
          <table:table-cell office:value-type="string">
            <text:p>SRID=3044;POINT(565311.408351774 5923409.06775421)</text:p>
          </table:table-cell>
          <table:table-cell office:value-type="string">
            <text:p>02000</text:p>
          </table:table-cell>
          <table:table-cell/>
          <table:table-cell office:value-type="float" office:value="-1"/>
          <table:table-cell office:value-type="float" office:value="56989.0000000000000000"/>
          <table:table-cell office:value-type="float" office:value="1200001"/>
          <table:table-cell/>
          <table:table-cell office:value-type="float" office:value="0"/>
          <table:table-cell office:value-type="float" office:value="12.0141390000000000"/>
        </table:table-row>
        <table:table-row>
          <table:table-cell office:value-type="float" office:value="1200004"/>
          <table:table-cell/>
          <table:table-cell office:value-type="string">
            <text:p>HH-Altona</text:p>
          </table:table-cell>
          <table:table-cell office:value-type="string">
            <text:p>3</text:p>
          </table:table-cell>
          <table:table-cell/>
          <table:table-cell office:value-type="float" office:value="254400"/>
          <table:table-cell office:value-type="float" office:value="7784.9229205067904000"/>
          <table:table-cell/>
          <table:table-cell office:value-type="string">
            <text:p>02</text:p>
          </table:table-cell>
          <table:table-cell/>
          <table:table-cell/>
          <table:table-cell office:value-type="string">
            <text:p>SRID=3044;POINT(558955.379134134 5934935.16438051)</text:p>
          </table:table-cell>
          <table:table-cell office:value-type="string">
            <text:p>02000</text:p>
          </table:table-cell>
          <table:table-cell/>
          <table:table-cell office:value-type="float" office:value="-1"/>
          <table:table-cell office:value-type="float" office:value="165362.0000000000000000"/>
          <table:table-cell office:value-type="float" office:value="1200001"/>
          <table:table-cell/>
          <table:table-cell office:value-type="float" office:value="0"/>
          <table:table-cell office:value-type="float" office:value="32.6785509999999990"/>
        </table:table-row>
        <table:table-row>
          <table:table-cell office:value-type="float" office:value="1200005"/>
          <table:table-cell/>
          <table:table-cell office:value-type="string">
            <text:p>HH-Eimsbüttel</text:p>
          </table:table-cell>
          <table:table-cell office:value-type="string">
            <text:p>3</text:p>
          </table:table-cell>
          <table:table-cell/>
          <table:table-cell office:value-type="float" office:value="249200"/>
          <table:table-cell office:value-type="float" office:value="4977.0055982255799000"/>
          <table:table-cell/>
          <table:table-cell office:value-type="string">
            <text:p>02</text:p>
          </table:table-cell>
          <table:table-cell/>
          <table:table-cell/>
          <table:table-cell office:value-type="string">
            <text:p>SRID=3044;POINT(559739.213041289 5939768.38951901)</text:p>
          </table:table-cell>
          <table:table-cell office:value-type="string">
            <text:p>02000</text:p>
          </table:table-cell>
          <table:table-cell/>
          <table:table-cell office:value-type="float" office:value="-1"/>
          <table:table-cell office:value-type="float" office:value="148458.0000000000000000"/>
          <table:table-cell office:value-type="float" office:value="1200001"/>
          <table:table-cell/>
          <table:table-cell office:value-type="float" office:value="0"/>
          <table:table-cell office:value-type="float" office:value="50.0702670000000010"/>
        </table:table-row>
        <table:table-row>
          <table:table-cell office:value-type="float" office:value="1105103"/>
          <table:table-cell/>
          <table:table-cell office:value-type="string">
            <text:p>Dithmarschen West</text:p>
          </table:table-cell>
          <table:table-cell office:value-type="string">
            <text:p>3</text:p>
          </table:table-cell>
          <table:table-cell/>
          <table:table-cell office:value-type="float" office:value="41435"/>
          <table:table-cell office:value-type="float" office:value="56227.9580541792020000"/>
          <table:table-cell/>
          <table:table-cell office:value-type="string">
            <text:p>01051013</text:p>
          </table:table-cell>
          <table:table-cell/>
          <table:table-cell/>
          <table:table-cell office:value-type="string">
            <text:p>SRID=3044;POINT(490947.897797722 5998259.74052265)</text:p>
          </table:table-cell>
          <table:table-cell office:value-type="string">
            <text:p>01051</text:p>
          </table:table-cell>
          <table:table-cell/>
          <table:table-cell office:value-type="float" office:value="-1"/>
          <table:table-cell office:value-type="float" office:value="8431.1499999999996000"/>
          <table:table-cell office:value-type="float" office:value="1105103"/>
          <table:table-cell/>
          <table:table-cell office:value-type="float" office:value="0"/>
          <table:table-cell office:value-type="float" office:value="0.7369110000000000"/>
        </table:table-row>
        <table:table-row>
          <table:table-cell office:value-type="float" office:value="1105401"/>
          <table:table-cell/>
          <table:table-cell office:value-type="string">
            <text:p>Kreis Nordfriesland</text:p>
          </table:table-cell>
          <table:table-cell office:value-type="string">
            <text:p>3</text:p>
          </table:table-cell>
          <table:table-cell/>
          <table:table-cell office:value-type="float" office:value="162203"/>
          <table:table-cell office:value-type="float" office:value="208526.4672329569900000"/>
          <table:table-cell/>
          <table:table-cell office:value-type="string">
            <text:p>01054056</text:p>
          </table:table-cell>
          <table:table-cell/>
          <table:table-cell/>
          <table:table-cell office:value-type="string">
            <text:p>SRID=3044;POINT(503634.598535856 6036889.24549938)</text:p>
          </table:table-cell>
          <table:table-cell office:value-type="string">
            <text:p>01054</text:p>
          </table:table-cell>
          <table:table-cell/>
          <table:table-cell office:value-type="float" office:value="-1"/>
          <table:table-cell office:value-type="float" office:value="54782.0999999999990000"/>
          <table:table-cell office:value-type="float" office:value="1105401"/>
          <table:table-cell/>
          <table:table-cell office:value-type="float" office:value="0"/>
          <table:table-cell office:value-type="float" office:value="0.7778530000000000"/>
        </table:table-row>
        <table:table-row>
          <table:table-cell office:value-type="float" office:value="516301"/>
          <table:table-cell/>
          <table:table-cell office:value-type="string">
            <text:p>Timmaspe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102"/>
          <table:table-cell office:value-type="float" office:value="1534.5406994500900000"/>
          <table:table-cell office:value-type="float" office:value="0"/>
          <table:table-cell office:value-type="string">
            <text:p>01058163</text:p>
          </table:table-cell>
          <table:table-cell office:value-type="float" office:value="4"/>
          <table:table-cell/>
          <table:table-cell office:value-type="string">
            <text:p>SRID=3044;POINT(558026.922050562 5999420.79139223)</text:p>
          </table:table-cell>
          <table:table-cell office:value-type="string">
            <text:p>01058</text:p>
          </table:table-cell>
          <table:table-cell office:value-type="float" office:value="202"/>
          <table:table-cell office:value-type="float" office:value="0"/>
          <table:table-cell office:value-type="float" office:value="88.0000000000000000"/>
          <table:table-cell office:value-type="float" office:value="516301"/>
          <table:table-cell office:value-type="float" office:value="10580501"/>
          <table:table-cell office:value-type="float" office:value="0"/>
          <table:table-cell office:value-type="float" office:value="0.7181300000000001"/>
        </table:table-row>
        <table:table-row>
          <table:table-cell office:value-type="float" office:value="1105503"/>
          <table:table-cell/>
          <table:table-cell office:value-type="string">
            <text:p>Bosau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3377"/>
          <table:table-cell office:value-type="float" office:value="6428.5050524002600000"/>
          <table:table-cell office:value-type="float" office:value="0"/>
          <table:table-cell office:value-type="string">
            <text:p>01055007</text:p>
          </table:table-cell>
          <table:table-cell office:value-type="float" office:value="0"/>
          <table:table-cell/>
          <table:table-cell office:value-type="string">
            <text:p>SRID=3044;POINT(596511.399567189 5994496.14459141)</text:p>
          </table:table-cell>
          <table:table-cell office:value-type="string">
            <text:p>01055</text:p>
          </table:table-cell>
          <table:table-cell office:value-type="float" office:value="31"/>
          <table:table-cell office:value-type="float" office:value="-1"/>
          <table:table-cell office:value-type="float" office:value="300.1970000000000000"/>
          <table:table-cell office:value-type="float" office:value="1105503"/>
          <table:table-cell/>
          <table:table-cell office:value-type="float" office:value="0"/>
          <table:table-cell office:value-type="float" office:value="0.5253170000000000"/>
        </table:table-row>
        <table:table-row>
          <table:table-cell office:value-type="float" office:value="516601"/>
          <table:table-cell/>
          <table:table-cell office:value-type="string">
            <text:p>Langholz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177"/>
          <table:table-cell office:value-type="float" office:value="758.8983367799139600"/>
          <table:table-cell office:value-type="float" office:value="0"/>
          <table:table-cell office:value-type="string">
            <text:p>01058166</text:p>
          </table:table-cell>
          <table:table-cell office:value-type="float" office:value="4"/>
          <table:table-cell/>
          <table:table-cell office:value-type="string">
            <text:p>SRID=3044;POINT(563540.297700765 6041388.20237788)</text:p>
          </table:table-cell>
          <table:table-cell office:value-type="string">
            <text:p>01058</text:p>
          </table:table-cell>
          <table:table-cell office:value-type="float" office:value="187"/>
          <table:table-cell office:value-type="float" office:value="0"/>
          <table:table-cell office:value-type="float" office:value="24.1670000000000020"/>
          <table:table-cell office:value-type="float" office:value="516601"/>
          <table:table-cell office:value-type="float" office:value="10580512"/>
          <table:table-cell office:value-type="float" office:value="0"/>
          <table:table-cell office:value-type="float" office:value="0.2332330000000000"/>
        </table:table-row>
        <table:table-row>
          <table:table-cell office:value-type="float" office:value="516602"/>
          <table:table-cell/>
          <table:table-cell office:value-type="string">
            <text:p>Waabs</text:p>
          </table:table-cell>
          <table:table-cell office:value-type="string">
            <text:p>2</text:p>
          </table:table-cell>
          <table:table-cell office:value-type="float" office:value="2"/>
          <table:table-cell office:value-type="float" office:value="867"/>
          <table:table-cell office:value-type="float" office:value="1800.6712234683901000"/>
          <table:table-cell office:value-type="float" office:value="0"/>
          <table:table-cell office:value-type="string">
            <text:p>01058166</text:p>
          </table:table-cell>
          <table:table-cell office:value-type="float" office:value="4"/>
          <table:table-cell/>
          <table:table-cell office:value-type="string">
            <text:p>SRID=3044;POINT(564107.273563562 6043153.0167887)</text:p>
          </table:table-cell>
          <table:table-cell office:value-type="string">
            <text:p>01058</text:p>
          </table:table-cell>
          <table:table-cell office:value-type="float" office:value="187"/>
          <table:table-cell office:value-type="float" office:value="0"/>
          <table:table-cell office:value-type="float" office:value="120.6179999999999900"/>
          <table:table-cell office:value-type="float" office:value="516601"/>
          <table:table-cell office:value-type="float" office:value="10580512"/>
          <table:table-cell office:value-type="float" office:value="0"/>
          <table:table-cell office:value-type="float" office:value="0.4814870000000000"/>
        </table:table-row>
        <table:table-row>
          <table:table-cell office:value-type="float" office:value="1105510"/>
          <table:table-cell/>
          <table:table-cell office:value-type="string">
            <text:p>Lensah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8758"/>
          <table:table-cell office:value-type="float" office:value="19343.7851180262990000"/>
          <table:table-cell/>
          <table:table-cell office:value-type="string">
            <text:p>01055027</text:p>
          </table:table-cell>
          <table:table-cell office:value-type="float" office:value="10"/>
          <table:table-cell/>
          <table:table-cell office:value-type="string">
            <text:p>SRID=3044;POINT(622887.390435722 6009191.26448658)</text:p>
          </table:table-cell>
          <table:table-cell office:value-type="string">
            <text:p>01055</text:p>
          </table:table-cell>
          <table:table-cell/>
          <table:table-cell office:value-type="float" office:value="-1"/>
          <table:table-cell office:value-type="float" office:value="5005.0500000000002000"/>
          <table:table-cell office:value-type="float" office:value="1105510"/>
          <table:table-cell/>
          <table:table-cell office:value-type="float" office:value="0"/>
          <table:table-cell office:value-type="float" office:value="0.9697170000000001"/>
        </table:table-row>
        <table:table-row>
          <table:table-cell office:value-type="float" office:value="1105905"/>
          <table:table-cell/>
          <table:table-cell office:value-type="string">
            <text:p>Kropp</text:p>
          </table:table-cell>
          <table:table-cell office:value-type="string">
            <text:p>3</text:p>
          </table:table-cell>
          <table:table-cell office:value-type="float" office:value="0"/>
          <table:table-cell office:value-type="float" office:value="6389"/>
          <table:table-cell office:value-type="float" office:value="3190.4033156586602000"/>
          <table:table-cell office:value-type="float" office:value="0"/>
          <table:table-cell office:value-type="string">
            <text:p>01059053</text:p>
          </table:table-cell>
          <table:table-cell office:value-type="float" office:value="0"/>
          <table:table-cell/>
          <table:table-cell office:value-type="string">
            <text:p>SRID=3044;POINT(532808.49503679 6029433.68155207)</text:p>
          </table:table-cell>
          <table:table-cell office:value-type="string">
            <text:p>01059</text:p>
          </table:table-cell>
          <table:table-cell office:value-type="float" office:value="27"/>
          <table:table-cell office:value-type="float" office:value="-1"/>
          <table:table-cell office:value-type="float" office:value="2255.0000000000000000"/>
          <table:table-cell office:value-type="float" office:value="1105905"/>
          <table:table-cell/>
          <table:table-cell office:value-type="float" office:value="0"/>
          <table:table-cell office:value-type="float" office:value="2.0025680000000001"/>
        </table:table-row>
        <table:table-row>
          <table:table-cell office:value-type="float" office:value="1105912"/>
          <table:table-cell/>
          <table:table-cell office:value-type="string">
            <text:p>Kappeln-Land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1400"/>
          <table:table-cell office:value-type="float" office:value="2578.8330727321900000"/>
          <table:table-cell/>
          <table:table-cell office:value-type="string">
            <text:p>01059068</text:p>
          </table:table-cell>
          <table:table-cell office:value-type="float" office:value="10"/>
          <table:table-cell/>
          <table:table-cell office:value-type="string">
            <text:p>SRID=3044;POINT(554316.019989076 6056210.17238374)</text:p>
          </table:table-cell>
          <table:table-cell office:value-type="string">
            <text:p>01059</text:p>
          </table:table-cell>
          <table:table-cell office:value-type="float" office:value="41"/>
          <table:table-cell office:value-type="float" office:value="-1"/>
          <table:table-cell office:value-type="float" office:value="155.6780000000000000"/>
          <table:table-cell office:value-type="float" office:value="1105912"/>
          <table:table-cell/>
          <table:table-cell office:value-type="float" office:value="0"/>
          <table:table-cell office:value-type="float" office:value="0.5428810000000000"/>
        </table:table-row>
        <table:table-row>
          <table:table-cell office:value-type="float" office:value="1106003"/>
          <table:table-cell/>
          <table:table-cell office:value-type="string">
            <text:p>Leezen</text:p>
          </table:table-cell>
          <table:table-cell office:value-type="string">
            <text:p>3</text:p>
          </table:table-cell>
          <table:table-cell office:value-type="float" office:value="10"/>
          <table:table-cell office:value-type="float" office:value="8577"/>
          <table:table-cell office:value-type="float" office:value="11512.7963800542000000"/>
          <table:table-cell/>
          <table:table-cell office:value-type="string">
            <text:p>01060053</text:p>
          </table:table-cell>
          <table:table-cell office:value-type="float" office:value="10"/>
          <table:table-cell/>
          <table:table-cell office:value-type="string">
            <text:p>SRID=3044;POINT(582233.88910257 5969423.91451256)</text:p>
          </table:table-cell>
          <table:table-cell office:value-type="string">
            <text:p>01060</text:p>
          </table:table-cell>
          <table:table-cell/>
          <table:table-cell office:value-type="float" office:value="-1"/>
          <table:table-cell office:value-type="float" office:value="1277.0000000000000000"/>
          <table:table-cell office:value-type="float" office:value="1106003"/>
          <table:table-cell/>
          <table:table-cell office:value-type="float" office:value="0"/>
          <table:table-cell office:value-type="float" office:value="0.7449970000000000"/>
        </table:table-row>
        <table:table-row>
          <table:table-cell office:value-type="float" office:value="1106108"/>
          <table:table-cell/>
          <table:table-cell office:value-type="string">
            <text:p>Wacken</text:p>
          </table:table-cell>
          <table:table-cell office:value-type="string">
            <text:p>3</text:p>
          </table:table-cell>
          <table:table-cell/>
          <table:table-cell office:value-type="float" office:value="5198"/>
          <table:table-cell office:value-type="float" office:value="8654.5377003832691000"/>
          <table:table-cell/>
          <table:table-cell office:value-type="string">
            <text:p>01061107</text:p>
          </table:table-cell>
          <table:table-cell/>
          <table:table-cell/>
          <table:table-cell office:value-type="string">
            <text:p>SRID=3044;POINT(524871.077159542 5985991.9953418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529.0000000000000000"/>
          <table:table-cell office:value-type="float" office:value="1106108"/>
          <table:table-cell/>
          <table:table-cell office:value-type="float" office:value="0"/>
          <table:table-cell office:value-type="float" office:value="0.6006100000000000"/>
        </table:table-row>
        <table:table-row>
          <table:table-cell office:value-type="float" office:value="1106110"/>
          <table:table-cell/>
          <table:table-cell office:value-type="string">
            <text:p>Schenefeld</text:p>
          </table:table-cell>
          <table:table-cell office:value-type="string">
            <text:p>3</text:p>
          </table:table-cell>
          <table:table-cell/>
          <table:table-cell office:value-type="float" office:value="5304"/>
          <table:table-cell office:value-type="float" office:value="7716.9140706729804000"/>
          <table:table-cell/>
          <table:table-cell office:value-type="string">
            <text:p>01061097</text:p>
          </table:table-cell>
          <table:table-cell/>
          <table:table-cell/>
          <table:table-cell office:value-type="string">
            <text:p>SRID=3044;POINT(531425.914267887 5988819.0733404)</text:p>
          </table:table-cell>
          <table:table-cell office:value-type="string">
            <text:p>01061</text:p>
          </table:table-cell>
          <table:table-cell/>
          <table:table-cell office:value-type="float" office:value="-1"/>
          <table:table-cell office:value-type="float" office:value="1039.0000000000000000"/>
          <table:table-cell office:value-type="float" office:value="1106110"/>
          <table:table-cell/>
          <table:table-cell office:value-type="float" office:value="0"/>
          <table:table-cell office:value-type="float" office:value="0.6873210000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